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office:font-face-decls>
  <office:automatic-styles>
    <style:style style:name="ce1" style:family="table-cell" style:parent-style-name="Default" style:data-style-name="N0"/>
    <style:style style:name="ce2" style:family="table-cell" style:parent-style-name="Default" style:data-style-name="N19"/>
    <style:style style:name="co1" style:family="table-column">
      <style:table-column-properties fo:break-before="auto" style:column-width="1.905cm"/>
    </style:style>
    <style:style style:name="co2" style:family="table-column">
      <style:table-column-properties fo:break-before="auto" style:column-width="2.778125cm"/>
    </style:style>
    <style:style style:name="co3" style:family="table-column">
      <style:table-column-properties fo:break-before="auto" style:column-width="2.27541666666667cm"/>
    </style:style>
    <style:style style:name="co4" style:family="table-column">
      <style:table-column-properties fo:break-before="auto" style:column-width="2.48708333333333cm"/>
    </style:style>
    <style:style style:name="co5" style:family="table-column">
      <style:table-column-properties fo:break-before="auto" style:column-width="2.38125cm"/>
    </style:style>
    <style:style style:name="co6" style:family="table-column">
      <style:table-column-properties fo:break-before="auto" style:column-width="2.32833333333333cm"/>
    </style:style>
    <style:style style:name="co7" style:family="table-column">
      <style:table-column-properties fo:break-before="auto" style:column-width="2.460625cm"/>
    </style:style>
    <style:style style:name="co8" style:family="table-column">
      <style:table-column-properties fo:break-before="auto" style:column-width="2.83104166666667cm"/>
    </style:style>
    <style:style style:name="co9" style:family="table-column">
      <style:table-column-properties fo:break-before="auto" style:column-width="2.54cm"/>
    </style:style>
    <style:style style:name="co10" style:family="table-column">
      <style:table-column-properties fo:break-before="auto" style:column-width="2.64583333333333cm"/>
    </style:style>
    <style:style style:name="co11" style:family="table-column">
      <style:table-column-properties fo:break-before="auto" style:column-width="2.75166666666667cm"/>
    </style:style>
    <style:style style:name="co12" style:family="table-column">
      <style:table-column-properties fo:break-before="auto" style:column-width="2.51354166666667cm"/>
    </style:style>
    <style:style style:name="ro1"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01" table:style-name="ta1">
        <table:table-column table:style-name="co1" table:number-columns-repeated="2" table:default-cell-style-name="ce1"/>
        <table:table-column table:style-name="co2" table:default-cell-style-name="ce1"/>
        <table:table-column table:style-name="co1" table:number-columns-repeated="16381"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104年度發電年度促協金(運轉中)(第一次款)</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臺中市龍井區</text:p>
          </table:table-cell>
          <table:table-cell office:value-type="float" office:value="85000" table:style-name="ce1">
            <text:p>85000</text:p>
          </table:table-cell>
          <table:table-cell office:value-type="float" office:value="85000" table:style-name="ce1">
            <text:p>85000</text:p>
          </table:table-cell>
          <table:table-cell office:value-type="float" office:value="85000" table:style-name="ce1">
            <text:p>85000</text:p>
          </table:table-cell>
          <table:table-cell office:value-type="string" table:style-name="ce1">
            <text:p>促進電力開發，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萬大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1104" table:style-name="ce1">
            <text:p>1104</text:p>
          </table:table-cell>
          <table:table-cell office:value-type="float" office:value="1104" table:style-name="ce1">
            <text:p>1104</text:p>
          </table:table-cell>
          <table:table-cell office:value-type="float" office:value="1104" table:style-name="ce1">
            <text:p>1104</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萬大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南投縣仁愛鄉</text:p>
          </table:table-cell>
          <table:table-cell office:value-type="float" office:value="783" table:style-name="ce1">
            <text:p>783</text:p>
          </table:table-cell>
          <table:table-cell office:value-type="float" office:value="783" table:style-name="ce1">
            <text:p>783</text:p>
          </table:table-cell>
          <table:table-cell office:value-type="float" office:value="783" table:style-name="ce1">
            <text:p>78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大觀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2429" table:style-name="ce1">
            <text:p>2429</text:p>
          </table:table-cell>
          <table:table-cell office:value-type="float" office:value="2429" table:style-name="ce1">
            <text:p>2429</text:p>
          </table:table-cell>
          <table:table-cell office:value-type="float" office:value="2429" table:style-name="ce1">
            <text:p>2429</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大觀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南投縣水里鄉</text:p>
          </table:table-cell>
          <table:table-cell office:value-type="float" office:value="803" table:style-name="ce1">
            <text:p>803</text:p>
          </table:table-cell>
          <table:table-cell office:value-type="float" office:value="803" table:style-name="ce1">
            <text:p>803</text:p>
          </table:table-cell>
          <table:table-cell office:value-type="float" office:value="803" table:style-name="ce1">
            <text:p>80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3312" table:style-name="ce1">
            <text:p>3312</text:p>
          </table:table-cell>
          <table:table-cell office:value-type="float" office:value="3312" table:style-name="ce1">
            <text:p>3312</text:p>
          </table:table-cell>
          <table:table-cell office:value-type="float" office:value="3312" table:style-name="ce1">
            <text:p>3312</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花蓮縣秀林鄉</text:p>
          </table:table-cell>
          <table:table-cell office:value-type="float" office:value="954" table:style-name="ce1">
            <text:p>954</text:p>
          </table:table-cell>
          <table:table-cell office:value-type="float" office:value="954" table:style-name="ce1">
            <text:p>954</text:p>
          </table:table-cell>
          <table:table-cell office:value-type="float" office:value="954" table:style-name="ce1">
            <text:p>95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蘭陽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1435" table:style-name="ce1">
            <text:p>1435</text:p>
          </table:table-cell>
          <table:table-cell office:value-type="float" office:value="1435" table:style-name="ce1">
            <text:p>1435</text:p>
          </table:table-cell>
          <table:table-cell office:value-type="float" office:value="1435" table:style-name="ce1">
            <text:p>1435</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蘭陽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宜蘭縣三星鄉</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桂山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1049" table:style-name="ce1">
            <text:p>1049</text:p>
          </table:table-cell>
          <table:table-cell office:value-type="float" office:value="1049" table:style-name="ce1">
            <text:p>1049</text:p>
          </table:table-cell>
          <table:table-cell office:value-type="float" office:value="1049" table:style-name="ce1">
            <text:p>1049</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桂山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新北市新店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大甲溪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3091" table:style-name="ce1">
            <text:p>3091</text:p>
          </table:table-cell>
          <table:table-cell office:value-type="float" office:value="3091" table:style-name="ce1">
            <text:p>3091</text:p>
          </table:table-cell>
          <table:table-cell office:value-type="float" office:value="3091" table:style-name="ce1">
            <text:p>3091</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大甲溪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臺中市和平區</text:p>
          </table:table-cell>
          <table:table-cell office:value-type="float" office:value="562" table:style-name="ce1">
            <text:p>562</text:p>
          </table:table-cell>
          <table:table-cell office:value-type="float" office:value="562" table:style-name="ce1">
            <text:p>562</text:p>
          </table:table-cell>
          <table:table-cell office:value-type="float" office:value="562" table:style-name="ce1">
            <text:p>56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卓蘭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1104" table:style-name="ce1">
            <text:p>1104</text:p>
          </table:table-cell>
          <table:table-cell office:value-type="float" office:value="1104" table:style-name="ce1">
            <text:p>1104</text:p>
          </table:table-cell>
          <table:table-cell office:value-type="float" office:value="1104" table:style-name="ce1">
            <text:p>1104</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卓蘭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苗栗縣卓蘭鎮</text:p>
          </table:table-cell>
          <table:table-cell office:value-type="float" office:value="602" table:style-name="ce1">
            <text:p>602</text:p>
          </table:table-cell>
          <table:table-cell office:value-type="float" office:value="602" table:style-name="ce1">
            <text:p>602</text:p>
          </table:table-cell>
          <table:table-cell office:value-type="float" office:value="602" table:style-name="ce1">
            <text:p>60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林口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3146" table:style-name="ce1">
            <text:p>3146</text:p>
          </table:table-cell>
          <table:table-cell office:value-type="float" office:value="3146" table:style-name="ce1">
            <text:p>3146</text:p>
          </table:table-cell>
          <table:table-cell office:value-type="float" office:value="3146" table:style-name="ce1">
            <text:p>314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林口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新北市林口區</text:p>
          </table:table-cell>
          <table:table-cell office:value-type="float" office:value="1305" table:style-name="ce1">
            <text:p>1305</text:p>
          </table:table-cell>
          <table:table-cell office:value-type="float" office:value="1305" table:style-name="ce1">
            <text:p>1305</text:p>
          </table:table-cell>
          <table:table-cell office:value-type="float" office:value="1305" table:style-name="ce1">
            <text:p>130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1987" table:style-name="ce1">
            <text:p>1987</text:p>
          </table:table-cell>
          <table:table-cell office:value-type="float" office:value="1987" table:style-name="ce1">
            <text:p>1987</text:p>
          </table:table-cell>
          <table:table-cell office:value-type="float" office:value="1987" table:style-name="ce1">
            <text:p>1987</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高雄市前鎮區</text:p>
          </table:table-cell>
          <table:table-cell office:value-type="float" office:value="904" table:style-name="ce1">
            <text:p>904</text:p>
          </table:table-cell>
          <table:table-cell office:value-type="float" office:value="904" table:style-name="ce1">
            <text:p>904</text:p>
          </table:table-cell>
          <table:table-cell office:value-type="float" office:value="904" table:style-name="ce1">
            <text:p>90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大林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2760" table:style-name="ce1">
            <text:p>2760</text:p>
          </table:table-cell>
          <table:table-cell office:value-type="float" office:value="2760" table:style-name="ce1">
            <text:p>2760</text:p>
          </table:table-cell>
          <table:table-cell office:value-type="float" office:value="2760" table:style-name="ce1">
            <text:p>27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大林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高雄市小港區</text:p>
          </table:table-cell>
          <table:table-cell office:value-type="float" office:value="713" table:style-name="ce1">
            <text:p>713</text:p>
          </table:table-cell>
          <table:table-cell office:value-type="float" office:value="713" table:style-name="ce1">
            <text:p>713</text:p>
          </table:table-cell>
          <table:table-cell office:value-type="float" office:value="713" table:style-name="ce1">
            <text:p>71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2760" table:style-name="ce1">
            <text:p>2760</text:p>
          </table:table-cell>
          <table:table-cell office:value-type="float" office:value="2760" table:style-name="ce1">
            <text:p>2760</text:p>
          </table:table-cell>
          <table:table-cell office:value-type="float" office:value="2760" table:style-name="ce1">
            <text:p>276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高雄市永安區</text:p>
          </table:table-cell>
          <table:table-cell office:value-type="float" office:value="1265" table:style-name="ce1">
            <text:p>1265</text:p>
          </table:table-cell>
          <table:table-cell office:value-type="float" office:value="1265" table:style-name="ce1">
            <text:p>1265</text:p>
          </table:table-cell>
          <table:table-cell office:value-type="float" office:value="1265" table:style-name="ce1">
            <text:p>126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9" table:style-name="ce1">
            <text:p>79</text:p>
          </table:table-cell>
          <table:table-cell office:value-type="date" office:date-value="2014-12-29T00:00:00" table:style-name="ce2">
            <text:p>2014/12/2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104年慶祝農民節表彰活動計畫(預計活動時程:2015/2/4)</text:p>
          </table:table-cell>
          <table:table-cell office:value-type="date" office:date-value="2015-02-04T00:00:00" table:style-name="ce2">
            <text:p>2015/2/4</text:p>
          </table:table-cell>
          <table:table-cell office:value-type="date" office:date-value="2015-02-04T00:00:00" table:style-name="ce2">
            <text:p>2015/2/4</text:p>
          </table:table-cell>
          <table:table-cell office:value-type="string" table:style-name="ce1">
            <text:p>高雄市永安區</text:p>
          </table:table-cell>
          <table:table-cell office:value-type="float" office:value="300" table:style-name="ce1">
            <text:p>3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9" table:style-name="ce1">
            <text:p>79</text:p>
          </table:table-cell>
          <table:table-cell office:value-type="date" office:date-value="2015-01-08T00:00:00" table:style-name="ce2">
            <text:p>2015/1/8</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團結互助、感恩惜福、文化藝術暨節能減碳活動(預計活動時程:2015/1/9)</text:p>
          </table:table-cell>
          <table:table-cell office:value-type="date" office:date-value="2015-01-09T00:00:00" table:style-name="ce2">
            <text:p>2015/1/9</text:p>
          </table:table-cell>
          <table:table-cell office:value-type="date" office:date-value="2015-01-09T00:00:00" table:style-name="ce2">
            <text:p>2015/1/9</text:p>
          </table:table-cell>
          <table:table-cell office:value-type="string" table:style-name="ce1">
            <text:p>高雄市永安區</text:p>
          </table:table-cell>
          <table:table-cell office:value-type="float" office:value="315" table:style-name="ce1">
            <text:p>315</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9" table:style-name="ce1">
            <text:p>79</text:p>
          </table:table-cell>
          <table:table-cell office:value-type="date" office:date-value="2015-01-13T00:00:00" table:style-name="ce2">
            <text:p>2015/1/13</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婦女工作協會</text:p>
          </table:table-cell>
          <table:table-cell office:value-type="float" office:value="36626909" table:style-name="ce1">
            <text:p>36626909</text:p>
          </table:table-cell>
          <table:table-cell office:value-type="string" table:style-name="ce1">
            <text:p>協助高雄市茄萣婦女工作協會辦理單親、弱勢家庭子女課後照顧計畫(預計活動時程:2015/1/1-2015/12/31)</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高雄市茄萣區</text:p>
          </table:table-cell>
          <table:table-cell office:value-type="float" office:value="342" table:style-name="ce1">
            <text:p>342</text:p>
          </table:table-cell>
          <table:table-cell office:value-type="float" office:value="80" table:style-name="ce1">
            <text:p>80</text:p>
          </table:table-cell>
          <table:table-cell office:value-type="float" office:value="60" table:style-name="ce1">
            <text:p>6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9" table:style-name="ce1">
            <text:p>79</text:p>
          </table:table-cell>
          <table:table-cell office:value-type="date" office:date-value="2015-01-13T00:00:00" table:style-name="ce2">
            <text:p>2015/1/13</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岡山區農會</text:p>
          </table:table-cell>
          <table:table-cell office:value-type="float" office:value="88502008" table:style-name="ce1">
            <text:p>88502008</text:p>
          </table:table-cell>
          <table:table-cell office:value-type="string" table:style-name="ce1">
            <text:p>協助高雄市岡山區農會辦理104年度慶祝農民節表彰活動暨能源建設宣導計畫(預計活動時程:2015/1/29)</text:p>
          </table:table-cell>
          <table:table-cell office:value-type="date" office:date-value="2015-01-29T00:00:00" table:style-name="ce2">
            <text:p>2015/1/29</text:p>
          </table:table-cell>
          <table:table-cell office:value-type="date" office:date-value="2015-01-29T00:00:00" table:style-name="ce2">
            <text:p>2015/1/29</text:p>
          </table:table-cell>
          <table:table-cell office:value-type="string" table:style-name="ce1">
            <text:p>高雄市岡山區</text:p>
          </table:table-cell>
          <table:table-cell office:value-type="float" office:value="460" table:style-name="ce1">
            <text:p>46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9" table:style-name="ce1">
            <text:p>79</text:p>
          </table:table-cell>
          <table:table-cell office:value-type="date" office:date-value="2015-01-16T00:00:00" table:style-name="ce2">
            <text:p>2015/1/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4年度農民節慶祝大會(預計活動時程:2015/3/4)</text:p>
          </table:table-cell>
          <table:table-cell office:value-type="date" office:date-value="2015-03-04T00:00:00" table:style-name="ce2">
            <text:p>2015/3/4</text:p>
          </table:table-cell>
          <table:table-cell office:value-type="date" office:date-value="2015-03-04T00:00:00" table:style-name="ce2">
            <text:p>2015/3/4</text:p>
          </table:table-cell>
          <table:table-cell office:value-type="string" table:style-name="ce1">
            <text:p>高雄市路竹區</text:p>
          </table:table-cell>
          <table:table-cell office:value-type="float" office:value="400" table:style-name="ce1">
            <text:p>400</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9" table:style-name="ce1">
            <text:p>79</text:p>
          </table:table-cell>
          <table:table-cell office:value-type="date" office:date-value="2015-01-21T00:00:00" table:style-name="ce2">
            <text:p>2015/1/2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p>
          </table:table-cell>
          <table:table-cell office:value-type="string" table:style-name="ce1">
            <text:p>協助高雄市永安區公所辦理2015天文文化節王爺節狀元筆暨宣導節約能源活動計畫(預計活動時程:2015/3/8)</text:p>
          </table:table-cell>
          <table:table-cell office:value-type="date" office:date-value="2015-03-08T00:00:00" table:style-name="ce2">
            <text:p>2015/3/8</text:p>
          </table:table-cell>
          <table:table-cell office:value-type="date" office:date-value="2015-03-08T00:00:00" table:style-name="ce2">
            <text:p>2015/3/8</text:p>
          </table:table-cell>
          <table:table-cell office:value-type="string" table:style-name="ce1">
            <text:p>高雄市永安區</text:p>
          </table:table-cell>
          <table:table-cell office:value-type="float" office:value="897" table:style-name="ce1">
            <text:p>897</text:p>
          </table:table-cell>
          <table:table-cell office:value-type="float" office:value="300" table:style-name="ce1">
            <text:p>300</text:p>
          </table:table-cell>
          <table:table-cell office:value-type="float" office:value="250" table:style-name="ce1">
            <text:p>2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一核能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3312" table:style-name="ce1">
            <text:p>3312</text:p>
          </table:table-cell>
          <table:table-cell office:value-type="float" office:value="3312" table:style-name="ce1">
            <text:p>3312</text:p>
          </table:table-cell>
          <table:table-cell office:value-type="float" office:value="3312" table:style-name="ce1">
            <text:p>3312</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一核能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新北市石門區</text:p>
          </table:table-cell>
          <table:table-cell office:value-type="float" office:value="1566" table:style-name="ce1">
            <text:p>1566</text:p>
          </table:table-cell>
          <table:table-cell office:value-type="float" office:value="1566" table:style-name="ce1">
            <text:p>1566</text:p>
          </table:table-cell>
          <table:table-cell office:value-type="float" office:value="1566" table:style-name="ce1">
            <text:p>1566</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9" table:style-name="ce1">
            <text:p>79</text:p>
          </table:table-cell>
          <table:table-cell office:value-type="date" office:date-value="2015-01-07T00:00:00" table:style-name="ce2">
            <text:p>2015/1/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p>
          </table:table-cell>
          <table:table-cell office:value-type="string" table:style-name="ce1">
            <text:p>協助新北市三芝區公所辦理2015新北市三芝區櫻花季健行活動(預計活動時程:2015/1/1-2015/3/31)</text:p>
          </table:table-cell>
          <table:table-cell office:value-type="date" office:date-value="2015-01-01T00:00:00" table:style-name="ce2">
            <text:p>2015/1/1</text:p>
          </table:table-cell>
          <table:table-cell office:value-type="date" office:date-value="2015-03-03T00:00:00" table:style-name="ce2">
            <text:p>2015/3/3</text:p>
          </table:table-cell>
          <table:table-cell office:value-type="string" table:style-name="ce1">
            <text:p>新北市三芝區</text:p>
          </table:table-cell>
          <table:table-cell office:value-type="float" office:value="600" table:style-name="ce1">
            <text:p>600</text:p>
          </table:table-cell>
          <table:table-cell office:value-type="float" office:value="300" table:style-name="ce1">
            <text:p>300</text:p>
          </table:table-cell>
          <table:table-cell office:value-type="float" office:value="270" table:style-name="ce1">
            <text:p>2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9" table:style-name="ce1">
            <text:p>79</text:p>
          </table:table-cell>
          <table:table-cell office:value-type="date" office:date-value="2015-01-15T00:00:00" table:style-name="ce2">
            <text:p>2015/1/15</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社團法人新北市石門區新住民關懷協會</text:p>
          </table:table-cell>
          <table:table-cell office:value-type="float" office:value="26119165" table:style-name="ce1">
            <text:p>26119165</text:p>
          </table:table-cell>
          <table:table-cell office:value-type="string" table:style-name="ce1">
            <text:p>協助社團法人新北市石門區新住民關懷協會辦理親職教育衛生講座暨用過核燃料乾式貯存設施宣導活動(預計活動時程:2015/1/24)</text:p>
          </table:table-cell>
          <table:table-cell office:value-type="date" office:date-value="2015-01-24T00:00:00" table:style-name="ce2">
            <text:p>2015/1/24</text:p>
          </table:table-cell>
          <table:table-cell office:value-type="date" office:date-value="2015-01-24T00:00:00" table:style-name="ce2">
            <text:p>2015/1/24</text:p>
          </table:table-cell>
          <table:table-cell office:value-type="string" table:style-name="ce1">
            <text:p>新北市石門區</text:p>
          </table:table-cell>
          <table:table-cell office:value-type="float" office:value="92" table:style-name="ce1">
            <text:p>92</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9" table:style-name="ce1">
            <text:p>79</text:p>
          </table:table-cell>
          <table:table-cell office:value-type="date" office:date-value="2015-01-15T00:00:00" table:style-name="ce2">
            <text:p>2015/1/15</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4年度新北市三芝區農民節活動暨優秀農民表揚大會活動計畫(預計活動時程:2015/2/1-2015/3/31)</text:p>
          </table:table-cell>
          <table:table-cell office:value-type="date" office:date-value="2015-02-01T00:00:00" table:style-name="ce2">
            <text:p>2015/2/1</text:p>
          </table:table-cell>
          <table:table-cell office:value-type="date" office:date-value="2015-03-31T00:00:00" table:style-name="ce2">
            <text:p>2015/3/31</text:p>
          </table:table-cell>
          <table:table-cell office:value-type="string" table:style-name="ce1">
            <text:p>新北市三芝區</text:p>
          </table:table-cell>
          <table:table-cell office:value-type="float" office:value="165" table:style-name="ce1">
            <text:p>165</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3091" table:style-name="ce1">
            <text:p>3091</text:p>
          </table:table-cell>
          <table:table-cell office:value-type="float" office:value="3091" table:style-name="ce1">
            <text:p>3091</text:p>
          </table:table-cell>
          <table:table-cell office:value-type="float" office:value="3091" table:style-name="ce1">
            <text:p>3091</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新北市萬里區</text:p>
          </table:table-cell>
          <table:table-cell office:value-type="float" office:value="442" table:style-name="ce1">
            <text:p>442</text:p>
          </table:table-cell>
          <table:table-cell office:value-type="float" office:value="442" table:style-name="ce1">
            <text:p>442</text:p>
          </table:table-cell>
          <table:table-cell office:value-type="float" office:value="442" table:style-name="ce1">
            <text:p>44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3643" table:style-name="ce1">
            <text:p>3643</text:p>
          </table:table-cell>
          <table:table-cell office:value-type="float" office:value="3643" table:style-name="ce1">
            <text:p>3643</text:p>
          </table:table-cell>
          <table:table-cell office:value-type="float" office:value="3643" table:style-name="ce1">
            <text:p>3643</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653" table:style-name="ce1">
            <text:p>653</text:p>
          </table:table-cell>
          <table:table-cell office:value-type="float" office:value="653" table:style-name="ce1">
            <text:p>653</text:p>
          </table:table-cell>
          <table:table-cell office:value-type="float" office:value="653" table:style-name="ce1">
            <text:p>65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2208" table:style-name="ce1">
            <text:p>2208</text:p>
          </table:table-cell>
          <table:table-cell office:value-type="float" office:value="2208" table:style-name="ce1">
            <text:p>2208</text:p>
          </table:table-cell>
          <table:table-cell office:value-type="float" office:value="2208" table:style-name="ce1">
            <text:p>2208</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珠山分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331" table:style-name="ce1">
            <text:p>331</text:p>
          </table:table-cell>
          <table:table-cell office:value-type="float" office:value="331" table:style-name="ce1">
            <text:p>331</text:p>
          </table:table-cell>
          <table:table-cell office:value-type="float" office:value="331" table:style-name="ce1">
            <text:p>331</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基隆市中山區</text:p>
          </table:table-cell>
          <table:table-cell office:value-type="float" office:value="703" table:style-name="ce1">
            <text:p>703</text:p>
          </table:table-cell>
          <table:table-cell office:value-type="float" office:value="703" table:style-name="ce1">
            <text:p>703</text:p>
          </table:table-cell>
          <table:table-cell office:value-type="float" office:value="703" table:style-name="ce1">
            <text:p>70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連江縣</text:p>
          </table:table-cell>
          <table:table-cell office:value-type="string" table:style-name="ce1">
            <text:p>協和發電廠(珠山分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連江縣</text:p>
          </table:table-cell>
          <table:table-cell office:value-type="float" office:value="422" table:style-name="ce1">
            <text:p>422</text:p>
          </table:table-cell>
          <table:table-cell office:value-type="float" office:value="422" table:style-name="ce1">
            <text:p>422</text:p>
          </table:table-cell>
          <table:table-cell office:value-type="float" office:value="422" table:style-name="ce1">
            <text:p>42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中部施工處</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4416" table:style-name="ce1">
            <text:p>4416</text:p>
          </table:table-cell>
          <table:table-cell office:value-type="float" office:value="4416" table:style-name="ce1">
            <text:p>4416</text:p>
          </table:table-cell>
          <table:table-cell office:value-type="float" office:value="4416" table:style-name="ce1">
            <text:p>441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中部施工處</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苗栗縣通霄鎮</text:p>
          </table:table-cell>
          <table:table-cell office:value-type="float" office:value="1004" table:style-name="ce1">
            <text:p>1004</text:p>
          </table:table-cell>
          <table:table-cell office:value-type="float" office:value="1004" table:style-name="ce1">
            <text:p>1004</text:p>
          </table:table-cell>
          <table:table-cell office:value-type="float" office:value="1004" table:style-name="ce1">
            <text:p>100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9" table:style-name="ce1">
            <text:p>79</text:p>
          </table:table-cell>
          <table:table-cell office:value-type="date" office:date-value="2015-01-08T00:00:00" table:style-name="ce2">
            <text:p>2015/1/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坪頂國民小學</text:p>
          </table:table-cell>
          <table:table-cell office:value-type="string" table:style-name="ce1">
            <text:p>aa</text:p>
          </table:table-cell>
          <table:table-cell office:value-type="string" table:style-name="ce1">
            <text:p>協助苗栗縣通霄鎮坪頂國民小學辦理104年度校慶暨社區聯合運動會(預計活動時程:2015/1/17)</text:p>
          </table:table-cell>
          <table:table-cell office:value-type="date" office:date-value="2015-01-17T00:00:00" table:style-name="ce2">
            <text:p>2015/1/17</text:p>
          </table:table-cell>
          <table:table-cell office:value-type="date" office:date-value="2015-01-17T00:00:00" table:style-name="ce2">
            <text:p>2015/1/17</text:p>
          </table:table-cell>
          <table:table-cell office:value-type="string" table:style-name="ce1">
            <text:p>苗栗縣通霄鎮</text:p>
          </table:table-cell>
          <table:table-cell office:value-type="float" office:value="162" table:style-name="ce1">
            <text:p>162</text:p>
          </table:table-cell>
          <table:table-cell office:value-type="float" office:value="130" table:style-name="ce1">
            <text:p>130</text:p>
          </table:table-cell>
          <table:table-cell office:value-type="float" office:value="40" table:style-name="ce1">
            <text:p>4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3091" table:style-name="ce1">
            <text:p>3091</text:p>
          </table:table-cell>
          <table:table-cell office:value-type="float" office:value="3091" table:style-name="ce1">
            <text:p>3091</text:p>
          </table:table-cell>
          <table:table-cell office:value-type="float" office:value="3091" table:style-name="ce1">
            <text:p>3091</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臺中市龍井區</text:p>
          </table:table-cell>
          <table:table-cell office:value-type="float" office:value="1004" table:style-name="ce1">
            <text:p>1004</text:p>
          </table:table-cell>
          <table:table-cell office:value-type="float" office:value="1004" table:style-name="ce1">
            <text:p>1004</text:p>
          </table:table-cell>
          <table:table-cell office:value-type="float" office:value="1004" table:style-name="ce1">
            <text:p>100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政府</text:p>
          </table:table-cell>
          <table:table-cell office:value-type="string" table:style-name="ce1">
            <text:p>aa</text:p>
          </table:table-cell>
          <table:table-cell office:value-type="string" table:style-name="ce1">
            <text:p>協助臺中市政府辦理2015臺灣燈會在臺中─產業科技燈區及美食文化燈區(預計活動時程:2015/2/27-2015/3/15)(註銷)</text:p>
          </table:table-cell>
          <table:table-cell office:value-type="date" office:date-value="2015-02-27T00:00:00" table:style-name="ce2">
            <text:p>2015/2/27</text:p>
          </table:table-cell>
          <table:table-cell office:value-type="date" office:date-value="2015-03-15T00:00:00" table:style-name="ce2">
            <text:p>2015/3/15</text:p>
          </table:table-cell>
          <table:table-cell office:value-type="string" table:style-name="ce1">
            <text:p>臺中市</text:p>
          </table:table-cell>
          <table:table-cell office:value-type="float" office:value="7000" table:style-name="ce1">
            <text:p>7000</text:p>
          </table:table-cell>
          <table:table-cell office:value-type="float" office:value="3000" table:style-name="ce1">
            <text:p>3000</text:p>
          </table:table-cell>
          <table:table-cell office:value-type="float" office:value="3000" table:style-name="ce1">
            <text:p>30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9" table:style-name="ce1">
            <text:p>79</text:p>
          </table:table-cell>
          <table:table-cell office:value-type="date" office:date-value="2014-12-25T00:00:00" table:style-name="ce2">
            <text:p>2014/12/25</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花現龍井‧焢窯趣」活動(預計活動時程:2015/1/18)</text:p>
          </table:table-cell>
          <table:table-cell office:value-type="date" office:date-value="2015-01-18T00:00:00" table:style-name="ce2">
            <text:p>2015/1/18</text:p>
          </table:table-cell>
          <table:table-cell office:value-type="date" office:date-value="2015-01-18T00:00:00" table:style-name="ce2">
            <text:p>2015/1/18</text:p>
          </table:table-cell>
          <table:table-cell office:value-type="string" table:style-name="ce1">
            <text:p>臺中市龍井區</text:p>
          </table:table-cell>
          <table:table-cell office:value-type="float" office:value="1360" table:style-name="ce1">
            <text:p>1360</text:p>
          </table:table-cell>
          <table:table-cell office:value-type="float" office:value="500" table:style-name="ce1">
            <text:p>500</text:p>
          </table:table-cell>
          <table:table-cell office:value-type="float" office:value="240" table:style-name="ce1">
            <text:p>24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9" table:style-name="ce1">
            <text:p>79</text:p>
          </table:table-cell>
          <table:table-cell office:value-type="date" office:date-value="2014-12-31T00:00:00" table:style-name="ce2">
            <text:p>2014/12/31</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4年度龍井區各界慶祝農民節表彰大會(預計活動時程:2015/1/18)</text:p>
          </table:table-cell>
          <table:table-cell office:value-type="date" office:date-value="2015-01-18T00:00:00" table:style-name="ce2">
            <text:p>2015/1/18</text:p>
          </table:table-cell>
          <table:table-cell office:value-type="date" office:date-value="2015-01-18T00:00:00" table:style-name="ce2">
            <text:p>2015/1/18</text:p>
          </table:table-cell>
          <table:table-cell office:value-type="string" table:style-name="ce1">
            <text:p>臺中市龍井區</text:p>
          </table:table-cell>
          <table:table-cell office:value-type="float" office:value="400" table:style-name="ce1">
            <text:p>40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9" table:style-name="ce1">
            <text:p>79</text:p>
          </table:table-cell>
          <table:table-cell office:value-type="date" office:date-value="2015-01-07T00:00:00" table:style-name="ce2">
            <text:p>2015/1/7</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老人會</text:p>
          </table:table-cell>
          <table:table-cell office:value-type="float" office:value="76613697" table:style-name="ce1">
            <text:p>76613697</text:p>
          </table:table-cell>
          <table:table-cell office:value-type="string" table:style-name="ce1">
            <text:p>協助臺中市龍井區老人會辦理104年關懷老人才藝表演暨提倡節能減碳活動(預計活動時程:2015/3/15)</text:p>
          </table:table-cell>
          <table:table-cell office:value-type="date" office:date-value="2015-03-15T00:00:00" table:style-name="ce2">
            <text:p>2015/3/15</text:p>
          </table:table-cell>
          <table:table-cell office:value-type="date" office:date-value="2015-11-16T00:00:00" table:style-name="ce2">
            <text:p>2015/11/16</text:p>
          </table:table-cell>
          <table:table-cell office:value-type="string" table:style-name="ce1">
            <text:p>臺中市龍井區</text:p>
          </table:table-cell>
          <table:table-cell office:value-type="float" office:value="389" table:style-name="ce1">
            <text:p>389</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float" office:value="79" table:style-name="ce1">
            <text:p>79</text:p>
          </table:table-cell>
          <table:table-cell office:value-type="date" office:date-value="2015-01-07T00:00:00" table:style-name="ce2">
            <text:p>2015/1/7</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老人會</text:p>
          </table:table-cell>
          <table:table-cell office:value-type="float" office:value="76613697" table:style-name="ce1">
            <text:p>76613697</text:p>
          </table:table-cell>
          <table:table-cell office:value-type="string" table:style-name="ce1">
            <text:p>協助臺中市龍井區老人會辦理104年健康養生講座暨提倡節約用電活動(預計活動時程:2015/11/16)</text:p>
          </table:table-cell>
          <table:table-cell office:value-type="date" office:date-value="2015-03-15T00:00:00" table:style-name="ce2">
            <text:p>2015/3/15</text:p>
          </table:table-cell>
          <table:table-cell office:value-type="date" office:date-value="2015-11-16T00:00:00" table:style-name="ce2">
            <text:p>2015/11/16</text:p>
          </table:table-cell>
          <table:table-cell office:value-type="string" table:style-name="ce1">
            <text:p>臺中市龍井區</text:p>
          </table:table-cell>
          <table:table-cell office:value-type="float" office:value="363" table:style-name="ce1">
            <text:p>363</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float" office:value="79" table:style-name="ce1">
            <text:p>79</text:p>
          </table:table-cell>
          <table:table-cell office:value-type="date" office:date-value="2015-01-08T00:00:00" table:style-name="ce2">
            <text:p>2015/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社團法人臺中市龍井身心障礙者協會</text:p>
          </table:table-cell>
          <table:table-cell office:value-type="float" office:value="19300077" table:style-name="ce1">
            <text:p>19300077</text:p>
          </table:table-cell>
          <table:table-cell office:value-type="string" table:style-name="ce1">
            <text:p>協助臺中市龍井身心障礙者協會辦理第十一屆第二次會員大會暨支持推廣節能減碳節約用電宣導(協助比例26.31%)</text:p>
          </table:table-cell>
          <table:table-cell office:value-type="date" office:date-value="2015-02-01T00:00:00" table:style-name="ce2">
            <text:p>2015/2/1</text:p>
          </table:table-cell>
          <table:table-cell office:value-type="date" office:date-value="2015-02-01T00:00:00" table:style-name="ce2">
            <text:p>2015/2/1</text:p>
          </table:table-cell>
          <table:table-cell office:value-type="string" table:style-name="ce1">
            <text:p>臺中市龍井區</text:p>
          </table:table-cell>
          <table:table-cell office:value-type="float" office:value="152" table:style-name="ce1">
            <text:p>152</text:p>
          </table:table-cell>
          <table:table-cell office:value-type="float" office:value="40" table:style-name="ce1">
            <text:p>40</text:p>
          </table:table-cell>
          <table:table-cell office:value-type="float" office:value="40" table:style-name="ce1">
            <text:p>4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float" office:value="79" table:style-name="ce1">
            <text:p>79</text:p>
          </table:table-cell>
          <table:table-cell office:value-type="date" office:date-value="2015-01-08T00:00:00" table:style-name="ce2">
            <text:p>2015/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社團法人臺中市龍井身心障礙者協會</text:p>
          </table:table-cell>
          <table:table-cell office:value-type="float" office:value="19300077" table:style-name="ce1">
            <text:p>19300077</text:p>
          </table:table-cell>
          <table:table-cell office:value-type="string" table:style-name="ce1">
            <text:p>協助臺中市龍井身心障礙者協會辦理104年身心障礙者迎向大自然活動暨支持推廣節能減碳節約用電宣導(協助比例28.16%，參訪)</text:p>
          </table:table-cell>
          <table:table-cell office:value-type="date" office:date-value="2015-04-18T00:00:00" table:style-name="ce2">
            <text:p>2015/4/18</text:p>
          </table:table-cell>
          <table:table-cell office:value-type="date" office:date-value="2015-04-19T00:00:00" table:style-name="ce2">
            <text:p>2015/4/19</text:p>
          </table:table-cell>
          <table:table-cell office:value-type="string" table:style-name="ce1">
            <text:p>臺中市龍井區</text:p>
          </table:table-cell>
          <table:table-cell office:value-type="float" office:value="355" table:style-name="ce1">
            <text:p>355</text:p>
          </table:table-cell>
          <table:table-cell office:value-type="float" office:value="100" table:style-name="ce1">
            <text:p>100</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float" office:value="79" table:style-name="ce1">
            <text:p>79</text:p>
          </table:table-cell>
          <table:table-cell office:value-type="date" office:date-value="2015-01-08T00:00:00" table:style-name="ce2">
            <text:p>2015/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社團法人臺中市龍井身心障礙者協會</text:p>
          </table:table-cell>
          <table:table-cell office:value-type="float" office:value="19300077" table:style-name="ce1">
            <text:p>19300077</text:p>
          </table:table-cell>
          <table:table-cell office:value-type="string" table:style-name="ce1">
            <text:p>協助臺中市龍井身心障礙者協會辦理身心障礙者福利宣導講座暨支持推廣節能減碳節約用電宣導(協助比例39.52%)</text:p>
          </table:table-cell>
          <table:table-cell office:value-type="date" office:date-value="2015-06-14T00:00:00" table:style-name="ce2">
            <text:p>2015/6/14</text:p>
          </table:table-cell>
          <table:table-cell office:value-type="date" office:date-value="2015-06-14T00:00:00" table:style-name="ce2">
            <text:p>2015/6/14</text:p>
          </table:table-cell>
          <table:table-cell office:value-type="string" table:style-name="ce1">
            <text:p>臺中市龍井區</text:p>
          </table:table-cell>
          <table:table-cell office:value-type="float" office:value="51" table:style-name="ce1">
            <text:p>51</text:p>
          </table:table-cell>
          <table:table-cell office:value-type="float" office:value="20" table:style-name="ce1">
            <text:p>20</text:p>
          </table:table-cell>
          <table:table-cell office:value-type="float" office:value="20" table:style-name="ce1">
            <text:p>2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float" office:value="79" table:style-name="ce1">
            <text:p>79</text:p>
          </table:table-cell>
          <table:table-cell office:value-type="date" office:date-value="2015-01-08T00:00:00" table:style-name="ce2">
            <text:p>2015/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社團法人臺中市龍井身心障礙者協會</text:p>
          </table:table-cell>
          <table:table-cell office:value-type="float" office:value="19300077" table:style-name="ce1">
            <text:p>19300077</text:p>
          </table:table-cell>
          <table:table-cell office:value-type="string" table:style-name="ce1">
            <text:p>協助臺中市龍井身心障礙者協會辦理關懷弱勢樂活健行活動暨支持推廣節能減碳節約用電宣導(協助比例39.21%)</text:p>
          </table:table-cell>
          <table:table-cell office:value-type="date" office:date-value="2015-11-01T00:00:00" table:style-name="ce2">
            <text:p>2015/11/1</text:p>
          </table:table-cell>
          <table:table-cell office:value-type="date" office:date-value="2015-11-01T00:00:00" table:style-name="ce2">
            <text:p>2015/11/1</text:p>
          </table:table-cell>
          <table:table-cell office:value-type="string" table:style-name="ce1">
            <text:p>臺中市龍井區</text:p>
          </table:table-cell>
          <table:table-cell office:value-type="float" office:value="51" table:style-name="ce1">
            <text:p>51</text:p>
          </table:table-cell>
          <table:table-cell office:value-type="float" office:value="20" table:style-name="ce1">
            <text:p>20</text:p>
          </table:table-cell>
          <table:table-cell office:value-type="float" office:value="20" table:style-name="ce1">
            <text:p>2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float" office:value="79" table:style-name="ce1">
            <text:p>79</text:p>
          </table:table-cell>
          <table:table-cell office:value-type="date" office:date-value="2015-01-08T00:00:00" table:style-name="ce2">
            <text:p>2015/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社團法人臺中市龍井身心障礙者協會</text:p>
          </table:table-cell>
          <table:table-cell office:value-type="float" office:value="19300077" table:style-name="ce1">
            <text:p>19300077</text:p>
          </table:table-cell>
          <table:table-cell office:value-type="string" table:style-name="ce1">
            <text:p>協助臺中市龍井身心障礙者協會辦理感謝有你、感恩晚會暨支持推廣節能減碳節約用電宣導(協助比例34.40%)</text:p>
          </table:table-cell>
          <table:table-cell office:value-type="date" office:date-value="2015-12-12T00:00:00" table:style-name="ce2">
            <text:p>2015/12/12</text:p>
          </table:table-cell>
          <table:table-cell office:value-type="date" office:date-value="2015-12-12T00:00:00" table:style-name="ce2">
            <text:p>2015/12/12</text:p>
          </table:table-cell>
          <table:table-cell office:value-type="string" table:style-name="ce1">
            <text:p>臺中市龍井區</text:p>
          </table:table-cell>
          <table:table-cell office:value-type="float" office:value="233" table:style-name="ce1">
            <text:p>233</text:p>
          </table:table-cell>
          <table:table-cell office:value-type="float" office:value="80" table:style-name="ce1">
            <text:p>80</text:p>
          </table:table-cell>
          <table:table-cell office:value-type="float" office:value="80" table:style-name="ce1">
            <text:p>8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float" office:value="79" table:style-name="ce1">
            <text:p>79</text:p>
          </table:table-cell>
          <table:table-cell office:value-type="date" office:date-value="2015-01-08T00:00:00" table:style-name="ce2">
            <text:p>2015/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4年度「花現龍井路跑賽」(預計活動時程:2015/1/17)</text:p>
          </table:table-cell>
          <table:table-cell office:value-type="date" office:date-value="2015-01-17T00:00:00" table:style-name="ce2">
            <text:p>2015/1/17</text:p>
          </table:table-cell>
          <table:table-cell office:value-type="date" office:date-value="2015-01-17T00:00:00" table:style-name="ce2">
            <text:p>2015/1/17</text:p>
          </table:table-cell>
          <table:table-cell office:value-type="string" table:style-name="ce1">
            <text:p>臺中市龍井區</text:p>
          </table:table-cell>
          <table:table-cell office:value-type="float" office:value="1750" table:style-name="ce1">
            <text:p>175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float" office:value="79" table:style-name="ce1">
            <text:p>79</text:p>
          </table:table-cell>
          <table:table-cell office:value-type="date" office:date-value="2015-01-21T00:00:00" table:style-name="ce2">
            <text:p>2015/1/21</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主動關懷計畫之長期深耕暨認養龍港國小舞龍隊活動(主動關懷系列活動-認養，預計活動時程:2015/1/25-2015/12/25)</text:p>
          </table:table-cell>
          <table:table-cell office:value-type="date" office:date-value="2015-01-25T00:00:00" table:style-name="ce2">
            <text:p>2015/1/25</text:p>
          </table:table-cell>
          <table:table-cell office:value-type="date" office:date-value="2015-12-25T00:00:00" table:style-name="ce2">
            <text:p>2015/12/25</text:p>
          </table:table-cell>
          <table:table-cell office:value-type="string" table:style-name="ce1">
            <text:p>臺中市龍井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大潭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1987" table:style-name="ce1">
            <text:p>1987</text:p>
          </table:table-cell>
          <table:table-cell office:value-type="float" office:value="1987" table:style-name="ce1">
            <text:p>1987</text:p>
          </table:table-cell>
          <table:table-cell office:value-type="float" office:value="1987" table:style-name="ce1">
            <text:p>1987</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大潭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桃園市觀音區</text:p>
          </table:table-cell>
          <table:table-cell office:value-type="float" office:value="723" table:style-name="ce1">
            <text:p>723</text:p>
          </table:table-cell>
          <table:table-cell office:value-type="float" office:value="723" table:style-name="ce1">
            <text:p>723</text:p>
          </table:table-cell>
          <table:table-cell office:value-type="float" office:value="723" table:style-name="ce1">
            <text:p>72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float" office:value="79" table:style-name="ce1">
            <text:p>79</text:p>
          </table:table-cell>
          <table:table-cell office:value-type="date" office:date-value="2015-01-13T00:00:00" table:style-name="ce2">
            <text:p>2015/1/13</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觀音區農會</text:p>
          </table:table-cell>
          <table:table-cell office:value-type="float" office:value="44933304" table:style-name="ce1">
            <text:p>44933304</text:p>
          </table:table-cell>
          <table:table-cell office:value-type="string" table:style-name="ce1">
            <text:p>協助桃園市觀音區農會辦理104年度觀音區各界慶祝農民節大會活動(預計活動時程:2015/1/30-2015/3/31)</text:p>
          </table:table-cell>
          <table:table-cell office:value-type="date" office:date-value="2015-01-30T00:00:00" table:style-name="ce2">
            <text:p>2015/1/30</text:p>
          </table:table-cell>
          <table:table-cell office:value-type="date" office:date-value="2015-03-31T00:00:00" table:style-name="ce2">
            <text:p>2015/3/31</text:p>
          </table:table-cell>
          <table:table-cell office:value-type="string" table:style-name="ce1">
            <text:p>桃園市觀音區</text:p>
          </table:table-cell>
          <table:table-cell office:value-type="float" office:value="650" table:style-name="ce1">
            <text:p>650</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尖山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2098" table:style-name="ce1">
            <text:p>2098</text:p>
          </table:table-cell>
          <table:table-cell office:value-type="float" office:value="2098" table:style-name="ce1">
            <text:p>2098</text:p>
          </table:table-cell>
          <table:table-cell office:value-type="float" office:value="2098" table:style-name="ce1">
            <text:p>2098</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尖山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澎湖縣湖西鄉</text:p>
          </table:table-cell>
          <table:table-cell office:value-type="float" office:value="1606" table:style-name="ce1">
            <text:p>1606</text:p>
          </table:table-cell>
          <table:table-cell office:value-type="float" office:value="1606" table:style-name="ce1">
            <text:p>1606</text:p>
          </table:table-cell>
          <table:table-cell office:value-type="float" office:value="1606" table:style-name="ce1">
            <text:p>1606</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金門縣</text:p>
          </table:table-cell>
          <table:table-cell office:value-type="string" table:style-name="ce1">
            <text:p>塔山發電廠</text:p>
          </table:table-cell>
          <table:table-cell office:value-type="string" table:style-name="ce1">
            <text:p>aa</text:p>
          </table:table-cell>
          <table:table-cell office:value-type="string" table:style-name="ce1">
            <text:p>協助103學年度促進電力發展營運協助金獎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電廠週邊地區</text:p>
          </table:table-cell>
          <table:table-cell office:value-type="float" office:value="442" table:style-name="ce1">
            <text:p>442</text:p>
          </table:table-cell>
          <table:table-cell office:value-type="float" office:value="442" table:style-name="ce1">
            <text:p>442</text:p>
          </table:table-cell>
          <table:table-cell office:value-type="float" office:value="442" table:style-name="ce1">
            <text:p>442</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float" office:value="79" table:style-name="ce1">
            <text:p>79</text:p>
          </table:table-cell>
          <table:table-cell office:value-type="date" office:date-value="2014-11-20T00:00:00" table:style-name="ce2">
            <text:p>2014/11/20</text:p>
          </table:table-cell>
          <table:table-cell office:value-type="string" table:style-name="ce1">
            <text:p>aa</text:p>
          </table:table-cell>
          <table:table-cell office:value-type="string" table:style-name="ce1">
            <text:p><text:s/>aa<text:s/></text:p>
          </table:table-cell>
          <table:table-cell office:value-type="string" table:style-name="ce1">
            <text:p>金門縣</text:p>
          </table:table-cell>
          <table:table-cell office:value-type="string" table:style-name="ce1">
            <text:p>塔山發電廠</text:p>
          </table:table-cell>
          <table:table-cell office:value-type="string" table:style-name="ce1">
            <text:p>aa</text:p>
          </table:table-cell>
          <table:table-cell office:value-type="string" table:style-name="ce1">
            <text:p>協助103學年度促進電力發展營運協助金特別助學金</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金門縣金城鎮</text:p>
          </table:table-cell>
          <table:table-cell office:value-type="float" office:value="110" table:style-name="ce1">
            <text:p>110</text:p>
          </table:table-cell>
          <table:table-cell office:value-type="float" office:value="110" table:style-name="ce1">
            <text:p>110</text:p>
          </table:table-cell>
          <table:table-cell office:value-type="float" office:value="110" table:style-name="ce1">
            <text:p>11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float" office:value="79" table:style-name="ce1">
            <text:p>79</text:p>
          </table:table-cell>
          <table:table-cell office:value-type="date" office:date-value="2015-01-07T00:00:00" table:style-name="ce2">
            <text:p>2015/1/7</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南投縣中寮鄉第七屆柳橙節(預計活動時程:2015/1/10)</text:p>
          </table:table-cell>
          <table:table-cell office:value-type="date" office:date-value="2015-01-10T00:00:00" table:style-name="ce2">
            <text:p>2015/1/10</text:p>
          </table:table-cell>
          <table:table-cell office:value-type="date" office:date-value="2015-01-10T00:00:00" table:style-name="ce2">
            <text:p>2015/1/10</text:p>
          </table:table-cell>
          <table:table-cell office:value-type="string" table:style-name="ce1">
            <text:p>南投縣中寮鄉</text:p>
          </table:table-cell>
          <table:table-cell office:value-type="float" office:value="400" table:style-name="ce1">
            <text:p>400</text:p>
          </table:table-cell>
          <table:table-cell office:value-type="float" office:value="150" table:style-name="ce1">
            <text:p>150</text:p>
          </table:table-cell>
          <table:table-cell office:value-type="float" office:value="80" table:style-name="ce1">
            <text:p>8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float" office:value="79" table:style-name="ce1">
            <text:p>79</text:p>
          </table:table-cell>
          <table:table-cell office:value-type="date" office:date-value="2015-01-13T00:00:00" table:style-name="ce2">
            <text:p>2015/1/13</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p>
          </table:table-cell>
          <table:table-cell office:value-type="string" table:style-name="ce1">
            <text:p>協助高雄市林園區公所辦理2015洋蔥促銷活動(預計活動時程:2015/2/7)</text:p>
          </table:table-cell>
          <table:table-cell office:value-type="date" office:date-value="2015-02-07T00:00:00" table:style-name="ce2">
            <text:p>2015/2/7</text:p>
          </table:table-cell>
          <table:table-cell office:value-type="date" office:date-value="2015-02-07T00:00:00" table:style-name="ce2">
            <text:p>2015/2/7</text:p>
          </table:table-cell>
          <table:table-cell office:value-type="string" table:style-name="ce1">
            <text:p>高雄市林園區</text:p>
          </table:table-cell>
          <table:table-cell office:value-type="float" office:value="400" table:style-name="ce1">
            <text:p>400</text:p>
          </table:table-cell>
          <table:table-cell office:value-type="float" office:value="300" table:style-name="ce1">
            <text:p>300</text:p>
          </table:table-cell>
          <table:table-cell office:value-type="float" office:value="250" table:style-name="ce1">
            <text:p>2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float" office:value="79" table:style-name="ce1">
            <text:p>79</text:p>
          </table:table-cell>
          <table:table-cell office:value-type="date" office:date-value="2015-01-16T00:00:00" table:style-name="ce2">
            <text:p>2015/1/1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核火工處中部施工處</text:p>
          </table:table-cell>
          <table:table-cell office:value-type="string" table:style-name="ce1">
            <text:p>aa</text:p>
          </table:table-cell>
          <table:table-cell office:value-type="string" table:style-name="ce1">
            <text:p>協助核火工處中部施工處辦理104年度苑裡鎮歲末迎春聯誼暨電力宣導活動(預計活動時程:2015/1/29)</text:p>
          </table:table-cell>
          <table:table-cell office:value-type="date" office:date-value="2015-01-29T00:00:00" table:style-name="ce2">
            <text:p>2015/1/29</text:p>
          </table:table-cell>
          <table:table-cell office:value-type="date" office:date-value="2015-01-29T00:00:00" table:style-name="ce2">
            <text:p>2015/1/29</text:p>
          </table:table-cell>
          <table:table-cell office:value-type="string" table:style-name="ce1">
            <text:p>苗栗縣苑裡鎮</text:p>
          </table:table-cell>
          <table:table-cell office:value-type="float" office:value="55" table:style-name="ce1">
            <text:p>55</text:p>
          </table:table-cell>
          <table:table-cell office:value-type="float" office:value="55" table:style-name="ce1">
            <text:p>55</text:p>
          </table:table-cell>
          <table:table-cell office:value-type="float" office:value="55" table:style-name="ce1">
            <text:p>5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彰化區漁會</text:p>
          </table:table-cell>
          <table:table-cell office:value-type="float" office:value="59182857" table:style-name="ce1">
            <text:p>59182857</text:p>
          </table:table-cell>
          <table:table-cell office:value-type="string" table:style-name="ce1">
            <text:p>協助彰化縣彰化區漁會辦理埔心魚市場冷凍倉儲興建工程(104年度)</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彰化縣鹿港鎮</text:p>
          </table:table-cell>
          <table:table-cell office:value-type="float" office:value="80000" table:style-name="ce1">
            <text:p>80000</text:p>
          </table:table-cell>
          <table:table-cell office:value-type="float" office:value="10000" table:style-name="ce1">
            <text:p>10000</text:p>
          </table:table-cell>
          <table:table-cell office:value-type="float" office:value="3000" table:style-name="ce1">
            <text:p>3000</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number-rows-repeated="1048505" table:style-name="ro1">
          <table:table-cell table:number-columns-repeated="16384"/>
        </table:table-row>
      </table:table>
      <table:table table:name="02"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float" office:value="79" table:style-name="ce1">
            <text:p>79</text:p>
          </table:table-cell>
          <table:table-cell office:value-type="date" office:date-value="2015-01-26T00:00:00" table:style-name="ce2">
            <text:p>2015/1/2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農會</text:p>
          </table:table-cell>
          <table:table-cell office:value-type="float" office:value="61031808" table:style-name="ce1">
            <text:p>61031808</text:p>
          </table:table-cell>
          <table:table-cell office:value-type="string" table:style-name="ce1">
            <text:p>協助南投縣水里鄉農會辦理104年度農民節表彰大會暨電力安全宣導活動(預計活動時程:2015/2/4)</text:p>
          </table:table-cell>
          <table:table-cell office:value-type="date" office:date-value="2015-02-04T00:00:00" table:style-name="ce2">
            <text:p>2015/2/4</text:p>
          </table:table-cell>
          <table:table-cell office:value-type="date" office:date-value="2015-02-04T00:00:00" table:style-name="ce2">
            <text:p>2015/2/4</text:p>
          </table:table-cell>
          <table:table-cell office:value-type="string" table:style-name="ce1">
            <text:p>南投縣水里鄉</text:p>
          </table:table-cell>
          <table:table-cell office:value-type="float" office:value="184" table:style-name="ce1">
            <text:p>184</text:p>
          </table:table-cell>
          <table:table-cell office:value-type="float" office:value="145" table:style-name="ce1">
            <text:p>145</text:p>
          </table:table-cell>
          <table:table-cell office:value-type="float" office:value="75" table:style-name="ce1">
            <text:p>75</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float" office:value="79" table:style-name="ce1">
            <text:p>79</text:p>
          </table:table-cell>
          <table:table-cell office:value-type="date" office:date-value="2015-01-27T00:00:00" table:style-name="ce2">
            <text:p>2015/1/27</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農會</text:p>
          </table:table-cell>
          <table:table-cell office:value-type="float" office:value="62153103" table:style-name="ce1">
            <text:p>62153103</text:p>
          </table:table-cell>
          <table:table-cell office:value-type="string" table:style-name="ce1">
            <text:p>協助南投縣魚池鄉農會辦理104年度魚池鄉各界慶祝農民節表彰大會計畫(預計活動時程:2015/2/4)</text:p>
          </table:table-cell>
          <table:table-cell office:value-type="date" office:date-value="2015-02-04T00:00:00" table:style-name="ce2">
            <text:p>2015/2/4</text:p>
          </table:table-cell>
          <table:table-cell office:value-type="date" office:date-value="2015-02-04T00:00:00" table:style-name="ce2">
            <text:p>2015/2/4</text:p>
          </table:table-cell>
          <table:table-cell office:value-type="string" table:style-name="ce1">
            <text:p>南投縣魚池鄉</text:p>
          </table:table-cell>
          <table:table-cell office:value-type="float" office:value="211" table:style-name="ce1">
            <text:p>211</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float" office:value="79" table:style-name="ce1">
            <text:p>79</text:p>
          </table:table-cell>
          <table:table-cell office:value-type="date" office:date-value="2015-02-05T00:00:00" table:style-name="ce2">
            <text:p>2015/2/5</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p>
          </table:table-cell>
          <table:table-cell office:value-type="string" table:style-name="ce1">
            <text:p>協助南投縣魚池鄉公所辦理【羊羊得意慶元霄、幸福魚池新故鄉】猜燈謎晚會活動(預計活動時程:2015/3/5)</text:p>
          </table:table-cell>
          <table:table-cell office:value-type="date" office:date-value="2015-03-05T00:00:00" table:style-name="ce2">
            <text:p>2015/3/5</text:p>
          </table:table-cell>
          <table:table-cell office:value-type="date" office:date-value="2015-03-05T00:00:00" table:style-name="ce2">
            <text:p>2015/3/5</text:p>
          </table:table-cell>
          <table:table-cell office:value-type="string" table:style-name="ce1">
            <text:p>南投縣魚池鄉</text:p>
          </table:table-cell>
          <table:table-cell office:value-type="float" office:value="223" table:style-name="ce1">
            <text:p>223</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float" office:value="79" table:style-name="ce1">
            <text:p>79</text:p>
          </table:table-cell>
          <table:table-cell office:value-type="date" office:date-value="2015-02-02T00:00:00" table:style-name="ce2">
            <text:p>2015/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和平區農會</text:p>
          </table:table-cell>
          <table:table-cell office:value-type="float" office:value="57549400" table:style-name="ce1">
            <text:p>57549400</text:p>
          </table:table-cell>
          <table:table-cell office:value-type="string" table:style-name="ce1">
            <text:p>協助臺中市和平區農會辦理104年度臺中市和平區農會慶祝農民節活動計畫(預計活動時程:2015/2/4-2015/2/28)</text:p>
          </table:table-cell>
          <table:table-cell office:value-type="date" office:date-value="2015-02-04T00:00:00" table:style-name="ce2">
            <text:p>2015/2/4</text:p>
          </table:table-cell>
          <table:table-cell office:value-type="date" office:date-value="2015-02-28T00:00:00" table:style-name="ce2">
            <text:p>2015/2/28</text:p>
          </table:table-cell>
          <table:table-cell office:value-type="string" table:style-name="ce1">
            <text:p>台中市和平區</text:p>
          </table:table-cell>
          <table:table-cell office:value-type="float" office:value="300" table:style-name="ce1">
            <text:p>300</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float" office:value="79" table:style-name="ce1">
            <text:p>79</text:p>
          </table:table-cell>
          <table:table-cell office:value-type="date" office:date-value="2015-02-16T00:00:00" table:style-name="ce2">
            <text:p>2015/2/1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卓蘭鎮公所</text:p>
          </table:table-cell>
          <table:table-cell office:value-type="string" table:style-name="ce1">
            <text:p>aa</text:p>
          </table:table-cell>
          <table:table-cell office:value-type="string" table:style-name="ce1">
            <text:p>協助苗栗縣卓蘭鎮公所辦理【104年卓蘭踩街鬧元宵暨節約用電宣導活動】(預計活動時程:2015/2/27)</text:p>
          </table:table-cell>
          <table:table-cell office:value-type="date" office:date-value="2015-02-27T00:00:00" table:style-name="ce2">
            <text:p>2015/2/27</text:p>
          </table:table-cell>
          <table:table-cell office:value-type="date" office:date-value="2015-02-27T00:00:00" table:style-name="ce2">
            <text:p>2015/2/27</text:p>
          </table:table-cell>
          <table:table-cell office:value-type="string" table:style-name="ce1">
            <text:p>苗栗縣卓蘭鎮</text:p>
          </table:table-cell>
          <table:table-cell office:value-type="float" office:value="400" table:style-name="ce1">
            <text:p>4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float" office:value="79" table:style-name="ce1">
            <text:p>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財團法人肝病防治學術基金會</text:p>
          </table:table-cell>
          <table:table-cell office:value-type="float" office:value="1033084" table:style-name="ce1">
            <text:p>1033084</text:p>
          </table:table-cell>
          <table:table-cell office:value-type="string" table:style-name="ce1">
            <text:p>協助財團法人肝病防治學術基金會辦理台電與您肝膽相照─林口地區肝病篩檢暨電力宣導活動(主動關懷系列活動-弱勢，預計活動時程:2015/4/11)</text:p>
          </table:table-cell>
          <table:table-cell office:value-type="date" office:date-value="2015-04-11T00:00:00" table:style-name="ce2">
            <text:p>2015/4/11</text:p>
          </table:table-cell>
          <table:table-cell office:value-type="date" office:date-value="2015-04-11T00:00:00" table:style-name="ce2">
            <text:p>2015/4/11</text:p>
          </table:table-cell>
          <table:table-cell office:value-type="string" table:style-name="ce1">
            <text:p>新北市林口區</text:p>
          </table:table-cell>
          <table:table-cell office:value-type="float" office:value="3599" table:style-name="ce1">
            <text:p>3599</text:p>
          </table:table-cell>
          <table:table-cell office:value-type="float" office:value="1500" table:style-name="ce1">
            <text:p>1500</text:p>
          </table:table-cell>
          <table:table-cell office:value-type="float" office:value="1500" table:style-name="ce1">
            <text:p>15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float" office:value="79" table:style-name="ce1">
            <text:p>79</text:p>
          </table:table-cell>
          <table:table-cell office:value-type="date" office:date-value="2015-02-09T00:00:00" table:style-name="ce2">
            <text:p>2015/2/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農會</text:p>
          </table:table-cell>
          <table:table-cell office:value-type="float" office:value="85176205" table:style-name="ce1">
            <text:p>85176205</text:p>
          </table:table-cell>
          <table:table-cell office:value-type="string" table:style-name="ce1">
            <text:p>協助高雄市林園區農會辦理慶祝104年度農民節表彰大會及宣導支持大林電廠更新改建計畫暨節約能源活動(預計活動時程:2015/2/11)</text:p>
          </table:table-cell>
          <table:table-cell office:value-type="date" office:date-value="2015-02-11T00:00:00" table:style-name="ce2">
            <text:p>2015/2/11</text:p>
          </table:table-cell>
          <table:table-cell office:value-type="date" office:date-value="2015-02-11T00:00:00" table:style-name="ce2">
            <text:p>2015/2/11</text:p>
          </table:table-cell>
          <table:table-cell office:value-type="string" table:style-name="ce1">
            <text:p>高雄市林園區</text:p>
          </table:table-cell>
          <table:table-cell office:value-type="float" office:value="470" table:style-name="ce1">
            <text:p>47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float" office:value="79" table:style-name="ce1">
            <text:p>79</text:p>
          </table:table-cell>
          <table:table-cell office:value-type="date" office:date-value="2015-02-09T00:00:00" table:style-name="ce2">
            <text:p>2015/2/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鳳林社區發展協會</text:p>
          </table:table-cell>
          <table:table-cell office:value-type="float" office:value="19885043" table:style-name="ce1">
            <text:p>19885043</text:p>
          </table:table-cell>
          <table:table-cell office:value-type="string" table:style-name="ce1">
            <text:p>協助高雄市小港區鳳林社區發展協會辦理社區會員大會暨宣導支持大林電廠更新改建計畫活動(預計活動時程:2015/2/15)</text:p>
          </table:table-cell>
          <table:table-cell office:value-type="date" office:date-value="2015-02-15T00:00:00" table:style-name="ce2">
            <text:p>2015/2/15</text:p>
          </table:table-cell>
          <table:table-cell office:value-type="date" office:date-value="2015-02-15T00:00:00" table:style-name="ce2">
            <text:p>2015/2/15</text:p>
          </table:table-cell>
          <table:table-cell office:value-type="string" table:style-name="ce1">
            <text:p>高雄市小港區</text:p>
          </table:table-cell>
          <table:table-cell office:value-type="float" office:value="323" table:style-name="ce1">
            <text:p>323</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float" office:value="79" table:style-name="ce1">
            <text:p>79</text:p>
          </table:table-cell>
          <table:table-cell office:value-type="date" office:date-value="2015-02-12T00:00:00" table:style-name="ce2">
            <text:p>2015/2/1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長樂敬老協會</text:p>
          </table:table-cell>
          <table:table-cell office:value-type="float" office:value="14930940" table:style-name="ce1">
            <text:p>14930940</text:p>
          </table:table-cell>
          <table:table-cell office:value-type="string" table:style-name="ce1">
            <text:p>協助高雄市長樂敬老協會辦理會員觀摩及參訪國家經濟建設暨宣導支持大林發電廠更新改建計畫活動(預計參訪活動時程:2015/3/17-2015/3/18)</text:p>
          </table:table-cell>
          <table:table-cell office:value-type="date" office:date-value="2015-03-17T00:00:00" table:style-name="ce2">
            <text:p>2015/3/17</text:p>
          </table:table-cell>
          <table:table-cell office:value-type="date" office:date-value="2015-03-18T00:00:00" table:style-name="ce2">
            <text:p>2015/3/18</text:p>
          </table:table-cell>
          <table:table-cell office:value-type="string" table:style-name="ce1">
            <text:p>南投縣大觀電廠</text:p>
          </table:table-cell>
          <table:table-cell office:value-type="float" office:value="361" table:style-name="ce1">
            <text:p>361</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float" office:value="79" table:style-name="ce1">
            <text:p>79</text:p>
          </table:table-cell>
          <table:table-cell office:value-type="date" office:date-value="2015-01-26T00:00:00" table:style-name="ce2">
            <text:p>2015/1/2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社服協會</text:p>
          </table:table-cell>
          <table:table-cell office:value-type="float" office:value="36643528" table:style-name="ce1">
            <text:p>36643528</text:p>
          </table:table-cell>
          <table:table-cell office:value-type="string" table:style-name="ce1">
            <text:p>協助高雄市茄萣社服協會辦理104年度會員親子聯誼暨鄉親節約能源宣導活動(預計活動時程:2015/3/1)</text:p>
          </table:table-cell>
          <table:table-cell office:value-type="date" office:date-value="2015-03-01T00:00:00" table:style-name="ce2">
            <text:p>2015/3/1</text:p>
          </table:table-cell>
          <table:table-cell office:value-type="date" office:date-value="2015-03-01T00:00:00" table:style-name="ce2">
            <text:p>2015/3/1</text:p>
          </table:table-cell>
          <table:table-cell office:value-type="string" table:style-name="ce1">
            <text:p>高雄市茄萣區</text:p>
          </table:table-cell>
          <table:table-cell office:value-type="float" office:value="211" table:style-name="ce1">
            <text:p>211</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float" office:value="79" table:style-name="ce1">
            <text:p>79</text:p>
          </table:table-cell>
          <table:table-cell office:value-type="date" office:date-value="2015-02-02T00:00:00" table:style-name="ce2">
            <text:p>2015/2/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農會</text:p>
          </table:table-cell>
          <table:table-cell office:value-type="float" office:value="88510204" table:style-name="ce1">
            <text:p>88510204</text:p>
          </table:table-cell>
          <table:table-cell office:value-type="string" table:style-name="ce1">
            <text:p>協助高雄市彌陀區農會辦理104年農民節擴大慶祝大會暨電力建設宣導活動(預計活動時程:2015/2/26)</text:p>
          </table:table-cell>
          <table:table-cell office:value-type="date" office:date-value="2015-02-26T00:00:00" table:style-name="ce2">
            <text:p>2015/2/26</text:p>
          </table:table-cell>
          <table:table-cell office:value-type="date" office:date-value="2015-02-26T00:00:00" table:style-name="ce2">
            <text:p>2015/2/26</text:p>
          </table:table-cell>
          <table:table-cell office:value-type="string" table:style-name="ce1">
            <text:p>高雄市彌陀區</text:p>
          </table:table-cell>
          <table:table-cell office:value-type="float" office:value="310" table:style-name="ce1">
            <text:p>31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float" office:value="79" table:style-name="ce1">
            <text:p>79</text:p>
          </table:table-cell>
          <table:table-cell office:value-type="date" office:date-value="2015-02-09T00:00:00" table:style-name="ce2">
            <text:p>2015/2/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舢筏協會</text:p>
          </table:table-cell>
          <table:table-cell office:value-type="float" office:value="17659632" table:style-name="ce1">
            <text:p>17659632</text:p>
          </table:table-cell>
          <table:table-cell office:value-type="string" table:style-name="ce1">
            <text:p>協助高雄市路竹舢筏協會辦理第五屆第一次會員大會及節約用電、節約能源、節能減碳宣導活動(預計活動時程:2015/2/28)</text:p>
          </table:table-cell>
          <table:table-cell office:value-type="date" office:date-value="2015-02-28T00:00:00" table:style-name="ce2">
            <text:p>2015/2/28</text:p>
          </table:table-cell>
          <table:table-cell office:value-type="date" office:date-value="2015-02-28T00:00:00" table:style-name="ce2">
            <text:p>2015/2/28</text:p>
          </table:table-cell>
          <table:table-cell office:value-type="string" table:style-name="ce1">
            <text:p>高雄市路竹區</text:p>
          </table:table-cell>
          <table:table-cell office:value-type="float" office:value="200" table:style-name="ce1">
            <text:p>20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float" office:value="79" table:style-name="ce1">
            <text:p>79</text:p>
          </table:table-cell>
          <table:table-cell office:value-type="date" office:date-value="2015-02-12T00:00:00" table:style-name="ce2">
            <text:p>2015/2/1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松柏長青會</text:p>
          </table:table-cell>
          <table:table-cell office:value-type="float" office:value="87903130" table:style-name="ce1">
            <text:p>87903130</text:p>
          </table:table-cell>
          <table:table-cell office:value-type="string" table:style-name="ce1">
            <text:p>協助高雄市彌陀松柏長青會辦理104年地方產業文化交流活動(預計參訪活動時程:2015/3/7-2015/3/8)</text:p>
          </table:table-cell>
          <table:table-cell office:value-type="date" office:date-value="2015-03-07T00:00:00" table:style-name="ce2">
            <text:p>2015/3/7</text:p>
          </table:table-cell>
          <table:table-cell office:value-type="date" office:date-value="2015-03-08T00:00:00" table:style-name="ce2">
            <text:p>2015/3/8</text:p>
          </table:table-cell>
          <table:table-cell office:value-type="string" table:style-name="ce1">
            <text:p>屏東縣恆春鎮</text:p>
          </table:table-cell>
          <table:table-cell office:value-type="float" office:value="222" table:style-name="ce1">
            <text:p>222</text:p>
          </table:table-cell>
          <table:table-cell office:value-type="float" office:value="60" table:style-name="ce1">
            <text:p>60</text:p>
          </table:table-cell>
          <table:table-cell office:value-type="float" office:value="45" table:style-name="ce1">
            <text:p>45</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float" office:value="79" table:style-name="ce1">
            <text:p>79</text:p>
          </table:table-cell>
          <table:table-cell office:value-type="date" office:date-value="2015-01-23T00:00:00" table:style-name="ce2">
            <text:p>2015/1/23</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協助各里辦公處104年媽祖遶境祭典活動(預計活動時程:2015/5/11、2015/9/19)</text:p>
          </table:table-cell>
          <table:table-cell office:value-type="date" office:date-value="2015-05-11T00:00:00" table:style-name="ce2">
            <text:p>2015/5/11</text:p>
          </table:table-cell>
          <table:table-cell office:value-type="date" office:date-value="2015-09-19T00:00:00" table:style-name="ce2">
            <text:p>2015/9/19</text:p>
          </table:table-cell>
          <table:table-cell office:value-type="string" table:style-name="ce1">
            <text:p>新北市石門區</text:p>
          </table:table-cell>
          <table:table-cell office:value-type="float" office:value="270" table:style-name="ce1">
            <text:p>270</text:p>
          </table:table-cell>
          <table:table-cell office:value-type="float" office:value="270" table:style-name="ce1">
            <text:p>270</text:p>
          </table:table-cell>
          <table:table-cell office:value-type="float" office:value="270" table:style-name="ce1">
            <text:p>2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float" office:value="79" table:style-name="ce1">
            <text:p>79</text:p>
          </table:table-cell>
          <table:table-cell office:value-type="date" office:date-value="2015-01-23T00:00:00" table:style-name="ce2">
            <text:p>2015/1/23</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p>
          </table:table-cell>
          <table:table-cell office:value-type="string" table:style-name="ce1">
            <text:p>協助新北市石門區公所辦理104年中元普渡祭典活動(預計活動時程:2015/8/14-2015/9/12)</text:p>
          </table:table-cell>
          <table:table-cell office:value-type="date" office:date-value="2015-08-14T00:00:00" table:style-name="ce2">
            <text:p>2015/8/14</text:p>
          </table:table-cell>
          <table:table-cell office:value-type="date" office:date-value="2015-09-12T00:00:00" table:style-name="ce2">
            <text:p>2015/9/12</text:p>
          </table:table-cell>
          <table:table-cell office:value-type="string" table:style-name="ce1">
            <text:p>新北市石門區</text:p>
          </table:table-cell>
          <table:table-cell office:value-type="float" office:value="550" table:style-name="ce1">
            <text:p>55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float" office:value="79" table:style-name="ce1">
            <text:p>79</text:p>
          </table:table-cell>
          <table:table-cell office:value-type="date" office:date-value="2015-01-26T00:00:00" table:style-name="ce2">
            <text:p>2015/1/2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嵩山社區發展協會</text:p>
          </table:table-cell>
          <table:table-cell office:value-type="float" office:value="30372914" table:style-name="ce1">
            <text:p>30372914</text:p>
          </table:table-cell>
          <table:table-cell office:value-type="string" table:style-name="ce1">
            <text:p>協助新北市石門區嵩山社區發展協會辦理鑼鼓隊文化傳承計畫(預計活動時程:2015/1/1-2015/12/31)</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新北市石門區</text:p>
          </table:table-cell>
          <table:table-cell office:value-type="float" office:value="330" table:style-name="ce1">
            <text:p>330</text:p>
          </table:table-cell>
          <table:table-cell office:value-type="float" office:value="264" table:style-name="ce1">
            <text:p>264</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float" office:value="79" table:style-name="ce1">
            <text:p>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4年度嘉惠農民事業生產計畫(預計施行時程:2015/2-2016/2)</text:p>
          </table:table-cell>
          <table:table-cell office:value-type="date" office:date-value="2015-02-01T00:00:00" table:style-name="ce2">
            <text:p>2015/2/1</text:p>
          </table:table-cell>
          <table:table-cell office:value-type="date" office:date-value="2016-02-29T00:00:00" table:style-name="ce2">
            <text:p>2016/2/29</text:p>
          </table:table-cell>
          <table:table-cell office:value-type="string" table:style-name="ce1">
            <text:p>新北市石門區</text:p>
          </table:table-cell>
          <table:table-cell office:value-type="float" office:value="2873" table:style-name="ce1">
            <text:p>2873</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float" office:value="79" table:style-name="ce1">
            <text:p>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4年度補助化學肥料及飼料資材計畫(預計施行時程:2015/2/1-2016/4/30)</text:p>
          </table:table-cell>
          <table:table-cell office:value-type="date" office:date-value="2015-02-01T00:00:00" table:style-name="ce2">
            <text:p>2015/2/1</text:p>
          </table:table-cell>
          <table:table-cell office:value-type="date" office:date-value="2015-04-30T00:00:00" table:style-name="ce2">
            <text:p>2015/4/30</text:p>
          </table:table-cell>
          <table:table-cell office:value-type="string" table:style-name="ce1">
            <text:p>新北市三芝區</text:p>
          </table:table-cell>
          <table:table-cell office:value-type="float" office:value="5885" table:style-name="ce1">
            <text:p>5885</text:p>
          </table:table-cell>
          <table:table-cell office:value-type="float" office:value="2000" table:style-name="ce1">
            <text:p>2000</text:p>
          </table:table-cell>
          <table:table-cell office:value-type="float" office:value="1000" table:style-name="ce1">
            <text:p>1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float" office:value="79" table:style-name="ce1">
            <text:p>79</text:p>
          </table:table-cell>
          <table:table-cell office:value-type="date" office:date-value="2015-01-23T00:00:00" table:style-name="ce2">
            <text:p>2015/1/23</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金山、萬里各界104年度慶祝農民節大會(預計活動時程:2015/2/4)</text:p>
          </table:table-cell>
          <table:table-cell office:value-type="date" office:date-value="2015-02-04T00:00:00" table:style-name="ce2">
            <text:p>2015/2/4</text:p>
          </table:table-cell>
          <table:table-cell office:value-type="date" office:date-value="2015-02-04T00:00:00" table:style-name="ce2">
            <text:p>2015/2/4</text:p>
          </table:table-cell>
          <table:table-cell office:value-type="string" table:style-name="ce1">
            <text:p>新北市金山區</text:p>
          </table:table-cell>
          <table:table-cell office:value-type="float" office:value="201" table:style-name="ce1">
            <text:p>201</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float" office:value="79" table:style-name="ce1">
            <text:p>79</text:p>
          </table:table-cell>
          <table:table-cell office:value-type="date" office:date-value="2015-01-23T00:00:00" table:style-name="ce2">
            <text:p>2015/1/23</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野柳民俗文化協會</text:p>
          </table:table-cell>
          <table:table-cell office:value-type="float" office:value="31751646" table:style-name="ce1">
            <text:p>31751646</text:p>
          </table:table-cell>
          <table:table-cell office:value-type="string" table:style-name="ce1">
            <text:p>協助新北市野柳民俗文化協會辦理宗教民俗文化交流研習觀摩活動(預計參訪活動時程:2015/3/24-2015/3/26)</text:p>
          </table:table-cell>
          <table:table-cell office:value-type="date" office:date-value="2015-03-24T00:00:00" table:style-name="ce2">
            <text:p>2015/3/24</text:p>
          </table:table-cell>
          <table:table-cell office:value-type="date" office:date-value="2015-03-26T00:00:00" table:style-name="ce2">
            <text:p>2015/3/26</text:p>
          </table:table-cell>
          <table:table-cell office:value-type="string" table:style-name="ce1">
            <text:p>苗栗縣通霄鎮</text:p>
          </table:table-cell>
          <table:table-cell office:value-type="float" office:value="536" table:style-name="ce1">
            <text:p>536</text:p>
          </table:table-cell>
          <table:table-cell office:value-type="float" office:value="300" table:style-name="ce1">
            <text:p>30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float" office:value="79" table:style-name="ce1">
            <text:p>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104年度輔導農業生產資材計畫(預計施行時程:2015/2/1-2015/12/31)</text:p>
          </table:table-cell>
          <table:table-cell office:value-type="date" office:date-value="2015-02-01T00:00:00" table:style-name="ce2">
            <text:p>2015/2/1</text:p>
          </table:table-cell>
          <table:table-cell office:value-type="date" office:date-value="2015-12-31T00:00:00" table:style-name="ce2">
            <text:p>2015/12/31</text:p>
          </table:table-cell>
          <table:table-cell office:value-type="string" table:style-name="ce1">
            <text:p>新北市金山區</text:p>
          </table:table-cell>
          <table:table-cell office:value-type="float" office:value="4205" table:style-name="ce1">
            <text:p>4205</text:p>
          </table:table-cell>
          <table:table-cell office:value-type="float" office:value="1000" table:style-name="ce1">
            <text:p>1000</text:p>
          </table:table-cell>
          <table:table-cell office:value-type="float" office:value="1000" table:style-name="ce1">
            <text:p>100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float" office:value="79" table:style-name="ce1">
            <text:p>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車城地區農會</text:p>
          </table:table-cell>
          <table:table-cell office:value-type="float" office:value="91277700" table:style-name="ce1">
            <text:p>91277700</text:p>
          </table:table-cell>
          <table:table-cell office:value-type="string" table:style-name="ce1">
            <text:p>協助屏東縣車城地區農會辦理洋蔥冷藏庫改善計畫</text:p>
          </table:table-cell>
          <table:table-cell office:value-type="string" table:style-name="ce1">
            <text:p>aa</text:p>
          </table:table-cell>
          <table:table-cell office:value-type="string" table:style-name="ce1">
            <text:p>aa</text:p>
          </table:table-cell>
          <table:table-cell office:value-type="string" table:style-name="ce1">
            <text:p>屏東縣車城鄉</text:p>
          </table:table-cell>
          <table:table-cell office:value-type="float" office:value="994" table:style-name="ce1">
            <text:p>994</text:p>
          </table:table-cell>
          <table:table-cell office:value-type="float" office:value="900" table:style-name="ce1">
            <text:p>900</text:p>
          </table:table-cell>
          <table:table-cell office:value-type="float" office:value="450" table:style-name="ce1">
            <text:p>4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float" office:value="79" table:style-name="ce1">
            <text:p>79</text:p>
          </table:table-cell>
          <table:table-cell office:value-type="date" office:date-value="2015-01-29T00:00:00" table:style-name="ce2">
            <text:p>2015/1/29</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農會</text:p>
          </table:table-cell>
          <table:table-cell office:value-type="float" office:value="91604802" table:style-name="ce1">
            <text:p>91604802</text:p>
          </table:table-cell>
          <table:table-cell office:value-type="string" table:style-name="ce1">
            <text:p>協助屏東縣恆春鎮農會辦理有機米及在地農特產品促銷品嚐暨中華民國104年恆春鎮各界慶祝農民節大會(預計活動時程:2015/2/4)</text:p>
          </table:table-cell>
          <table:table-cell office:value-type="date" office:date-value="2015-02-04T00:00:00" table:style-name="ce2">
            <text:p>2015/2/4</text:p>
          </table:table-cell>
          <table:table-cell office:value-type="date" office:date-value="2015-02-04T00:00:00" table:style-name="ce2">
            <text:p>2015/2/4</text:p>
          </table:table-cell>
          <table:table-cell office:value-type="string" table:style-name="ce1">
            <text:p>屏東縣恆春鎮</text:p>
          </table:table-cell>
          <table:table-cell office:value-type="float" office:value="1200" table:style-name="ce1">
            <text:p>1200</text:p>
          </table:table-cell>
          <table:table-cell office:value-type="float" office:value="400" table:style-name="ce1">
            <text:p>400</text:p>
          </table:table-cell>
          <table:table-cell office:value-type="float" office:value="160" table:style-name="ce1">
            <text:p>16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float" office:value="79" table:style-name="ce1">
            <text:p>79</text:p>
          </table:table-cell>
          <table:table-cell office:value-type="date" office:date-value="2015-02-17T00:00:00" table:style-name="ce2">
            <text:p>2015/2/17</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社團法人屏東縣牡丹鄉高士社區發展協會</text:p>
          </table:table-cell>
          <table:table-cell office:value-type="float" office:value="29385428" table:style-name="ce1">
            <text:p>29385428</text:p>
          </table:table-cell>
          <table:table-cell office:value-type="string" table:style-name="ce1">
            <text:p>協助社團法人屏東縣牡丹鄉高士社區發展協會辦理2015年關懷大地潔淨地球暨恆春區迎春聯合運動會(預計活動時程:2015/2/18-2015/2/20)</text:p>
          </table:table-cell>
          <table:table-cell office:value-type="date" office:date-value="2015-02-18T00:00:00" table:style-name="ce2">
            <text:p>2015/2/18</text:p>
          </table:table-cell>
          <table:table-cell office:value-type="date" office:date-value="2015-02-20T00:00:00" table:style-name="ce2">
            <text:p>2015/2/20</text:p>
          </table:table-cell>
          <table:table-cell office:value-type="string" table:style-name="ce1">
            <text:p>屏東縣牡丹鄉</text:p>
          </table:table-cell>
          <table:table-cell office:value-type="float" office:value="185" table:style-name="ce1">
            <text:p>185</text:p>
          </table:table-cell>
          <table:table-cell office:value-type="float" office:value="100" table:style-name="ce1">
            <text:p>100</text:p>
          </table:table-cell>
          <table:table-cell office:value-type="float" office:value="30" table:style-name="ce1">
            <text:p>3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float" office:value="79" table:style-name="ce1">
            <text:p>79</text:p>
          </table:table-cell>
          <table:table-cell office:value-type="date" office:date-value="2015-01-30T00:00:00" table:style-name="ce2">
            <text:p>2015/1/30</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農會</text:p>
          </table:table-cell>
          <table:table-cell office:value-type="float" office:value="277408" table:style-name="ce1">
            <text:p>277408</text:p>
          </table:table-cell>
          <table:table-cell office:value-type="string" table:style-name="ce1">
            <text:p>協助基隆市農會辦理基隆市104年度農民節慶祝大會計畫(預計活動時程:2015/2/7)</text:p>
          </table:table-cell>
          <table:table-cell office:value-type="date" office:date-value="2015-02-07T00:00:00" table:style-name="ce2">
            <text:p>2015/2/7</text:p>
          </table:table-cell>
          <table:table-cell office:value-type="date" office:date-value="2015-02-07T00:00:00" table:style-name="ce2">
            <text:p>2015/2/7</text:p>
          </table:table-cell>
          <table:table-cell office:value-type="string" table:style-name="ce1">
            <text:p>基隆市七堵區</text:p>
          </table:table-cell>
          <table:table-cell office:value-type="float" office:value="400" table:style-name="ce1">
            <text:p>40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float" office:value="79" table:style-name="ce1">
            <text:p>79</text:p>
          </table:table-cell>
          <table:table-cell office:value-type="date" office:date-value="2015-02-10T00:00:00" table:style-name="ce2">
            <text:p>2015/2/10</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表演藝術發展協會</text:p>
          </table:table-cell>
          <table:table-cell office:value-type="float" office:value="10641314" table:style-name="ce1">
            <text:p>10641314</text:p>
          </table:table-cell>
          <table:table-cell office:value-type="string" table:style-name="ce1">
            <text:p>協助基隆市表演藝術發展協會辦理104年度基隆市文化局表演藝術活動計畫─歡聚鬧元宵(預計活動時程:2015/3/6-2015/3/7)</text:p>
          </table:table-cell>
          <table:table-cell office:value-type="date" office:date-value="2015-03-06T00:00:00" table:style-name="ce2">
            <text:p>2015/3/6</text:p>
          </table:table-cell>
          <table:table-cell office:value-type="date" office:date-value="2015-03-07T00:00:00" table:style-name="ce2">
            <text:p>2015/3/7</text:p>
          </table:table-cell>
          <table:table-cell office:value-type="string" table:style-name="ce1">
            <text:p>基隆市中正區</text:p>
          </table:table-cell>
          <table:table-cell office:value-type="float" office:value="936" table:style-name="ce1">
            <text:p>936</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float" office:value="79" table:style-name="ce1">
            <text:p>79</text:p>
          </table:table-cell>
          <table:table-cell office:value-type="date" office:date-value="2015-02-02T00:00:00" table:style-name="ce2">
            <text:p>2015/2/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農會</text:p>
          </table:table-cell>
          <table:table-cell office:value-type="float" office:value="49275005" table:style-name="ce1">
            <text:p>49275005</text:p>
          </table:table-cell>
          <table:table-cell office:value-type="string" table:style-name="ce1">
            <text:p>協助苗栗縣通霄鎮農會辦理104年度農民節表彰大會補助計畫(預計活動時程:2015/2/4)</text:p>
          </table:table-cell>
          <table:table-cell office:value-type="date" office:date-value="2015-02-04T00:00:00" table:style-name="ce2">
            <text:p>2015/2/4</text:p>
          </table:table-cell>
          <table:table-cell office:value-type="date" office:date-value="2015-02-04T00:00:00" table:style-name="ce2">
            <text:p>2015/2/4</text:p>
          </table:table-cell>
          <table:table-cell office:value-type="string" table:style-name="ce1">
            <text:p>苗栗縣通霄鎮</text:p>
          </table:table-cell>
          <table:table-cell office:value-type="float" office:value="437" table:style-name="ce1">
            <text:p>437</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float" office:value="79" table:style-name="ce1">
            <text:p>79</text:p>
          </table:table-cell>
          <table:table-cell office:value-type="date" office:date-value="2015-02-04T00:00:00" table:style-name="ce2">
            <text:p>2015/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p>
          </table:table-cell>
          <table:table-cell office:value-type="string" table:style-name="ce1">
            <text:p>協助苗栗縣苑裡鎮公所辦理苗栗縣苑裡鎮104年「全國客家日」-天穿日活動(預計活動時程:2015/3/10)</text:p>
          </table:table-cell>
          <table:table-cell office:value-type="date" office:date-value="2015-03-10T00:00:00" table:style-name="ce2">
            <text:p>2015/3/10</text:p>
          </table:table-cell>
          <table:table-cell office:value-type="date" office:date-value="2015-03-10T00:00:00" table:style-name="ce2">
            <text:p>2015/3/10</text:p>
          </table:table-cell>
          <table:table-cell office:value-type="string" table:style-name="ce1">
            <text:p>苗栗縣苑裡鎮</text:p>
          </table:table-cell>
          <table:table-cell office:value-type="float" office:value="350" table:style-name="ce1">
            <text:p>350</text:p>
          </table:table-cell>
          <table:table-cell office:value-type="float" office:value="70" table:style-name="ce1">
            <text:p>70</text:p>
          </table:table-cell>
          <table:table-cell office:value-type="float" office:value="50" table:style-name="ce1">
            <text:p>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float" office:value="79" table:style-name="ce1">
            <text:p>79</text:p>
          </table:table-cell>
          <table:table-cell office:value-type="date" office:date-value="2015-02-09T00:00:00" table:style-name="ce2">
            <text:p>2015/2/9</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元極舞協會</text:p>
          </table:table-cell>
          <table:table-cell office:value-type="float" office:value="99657366" table:style-name="ce1">
            <text:p>99657366</text:p>
          </table:table-cell>
          <table:table-cell office:value-type="string" table:style-name="ce1">
            <text:p>協助苗栗縣苑裡元極舞協會辦理104年元極雨露元極功夫研習活動(預計活動時程:2015/2/8)</text:p>
          </table:table-cell>
          <table:table-cell office:value-type="date" office:date-value="2015-02-08T00:00:00" table:style-name="ce2">
            <text:p>2015/2/8</text:p>
          </table:table-cell>
          <table:table-cell office:value-type="date" office:date-value="2015-02-08T00:00:00" table:style-name="ce2">
            <text:p>2015/2/8</text:p>
          </table:table-cell>
          <table:table-cell office:value-type="string" table:style-name="ce1">
            <text:p>苗栗縣苑裡鎮</text:p>
          </table:table-cell>
          <table:table-cell office:value-type="float" office:value="248" table:style-name="ce1">
            <text:p>248</text:p>
          </table:table-cell>
          <table:table-cell office:value-type="float" office:value="120" table:style-name="ce1">
            <text:p>120</text:p>
          </table:table-cell>
          <table:table-cell office:value-type="float" office:value="30" table:style-name="ce1">
            <text:p>3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float" office:value="79" table:style-name="ce1">
            <text:p>79</text:p>
          </table:table-cell>
          <table:table-cell office:value-type="date" office:date-value="2015-01-30T00:00:00" table:style-name="ce2">
            <text:p>2015/1/30</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沙鹿區農會</text:p>
          </table:table-cell>
          <table:table-cell office:value-type="float" office:value="56108405" table:style-name="ce1">
            <text:p>56108405</text:p>
          </table:table-cell>
          <table:table-cell office:value-type="string" table:style-name="ce1">
            <text:p>協助臺中市沙鹿區農會辦理沙鹿區各界慶祝104年度農民節表彰大會暨節約用電宣導活動(預計活動時程:2015/2/4)</text:p>
          </table:table-cell>
          <table:table-cell office:value-type="date" office:date-value="2015-02-04T00:00:00" table:style-name="ce2">
            <text:p>2015/2/4</text:p>
          </table:table-cell>
          <table:table-cell office:value-type="date" office:date-value="2015-02-04T00:00:00" table:style-name="ce2">
            <text:p>2015/2/4</text:p>
          </table:table-cell>
          <table:table-cell office:value-type="string" table:style-name="ce1">
            <text:p>臺中市沙鹿區</text:p>
          </table:table-cell>
          <table:table-cell office:value-type="float" office:value="320" table:style-name="ce1">
            <text:p>320</text:p>
          </table:table-cell>
          <table:table-cell office:value-type="float" office:value="180" table:style-name="ce1">
            <text:p>1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float" office:value="79" table:style-name="ce1">
            <text:p>79</text:p>
          </table:table-cell>
          <table:table-cell office:value-type="date" office:date-value="2015-02-02T00:00:00" table:style-name="ce2">
            <text:p>2015/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梧棲區農會</text:p>
          </table:table-cell>
          <table:table-cell office:value-type="float" office:value="56503905" table:style-name="ce1">
            <text:p>56503905</text:p>
          </table:table-cell>
          <table:table-cell office:value-type="string" table:style-name="ce1">
            <text:p>協助臺中市梧棲區農會辦理104年度梧棲區各界慶祝農民節暨節約用電宣導活動計畫(預計活動時程:2015/1/1-2015/3/31)</text:p>
          </table:table-cell>
          <table:table-cell office:value-type="date" office:date-value="2015-01-01T00:00:00" table:style-name="ce2">
            <text:p>2015/1/1</text:p>
          </table:table-cell>
          <table:table-cell office:value-type="date" office:date-value="2015-07-31T00:00:00" table:style-name="ce2">
            <text:p>2015/7/31</text:p>
          </table:table-cell>
          <table:table-cell office:value-type="string" table:style-name="ce1">
            <text:p>臺中市梧棲區</text:p>
          </table:table-cell>
          <table:table-cell office:value-type="float" office:value="160" table:style-name="ce1">
            <text:p>16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float" office:value="79" table:style-name="ce1">
            <text:p>79</text:p>
          </table:table-cell>
          <table:table-cell office:value-type="date" office:date-value="2015-02-02T00:00:00" table:style-name="ce2">
            <text:p>2015/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農會</text:p>
          </table:table-cell>
          <table:table-cell office:value-type="float" office:value="57005103" table:style-name="ce1">
            <text:p>57005103</text:p>
          </table:table-cell>
          <table:table-cell office:value-type="string" table:style-name="ce1">
            <text:p>協助臺中市大肚區農會辦理大肚區各界慶祝104年度農民節暨節約能源宣導會系列活動(預計活動時程:2015/1/25-2015/3/15)</text:p>
          </table:table-cell>
          <table:table-cell office:value-type="date" office:date-value="2015-01-25T00:00:00" table:style-name="ce2">
            <text:p>2015/1/25</text:p>
          </table:table-cell>
          <table:table-cell office:value-type="date" office:date-value="2015-03-15T00:00:00" table:style-name="ce2">
            <text:p>2015/3/15</text:p>
          </table:table-cell>
          <table:table-cell office:value-type="string" table:style-name="ce1">
            <text:p>臺中市大肚區</text:p>
          </table:table-cell>
          <table:table-cell office:value-type="float" office:value="450" table:style-name="ce1">
            <text:p>45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float" office:value="79" table:style-name="ce1">
            <text:p>79</text:p>
          </table:table-cell>
          <table:table-cell office:value-type="date" office:date-value="2015-02-02T00:00:00" table:style-name="ce2">
            <text:p>2015/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p>
          </table:table-cell>
          <table:table-cell office:value-type="string" table:style-name="ce1">
            <text:p>協助臺中市龍井區公所辦理臺中市龍井區104年歲末迎春名家揮毫暨推廣節約能源宣導活動(預計活動時程:2015/2/4-2015/2/7)</text:p>
          </table:table-cell>
          <table:table-cell office:value-type="date" office:date-value="2015-02-04T00:00:00" table:style-name="ce2">
            <text:p>2015/2/4</text:p>
          </table:table-cell>
          <table:table-cell office:value-type="date" office:date-value="2015-02-07T00:00:00" table:style-name="ce2">
            <text:p>2015/2/7</text:p>
          </table:table-cell>
          <table:table-cell office:value-type="string" table:style-name="ce1">
            <text:p>臺中市龍井區</text:p>
          </table:table-cell>
          <table:table-cell office:value-type="float" office:value="408" table:style-name="ce1">
            <text:p>408</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float" office:value="79" table:style-name="ce1">
            <text:p>79</text:p>
          </table:table-cell>
          <table:table-cell office:value-type="date" office:date-value="2015-02-02T00:00:00" table:style-name="ce2">
            <text:p>2015/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主動關懷計畫之長期深耕暨認養龍津國小籃球隊活動計畫(主動關懷系列活動-認養，預計活動時程:2015/1/1-2015/7/31)</text:p>
          </table:table-cell>
          <table:table-cell office:value-type="date" office:date-value="2015-01-01T00:00:00" table:style-name="ce2">
            <text:p>2015/1/1</text:p>
          </table:table-cell>
          <table:table-cell office:value-type="date" office:date-value="2015-07-31T00:00:00" table:style-name="ce2">
            <text:p>2015/7/31</text:p>
          </table:table-cell>
          <table:table-cell office:value-type="string" table:style-name="ce1">
            <text:p>臺中市龍井區</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float" office:value="79" table:style-name="ce1">
            <text:p>79</text:p>
          </table:table-cell>
          <table:table-cell office:value-type="date" office:date-value="2015-02-16T00:00:00" table:style-name="ce2">
            <text:p>2015/2/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p>
          </table:table-cell>
          <table:table-cell office:value-type="string" table:style-name="ce1">
            <text:p>協助台中發電廠辦理繽紛花卉心關懷活力來電話溫馨活動(主動關懷系列活動-互動，預計活動時程:2015/2/15-2015/4/20)</text:p>
          </table:table-cell>
          <table:table-cell office:value-type="date" office:date-value="2015-02-15T00:00:00" table:style-name="ce2">
            <text:p>2015/2/15</text:p>
          </table:table-cell>
          <table:table-cell office:value-type="date" office:date-value="2015-04-20T00:00:00" table:style-name="ce2">
            <text:p>2015/4/20</text:p>
          </table:table-cell>
          <table:table-cell office:value-type="string" table:style-name="ce1">
            <text:p>臺中市龍井區</text:p>
          </table:table-cell>
          <table:table-cell office:value-type="float" office:value="156" table:style-name="ce1">
            <text:p>156</text:p>
          </table:table-cell>
          <table:table-cell office:value-type="float" office:value="156" table:style-name="ce1">
            <text:p>156</text:p>
          </table:table-cell>
          <table:table-cell office:value-type="float" office:value="156" table:style-name="ce1">
            <text:p>156</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float" office:value="79" table:style-name="ce1">
            <text:p>79</text:p>
          </table:table-cell>
          <table:table-cell office:value-type="date" office:date-value="2015-02-16T00:00:00" table:style-name="ce2">
            <text:p>2015/2/16</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伸港鄉體育會</text:p>
          </table:table-cell>
          <table:table-cell office:value-type="float" office:value="45719061" table:style-name="ce1">
            <text:p>45719061</text:p>
          </table:table-cell>
          <table:table-cell office:value-type="string" table:style-name="ce1">
            <text:p>協助彰化縣伸港鄉體育會辦理慶祝104年婦幼節親子活動與全民健行暨節能減碳宣導活動(預計活動時程:2015/3/8)</text:p>
          </table:table-cell>
          <table:table-cell office:value-type="date" office:date-value="2015-03-08T00:00:00" table:style-name="ce2">
            <text:p>2015/3/8</text:p>
          </table:table-cell>
          <table:table-cell office:value-type="date" office:date-value="2015-03-08T00:00:00" table:style-name="ce2">
            <text:p>2015/3/8</text:p>
          </table:table-cell>
          <table:table-cell office:value-type="string" table:style-name="ce1">
            <text:p>彰化縣伸港鄉</text:p>
          </table:table-cell>
          <table:table-cell office:value-type="float" office:value="954" table:style-name="ce1">
            <text:p>954</text:p>
          </table:table-cell>
          <table:table-cell office:value-type="float" office:value="360" table:style-name="ce1">
            <text:p>360</text:p>
          </table:table-cell>
          <table:table-cell office:value-type="float" office:value="270" table:style-name="ce1">
            <text:p>270</text:p>
          </table:table-cell>
          <table:table-cell office:value-type="string" table:style-name="ce1">
            <text:p>配合宣導電力開發，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float" office:value="79" table:style-name="ce1">
            <text:p>79</text:p>
          </table:table-cell>
          <table:table-cell office:value-type="date" office:date-value="2015-01-30T00:00:00" table:style-name="ce2">
            <text:p>2015/1/30</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新屋區農會</text:p>
          </table:table-cell>
          <table:table-cell office:value-type="float" office:value="44811105" table:style-name="ce1">
            <text:p>44811105</text:p>
          </table:table-cell>
          <table:table-cell office:value-type="string" table:style-name="ce1">
            <text:p>協助桃園市新屋區農會辦理104年度新屋區各界慶祝農民節大會活動(預計活動時程:2015/2/7-2015/3/31)</text:p>
          </table:table-cell>
          <table:table-cell office:value-type="date" office:date-value="2015-02-07T00:00:00" table:style-name="ce2">
            <text:p>2015/2/7</text:p>
          </table:table-cell>
          <table:table-cell office:value-type="date" office:date-value="2015-03-31T00:00:00" table:style-name="ce2">
            <text:p>2015/3/31</text:p>
          </table:table-cell>
          <table:table-cell office:value-type="string" table:style-name="ce1">
            <text:p>桃園市新屋區</text:p>
          </table:table-cell>
          <table:table-cell office:value-type="float" office:value="600" table:style-name="ce1">
            <text:p>600</text:p>
          </table:table-cell>
          <table:table-cell office:value-type="float" office:value="150" table:style-name="ce1">
            <text:p>150</text:p>
          </table:table-cell>
          <table:table-cell office:value-type="float" office:value="60" table:style-name="ce1">
            <text:p>6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float" office:value="79" table:style-name="ce1">
            <text:p>79</text:p>
          </table:table-cell>
          <table:table-cell office:value-type="date" office:date-value="2015-02-17T00:00:00" table:style-name="ce2">
            <text:p>2015/2/17</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觀音區藍埔社區發展協會</text:p>
          </table:table-cell>
          <table:table-cell office:value-type="float" office:value="10079602" table:style-name="ce1">
            <text:p>10079602</text:p>
          </table:table-cell>
          <table:table-cell office:value-type="string" table:style-name="ce1">
            <text:p>協助桃園市觀音區藍埔社區發展協會辦理104年元宵燈謎暨節約用電宣導活動(預計活動時程:2015/2/28)</text:p>
          </table:table-cell>
          <table:table-cell office:value-type="date" office:date-value="2015-02-28T00:00:00" table:style-name="ce2">
            <text:p>2015/2/28</text:p>
          </table:table-cell>
          <table:table-cell office:value-type="date" office:date-value="2015-02-28T00:00:00" table:style-name="ce2">
            <text:p>2015/2/28</text:p>
          </table:table-cell>
          <table:table-cell office:value-type="string" table:style-name="ce1">
            <text:p>桃園市觀音區</text:p>
          </table:table-cell>
          <table:table-cell office:value-type="float" office:value="450" table:style-name="ce1">
            <text:p>450</text:p>
          </table:table-cell>
          <table:table-cell office:value-type="float" office:value="360" table:style-name="ce1">
            <text:p>360</text:p>
          </table:table-cell>
          <table:table-cell office:value-type="float" office:value="150" table:style-name="ce1">
            <text:p>15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永平村加油站前排水溝改善工程等10件(※本項協助計畫補助比例89.58%)</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93" table:style-name="ce1">
            <text:p>2593</text:p>
          </table:table-cell>
          <table:table-cell office:value-type="float" office:value="2593" table:style-name="ce1">
            <text:p>2593</text:p>
          </table:table-cell>
          <table:table-cell office:value-type="float" office:value="2593" table:style-name="ce1">
            <text:p>2593</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中寮村鄉林巷AC鋪設工程等9件(※本項協助計畫補助比例89.5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152" table:style-name="ce1">
            <text:p>2152</text:p>
          </table:table-cell>
          <table:table-cell office:value-type="float" office:value="2152" table:style-name="ce1">
            <text:p>2152</text:p>
          </table:table-cell>
          <table:table-cell office:value-type="float" office:value="2152" table:style-name="ce1">
            <text:p>2152</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和興村東興路排水設施改善工程等6件(※本項協助計畫補助比例88.99%)</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62" table:style-name="ce1">
            <text:p>1062</text:p>
          </table:table-cell>
          <table:table-cell office:value-type="float" office:value="1062" table:style-name="ce1">
            <text:p>1062</text:p>
          </table:table-cell>
          <table:table-cell office:value-type="float" office:value="1062" table:style-name="ce1">
            <text:p>1062</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復興村水井路改善工程等8件(※本項協助計畫補助比例89.42%)</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61" table:style-name="ce1">
            <text:p>1861</text:p>
          </table:table-cell>
          <table:table-cell office:value-type="float" office:value="1861" table:style-name="ce1">
            <text:p>1861</text:p>
          </table:table-cell>
          <table:table-cell office:value-type="float" office:value="1861" table:style-name="ce1">
            <text:p>1861</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清水村五號路排水改善工程等6件(※本項協助計畫補助比例88.72%)</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32" table:style-name="ce1">
            <text:p>832</text:p>
          </table:table-cell>
          <table:table-cell office:value-type="float" office:value="832" table:style-name="ce1">
            <text:p>832</text:p>
          </table:table-cell>
          <table:table-cell office:value-type="float" office:value="832" table:style-name="ce1">
            <text:p>832</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龍安村福德巷排水工程等7件(※本項協助計畫補助比例89.06%)</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147" table:style-name="ce1">
            <text:p>1147</text:p>
          </table:table-cell>
          <table:table-cell office:value-type="float" office:value="1147" table:style-name="ce1">
            <text:p>1147</text:p>
          </table:table-cell>
          <table:table-cell office:value-type="float" office:value="1147" table:style-name="ce1">
            <text:p>1147</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內城村灰石坪農路改善工程等7件(※本項協助計畫補助比例89.16%)</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79" table:style-name="ce1">
            <text:p>1279</text:p>
          </table:table-cell>
          <table:table-cell office:value-type="float" office:value="1279" table:style-name="ce1">
            <text:p>1279</text:p>
          </table:table-cell>
          <table:table-cell office:value-type="float" office:value="1279" table:style-name="ce1">
            <text:p>1279</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義和村義和農路支線改善工程等8件(※本項協助計畫補助比例89.34%)</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48" table:style-name="ce1">
            <text:p>1648</text:p>
          </table:table-cell>
          <table:table-cell office:value-type="float" office:value="1648" table:style-name="ce1">
            <text:p>1648</text:p>
          </table:table-cell>
          <table:table-cell office:value-type="float" office:value="1648" table:style-name="ce1">
            <text:p>1648</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永福村仙峰農路改善工程等6件(※本項協助計畫補助比例88.75%)</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52" table:style-name="ce1">
            <text:p>852</text:p>
          </table:table-cell>
          <table:table-cell office:value-type="float" office:value="852" table:style-name="ce1">
            <text:p>852</text:p>
          </table:table-cell>
          <table:table-cell office:value-type="float" office:value="852" table:style-name="ce1">
            <text:p>852</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float" office:value="79" table:style-name="ce1">
            <text:p>79</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p>
          </table:table-cell>
          <table:table-cell office:value-type="string" table:style-name="ce1">
            <text:p>協助南投縣中寮鄉公所辦理永芳村分水寮段水泥路面工程等9件(※本項協助計畫補助比例89.31%)</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74" table:style-name="ce1">
            <text:p>1574</text:p>
          </table:table-cell>
          <table:table-cell office:value-type="float" office:value="1574" table:style-name="ce1">
            <text:p>1574</text:p>
          </table:table-cell>
          <table:table-cell office:value-type="float" office:value="1574" table:style-name="ce1">
            <text:p>1574</text:p>
          </table:table-cell>
          <table:table-cell office:value-type="string" table:style-name="ce1">
            <text:p>促進電力開發，增進地方建設</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float" office:value="79" table:style-name="ce1">
            <text:p>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p>
          </table:table-cell>
          <table:table-cell office:value-type="string" table:style-name="ce1">
            <text:p>協助南投縣政府辦理2015提升中寮、名間、集集地區觀光休閒產業發展系列活動『2015三陽開泰，集羊如意』鄉土燈會活動(預計活動時程:2015/2/18-2015/3/5)</text:p>
          </table:table-cell>
          <table:table-cell office:value-type="date" office:date-value="2015-02-18T00:00:00" table:style-name="ce2">
            <text:p>2015/2/18</text:p>
          </table:table-cell>
          <table:table-cell office:value-type="date" office:date-value="2015-03-05T00:00:00" table:style-name="ce2">
            <text:p>2015/3/5</text:p>
          </table:table-cell>
          <table:table-cell office:value-type="string" table:style-name="ce1">
            <text:p>南投縣集集鎮</text:p>
          </table:table-cell>
          <table:table-cell office:value-type="float" office:value="16000" table:style-name="ce1">
            <text:p>16000</text:p>
          </table:table-cell>
          <table:table-cell office:value-type="float" office:value="1000" table:style-name="ce1">
            <text:p>1000</text:p>
          </table:table-cell>
          <table:table-cell office:value-type="float" office:value="750" table:style-name="ce1">
            <text:p>750</text:p>
          </table:table-cell>
          <table:table-cell office:value-type="string" table:style-name="ce1">
            <text:p>促進電力開發，增進產業發展</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float" office:value="79" table:style-name="ce1">
            <text:p>79</text:p>
          </table:table-cell>
          <table:table-cell office:value-type="date" office:date-value="2015-02-02T00:00:00" table:style-name="ce2">
            <text:p>2015/2/2</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農會</text:p>
          </table:table-cell>
          <table:table-cell office:value-type="float" office:value="35188901" table:style-name="ce1">
            <text:p>35188901</text:p>
          </table:table-cell>
          <table:table-cell office:value-type="string" table:style-name="ce1">
            <text:p>協助新北市林口區農會辦理104年度林口區各界慶祝農民節大會及節約電源宣導活動(預計活動時程:2015/1/1-2015/2/28)</text:p>
          </table:table-cell>
          <table:table-cell office:value-type="date" office:date-value="2015-01-01T00:00:00" table:style-name="ce2">
            <text:p>2015/1/1</text:p>
          </table:table-cell>
          <table:table-cell office:value-type="date" office:date-value="2015-02-28T00:00:00" table:style-name="ce2">
            <text:p>2015/2/28</text:p>
          </table:table-cell>
          <table:table-cell office:value-type="string" table:style-name="ce1">
            <text:p><text:s/>新北市林口區</text:p>
          </table:table-cell>
          <table:table-cell office:value-type="float" office:value="2080" table:style-name="ce1">
            <text:p>2080</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開發，維護傳統習俗</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float" office:value="79" table:style-name="ce1">
            <text:p>79</text:p>
          </table:table-cell>
          <table:table-cell office:value-type="date" office:date-value="2015-02-12T00:00:00" table:style-name="ce2">
            <text:p>2015/2/12</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口湖鄉公所</text:p>
          </table:table-cell>
          <table:table-cell office:value-type="string" table:style-name="ce1">
            <text:p>aa</text:p>
          </table:table-cell>
          <table:table-cell office:value-type="string" table:style-name="ce1">
            <text:p>協助雲林縣口湖鄉公所辦理新春聯誼暨電力建設宣導計畫(預計活動時程:2015/3/4)</text:p>
          </table:table-cell>
          <table:table-cell office:value-type="date" office:date-value="2015-03-04T00:00:00" table:style-name="ce2">
            <text:p>2015/3/4</text:p>
          </table:table-cell>
          <table:table-cell office:value-type="date" office:date-value="2015-03-04T00:00:00" table:style-name="ce2">
            <text:p>2015/3/4</text:p>
          </table:table-cell>
          <table:table-cell office:value-type="string" table:style-name="ce1">
            <text:p>雲林縣口湖鄉</text:p>
          </table:table-cell>
          <table:table-cell office:value-type="float" office:value="130" table:style-name="ce1">
            <text:p>130</text:p>
          </table:table-cell>
          <table:table-cell office:value-type="float" office:value="60" table:style-name="ce1">
            <text:p>60</text:p>
          </table:table-cell>
          <table:table-cell office:value-type="float" office:value="60" table:style-name="ce1">
            <text:p>60</text:p>
          </table:table-cell>
          <table:table-cell office:value-type="string" table:style-name="ce1">
            <text:p>配合宣導電力開發，提升台電企業形象</text:p>
          </table:table-cell>
          <table:table-cell office:value-type="string" table:style-name="ce1">
            <text:p>已同意</text:p>
          </table:table-cell>
          <table:table-cell table:number-columns-repeated="16367"/>
        </table:table-row>
        <table:table-row table:number-rows-repeated="1048524" table:style-name="ro1">
          <table:table-cell table:number-columns-repeated="16384"/>
        </table:table-row>
      </table:table>
      <table:table table:name="03"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A079</text:p>
          </table:table-cell>
          <table:table-cell office:value-type="date" office:date-value="2015-03-23T00:00:00" table:style-name="ce2">
            <text:p>2015/3/23</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社區理事長協進會</text:p>
          </table:table-cell>
          <table:table-cell office:value-type="float" office:value="36651765" table:style-name="ce1">
            <text:p>36651765</text:p>
          </table:table-cell>
          <table:table-cell office:value-type="string" table:style-name="ce1">
            <text:p>協助高雄市茄萣社區理事長協進會辦理社區總體營造觀摩暨節約能源宣導活動</text:p>
          </table:table-cell>
          <table:table-cell office:value-type="date" office:date-value="2015-05-13T00:00:00" table:style-name="ce2">
            <text:p>2015/5/13</text:p>
          </table:table-cell>
          <table:table-cell office:value-type="date" office:date-value="2015-05-15T00:00:00" table:style-name="ce2">
            <text:p>2015/5/15</text:p>
          </table:table-cell>
          <table:table-cell office:value-type="string" table:style-name="ce1">
            <text:p>林口發電廠</text:p>
          </table:table-cell>
          <table:table-cell office:value-type="float" office:value="322" table:style-name="ce1">
            <text:p>322</text:p>
          </table:table-cell>
          <table:table-cell office:value-type="float" office:value="160" table:style-name="ce1">
            <text:p>160</text:p>
          </table:table-cell>
          <table:table-cell office:value-type="float" office:value="150" table:style-name="ce1">
            <text:p>1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A079</text:p>
          </table:table-cell>
          <table:table-cell office:value-type="date" office:date-value="2015-03-18T00:00:00" table:style-name="ce2">
            <text:p>2015/3/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大甲溪發電廠</text:p>
          </table:table-cell>
          <table:table-cell office:value-type="string" table:style-name="ce1">
            <text:p>aa<text:s text:c="8"/></text:p>
          </table:table-cell>
          <table:table-cell office:value-type="string" table:style-name="ce1">
            <text:p>協助大甲溪發電廠辦理2015谷關山電戰警活力飆舞大賽暨台電電力宣導、鼓動觀光反毒活動</text:p>
          </table:table-cell>
          <table:table-cell office:value-type="date" office:date-value="2015-04-01T00:00:00" table:style-name="ce2">
            <text:p>2015/4/1</text:p>
          </table:table-cell>
          <table:table-cell office:value-type="date" office:date-value="2015-10-31T00:00:00" table:style-name="ce2">
            <text:p>2015/10/31</text:p>
          </table:table-cell>
          <table:table-cell office:value-type="string" table:style-name="ce1">
            <text:p>台中市和平區及谷關地區</text:p>
          </table:table-cell>
          <table:table-cell office:value-type="float" office:value="298" table:style-name="ce1">
            <text:p>298</text:p>
          </table:table-cell>
          <table:table-cell office:value-type="float" office:value="298" table:style-name="ce1">
            <text:p>298</text:p>
          </table:table-cell>
          <table:table-cell office:value-type="float" office:value="298" table:style-name="ce1">
            <text:p>29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A079</text:p>
          </table:table-cell>
          <table:table-cell office:value-type="date" office:date-value="2015-03-23T00:00:00" table:style-name="ce2">
            <text:p>2015/3/23</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明潭發電廠</text:p>
          </table:table-cell>
          <table:table-cell office:value-type="string" table:style-name="ce1">
            <text:p>aa<text:s text:c="8"/></text:p>
          </table:table-cell>
          <table:table-cell office:value-type="string" table:style-name="ce1">
            <text:p>協助明潭發電廠辦理「扎根教育計畫」104年水里鄉國中小鄉土教學活動</text:p>
          </table:table-cell>
          <table:table-cell office:value-type="date" office:date-value="2015-04-01T00:00:00" table:style-name="ce2">
            <text:p>2015/4/1</text:p>
          </table:table-cell>
          <table:table-cell office:value-type="date" office:date-value="2016-03-31T00:00:00" table:style-name="ce2">
            <text:p>2016/3/31</text:p>
          </table:table-cell>
          <table:table-cell office:value-type="string" table:style-name="ce1">
            <text:p>南投縣水里鄉</text:p>
          </table:table-cell>
          <table:table-cell office:value-type="float" office:value="70" table:style-name="ce1">
            <text:p>70</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A079</text:p>
          </table:table-cell>
          <table:table-cell office:value-type="date" office:date-value="2015-03-18T00:00:00" table:style-name="ce2">
            <text:p>2015/3/18</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老人會</text:p>
          </table:table-cell>
          <table:table-cell office:value-type="float" office:value="2254205" table:style-name="ce1">
            <text:p>2254205</text:p>
          </table:table-cell>
          <table:table-cell office:value-type="string" table:style-name="ce1">
            <text:p>協助新北市金山區老人會辦理『會員知能教育暨據點公安研習活動』</text:p>
          </table:table-cell>
          <table:table-cell office:value-type="date" office:date-value="2015-04-01T00:00:00" table:style-name="ce2">
            <text:p>2015/4/1</text:p>
          </table:table-cell>
          <table:table-cell office:value-type="date" office:date-value="2015-05-31T00:00:00" table:style-name="ce2">
            <text:p>2015/5/31</text:p>
          </table:table-cell>
          <table:table-cell office:value-type="string" table:style-name="ce1">
            <text:p>新北市金山區</text:p>
          </table:table-cell>
          <table:table-cell office:value-type="float" office:value="577" table:style-name="ce1">
            <text:p>577</text:p>
          </table:table-cell>
          <table:table-cell office:value-type="float" office:value="200" table:style-name="ce1">
            <text:p>200</text:p>
          </table:table-cell>
          <table:table-cell office:value-type="float" office:value="120" table:style-name="ce1">
            <text:p>12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A079</text:p>
          </table:table-cell>
          <table:table-cell office:value-type="date" office:date-value="2015-03-20T00:00:00" table:style-name="ce2">
            <text:p>2015/3/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公所</text:p>
          </table:table-cell>
          <table:table-cell office:value-type="string" table:style-name="ce1">
            <text:p>aa<text:s text:c="8"/></text:p>
          </table:table-cell>
          <table:table-cell office:value-type="string" table:style-name="ce1">
            <text:p>協助新北市林口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1468" table:style-name="ce1">
            <text:p>1146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A079</text:p>
          </table:table-cell>
          <table:table-cell office:value-type="date" office:date-value="2015-03-18T00:00:00" table:style-name="ce2">
            <text:p>2015/3/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漁民發展協會</text:p>
          </table:table-cell>
          <table:table-cell office:value-type="float" office:value="20400623" table:style-name="ce1">
            <text:p>20400623</text:p>
          </table:table-cell>
          <table:table-cell office:value-type="string" table:style-name="ce1">
            <text:p>協助臺中市漁民發展協會辦理觀摩漁港漁民作業概況提升捕魚技術暨宣導節約能源活動</text:p>
          </table:table-cell>
          <table:table-cell office:value-type="date" office:date-value="2015-03-27T00:00:00" table:style-name="ce2">
            <text:p>2015/3/27</text:p>
          </table:table-cell>
          <table:table-cell office:value-type="date" office:date-value="2015-03-28T00:00:00" table:style-name="ce2">
            <text:p>2015/3/28</text:p>
          </table:table-cell>
          <table:table-cell office:value-type="string" table:style-name="ce1">
            <text:p>大林發電廠</text:p>
          </table:table-cell>
          <table:table-cell office:value-type="float" office:value="522" table:style-name="ce1">
            <text:p>522</text:p>
          </table:table-cell>
          <table:table-cell office:value-type="float" office:value="200" table:style-name="ce1">
            <text:p>200</text:p>
          </table:table-cell>
          <table:table-cell office:value-type="float" office:value="180" table:style-name="ce1">
            <text:p>1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A079</text:p>
          </table:table-cell>
          <table:table-cell office:value-type="date" office:date-value="2015-03-18T00:00:00" table:style-name="ce2">
            <text:p>2015/3/18</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大同鄉松羅社區發展協會</text:p>
          </table:table-cell>
          <table:table-cell office:value-type="float" office:value="19602657" table:style-name="ce1">
            <text:p>19602657</text:p>
          </table:table-cell>
          <table:table-cell office:value-type="string" table:style-name="ce1">
            <text:p>協助宜蘭縣大同鄉松羅社區發展協會辦理104年度村校社區聯運暨泰雅傳統競技活動</text:p>
          </table:table-cell>
          <table:table-cell office:value-type="date" office:date-value="2015-03-21T00:00:00" table:style-name="ce2">
            <text:p>2015/3/21</text:p>
          </table:table-cell>
          <table:table-cell office:value-type="date" office:date-value="2015-03-21T00:00:00" table:style-name="ce2">
            <text:p>2015/3/21</text:p>
          </table:table-cell>
          <table:table-cell office:value-type="string" table:style-name="ce1">
            <text:p>宜蘭縣大同鄉</text:p>
          </table:table-cell>
          <table:table-cell office:value-type="float" office:value="187" table:style-name="ce1">
            <text:p>187</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A079</text:p>
          </table:table-cell>
          <table:table-cell office:value-type="date" office:date-value="2015-03-17T00:00:00" table:style-name="ce2">
            <text:p>2015/3/17</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104年度睦鄰路跑活動計畫</text:p>
          </table:table-cell>
          <table:table-cell office:value-type="date" office:date-value="2015-05-16T00:00:00" table:style-name="ce2">
            <text:p>2015/5/16</text:p>
          </table:table-cell>
          <table:table-cell office:value-type="date" office:date-value="2015-05-16T00:00:00" table:style-name="ce2">
            <text:p>2015/5/16</text:p>
          </table:table-cell>
          <table:table-cell office:value-type="string" table:style-name="ce1">
            <text:p>基隆市中山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麥寮鄉公所</text:p>
          </table:table-cell>
          <table:table-cell office:value-type="string" table:style-name="ce1">
            <text:p>aa<text:s text:c="8"/></text:p>
          </table:table-cell>
          <table:table-cell office:value-type="string" table:style-name="ce1">
            <text:p>協助雲林縣麥寮鄉公所104年度發電年度促協金(運轉中)--雲麥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69" table:style-name="ce1">
            <text:p>769</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白沙鄉公所</text:p>
          </table:table-cell>
          <table:table-cell office:value-type="string" table:style-name="ce1">
            <text:p>aa<text:s text:c="8"/></text:p>
          </table:table-cell>
          <table:table-cell office:value-type="string" table:style-name="ce1">
            <text:p>協助澎湖縣白沙鄉公所104年度發電年度促協金(運轉中)--中屯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4" table:style-name="ce1">
            <text:p>9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芳苑鄉公所</text:p>
          </table:table-cell>
          <table:table-cell office:value-type="string" table:style-name="ce1">
            <text:p>aa<text:s text:c="8"/></text:p>
          </table:table-cell>
          <table:table-cell office:value-type="string" table:style-name="ce1">
            <text:p>協助彰化縣芳苑鄉公所104年度發電年度促協金(運轉中)--王功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16" table:style-name="ce1">
            <text:p>41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政府</text:p>
          </table:table-cell>
          <table:table-cell office:value-type="string" table:style-name="ce1">
            <text:p>aa<text:s text:c="8"/></text:p>
          </table:table-cell>
          <table:table-cell office:value-type="string" table:style-name="ce1">
            <text:p>協助臺中市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910" table:style-name="ce1">
            <text:p>391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四湖鄉公所</text:p>
          </table:table-cell>
          <table:table-cell office:value-type="string" table:style-name="ce1">
            <text:p>aa<text:s text:c="8"/></text:p>
          </table:table-cell>
          <table:table-cell office:value-type="string" table:style-name="ce1">
            <text:p>協助雲林縣四湖鄉公所104年度發電年度促協金(運轉中)--四湖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63" table:style-name="ce1">
            <text:p>46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金門縣</text:p>
          </table:table-cell>
          <table:table-cell office:value-type="string" table:style-name="ce1">
            <text:p>金門縣金沙鎮公所</text:p>
          </table:table-cell>
          <table:table-cell office:value-type="string" table:style-name="ce1">
            <text:p>aa<text:s text:c="8"/></text:p>
          </table:table-cell>
          <table:table-cell office:value-type="string" table:style-name="ce1">
            <text:p>協助金門縣金沙鎮公所104年度發電年度促協金(運轉中)--金沙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 table:style-name="ce1">
            <text:p>7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臺南市</text:p>
          </table:table-cell>
          <table:table-cell office:value-type="string" table:style-name="ce1">
            <text:p>臺南市政府</text:p>
          </table:table-cell>
          <table:table-cell office:value-type="string" table:style-name="ce1">
            <text:p>aa<text:s text:c="8"/></text:p>
          </table:table-cell>
          <table:table-cell office:value-type="string" table:style-name="ce1">
            <text:p>協助臺南市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53" table:style-name="ce1">
            <text:p>265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鹿港鎮公所</text:p>
          </table:table-cell>
          <table:table-cell office:value-type="string" table:style-name="ce1">
            <text:p>aa<text:s text:c="8"/></text:p>
          </table:table-cell>
          <table:table-cell office:value-type="string" table:style-name="ce1">
            <text:p>協助彰化縣鹿港鎮公所104年度發電年度促協金(運轉中)--彰工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6" table:style-name="ce1">
            <text:p>28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政府</text:p>
          </table:table-cell>
          <table:table-cell office:value-type="string" table:style-name="ce1">
            <text:p>aa<text:s text:c="8"/></text:p>
          </table:table-cell>
          <table:table-cell office:value-type="string" table:style-name="ce1">
            <text:p>協助雲林縣政府104年度發電年度促協金(運轉中)--雲麥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4" table:style-name="ce1">
            <text:p>15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政府</text:p>
          </table:table-cell>
          <table:table-cell office:value-type="string" table:style-name="ce1">
            <text:p>aa<text:s text:c="8"/></text:p>
          </table:table-cell>
          <table:table-cell office:value-type="string" table:style-name="ce1">
            <text:p>協助雲林縣政府104年度發電年度促協金(運轉中)--四湖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3" table:style-name="ce1">
            <text:p>9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嘉義縣</text:p>
          </table:table-cell>
          <table:table-cell office:value-type="string" table:style-name="ce1">
            <text:p>嘉義縣政府</text:p>
          </table:table-cell>
          <table:table-cell office:value-type="string" table:style-name="ce1">
            <text:p>aa<text:s text:c="8"/></text:p>
          </table:table-cell>
          <table:table-cell office:value-type="string" table:style-name="ce1">
            <text:p>協助嘉義縣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00" table:style-name="ce1">
            <text:p>13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金門縣</text:p>
          </table:table-cell>
          <table:table-cell office:value-type="string" table:style-name="ce1">
            <text:p>金門縣政府</text:p>
          </table:table-cell>
          <table:table-cell office:value-type="string" table:style-name="ce1">
            <text:p>aa<text:s text:c="8"/></text:p>
          </table:table-cell>
          <table:table-cell office:value-type="string" table:style-name="ce1">
            <text:p>協助金門縣政府104年度發電年度促協金(運轉中)--金沙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 table:style-name="ce1">
            <text:p>1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政府</text:p>
          </table:table-cell>
          <table:table-cell office:value-type="string" table:style-name="ce1">
            <text:p>aa<text:s text:c="8"/></text:p>
          </table:table-cell>
          <table:table-cell office:value-type="string" table:style-name="ce1">
            <text:p>協助花蓮縣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40" table:style-name="ce1">
            <text:p>44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政府</text:p>
          </table:table-cell>
          <table:table-cell office:value-type="string" table:style-name="ce1">
            <text:p>aa<text:s text:c="8"/></text:p>
          </table:table-cell>
          <table:table-cell office:value-type="string" table:style-name="ce1">
            <text:p>協助澎湖縣政府104年度發電年度促協金(運轉中)--中屯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9" table:style-name="ce1">
            <text:p>19</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政府</text:p>
          </table:table-cell>
          <table:table-cell office:value-type="string" table:style-name="ce1">
            <text:p>aa<text:s text:c="8"/></text:p>
          </table:table-cell>
          <table:table-cell office:value-type="string" table:style-name="ce1">
            <text:p>協助彰化縣政府104年度發電年度促協金(運轉中)--王功風力發電機組<text:s/></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3" table:style-name="ce1">
            <text:p>8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s text:c="8"/></text:p>
          </table:table-cell>
          <table:table-cell office:value-type="string" table:style-name="ce1">
            <text:p>協助南投縣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73" table:style-name="ce1">
            <text:p>147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政府</text:p>
          </table:table-cell>
          <table:table-cell office:value-type="string" table:style-name="ce1">
            <text:p>aa<text:s text:c="8"/></text:p>
          </table:table-cell>
          <table:table-cell office:value-type="string" table:style-name="ce1">
            <text:p>協助彰化縣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50" table:style-name="ce1">
            <text:p>16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政府</text:p>
          </table:table-cell>
          <table:table-cell office:value-type="string" table:style-name="ce1">
            <text:p>aa<text:s text:c="8"/></text:p>
          </table:table-cell>
          <table:table-cell office:value-type="string" table:style-name="ce1">
            <text:p>協助彰化縣政府104年度發電年度促協金(運轉中)--彰工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7" table:style-name="ce1">
            <text:p>5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s text:c="8"/></text:p>
          </table:table-cell>
          <table:table-cell office:value-type="string" table:style-name="ce1">
            <text:p>協助新北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826" table:style-name="ce1">
            <text:p>1682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s text:c="8"/></text:p>
          </table:table-cell>
          <table:table-cell office:value-type="string" table:style-name="ce1">
            <text:p>協助新北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677" table:style-name="ce1">
            <text:p>2067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政府</text:p>
          </table:table-cell>
          <table:table-cell office:value-type="string" table:style-name="ce1">
            <text:p>aa<text:s text:c="8"/></text:p>
          </table:table-cell>
          <table:table-cell office:value-type="string" table:style-name="ce1">
            <text:p>協助新北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975" table:style-name="ce1">
            <text:p>2975</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73" table:style-name="ce1">
            <text:p>507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政府</text:p>
          </table:table-cell>
          <table:table-cell office:value-type="string" table:style-name="ce1">
            <text:p>aa<text:s text:c="8"/></text:p>
          </table:table-cell>
          <table:table-cell office:value-type="string" table:style-name="ce1">
            <text:p>協助屏東縣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40" table:style-name="ce1">
            <text:p>144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政府</text:p>
          </table:table-cell>
          <table:table-cell office:value-type="string" table:style-name="ce1">
            <text:p>aa<text:s text:c="8"/></text:p>
          </table:table-cell>
          <table:table-cell office:value-type="string" table:style-name="ce1">
            <text:p>協助宜蘭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2" table:style-name="ce1">
            <text:p>7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政府</text:p>
          </table:table-cell>
          <table:table-cell office:value-type="string" table:style-name="ce1">
            <text:p>aa<text:s text:c="8"/></text:p>
          </table:table-cell>
          <table:table-cell office:value-type="string" table:style-name="ce1">
            <text:p>協助宜蘭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4" table:style-name="ce1">
            <text:p>13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政府</text:p>
          </table:table-cell>
          <table:table-cell office:value-type="string" table:style-name="ce1">
            <text:p>aa<text:s text:c="8"/></text:p>
          </table:table-cell>
          <table:table-cell office:value-type="string" table:style-name="ce1">
            <text:p>協助花蓮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91" table:style-name="ce1">
            <text:p>891</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連江縣</text:p>
          </table:table-cell>
          <table:table-cell office:value-type="string" table:style-name="ce1">
            <text:p>連江縣政府</text:p>
          </table:table-cell>
          <table:table-cell office:value-type="string" table:style-name="ce1">
            <text:p>aa<text:s text:c="8"/></text:p>
          </table:table-cell>
          <table:table-cell office:value-type="string" table:style-name="ce1">
            <text:p>協助連江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6" table:style-name="ce1">
            <text:p>8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金門縣</text:p>
          </table:table-cell>
          <table:table-cell office:value-type="string" table:style-name="ce1">
            <text:p>金門縣政府</text:p>
          </table:table-cell>
          <table:table-cell office:value-type="string" table:style-name="ce1">
            <text:p>aa<text:s text:c="8"/></text:p>
          </table:table-cell>
          <table:table-cell office:value-type="string" table:style-name="ce1">
            <text:p>協助金門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27" table:style-name="ce1">
            <text:p>32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A079</text:p>
          </table:table-cell>
          <table:table-cell office:value-type="date" office:date-value="2015-03-17T00:00:00" table:style-name="ce2">
            <text:p>2015/3/17</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s text:c="8"/></text:p>
          </table:table-cell>
          <table:table-cell office:value-type="string" table:style-name="ce1">
            <text:p>協助第三核能發電廠辦理主動關懷弱勢家庭學童課後輔導紮根教育計畫</text:p>
          </table:table-cell>
          <table:table-cell office:value-type="date" office:date-value="2015-03-18T00:00:00" table:style-name="ce2">
            <text:p>2015/3/18</text:p>
          </table:table-cell>
          <table:table-cell office:value-type="date" office:date-value="2015-07-20T00:00:00" table:style-name="ce2">
            <text:p>2015/7/20</text:p>
          </table:table-cell>
          <table:table-cell office:value-type="string" table:style-name="ce1">
            <text:p>屏東縣恆春鎮</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A079</text:p>
          </table:table-cell>
          <table:table-cell office:value-type="date" office:date-value="2015-03-16T00:00:00" table:style-name="ce2">
            <text:p>2015/3/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中國松柏長青福利服務協會</text:p>
          </table:table-cell>
          <table:table-cell office:value-type="float" office:value="17034927" table:style-name="ce1">
            <text:p>17034927</text:p>
          </table:table-cell>
          <table:table-cell office:value-type="string" table:style-name="ce1">
            <text:p>協助中國松柏長青福利服務協會辦理104年度參觀電力建設活動</text:p>
          </table:table-cell>
          <table:table-cell office:value-type="date" office:date-value="2015-04-26T00:00:00" table:style-name="ce2">
            <text:p>2015/4/26</text:p>
          </table:table-cell>
          <table:table-cell office:value-type="date" office:date-value="2015-04-27T00:00:00" table:style-name="ce2">
            <text:p>2015/4/27</text:p>
          </table:table-cell>
          <table:table-cell office:value-type="string" table:style-name="ce1">
            <text:p>台中發電廠</text:p>
          </table:table-cell>
          <table:table-cell office:value-type="float" office:value="136" table:style-name="ce1">
            <text:p>136</text:p>
          </table:table-cell>
          <table:table-cell office:value-type="float" office:value="50" table:style-name="ce1">
            <text:p>50</text:p>
          </table:table-cell>
          <table:table-cell office:value-type="float" office:value="35" table:style-name="ce1">
            <text:p>3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A079</text:p>
          </table:table-cell>
          <table:table-cell office:value-type="date" office:date-value="2015-03-16T00:00:00" table:style-name="ce2">
            <text:p>2015/3/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4年度農業產銷交流活動</text:p>
          </table:table-cell>
          <table:table-cell office:value-type="date" office:date-value="2015-04-22T00:00:00" table:style-name="ce2">
            <text:p>2015/4/22</text:p>
          </table:table-cell>
          <table:table-cell office:value-type="date" office:date-value="2015-04-24T00:00:00" table:style-name="ce2">
            <text:p>2015/4/24</text:p>
          </table:table-cell>
          <table:table-cell office:value-type="string" table:style-name="ce1">
            <text:p>石門發電廠</text:p>
          </table:table-cell>
          <table:table-cell office:value-type="float" office:value="360" table:style-name="ce1">
            <text:p>360</text:p>
          </table:table-cell>
          <table:table-cell office:value-type="float" office:value="120" table:style-name="ce1">
            <text:p>120</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A079</text:p>
          </table:table-cell>
          <table:table-cell office:value-type="date" office:date-value="2015-03-16T00:00:00" table:style-name="ce2">
            <text:p>2015/3/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休閒運動協會</text:p>
          </table:table-cell>
          <table:table-cell office:value-type="float" office:value="9093161" table:style-name="ce1">
            <text:p>9093161</text:p>
          </table:table-cell>
          <table:table-cell office:value-type="string" table:style-name="ce1">
            <text:p>協助高雄市湖內休閒運動協會辦理參訪電力重大建設教育活動</text:p>
          </table:table-cell>
          <table:table-cell office:value-type="date" office:date-value="2015-06-19T00:00:00" table:style-name="ce2">
            <text:p>2015/6/19</text:p>
          </table:table-cell>
          <table:table-cell office:value-type="date" office:date-value="2015-06-21T00:00:00" table:style-name="ce2">
            <text:p>2015/6/21</text:p>
          </table:table-cell>
          <table:table-cell office:value-type="string" table:style-name="ce1">
            <text:p>通霄發電廠、蘭陽發電廠</text:p>
          </table:table-cell>
          <table:table-cell office:value-type="float" office:value="208" table:style-name="ce1">
            <text:p>208</text:p>
          </table:table-cell>
          <table:table-cell office:value-type="float" office:value="120" table:style-name="ce1">
            <text:p>12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新竹縣</text:p>
          </table:table-cell>
          <table:table-cell office:value-type="string" table:style-name="ce1">
            <text:p>新竹縣政府</text:p>
          </table:table-cell>
          <table:table-cell office:value-type="string" table:style-name="ce1">
            <text:p>aa<text:s text:c="8"/></text:p>
          </table:table-cell>
          <table:table-cell office:value-type="string" table:style-name="ce1">
            <text:p>協助新竹縣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340" table:style-name="ce1">
            <text:p>234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臺北市</text:p>
          </table:table-cell>
          <table:table-cell office:value-type="string" table:style-name="ce1">
            <text:p>臺北市政府</text:p>
          </table:table-cell>
          <table:table-cell office:value-type="string" table:style-name="ce1">
            <text:p>aa<text:s text:c="8"/></text:p>
          </table:table-cell>
          <table:table-cell office:value-type="string" table:style-name="ce1">
            <text:p>協助臺北市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40" table:style-name="ce1">
            <text:p>54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澎湖縣</text:p>
          </table:table-cell>
          <table:table-cell office:value-type="string" table:style-name="ce1">
            <text:p>澎湖縣政府</text:p>
          </table:table-cell>
          <table:table-cell office:value-type="string" table:style-name="ce1">
            <text:p>aa<text:s text:c="8"/></text:p>
          </table:table-cell>
          <table:table-cell office:value-type="string" table:style-name="ce1">
            <text:p>協助澎湖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7" table:style-name="ce1">
            <text:p>49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政府</text:p>
          </table:table-cell>
          <table:table-cell office:value-type="string" table:style-name="ce1">
            <text:p>aa<text:s text:c="8"/></text:p>
          </table:table-cell>
          <table:table-cell office:value-type="string" table:style-name="ce1">
            <text:p>協助宜蘭縣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40" table:style-name="ce1">
            <text:p>54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政府</text:p>
          </table:table-cell>
          <table:table-cell office:value-type="string" table:style-name="ce1">
            <text:p>aa<text:s text:c="8"/></text:p>
          </table:table-cell>
          <table:table-cell office:value-type="string" table:style-name="ce1">
            <text:p>協助臺中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7486" table:style-name="ce1">
            <text:p>5748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政府</text:p>
          </table:table-cell>
          <table:table-cell office:value-type="string" table:style-name="ce1">
            <text:p>aa<text:s text:c="8"/></text:p>
          </table:table-cell>
          <table:table-cell office:value-type="string" table:style-name="ce1">
            <text:p>協助臺中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30" table:style-name="ce1">
            <text:p>253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政府</text:p>
          </table:table-cell>
          <table:table-cell office:value-type="string" table:style-name="ce1">
            <text:p>aa<text:s text:c="8"/></text:p>
          </table:table-cell>
          <table:table-cell office:value-type="string" table:style-name="ce1">
            <text:p>協助臺中市政府104年度發電年度促協金(施工中)-大甲溪發電廠青山分廠</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72" table:style-name="ce1">
            <text:p>147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政府</text:p>
          </table:table-cell>
          <table:table-cell office:value-type="string" table:style-name="ce1">
            <text:p>aa<text:s text:c="8"/></text:p>
          </table:table-cell>
          <table:table-cell office:value-type="string" table:style-name="ce1">
            <text:p>協助苗栗縣政府104年度發電年度促協金(施工中)-通霄發電廠更新擴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067" table:style-name="ce1">
            <text:p>1606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政府</text:p>
          </table:table-cell>
          <table:table-cell office:value-type="string" table:style-name="ce1">
            <text:p>aa<text:s text:c="8"/></text:p>
          </table:table-cell>
          <table:table-cell office:value-type="string" table:style-name="ce1">
            <text:p>協助彰化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7300" table:style-name="ce1">
            <text:p>173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政府</text:p>
          </table:table-cell>
          <table:table-cell office:value-type="string" table:style-name="ce1">
            <text:p>aa<text:s text:c="8"/></text:p>
          </table:table-cell>
          <table:table-cell office:value-type="string" table:style-name="ce1">
            <text:p>協助苗栗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997" table:style-name="ce1">
            <text:p>1499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政府</text:p>
          </table:table-cell>
          <table:table-cell office:value-type="string" table:style-name="ce1">
            <text:p>aa<text:s text:c="8"/></text:p>
          </table:table-cell>
          <table:table-cell office:value-type="string" table:style-name="ce1">
            <text:p>協助苗栗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2" table:style-name="ce1">
            <text:p>28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政府</text:p>
          </table:table-cell>
          <table:table-cell office:value-type="string" table:style-name="ce1">
            <text:p>aa<text:s text:c="8"/></text:p>
          </table:table-cell>
          <table:table-cell office:value-type="string" table:style-name="ce1">
            <text:p>協助南投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04" table:style-name="ce1">
            <text:p>300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政府</text:p>
          </table:table-cell>
          <table:table-cell office:value-type="string" table:style-name="ce1">
            <text:p>aa<text:s text:c="8"/></text:p>
          </table:table-cell>
          <table:table-cell office:value-type="string" table:style-name="ce1">
            <text:p>協助桃園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18" table:style-name="ce1">
            <text:p>161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政府</text:p>
          </table:table-cell>
          <table:table-cell office:value-type="string" table:style-name="ce1">
            <text:p>aa<text:s text:c="8"/></text:p>
          </table:table-cell>
          <table:table-cell office:value-type="string" table:style-name="ce1">
            <text:p>協助桃園市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4" table:style-name="ce1">
            <text:p>270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政府</text:p>
          </table:table-cell>
          <table:table-cell office:value-type="string" table:style-name="ce1">
            <text:p>aa<text:s text:c="8"/></text:p>
          </table:table-cell>
          <table:table-cell office:value-type="string" table:style-name="ce1">
            <text:p>協助桃園市政府104年度發電年度促協金(施工中)-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720" table:style-name="ce1">
            <text:p>672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s text:c="8"/></text:p>
          </table:table-cell>
          <table:table-cell office:value-type="string" table:style-name="ce1">
            <text:p>協助新北市政府104年度發電年度促協金(施工中)-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480" table:style-name="ce1">
            <text:p>1248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s text:c="8"/></text:p>
          </table:table-cell>
          <table:table-cell office:value-type="string" table:style-name="ce1">
            <text:p>協助新北市政府104年度輸變電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213" table:style-name="ce1">
            <text:p>321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政府</text:p>
          </table:table-cell>
          <table:table-cell office:value-type="string" table:style-name="ce1">
            <text:p>aa<text:s text:c="8"/></text:p>
          </table:table-cell>
          <table:table-cell office:value-type="string" table:style-name="ce1">
            <text:p>協助桃園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106" table:style-name="ce1">
            <text:p>3510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政府</text:p>
          </table:table-cell>
          <table:table-cell office:value-type="string" table:style-name="ce1">
            <text:p>aa<text:s text:c="8"/></text:p>
          </table:table-cell>
          <table:table-cell office:value-type="string" table:style-name="ce1">
            <text:p>協助南投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609" table:style-name="ce1">
            <text:p>4609</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政府</text:p>
          </table:table-cell>
          <table:table-cell office:value-type="string" table:style-name="ce1">
            <text:p>aa<text:s text:c="8"/></text:p>
          </table:table-cell>
          <table:table-cell office:value-type="string" table:style-name="ce1">
            <text:p>協助南投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5" table:style-name="ce1">
            <text:p>275</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104年度輸變電促協金(運轉中)--中寮超高壓開閉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0" table:style-name="ce1">
            <text:p>27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枋寮鄉公所</text:p>
          </table:table-cell>
          <table:table-cell office:value-type="string" table:style-name="ce1">
            <text:p>aa<text:s text:c="8"/></text:p>
          </table:table-cell>
          <table:table-cell office:value-type="string" table:style-name="ce1">
            <text:p>協助屏東縣枋寮鄉公所104年度輸變電促協金(運轉中)--大鵬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700" table:style-name="ce1">
            <text:p>47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花蓮縣</text:p>
          </table:table-cell>
          <table:table-cell office:value-type="string" table:style-name="ce1">
            <text:p>花蓮縣鳳林鎮公所</text:p>
          </table:table-cell>
          <table:table-cell office:value-type="string" table:style-name="ce1">
            <text:p>aa<text:s text:c="8"/></text:p>
          </table:table-cell>
          <table:table-cell office:value-type="string" table:style-name="ce1">
            <text:p>協助花蓮縣鳳林鎮公所104年度輸變電促協金(運轉中)--鳳林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00" table:style-name="ce1">
            <text:p>22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里港鄉公所</text:p>
          </table:table-cell>
          <table:table-cell office:value-type="string" table:style-name="ce1">
            <text:p>aa<text:s text:c="8"/></text:p>
          </table:table-cell>
          <table:table-cell office:value-type="string" table:style-name="ce1">
            <text:p>協助屏東縣里港鄉公所104年度輸變電促協金(運轉中)--瀰力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00" table:style-name="ce1">
            <text:p>25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名間鄉公所</text:p>
          </table:table-cell>
          <table:table-cell office:value-type="string" table:style-name="ce1">
            <text:p>aa<text:s text:c="8"/></text:p>
          </table:table-cell>
          <table:table-cell office:value-type="string" table:style-name="ce1">
            <text:p>協助南投縣名間鄉公所104年度輸變電促協金(運轉中)--南投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667" table:style-name="ce1">
            <text:p>466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政府</text:p>
          </table:table-cell>
          <table:table-cell office:value-type="string" table:style-name="ce1">
            <text:p>aa<text:s text:c="8"/></text:p>
          </table:table-cell>
          <table:table-cell office:value-type="string" table:style-name="ce1">
            <text:p>協助屏東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172" table:style-name="ce1">
            <text:p>2517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彰化縣</text:p>
          </table:table-cell>
          <table:table-cell office:value-type="string" table:style-name="ce1">
            <text:p>彰化縣埤頭鄉公所</text:p>
          </table:table-cell>
          <table:table-cell office:value-type="string" table:style-name="ce1">
            <text:p>aa<text:s text:c="8"/></text:p>
          </table:table-cell>
          <table:table-cell office:value-type="string" table:style-name="ce1">
            <text:p>協助彰化縣埤頭鄉公所104年度輸變電促協金(運轉中)--彰林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00" table:style-name="ce1">
            <text:p>26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string" table:style-name="ce1">
            <text:p>A079</text:p>
          </table:table-cell>
          <table:table-cell office:value-type="date" office:date-value="2015-03-12T00:00:00" table:style-name="ce2">
            <text:p>2015/3/12</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參訪社區暨宣導節能減碳活動</text:p>
          </table:table-cell>
          <table:table-cell office:value-type="date" office:date-value="2015-03-28T00:00:00" table:style-name="ce2">
            <text:p>2015/3/28</text:p>
          </table:table-cell>
          <table:table-cell office:value-type="date" office:date-value="2015-03-30T00:00:00" table:style-name="ce2">
            <text:p>2015/3/30</text:p>
          </table:table-cell>
          <table:table-cell office:value-type="string" table:style-name="ce1">
            <text:p>台中發電廠</text:p>
          </table:table-cell>
          <table:table-cell office:value-type="float" office:value="258" table:style-name="ce1">
            <text:p>258</text:p>
          </table:table-cell>
          <table:table-cell office:value-type="float" office:value="70" table:style-name="ce1">
            <text:p>7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string" table:style-name="ce1">
            <text:p>A079</text:p>
          </table:table-cell>
          <table:table-cell office:value-type="date" office:date-value="2015-03-12T00:00:00" table:style-name="ce2">
            <text:p>2015/3/12</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茄萣區興達國民小學</text:p>
          </table:table-cell>
          <table:table-cell office:value-type="string" table:style-name="ce1">
            <text:p>aa<text:s text:c="8"/></text:p>
          </table:table-cell>
          <table:table-cell office:value-type="string" table:style-name="ce1">
            <text:p>協助高雄市茄萣區興達國民小學辦理慶祝十九週年校慶運動會暨節約能源宣導</text:p>
          </table:table-cell>
          <table:table-cell office:value-type="date" office:date-value="2015-03-29T00:00:00" table:style-name="ce2">
            <text:p>2015/3/29</text:p>
          </table:table-cell>
          <table:table-cell office:value-type="date" office:date-value="2015-03-29T00:00:00" table:style-name="ce2">
            <text:p>2015/3/29</text:p>
          </table:table-cell>
          <table:table-cell office:value-type="string" table:style-name="ce1">
            <text:p>高雄市茄萣區</text:p>
          </table:table-cell>
          <table:table-cell office:value-type="float" office:value="149" table:style-name="ce1">
            <text:p>149</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string" table:style-name="ce1">
            <text:p>A079</text:p>
          </table:table-cell>
          <table:table-cell office:value-type="date" office:date-value="2015-03-12T00:00:00" table:style-name="ce2">
            <text:p>2015/3/12</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社團法人高雄市彌陀文安長壽協會</text:p>
          </table:table-cell>
          <table:table-cell office:value-type="float" office:value="74824057" table:style-name="ce1">
            <text:p>74824057</text:p>
          </table:table-cell>
          <table:table-cell office:value-type="string" table:style-name="ce1">
            <text:p>協助社團法人高雄市彌陀文安長壽協會辦理104年度會員參加地方產業文化交流活動</text:p>
          </table:table-cell>
          <table:table-cell office:value-type="date" office:date-value="2015-03-28T00:00:00" table:style-name="ce2">
            <text:p>2015/3/28</text:p>
          </table:table-cell>
          <table:table-cell office:value-type="date" office:date-value="2015-03-30T00:00:00" table:style-name="ce2">
            <text:p>2015/3/30</text:p>
          </table:table-cell>
          <table:table-cell office:value-type="string" table:style-name="ce1">
            <text:p>台中發電廠</text:p>
          </table:table-cell>
          <table:table-cell office:value-type="float" office:value="464" table:style-name="ce1">
            <text:p>464</text:p>
          </table:table-cell>
          <table:table-cell office:value-type="float" office:value="150" table:style-name="ce1">
            <text:p>1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彰化縣</text:p>
          </table:table-cell>
          <table:table-cell office:value-type="string" table:style-name="ce1">
            <text:p>彰化縣伸港鄉公所</text:p>
          </table:table-cell>
          <table:table-cell office:value-type="string" table:style-name="ce1">
            <text:p>aa<text:s text:c="8"/></text:p>
          </table:table-cell>
          <table:table-cell office:value-type="string" table:style-name="ce1">
            <text:p>協助彰化縣伸港鄉公所104年度輸變電促協金(運轉中)--全興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150" table:style-name="ce1">
            <text:p>31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彰化縣</text:p>
          </table:table-cell>
          <table:table-cell office:value-type="string" table:style-name="ce1">
            <text:p>彰化縣線西鄉公所</text:p>
          </table:table-cell>
          <table:table-cell office:value-type="string" table:style-name="ce1">
            <text:p>aa<text:s text:c="8"/></text:p>
          </table:table-cell>
          <table:table-cell office:value-type="string" table:style-name="ce1">
            <text:p>協助彰化縣線西鄉公所104年度輸變電促協金(運轉中)--彰濱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00" table:style-name="ce1">
            <text:p>25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string" table:style-name="ce1">
            <text:p>A079</text:p>
          </table:table-cell>
          <table:table-cell office:value-type="date" office:date-value="2015-03-12T00:00:00" table:style-name="ce2">
            <text:p>2015/3/12</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義消退休交流發展協會</text:p>
          </table:table-cell>
          <table:table-cell office:value-type="float" office:value="25332786" table:style-name="ce1">
            <text:p>25332786</text:p>
          </table:table-cell>
          <table:table-cell office:value-type="string" table:style-name="ce1">
            <text:p>協助苗栗縣義消退休交流發展協會辦理「CPR與哈姆立克急救研習」計畫(104/3/14)</text:p>
          </table:table-cell>
          <table:table-cell office:value-type="date" office:date-value="2015-03-14T00:00:00" table:style-name="ce2">
            <text:p>2015/3/14</text:p>
          </table:table-cell>
          <table:table-cell office:value-type="date" office:date-value="2015-03-14T00:00:00" table:style-name="ce2">
            <text:p>2015/3/14</text:p>
          </table:table-cell>
          <table:table-cell office:value-type="string" table:style-name="ce1">
            <text:p>苗栗縣通霄鎮</text:p>
          </table:table-cell>
          <table:table-cell office:value-type="float" office:value="185" table:style-name="ce1">
            <text:p>185</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政府</text:p>
          </table:table-cell>
          <table:table-cell office:value-type="string" table:style-name="ce1">
            <text:p>aa<text:s text:c="8"/></text:p>
          </table:table-cell>
          <table:table-cell office:value-type="string" table:style-name="ce1">
            <text:p>協助基隆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668" table:style-name="ce1">
            <text:p>1366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string" table:style-name="ce1">
            <text:p>A079</text:p>
          </table:table-cell>
          <table:table-cell office:value-type="date" office:date-value="2015-03-12T00:00:00" table:style-name="ce2">
            <text:p>2015/3/12</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社區福利推展協會</text:p>
          </table:table-cell>
          <table:table-cell office:value-type="float" office:value="39894576" table:style-name="ce1">
            <text:p>39894576</text:p>
          </table:table-cell>
          <table:table-cell office:value-type="string" table:style-name="ce1">
            <text:p>協助臺中市社區福利推展協會辦理104年奉天宮民俗文化觀摩暨節約用電宣導活動(預計活動時程:2015/4/12)</text:p>
          </table:table-cell>
          <table:table-cell office:value-type="date" office:date-value="2015-04-12T00:00:00" table:style-name="ce2">
            <text:p>2015/4/12</text:p>
          </table:table-cell>
          <table:table-cell office:value-type="date" office:date-value="2015-04-12T00:00:00" table:style-name="ce2">
            <text:p>2015/4/12</text:p>
          </table:table-cell>
          <table:table-cell office:value-type="string" table:style-name="ce1">
            <text:p>台中發電廠</text:p>
          </table:table-cell>
          <table:table-cell office:value-type="float" office:value="597" table:style-name="ce1">
            <text:p>597</text:p>
          </table:table-cell>
          <table:table-cell office:value-type="float" office:value="120" table:style-name="ce1">
            <text:p>12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新竹縣</text:p>
          </table:table-cell>
          <table:table-cell office:value-type="string" table:style-name="ce1">
            <text:p>新竹縣關西鎮公所</text:p>
          </table:table-cell>
          <table:table-cell office:value-type="string" table:style-name="ce1">
            <text:p>aa<text:s text:c="8"/></text:p>
          </table:table-cell>
          <table:table-cell office:value-type="string" table:style-name="ce1">
            <text:p>協助新竹縣關西鎮公所104年度輸變電促協金(運轉中)--龍潭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950" table:style-name="ce1">
            <text:p>39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嘉義縣</text:p>
          </table:table-cell>
          <table:table-cell office:value-type="string" table:style-name="ce1">
            <text:p>嘉義縣民雄鄉公所</text:p>
          </table:table-cell>
          <table:table-cell office:value-type="string" table:style-name="ce1">
            <text:p>aa<text:s text:c="8"/></text:p>
          </table:table-cell>
          <table:table-cell office:value-type="string" table:style-name="ce1">
            <text:p>協助嘉義縣民雄鄉公所104年度輸變電促協金(運轉中)--嘉民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500" table:style-name="ce1">
            <text:p>65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新竹縣</text:p>
          </table:table-cell>
          <table:table-cell office:value-type="string" table:style-name="ce1">
            <text:p>新竹縣峨眉鄉公所</text:p>
          </table:table-cell>
          <table:table-cell office:value-type="string" table:style-name="ce1">
            <text:p>aa<text:s text:c="8"/></text:p>
          </table:table-cell>
          <table:table-cell office:value-type="string" table:style-name="ce1">
            <text:p>協助新竹縣峨眉鄉公所104年度輸變電促協金(運轉中)--峨眉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00" table:style-name="ce1">
            <text:p>49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新竹縣</text:p>
          </table:table-cell>
          <table:table-cell office:value-type="string" table:style-name="ce1">
            <text:p>新竹縣湖口鄉公所</text:p>
          </table:table-cell>
          <table:table-cell office:value-type="string" table:style-name="ce1">
            <text:p>aa<text:s text:c="8"/></text:p>
          </table:table-cell>
          <table:table-cell office:value-type="string" table:style-name="ce1">
            <text:p>協助新竹縣湖口鄉公所104年度輸變電促協金(運轉中)--竹工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850" table:style-name="ce1">
            <text:p>28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卓蘭鎮公所</text:p>
          </table:table-cell>
          <table:table-cell office:value-type="string" table:style-name="ce1">
            <text:p>aa<text:s text:c="8"/></text:p>
          </table:table-cell>
          <table:table-cell office:value-type="string" table:style-name="ce1">
            <text:p>協助苗栗縣卓蘭鎮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6" table:style-name="ce1">
            <text:p>70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string" table:style-name="ce1">
            <text:p>A079</text:p>
          </table:table-cell>
          <table:table-cell office:value-type="date" office:date-value="2015-03-12T00:00:00" table:style-name="ce2">
            <text:p>2015/3/12</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辦理新北市萬里區龜吼里104年度中秋環保公益晚會活動(預計活動時程:2015/9)</text:p>
          </table:table-cell>
          <table:table-cell office:value-type="date" office:date-value="2015-09-01T00:00:00" table:style-name="ce2">
            <text:p>2015/9/1</text:p>
          </table:table-cell>
          <table:table-cell office:value-type="date" office:date-value="2015-09-30T00:00:00" table:style-name="ce2">
            <text:p>2015/9/30</text:p>
          </table:table-cell>
          <table:table-cell office:value-type="string" table:style-name="ce1">
            <text:p>新北市萬里區</text:p>
          </table:table-cell>
          <table:table-cell office:value-type="float" office:value="1338" table:style-name="ce1">
            <text:p>1338</text:p>
          </table:table-cell>
          <table:table-cell office:value-type="float" office:value="300" table:style-name="ce1">
            <text:p>300</text:p>
          </table:table-cell>
          <table:table-cell office:value-type="float" office:value="45" table:style-name="ce1">
            <text:p>4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string" table:style-name="ce1">
            <text:p>A079</text:p>
          </table:table-cell>
          <table:table-cell office:value-type="date" office:date-value="2015-03-12T00:00:00" table:style-name="ce2">
            <text:p>2015/3/12</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辦理新北市萬里區萬里里104年度中秋佳節聯歡晚會活動(預計活動時程:2015/9)</text:p>
          </table:table-cell>
          <table:table-cell office:value-type="date" office:date-value="2015-09-01T00:00:00" table:style-name="ce2">
            <text:p>2015/9/1</text:p>
          </table:table-cell>
          <table:table-cell office:value-type="date" office:date-value="2015-09-30T00:00:00" table:style-name="ce2">
            <text:p>2015/9/30</text:p>
          </table:table-cell>
          <table:table-cell office:value-type="string" table:style-name="ce1">
            <text:p>新北市萬里區</text:p>
          </table:table-cell>
          <table:table-cell office:value-type="float" office:value="1338" table:style-name="ce1">
            <text:p>1338</text:p>
          </table:table-cell>
          <table:table-cell office:value-type="float" office:value="300" table:style-name="ce1">
            <text:p>3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string" table:style-name="ce1">
            <text:p>A079</text:p>
          </table:table-cell>
          <table:table-cell office:value-type="date" office:date-value="2015-03-12T00:00:00" table:style-name="ce2">
            <text:p>2015/3/12</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辦理新北市萬里區野柳里104年度中秋睦鄰公益暨全里環保宣導活動(預計活動時程:2015/9)</text:p>
          </table:table-cell>
          <table:table-cell office:value-type="date" office:date-value="2015-09-01T00:00:00" table:style-name="ce2">
            <text:p>2015/9/1</text:p>
          </table:table-cell>
          <table:table-cell office:value-type="date" office:date-value="2015-09-30T00:00:00" table:style-name="ce2">
            <text:p>2015/9/30</text:p>
          </table:table-cell>
          <table:table-cell office:value-type="string" table:style-name="ce1">
            <text:p>新北市萬里區</text:p>
          </table:table-cell>
          <table:table-cell office:value-type="float" office:value="1338" table:style-name="ce1">
            <text:p>1338</text:p>
          </table:table-cell>
          <table:table-cell office:value-type="float" office:value="300" table:style-name="ce1">
            <text:p>3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string" table:style-name="ce1">
            <text:p>A079</text:p>
          </table:table-cell>
          <table:table-cell office:value-type="date" office:date-value="2015-03-10T00:00:00" table:style-name="ce2">
            <text:p>2015/3/10</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104年度苑裡鎮青埔生命紀念館春季法會(預計活動時程:2015/3/28)</text:p>
          </table:table-cell>
          <table:table-cell office:value-type="date" office:date-value="2015-03-28T00:00:00" table:style-name="ce2">
            <text:p>2015/3/28</text:p>
          </table:table-cell>
          <table:table-cell office:value-type="date" office:date-value="2015-03-28T00:00:00" table:style-name="ce2">
            <text:p>2015/3/28</text:p>
          </table:table-cell>
          <table:table-cell office:value-type="string" table:style-name="ce1">
            <text:p>苗栗縣苑裡鎮</text:p>
          </table:table-cell>
          <table:table-cell office:value-type="float" office:value="747" table:style-name="ce1">
            <text:p>747</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string" table:style-name="ce1">
            <text:p>A079</text:p>
          </table:table-cell>
          <table:table-cell office:value-type="date" office:date-value="2015-03-10T00:00:00" table:style-name="ce2">
            <text:p>2015/3/10</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辦理新北市金山區104年度社福志工教育訓練研習參訪活動(預計參訪活動時程:2015/6-2015/12)</text:p>
          </table:table-cell>
          <table:table-cell office:value-type="date" office:date-value="2015-06-01T00:00:00" table:style-name="ce2">
            <text:p>2015/6/1</text:p>
          </table:table-cell>
          <table:table-cell office:value-type="date" office:date-value="2015-12-31T00:00:00" table:style-name="ce2">
            <text:p>2015/12/31</text:p>
          </table:table-cell>
          <table:table-cell office:value-type="string" table:style-name="ce1">
            <text:p>通霄發電廠</text:p>
          </table:table-cell>
          <table:table-cell office:value-type="float" office:value="251" table:style-name="ce1">
            <text:p>251</text:p>
          </table:table-cell>
          <table:table-cell office:value-type="float" office:value="188.7" table:style-name="ce1">
            <text:p>188.7</text:p>
          </table:table-cell>
          <table:table-cell office:value-type="float" office:value="150" table:style-name="ce1">
            <text:p>1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和平區公所</text:p>
          </table:table-cell>
          <table:table-cell office:value-type="string" table:style-name="ce1">
            <text:p>aa<text:s text:c="8"/></text:p>
          </table:table-cell>
          <table:table-cell office:value-type="string" table:style-name="ce1">
            <text:p>協助臺中市和平區公所104年度發電年度促協金(施工中)-大甲溪發電廠青山分廠</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624" table:style-name="ce1">
            <text:p>662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宜蘭縣</text:p>
          </table:table-cell>
          <table:table-cell office:value-type="string" table:style-name="ce1">
            <text:p>宜蘭縣三星鄉公所</text:p>
          </table:table-cell>
          <table:table-cell office:value-type="string" table:style-name="ce1">
            <text:p>aa<text:s text:c="8"/></text:p>
          </table:table-cell>
          <table:table-cell office:value-type="string" table:style-name="ce1">
            <text:p>協助宜蘭縣三星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42" table:style-name="ce1">
            <text:p>44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宜蘭縣</text:p>
          </table:table-cell>
          <table:table-cell office:value-type="string" table:style-name="ce1">
            <text:p>宜蘭縣大同鄉公所</text:p>
          </table:table-cell>
          <table:table-cell office:value-type="string" table:style-name="ce1">
            <text:p>aa<text:s text:c="8"/></text:p>
          </table:table-cell>
          <table:table-cell office:value-type="string" table:style-name="ce1">
            <text:p>協助宜蘭縣大同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8" table:style-name="ce1">
            <text:p>22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水里鄉公所</text:p>
          </table:table-cell>
          <table:table-cell office:value-type="string" table:style-name="ce1">
            <text:p>aa<text:s text:c="8"/></text:p>
          </table:table-cell>
          <table:table-cell office:value-type="string" table:style-name="ce1">
            <text:p>協助南投縣水里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510" table:style-name="ce1">
            <text:p>751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水里鄉公所</text:p>
          </table:table-cell>
          <table:table-cell office:value-type="string" table:style-name="ce1">
            <text:p>aa<text:s text:c="8"/></text:p>
          </table:table-cell>
          <table:table-cell office:value-type="string" table:style-name="ce1">
            <text:p>協助南投縣水里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210" table:style-name="ce1">
            <text:p>1521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和平區公所</text:p>
          </table:table-cell>
          <table:table-cell office:value-type="string" table:style-name="ce1">
            <text:p>aa<text:s text:c="8"/></text:p>
          </table:table-cell>
          <table:table-cell office:value-type="string" table:style-name="ce1">
            <text:p>協助臺中市和平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1387" table:style-name="ce1">
            <text:p>1138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仁愛鄉公所</text:p>
          </table:table-cell>
          <table:table-cell office:value-type="string" table:style-name="ce1">
            <text:p>aa<text:s text:c="8"/></text:p>
          </table:table-cell>
          <table:table-cell office:value-type="string" table:style-name="ce1">
            <text:p>協助南投縣仁愛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76" table:style-name="ce1">
            <text:p>137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s text:c="8"/></text:p>
          </table:table-cell>
          <table:table-cell office:value-type="string" table:style-name="ce1">
            <text:p>協助南投縣魚池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257" table:style-name="ce1">
            <text:p>525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s text:c="8"/></text:p>
          </table:table-cell>
          <table:table-cell office:value-type="string" table:style-name="ce1">
            <text:p>協助南投縣魚池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835" table:style-name="ce1">
            <text:p>7835</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泰安鄉公所</text:p>
          </table:table-cell>
          <table:table-cell office:value-type="string" table:style-name="ce1">
            <text:p>aa<text:s text:c="8"/></text:p>
          </table:table-cell>
          <table:table-cell office:value-type="string" table:style-name="ce1">
            <text:p>協助苗栗縣泰安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6" table:style-name="ce1">
            <text:p>70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宜蘭縣</text:p>
          </table:table-cell>
          <table:table-cell office:value-type="string" table:style-name="ce1">
            <text:p>宜蘭縣南澳鄉公所</text:p>
          </table:table-cell>
          <table:table-cell office:value-type="string" table:style-name="ce1">
            <text:p>aa<text:s text:c="8"/></text:p>
          </table:table-cell>
          <table:table-cell office:value-type="string" table:style-name="ce1">
            <text:p>協助宜蘭縣南澳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8" table:style-name="ce1">
            <text:p>35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string" table:style-name="ce1">
            <text:p>A079</text:p>
          </table:table-cell>
          <table:table-cell office:value-type="date" office:date-value="2015-03-10T00:00:00" table:style-name="ce2">
            <text:p>2015/3/10</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辦理新北市金山區「生命守護天使，樂活100」活動(預計活動時程:2015/6-2015/12)</text:p>
          </table:table-cell>
          <table:table-cell office:value-type="date" office:date-value="2015-06-01T00:00:00" table:style-name="ce2">
            <text:p>2015/6/1</text:p>
          </table:table-cell>
          <table:table-cell office:value-type="date" office:date-value="2015-12-31T00:00:00" table:style-name="ce2">
            <text:p>2015/12/31</text:p>
          </table:table-cell>
          <table:table-cell office:value-type="string" table:style-name="ce1">
            <text:p>新北市金山區</text:p>
          </table:table-cell>
          <table:table-cell office:value-type="float" office:value="330" table:style-name="ce1">
            <text:p>330</text:p>
          </table:table-cell>
          <table:table-cell office:value-type="float" office:value="330" table:style-name="ce1">
            <text:p>330</text:p>
          </table:table-cell>
          <table:table-cell office:value-type="float" office:value="270" table:style-name="ce1">
            <text:p>2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8" table:style-name="ce1">
            <text:p>98</text:p>
          </table:table-cell>
          <table:table-cell office:value-type="string" table:style-name="ce1">
            <text:p>A079</text:p>
          </table:table-cell>
          <table:table-cell office:value-type="date" office:date-value="2015-03-10T00:00:00" table:style-name="ce2">
            <text:p>2015/3/10</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吉祥敬老尊賢協會</text:p>
          </table:table-cell>
          <table:table-cell office:value-type="float" office:value="45825458" table:style-name="ce1">
            <text:p>45825458</text:p>
          </table:table-cell>
          <table:table-cell office:value-type="string" table:style-name="ce1">
            <text:p>協助苗栗縣苑裡吉祥敬老尊賢協會辦理104年度健行及消防講座暨才藝表演活動(預計活動時程:2015/3/12)</text:p>
          </table:table-cell>
          <table:table-cell office:value-type="date" office:date-value="2015-03-12T00:00:00" table:style-name="ce2">
            <text:p>2015/3/12</text:p>
          </table:table-cell>
          <table:table-cell office:value-type="date" office:date-value="2015-03-12T00:00:00" table:style-name="ce2">
            <text:p>2015/3/12</text:p>
          </table:table-cell>
          <table:table-cell office:value-type="string" table:style-name="ce1">
            <text:p>苗栗縣苑裡鎮</text:p>
          </table:table-cell>
          <table:table-cell office:value-type="float" office:value="106" table:style-name="ce1">
            <text:p>106</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9" table:style-name="ce1">
            <text:p>99</text:p>
          </table:table-cell>
          <table:table-cell office:value-type="string" table:style-name="ce1">
            <text:p>A079</text:p>
          </table:table-cell>
          <table:table-cell office:value-type="date" office:date-value="2015-03-12T00:00:00" table:style-name="ce2">
            <text:p>2015/3/12</text:p>
          </table:table-cell>
          <table:table-cell office:value-type="string" table:style-name="ce1">
            <text:p>aa</text:p>
          </table:table-cell>
          <table:table-cell office:value-type="string" table:style-name="ce1">
            <text:p>aa</text:p>
          </table:table-cell>
          <table:table-cell office:value-type="string" table:style-name="ce1">
            <text:p>花蓮縣</text:p>
          </table:table-cell>
          <table:table-cell office:value-type="string" table:style-name="ce1">
            <text:p>花蓮縣秀林鄉公所</text:p>
          </table:table-cell>
          <table:table-cell office:value-type="string" table:style-name="ce1">
            <text:p>aa<text:s text:c="8"/></text:p>
          </table:table-cell>
          <table:table-cell office:value-type="string" table:style-name="ce1">
            <text:p>協助花蓮縣秀林鄉公所辦理花蓮縣秀林鄉銅門國民小學活化課程增能學習計畫(預計活動時程:2015/4/1-2015/12/30)</text:p>
          </table:table-cell>
          <table:table-cell office:value-type="date" office:date-value="2015-03-01T00:00:00" table:style-name="ce2">
            <text:p>2015/3/1</text:p>
          </table:table-cell>
          <table:table-cell office:value-type="date" office:date-value="2015-12-30T00:00:00" table:style-name="ce2">
            <text:p>2015/12/30</text:p>
          </table:table-cell>
          <table:table-cell office:value-type="string" table:style-name="ce1">
            <text:p>花蓮縣秀林鄉</text:p>
          </table:table-cell>
          <table:table-cell office:value-type="float" office:value="145" table:style-name="ce1">
            <text:p>145</text:p>
          </table:table-cell>
          <table:table-cell office:value-type="float" office:value="145" table:style-name="ce1">
            <text:p>145</text:p>
          </table:table-cell>
          <table:table-cell office:value-type="float" office:value="120" table:style-name="ce1">
            <text:p>1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0" table:style-name="ce1">
            <text:p>10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花蓮縣</text:p>
          </table:table-cell>
          <table:table-cell office:value-type="string" table:style-name="ce1">
            <text:p>花蓮縣秀林鄉公所</text:p>
          </table:table-cell>
          <table:table-cell office:value-type="string" table:style-name="ce1">
            <text:p>aa<text:s text:c="8"/></text:p>
          </table:table-cell>
          <table:table-cell office:value-type="string" table:style-name="ce1">
            <text:p>協助花蓮縣秀林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454" table:style-name="ce1">
            <text:p>445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1" table:style-name="ce1">
            <text:p>10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連江縣</text:p>
          </table:table-cell>
          <table:table-cell office:value-type="string" table:style-name="ce1">
            <text:p>連江縣南竿鄉公所</text:p>
          </table:table-cell>
          <table:table-cell office:value-type="string" table:style-name="ce1">
            <text:p>aa<text:s text:c="8"/></text:p>
          </table:table-cell>
          <table:table-cell office:value-type="string" table:style-name="ce1">
            <text:p>協助連江縣南竿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29" table:style-name="ce1">
            <text:p>429</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2" table:style-name="ce1">
            <text:p>10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仁愛鄉公所</text:p>
          </table:table-cell>
          <table:table-cell office:value-type="string" table:style-name="ce1">
            <text:p>aa<text:s text:c="8"/></text:p>
          </table:table-cell>
          <table:table-cell office:value-type="string" table:style-name="ce1">
            <text:p>協助南投縣仁愛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53" table:style-name="ce1">
            <text:p>225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3" table:style-name="ce1">
            <text:p>10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金門縣</text:p>
          </table:table-cell>
          <table:table-cell office:value-type="string" table:style-name="ce1">
            <text:p>金門縣金湖鎮公所</text:p>
          </table:table-cell>
          <table:table-cell office:value-type="string" table:style-name="ce1">
            <text:p>aa<text:s text:c="8"/></text:p>
          </table:table-cell>
          <table:table-cell office:value-type="string" table:style-name="ce1">
            <text:p>協助金門縣金湖鎮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28" table:style-name="ce1">
            <text:p>32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4" table:style-name="ce1">
            <text:p>10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金門縣</text:p>
          </table:table-cell>
          <table:table-cell office:value-type="string" table:style-name="ce1">
            <text:p>金門縣金城鎮公所</text:p>
          </table:table-cell>
          <table:table-cell office:value-type="string" table:style-name="ce1">
            <text:p>aa<text:s text:c="8"/></text:p>
          </table:table-cell>
          <table:table-cell office:value-type="string" table:style-name="ce1">
            <text:p>協助金門縣金城鎮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06" table:style-name="ce1">
            <text:p>130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5" table:style-name="ce1">
            <text:p>105</text:p>
          </table:table-cell>
          <table:table-cell office:value-type="string" table:style-name="ce1">
            <text:p>A079</text:p>
          </table:table-cell>
          <table:table-cell office:value-type="date" office:date-value="2015-03-05T00:00:00" table:style-name="ce2">
            <text:p>2015/3/5</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蓬山文教協會</text:p>
          </table:table-cell>
          <table:table-cell office:value-type="float" office:value="14290515" table:style-name="ce1">
            <text:p>14290515</text:p>
          </table:table-cell>
          <table:table-cell office:value-type="string" table:style-name="ce1">
            <text:p>協助苗栗縣蓬山文教協會辦理蓬山老照片專輯出版(預計活動時程:2015/2/3-2015/5/10)</text:p>
          </table:table-cell>
          <table:table-cell office:value-type="date" office:date-value="2015-02-03T00:00:00" table:style-name="ce2">
            <text:p>2015/2/3</text:p>
          </table:table-cell>
          <table:table-cell office:value-type="date" office:date-value="2015-05-10T00:00:00" table:style-name="ce2">
            <text:p>2015/5/10</text:p>
          </table:table-cell>
          <table:table-cell office:value-type="string" table:style-name="ce1">
            <text:p>苗栗縣苑裡鎮</text:p>
          </table:table-cell>
          <table:table-cell office:value-type="float" office:value="240" table:style-name="ce1">
            <text:p>240</text:p>
          </table:table-cell>
          <table:table-cell office:value-type="float" office:value="180" table:style-name="ce1">
            <text:p>18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6" table:style-name="ce1">
            <text:p>106</text:p>
          </table:table-cell>
          <table:table-cell office:value-type="string" table:style-name="ce1">
            <text:p>A079</text:p>
          </table:table-cell>
          <table:table-cell office:value-type="date" office:date-value="2015-03-05T00:00:00" table:style-name="ce2">
            <text:p>2015/3/5</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鎮新復社區發展協會</text:p>
          </table:table-cell>
          <table:table-cell office:value-type="float" office:value="19283247" table:style-name="ce1">
            <text:p>19283247</text:p>
          </table:table-cell>
          <table:table-cell office:value-type="string" table:style-name="ce1">
            <text:p>協助苗栗縣苑裡鎮新復社區發展協會辦理104年「媽祖民俗文化」活動(預計活動時程:2015/3/7-2015/3/8)</text:p>
          </table:table-cell>
          <table:table-cell office:value-type="date" office:date-value="2015-03-07T00:00:00" table:style-name="ce2">
            <text:p>2015/3/7</text:p>
          </table:table-cell>
          <table:table-cell office:value-type="date" office:date-value="2015-02-08T00:00:00" table:style-name="ce2">
            <text:p>2015/2/8</text:p>
          </table:table-cell>
          <table:table-cell office:value-type="string" table:style-name="ce1">
            <text:p>苗栗縣苑裡鎮</text:p>
          </table:table-cell>
          <table:table-cell office:value-type="float" office:value="300" table:style-name="ce1">
            <text:p>300</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7" table:style-name="ce1">
            <text:p>107</text:p>
          </table:table-cell>
          <table:table-cell office:value-type="string" table:style-name="ce1">
            <text:p>A079</text:p>
          </table:table-cell>
          <table:table-cell office:value-type="date" office:date-value="2015-03-05T00:00:00" table:style-name="ce2">
            <text:p>2015/3/5</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社南媽祖文化民俗觀光協會</text:p>
          </table:table-cell>
          <table:table-cell office:value-type="float" office:value="45359489" table:style-name="ce1">
            <text:p>45359489</text:p>
          </table:table-cell>
          <table:table-cell office:value-type="string" table:style-name="ce1">
            <text:p>協助苗栗縣苑裡社南媽祖文化民俗觀光協會辦理「104年社南媽祖文化季」進香活動計畫(預計活動時程:2015/3/21-2015/3/23)</text:p>
          </table:table-cell>
          <table:table-cell office:value-type="date" office:date-value="2015-03-21T00:00:00" table:style-name="ce2">
            <text:p>2015/3/21</text:p>
          </table:table-cell>
          <table:table-cell office:value-type="date" office:date-value="2015-03-23T00:00:00" table:style-name="ce2">
            <text:p>2015/3/23</text:p>
          </table:table-cell>
          <table:table-cell office:value-type="string" table:style-name="ce1">
            <text:p>苗栗縣苑裡鎮</text:p>
          </table:table-cell>
          <table:table-cell office:value-type="float" office:value="970" table:style-name="ce1">
            <text:p>970</text:p>
          </table:table-cell>
          <table:table-cell office:value-type="float" office:value="391.95" table:style-name="ce1">
            <text:p>391.95</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8" table:style-name="ce1">
            <text:p>108</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彰化縣</text:p>
          </table:table-cell>
          <table:table-cell office:value-type="string" table:style-name="ce1">
            <text:p>彰化縣和美鎮公所</text:p>
          </table:table-cell>
          <table:table-cell office:value-type="string" table:style-name="ce1">
            <text:p>aa<text:s text:c="8"/></text:p>
          </table:table-cell>
          <table:table-cell office:value-type="string" table:style-name="ce1">
            <text:p>協助彰化縣和美鎮公所104年度發電年度促協金(運轉中)<text:s/></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311" table:style-name="ce1">
            <text:p>9311</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9" table:style-name="ce1">
            <text:p>109</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彰化縣</text:p>
          </table:table-cell>
          <table:table-cell office:value-type="string" table:style-name="ce1">
            <text:p>彰化縣線西鄉公所</text:p>
          </table:table-cell>
          <table:table-cell office:value-type="string" table:style-name="ce1">
            <text:p>aa<text:s text:c="8"/></text:p>
          </table:table-cell>
          <table:table-cell office:value-type="string" table:style-name="ce1">
            <text:p>協助彰化縣線西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399" table:style-name="ce1">
            <text:p>13399</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0" table:style-name="ce1">
            <text:p>11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104年度發電年度促協金(施工中)-通霄發電廠更新擴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6778" table:style-name="ce1">
            <text:p>2677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1" table:style-name="ce1">
            <text:p>11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澎湖縣</text:p>
          </table:table-cell>
          <table:table-cell office:value-type="string" table:style-name="ce1">
            <text:p>澎湖縣湖西鄉公所</text:p>
          </table:table-cell>
          <table:table-cell office:value-type="string" table:style-name="ce1">
            <text:p>aa<text:s text:c="8"/></text:p>
          </table:table-cell>
          <table:table-cell office:value-type="string" table:style-name="ce1">
            <text:p>協助澎湖縣湖西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83" table:style-name="ce1">
            <text:p>248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2" table:style-name="ce1">
            <text:p>11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彰化縣</text:p>
          </table:table-cell>
          <table:table-cell office:value-type="string" table:style-name="ce1">
            <text:p>彰化縣伸港鄉公所</text:p>
          </table:table-cell>
          <table:table-cell office:value-type="string" table:style-name="ce1">
            <text:p>aa<text:s text:c="8"/></text:p>
          </table:table-cell>
          <table:table-cell office:value-type="string" table:style-name="ce1">
            <text:p><text:s/>協助彰化縣伸港鄉公所104度發電年度促協金(運轉中)<text:s/></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3792" table:style-name="ce1">
            <text:p>6379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3" table:style-name="ce1">
            <text:p>11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992" table:style-name="ce1">
            <text:p>4999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4" table:style-name="ce1">
            <text:p>11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104年度發電年度促協金(施工中)-通霄發電廠更新擴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3556" table:style-name="ce1">
            <text:p>5355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5" table:style-name="ce1">
            <text:p>11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996" table:style-name="ce1">
            <text:p>2499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6" table:style-name="ce1">
            <text:p>116</text:p>
          </table:table-cell>
          <table:table-cell office:value-type="string" table:style-name="ce1">
            <text:p>A079</text:p>
          </table:table-cell>
          <table:table-cell office:value-type="date" office:date-value="2015-03-05T00:00:00" table:style-name="ce2">
            <text:p>2015/3/5</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福源社區發展協會</text:p>
          </table:table-cell>
          <table:table-cell office:value-type="float" office:value="66843299" table:style-name="ce1">
            <text:p>66843299</text:p>
          </table:table-cell>
          <table:table-cell office:value-type="string" table:style-name="ce1">
            <text:p>協助苗栗縣通霄鎮福源社區發展協會辦理福龍‧福源里文化祭與節約能源宣導活動(預計活動時程:2015/3/7-2015/3/8)</text:p>
          </table:table-cell>
          <table:table-cell office:value-type="date" office:date-value="2015-03-07T00:00:00" table:style-name="ce2">
            <text:p>2015/3/7</text:p>
          </table:table-cell>
          <table:table-cell office:value-type="date" office:date-value="2015-03-08T00:00:00" table:style-name="ce2">
            <text:p>2015/3/8</text:p>
          </table:table-cell>
          <table:table-cell office:value-type="string" table:style-name="ce1">
            <text:p>苗栗縣通霄鎮</text:p>
          </table:table-cell>
          <table:table-cell office:value-type="float" office:value="216" table:style-name="ce1">
            <text:p>216</text:p>
          </table:table-cell>
          <table:table-cell office:value-type="float" office:value="90" table:style-name="ce1">
            <text:p>9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17" table:style-name="ce1">
            <text:p>117</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宜蘭縣</text:p>
          </table:table-cell>
          <table:table-cell office:value-type="string" table:style-name="ce1">
            <text:p>宜蘭縣冬山鄉公所</text:p>
          </table:table-cell>
          <table:table-cell office:value-type="string" table:style-name="ce1">
            <text:p>aa<text:s text:c="8"/></text:p>
          </table:table-cell>
          <table:table-cell office:value-type="string" table:style-name="ce1">
            <text:p>協助宜蘭縣冬山鄉公所104年度輸變電促協金(運轉中)--冬山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0" table:style-name="ce1">
            <text:p>27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8" table:style-name="ce1">
            <text:p>118</text:p>
          </table:table-cell>
          <table:table-cell office:value-type="string" table:style-name="ce1">
            <text:p>A079</text:p>
          </table:table-cell>
          <table:table-cell office:value-type="date" office:date-value="2015-03-09T00:00:00" table:style-name="ce2">
            <text:p>2015/3/9</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辦理新北市金山區「地方民俗祭典祈安遶境」活動(預計活動時程:2015/3-2015/12)</text:p>
          </table:table-cell>
          <table:table-cell office:value-type="date" office:date-value="2015-03-01T00:00:00" table:style-name="ce2">
            <text:p>2015/3/1</text:p>
          </table:table-cell>
          <table:table-cell office:value-type="date" office:date-value="2015-12-31T00:00:00" table:style-name="ce2">
            <text:p>2015/12/31</text:p>
          </table:table-cell>
          <table:table-cell office:value-type="string" table:style-name="ce1">
            <text:p>新北市金山區</text:p>
          </table:table-cell>
          <table:table-cell office:value-type="float" office:value="300" table:style-name="ce1">
            <text:p>300</text:p>
          </table:table-cell>
          <table:table-cell office:value-type="float" office:value="300" table:style-name="ce1">
            <text:p>300</text:p>
          </table:table-cell>
          <table:table-cell office:value-type="float" office:value="250" table:style-name="ce1">
            <text:p>2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19" table:style-name="ce1">
            <text:p>119</text:p>
          </table:table-cell>
          <table:table-cell office:value-type="string" table:style-name="ce1">
            <text:p>A079</text:p>
          </table:table-cell>
          <table:table-cell office:value-type="date" office:date-value="2015-03-06T00:00:00" table:style-name="ce2">
            <text:p>2015/3/6</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湖內區三侯國民小學</text:p>
          </table:table-cell>
          <table:table-cell office:value-type="string" table:style-name="ce1">
            <text:p>aa<text:s text:c="8"/></text:p>
          </table:table-cell>
          <table:table-cell office:value-type="string" table:style-name="ce1">
            <text:p>協助高雄市湖內區三侯國民小學辦理慶祝創校50週年校慶暨社區運動大會系列活動實施計畫(預計活動時程:2015/4/1-2015/4/26)</text:p>
          </table:table-cell>
          <table:table-cell office:value-type="date" office:date-value="2015-04-01T00:00:00" table:style-name="ce2">
            <text:p>2015/4/1</text:p>
          </table:table-cell>
          <table:table-cell office:value-type="date" office:date-value="2015-04-26T00:00:00" table:style-name="ce2">
            <text:p>2015/4/26</text:p>
          </table:table-cell>
          <table:table-cell office:value-type="string" table:style-name="ce1">
            <text:p>高雄市湖內區</text:p>
          </table:table-cell>
          <table:table-cell office:value-type="float" office:value="155" table:style-name="ce1">
            <text:p>155</text:p>
          </table:table-cell>
          <table:table-cell office:value-type="float" office:value="40" table:style-name="ce1">
            <text:p>4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20" table:style-name="ce1">
            <text:p>120</text:p>
          </table:table-cell>
          <table:table-cell office:value-type="string" table:style-name="ce1">
            <text:p>A079</text:p>
          </table:table-cell>
          <table:table-cell office:value-type="date" office:date-value="2015-03-06T00:00:00" table:style-name="ce2">
            <text:p>2015/3/6</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彌陀安樂松柏長青會</text:p>
          </table:table-cell>
          <table:table-cell office:value-type="float" office:value="20249824" table:style-name="ce1">
            <text:p>20249824</text:p>
          </table:table-cell>
          <table:table-cell office:value-type="string" table:style-name="ce1">
            <text:p>協助高雄市彌陀安樂松柏長青會辦理104年地方產業文化觀摩活動(預計活動時程:2015/4/9-2015/4/11)</text:p>
          </table:table-cell>
          <table:table-cell office:value-type="date" office:date-value="2015-04-09T00:00:00" table:style-name="ce2">
            <text:p>2015/4/9</text:p>
          </table:table-cell>
          <table:table-cell office:value-type="date" office:date-value="2015-04-11T00:00:00" table:style-name="ce2">
            <text:p>2015/4/11</text:p>
          </table:table-cell>
          <table:table-cell office:value-type="string" table:style-name="ce1">
            <text:p>台中發電廠</text:p>
          </table:table-cell>
          <table:table-cell office:value-type="float" office:value="281" table:style-name="ce1">
            <text:p>281</text:p>
          </table:table-cell>
          <table:table-cell office:value-type="float" office:value="90" table:style-name="ce1">
            <text:p>9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21" table:style-name="ce1">
            <text:p>121</text:p>
          </table:table-cell>
          <table:table-cell office:value-type="string" table:style-name="ce1">
            <text:p>A079</text:p>
          </table:table-cell>
          <table:table-cell office:value-type="date" office:date-value="2015-03-09T00:00:00" table:style-name="ce2">
            <text:p>2015/3/9</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辦理新北市金山區各里聯合慶祝104年度九九重陽敬老活動(預計活動時程:2015/10)</text:p>
          </table:table-cell>
          <table:table-cell office:value-type="date" office:date-value="2015-10-01T00:00:00" table:style-name="ce2">
            <text:p>2015/10/1</text:p>
          </table:table-cell>
          <table:table-cell office:value-type="date" office:date-value="2015-10-31T00:00:00" table:style-name="ce2">
            <text:p>2015/10/31</text:p>
          </table:table-cell>
          <table:table-cell office:value-type="string" table:style-name="ce1">
            <text:p>新北市金山區</text:p>
          </table:table-cell>
          <table:table-cell office:value-type="float" office:value="1196" table:style-name="ce1">
            <text:p>1196</text:p>
          </table:table-cell>
          <table:table-cell office:value-type="float" office:value="1196" table:style-name="ce1">
            <text:p>1196</text:p>
          </table:table-cell>
          <table:table-cell office:value-type="float" office:value="200" table:style-name="ce1">
            <text:p>2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22" table:style-name="ce1">
            <text:p>12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仁愛區公所</text:p>
          </table:table-cell>
          <table:table-cell office:value-type="string" table:style-name="ce1">
            <text:p>aa<text:s text:c="8"/></text:p>
          </table:table-cell>
          <table:table-cell office:value-type="string" table:style-name="ce1">
            <text:p>協助基隆市仁愛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100" table:style-name="ce1">
            <text:p>41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3" table:style-name="ce1">
            <text:p>12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信義區公所</text:p>
          </table:table-cell>
          <table:table-cell office:value-type="string" table:style-name="ce1">
            <text:p>aa<text:s text:c="8"/></text:p>
          </table:table-cell>
          <table:table-cell office:value-type="string" table:style-name="ce1">
            <text:p>協助基隆市信義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100" table:style-name="ce1">
            <text:p>41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4" table:style-name="ce1">
            <text:p>12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暖暖區公所</text:p>
          </table:table-cell>
          <table:table-cell office:value-type="string" table:style-name="ce1">
            <text:p>aa<text:s text:c="8"/></text:p>
          </table:table-cell>
          <table:table-cell office:value-type="string" table:style-name="ce1">
            <text:p>協助基隆市暖暖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100" table:style-name="ce1">
            <text:p>41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5" table:style-name="ce1">
            <text:p>12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七堵區公所</text:p>
          </table:table-cell>
          <table:table-cell office:value-type="string" table:style-name="ce1">
            <text:p>aa<text:s text:c="8"/></text:p>
          </table:table-cell>
          <table:table-cell office:value-type="string" table:style-name="ce1">
            <text:p>協助基隆市七堵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100" table:style-name="ce1">
            <text:p>41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6" table:style-name="ce1">
            <text:p>12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中正區公所</text:p>
          </table:table-cell>
          <table:table-cell office:value-type="string" table:style-name="ce1">
            <text:p>aa<text:s text:c="8"/></text:p>
          </table:table-cell>
          <table:table-cell office:value-type="string" table:style-name="ce1">
            <text:p>協助基隆市中正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100" table:style-name="ce1">
            <text:p>41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7" table:style-name="ce1">
            <text:p>127</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中山區公所</text:p>
          </table:table-cell>
          <table:table-cell office:value-type="string" table:style-name="ce1">
            <text:p>aa<text:s text:c="8"/></text:p>
          </table:table-cell>
          <table:table-cell office:value-type="string" table:style-name="ce1">
            <text:p>協助基隆市中山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4168" table:style-name="ce1">
            <text:p>3416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8" table:style-name="ce1">
            <text:p>128</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安樂區公所</text:p>
          </table:table-cell>
          <table:table-cell office:value-type="string" table:style-name="ce1">
            <text:p>aa<text:s text:c="8"/></text:p>
          </table:table-cell>
          <table:table-cell office:value-type="string" table:style-name="ce1">
            <text:p>協助基隆市安樂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668" table:style-name="ce1">
            <text:p>1366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9" table:style-name="ce1">
            <text:p>129</text:p>
          </table:table-cell>
          <table:table-cell office:value-type="string" table:style-name="ce1">
            <text:p>A079</text:p>
          </table:table-cell>
          <table:table-cell office:value-type="date" office:date-value="2015-03-06T00:00:00" table:style-name="ce2">
            <text:p>2015/3/6</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彌陀公園長青協會</text:p>
          </table:table-cell>
          <table:table-cell office:value-type="float" office:value="13676842" table:style-name="ce1">
            <text:p>13676842</text:p>
          </table:table-cell>
          <table:table-cell office:value-type="string" table:style-name="ce1">
            <text:p>協助高雄市彌陀公園長青協會辦理104年度『地方產業文化交流活動』計畫(預計活動時程:2015/4/6-2015/4/7)</text:p>
          </table:table-cell>
          <table:table-cell office:value-type="date" office:date-value="2015-04-06T00:00:00" table:style-name="ce2">
            <text:p>2015/4/6</text:p>
          </table:table-cell>
          <table:table-cell office:value-type="date" office:date-value="2015-04-07T00:00:00" table:style-name="ce2">
            <text:p>2015/4/7</text:p>
          </table:table-cell>
          <table:table-cell office:value-type="string" table:style-name="ce1">
            <text:p>大甲溪電廠</text:p>
          </table:table-cell>
          <table:table-cell office:value-type="float" office:value="201" table:style-name="ce1">
            <text:p>201</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30" table:style-name="ce1">
            <text:p>130</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2970" table:style-name="ce1">
            <text:p>6297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1" table:style-name="ce1">
            <text:p>131</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滿州鄉公所</text:p>
          </table:table-cell>
          <table:table-cell office:value-type="string" table:style-name="ce1">
            <text:p>aa<text:s text:c="8"/></text:p>
          </table:table-cell>
          <table:table-cell office:value-type="string" table:style-name="ce1">
            <text:p>協助屏東縣滿州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5783" table:style-name="ce1">
            <text:p>2578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2" table:style-name="ce1">
            <text:p>13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車城鄉公所</text:p>
          </table:table-cell>
          <table:table-cell office:value-type="string" table:style-name="ce1">
            <text:p>aa<text:s text:c="8"/></text:p>
          </table:table-cell>
          <table:table-cell office:value-type="string" table:style-name="ce1">
            <text:p>協助屏東縣車城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670" table:style-name="ce1">
            <text:p>2767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3" table:style-name="ce1">
            <text:p>13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牡丹鄉公所</text:p>
          </table:table-cell>
          <table:table-cell office:value-type="string" table:style-name="ce1">
            <text:p>aa<text:s text:c="8"/></text:p>
          </table:table-cell>
          <table:table-cell office:value-type="string" table:style-name="ce1">
            <text:p>協助屏東縣牡丹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433" table:style-name="ce1">
            <text:p>943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4" table:style-name="ce1">
            <text:p>134</text:p>
          </table:table-cell>
          <table:table-cell office:value-type="string" table:style-name="ce1">
            <text:p>A079</text:p>
          </table:table-cell>
          <table:table-cell office:value-type="date" office:date-value="2015-03-03T00:00:00" table:style-name="ce2">
            <text:p>2015/3/3</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104年全國客家日~通霄樂活慶天穿」(預計活動時程:2015/3/10)</text:p>
          </table:table-cell>
          <table:table-cell office:value-type="date" office:date-value="2015-03-10T00:00:00" table:style-name="ce2">
            <text:p>2015/3/10</text:p>
          </table:table-cell>
          <table:table-cell office:value-type="date" office:date-value="2015-03-10T00:00:00" table:style-name="ce2">
            <text:p>2015/3/10</text:p>
          </table:table-cell>
          <table:table-cell office:value-type="string" table:style-name="ce1">
            <text:p>aa</text:p>
          </table:table-cell>
          <table:table-cell office:value-type="float" office:value="410" table:style-name="ce1">
            <text:p>410</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35" table:style-name="ce1">
            <text:p>135</text:p>
          </table:table-cell>
          <table:table-cell office:value-type="string" table:style-name="ce1">
            <text:p>A079</text:p>
          </table:table-cell>
          <table:table-cell office:value-type="date" office:date-value="2015-02-26T00:00:00" table:style-name="ce2">
            <text:p>2015/2/26</text:p>
          </table:table-cell>
          <table:table-cell office:value-type="string" table:style-name="ce1">
            <text:p>aa</text:p>
          </table:table-cell>
          <table:table-cell office:value-type="string" table:style-name="ce1">
            <text:p>aa</text:p>
          </table:table-cell>
          <table:table-cell office:value-type="string" table:style-name="ce1">
            <text:p>宜蘭縣</text:p>
          </table:table-cell>
          <table:table-cell office:value-type="string" table:style-name="ce1">
            <text:p>宜蘭縣冬山鄉公所</text:p>
          </table:table-cell>
          <table:table-cell office:value-type="string" table:style-name="ce1">
            <text:p>aa<text:s text:c="8"/></text:p>
          </table:table-cell>
          <table:table-cell office:value-type="string" table:style-name="ce1">
            <text:p>協助宜蘭縣冬山鄉公所辦理冬山鄉立圖書館申請閱讀、藝文推廣活動及館藏充實專案計畫(預計活動時程:2015/4/1-2015/12/31)</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宜蘭縣冬山鄉</text:p>
          </table:table-cell>
          <table:table-cell office:value-type="float" office:value="100" table:style-name="ce1">
            <text:p>100</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36" table:style-name="ce1">
            <text:p>136</text:p>
          </table:table-cell>
          <table:table-cell office:value-type="string" table:style-name="ce1">
            <text:p>A079</text:p>
          </table:table-cell>
          <table:table-cell office:value-type="date" office:date-value="2015-02-26T00:00:00" table:style-name="ce2">
            <text:p>2015/2/26</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政府</text:p>
          </table:table-cell>
          <table:table-cell office:value-type="string" table:style-name="ce1">
            <text:p>aa<text:s text:c="8"/></text:p>
          </table:table-cell>
          <table:table-cell office:value-type="string" table:style-name="ce1">
            <text:p>協助苗栗縣政府辦理2015三義國際木雕藝術節(預計活動時程:2015/5-2015/9)</text:p>
          </table:table-cell>
          <table:table-cell office:value-type="date" office:date-value="2015-05-01T00:00:00" table:style-name="ce2">
            <text:p>2015/5/1</text:p>
          </table:table-cell>
          <table:table-cell office:value-type="date" office:date-value="2015-09-30T00:00:00" table:style-name="ce2">
            <text:p>2015/9/30</text:p>
          </table:table-cell>
          <table:table-cell office:value-type="string" table:style-name="ce1">
            <text:p>苗栗縣三義鄉</text:p>
          </table:table-cell>
          <table:table-cell office:value-type="float" office:value="10900" table:style-name="ce1">
            <text:p>10900</text:p>
          </table:table-cell>
          <table:table-cell office:value-type="float" office:value="300" table:style-name="ce1">
            <text:p>300</text:p>
          </table:table-cell>
          <table:table-cell office:value-type="float" office:value="200" table:style-name="ce1">
            <text:p>2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37" table:style-name="ce1">
            <text:p>137</text:p>
          </table:table-cell>
          <table:table-cell office:value-type="string" table:style-name="ce1">
            <text:p>A079</text:p>
          </table:table-cell>
          <table:table-cell office:value-type="date" office:date-value="2015-03-03T00:00:00" table:style-name="ce2">
            <text:p>2015/3/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小港區鳳源社區發展協會</text:p>
          </table:table-cell>
          <table:table-cell office:value-type="float" office:value="77496795" table:style-name="ce1">
            <text:p>77496795</text:p>
          </table:table-cell>
          <table:table-cell office:value-type="string" table:style-name="ce1">
            <text:p>協助高雄市小港區鳳源社區發展協會辦理舉辦參訪國家經濟建設暨宣導支持大林電廠更新改建計畫活動(預計參訪活動時程:2015/3/20-2015/3/21)</text:p>
          </table:table-cell>
          <table:table-cell office:value-type="date" office:date-value="2015-03-20T00:00:00" table:style-name="ce2">
            <text:p>2015/3/20</text:p>
          </table:table-cell>
          <table:table-cell office:value-type="date" office:date-value="2015-03-21T00:00:00" table:style-name="ce2">
            <text:p>2015/3/21</text:p>
          </table:table-cell>
          <table:table-cell office:value-type="string" table:style-name="ce1">
            <text:p>大林發電廠</text:p>
          </table:table-cell>
          <table:table-cell office:value-type="float" office:value="189" table:style-name="ce1">
            <text:p>189</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38" table:style-name="ce1">
            <text:p>138</text:p>
          </table:table-cell>
          <table:table-cell office:value-type="string" table:style-name="ce1">
            <text:p>A079</text:p>
          </table:table-cell>
          <table:table-cell office:value-type="date" office:date-value="2015-03-03T00:00:00" table:style-name="ce2">
            <text:p>2015/3/3</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三德里守望相助隊16週年慶表揚優秀隊員暨推廣乾淨能源政策及用電安全宣導活動(預計活動時程:2015/3/22)</text:p>
          </table:table-cell>
          <table:table-cell office:value-type="date" office:date-value="2015-03-22T00:00:00" table:style-name="ce2">
            <text:p>2015/3/22</text:p>
          </table:table-cell>
          <table:table-cell office:value-type="date" office:date-value="2015-03-22T00:00:00" table:style-name="ce2">
            <text:p>2015/3/22</text:p>
          </table:table-cell>
          <table:table-cell office:value-type="string" table:style-name="ce1">
            <text:p>臺中市龍井區</text:p>
          </table:table-cell>
          <table:table-cell office:value-type="float" office:value="265" table:style-name="ce1">
            <text:p>265</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39" table:style-name="ce1">
            <text:p>139</text:p>
          </table:table-cell>
          <table:table-cell office:value-type="string" table:style-name="ce1">
            <text:p>A079</text:p>
          </table:table-cell>
          <table:table-cell office:value-type="date" office:date-value="2015-03-03T00:00:00" table:style-name="ce2">
            <text:p>2015/3/3</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內湖社區發展協會</text:p>
          </table:table-cell>
          <table:table-cell office:value-type="float" office:value="66843349" table:style-name="ce1">
            <text:p>66843349</text:p>
          </table:table-cell>
          <table:table-cell office:value-type="string" table:style-name="ce1">
            <text:p>協助苗栗縣通霄鎮內湖社區發展協會辦理104年度[羊揚得意、照遍光明]活動(預計活動時程:2015/3/5)</text:p>
          </table:table-cell>
          <table:table-cell office:value-type="date" office:date-value="2015-03-05T00:00:00" table:style-name="ce2">
            <text:p>2015/3/5</text:p>
          </table:table-cell>
          <table:table-cell office:value-type="date" office:date-value="2015-03-05T00:00:00" table:style-name="ce2">
            <text:p>2015/3/5</text:p>
          </table:table-cell>
          <table:table-cell office:value-type="string" table:style-name="ce1">
            <text:p>苗栗縣通霄鎮</text:p>
          </table:table-cell>
          <table:table-cell office:value-type="float" office:value="186" table:style-name="ce1">
            <text:p>186</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40" table:style-name="ce1">
            <text:p>140</text:p>
          </table:table-cell>
          <table:table-cell office:value-type="string" table:style-name="ce1">
            <text:p>A079</text:p>
          </table:table-cell>
          <table:table-cell office:value-type="date" office:date-value="2015-03-04T00:00:00" table:style-name="ce2">
            <text:p>2015/3/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辦理新北市萬里區中幅里104年度核能安全講習暨端午關懷獨居老人、身心障礙者及弱勢家庭活動(預計活動時程:2015/6)</text:p>
          </table:table-cell>
          <table:table-cell office:value-type="date" office:date-value="2015-06-01T00:00:00" table:style-name="ce2">
            <text:p>2015/6/1</text:p>
          </table:table-cell>
          <table:table-cell office:value-type="date" office:date-value="2015-06-30T00:00:00" table:style-name="ce2">
            <text:p>2015/6/30</text:p>
          </table:table-cell>
          <table:table-cell office:value-type="string" table:style-name="ce1">
            <text:p>新北市萬里區</text:p>
          </table:table-cell>
          <table:table-cell office:value-type="float" office:value="175" table:style-name="ce1">
            <text:p>175</text:p>
          </table:table-cell>
          <table:table-cell office:value-type="float" office:value="90" table:style-name="ce1">
            <text:p>90</text:p>
          </table:table-cell>
          <table:table-cell office:value-type="float" office:value="45" table:style-name="ce1">
            <text:p>4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41" table:style-name="ce1">
            <text:p>141</text:p>
          </table:table-cell>
          <table:table-cell office:value-type="string" table:style-name="ce1">
            <text:p>A079</text:p>
          </table:table-cell>
          <table:table-cell office:value-type="date" office:date-value="2015-03-04T00:00:00" table:style-name="ce2">
            <text:p>2015/3/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辦理新北市萬里區北基里104年關懷獨居老人、弱勢家庭中秋公益晚會活動(預計活動時程:2015/9)</text:p>
          </table:table-cell>
          <table:table-cell office:value-type="date" office:date-value="2015-09-01T00:00:00" table:style-name="ce2">
            <text:p>2015/9/1</text:p>
          </table:table-cell>
          <table:table-cell office:value-type="date" office:date-value="2015-09-30T00:00:00" table:style-name="ce2">
            <text:p>2015/9/30</text:p>
          </table:table-cell>
          <table:table-cell office:value-type="string" table:style-name="ce1">
            <text:p>新北市萬里區</text:p>
          </table:table-cell>
          <table:table-cell office:value-type="float" office:value="430" table:style-name="ce1">
            <text:p>430</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42" table:style-name="ce1">
            <text:p>142</text:p>
          </table:table-cell>
          <table:table-cell office:value-type="string" table:style-name="ce1">
            <text:p>A079</text:p>
          </table:table-cell>
          <table:table-cell office:value-type="date" office:date-value="2015-03-03T00:00:00" table:style-name="ce2">
            <text:p>2015/3/3</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黃金海岸地方農業文化觀光發展協會</text:p>
          </table:table-cell>
          <table:table-cell office:value-type="float" office:value="45217617" table:style-name="ce1">
            <text:p>45217617</text:p>
          </table:table-cell>
          <table:table-cell office:value-type="string" table:style-name="ce1">
            <text:p>協助苗栗縣黃金海岸地方農業文化觀光發展協會辦理樂活104鐵馬GOGOGO活動(預計活動時程:2015/3/8)</text:p>
          </table:table-cell>
          <table:table-cell office:value-type="date" office:date-value="2015-03-08T00:00:00" table:style-name="ce2">
            <text:p>2015/3/8</text:p>
          </table:table-cell>
          <table:table-cell office:value-type="date" office:date-value="2015-03-08T00:00:00" table:style-name="ce2">
            <text:p>2015/3/8</text:p>
          </table:table-cell>
          <table:table-cell office:value-type="string" table:style-name="ce1">
            <text:p>苗栗縣通霄鎮</text:p>
          </table:table-cell>
          <table:table-cell office:value-type="float" office:value="168" table:style-name="ce1">
            <text:p>168</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43" table:style-name="ce1">
            <text:p>14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278" table:style-name="ce1">
            <text:p>727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4" table:style-name="ce1">
            <text:p>144</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946" table:style-name="ce1">
            <text:p>894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5" table:style-name="ce1">
            <text:p>145</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775" table:style-name="ce1">
            <text:p>49775</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6" table:style-name="ce1">
            <text:p>146</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104年度發電年度促協金(施工中)-大林發電廠更新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600" table:style-name="ce1">
            <text:p>96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7" table:style-name="ce1">
            <text:p>147</text:p>
          </table:table-cell>
          <table:table-cell office:value-type="string" table:style-name="ce1">
            <text:p>A079</text:p>
          </table:table-cell>
          <table:table-cell office:value-type="date" office:date-value="2015-02-26T00:00:00" table:style-name="ce2">
            <text:p>2015/2/26</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閩客民俗文化交流協會</text:p>
          </table:table-cell>
          <table:table-cell office:value-type="float" office:value="45288838" table:style-name="ce1">
            <text:p>45288838</text:p>
          </table:table-cell>
          <table:table-cell office:value-type="string" table:style-name="ce1">
            <text:p>協助苗栗縣閩客民俗文化交流協會辦理三羊開泰慶元宵活動(預計活動時程:2015/3/4-2015/3/5)</text:p>
          </table:table-cell>
          <table:table-cell office:value-type="date" office:date-value="2015-03-04T00:00:00" table:style-name="ce2">
            <text:p>2015/3/4</text:p>
          </table:table-cell>
          <table:table-cell office:value-type="date" office:date-value="2015-03-05T00:00:00" table:style-name="ce2">
            <text:p>2015/3/5</text:p>
          </table:table-cell>
          <table:table-cell office:value-type="string" table:style-name="ce1">
            <text:p>苗栗縣通霄鎮</text:p>
          </table:table-cell>
          <table:table-cell office:value-type="float" office:value="759" table:style-name="ce1">
            <text:p>759</text:p>
          </table:table-cell>
          <table:table-cell office:value-type="float" office:value="400" table:style-name="ce1">
            <text:p>400</text:p>
          </table:table-cell>
          <table:table-cell office:value-type="float" office:value="250" table:style-name="ce1">
            <text:p>2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48" table:style-name="ce1">
            <text:p>148</text:p>
          </table:table-cell>
          <table:table-cell office:value-type="string" table:style-name="ce1">
            <text:p>A079</text:p>
          </table:table-cell>
          <table:table-cell office:value-type="date" office:date-value="2015-03-03T00:00:00" table:style-name="ce2">
            <text:p>2015/3/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路竹華山長壽協會</text:p>
          </table:table-cell>
          <table:table-cell office:value-type="float" office:value="25892295" table:style-name="ce1">
            <text:p>25892295</text:p>
          </table:table-cell>
          <table:table-cell office:value-type="string" table:style-name="ce1">
            <text:p>協助高雄市路竹華山長壽協會辦理104年度社區交流活動(預計參訪活動時程:2015/3/31-2015/4/2)</text:p>
          </table:table-cell>
          <table:table-cell office:value-type="date" office:date-value="2015-03-31T00:00:00" table:style-name="ce2">
            <text:p>2015/3/31</text:p>
          </table:table-cell>
          <table:table-cell office:value-type="date" office:date-value="2015-04-02T00:00:00" table:style-name="ce2">
            <text:p>2015/4/2</text:p>
          </table:table-cell>
          <table:table-cell office:value-type="string" table:style-name="ce1">
            <text:p>第二核能發電廠</text:p>
          </table:table-cell>
          <table:table-cell office:value-type="float" office:value="395" table:style-name="ce1">
            <text:p>395</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49" table:style-name="ce1">
            <text:p>149</text:p>
          </table:table-cell>
          <table:table-cell office:value-type="string" table:style-name="ce1">
            <text:p>A079</text:p>
          </table:table-cell>
          <table:table-cell office:value-type="date" office:date-value="2015-02-26T00:00:00" table:style-name="ce2">
            <text:p>2015/2/26</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通霄國民小學</text:p>
          </table:table-cell>
          <table:table-cell office:value-type="string" table:style-name="ce1">
            <text:p>aa<text:s text:c="8"/></text:p>
          </table:table-cell>
          <table:table-cell office:value-type="string" table:style-name="ce1">
            <text:p>協助苗栗縣通霄鎮通霄國民小學辦理第22屆美術資優班畢業作品專輯編印計畫(預計活動時程:2015/2/20-2015/5/30)</text:p>
          </table:table-cell>
          <table:table-cell office:value-type="date" office:date-value="2015-02-20T00:00:00" table:style-name="ce2">
            <text:p>2015/2/20</text:p>
          </table:table-cell>
          <table:table-cell office:value-type="date" office:date-value="2015-05-30T00:00:00" table:style-name="ce2">
            <text:p>2015/5/30</text:p>
          </table:table-cell>
          <table:table-cell office:value-type="string" table:style-name="ce1">
            <text:p>苗栗縣通霄鎮</text:p>
          </table:table-cell>
          <table:table-cell office:value-type="float" office:value="99" table:style-name="ce1">
            <text:p>99</text:p>
          </table:table-cell>
          <table:table-cell office:value-type="float" office:value="90" table:style-name="ce1">
            <text:p>9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50" table:style-name="ce1">
            <text:p>150</text:p>
          </table:table-cell>
          <table:table-cell office:value-type="string" table:style-name="ce1">
            <text:p>A079</text:p>
          </table:table-cell>
          <table:table-cell office:value-type="date" office:date-value="2015-03-02T00:00:00" table:style-name="ce2">
            <text:p>2015/3/2</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社團法人中華民國新生活社會福利發展促進會</text:p>
          </table:table-cell>
          <table:table-cell office:value-type="float" office:value="99970598" table:style-name="ce1">
            <text:p>99970598</text:p>
          </table:table-cell>
          <table:table-cell office:value-type="string" table:style-name="ce1">
            <text:p>協助社團法人中華民國新生活社會福利發展促進會辦理103學年度第2學期 弱勢學子免費課後服務(預計活動時程:2015/3/2-2015/6/30)</text:p>
          </table:table-cell>
          <table:table-cell office:value-type="date" office:date-value="2015-03-02T00:00:00" table:style-name="ce2">
            <text:p>2015/3/2</text:p>
          </table:table-cell>
          <table:table-cell office:value-type="date" office:date-value="2015-06-30T00:00:00" table:style-name="ce2">
            <text:p>2015/6/30</text:p>
          </table:table-cell>
          <table:table-cell office:value-type="string" table:style-name="ce1">
            <text:p>新北市三芝區</text:p>
          </table:table-cell>
          <table:table-cell office:value-type="float" office:value="481" table:style-name="ce1">
            <text:p>481</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51" table:style-name="ce1">
            <text:p>151</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愛舞者藝文推展協會</text:p>
          </table:table-cell>
          <table:table-cell office:value-type="float" office:value="25334460" table:style-name="ce1">
            <text:p>25334460</text:p>
          </table:table-cell>
          <table:table-cell office:value-type="string" table:style-name="ce1">
            <text:p>協助苗栗縣愛舞者藝文推展協會辦理厝邊隔壁相招來運動 <text:s/>社區親子趣味競賽暨節能減碳支持電力建設宣導活動(預計活動時程:2015/4/19)</text:p>
          </table:table-cell>
          <table:table-cell office:value-type="date" office:date-value="2015-04-19T00:00:00" table:style-name="ce2">
            <text:p>2015/4/19</text:p>
          </table:table-cell>
          <table:table-cell office:value-type="date" office:date-value="2015-04-19T00:00:00" table:style-name="ce2">
            <text:p>2015/4/19</text:p>
          </table:table-cell>
          <table:table-cell office:value-type="string" table:style-name="ce1">
            <text:p>苗栗縣苑裡鎮</text:p>
          </table:table-cell>
          <table:table-cell office:value-type="float" office:value="168" table:style-name="ce1">
            <text:p>168</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52" table:style-name="ce1">
            <text:p>152</text:p>
          </table:table-cell>
          <table:table-cell office:value-type="string" table:style-name="ce1">
            <text:p>A079</text:p>
          </table:table-cell>
          <table:table-cell office:value-type="date" office:date-value="2015-02-26T00:00:00" table:style-name="ce2">
            <text:p>2015/2/26</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卓蘭鎮公所</text:p>
          </table:table-cell>
          <table:table-cell office:value-type="string" table:style-name="ce1">
            <text:p>aa<text:s text:c="8"/></text:p>
          </table:table-cell>
          <table:table-cell office:value-type="string" table:style-name="ce1">
            <text:p>協助苗栗縣卓蘭鎮公所辦理2015年植樹節活動(預計活動時程:2015/3/7)</text:p>
          </table:table-cell>
          <table:table-cell office:value-type="date" office:date-value="2015-03-07T00:00:00" table:style-name="ce2">
            <text:p>2015/3/7</text:p>
          </table:table-cell>
          <table:table-cell office:value-type="date" office:date-value="2015-03-07T00:00:00" table:style-name="ce2">
            <text:p>2015/3/7</text:p>
          </table:table-cell>
          <table:table-cell office:value-type="string" table:style-name="ce1">
            <text:p>苗栗縣卓蘭鎮</text:p>
          </table:table-cell>
          <table:table-cell office:value-type="float" office:value="284" table:style-name="ce1">
            <text:p>284</text:p>
          </table:table-cell>
          <table:table-cell office:value-type="float" office:value="260" table:style-name="ce1">
            <text:p>26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53" table:style-name="ce1">
            <text:p>153</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2015苑裡閩客慶元宵』系列活動(預計活動時程:2015/2/27)</text:p>
          </table:table-cell>
          <table:table-cell office:value-type="date" office:date-value="2015-02-27T00:00:00" table:style-name="ce2">
            <text:p>2015/2/27</text:p>
          </table:table-cell>
          <table:table-cell office:value-type="date" office:date-value="2015-02-27T00:00:00" table:style-name="ce2">
            <text:p>2015/2/27</text:p>
          </table:table-cell>
          <table:table-cell office:value-type="string" table:style-name="ce1">
            <text:p>苗栗縣苑裡鎮</text:p>
          </table:table-cell>
          <table:table-cell office:value-type="float" office:value="940" table:style-name="ce1">
            <text:p>940</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54" table:style-name="ce1">
            <text:p>154</text:p>
          </table:table-cell>
          <table:table-cell office:value-type="string" table:style-name="ce1">
            <text:p>A079</text:p>
          </table:table-cell>
          <table:table-cell office:value-type="date" office:date-value="2015-02-26T00:00:00" table:style-name="ce2">
            <text:p>2015/2/26</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客閩音悅文化推展協會</text:p>
          </table:table-cell>
          <table:table-cell office:value-type="float" office:value="39923045" table:style-name="ce1">
            <text:p>39923045</text:p>
          </table:table-cell>
          <table:table-cell office:value-type="string" table:style-name="ce1">
            <text:p>協助苗栗縣客閩音悅文化推展協會辦理104年迎春納福賀新年活動(預計活動時程:2015/3/4)</text:p>
          </table:table-cell>
          <table:table-cell office:value-type="date" office:date-value="2015-03-04T00:00:00" table:style-name="ce2">
            <text:p>2015/3/4</text:p>
          </table:table-cell>
          <table:table-cell office:value-type="date" office:date-value="2015-03-04T00:00:00" table:style-name="ce2">
            <text:p>2015/3/4</text:p>
          </table:table-cell>
          <table:table-cell office:value-type="string" table:style-name="ce1">
            <text:p>苗栗縣苑裡鎮</text:p>
          </table:table-cell>
          <table:table-cell office:value-type="float" office:value="185" table:style-name="ce1">
            <text:p>185</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55" table:style-name="ce1">
            <text:p>155</text:p>
          </table:table-cell>
          <table:table-cell office:value-type="string" table:style-name="ce1">
            <text:p>A079</text:p>
          </table:table-cell>
          <table:table-cell office:value-type="date" office:date-value="2015-03-02T00:00:00" table:style-name="ce2">
            <text:p>2015/3/2</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第三核能發電廠</text:p>
          </table:table-cell>
          <table:table-cell office:value-type="string" table:style-name="ce1">
            <text:p>aa<text:s text:c="8"/></text:p>
          </table:table-cell>
          <table:table-cell office:value-type="string" table:style-name="ce1">
            <text:p>協助第三核能發電廠辦理第32屆核能盃環保睦鄰橋藝邀請賽(預計活動時程:2015/7/11-2015/8/20)</text:p>
          </table:table-cell>
          <table:table-cell office:value-type="date" office:date-value="2015-07-11T00:00:00" table:style-name="ce2">
            <text:p>2015/7/11</text:p>
          </table:table-cell>
          <table:table-cell office:value-type="date" office:date-value="2015-08-20T00:00:00" table:style-name="ce2">
            <text:p>2015/8/20</text:p>
          </table:table-cell>
          <table:table-cell office:value-type="string" table:style-name="ce1">
            <text:p>屏東縣恆春鎮</text:p>
          </table:table-cell>
          <table:table-cell office:value-type="float" office:value="85" table:style-name="ce1">
            <text:p>85</text:p>
          </table:table-cell>
          <table:table-cell office:value-type="float" office:value="85.2" table:style-name="ce1">
            <text:p>85.2</text:p>
          </table:table-cell>
          <table:table-cell office:value-type="float" office:value="85" table:style-name="ce1">
            <text:p>8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56" table:style-name="ce1">
            <text:p>156</text:p>
          </table:table-cell>
          <table:table-cell office:value-type="string" table:style-name="ce1">
            <text:p>A079</text:p>
          </table:table-cell>
          <table:table-cell office:value-type="date" office:date-value="2015-02-25T00:00:00" table:style-name="ce2">
            <text:p>2015/2/25</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茄萣區嘉泰社區發展協會</text:p>
          </table:table-cell>
          <table:table-cell office:value-type="float" office:value="36651744" table:style-name="ce1">
            <text:p>36651744</text:p>
          </table:table-cell>
          <table:table-cell office:value-type="string" table:style-name="ce1">
            <text:p>協助高雄市茄萣區嘉泰社區發展協會辦理會員參訪國家建設暨節能減碳宣導活動(預計參訪活動時程:2015/3/22-2015/3/24)</text:p>
          </table:table-cell>
          <table:table-cell office:value-type="date" office:date-value="2015-03-22T00:00:00" table:style-name="ce2">
            <text:p>2015/3/22</text:p>
          </table:table-cell>
          <table:table-cell office:value-type="date" office:date-value="2015-03-24T00:00:00" table:style-name="ce2">
            <text:p>2015/3/24</text:p>
          </table:table-cell>
          <table:table-cell office:value-type="string" table:style-name="ce1">
            <text:p>通霄發電廠</text:p>
          </table:table-cell>
          <table:table-cell office:value-type="float" office:value="274" table:style-name="ce1">
            <text:p>274</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57" table:style-name="ce1">
            <text:p>157</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婦女會</text:p>
          </table:table-cell>
          <table:table-cell office:value-type="float" office:value="2251376" table:style-name="ce1">
            <text:p>2251376</text:p>
          </table:table-cell>
          <table:table-cell office:value-type="string" table:style-name="ce1">
            <text:p>協助新北市萬里區婦女會辦理「婦女新知成長研習暨社會福利宣導」(預計參訪活動時程:2015/4/11-2015/5)</text:p>
          </table:table-cell>
          <table:table-cell office:value-type="date" office:date-value="2015-04-01T00:00:00" table:style-name="ce2">
            <text:p>2015/4/1</text:p>
          </table:table-cell>
          <table:table-cell office:value-type="date" office:date-value="2015-05-30T00:00:00" table:style-name="ce2">
            <text:p>2015/5/30</text:p>
          </table:table-cell>
          <table:table-cell office:value-type="string" table:style-name="ce1">
            <text:p>東部發電廠</text:p>
          </table:table-cell>
          <table:table-cell office:value-type="float" office:value="356" table:style-name="ce1">
            <text:p>356</text:p>
          </table:table-cell>
          <table:table-cell office:value-type="float" office:value="200" table:style-name="ce1">
            <text:p>2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58" table:style-name="ce1">
            <text:p>158</text:p>
          </table:table-cell>
          <table:table-cell office:value-type="string" table:style-name="ce1">
            <text:p>A079</text:p>
          </table:table-cell>
          <table:table-cell office:value-type="date" office:date-value="2015-02-25T00:00:00" table:style-name="ce2">
            <text:p>2015/2/25</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彌陀區過港社區發展協會</text:p>
          </table:table-cell>
          <table:table-cell office:value-type="float" office:value="78935815" table:style-name="ce1">
            <text:p>78935815</text:p>
          </table:table-cell>
          <table:table-cell office:value-type="string" table:style-name="ce1">
            <text:p>協助高雄市彌陀區過港社區發展協會辦理104年地方產業文化交流活動(預計參訪活動時程:2015/3/27-2015/3/28)</text:p>
          </table:table-cell>
          <table:table-cell office:value-type="date" office:date-value="2015-03-27T00:00:00" table:style-name="ce2">
            <text:p>2015/3/27</text:p>
          </table:table-cell>
          <table:table-cell office:value-type="date" office:date-value="2015-03-28T00:00:00" table:style-name="ce2">
            <text:p>2015/3/28</text:p>
          </table:table-cell>
          <table:table-cell office:value-type="string" table:style-name="ce1">
            <text:p>台中發電廠</text:p>
          </table:table-cell>
          <table:table-cell office:value-type="float" office:value="175" table:style-name="ce1">
            <text:p>175</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59" table:style-name="ce1">
            <text:p>159</text:p>
          </table:table-cell>
          <table:table-cell office:value-type="string" table:style-name="ce1">
            <text:p>A079</text:p>
          </table:table-cell>
          <table:table-cell office:value-type="date" office:date-value="2015-02-26T00:00:00" table:style-name="ce2">
            <text:p>2015/2/26</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外木山民俗文化觀光協會</text:p>
          </table:table-cell>
          <table:table-cell office:value-type="float" office:value="37959762" table:style-name="ce1">
            <text:p>37959762</text:p>
          </table:table-cell>
          <table:table-cell office:value-type="string" table:style-name="ce1">
            <text:p>協助基隆市外木山民俗文化觀光協會辦理協安宮春節中南部電力參訪暨進香活動(預計參訪活動時程:2015/3/6-2015/3/8)</text:p>
          </table:table-cell>
          <table:table-cell office:value-type="date" office:date-value="2015-03-06T00:00:00" table:style-name="ce2">
            <text:p>2015/3/6</text:p>
          </table:table-cell>
          <table:table-cell office:value-type="date" office:date-value="2015-03-08T00:00:00" table:style-name="ce2">
            <text:p>2015/3/8</text:p>
          </table:table-cell>
          <table:table-cell office:value-type="string" table:style-name="ce1">
            <text:p>南部發電廠、台中發電廠</text:p>
          </table:table-cell>
          <table:table-cell office:value-type="float" office:value="360" table:style-name="ce1">
            <text:p>360</text:p>
          </table:table-cell>
          <table:table-cell office:value-type="float" office:value="200" table:style-name="ce1">
            <text:p>200</text:p>
          </table:table-cell>
          <table:table-cell office:value-type="float" office:value="180" table:style-name="ce1">
            <text:p>1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60" table:style-name="ce1">
            <text:p>160</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中華民國婦女聯合會青溪分會高雄縣支會路竹支分會</text:p>
          </table:table-cell>
          <table:table-cell office:value-type="float" office:value="10101858" table:style-name="ce1">
            <text:p>10101858</text:p>
          </table:table-cell>
          <table:table-cell office:value-type="string" table:style-name="ce1">
            <text:p>協助中華民國婦女聯合會青溪分會高雄縣支會路竹支分會辦理參觀國家經濟建設104年度會員大會及會員聯誼活動計畫(預計參訪活動時程:2015/3/7-2015/3/8)</text:p>
          </table:table-cell>
          <table:table-cell office:value-type="date" office:date-value="2015-03-07T00:00:00" table:style-name="ce2">
            <text:p>2015/3/7</text:p>
          </table:table-cell>
          <table:table-cell office:value-type="date" office:date-value="2015-03-08T00:00:00" table:style-name="ce2">
            <text:p>2015/3/8</text:p>
          </table:table-cell>
          <table:table-cell office:value-type="string" table:style-name="ce1">
            <text:p>第二核能發電廠</text:p>
          </table:table-cell>
          <table:table-cell office:value-type="float" office:value="445" table:style-name="ce1">
            <text:p>445</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61" table:style-name="ce1">
            <text:p>161</text:p>
          </table:table-cell>
          <table:table-cell office:value-type="string" table:style-name="ce1">
            <text:p>A079</text:p>
          </table:table-cell>
          <table:table-cell office:value-type="date" office:date-value="2015-02-25T00:00:00" table:style-name="ce2">
            <text:p>2015/2/25</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龍鳳長青敬老協會</text:p>
          </table:table-cell>
          <table:table-cell office:value-type="float" office:value="57933586" table:style-name="ce1">
            <text:p>57933586</text:p>
          </table:table-cell>
          <table:table-cell office:value-type="string" table:style-name="ce1">
            <text:p>協助高雄市龍鳳長青敬老協會辦理舉辦關懷老人生活暨宣導支持大林電廠更新改建計畫活動(預計活動時程:2015/3/14)</text:p>
          </table:table-cell>
          <table:table-cell office:value-type="date" office:date-value="2015-03-14T00:00:00" table:style-name="ce2">
            <text:p>2015/3/14</text:p>
          </table:table-cell>
          <table:table-cell office:value-type="date" office:date-value="2015-03-14T00:00:00" table:style-name="ce2">
            <text:p>2015/3/14</text:p>
          </table:table-cell>
          <table:table-cell office:value-type="string" table:style-name="ce1">
            <text:p>高雄市小港區</text:p>
          </table:table-cell>
          <table:table-cell office:value-type="float" office:value="233" table:style-name="ce1">
            <text:p>233</text:p>
          </table:table-cell>
          <table:table-cell office:value-type="float" office:value="100" table:style-name="ce1">
            <text:p>100</text:p>
          </table:table-cell>
          <table:table-cell office:value-type="float" office:value="60" table:style-name="ce1">
            <text:p>6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62" table:style-name="ce1">
            <text:p>162</text:p>
          </table:table-cell>
          <table:table-cell office:value-type="string" table:style-name="ce1">
            <text:p>A079</text:p>
          </table:table-cell>
          <table:table-cell office:value-type="date" office:date-value="2015-02-25T00:00:00" table:style-name="ce2">
            <text:p>2015/2/25</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紅毛港文化協會</text:p>
          </table:table-cell>
          <table:table-cell office:value-type="float" office:value="92086519" table:style-name="ce1">
            <text:p>92086519</text:p>
          </table:table-cell>
          <table:table-cell office:value-type="string" table:style-name="ce1">
            <text:p>協助高雄市紅毛港文化協會辦理舉辦文化工作研習暨宣導支持大林電廠更新改建計畫活動(預計活動時程:2015/3/15)</text:p>
          </table:table-cell>
          <table:table-cell office:value-type="date" office:date-value="2015-03-15T00:00:00" table:style-name="ce2">
            <text:p>2015/3/15</text:p>
          </table:table-cell>
          <table:table-cell office:value-type="date" office:date-value="2015-03-15T00:00:00" table:style-name="ce2">
            <text:p>2015/3/15</text:p>
          </table:table-cell>
          <table:table-cell office:value-type="string" table:style-name="ce1">
            <text:p>高雄市小港區</text:p>
          </table:table-cell>
          <table:table-cell office:value-type="float" office:value="246" table:style-name="ce1">
            <text:p>246</text:p>
          </table:table-cell>
          <table:table-cell office:value-type="float" office:value="160" table:style-name="ce1">
            <text:p>16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63" table:style-name="ce1">
            <text:p>163</text:p>
          </table:table-cell>
          <table:table-cell office:value-type="string" table:style-name="ce1">
            <text:p>A079</text:p>
          </table:table-cell>
          <table:table-cell office:value-type="date" office:date-value="2015-02-26T00:00:00" table:style-name="ce2">
            <text:p>2015/2/26</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龍井區麗水社區發展協會</text:p>
          </table:table-cell>
          <table:table-cell office:value-type="float" office:value="14929373" table:style-name="ce1">
            <text:p>14929373</text:p>
          </table:table-cell>
          <table:table-cell office:value-type="string" table:style-name="ce1">
            <text:p>協助臺中市龍井區麗水社區發展協會辦理元宵佳節喜迎春寒冬送暖愛心晚會暨支持節約能源及推廣乾淨能源政策宣導活動(預計活動時程:2015/3/5)</text:p>
          </table:table-cell>
          <table:table-cell office:value-type="date" office:date-value="2015-03-05T00:00:00" table:style-name="ce2">
            <text:p>2015/3/5</text:p>
          </table:table-cell>
          <table:table-cell office:value-type="date" office:date-value="2015-03-05T00:00:00" table:style-name="ce2">
            <text:p>2015/3/5</text:p>
          </table:table-cell>
          <table:table-cell office:value-type="string" table:style-name="ce1">
            <text:p>臺中市龍井區</text:p>
          </table:table-cell>
          <table:table-cell office:value-type="float" office:value="522" table:style-name="ce1">
            <text:p>522</text:p>
          </table:table-cell>
          <table:table-cell office:value-type="float" office:value="400" table:style-name="ce1">
            <text:p>400</text:p>
          </table:table-cell>
          <table:table-cell office:value-type="float" office:value="270" table:style-name="ce1">
            <text:p>2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64" table:style-name="ce1">
            <text:p>164</text:p>
          </table:table-cell>
          <table:table-cell office:value-type="string" table:style-name="ce1">
            <text:p>A079</text:p>
          </table:table-cell>
          <table:table-cell office:value-type="date" office:date-value="2015-02-25T00:00:00" table:style-name="ce2">
            <text:p>2015/2/25</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路竹頂寮長青協會</text:p>
          </table:table-cell>
          <table:table-cell office:value-type="float" office:value="13990119" table:style-name="ce1">
            <text:p>13990119</text:p>
          </table:table-cell>
          <table:table-cell office:value-type="string" table:style-name="ce1">
            <text:p>協助高雄市路竹頂寮長青協會辦理104年會員交流及關懷弱勢團體活動(預計參訪活動時程:2015/3/15-2015/3/17)</text:p>
          </table:table-cell>
          <table:table-cell office:value-type="date" office:date-value="2015-03-15T00:00:00" table:style-name="ce2">
            <text:p>2015/3/15</text:p>
          </table:table-cell>
          <table:table-cell office:value-type="date" office:date-value="2015-03-17T00:00:00" table:style-name="ce2">
            <text:p>2015/3/17</text:p>
          </table:table-cell>
          <table:table-cell office:value-type="string" table:style-name="ce1">
            <text:p>通霄發電廠</text:p>
          </table:table-cell>
          <table:table-cell office:value-type="float" office:value="178" table:style-name="ce1">
            <text:p>178</text:p>
          </table:table-cell>
          <table:table-cell office:value-type="float" office:value="50" table:style-name="ce1">
            <text:p>50</text:p>
          </table:table-cell>
          <table:table-cell office:value-type="float" office:value="40" table:style-name="ce1">
            <text:p>4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65" table:style-name="ce1">
            <text:p>165</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水里鄉公所</text:p>
          </table:table-cell>
          <table:table-cell office:value-type="string" table:style-name="ce1">
            <text:p>aa<text:s text:c="8"/></text:p>
          </table:table-cell>
          <table:table-cell office:value-type="string" table:style-name="ce1">
            <text:p>協助南投縣水里鄉公所辦理「書香滿水里」校園閱讀推廣活動(預計活動時間:2015/4/1-2015/8/31)</text:p>
          </table:table-cell>
          <table:table-cell office:value-type="date" office:date-value="2015-04-01T00:00:00" table:style-name="ce2">
            <text:p>2015/4/1</text:p>
          </table:table-cell>
          <table:table-cell office:value-type="date" office:date-value="2015-08-31T00:00:00" table:style-name="ce2">
            <text:p>2015/8/31</text:p>
          </table:table-cell>
          <table:table-cell office:value-type="string" table:style-name="ce1">
            <text:p>南投縣水里鄉</text:p>
          </table:table-cell>
          <table:table-cell office:value-type="float" office:value="171" table:style-name="ce1">
            <text:p>171</text:p>
          </table:table-cell>
          <table:table-cell office:value-type="float" office:value="130" table:style-name="ce1">
            <text:p>13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66" table:style-name="ce1">
            <text:p>166</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湖內人文發展協會</text:p>
          </table:table-cell>
          <table:table-cell office:value-type="float" office:value="26464031" table:style-name="ce1">
            <text:p>26464031</text:p>
          </table:table-cell>
          <table:table-cell office:value-type="string" table:style-name="ce1">
            <text:p>協助高雄市湖內人文發展協會辦理「104年鄉土環境生活歷史及生態觀摩」(預計參訪活動時程:2015/3/7~2015/3/9)</text:p>
          </table:table-cell>
          <table:table-cell office:value-type="date" office:date-value="2015-03-07T00:00:00" table:style-name="ce2">
            <text:p>2015/3/7</text:p>
          </table:table-cell>
          <table:table-cell office:value-type="date" office:date-value="2015-03-09T00:00:00" table:style-name="ce2">
            <text:p>2015/3/9</text:p>
          </table:table-cell>
          <table:table-cell office:value-type="string" table:style-name="ce1">
            <text:p>通霄發電廠</text:p>
          </table:table-cell>
          <table:table-cell office:value-type="float" office:value="245" table:style-name="ce1">
            <text:p>245</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67" table:style-name="ce1">
            <text:p>167</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大高雄彌陀婦女會</text:p>
          </table:table-cell>
          <table:table-cell office:value-type="float" office:value="62973159" table:style-name="ce1">
            <text:p>62973159</text:p>
          </table:table-cell>
          <table:table-cell office:value-type="string" table:style-name="ce1">
            <text:p>協助大高雄彌陀婦女會辦理一0四年度地方產業觀摩聯誼活動(預計參訪活動時程:2015/3/1~2015/3/3)</text:p>
          </table:table-cell>
          <table:table-cell office:value-type="date" office:date-value="2015-03-01T00:00:00" table:style-name="ce2">
            <text:p>2015/3/1</text:p>
          </table:table-cell>
          <table:table-cell office:value-type="date" office:date-value="2015-03-03T00:00:00" table:style-name="ce2">
            <text:p>2015/3/3</text:p>
          </table:table-cell>
          <table:table-cell office:value-type="string" table:style-name="ce1">
            <text:p>台中發電廠</text:p>
          </table:table-cell>
          <table:table-cell office:value-type="float" office:value="321" table:style-name="ce1">
            <text:p>321</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68" table:style-name="ce1">
            <text:p>168</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茄萣區農會</text:p>
          </table:table-cell>
          <table:table-cell office:value-type="float" office:value="88200600" table:style-name="ce1">
            <text:p>88200600</text:p>
          </table:table-cell>
          <table:table-cell office:value-type="string" table:style-name="ce1">
            <text:p>協助高雄市茄萣區農會辦理104年度選任人員參觀電力建設活動(預計參訪活動時程:2015/3/2-2015/3/4)</text:p>
          </table:table-cell>
          <table:table-cell office:value-type="date" office:date-value="2015-03-02T00:00:00" table:style-name="ce2">
            <text:p>2015/3/2</text:p>
          </table:table-cell>
          <table:table-cell office:value-type="date" office:date-value="2015-03-04T00:00:00" table:style-name="ce2">
            <text:p>2015/3/4</text:p>
          </table:table-cell>
          <table:table-cell office:value-type="string" table:style-name="ce1">
            <text:p>第三核能發電廠</text:p>
          </table:table-cell>
          <table:table-cell office:value-type="float" office:value="274" table:style-name="ce1">
            <text:p>274</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69" table:style-name="ce1">
            <text:p>169</text:p>
          </table:table-cell>
          <table:table-cell office:value-type="string" table:style-name="ce1">
            <text:p>A079</text:p>
          </table:table-cell>
          <table:table-cell office:value-type="date" office:date-value="2015-02-26T00:00:00" table:style-name="ce2">
            <text:p>2015/2/26</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辦理2015新北市野柳神明淨港文化祭(預計活動時程:2015/2-2015/3)</text:p>
          </table:table-cell>
          <table:table-cell office:value-type="date" office:date-value="2015-02-01T00:00:00" table:style-name="ce2">
            <text:p>2015/2/1</text:p>
          </table:table-cell>
          <table:table-cell office:value-type="date" office:date-value="2015-03-31T00:00:00" table:style-name="ce2">
            <text:p>2015/3/31</text:p>
          </table:table-cell>
          <table:table-cell office:value-type="string" table:style-name="ce1">
            <text:p>新北市萬里區</text:p>
          </table:table-cell>
          <table:table-cell office:value-type="float" office:value="2466" table:style-name="ce1">
            <text:p>2466</text:p>
          </table:table-cell>
          <table:table-cell office:value-type="float" office:value="270" table:style-name="ce1">
            <text:p>270</text:p>
          </table:table-cell>
          <table:table-cell office:value-type="float" office:value="270" table:style-name="ce1">
            <text:p>2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70" table:style-name="ce1">
            <text:p>170</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健康育樂推廣協會</text:p>
          </table:table-cell>
          <table:table-cell office:value-type="float" office:value="31783437" table:style-name="ce1">
            <text:p>31783437</text:p>
          </table:table-cell>
          <table:table-cell office:value-type="string" table:style-name="ce1">
            <text:p>協助新北市健康育樂推廣協會辦理「關懷弱勢愛心慈善慰問暨社會福利宣導」活動(預計參訪活動時程:2015/4)</text:p>
          </table:table-cell>
          <table:table-cell office:value-type="date" office:date-value="2015-04-01T00:00:00" table:style-name="ce2">
            <text:p>2015/4/1</text:p>
          </table:table-cell>
          <table:table-cell office:value-type="date" office:date-value="2015-04-30T00:00:00" table:style-name="ce2">
            <text:p>2015/4/30</text:p>
          </table:table-cell>
          <table:table-cell office:value-type="string" table:style-name="ce1">
            <text:p>通霄發電廠</text:p>
          </table:table-cell>
          <table:table-cell office:value-type="float" office:value="370" table:style-name="ce1">
            <text:p>370</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71" table:style-name="ce1">
            <text:p>171</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辦理104年度藝文展演活動(預計活動時程:2015/12)</text:p>
          </table:table-cell>
          <table:table-cell office:value-type="date" office:date-value="2015-12-01T00:00:00" table:style-name="ce2">
            <text:p>2015/12/1</text:p>
          </table:table-cell>
          <table:table-cell office:value-type="date" office:date-value="2015-12-31T00:00:00" table:style-name="ce2">
            <text:p>2015/12/31</text:p>
          </table:table-cell>
          <table:table-cell office:value-type="string" table:style-name="ce1">
            <text:p>新北市金山區</text:p>
          </table:table-cell>
          <table:table-cell office:value-type="float" office:value="610" table:style-name="ce1">
            <text:p>610</text:p>
          </table:table-cell>
          <table:table-cell office:value-type="float" office:value="610" table:style-name="ce1">
            <text:p>61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72" table:style-name="ce1">
            <text:p>172</text:p>
          </table:table-cell>
          <table:table-cell office:value-type="string" table:style-name="ce1">
            <text:p>A079</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辦理新北市萬里區萬里里104年端午佳節健走活動(預計活動時程:2015/6)</text:p>
          </table:table-cell>
          <table:table-cell office:value-type="date" office:date-value="2015-06-01T00:00:00" table:style-name="ce2">
            <text:p>2015/6/1</text:p>
          </table:table-cell>
          <table:table-cell office:value-type="date" office:date-value="2015-06-30T00:00:00" table:style-name="ce2">
            <text:p>2015/6/30</text:p>
          </table:table-cell>
          <table:table-cell office:value-type="string" table:style-name="ce1">
            <text:p>新北市萬里區</text:p>
          </table:table-cell>
          <table:table-cell office:value-type="float" office:value="200" table:style-name="ce1">
            <text:p>20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number-rows-repeated="1048403" table:style-name="ro1">
          <table:table-cell table:number-columns-repeated="16384"/>
        </table:table-row>
      </table:table>
      <table:table table:name="04"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A079</text:p>
          </table:table-cell>
          <table:table-cell office:value-type="date" office:date-value="2015-04-27T00:00:00" table:style-name="ce2">
            <text:p>2015/4/27</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霧峰區公所</text:p>
          </table:table-cell>
          <table:table-cell office:value-type="string" table:style-name="ce1">
            <text:p>aa<text:s text:c="8"/></text:p>
          </table:table-cell>
          <table:table-cell office:value-type="string" table:style-name="ce1">
            <text:p>協助臺中市霧峰區公所104年度輸變電促協金(運轉中)--霧峰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100" table:style-name="ce1">
            <text:p>5100</text:p>
          </table:table-cell>
          <table:table-cell office:value-type="float" office:value="5100" table:style-name="ce1">
            <text:p>51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A079</text:p>
          </table:table-cell>
          <table:table-cell office:value-type="date" office:date-value="2015-04-27T00:00:00" table:style-name="ce2">
            <text:p>2015/4/27</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104年七夕情人節活動─「牽伴一世，綻放深情」暨節約能源宣導</text:p>
          </table:table-cell>
          <table:table-cell office:value-type="date" office:date-value="2015-08-16T00:00:00" table:style-name="ce2">
            <text:p>2015/8/16</text:p>
          </table:table-cell>
          <table:table-cell office:value-type="date" office:date-value="2015-08-16T00:00:00" table:style-name="ce2">
            <text:p>2015/8/16</text:p>
          </table:table-cell>
          <table:table-cell office:value-type="string" table:style-name="ce1">
            <text:p>苗栗縣通霄鎮</text:p>
          </table:table-cell>
          <table:table-cell office:value-type="float" office:value="450" table:style-name="ce1">
            <text:p>450</text:p>
          </table:table-cell>
          <table:table-cell office:value-type="float" office:value="250" table:style-name="ce1">
            <text:p>25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A079</text:p>
          </table:table-cell>
          <table:table-cell office:value-type="date" office:date-value="2015-04-24T00:00:00" table:style-name="ce2">
            <text:p>2015/4/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山柑民俗文化協會</text:p>
          </table:table-cell>
          <table:table-cell office:value-type="float" office:value="25336045" table:style-name="ce1">
            <text:p>25336045</text:p>
          </table:table-cell>
          <table:table-cell office:value-type="string" table:style-name="ce1">
            <text:p>協助苗栗縣山柑民俗文化協會辦理2015苑裡文化推廣暨政令宣導活動</text:p>
          </table:table-cell>
          <table:table-cell office:value-type="date" office:date-value="2015-05-31T00:00:00" table:style-name="ce2">
            <text:p>2015/5/31</text:p>
          </table:table-cell>
          <table:table-cell office:value-type="date" office:date-value="2015-05-31T00:00:00" table:style-name="ce2">
            <text:p>2015/5/31</text:p>
          </table:table-cell>
          <table:table-cell office:value-type="string" table:style-name="ce1">
            <text:p>苗栗縣苑裡鎮</text:p>
          </table:table-cell>
          <table:table-cell office:value-type="float" office:value="418" table:style-name="ce1">
            <text:p>418</text:p>
          </table:table-cell>
          <table:table-cell office:value-type="float" office:value="80" table:style-name="ce1">
            <text:p>8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A079</text:p>
          </table:table-cell>
          <table:table-cell office:value-type="date" office:date-value="2015-04-24T00:00:00" table:style-name="ce2">
            <text:p>2015/4/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全民健康推廣協會</text:p>
          </table:table-cell>
          <table:table-cell office:value-type="float" office:value="25371099" table:style-name="ce1">
            <text:p>25371099</text:p>
          </table:table-cell>
          <table:table-cell office:value-type="string" table:style-name="ce1">
            <text:p>協助苗栗縣通霄全民健康推廣協會辦理104年度「輕食活、歌樂喉、親子健步走」研習活動</text:p>
          </table:table-cell>
          <table:table-cell office:value-type="date" office:date-value="2015-05-03T00:00:00" table:style-name="ce2">
            <text:p>2015/5/3</text:p>
          </table:table-cell>
          <table:table-cell office:value-type="date" office:date-value="2015-05-03T00:00:00" table:style-name="ce2">
            <text:p>2015/5/3</text:p>
          </table:table-cell>
          <table:table-cell office:value-type="string" table:style-name="ce1">
            <text:p>苗栗縣通霄鎮</text:p>
          </table:table-cell>
          <table:table-cell office:value-type="float" office:value="198" table:style-name="ce1">
            <text:p>198</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A079</text:p>
          </table:table-cell>
          <table:table-cell office:value-type="date" office:date-value="2015-04-27T00:00:00" table:style-name="ce2">
            <text:p>2015/4/27</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公所</text:p>
          </table:table-cell>
          <table:table-cell office:value-type="string" table:style-name="ce1">
            <text:p>aa<text:s text:c="8"/></text:p>
          </table:table-cell>
          <table:table-cell office:value-type="string" table:style-name="ce1">
            <text:p>協助高雄市路竹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376" table:style-name="ce1">
            <text:p>27376</text:p>
          </table:table-cell>
          <table:table-cell office:value-type="float" office:value="27376" table:style-name="ce1">
            <text:p>2737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A079</text:p>
          </table:table-cell>
          <table:table-cell office:value-type="date" office:date-value="2015-04-23T00:00:00" table:style-name="ce2">
            <text:p>2015/4/23</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苑區漁會</text:p>
          </table:table-cell>
          <table:table-cell office:value-type="float" office:value="74865253" table:style-name="ce1">
            <text:p>74865253</text:p>
          </table:table-cell>
          <table:table-cell office:value-type="string" table:style-name="ce1">
            <text:p>協助苗栗縣通苑區漁會辦理104年度選(聘)任人員教育研習活動</text:p>
          </table:table-cell>
          <table:table-cell office:value-type="date" office:date-value="2015-05-12T00:00:00" table:style-name="ce2">
            <text:p>2015/5/12</text:p>
          </table:table-cell>
          <table:table-cell office:value-type="date" office:date-value="2015-05-15T00:00:00" table:style-name="ce2">
            <text:p>2015/5/15</text:p>
          </table:table-cell>
          <table:table-cell office:value-type="string" table:style-name="ce1">
            <text:p>興達發電廠、大潭發電廠</text:p>
          </table:table-cell>
          <table:table-cell office:value-type="float" office:value="475" table:style-name="ce1">
            <text:p>475</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A079</text:p>
          </table:table-cell>
          <table:table-cell office:value-type="date" office:date-value="2015-04-24T00:00:00" table:style-name="ce2">
            <text:p>2015/4/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山柑社區發展協會</text:p>
          </table:table-cell>
          <table:table-cell office:value-type="float" office:value="17706804" table:style-name="ce1">
            <text:p>17706804</text:p>
          </table:table-cell>
          <table:table-cell office:value-type="string" table:style-name="ce1">
            <text:p>協助苗栗縣苑裡鎮山柑社區發展協會辦理104年度【山柑媽祖文化民俗育樂技藝遶境祈福活動】</text:p>
          </table:table-cell>
          <table:table-cell office:value-type="date" office:date-value="2015-05-09T00:00:00" table:style-name="ce2">
            <text:p>2015/5/9</text:p>
          </table:table-cell>
          <table:table-cell office:value-type="date" office:date-value="2015-05-10T00:00:00" table:style-name="ce2">
            <text:p>2015/5/10</text:p>
          </table:table-cell>
          <table:table-cell office:value-type="string" table:style-name="ce1">
            <text:p>苗栗縣苑裡鎮</text:p>
          </table:table-cell>
          <table:table-cell office:value-type="float" office:value="207" table:style-name="ce1">
            <text:p>207</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A079</text:p>
          </table:table-cell>
          <table:table-cell office:value-type="date" office:date-value="2015-04-27T00:00:00" table:style-name="ce2">
            <text:p>2015/4/27</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龍井西瓜產業文化節暨節約用電宣導活動</text:p>
          </table:table-cell>
          <table:table-cell office:value-type="date" office:date-value="2015-05-17T00:00:00" table:style-name="ce2">
            <text:p>2015/5/17</text:p>
          </table:table-cell>
          <table:table-cell office:value-type="date" office:date-value="2015-05-17T00:00:00" table:style-name="ce2">
            <text:p>2015/5/17</text:p>
          </table:table-cell>
          <table:table-cell office:value-type="string" table:style-name="ce1">
            <text:p>臺中市龍井區</text:p>
          </table:table-cell>
          <table:table-cell office:value-type="float" office:value="750" table:style-name="ce1">
            <text:p>750</text:p>
          </table:table-cell>
          <table:table-cell office:value-type="float" office:value="200" table:style-name="ce1">
            <text:p>200</text:p>
          </table:table-cell>
          <table:table-cell office:value-type="float" office:value="180" table:style-name="ce1">
            <text:p>1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A079</text:p>
          </table:table-cell>
          <table:table-cell office:value-type="date" office:date-value="2015-04-27T00:00:00" table:style-name="ce2">
            <text:p>2015/4/27</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觀音區社區婦女協會</text:p>
          </table:table-cell>
          <table:table-cell office:value-type="float" office:value="13987634" table:style-name="ce1">
            <text:p>13987634</text:p>
          </table:table-cell>
          <table:table-cell office:value-type="string" table:style-name="ce1">
            <text:p>協助桃園市觀音區社區婦女協會辦理觀音區104年度模範母親表揚暨節約能源宣導活動</text:p>
          </table:table-cell>
          <table:table-cell office:value-type="date" office:date-value="2015-05-09T00:00:00" table:style-name="ce2">
            <text:p>2015/5/9</text:p>
          </table:table-cell>
          <table:table-cell office:value-type="date" office:date-value="2015-05-09T00:00:00" table:style-name="ce2">
            <text:p>2015/5/9</text:p>
          </table:table-cell>
          <table:table-cell office:value-type="string" table:style-name="ce1">
            <text:p>桃園市觀音區</text:p>
          </table:table-cell>
          <table:table-cell office:value-type="float" office:value="360" table:style-name="ce1">
            <text:p>360</text:p>
          </table:table-cell>
          <table:table-cell office:value-type="float" office:value="180" table:style-name="ce1">
            <text:p>18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A079</text:p>
          </table:table-cell>
          <table:table-cell office:value-type="date" office:date-value="2015-04-24T00:00:00" table:style-name="ce2">
            <text:p>2015/4/2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2015年苑裡鎮客家神農民俗慶典活動</text:p>
          </table:table-cell>
          <table:table-cell office:value-type="date" office:date-value="2015-06-11T00:00:00" table:style-name="ce2">
            <text:p>2015/6/11</text:p>
          </table:table-cell>
          <table:table-cell office:value-type="date" office:date-value="2015-06-12T00:00:00" table:style-name="ce2">
            <text:p>2015/6/12</text:p>
          </table:table-cell>
          <table:table-cell office:value-type="string" table:style-name="ce1">
            <text:p>苗栗縣苑裡鎮</text:p>
          </table:table-cell>
          <table:table-cell office:value-type="float" office:value="980" table:style-name="ce1">
            <text:p>980</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A079</text:p>
          </table:table-cell>
          <table:table-cell office:value-type="date" office:date-value="2015-04-27T00:00:00" table:style-name="ce2">
            <text:p>2015/4/27</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臺中市仁武區公所</text:p>
          </table:table-cell>
          <table:table-cell office:value-type="string" table:style-name="ce1">
            <text:p>aa<text:s text:c="8"/></text:p>
          </table:table-cell>
          <table:table-cell office:value-type="string" table:style-name="ce1">
            <text:p>協助高雄市仁武區公所104年度輸變電促協金(運轉中)--仁武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600" table:style-name="ce1">
            <text:p>3600</text:p>
          </table:table-cell>
          <table:table-cell office:value-type="float" office:value="4250" table:style-name="ce1">
            <text:p>42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A079</text:p>
          </table:table-cell>
          <table:table-cell office:value-type="date" office:date-value="2015-04-27T00:00:00" table:style-name="ce2">
            <text:p>2015/4/27</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西屯區公所</text:p>
          </table:table-cell>
          <table:table-cell office:value-type="string" table:style-name="ce1">
            <text:p>aa<text:s text:c="8"/></text:p>
          </table:table-cell>
          <table:table-cell office:value-type="string" table:style-name="ce1">
            <text:p>協助臺中市西屯區公所104年度輸變電促協金(運轉中)--中科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600" table:style-name="ce1">
            <text:p>3600</text:p>
          </table:table-cell>
          <table:table-cell office:value-type="float" office:value="3600" table:style-name="ce1">
            <text:p>36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A079</text:p>
          </table:table-cell>
          <table:table-cell office:value-type="date" office:date-value="2015-04-27T00:00:00" table:style-name="ce2">
            <text:p>2015/4/2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漁會</text:p>
          </table:table-cell>
          <table:table-cell office:value-type="float" office:value="37161409" table:style-name="ce1">
            <text:p>37161409</text:p>
          </table:table-cell>
          <table:table-cell office:value-type="string" table:style-name="ce1">
            <text:p>協助新北市萬里區漁會辦理104年漁村生活改善教育觀摩外縣市地方建設活動</text:p>
          </table:table-cell>
          <table:table-cell office:value-type="date" office:date-value="2015-06-01T00:00:00" table:style-name="ce2">
            <text:p>2015/6/1</text:p>
          </table:table-cell>
          <table:table-cell office:value-type="date" office:date-value="2015-06-30T00:00:00" table:style-name="ce2">
            <text:p>2015/6/30</text:p>
          </table:table-cell>
          <table:table-cell office:value-type="string" table:style-name="ce1">
            <text:p>通霄發電廠</text:p>
          </table:table-cell>
          <table:table-cell office:value-type="float" office:value="746" table:style-name="ce1">
            <text:p>746</text:p>
          </table:table-cell>
          <table:table-cell office:value-type="float" office:value="520" table:style-name="ce1">
            <text:p>520</text:p>
          </table:table-cell>
          <table:table-cell office:value-type="float" office:value="270" table:style-name="ce1">
            <text:p>2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A079</text:p>
          </table:table-cell>
          <table:table-cell office:value-type="date" office:date-value="2015-04-22T00:00:00" table:style-name="ce2">
            <text:p>2015/4/2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啟明國民小學</text:p>
          </table:table-cell>
          <table:table-cell office:value-type="string" table:style-name="ce1">
            <text:p>aa<text:s text:c="8"/></text:p>
          </table:table-cell>
          <table:table-cell office:value-type="string" table:style-name="ce1">
            <text:p>協助苗栗縣通霄鎮啟明國民小學辦理「啟明國小第七十五週年校慶活動</text:p>
          </table:table-cell>
          <table:table-cell office:value-type="date" office:date-value="2015-05-02T00:00:00" table:style-name="ce2">
            <text:p>2015/5/2</text:p>
          </table:table-cell>
          <table:table-cell office:value-type="date" office:date-value="2015-05-02T00:00:00" table:style-name="ce2">
            <text:p>2015/5/2</text:p>
          </table:table-cell>
          <table:table-cell office:value-type="string" table:style-name="ce1">
            <text:p>苗栗縣通霄鎮</text:p>
          </table:table-cell>
          <table:table-cell office:value-type="float" office:value="197" table:style-name="ce1">
            <text:p>197</text:p>
          </table:table-cell>
          <table:table-cell office:value-type="float" office:value="130" table:style-name="ce1">
            <text:p>13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A079</text:p>
          </table:table-cell>
          <table:table-cell office:value-type="date" office:date-value="2015-04-23T00:00:00" table:style-name="ce2">
            <text:p>2015/4/23</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觀音區長青會</text:p>
          </table:table-cell>
          <table:table-cell office:value-type="float" office:value="19469428" table:style-name="ce1">
            <text:p>19469428</text:p>
          </table:table-cell>
          <table:table-cell office:value-type="string" table:style-name="ce1">
            <text:p>協助桃園市觀音區長青會辦理「104年度春季節能減碳、節約用水宣導暨參訪研習活動」</text:p>
          </table:table-cell>
          <table:table-cell office:value-type="date" office:date-value="2015-05-18T00:00:00" table:style-name="ce2">
            <text:p>2015/5/18</text:p>
          </table:table-cell>
          <table:table-cell office:value-type="date" office:date-value="2015-05-28T00:00:00" table:style-name="ce2">
            <text:p>2015/5/28</text:p>
          </table:table-cell>
          <table:table-cell office:value-type="string" table:style-name="ce1">
            <text:p>第三核能發電廠</text:p>
          </table:table-cell>
          <table:table-cell office:value-type="float" office:value="783" table:style-name="ce1">
            <text:p>783</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A079</text:p>
          </table:table-cell>
          <table:table-cell office:value-type="date" office:date-value="2015-04-22T00:00:00" table:style-name="ce2">
            <text:p>2015/4/2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青年社會福利慈善關懷協會</text:p>
          </table:table-cell>
          <table:table-cell office:value-type="float" office:value="10923236" table:style-name="ce1">
            <text:p>10923236</text:p>
          </table:table-cell>
          <table:table-cell office:value-type="string" table:style-name="ce1">
            <text:p>協助苗栗縣通霄青年社會福利慈善關懷協會辦理104年度推動節約能源觀摩暨城鄉建設發展研習</text:p>
          </table:table-cell>
          <table:table-cell office:value-type="date" office:date-value="2015-06-09T00:00:00" table:style-name="ce2">
            <text:p>2015/6/9</text:p>
          </table:table-cell>
          <table:table-cell office:value-type="date" office:date-value="2015-06-10T00:00:00" table:style-name="ce2">
            <text:p>2015/6/10</text:p>
          </table:table-cell>
          <table:table-cell office:value-type="string" table:style-name="ce1">
            <text:p>明潭發電廠</text:p>
          </table:table-cell>
          <table:table-cell office:value-type="float" office:value="593" table:style-name="ce1">
            <text:p>593</text:p>
          </table:table-cell>
          <table:table-cell office:value-type="float" office:value="250" table:style-name="ce1">
            <text:p>25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A079</text:p>
          </table:table-cell>
          <table:table-cell office:value-type="date" office:date-value="2015-04-22T00:00:00" table:style-name="ce2">
            <text:p>2015/4/2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社苓社區發展協會</text:p>
          </table:table-cell>
          <table:table-cell office:value-type="float" office:value="19305018" table:style-name="ce1">
            <text:p>19305018</text:p>
          </table:table-cell>
          <table:table-cell office:value-type="string" table:style-name="ce1">
            <text:p>協助苗栗縣苑裡鎮社苓社區發展協會辦理104年度「營造社區教育研習」活動</text:p>
          </table:table-cell>
          <table:table-cell office:value-type="date" office:date-value="2015-05-24T00:00:00" table:style-name="ce2">
            <text:p>2015/5/24</text:p>
          </table:table-cell>
          <table:table-cell office:value-type="date" office:date-value="2015-05-25T00:00:00" table:style-name="ce2">
            <text:p>2015/5/25</text:p>
          </table:table-cell>
          <table:table-cell office:value-type="string" table:style-name="ce1">
            <text:p>高屏發電廠</text:p>
          </table:table-cell>
          <table:table-cell office:value-type="float" office:value="335" table:style-name="ce1">
            <text:p>335</text:p>
          </table:table-cell>
          <table:table-cell office:value-type="float" office:value="168" table:style-name="ce1">
            <text:p>168</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A079</text:p>
          </table:table-cell>
          <table:table-cell office:value-type="date" office:date-value="2015-04-27T00:00:00" table:style-name="ce2">
            <text:p>2015/4/27</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婦女會</text:p>
          </table:table-cell>
          <table:table-cell office:value-type="float" office:value="2251376" table:style-name="ce1">
            <text:p>2251376</text:p>
          </table:table-cell>
          <table:table-cell office:value-type="string" table:style-name="ce1">
            <text:p>協助新北市萬里區婦女會辦理關懷弱勢溫暖人間千萬情愛心慈善晚會</text:p>
          </table:table-cell>
          <table:table-cell office:value-type="date" office:date-value="2015-08-01T00:00:00" table:style-name="ce2">
            <text:p>2015/8/1</text:p>
          </table:table-cell>
          <table:table-cell office:value-type="date" office:date-value="2015-08-31T00:00:00" table:style-name="ce2">
            <text:p>2015/8/31</text:p>
          </table:table-cell>
          <table:table-cell office:value-type="string" table:style-name="ce1">
            <text:p>新北市萬里區</text:p>
          </table:table-cell>
          <table:table-cell office:value-type="float" office:value="477" table:style-name="ce1">
            <text:p>477</text:p>
          </table:table-cell>
          <table:table-cell office:value-type="float" office:value="200" table:style-name="ce1">
            <text:p>200</text:p>
          </table:table-cell>
          <table:table-cell office:value-type="float" office:value="150" table:style-name="ce1">
            <text:p>1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A079</text:p>
          </table:table-cell>
          <table:table-cell office:value-type="date" office:date-value="2015-04-22T00:00:00" table:style-name="ce2">
            <text:p>2015/4/2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田心美食推展協會</text:p>
          </table:table-cell>
          <table:table-cell office:value-type="float" office:value="26950716" table:style-name="ce1">
            <text:p>26950716</text:p>
          </table:table-cell>
          <table:table-cell office:value-type="string" table:style-name="ce1">
            <text:p>協助苗栗縣苑裡鎮田心美食推展協會辦理104烹飪教室研習暨參觀火力發電廠活動</text:p>
          </table:table-cell>
          <table:table-cell office:value-type="date" office:date-value="2015-07-11T00:00:00" table:style-name="ce2">
            <text:p>2015/7/11</text:p>
          </table:table-cell>
          <table:table-cell office:value-type="date" office:date-value="2015-07-12T00:00:00" table:style-name="ce2">
            <text:p>2015/7/12</text:p>
          </table:table-cell>
          <table:table-cell office:value-type="string" table:style-name="ce1">
            <text:p>臺中火力發電廠</text:p>
          </table:table-cell>
          <table:table-cell office:value-type="float" office:value="149" table:style-name="ce1">
            <text:p>149</text:p>
          </table:table-cell>
          <table:table-cell office:value-type="float" office:value="70" table:style-name="ce1">
            <text:p>7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A079</text:p>
          </table:table-cell>
          <table:table-cell office:value-type="date" office:date-value="2015-04-23T00:00:00" table:style-name="ce2">
            <text:p>2015/4/23</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東勢區公所</text:p>
          </table:table-cell>
          <table:table-cell office:value-type="string" table:style-name="ce1">
            <text:p>aa<text:s text:c="8"/></text:p>
          </table:table-cell>
          <table:table-cell office:value-type="string" table:style-name="ce1">
            <text:p>協助臺中市東勢區公所辦理臺中市新盛國民小學20週年校慶暨社區聯合運動會</text:p>
          </table:table-cell>
          <table:table-cell office:value-type="date" office:date-value="2015-04-27T00:00:00" table:style-name="ce2">
            <text:p>2015/4/27</text:p>
          </table:table-cell>
          <table:table-cell office:value-type="date" office:date-value="2015-05-02T00:00:00" table:style-name="ce2">
            <text:p>2015/5/2</text:p>
          </table:table-cell>
          <table:table-cell office:value-type="string" table:style-name="ce1">
            <text:p>臺中市東勢區</text:p>
          </table:table-cell>
          <table:table-cell office:value-type="float" office:value="360" table:style-name="ce1">
            <text:p>360</text:p>
          </table:table-cell>
          <table:table-cell office:value-type="float" office:value="104" table:style-name="ce1">
            <text:p>104</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A079</text:p>
          </table:table-cell>
          <table:table-cell office:value-type="date" office:date-value="2015-04-23T00:00:00" table:style-name="ce2">
            <text:p>2015/4/23</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新屋區下埔社區發展協會</text:p>
          </table:table-cell>
          <table:table-cell office:value-type="float" office:value="66963499" table:style-name="ce1">
            <text:p>66963499</text:p>
          </table:table-cell>
          <table:table-cell office:value-type="string" table:style-name="ce1">
            <text:p>協助桃園市新屋區下埔社區發展協會辦理104年社區綠美化環保、節能減碳宣導暨參觀優良社區觀摩研習電源開發參觀電廠活動</text:p>
          </table:table-cell>
          <table:table-cell office:value-type="date" office:date-value="2015-05-15T00:00:00" table:style-name="ce2">
            <text:p>2015/5/15</text:p>
          </table:table-cell>
          <table:table-cell office:value-type="date" office:date-value="2015-05-17T00:00:00" table:style-name="ce2">
            <text:p>2015/5/17</text:p>
          </table:table-cell>
          <table:table-cell office:value-type="string" table:style-name="ce1">
            <text:p>台中發電廠</text:p>
          </table:table-cell>
          <table:table-cell office:value-type="float" office:value="563" table:style-name="ce1">
            <text:p>563</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A079</text:p>
          </table:table-cell>
          <table:table-cell office:value-type="date" office:date-value="2015-04-20T00:00:00" table:style-name="ce2">
            <text:p>2015/4/20</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再生能源處</text:p>
          </table:table-cell>
          <table:table-cell office:value-type="string" table:style-name="ce1">
            <text:p>aa<text:s text:c="8"/></text:p>
          </table:table-cell>
          <table:table-cell office:value-type="string" table:style-name="ce1">
            <text:p>協助再生能源處辦理104年度電力業務宣導暨敦親睦鄰網球邀請賽</text:p>
          </table:table-cell>
          <table:table-cell office:value-type="date" office:date-value="2015-08-01T00:00:00" table:style-name="ce2">
            <text:p>2015/8/1</text:p>
          </table:table-cell>
          <table:table-cell office:value-type="date" office:date-value="2015-08-31T00:00:00" table:style-name="ce2">
            <text:p>2015/8/31</text:p>
          </table:table-cell>
          <table:table-cell office:value-type="string" table:style-name="ce1">
            <text:p>彰化縣雲林鎮</text:p>
          </table:table-cell>
          <table:table-cell office:value-type="float" office:value="96" table:style-name="ce1">
            <text:p>96</text:p>
          </table:table-cell>
          <table:table-cell office:value-type="float" office:value="96" table:style-name="ce1">
            <text:p>96</text:p>
          </table:table-cell>
          <table:table-cell office:value-type="float" office:value="96" table:style-name="ce1">
            <text:p>96</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A079</text:p>
          </table:table-cell>
          <table:table-cell office:value-type="date" office:date-value="2015-04-23T00:00:00" table:style-name="ce2">
            <text:p>2015/4/23</text:p>
          </table:table-cell>
          <table:table-cell office:value-type="string" table:style-name="ce1">
            <text:p>aa</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拱照社區發展協會</text:p>
          </table:table-cell>
          <table:table-cell office:value-type="float" office:value="80898344" table:style-name="ce1">
            <text:p>80898344</text:p>
          </table:table-cell>
          <table:table-cell office:value-type="string" table:style-name="ce1">
            <text:p>協助宜蘭縣三星鄉拱照社區發展協會辦理104年「慶祝母親節暨節約能源宣導」活動</text:p>
          </table:table-cell>
          <table:table-cell office:value-type="date" office:date-value="2015-05-09T00:00:00" table:style-name="ce2">
            <text:p>2015/5/9</text:p>
          </table:table-cell>
          <table:table-cell office:value-type="date" office:date-value="2015-05-09T00:00:00" table:style-name="ce2">
            <text:p>2015/5/9</text:p>
          </table:table-cell>
          <table:table-cell office:value-type="string" table:style-name="ce1">
            <text:p>宜蘭縣三星鄉</text:p>
          </table:table-cell>
          <table:table-cell office:value-type="float" office:value="160" table:style-name="ce1">
            <text:p>160</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A079</text:p>
          </table:table-cell>
          <table:table-cell office:value-type="date" office:date-value="2015-04-23T00:00:00" table:style-name="ce2">
            <text:p>2015/4/23</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田中里長壽俱樂部「關懷老人戶外觀摩暨節約能源及用電安全宣導活動」</text:p>
          </table:table-cell>
          <table:table-cell office:value-type="date" office:date-value="2015-05-15T00:00:00" table:style-name="ce2">
            <text:p>2015/5/15</text:p>
          </table:table-cell>
          <table:table-cell office:value-type="date" office:date-value="2015-05-16T00:00:00" table:style-name="ce2">
            <text:p>2015/5/16</text:p>
          </table:table-cell>
          <table:table-cell office:value-type="string" table:style-name="ce1">
            <text:p>南部發電廠</text:p>
          </table:table-cell>
          <table:table-cell office:value-type="float" office:value="182" table:style-name="ce1">
            <text:p>182</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A079</text:p>
          </table:table-cell>
          <table:table-cell office:value-type="date" office:date-value="2015-04-23T00:00:00" table:style-name="ce2">
            <text:p>2015/4/23</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田中里守望相助推行委員會勤務訓練暨節約能源用電安全及推廣乾淨能源政策宣導活動</text:p>
          </table:table-cell>
          <table:table-cell office:value-type="date" office:date-value="2015-05-09T00:00:00" table:style-name="ce2">
            <text:p>2015/5/9</text:p>
          </table:table-cell>
          <table:table-cell office:value-type="date" office:date-value="2015-05-10T00:00:00" table:style-name="ce2">
            <text:p>2015/5/10</text:p>
          </table:table-cell>
          <table:table-cell office:value-type="string" table:style-name="ce1">
            <text:p>通霄發電廠</text:p>
          </table:table-cell>
          <table:table-cell office:value-type="float" office:value="287" table:style-name="ce1">
            <text:p>287</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A079</text:p>
          </table:table-cell>
          <table:table-cell office:value-type="date" office:date-value="2015-04-22T00:00:00" table:style-name="ce2">
            <text:p>2015/4/2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忠和里守望相助隊104年春季文化觀摩及教育訓練暨節約用電安全宣導及推廣乾淨能源政策宣導活動</text:p>
          </table:table-cell>
          <table:table-cell office:value-type="date" office:date-value="2015-05-02T00:00:00" table:style-name="ce2">
            <text:p>2015/5/2</text:p>
          </table:table-cell>
          <table:table-cell office:value-type="date" office:date-value="2015-05-03T00:00:00" table:style-name="ce2">
            <text:p>2015/5/3</text:p>
          </table:table-cell>
          <table:table-cell office:value-type="string" table:style-name="ce1">
            <text:p>南部發電廠</text:p>
          </table:table-cell>
          <table:table-cell office:value-type="float" office:value="488" table:style-name="ce1">
            <text:p>488</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立委廖正井<text:s/></text:p>
          </table:table-cell>
          <table:table-cell office:value-type="string" table:style-name="ce1">
            <text:p>桃園市</text:p>
          </table:table-cell>
          <table:table-cell office:value-type="string" table:style-name="ce1">
            <text:p>桃園市觀音區伍宏老人會</text:p>
          </table:table-cell>
          <table:table-cell office:value-type="float" office:value="99781294" table:style-name="ce1">
            <text:p>99781294</text:p>
          </table:table-cell>
          <table:table-cell office:value-type="string" table:style-name="ce1">
            <text:p>協助桃園市觀音區伍宏老人會辦理104年度春季藝文研習聯誼暨節約能源及節約用水宣導活動</text:p>
          </table:table-cell>
          <table:table-cell office:value-type="date" office:date-value="2015-04-26T00:00:00" table:style-name="ce2">
            <text:p>2015/4/26</text:p>
          </table:table-cell>
          <table:table-cell office:value-type="date" office:date-value="2015-04-28T00:00:00" table:style-name="ce2">
            <text:p>2015/4/28</text:p>
          </table:table-cell>
          <table:table-cell office:value-type="string" table:style-name="ce1">
            <text:p>大觀發電廠</text:p>
          </table:table-cell>
          <table:table-cell office:value-type="float" office:value="808" table:style-name="ce1">
            <text:p>808</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A079</text:p>
          </table:table-cell>
          <table:table-cell office:value-type="date" office:date-value="2015-04-21T00:00:00" table:style-name="ce2">
            <text:p>2015/4/2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鹽埕社區發展協會</text:p>
          </table:table-cell>
          <table:table-cell office:value-type="float" office:value="29427840" table:style-name="ce1">
            <text:p>29427840</text:p>
          </table:table-cell>
          <table:table-cell office:value-type="string" table:style-name="ce1">
            <text:p>協助高雄市彌陀區鹽埕社區發展協會辦理傳統技藝祈福文化活動</text:p>
          </table:table-cell>
          <table:table-cell office:value-type="date" office:date-value="2015-05-09T00:00:00" table:style-name="ce2">
            <text:p>2015/5/9</text:p>
          </table:table-cell>
          <table:table-cell office:value-type="date" office:date-value="2015-05-12T00:00:00" table:style-name="ce2">
            <text:p>2015/5/12</text:p>
          </table:table-cell>
          <table:table-cell office:value-type="string" table:style-name="ce1">
            <text:p>高雄市彌陀區</text:p>
          </table:table-cell>
          <table:table-cell office:value-type="float" office:value="450" table:style-name="ce1">
            <text:p>450</text:p>
          </table:table-cell>
          <table:table-cell office:value-type="float" office:value="150" table:style-name="ce1">
            <text:p>150</text:p>
          </table:table-cell>
          <table:table-cell office:value-type="float" office:value="90" table:style-name="ce1">
            <text:p>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A079</text:p>
          </table:table-cell>
          <table:table-cell office:value-type="date" office:date-value="2015-04-22T00:00:00" table:style-name="ce2">
            <text:p>2015/4/2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104年度農業推廣三部門農業技術參訪活動</text:p>
          </table:table-cell>
          <table:table-cell office:value-type="date" office:date-value="2015-06-19T00:00:00" table:style-name="ce2">
            <text:p>2015/6/19</text:p>
          </table:table-cell>
          <table:table-cell office:value-type="date" office:date-value="2015-06-21T00:00:00" table:style-name="ce2">
            <text:p>2015/6/21</text:p>
          </table:table-cell>
          <table:table-cell office:value-type="string" table:style-name="ce1">
            <text:p>通霄發電廠</text:p>
          </table:table-cell>
          <table:table-cell office:value-type="float" office:value="580" table:style-name="ce1">
            <text:p>58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A079</text:p>
          </table:table-cell>
          <table:table-cell office:value-type="date" office:date-value="2015-04-22T00:00:00" table:style-name="ce2">
            <text:p>2015/4/2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保寧社區發展協會</text:p>
          </table:table-cell>
          <table:table-cell office:value-type="float" office:value="78941990" table:style-name="ce1">
            <text:p>78941990</text:p>
          </table:table-cell>
          <table:table-cell office:value-type="string" table:style-name="ce1">
            <text:p>協助高雄市永安區保寧社區發展協會辦理長壽會參訪國家重大建設活動</text:p>
          </table:table-cell>
          <table:table-cell office:value-type="date" office:date-value="2015-05-21T00:00:00" table:style-name="ce2">
            <text:p>2015/5/21</text:p>
          </table:table-cell>
          <table:table-cell office:value-type="date" office:date-value="2015-05-23T00:00:00" table:style-name="ce2">
            <text:p>2015/5/23</text:p>
          </table:table-cell>
          <table:table-cell office:value-type="string" table:style-name="ce1">
            <text:p>第三核能發電廠</text:p>
          </table:table-cell>
          <table:table-cell office:value-type="float" office:value="458" table:style-name="ce1">
            <text:p>458</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A079</text:p>
          </table:table-cell>
          <table:table-cell office:value-type="date" office:date-value="2015-04-21T00:00:00" table:style-name="ce2">
            <text:p>2015/4/2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新達社區發展協會</text:p>
          </table:table-cell>
          <table:table-cell office:value-type="float" office:value="20255753" table:style-name="ce1">
            <text:p>20255753</text:p>
          </table:table-cell>
          <table:table-cell office:value-type="string" table:style-name="ce1">
            <text:p>協助高雄市路竹區新達社區發展協會辦理新達清雲宮「團結互助、感恩惜福」文化藝術暨節約能源宣導活動</text:p>
          </table:table-cell>
          <table:table-cell office:value-type="date" office:date-value="2015-05-09T00:00:00" table:style-name="ce2">
            <text:p>2015/5/9</text:p>
          </table:table-cell>
          <table:table-cell office:value-type="date" office:date-value="2015-05-11T00:00:00" table:style-name="ce2">
            <text:p>2015/5/11</text:p>
          </table:table-cell>
          <table:table-cell office:value-type="string" table:style-name="ce1">
            <text:p>高雄市路竹區</text:p>
          </table:table-cell>
          <table:table-cell office:value-type="float" office:value="968" table:style-name="ce1">
            <text:p>968</text:p>
          </table:table-cell>
          <table:table-cell office:value-type="float" office:value="200" table:style-name="ce1">
            <text:p>200</text:p>
          </table:table-cell>
          <table:table-cell office:value-type="float" office:value="65" table:style-name="ce1">
            <text:p>6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A079</text:p>
          </table:table-cell>
          <table:table-cell office:value-type="date" office:date-value="2015-04-20T00:00:00" table:style-name="ce2">
            <text:p>2015/4/2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太極氣功推展協會</text:p>
          </table:table-cell>
          <table:table-cell office:value-type="float" office:value="25346867" table:style-name="ce1">
            <text:p>25346867</text:p>
          </table:table-cell>
          <table:table-cell office:value-type="string" table:style-name="ce1">
            <text:p>協助苗栗縣太極氣功推展協會辦理太極氣功第一套研習活動</text:p>
          </table:table-cell>
          <table:table-cell office:value-type="date" office:date-value="2015-04-26T00:00:00" table:style-name="ce2">
            <text:p>2015/4/26</text:p>
          </table:table-cell>
          <table:table-cell office:value-type="date" office:date-value="2015-04-26T00:00:00" table:style-name="ce2">
            <text:p>2015/4/26</text:p>
          </table:table-cell>
          <table:table-cell office:value-type="string" table:style-name="ce1">
            <text:p>苗栗縣通霄鎮</text:p>
          </table:table-cell>
          <table:table-cell office:value-type="float" office:value="121" table:style-name="ce1">
            <text:p>121</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富麗農村發展協會</text:p>
          </table:table-cell>
          <table:table-cell office:value-type="float" office:value="99681181" table:style-name="ce1">
            <text:p>99681181</text:p>
          </table:table-cell>
          <table:table-cell office:value-type="string" table:style-name="ce1">
            <text:p>協助苗栗縣通霄富麗農村發展協會辦理2015年客家桐花祭「賞桐巡樟聊通霄」</text:p>
          </table:table-cell>
          <table:table-cell office:value-type="date" office:date-value="2015-04-18T00:00:00" table:style-name="ce2">
            <text:p>2015/4/18</text:p>
          </table:table-cell>
          <table:table-cell office:value-type="date" office:date-value="2015-04-19T00:00:00" table:style-name="ce2">
            <text:p>2015/4/19</text:p>
          </table:table-cell>
          <table:table-cell office:value-type="string" table:style-name="ce1">
            <text:p>苗栗縣通霄鎮</text:p>
          </table:table-cell>
          <table:table-cell office:value-type="float" office:value="334" table:style-name="ce1">
            <text:p>334</text:p>
          </table:table-cell>
          <table:table-cell office:value-type="float" office:value="70" table:style-name="ce1">
            <text:p>7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A079</text:p>
          </table:table-cell>
          <table:table-cell office:value-type="date" office:date-value="2015-04-20T00:00:00" table:style-name="ce2">
            <text:p>2015/4/20</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基隆本港」系列之「小卷」漁產品行銷推廣活動</text:p>
          </table:table-cell>
          <table:table-cell office:value-type="date" office:date-value="2015-05-01T00:00:00" table:style-name="ce2">
            <text:p>2015/5/1</text:p>
          </table:table-cell>
          <table:table-cell office:value-type="date" office:date-value="2015-12-31T00:00:00" table:style-name="ce2">
            <text:p>2015/12/31</text:p>
          </table:table-cell>
          <table:table-cell office:value-type="string" table:style-name="ce1">
            <text:p>基隆市</text:p>
          </table:table-cell>
          <table:table-cell office:value-type="float" office:value="400" table:style-name="ce1">
            <text:p>400</text:p>
          </table:table-cell>
          <table:table-cell office:value-type="float" office:value="200" table:style-name="ce1">
            <text:p>200</text:p>
          </table:table-cell>
          <table:table-cell office:value-type="float" office:value="80" table:style-name="ce1">
            <text:p>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104年度通霄鎮社區全民運動會</text:p>
          </table:table-cell>
          <table:table-cell office:value-type="date" office:date-value="2015-10-25T00:00:00" table:style-name="ce2">
            <text:p>2015/10/25</text:p>
          </table:table-cell>
          <table:table-cell office:value-type="date" office:date-value="2015-10-25T00:00:00" table:style-name="ce2">
            <text:p>2015/10/25</text:p>
          </table:table-cell>
          <table:table-cell office:value-type="string" table:style-name="ce1">
            <text:p>苗栗縣通霄鎮</text:p>
          </table:table-cell>
          <table:table-cell office:value-type="float" office:value="1266" table:style-name="ce1">
            <text:p>1266</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A079</text:p>
          </table:table-cell>
          <table:table-cell office:value-type="date" office:date-value="2015-04-20T00:00:00" table:style-name="ce2">
            <text:p>2015/4/20</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s text:c="8"/></text:p>
          </table:table-cell>
          <table:table-cell office:value-type="string" table:style-name="ce1">
            <text:p>協助南投縣魚池鄉公所辦理2015第六屆魚池鐵馬趴趴GO</text:p>
          </table:table-cell>
          <table:table-cell office:value-type="date" office:date-value="2015-05-03T00:00:00" table:style-name="ce2">
            <text:p>2015/5/3</text:p>
          </table:table-cell>
          <table:table-cell office:value-type="date" office:date-value="2015-05-03T00:00:00" table:style-name="ce2">
            <text:p>2015/5/3</text:p>
          </table:table-cell>
          <table:table-cell office:value-type="string" table:style-name="ce1">
            <text:p>南投縣魚池鄉</text:p>
          </table:table-cell>
          <table:table-cell office:value-type="float" office:value="721" table:style-name="ce1">
            <text:p>721</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104年度宜蘭頭城農場親子活動觀摩暨用電安全宣導與推廣乾淨能源政策宣導活動】</text:p>
          </table:table-cell>
          <table:table-cell office:value-type="date" office:date-value="2015-04-25T00:00:00" table:style-name="ce2">
            <text:p>2015/4/25</text:p>
          </table:table-cell>
          <table:table-cell office:value-type="date" office:date-value="2015-04-26T00:00:00" table:style-name="ce2">
            <text:p>2015/4/26</text:p>
          </table:table-cell>
          <table:table-cell office:value-type="string" table:style-name="ce1">
            <text:p>通霄發電廠</text:p>
          </table:table-cell>
          <table:table-cell office:value-type="float" office:value="360" table:style-name="ce1">
            <text:p>360</text:p>
          </table:table-cell>
          <table:table-cell office:value-type="float" office:value="120" table:style-name="ce1">
            <text:p>12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漁會</text:p>
          </table:table-cell>
          <table:table-cell office:value-type="float" office:value="88500607" table:style-name="ce1">
            <text:p>88500607</text:p>
          </table:table-cell>
          <table:table-cell office:value-type="string" table:style-name="ce1">
            <text:p>協助高雄市永安區漁會辦理幹部、漁民代表漁業交流活動</text:p>
          </table:table-cell>
          <table:table-cell office:value-type="date" office:date-value="2015-08-01T00:00:00" table:style-name="ce2">
            <text:p>2015/8/1</text:p>
          </table:table-cell>
          <table:table-cell office:value-type="date" office:date-value="2015-08-31T00:00:00" table:style-name="ce2">
            <text:p>2015/8/31</text:p>
          </table:table-cell>
          <table:table-cell office:value-type="string" table:style-name="ce1">
            <text:p>東部發電廠</text:p>
          </table:table-cell>
          <table:table-cell office:value-type="float" office:value="684" table:style-name="ce1">
            <text:p>684</text:p>
          </table:table-cell>
          <table:table-cell office:value-type="float" office:value="200" table:style-name="ce1">
            <text:p>200</text:p>
          </table:table-cell>
          <table:table-cell office:value-type="float" office:value="180" table:style-name="ce1">
            <text:p>1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漁業建設參訪促進地方產業活動</text:p>
          </table:table-cell>
          <table:table-cell office:value-type="date" office:date-value="2015-05-01T00:00:00" table:style-name="ce2">
            <text:p>2015/5/1</text:p>
          </table:table-cell>
          <table:table-cell office:value-type="date" office:date-value="2015-06-30T00:00:00" table:style-name="ce2">
            <text:p>2015/6/30</text:p>
          </table:table-cell>
          <table:table-cell office:value-type="string" table:style-name="ce1">
            <text:p>台中發電廠</text:p>
          </table:table-cell>
          <table:table-cell office:value-type="float" office:value="403" table:style-name="ce1">
            <text:p>403</text:p>
          </table:table-cell>
          <table:table-cell office:value-type="float" office:value="300" table:style-name="ce1">
            <text:p>300</text:p>
          </table:table-cell>
          <table:table-cell office:value-type="float" office:value="200" table:style-name="ce1">
            <text:p>2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s text:c="8"/></text:p>
          </table:table-cell>
          <table:table-cell office:value-type="string" table:style-name="ce1">
            <text:p>協助高雄市林園區公所辦理104年高雄端午中芸漁港傳統龍舟錦標賽</text:p>
          </table:table-cell>
          <table:table-cell office:value-type="date" office:date-value="2015-06-19T00:00:00" table:style-name="ce2">
            <text:p>2015/6/19</text:p>
          </table:table-cell>
          <table:table-cell office:value-type="date" office:date-value="2015-06-21T00:00:00" table:style-name="ce2">
            <text:p>2015/6/21</text:p>
          </table:table-cell>
          <table:table-cell office:value-type="string" table:style-name="ce1">
            <text:p>高雄市林園區</text:p>
          </table:table-cell>
          <table:table-cell office:value-type="float" office:value="6117" table:style-name="ce1">
            <text:p>6117</text:p>
          </table:table-cell>
          <table:table-cell office:value-type="float" office:value="600" table:style-name="ce1">
            <text:p>600</text:p>
          </table:table-cell>
          <table:table-cell office:value-type="float" office:value="250" table:style-name="ce1">
            <text:p>2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向日葵服務協會</text:p>
          </table:table-cell>
          <table:table-cell office:value-type="float" office:value="95835939" table:style-name="ce1">
            <text:p>95835939</text:p>
          </table:table-cell>
          <table:table-cell office:value-type="string" table:style-name="ce1">
            <text:p>協助苗栗縣向日葵服務協會辦理104年度『國樂才藝發表演奏音樂會暨節能減碳宣導』活動</text:p>
          </table:table-cell>
          <table:table-cell office:value-type="date" office:date-value="2015-05-31T00:00:00" table:style-name="ce2">
            <text:p>2015/5/31</text:p>
          </table:table-cell>
          <table:table-cell office:value-type="date" office:date-value="2015-05-31T00:00:00" table:style-name="ce2">
            <text:p>2015/5/31</text:p>
          </table:table-cell>
          <table:table-cell office:value-type="string" table:style-name="ce1">
            <text:p>苗栗縣苑裡鎮</text:p>
          </table:table-cell>
          <table:table-cell office:value-type="float" office:value="134" table:style-name="ce1">
            <text:p>134</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西社區發展協會</text:p>
          </table:table-cell>
          <table:table-cell office:value-type="float" office:value="78547688" table:style-name="ce1">
            <text:p>78547688</text:p>
          </table:table-cell>
          <table:table-cell office:value-type="string" table:style-name="ce1">
            <text:p>協助苗栗縣通霄鎮通西社區發展協會辦理媽媽教室104年度第一期土風舞班研習活動</text:p>
          </table:table-cell>
          <table:table-cell office:value-type="date" office:date-value="2015-04-13T00:00:00" table:style-name="ce2">
            <text:p>2015/4/13</text:p>
          </table:table-cell>
          <table:table-cell office:value-type="date" office:date-value="2015-06-29T00:00:00" table:style-name="ce2">
            <text:p>2015/6/29</text:p>
          </table:table-cell>
          <table:table-cell office:value-type="string" table:style-name="ce1">
            <text:p>苗栗縣通霄鎮</text:p>
          </table:table-cell>
          <table:table-cell office:value-type="float" office:value="209" table:style-name="ce1">
            <text:p>209</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8923" table:style-name="ce1">
            <text:p>68923</text:p>
          </table:table-cell>
          <table:table-cell office:value-type="float" office:value="68923" table:style-name="ce1">
            <text:p>6892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A079</text:p>
          </table:table-cell>
          <table:table-cell office:value-type="date" office:date-value="2015-04-15T00:00:00" table:style-name="ce2">
            <text:p>2015/4/15</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大高雄茄萣婦女會</text:p>
          </table:table-cell>
          <table:table-cell office:value-type="float" office:value="62976677" table:style-name="ce1">
            <text:p>62976677</text:p>
          </table:table-cell>
          <table:table-cell office:value-type="string" table:style-name="ce1">
            <text:p>協助大高雄茄萣婦女會辦理『人間有愛、共反毒害』全民慢跑暨節能減碳宣導活動</text:p>
          </table:table-cell>
          <table:table-cell office:value-type="date" office:date-value="2015-06-07T00:00:00" table:style-name="ce2">
            <text:p>2015/6/7</text:p>
          </table:table-cell>
          <table:table-cell office:value-type="date" office:date-value="2015-06-07T00:00:00" table:style-name="ce2">
            <text:p>2015/6/7</text:p>
          </table:table-cell>
          <table:table-cell office:value-type="string" table:style-name="ce1">
            <text:p>高雄市茄萣區</text:p>
          </table:table-cell>
          <table:table-cell office:value-type="float" office:value="230" table:style-name="ce1">
            <text:p>23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八里區公所</text:p>
          </table:table-cell>
          <table:table-cell office:value-type="string" table:style-name="ce1">
            <text:p>aa<text:s text:c="8"/></text:p>
          </table:table-cell>
          <table:table-cell office:value-type="string" table:style-name="ce1">
            <text:p>協助新北市八里區公所104年度發電年度促協金(施工中)-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400" table:style-name="ce1">
            <text:p>14400</text:p>
          </table:table-cell>
          <table:table-cell office:value-type="float" office:value="14400" table:style-name="ce1">
            <text:p>144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A079</text:p>
          </table:table-cell>
          <table:table-cell office:value-type="date" office:date-value="2015-04-15T00:00:00" table:style-name="ce2">
            <text:p>2015/4/15</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館社區發展協會</text:p>
          </table:table-cell>
          <table:table-cell office:value-type="float" office:value="87907683" table:style-name="ce1">
            <text:p>87907683</text:p>
          </table:table-cell>
          <table:table-cell office:value-type="string" table:style-name="ce1">
            <text:p>協助高雄市湖內區公館社區發展協會辦理乙未年「王爺公聖誕千秋，祈福求財逗陣來」文藝季活動</text:p>
          </table:table-cell>
          <table:table-cell office:value-type="date" office:date-value="2015-06-09T00:00:00" table:style-name="ce2">
            <text:p>2015/6/9</text:p>
          </table:table-cell>
          <table:table-cell office:value-type="date" office:date-value="2015-06-15T00:00:00" table:style-name="ce2">
            <text:p>2015/6/15</text:p>
          </table:table-cell>
          <table:table-cell office:value-type="string" table:style-name="ce1">
            <text:p>高雄市湖內區</text:p>
          </table:table-cell>
          <table:table-cell office:value-type="float" office:value="781" table:style-name="ce1">
            <text:p>781</text:p>
          </table:table-cell>
          <table:table-cell office:value-type="float" office:value="250" table:style-name="ce1">
            <text:p>25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A079</text:p>
          </table:table-cell>
          <table:table-cell office:value-type="date" office:date-value="2015-04-15T00:00:00" table:style-name="ce2">
            <text:p>2015/4/15</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維新社區發展協會</text:p>
          </table:table-cell>
          <table:table-cell office:value-type="float" office:value="62994197" table:style-name="ce1">
            <text:p>62994197</text:p>
          </table:table-cell>
          <table:table-cell office:value-type="string" table:style-name="ce1">
            <text:p>協助高雄市永安區維新社區發展協會辦理寶貝銀髮族「社區交流暨節能減碳宣導」活動</text:p>
          </table:table-cell>
          <table:table-cell office:value-type="date" office:date-value="2015-05-03T00:00:00" table:style-name="ce2">
            <text:p>2015/5/3</text:p>
          </table:table-cell>
          <table:table-cell office:value-type="date" office:date-value="2015-05-05T00:00:00" table:style-name="ce2">
            <text:p>2015/5/5</text:p>
          </table:table-cell>
          <table:table-cell office:value-type="string" table:style-name="ce1">
            <text:p>第一核能發電廠</text:p>
          </table:table-cell>
          <table:table-cell office:value-type="float" office:value="1149" table:style-name="ce1">
            <text:p>1149</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八里區公所</text:p>
          </table:table-cell>
          <table:table-cell office:value-type="string" table:style-name="ce1">
            <text:p>aa<text:s text:c="8"/></text:p>
          </table:table-cell>
          <table:table-cell office:value-type="string" table:style-name="ce1">
            <text:p>協助新北市八里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407" table:style-name="ce1">
            <text:p>3407</text:p>
          </table:table-cell>
          <table:table-cell office:value-type="float" office:value="3407" table:style-name="ce1">
            <text:p>340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社苓媽祖民俗文化協會</text:p>
          </table:table-cell>
          <table:table-cell office:value-type="float" office:value="19305018" table:style-name="ce1">
            <text:p>19305018</text:p>
          </table:table-cell>
          <table:table-cell office:value-type="string" table:style-name="ce1">
            <text:p>協助苗栗縣苑裡鎮社苓媽祖民俗文化協會辦理104年度『乙未年社苓媽祖遶境祈福─節能省碳徒步』活動</text:p>
          </table:table-cell>
          <table:table-cell office:value-type="date" office:date-value="2015-04-25T00:00:00" table:style-name="ce2">
            <text:p>2015/4/25</text:p>
          </table:table-cell>
          <table:table-cell office:value-type="date" office:date-value="2015-04-26T00:00:00" table:style-name="ce2">
            <text:p>2015/4/26</text:p>
          </table:table-cell>
          <table:table-cell office:value-type="string" table:style-name="ce1">
            <text:p>苗栗縣苑裡鎮</text:p>
          </table:table-cell>
          <table:table-cell office:value-type="float" office:value="655" table:style-name="ce1">
            <text:p>655</text:p>
          </table:table-cell>
          <table:table-cell office:value-type="float" office:value="311" table:style-name="ce1">
            <text:p>311</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土風舞協會</text:p>
          </table:table-cell>
          <table:table-cell office:value-type="float" office:value="99861515" table:style-name="ce1">
            <text:p>99861515</text:p>
          </table:table-cell>
          <table:table-cell office:value-type="string" table:style-name="ce1">
            <text:p>協助苗栗縣通霄鎮土風舞協會辦理104年度舞蹈教學營暨節能減碳宣導活動</text:p>
          </table:table-cell>
          <table:table-cell office:value-type="date" office:date-value="2015-05-16T00:00:00" table:style-name="ce2">
            <text:p>2015/5/16</text:p>
          </table:table-cell>
          <table:table-cell office:value-type="date" office:date-value="2015-05-16T00:00:00" table:style-name="ce2">
            <text:p>2015/5/16</text:p>
          </table:table-cell>
          <table:table-cell office:value-type="string" table:style-name="ce1">
            <text:p>苗栗縣通霄鎮</text:p>
          </table:table-cell>
          <table:table-cell office:value-type="float" office:value="218" table:style-name="ce1">
            <text:p>218</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string" table:style-name="ce1">
            <text:p>A079</text:p>
          </table:table-cell>
          <table:table-cell office:value-type="date" office:date-value="2015-04-16T00:00:00" table:style-name="ce2">
            <text:p>2015/4/1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公所</text:p>
          </table:table-cell>
          <table:table-cell office:value-type="string" table:style-name="ce1">
            <text:p>aa<text:s text:c="8"/></text:p>
          </table:table-cell>
          <table:table-cell office:value-type="string" table:style-name="ce1">
            <text:p>協助新北市林口區公所104年度發電年度促協金(施工中)-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8000" table:style-name="ce1">
            <text:p>48000</text:p>
          </table:table-cell>
          <table:table-cell office:value-type="float" office:value="48000" table:style-name="ce1">
            <text:p>480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觀光產業發展協會</text:p>
          </table:table-cell>
          <table:table-cell office:value-type="float" office:value="25868653" table:style-name="ce1">
            <text:p>25868653</text:p>
          </table:table-cell>
          <table:table-cell office:value-type="string" table:style-name="ce1">
            <text:p>協助高雄市觀光產業發展協會辦理節約能源宣導推展乾淨能源保護觀光資源研討</text:p>
          </table:table-cell>
          <table:table-cell office:value-type="date" office:date-value="2015-05-19T00:00:00" table:style-name="ce2">
            <text:p>2015/5/19</text:p>
          </table:table-cell>
          <table:table-cell office:value-type="date" office:date-value="2015-05-21T00:00:00" table:style-name="ce2">
            <text:p>2015/5/21</text:p>
          </table:table-cell>
          <table:table-cell office:value-type="string" table:style-name="ce1">
            <text:p>通霄發電廠</text:p>
          </table:table-cell>
          <table:table-cell office:value-type="float" office:value="244" table:style-name="ce1">
            <text:p>244</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農會</text:p>
          </table:table-cell>
          <table:table-cell office:value-type="float" office:value="85817216" table:style-name="ce1">
            <text:p>85817216</text:p>
          </table:table-cell>
          <table:table-cell office:value-type="string" table:style-name="ce1">
            <text:p>協助高雄市小港區農會辦理核心農民農業觀摩及參訪國家經濟建設暨宣導支持大林電廠更新改建計畫活動</text:p>
          </table:table-cell>
          <table:table-cell office:value-type="date" office:date-value="2015-04-29T00:00:00" table:style-name="ce2">
            <text:p>2015/4/29</text:p>
          </table:table-cell>
          <table:table-cell office:value-type="date" office:date-value="2015-05-01T00:00:00" table:style-name="ce2">
            <text:p>2015/5/1</text:p>
          </table:table-cell>
          <table:table-cell office:value-type="string" table:style-name="ce1">
            <text:p>興達發電廠</text:p>
          </table:table-cell>
          <table:table-cell office:value-type="float" office:value="347" table:style-name="ce1">
            <text:p>347</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string" table:style-name="ce1">
            <text:p>A079</text:p>
          </table:table-cell>
          <table:table-cell office:value-type="date" office:date-value="2015-04-13T00:00:00" table:style-name="ce2">
            <text:p>2015/4/13</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頂寮社區發展協會</text:p>
          </table:table-cell>
          <table:table-cell office:value-type="float" office:value="95921651" table:style-name="ce1">
            <text:p>95921651</text:p>
          </table:table-cell>
          <table:table-cell office:value-type="string" table:style-name="ce1">
            <text:p>協助新北市萬里區頂寮社區發展協會辦理「社區永續發展工作坊講習暨節約能源、低碳生活教育宣導」活動</text:p>
          </table:table-cell>
          <table:table-cell office:value-type="date" office:date-value="2015-06-01T00:00:00" table:style-name="ce2">
            <text:p>2015/6/1</text:p>
          </table:table-cell>
          <table:table-cell office:value-type="date" office:date-value="2015-06-30T00:00:00" table:style-name="ce2">
            <text:p>2015/6/30</text:p>
          </table:table-cell>
          <table:table-cell office:value-type="string" table:style-name="ce1">
            <text:p>通霄發電廠</text:p>
          </table:table-cell>
          <table:table-cell office:value-type="float" office:value="245" table:style-name="ce1">
            <text:p>245</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string" table:style-name="ce1">
            <text:p>A079</text:p>
          </table:table-cell>
          <table:table-cell office:value-type="date" office:date-value="2015-04-13T00:00:00" table:style-name="ce2">
            <text:p>2015/4/13</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鳳興環保促進會</text:p>
          </table:table-cell>
          <table:table-cell office:value-type="float" office:value="25958155" table:style-name="ce1">
            <text:p>25958155</text:p>
          </table:table-cell>
          <table:table-cell office:value-type="string" table:style-name="ce1">
            <text:p>協助高雄市鳳興環保促進會辦理全國躲避球錦標賽暨宣導節約用電活動</text:p>
          </table:table-cell>
          <table:table-cell office:value-type="date" office:date-value="2015-05-22T00:00:00" table:style-name="ce2">
            <text:p>2015/5/22</text:p>
          </table:table-cell>
          <table:table-cell office:value-type="date" office:date-value="2015-05-24T00:00:00" table:style-name="ce2">
            <text:p>2015/5/24</text:p>
          </table:table-cell>
          <table:table-cell office:value-type="string" table:style-name="ce1">
            <text:p>高雄市小港區</text:p>
          </table:table-cell>
          <table:table-cell office:value-type="float" office:value="620" table:style-name="ce1">
            <text:p>620</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string" table:style-name="ce1">
            <text:p>A079</text:p>
          </table:table-cell>
          <table:table-cell office:value-type="date" office:date-value="2015-04-02T00:00:00" table:style-name="ce2">
            <text:p>2015/4/2</text:p>
          </table:table-cell>
          <table:table-cell office:value-type="string" table:style-name="ce1">
            <text:p>aa</text:p>
          </table:table-cell>
          <table:table-cell office:value-type="string" table:style-name="ce1">
            <text:p>立委徐志榮</text:p>
          </table:table-cell>
          <table:table-cell office:value-type="string" table:style-name="ce1">
            <text:p>苗栗縣</text:p>
          </table:table-cell>
          <table:table-cell office:value-type="string" table:style-name="ce1">
            <text:p>苗栗縣泰安歌舞發展協會</text:p>
          </table:table-cell>
          <table:table-cell office:value-type="float" office:value="10909044" table:style-name="ce1">
            <text:p>10909044</text:p>
          </table:table-cell>
          <table:table-cell office:value-type="string" table:style-name="ce1">
            <text:p>協助苗栗縣泰安歌舞發展協會辦理環保歌舞生態研習活動</text:p>
          </table:table-cell>
          <table:table-cell office:value-type="date" office:date-value="2015-05-26T00:00:00" table:style-name="ce2">
            <text:p>2015/5/26</text:p>
          </table:table-cell>
          <table:table-cell office:value-type="date" office:date-value="2015-05-28T00:00:00" table:style-name="ce2">
            <text:p>2015/5/28</text:p>
          </table:table-cell>
          <table:table-cell office:value-type="string" table:style-name="ce1">
            <text:p>大林發電廠</text:p>
          </table:table-cell>
          <table:table-cell office:value-type="float" office:value="113" table:style-name="ce1">
            <text:p>113</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彌陀區過港社區發展協會</text:p>
          </table:table-cell>
          <table:table-cell office:value-type="float" office:value="78935815" table:style-name="ce1">
            <text:p>78935815</text:p>
          </table:table-cell>
          <table:table-cell office:value-type="string" table:style-name="ce1">
            <text:p>協助高雄市彌陀區過港社區發展協會辦理傳統技藝祈福文化活動</text:p>
          </table:table-cell>
          <table:table-cell office:value-type="date" office:date-value="2015-05-09T00:00:00" table:style-name="ce2">
            <text:p>2015/5/9</text:p>
          </table:table-cell>
          <table:table-cell office:value-type="date" office:date-value="2015-05-12T00:00:00" table:style-name="ce2">
            <text:p>2015/5/12</text:p>
          </table:table-cell>
          <table:table-cell office:value-type="string" table:style-name="ce1">
            <text:p>高雄市彌陀區</text:p>
          </table:table-cell>
          <table:table-cell office:value-type="float" office:value="450" table:style-name="ce1">
            <text:p>450</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老人健康促進會</text:p>
          </table:table-cell>
          <table:table-cell office:value-type="float" office:value="62980118" table:style-name="ce1">
            <text:p>62980118</text:p>
          </table:table-cell>
          <table:table-cell office:value-type="string" table:style-name="ce1">
            <text:p>協助高雄市永安老人健康促進會辦理參訪績優長壽會暨節能減碳宣導活動</text:p>
          </table:table-cell>
          <table:table-cell office:value-type="date" office:date-value="2015-05-16T00:00:00" table:style-name="ce2">
            <text:p>2015/5/16</text:p>
          </table:table-cell>
          <table:table-cell office:value-type="date" office:date-value="2015-05-18T00:00:00" table:style-name="ce2">
            <text:p>2015/5/18</text:p>
          </table:table-cell>
          <table:table-cell office:value-type="string" table:style-name="ce1">
            <text:p>通霄發電廠</text:p>
          </table:table-cell>
          <table:table-cell office:value-type="float" office:value="323" table:style-name="ce1">
            <text:p>323</text:p>
          </table:table-cell>
          <table:table-cell office:value-type="float" office:value="70" table:style-name="ce1">
            <text:p>7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立委邱志偉</text:p>
          </table:table-cell>
          <table:table-cell office:value-type="string" table:style-name="ce1">
            <text:p>高雄市</text:p>
          </table:table-cell>
          <table:table-cell office:value-type="string" table:style-name="ce1">
            <text:p>社團法人高雄市湖內老人健康促進會</text:p>
          </table:table-cell>
          <table:table-cell office:value-type="float" office:value="87881749" table:style-name="ce1">
            <text:p>87881749</text:p>
          </table:table-cell>
          <table:table-cell office:value-type="string" table:style-name="ce1">
            <text:p>協助社團法人高雄市湖內老人健康促進會辦理長青槌球比賽活動</text:p>
          </table:table-cell>
          <table:table-cell office:value-type="date" office:date-value="2015-05-23T00:00:00" table:style-name="ce2">
            <text:p>2015/5/23</text:p>
          </table:table-cell>
          <table:table-cell office:value-type="date" office:date-value="2015-05-23T00:00:00" table:style-name="ce2">
            <text:p>2015/5/23</text:p>
          </table:table-cell>
          <table:table-cell office:value-type="string" table:style-name="ce1">
            <text:p>高雄市湖內區</text:p>
          </table:table-cell>
          <table:table-cell office:value-type="float" office:value="174" table:style-name="ce1">
            <text:p>174</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區永安社區發展協會</text:p>
          </table:table-cell>
          <table:table-cell office:value-type="float" office:value="62994231" table:style-name="ce1">
            <text:p>62994231</text:p>
          </table:table-cell>
          <table:table-cell office:value-type="string" table:style-name="ce1">
            <text:p>協助高雄市永安區永安社區發展協會辦理績優社區交流暨節約能源宣導活動</text:p>
          </table:table-cell>
          <table:table-cell office:value-type="date" office:date-value="2015-05-24T00:00:00" table:style-name="ce2">
            <text:p>2015/5/24</text:p>
          </table:table-cell>
          <table:table-cell office:value-type="date" office:date-value="2015-05-25T00:00:00" table:style-name="ce2">
            <text:p>2015/5/25</text:p>
          </table:table-cell>
          <table:table-cell office:value-type="string" table:style-name="ce1">
            <text:p>通霄發電廠</text:p>
          </table:table-cell>
          <table:table-cell office:value-type="float" office:value="311" table:style-name="ce1">
            <text:p>311</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區新港社區發展協會</text:p>
          </table:table-cell>
          <table:table-cell office:value-type="float" office:value="78935688" table:style-name="ce1">
            <text:p>78935688</text:p>
          </table:table-cell>
          <table:table-cell office:value-type="string" table:style-name="ce1">
            <text:p>協助高雄市永安區新港社區發展協會辦理社區總體營造交流暨宣導節能活動</text:p>
          </table:table-cell>
          <table:table-cell office:value-type="date" office:date-value="2015-05-16T00:00:00" table:style-name="ce2">
            <text:p>2015/5/16</text:p>
          </table:table-cell>
          <table:table-cell office:value-type="date" office:date-value="2015-05-17T00:00:00" table:style-name="ce2">
            <text:p>2015/5/17</text:p>
          </table:table-cell>
          <table:table-cell office:value-type="string" table:style-name="ce1">
            <text:p>台中發電廠</text:p>
          </table:table-cell>
          <table:table-cell office:value-type="float" office:value="351" table:style-name="ce1">
            <text:p>351</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鳳興敬老協會</text:p>
          </table:table-cell>
          <table:table-cell office:value-type="float" office:value="10279904" table:style-name="ce1">
            <text:p>10279904</text:p>
          </table:table-cell>
          <table:table-cell office:value-type="string" table:style-name="ce1">
            <text:p>協助高雄市鳳興敬老協會辦理會員參訪國家經濟建設及研習老人福利設施暨宣導支持大林電廠更新改建計畫活動</text:p>
          </table:table-cell>
          <table:table-cell office:value-type="date" office:date-value="2015-05-08T00:00:00" table:style-name="ce2">
            <text:p>2015/5/8</text:p>
          </table:table-cell>
          <table:table-cell office:value-type="date" office:date-value="2015-05-09T00:00:00" table:style-name="ce2">
            <text:p>2015/5/9</text:p>
          </table:table-cell>
          <table:table-cell office:value-type="string" table:style-name="ce1">
            <text:p>大林發電廠</text:p>
          </table:table-cell>
          <table:table-cell office:value-type="float" office:value="248" table:style-name="ce1">
            <text:p>248</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string" table:style-name="ce1">
            <text:p>A079</text:p>
          </table:table-cell>
          <table:table-cell office:value-type="date" office:date-value="2015-04-14T00:00:00" table:style-name="ce2">
            <text:p>2015/4/1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核能火力發電工程處南部施工處</text:p>
          </table:table-cell>
          <table:table-cell office:value-type="string" table:style-name="ce1">
            <text:p>aa<text:s text:c="8"/></text:p>
          </table:table-cell>
          <table:table-cell office:value-type="string" table:style-name="ce1">
            <text:p>協助核能火力發電工程處南部施工處辦理邀請地方首長、里長、社團代表及地方意見領袖等參訪電力設施活動</text:p>
          </table:table-cell>
          <table:table-cell office:value-type="date" office:date-value="2015-05-15T00:00:00" table:style-name="ce2">
            <text:p>2015/5/15</text:p>
          </table:table-cell>
          <table:table-cell office:value-type="date" office:date-value="2015-05-30T00:00:00" table:style-name="ce2">
            <text:p>2015/5/30</text:p>
          </table:table-cell>
          <table:table-cell office:value-type="string" table:style-name="ce1">
            <text:p>興達發電廠</text:p>
          </table:table-cell>
          <table:table-cell office:value-type="float" office:value="140" table:style-name="ce1">
            <text:p>140</text:p>
          </table:table-cell>
          <table:table-cell office:value-type="float" office:value="140" table:style-name="ce1">
            <text:p>140</text:p>
          </table:table-cell>
          <table:table-cell office:value-type="float" office:value="140" table:style-name="ce1">
            <text:p>1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四庄媽祖民俗文化協會</text:p>
          </table:table-cell>
          <table:table-cell office:value-type="float" office:value="45602392" table:style-name="ce1">
            <text:p>45602392</text:p>
          </table:table-cell>
          <table:table-cell office:value-type="string" table:style-name="ce1">
            <text:p>協助苗栗縣通霄鎮四庄媽祖民俗文化協會辦理苗栗宗教觀光巡禮四庄媽遶境</text:p>
          </table:table-cell>
          <table:table-cell office:value-type="date" office:date-value="2015-04-18T00:00:00" table:style-name="ce2">
            <text:p>2015/4/18</text:p>
          </table:table-cell>
          <table:table-cell office:value-type="date" office:date-value="2015-04-19T00:00:00" table:style-name="ce2">
            <text:p>2015/4/19</text:p>
          </table:table-cell>
          <table:table-cell office:value-type="string" table:style-name="ce1">
            <text:p>苗栗縣通霄鎮</text:p>
          </table:table-cell>
          <table:table-cell office:value-type="float" office:value="1390" table:style-name="ce1">
            <text:p>139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string" table:style-name="ce1">
            <text:p>A079</text:p>
          </table:table-cell>
          <table:table-cell office:value-type="date" office:date-value="2015-04-07T00:00:00" table:style-name="ce2">
            <text:p>2015/4/7</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大林發電廠</text:p>
          </table:table-cell>
          <table:table-cell office:value-type="string" table:style-name="ce1">
            <text:p>aa<text:s text:c="8"/></text:p>
          </table:table-cell>
          <table:table-cell office:value-type="string" table:style-name="ce1">
            <text:p>協助大林發電廠辦理鳳鳴國小「鳳鳴十鼓、藝文扎根」教育實施計畫經費</text:p>
          </table:table-cell>
          <table:table-cell office:value-type="date" office:date-value="2015-04-01T00:00:00" table:style-name="ce2">
            <text:p>2015/4/1</text:p>
          </table:table-cell>
          <table:table-cell office:value-type="date" office:date-value="2015-11-30T00:00:00" table:style-name="ce2">
            <text:p>2015/11/30</text:p>
          </table:table-cell>
          <table:table-cell office:value-type="string" table:style-name="ce1">
            <text:p>高雄市小港區</text:p>
          </table:table-cell>
          <table:table-cell office:value-type="float" office:value="255" table:style-name="ce1">
            <text:p>255</text:p>
          </table:table-cell>
          <table:table-cell office:value-type="float" office:value="255" table:style-name="ce1">
            <text:p>255</text:p>
          </table:table-cell>
          <table:table-cell office:value-type="float" office:value="255" table:style-name="ce1">
            <text:p>25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string" table:style-name="ce1">
            <text:p>A079</text:p>
          </table:table-cell>
          <table:table-cell office:value-type="date" office:date-value="2015-04-10T00:00:00" table:style-name="ce2">
            <text:p>2015/4/10</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觀音區社區婦女協會</text:p>
          </table:table-cell>
          <table:table-cell office:value-type="float" office:value="13987634" table:style-name="ce1">
            <text:p>13987634</text:p>
          </table:table-cell>
          <table:table-cell office:value-type="string" table:style-name="ce1">
            <text:p>協助桃園市觀音區社區婦女協會辦理社區婦女文化觀摩暨節能減碳活動</text:p>
          </table:table-cell>
          <table:table-cell office:value-type="date" office:date-value="2015-05-01T00:00:00" table:style-name="ce2">
            <text:p>2015/5/1</text:p>
          </table:table-cell>
          <table:table-cell office:value-type="date" office:date-value="2015-05-01T00:00:00" table:style-name="ce2">
            <text:p>2015/5/1</text:p>
          </table:table-cell>
          <table:table-cell office:value-type="string" table:style-name="ce1">
            <text:p>通霄發電廠</text:p>
          </table:table-cell>
          <table:table-cell office:value-type="float" office:value="605" table:style-name="ce1">
            <text:p>605</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烏眉社區發展協會</text:p>
          </table:table-cell>
          <table:table-cell office:value-type="float" office:value="66843241" table:style-name="ce1">
            <text:p>66843241</text:p>
          </table:table-cell>
          <table:table-cell office:value-type="string" table:style-name="ce1">
            <text:p>協助苗栗縣通霄鎮烏眉社區發展協會辦理104年度「媽祖文化 進香遶境祈福活動」</text:p>
          </table:table-cell>
          <table:table-cell office:value-type="date" office:date-value="2015-04-11T00:00:00" table:style-name="ce2">
            <text:p>2015/4/11</text:p>
          </table:table-cell>
          <table:table-cell office:value-type="date" office:date-value="2015-04-11T00:00:00" table:style-name="ce2">
            <text:p>2015/4/11</text:p>
          </table:table-cell>
          <table:table-cell office:value-type="string" table:style-name="ce1">
            <text:p>苗栗縣通霄鎮</text:p>
          </table:table-cell>
          <table:table-cell office:value-type="float" office:value="264" table:style-name="ce1">
            <text:p>264</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路竹區竹滬社區發展協會</text:p>
          </table:table-cell>
          <table:table-cell office:value-type="float" office:value="9562733" table:style-name="ce1">
            <text:p>9562733</text:p>
          </table:table-cell>
          <table:table-cell office:value-type="string" table:style-name="ce1">
            <text:p>協助高雄市路竹區竹滬社區發展協會辦理104年度節能減碳宣導活動</text:p>
          </table:table-cell>
          <table:table-cell office:value-type="date" office:date-value="2015-04-16T00:00:00" table:style-name="ce2">
            <text:p>2015/4/16</text:p>
          </table:table-cell>
          <table:table-cell office:value-type="date" office:date-value="2015-04-16T00:00:00" table:style-name="ce2">
            <text:p>2015/4/16</text:p>
          </table:table-cell>
          <table:table-cell office:value-type="string" table:style-name="ce1">
            <text:p>高雄市路竹區</text:p>
          </table:table-cell>
          <table:table-cell office:value-type="float" office:value="169" table:style-name="ce1">
            <text:p>169</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觀音區愛心媽媽發展協會</text:p>
          </table:table-cell>
          <table:table-cell office:value-type="float" office:value="26576660" table:style-name="ce1">
            <text:p>26576660</text:p>
          </table:table-cell>
          <table:table-cell office:value-type="string" table:style-name="ce1">
            <text:p>協助桃園市觀音區愛心媽媽發展協會辦理婦女知性成長營暨用電安全宣導活動</text:p>
          </table:table-cell>
          <table:table-cell office:value-type="date" office:date-value="2015-04-29T00:00:00" table:style-name="ce2">
            <text:p>2015/4/29</text:p>
          </table:table-cell>
          <table:table-cell office:value-type="date" office:date-value="2015-05-01T00:00:00" table:style-name="ce2">
            <text:p>2015/5/1</text:p>
          </table:table-cell>
          <table:table-cell office:value-type="string" table:style-name="ce1">
            <text:p>台中發電廠</text:p>
          </table:table-cell>
          <table:table-cell office:value-type="float" office:value="475" table:style-name="ce1">
            <text:p>475</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觀音區松柏會</text:p>
          </table:table-cell>
          <table:table-cell office:value-type="float" office:value="10515219" table:style-name="ce1">
            <text:p>10515219</text:p>
          </table:table-cell>
          <table:table-cell office:value-type="string" table:style-name="ce1">
            <text:p>協助桃園市觀音區松柏會辦理104年度會員春季戶外觀摩教學暨社會福利節能減碳用電安全節約用水宣導活動</text:p>
          </table:table-cell>
          <table:table-cell office:value-type="date" office:date-value="2015-04-16T00:00:00" table:style-name="ce2">
            <text:p>2015/4/16</text:p>
          </table:table-cell>
          <table:table-cell office:value-type="date" office:date-value="2015-04-21T00:00:00" table:style-name="ce2">
            <text:p>2015/4/21</text:p>
          </table:table-cell>
          <table:table-cell office:value-type="string" table:style-name="ce1">
            <text:p>通霄發電廠</text:p>
          </table:table-cell>
          <table:table-cell office:value-type="float" office:value="1524" table:style-name="ce1">
            <text:p>1524</text:p>
          </table:table-cell>
          <table:table-cell office:value-type="float" office:value="400" table:style-name="ce1">
            <text:p>4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新屋區老人會</text:p>
          </table:table-cell>
          <table:table-cell office:value-type="float" office:value="18236437" table:style-name="ce1">
            <text:p>18236437</text:p>
          </table:table-cell>
          <table:table-cell office:value-type="string" table:style-name="ce1">
            <text:p>協助桃園市新屋區老人會辦理104年春季戶外自強活動暨節約能源支持電源開發宣導活動</text:p>
          </table:table-cell>
          <table:table-cell office:value-type="date" office:date-value="2015-05-04T00:00:00" table:style-name="ce2">
            <text:p>2015/5/4</text:p>
          </table:table-cell>
          <table:table-cell office:value-type="date" office:date-value="2015-05-07T00:00:00" table:style-name="ce2">
            <text:p>2015/5/7</text:p>
          </table:table-cell>
          <table:table-cell office:value-type="string" table:style-name="ce1">
            <text:p>台中發電廠</text:p>
          </table:table-cell>
          <table:table-cell office:value-type="float" office:value="942" table:style-name="ce1">
            <text:p>942</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string" table:style-name="ce1">
            <text:p>A079</text:p>
          </table:table-cell>
          <table:table-cell office:value-type="date" office:date-value="2015-04-10T00:00:00" table:style-name="ce2">
            <text:p>2015/4/10</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臺中市龍井區104年藝文嘉年華暨節約用電宣導活動</text:p>
          </table:table-cell>
          <table:table-cell office:value-type="date" office:date-value="2015-04-11T00:00:00" table:style-name="ce2">
            <text:p>2015/4/11</text:p>
          </table:table-cell>
          <table:table-cell office:value-type="date" office:date-value="2015-04-18T00:00:00" table:style-name="ce2">
            <text:p>2015/4/18</text:p>
          </table:table-cell>
          <table:table-cell office:value-type="string" table:style-name="ce1">
            <text:p>臺中市龍井區</text:p>
          </table:table-cell>
          <table:table-cell office:value-type="float" office:value="2255" table:style-name="ce1">
            <text:p>2255</text:p>
          </table:table-cell>
          <table:table-cell office:value-type="float" office:value="300" table:style-name="ce1">
            <text:p>300</text:p>
          </table:table-cell>
          <table:table-cell office:value-type="float" office:value="250" table:style-name="ce1">
            <text:p>2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string" table:style-name="ce1">
            <text:p>A079</text:p>
          </table:table-cell>
          <table:table-cell office:value-type="date" office:date-value="2015-04-10T00:00:00" table:style-name="ce2">
            <text:p>2015/4/10</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龍井區麗水社區發展協會</text:p>
          </table:table-cell>
          <table:table-cell office:value-type="float" office:value="14929373" table:style-name="ce1">
            <text:p>14929373</text:p>
          </table:table-cell>
          <table:table-cell office:value-type="string" table:style-name="ce1">
            <text:p>協助臺中市龍井區麗水社區發展協會辦理麗水社區長壽俱樂部文化觀摩暨支持節約能源及推廣乾淨能源宣導活動</text:p>
          </table:table-cell>
          <table:table-cell office:value-type="date" office:date-value="2015-04-20T00:00:00" table:style-name="ce2">
            <text:p>2015/4/20</text:p>
          </table:table-cell>
          <table:table-cell office:value-type="date" office:date-value="2015-04-22T00:00:00" table:style-name="ce2">
            <text:p>2015/4/22</text:p>
          </table:table-cell>
          <table:table-cell office:value-type="string" table:style-name="ce1">
            <text:p>興達發電廠</text:p>
          </table:table-cell>
          <table:table-cell office:value-type="float" office:value="715" table:style-name="ce1">
            <text:p>715</text:p>
          </table:table-cell>
          <table:table-cell office:value-type="float" office:value="400" table:style-name="ce1">
            <text:p>400</text:p>
          </table:table-cell>
          <table:table-cell office:value-type="float" office:value="270" table:style-name="ce1">
            <text:p>2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string" table:style-name="ce1">
            <text:p>A079</text:p>
          </table:table-cell>
          <table:table-cell office:value-type="date" office:date-value="2015-03-26T00:00:00" table:style-name="ce2">
            <text:p>2015/3/26</text:p>
          </table:table-cell>
          <table:table-cell office:value-type="string" table:style-name="ce1">
            <text:p>aa</text:p>
          </table:table-cell>
          <table:table-cell office:value-type="string" table:style-name="ce1">
            <text:p>立委廖國棟</text:p>
          </table:table-cell>
          <table:table-cell office:value-type="string" table:style-name="ce1">
            <text:p>臺北市</text:p>
          </table:table-cell>
          <table:table-cell office:value-type="string" table:style-name="ce1">
            <text:p>中華民國原住民知識經濟發展協會</text:p>
          </table:table-cell>
          <table:table-cell office:value-type="float" office:value="80904084" table:style-name="ce1">
            <text:p>80904084</text:p>
          </table:table-cell>
          <table:table-cell office:value-type="string" table:style-name="ce1">
            <text:p>協助中華民國原住民知識經濟發展協會辦理活力2015‧E起舞動全國原住民族青少年及兒童母語歌舞劇競賽活動</text:p>
          </table:table-cell>
          <table:table-cell office:value-type="date" office:date-value="2015-04-29T00:00:00" table:style-name="ce2">
            <text:p>2015/4/29</text:p>
          </table:table-cell>
          <table:table-cell office:value-type="date" office:date-value="2015-06-11T00:00:00" table:style-name="ce2">
            <text:p>2015/6/11</text:p>
          </table:table-cell>
          <table:table-cell office:value-type="string" table:style-name="ce1">
            <text:p>台北市、新北市、臺東縣、台中市</text:p>
          </table:table-cell>
          <table:table-cell office:value-type="float" office:value="16700" table:style-name="ce1">
            <text:p>16700</text:p>
          </table:table-cell>
          <table:table-cell office:value-type="float" office:value="1500" table:style-name="ce1">
            <text:p>1500</text:p>
          </table:table-cell>
          <table:table-cell office:value-type="float" office:value="800" table:style-name="ce1">
            <text:p>8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澎湖縣</text:p>
          </table:table-cell>
          <table:table-cell office:value-type="string" table:style-name="ce1">
            <text:p>澎湖縣湖西鄉南寮社區發展協會</text:p>
          </table:table-cell>
          <table:table-cell office:value-type="float" office:value="78943651" table:style-name="ce1">
            <text:p>78943651</text:p>
          </table:table-cell>
          <table:table-cell office:value-type="string" table:style-name="ce1">
            <text:p>協助澎湖縣湖西鄉南寮社區發展協會辦理支持電力建設暨母親節活動</text:p>
          </table:table-cell>
          <table:table-cell office:value-type="date" office:date-value="2015-05-08T00:00:00" table:style-name="ce2">
            <text:p>2015/5/8</text:p>
          </table:table-cell>
          <table:table-cell office:value-type="date" office:date-value="2015-05-08T00:00:00" table:style-name="ce2">
            <text:p>2015/5/8</text:p>
          </table:table-cell>
          <table:table-cell office:value-type="string" table:style-name="ce1">
            <text:p>澎湖縣湖西鄉</text:p>
          </table:table-cell>
          <table:table-cell office:value-type="float" office:value="80" table:style-name="ce1">
            <text:p>80</text:p>
          </table:table-cell>
          <table:table-cell office:value-type="float" office:value="76" table:style-name="ce1">
            <text:p>76</text:p>
          </table:table-cell>
          <table:table-cell office:value-type="float" office:value="60" table:style-name="ce1">
            <text:p>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8754" table:style-name="ce1">
            <text:p>48754</text:p>
          </table:table-cell>
          <table:table-cell office:value-type="float" office:value="14292" table:style-name="ce1">
            <text:p>1429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8754" table:style-name="ce1">
            <text:p>48754</text:p>
          </table:table-cell>
          <table:table-cell office:value-type="float" office:value="34462" table:style-name="ce1">
            <text:p>3446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健康育樂推廣協會</text:p>
          </table:table-cell>
          <table:table-cell office:value-type="float" office:value="31783437" table:style-name="ce1">
            <text:p>31783437</text:p>
          </table:table-cell>
          <table:table-cell office:value-type="string" table:style-name="ce1">
            <text:p>協助新北市健康育樂推廣協會辦理「戶外休閒安全防護講習暨社會福利宣導」活動</text:p>
          </table:table-cell>
          <table:table-cell office:value-type="date" office:date-value="2015-04-11T00:00:00" table:style-name="ce2">
            <text:p>2015/4/11</text:p>
          </table:table-cell>
          <table:table-cell office:value-type="date" office:date-value="2015-05-20T00:00:00" table:style-name="ce2">
            <text:p>2015/5/20</text:p>
          </table:table-cell>
          <table:table-cell office:value-type="string" table:style-name="ce1">
            <text:p>通霄發電廠</text:p>
          </table:table-cell>
          <table:table-cell office:value-type="float" office:value="250" table:style-name="ce1">
            <text:p>250</text:p>
          </table:table-cell>
          <table:table-cell office:value-type="float" office:value="150" table:style-name="ce1">
            <text:p>15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觀音區客家民俗文化發展協會</text:p>
          </table:table-cell>
          <table:table-cell office:value-type="float" office:value="21555173" table:style-name="ce1">
            <text:p>21555173</text:p>
          </table:table-cell>
          <table:table-cell office:value-type="string" table:style-name="ce1">
            <text:p>協助桃園市觀音區客家民俗文化發展協會辦理觀摩研習暨宣導節約用電活動</text:p>
          </table:table-cell>
          <table:table-cell office:value-type="date" office:date-value="2015-04-12T00:00:00" table:style-name="ce2">
            <text:p>2015/4/12</text:p>
          </table:table-cell>
          <table:table-cell office:value-type="date" office:date-value="2015-04-14T00:00:00" table:style-name="ce2">
            <text:p>2015/4/14</text:p>
          </table:table-cell>
          <table:table-cell office:value-type="string" table:style-name="ce1">
            <text:p>東部發電廠</text:p>
          </table:table-cell>
          <table:table-cell office:value-type="float" office:value="495" table:style-name="ce1">
            <text:p>495</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string" table:style-name="ce1">
            <text:p>A079</text:p>
          </table:table-cell>
          <table:table-cell office:value-type="date" office:date-value="2015-03-26T00:00:00" table:style-name="ce2">
            <text:p>2015/3/26</text:p>
          </table:table-cell>
          <table:table-cell office:value-type="string" table:style-name="ce1">
            <text:p>aa</text:p>
          </table:table-cell>
          <table:table-cell office:value-type="string" table:style-name="ce1">
            <text:p>立委顏寬恆</text:p>
          </table:table-cell>
          <table:table-cell office:value-type="string" table:style-name="ce1">
            <text:p>臺中市</text:p>
          </table:table-cell>
          <table:table-cell office:value-type="string" table:style-name="ce1">
            <text:p>財團法人大甲媽社會福利基金會</text:p>
          </table:table-cell>
          <table:table-cell office:value-type="float" office:value="98838468" table:style-name="ce1">
            <text:p>98838468</text:p>
          </table:table-cell>
          <table:table-cell office:value-type="string" table:style-name="ce1">
            <text:p>協助財團法人大甲媽社會福利基金會辦理2015大甲媽祖國際觀光文化節</text:p>
          </table:table-cell>
          <table:table-cell office:value-type="date" office:date-value="2015-03-01T00:00:00" table:style-name="ce2">
            <text:p>2015/3/1</text:p>
          </table:table-cell>
          <table:table-cell office:value-type="date" office:date-value="2015-06-20T00:00:00" table:style-name="ce2">
            <text:p>2015/6/20</text:p>
          </table:table-cell>
          <table:table-cell office:value-type="string" table:style-name="ce1">
            <text:p>aa</text:p>
          </table:table-cell>
          <table:table-cell office:value-type="float" office:value="63720" table:style-name="ce1">
            <text:p>63720</text:p>
          </table:table-cell>
          <table:table-cell office:value-type="float" office:value="12000" table:style-name="ce1">
            <text:p>12000</text:p>
          </table:table-cell>
          <table:table-cell office:value-type="float" office:value="6000" table:style-name="ce1">
            <text:p>60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string" table:style-name="ce1">
            <text:p>A079</text:p>
          </table:table-cell>
          <table:table-cell office:value-type="date" office:date-value="2015-03-18T00:00:00" table:style-name="ce2">
            <text:p>2015/3/1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平元社區發展協會</text:p>
          </table:table-cell>
          <table:table-cell office:value-type="float" office:value="49766608" table:style-name="ce1">
            <text:p>49766608</text:p>
          </table:table-cell>
          <table:table-cell office:value-type="string" table:style-name="ce1">
            <text:p>協助苗栗縣通霄鎮平元社區發展協會辦理所屬環保志工隊清淨家園活動</text:p>
          </table:table-cell>
          <table:table-cell office:value-type="date" office:date-value="2015-05-16T00:00:00" table:style-name="ce2">
            <text:p>2015/5/16</text:p>
          </table:table-cell>
          <table:table-cell office:value-type="date" office:date-value="2015-05-16T00:00:00" table:style-name="ce2">
            <text:p>2015/5/16</text:p>
          </table:table-cell>
          <table:table-cell office:value-type="string" table:style-name="ce1">
            <text:p>苗栗縣通霄鎮</text:p>
          </table:table-cell>
          <table:table-cell office:value-type="float" office:value="53" table:style-name="ce1">
            <text:p>53</text:p>
          </table:table-cell>
          <table:table-cell office:value-type="float" office:value="40" table:style-name="ce1">
            <text:p>40</text:p>
          </table:table-cell>
          <table:table-cell office:value-type="float" office:value="20" table:style-name="ce1">
            <text:p>20</text:p>
          </table:table-cell>
          <table:table-cell office:value-type="string" table:style-name="ce1">
            <text:p>配合宣導電力發展營運，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string" table:style-name="ce1">
            <text:p>A079</text:p>
          </table:table-cell>
          <table:table-cell office:value-type="date" office:date-value="2015-03-26T00:00:00" table:style-name="ce2">
            <text:p>2015/3/26</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核能火力發電工程處北部施工處</text:p>
          </table:table-cell>
          <table:table-cell office:value-type="string" table:style-name="ce1">
            <text:p>aa<text:s text:c="8"/></text:p>
          </table:table-cell>
          <table:table-cell office:value-type="string" table:style-name="ce1">
            <text:p>協助核能火力發電工程處北部施工處辦理104年度台電POWER IS LOVE 暑期籃球夏令營活動計畫</text:p>
          </table:table-cell>
          <table:table-cell office:value-type="date" office:date-value="2015-07-05T00:00:00" table:style-name="ce2">
            <text:p>2015/7/5</text:p>
          </table:table-cell>
          <table:table-cell office:value-type="date" office:date-value="2015-07-10T00:00:00" table:style-name="ce2">
            <text:p>2015/7/10</text:p>
          </table:table-cell>
          <table:table-cell office:value-type="string" table:style-name="ce1">
            <text:p>新北市林口區</text:p>
          </table:table-cell>
          <table:table-cell office:value-type="float" office:value="770" table:style-name="ce1">
            <text:p>770</text:p>
          </table:table-cell>
          <table:table-cell office:value-type="float" office:value="770" table:style-name="ce1">
            <text:p>770</text:p>
          </table:table-cell>
          <table:table-cell office:value-type="float" office:value="770" table:style-name="ce1">
            <text:p>7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string" table:style-name="ce1">
            <text:p>A079</text:p>
          </table:table-cell>
          <table:table-cell office:value-type="date" office:date-value="2015-04-07T00:00:00" table:style-name="ce2">
            <text:p>2015/4/7</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s text:c="8"/></text:p>
          </table:table-cell>
          <table:table-cell office:value-type="string" table:style-name="ce1">
            <text:p>協助新北市三芝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742" table:style-name="ce1">
            <text:p>27742</text:p>
          </table:table-cell>
          <table:table-cell office:value-type="float" office:value="27742" table:style-name="ce1">
            <text:p>2774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string" table:style-name="ce1">
            <text:p>A079</text:p>
          </table:table-cell>
          <table:table-cell office:value-type="date" office:date-value="2015-04-07T00:00:00" table:style-name="ce2">
            <text:p>2015/4/7</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第一核能發電廠</text:p>
          </table:table-cell>
          <table:table-cell office:value-type="string" table:style-name="ce1">
            <text:p>aa<text:s text:c="8"/></text:p>
          </table:table-cell>
          <table:table-cell office:value-type="string" table:style-name="ce1">
            <text:p>協助第一核能發電廠辦理認養石門國小樂樂棒球隊長期深耕培訓</text:p>
          </table:table-cell>
          <table:table-cell office:value-type="date" office:date-value="2015-05-01T00:00:00" table:style-name="ce2">
            <text:p>2015/5/1</text:p>
          </table:table-cell>
          <table:table-cell office:value-type="date" office:date-value="2015-06-30T00:00:00" table:style-name="ce2">
            <text:p>2015/6/30</text:p>
          </table:table-cell>
          <table:table-cell office:value-type="string" table:style-name="ce1">
            <text:p>新北市石門區</text:p>
          </table:table-cell>
          <table:table-cell office:value-type="float" office:value="290" table:style-name="ce1">
            <text:p>290</text:p>
          </table:table-cell>
          <table:table-cell office:value-type="float" office:value="291" table:style-name="ce1">
            <text:p>291</text:p>
          </table:table-cell>
          <table:table-cell office:value-type="float" office:value="290" table:style-name="ce1">
            <text:p>29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恆山福德客家文化推展協會</text:p>
          </table:table-cell>
          <table:table-cell office:value-type="float" office:value="25458503" table:style-name="ce1">
            <text:p>25458503</text:p>
          </table:table-cell>
          <table:table-cell office:value-type="string" table:style-name="ce1">
            <text:p>協助苗栗縣恆山福德客家文化推展協會辦理「2015蕉埔柚花、客庄滿山香」第五屆柚花季暨節能減碳親子健行活動</text:p>
          </table:table-cell>
          <table:table-cell office:value-type="date" office:date-value="2015-04-04T00:00:00" table:style-name="ce2">
            <text:p>2015/4/4</text:p>
          </table:table-cell>
          <table:table-cell office:value-type="date" office:date-value="2015-04-04T00:00:00" table:style-name="ce2">
            <text:p>2015/4/4</text:p>
          </table:table-cell>
          <table:table-cell office:value-type="string" table:style-name="ce1">
            <text:p>苗栗縣苑裡鎮</text:p>
          </table:table-cell>
          <table:table-cell office:value-type="float" office:value="430" table:style-name="ce1">
            <text:p>430</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慈祥佛舞文化協會</text:p>
          </table:table-cell>
          <table:table-cell office:value-type="float" office:value="25326692" table:style-name="ce1">
            <text:p>25326692</text:p>
          </table:table-cell>
          <table:table-cell office:value-type="string" table:style-name="ce1">
            <text:p>協助苗栗縣慈祥佛舞文化協會辦理104年度拒酒、反毒、反飆車親子活動</text:p>
          </table:table-cell>
          <table:table-cell office:value-type="date" office:date-value="2015-05-09T00:00:00" table:style-name="ce2">
            <text:p>2015/5/9</text:p>
          </table:table-cell>
          <table:table-cell office:value-type="date" office:date-value="2015-05-09T00:00:00" table:style-name="ce2">
            <text:p>2015/5/9</text:p>
          </table:table-cell>
          <table:table-cell office:value-type="string" table:style-name="ce1">
            <text:p>苗栗縣苑裡鎮</text:p>
          </table:table-cell>
          <table:table-cell office:value-type="float" office:value="174" table:style-name="ce1">
            <text:p>174</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string" table:style-name="ce1">
            <text:p>A079</text:p>
          </table:table-cell>
          <table:table-cell office:value-type="date" office:date-value="2015-04-08T00:00:00" table:style-name="ce2">
            <text:p>2015/4/8</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明潭發電廠</text:p>
          </table:table-cell>
          <table:table-cell office:value-type="string" table:style-name="ce1">
            <text:p>aa<text:s text:c="8"/></text:p>
          </table:table-cell>
          <table:table-cell office:value-type="string" table:style-name="ce1">
            <text:p>協助明潭發電廠辦理「扎根教育計畫」104年水里鄉國中學習護照活動</text:p>
          </table:table-cell>
          <table:table-cell office:value-type="date" office:date-value="2015-04-10T00:00:00" table:style-name="ce2">
            <text:p>2015/4/10</text:p>
          </table:table-cell>
          <table:table-cell office:value-type="date" office:date-value="2016-03-31T00:00:00" table:style-name="ce2">
            <text:p>2016/3/31</text:p>
          </table:table-cell>
          <table:table-cell office:value-type="string" table:style-name="ce1">
            <text:p>南投縣水里鄉</text:p>
          </table:table-cell>
          <table:table-cell office:value-type="float" office:value="85" table:style-name="ce1">
            <text:p>85</text:p>
          </table:table-cell>
          <table:table-cell office:value-type="float" office:value="85" table:style-name="ce1">
            <text:p>85</text:p>
          </table:table-cell>
          <table:table-cell office:value-type="float" office:value="85" table:style-name="ce1">
            <text:p>8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茄萣區嘉泰社區發展協會</text:p>
          </table:table-cell>
          <table:table-cell office:value-type="float" office:value="36651744" table:style-name="ce1">
            <text:p>36651744</text:p>
          </table:table-cell>
          <table:table-cell office:value-type="string" table:style-name="ce1">
            <text:p>協助高雄市茄萣區嘉泰社區發展協會辦理『2015走跳茄萣樂活GO暨節約能源宣導活動實施計畫』</text:p>
          </table:table-cell>
          <table:table-cell office:value-type="date" office:date-value="2015-05-10T00:00:00" table:style-name="ce2">
            <text:p>2015/5/10</text:p>
          </table:table-cell>
          <table:table-cell office:value-type="date" office:date-value="2015-05-10T00:00:00" table:style-name="ce2">
            <text:p>2015/5/10</text:p>
          </table:table-cell>
          <table:table-cell office:value-type="string" table:style-name="ce1">
            <text:p>高雄市茄萣區</text:p>
          </table:table-cell>
          <table:table-cell office:value-type="float" office:value="261" table:style-name="ce1">
            <text:p>261</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沿海資源關懷協會</text:p>
          </table:table-cell>
          <table:table-cell office:value-type="float" office:value="70998055" table:style-name="ce1">
            <text:p>70998055</text:p>
          </table:table-cell>
          <table:table-cell office:value-type="string" table:style-name="ce1">
            <text:p>協助高雄市沿海資源關懷協會辦理沿海資源維護工作研習暨宣導支持大林電廠更新改建計畫活動</text:p>
          </table:table-cell>
          <table:table-cell office:value-type="date" office:date-value="2015-05-03T00:00:00" table:style-name="ce2">
            <text:p>2015/5/3</text:p>
          </table:table-cell>
          <table:table-cell office:value-type="date" office:date-value="2015-05-03T00:00:00" table:style-name="ce2">
            <text:p>2015/5/3</text:p>
          </table:table-cell>
          <table:table-cell office:value-type="string" table:style-name="ce1">
            <text:p>高雄市小港區</text:p>
          </table:table-cell>
          <table:table-cell office:value-type="float" office:value="175" table:style-name="ce1">
            <text:p>175</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string" table:style-name="ce1">
            <text:p>A079</text:p>
          </table:table-cell>
          <table:table-cell office:value-type="date" office:date-value="2015-04-01T00:00:00" table:style-name="ce2">
            <text:p>2015/4/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路竹婦幼協會</text:p>
          </table:table-cell>
          <table:table-cell office:value-type="float" office:value="62941621" table:style-name="ce1">
            <text:p>62941621</text:p>
          </table:table-cell>
          <table:table-cell office:value-type="string" table:style-name="ce1">
            <text:p>協助高雄市路竹婦幼協會辦理地方民俗文化活動</text:p>
          </table:table-cell>
          <table:table-cell office:value-type="date" office:date-value="2015-04-21T00:00:00" table:style-name="ce2">
            <text:p>2015/4/21</text:p>
          </table:table-cell>
          <table:table-cell office:value-type="date" office:date-value="2015-04-21T00:00:00" table:style-name="ce2">
            <text:p>2015/4/21</text:p>
          </table:table-cell>
          <table:table-cell office:value-type="string" table:style-name="ce1">
            <text:p>高雄市路竹區</text:p>
          </table:table-cell>
          <table:table-cell office:value-type="float" office:value="650" table:style-name="ce1">
            <text:p>65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彌陀彌羅港文史協會</text:p>
          </table:table-cell>
          <table:table-cell office:value-type="float" office:value="15741734" table:style-name="ce1">
            <text:p>15741734</text:p>
          </table:table-cell>
          <table:table-cell office:value-type="string" table:style-name="ce1">
            <text:p>協助高雄市彌陀彌羅港文史協會辦理彌羅港2015年漯底山自然景觀探索之旅活動</text:p>
          </table:table-cell>
          <table:table-cell office:value-type="date" office:date-value="2015-04-22T00:00:00" table:style-name="ce2">
            <text:p>2015/4/22</text:p>
          </table:table-cell>
          <table:table-cell office:value-type="date" office:date-value="2015-04-22T00:00:00" table:style-name="ce2">
            <text:p>2015/4/22</text:p>
          </table:table-cell>
          <table:table-cell office:value-type="string" table:style-name="ce1">
            <text:p>高雄市彌陀區</text:p>
          </table:table-cell>
          <table:table-cell office:value-type="float" office:value="127" table:style-name="ce1">
            <text:p>127</text:p>
          </table:table-cell>
          <table:table-cell office:value-type="float" office:value="40" table:style-name="ce1">
            <text:p>40</text:p>
          </table:table-cell>
          <table:table-cell office:value-type="float" office:value="35" table:style-name="ce1">
            <text:p>3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辦理104年度高雄市海洋環境教育推展計畫</text:p>
          </table:table-cell>
          <table:table-cell office:value-type="date" office:date-value="2015-03-02T00:00:00" table:style-name="ce2">
            <text:p>2015/3/2</text:p>
          </table:table-cell>
          <table:table-cell office:value-type="date" office:date-value="2015-11-30T00:00:00" table:style-name="ce2">
            <text:p>2015/11/30</text:p>
          </table:table-cell>
          <table:table-cell office:value-type="string" table:style-name="ce1">
            <text:p>aa</text:p>
          </table:table-cell>
          <table:table-cell office:value-type="float" office:value="800" table:style-name="ce1">
            <text:p>800</text:p>
          </table:table-cell>
          <table:table-cell office:value-type="float" office:value="400" table:style-name="ce1">
            <text:p>400</text:p>
          </table:table-cell>
          <table:table-cell office:value-type="float" office:value="200" table:style-name="ce1">
            <text:p>2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辦理104年度促進興達港地區海洋遊憩活動發展計畫</text:p>
          </table:table-cell>
          <table:table-cell office:value-type="date" office:date-value="2015-03-02T00:00:00" table:style-name="ce2">
            <text:p>2015/3/2</text:p>
          </table:table-cell>
          <table:table-cell office:value-type="date" office:date-value="2015-11-30T00:00:00" table:style-name="ce2">
            <text:p>2015/11/30</text:p>
          </table:table-cell>
          <table:table-cell office:value-type="string" table:style-name="ce1">
            <text:p>aa</text:p>
          </table:table-cell>
          <table:table-cell office:value-type="float" office:value="800" table:style-name="ce1">
            <text:p>800</text:p>
          </table:table-cell>
          <table:table-cell office:value-type="float" office:value="400" table:style-name="ce1">
            <text:p>4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string" table:style-name="ce1">
            <text:p>A079</text:p>
          </table:table-cell>
          <table:table-cell office:value-type="date" office:date-value="2015-03-26T00:00:00" table:style-name="ce2">
            <text:p>2015/3/26</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信義區公所</text:p>
          </table:table-cell>
          <table:table-cell office:value-type="string" table:style-name="ce1">
            <text:p>aa<text:s text:c="8"/></text:p>
          </table:table-cell>
          <table:table-cell office:value-type="string" table:style-name="ce1">
            <text:p>協助基隆市信義區公所辦理104年度輸變電促協金(施工中)--福祿S/S新建工程(完工)</text:p>
          </table:table-cell>
          <table:table-cell office:value-type="date" office:date-value="2013-10-30T00:00:00" table:style-name="ce2">
            <text:p>2013/10/30</text:p>
          </table:table-cell>
          <table:table-cell office:value-type="date" office:date-value="2013-10-30T00:00:00" table:style-name="ce2">
            <text:p>2013/10/30</text:p>
          </table:table-cell>
          <table:table-cell office:value-type="string" table:style-name="ce1">
            <text:p>aa</text:p>
          </table:table-cell>
          <table:table-cell office:value-type="string" table:style-name="ce1">
            <text:p>aa</text:p>
          </table:table-cell>
          <table:table-cell office:value-type="float" office:value="1500" table:style-name="ce1">
            <text:p>1500</text:p>
          </table:table-cell>
          <table:table-cell office:value-type="float" office:value="1500" table:style-name="ce1">
            <text:p>15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漁民港務促進會</text:p>
          </table:table-cell>
          <table:table-cell office:value-type="float" office:value="18428580" table:style-name="ce1">
            <text:p>18428580</text:p>
          </table:table-cell>
          <table:table-cell office:value-type="string" table:style-name="ce1">
            <text:p>協助高雄市漁民港務促進會辦理海上救難演練暨宣導支持大林電廠更新改建計畫活動</text:p>
          </table:table-cell>
          <table:table-cell office:value-type="date" office:date-value="2015-05-03T00:00:00" table:style-name="ce2">
            <text:p>2015/5/3</text:p>
          </table:table-cell>
          <table:table-cell office:value-type="date" office:date-value="2015-05-03T00:00:00" table:style-name="ce2">
            <text:p>2015/5/3</text:p>
          </table:table-cell>
          <table:table-cell office:value-type="string" table:style-name="ce1">
            <text:p>高雄市小港區</text:p>
          </table:table-cell>
          <table:table-cell office:value-type="float" office:value="209" table:style-name="ce1">
            <text:p>209</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string" table:style-name="ce1">
            <text:p>A079</text:p>
          </table:table-cell>
          <table:table-cell office:value-type="date" office:date-value="2015-04-01T00:00:00" table:style-name="ce2">
            <text:p>2015/4/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路竹區頂寮社區發展協會</text:p>
          </table:table-cell>
          <table:table-cell office:value-type="float" office:value="97943940" table:style-name="ce1">
            <text:p>97943940</text:p>
          </table:table-cell>
          <table:table-cell office:value-type="string" table:style-name="ce1">
            <text:p>協助高雄市路竹區頂寮社區發展協會辦理23週年會員大會暨節約能源宣導活動</text:p>
          </table:table-cell>
          <table:table-cell office:value-type="date" office:date-value="2015-04-23T00:00:00" table:style-name="ce2">
            <text:p>2015/4/23</text:p>
          </table:table-cell>
          <table:table-cell office:value-type="date" office:date-value="2015-04-23T00:00:00" table:style-name="ce2">
            <text:p>2015/4/23</text:p>
          </table:table-cell>
          <table:table-cell office:value-type="string" table:style-name="ce1">
            <text:p>高雄市路竹區</text:p>
          </table:table-cell>
          <table:table-cell office:value-type="float" office:value="240" table:style-name="ce1">
            <text:p>240</text:p>
          </table:table-cell>
          <table:table-cell office:value-type="float" office:value="60" table:style-name="ce1">
            <text:p>60</text:p>
          </table:table-cell>
          <table:table-cell office:value-type="float" office:value="35" table:style-name="ce1">
            <text:p>3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string" table:style-name="ce1">
            <text:p>A079</text:p>
          </table:table-cell>
          <table:table-cell office:value-type="date" office:date-value="2015-04-01T00:00:00" table:style-name="ce2">
            <text:p>2015/4/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沿海小型漁船業者協會</text:p>
          </table:table-cell>
          <table:table-cell office:value-type="float" office:value="10275816" table:style-name="ce1">
            <text:p>10275816</text:p>
          </table:table-cell>
          <table:table-cell office:value-type="string" table:style-name="ce1">
            <text:p>協助高雄市沿海小型漁船業者協會辦理漁業技術研習及參訪國家經濟建設暨宣導支持大林電廠更新改建計畫活動</text:p>
          </table:table-cell>
          <table:table-cell office:value-type="date" office:date-value="2015-05-05T00:00:00" table:style-name="ce2">
            <text:p>2015/5/5</text:p>
          </table:table-cell>
          <table:table-cell office:value-type="date" office:date-value="2015-05-07T00:00:00" table:style-name="ce2">
            <text:p>2015/5/7</text:p>
          </table:table-cell>
          <table:table-cell office:value-type="string" table:style-name="ce1">
            <text:p>大林發電廠</text:p>
          </table:table-cell>
          <table:table-cell office:value-type="float" office:value="339" table:style-name="ce1">
            <text:p>339</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8" table:style-name="ce1">
            <text:p>98</text:p>
          </table:table-cell>
          <table:table-cell office:value-type="string" table:style-name="ce1">
            <text:p>A079</text:p>
          </table:table-cell>
          <table:table-cell office:value-type="date" office:date-value="2015-04-02T00:00:00" table:style-name="ce2">
            <text:p>2015/4/2</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高屏漁業技術研討活動</text:p>
          </table:table-cell>
          <table:table-cell office:value-type="date" office:date-value="2015-05-01T00:00:00" table:style-name="ce2">
            <text:p>2015/5/1</text:p>
          </table:table-cell>
          <table:table-cell office:value-type="date" office:date-value="2015-05-31T00:00:00" table:style-name="ce2">
            <text:p>2015/5/31</text:p>
          </table:table-cell>
          <table:table-cell office:value-type="string" table:style-name="ce1">
            <text:p>高雄市彌陀區</text:p>
          </table:table-cell>
          <table:table-cell office:value-type="float" office:value="200" table:style-name="ce1">
            <text:p>20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9" table:style-name="ce1">
            <text:p>99</text:p>
          </table:table-cell>
          <table:table-cell office:value-type="string" table:style-name="ce1">
            <text:p>A079</text:p>
          </table:table-cell>
          <table:table-cell office:value-type="date" office:date-value="2015-04-01T00:00:00" table:style-name="ce2">
            <text:p>2015/4/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老人福利協進會</text:p>
          </table:table-cell>
          <table:table-cell office:value-type="float" office:value="76984178" table:style-name="ce1">
            <text:p>76984178</text:p>
          </table:table-cell>
          <table:table-cell office:value-type="string" table:style-name="ce1">
            <text:p>協助高雄市永安老人福利協進會辦理會員聯誼活動</text:p>
          </table:table-cell>
          <table:table-cell office:value-type="date" office:date-value="2015-04-09T00:00:00" table:style-name="ce2">
            <text:p>2015/4/9</text:p>
          </table:table-cell>
          <table:table-cell office:value-type="date" office:date-value="2015-04-11T00:00:00" table:style-name="ce2">
            <text:p>2015/4/11</text:p>
          </table:table-cell>
          <table:table-cell office:value-type="string" table:style-name="ce1">
            <text:p>通霄發電廠</text:p>
          </table:table-cell>
          <table:table-cell office:value-type="float" office:value="504" table:style-name="ce1">
            <text:p>504</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0" table:style-name="ce1">
            <text:p>100</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財團法人高雄市永安區沿海岸漁民漁業發展基金會</text:p>
          </table:table-cell>
          <table:table-cell office:value-type="float" office:value="78941746" table:style-name="ce1">
            <text:p>78941746</text:p>
          </table:table-cell>
          <table:table-cell office:value-type="string" table:style-name="ce1">
            <text:p>協助財團法人高雄市永安區沿海岸漁民漁業發展基金會辦理104年度漁民交流暨會員聯誼活動</text:p>
          </table:table-cell>
          <table:table-cell office:value-type="date" office:date-value="2015-04-16T00:00:00" table:style-name="ce2">
            <text:p>2015/4/16</text:p>
          </table:table-cell>
          <table:table-cell office:value-type="date" office:date-value="2015-04-18T00:00:00" table:style-name="ce2">
            <text:p>2015/4/18</text:p>
          </table:table-cell>
          <table:table-cell office:value-type="string" table:style-name="ce1">
            <text:p>第三核能發電廠</text:p>
          </table:table-cell>
          <table:table-cell office:value-type="float" office:value="486" table:style-name="ce1">
            <text:p>486</text:p>
          </table:table-cell>
          <table:table-cell office:value-type="float" office:value="150" table:style-name="ce1">
            <text:p>150</text:p>
          </table:table-cell>
          <table:table-cell office:value-type="float" office:value="130" table:style-name="ce1">
            <text:p>1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1" table:style-name="ce1">
            <text:p>101</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s text:c="8"/></text:p>
          </table:table-cell>
          <table:table-cell office:value-type="string" table:style-name="ce1">
            <text:p>協助新北市三芝區公所辦理104年度三芝區乾粉滅火器換藥</text:p>
          </table:table-cell>
          <table:table-cell office:value-type="date" office:date-value="2015-05-01T00:00:00" table:style-name="ce2">
            <text:p>2015/5/1</text:p>
          </table:table-cell>
          <table:table-cell office:value-type="date" office:date-value="2015-12-31T00:00:00" table:style-name="ce2">
            <text:p>2015/12/31</text:p>
          </table:table-cell>
          <table:table-cell office:value-type="string" table:style-name="ce1">
            <text:p>新北市三芝區</text:p>
          </table:table-cell>
          <table:table-cell office:value-type="float" office:value="2263" table:style-name="ce1">
            <text:p>2263</text:p>
          </table:table-cell>
          <table:table-cell office:value-type="float" office:value="2264" table:style-name="ce1">
            <text:p>2264</text:p>
          </table:table-cell>
          <table:table-cell office:value-type="float" office:value="300" table:style-name="ce1">
            <text:p>3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2" table:style-name="ce1">
            <text:p>102</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環保協會</text:p>
          </table:table-cell>
          <table:table-cell office:value-type="float" office:value="45540919" table:style-name="ce1">
            <text:p>45540919</text:p>
          </table:table-cell>
          <table:table-cell office:value-type="string" table:style-name="ce1">
            <text:p>協助苗栗縣通霄鎮環保協會辦理104年度中南部生態環境保護觀摩研習活動</text:p>
          </table:table-cell>
          <table:table-cell office:value-type="date" office:date-value="2015-05-01T00:00:00" table:style-name="ce2">
            <text:p>2015/5/1</text:p>
          </table:table-cell>
          <table:table-cell office:value-type="date" office:date-value="2015-05-03T00:00:00" table:style-name="ce2">
            <text:p>2015/5/3</text:p>
          </table:table-cell>
          <table:table-cell office:value-type="string" table:style-name="ce1">
            <text:p>通霄發電廠</text:p>
          </table:table-cell>
          <table:table-cell office:value-type="float" office:value="268" table:style-name="ce1">
            <text:p>268</text:p>
          </table:table-cell>
          <table:table-cell office:value-type="float" office:value="134" table:style-name="ce1">
            <text:p>134</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3" table:style-name="ce1">
            <text:p>103</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南部發電廠</text:p>
          </table:table-cell>
          <table:table-cell office:value-type="string" table:style-name="ce1">
            <text:p>aa<text:s text:c="8"/></text:p>
          </table:table-cell>
          <table:table-cell office:value-type="string" table:style-name="ce1">
            <text:p>協助南部發電廠辦理睦鄰盃門球邀請賽</text:p>
          </table:table-cell>
          <table:table-cell office:value-type="date" office:date-value="2015-05-17T00:00:00" table:style-name="ce2">
            <text:p>2015/5/17</text:p>
          </table:table-cell>
          <table:table-cell office:value-type="date" office:date-value="2015-05-17T00:00:00" table:style-name="ce2">
            <text:p>2015/5/17</text:p>
          </table:table-cell>
          <table:table-cell office:value-type="string" table:style-name="ce1">
            <text:p>高雄市前鎮區</text:p>
          </table:table-cell>
          <table:table-cell office:value-type="float" office:value="75" table:style-name="ce1">
            <text:p>75</text:p>
          </table:table-cell>
          <table:table-cell office:value-type="float" office:value="75" table:style-name="ce1">
            <text:p>75</text:p>
          </table:table-cell>
          <table:table-cell office:value-type="float" office:value="75" table:style-name="ce1">
            <text:p>7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4" table:style-name="ce1">
            <text:p>104</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4年度茭白筍產銷班員區外研習暨參訪電力設施活動</text:p>
          </table:table-cell>
          <table:table-cell office:value-type="date" office:date-value="2015-05-01T00:00:00" table:style-name="ce2">
            <text:p>2015/5/1</text:p>
          </table:table-cell>
          <table:table-cell office:value-type="date" office:date-value="2015-08-31T00:00:00" table:style-name="ce2">
            <text:p>2015/8/31</text:p>
          </table:table-cell>
          <table:table-cell office:value-type="string" table:style-name="ce1">
            <text:p>南部發電廠</text:p>
          </table:table-cell>
          <table:table-cell office:value-type="float" office:value="378" table:style-name="ce1">
            <text:p>378</text:p>
          </table:table-cell>
          <table:table-cell office:value-type="float" office:value="200" table:style-name="ce1">
            <text:p>200</text:p>
          </table:table-cell>
          <table:table-cell office:value-type="float" office:value="80" table:style-name="ce1">
            <text:p>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05" table:style-name="ce1">
            <text:p>105</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興達發電廠</text:p>
          </table:table-cell>
          <table:table-cell office:value-type="string" table:style-name="ce1">
            <text:p>aa<text:s text:c="8"/></text:p>
          </table:table-cell>
          <table:table-cell office:value-type="string" table:style-name="ce1">
            <text:p>協助興達發電廠辦理104年度電源開發宣導暨敦親睦鄰硬網邀請賽活動</text:p>
          </table:table-cell>
          <table:table-cell office:value-type="date" office:date-value="2015-04-25T00:00:00" table:style-name="ce2">
            <text:p>2015/4/25</text:p>
          </table:table-cell>
          <table:table-cell office:value-type="date" office:date-value="2015-04-25T00:00:00" table:style-name="ce2">
            <text:p>2015/4/25</text:p>
          </table:table-cell>
          <table:table-cell office:value-type="string" table:style-name="ce1">
            <text:p>高雄市岡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6" table:style-name="ce1">
            <text:p>106</text:p>
          </table:table-cell>
          <table:table-cell office:value-type="string" table:style-name="ce1">
            <text:p>A079</text:p>
          </table:table-cell>
          <table:table-cell office:value-type="date" office:date-value="2015-03-26T00:00:00" table:style-name="ce2">
            <text:p>2015/3/26</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大潭發電廠</text:p>
          </table:table-cell>
          <table:table-cell office:value-type="string" table:style-name="ce1">
            <text:p>aa<text:s text:c="8"/></text:p>
          </table:table-cell>
          <table:table-cell office:value-type="string" table:style-name="ce1">
            <text:p>協助大潭發電廠辦理台電心、鄉土情、鐵馬迎風行</text:p>
          </table:table-cell>
          <table:table-cell office:value-type="date" office:date-value="2015-05-15T00:00:00" table:style-name="ce2">
            <text:p>2015/5/15</text:p>
          </table:table-cell>
          <table:table-cell office:value-type="date" office:date-value="2015-05-15T00:00:00" table:style-name="ce2">
            <text:p>2015/5/15</text:p>
          </table:table-cell>
          <table:table-cell office:value-type="string" table:style-name="ce1">
            <text:p>桃園市觀音區、新屋區</text:p>
          </table:table-cell>
          <table:table-cell office:value-type="float" office:value="406" table:style-name="ce1">
            <text:p>406</text:p>
          </table:table-cell>
          <table:table-cell office:value-type="float" office:value="406" table:style-name="ce1">
            <text:p>406</text:p>
          </table:table-cell>
          <table:table-cell office:value-type="float" office:value="406" table:style-name="ce1">
            <text:p>406</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7" table:style-name="ce1">
            <text:p>107</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石門區民俗體育運動協會</text:p>
          </table:table-cell>
          <table:table-cell office:value-type="float" office:value="30155682" table:style-name="ce1">
            <text:p>30155682</text:p>
          </table:table-cell>
          <table:table-cell office:value-type="string" table:style-name="ce1">
            <text:p>協助新北市石門區民俗體育運動協會辦理新北市104年冠軍盃龍獅運動錦標賽活動</text:p>
          </table:table-cell>
          <table:table-cell office:value-type="date" office:date-value="2015-04-01T00:00:00" table:style-name="ce2">
            <text:p>2015/4/1</text:p>
          </table:table-cell>
          <table:table-cell office:value-type="date" office:date-value="2015-05-31T00:00:00" table:style-name="ce2">
            <text:p>2015/5/31</text:p>
          </table:table-cell>
          <table:table-cell office:value-type="string" table:style-name="ce1">
            <text:p>新北市石門區</text:p>
          </table:table-cell>
          <table:table-cell office:value-type="float" office:value="182" table:style-name="ce1">
            <text:p>182</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8" table:style-name="ce1">
            <text:p>108</text:p>
          </table:table-cell>
          <table:table-cell office:value-type="string" table:style-name="ce1">
            <text:p>A079</text:p>
          </table:table-cell>
          <table:table-cell office:value-type="date" office:date-value="2015-03-26T00:00:00" table:style-name="ce2">
            <text:p>2015/3/26</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公所</text:p>
          </table:table-cell>
          <table:table-cell office:value-type="string" table:style-name="ce1">
            <text:p>aa<text:s text:c="8"/></text:p>
          </table:table-cell>
          <table:table-cell office:value-type="string" table:style-name="ce1">
            <text:p>協助新北市萬里區公所辦理104年度新北市萬里區區民生活扶助</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新北市萬里區</text:p>
          </table:table-cell>
          <table:table-cell office:value-type="float" office:value="52000" table:style-name="ce1">
            <text:p>52000</text:p>
          </table:table-cell>
          <table:table-cell office:value-type="float" office:value="21397" table:style-name="ce1">
            <text:p>21397</text:p>
          </table:table-cell>
          <table:table-cell office:value-type="float" office:value="21397" table:style-name="ce1">
            <text:p>21397</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9" table:style-name="ce1">
            <text:p>109</text:p>
          </table:table-cell>
          <table:table-cell office:value-type="string" table:style-name="ce1">
            <text:p>A079</text:p>
          </table:table-cell>
          <table:table-cell office:value-type="date" office:date-value="2015-03-26T00:00:00" table:style-name="ce2">
            <text:p>2015/3/26</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屏東縣恆春鎮生活福利補助</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46869" table:style-name="ce1">
            <text:p>46869</text:p>
          </table:table-cell>
          <table:table-cell office:value-type="float" office:value="40169" table:style-name="ce1">
            <text:p>40169</text:p>
          </table:table-cell>
          <table:table-cell office:value-type="float" office:value="40169" table:style-name="ce1">
            <text:p>40169</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10" table:style-name="ce1">
            <text:p>110</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宜蘭縣</text:p>
          </table:table-cell>
          <table:table-cell office:value-type="string" table:style-name="ce1">
            <text:p>宜蘭縣南澳鄉公所</text:p>
          </table:table-cell>
          <table:table-cell office:value-type="string" table:style-name="ce1">
            <text:p>aa<text:s text:c="8"/></text:p>
          </table:table-cell>
          <table:table-cell office:value-type="string" table:style-name="ce1">
            <text:p>協助宜蘭縣南澳鄉公所辦理宜蘭縣南澳鄉金洋國民小學103學年山野教育體驗計畫書</text:p>
          </table:table-cell>
          <table:table-cell office:value-type="date" office:date-value="2015-04-01T00:00:00" table:style-name="ce2">
            <text:p>2015/4/1</text:p>
          </table:table-cell>
          <table:table-cell office:value-type="date" office:date-value="2015-06-30T00:00:00" table:style-name="ce2">
            <text:p>2015/6/30</text:p>
          </table:table-cell>
          <table:table-cell office:value-type="string" table:style-name="ce1">
            <text:p>宜蘭縣南澳鄉</text:p>
          </table:table-cell>
          <table:table-cell office:value-type="float" office:value="125" table:style-name="ce1">
            <text:p>125</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11" table:style-name="ce1">
            <text:p>111</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s text:c="8"/></text:p>
          </table:table-cell>
          <table:table-cell office:value-type="string" table:style-name="ce1">
            <text:p>協助新北市石門區公所辦理2015新北市肉粽節</text:p>
          </table:table-cell>
          <table:table-cell office:value-type="date" office:date-value="2015-05-02T00:00:00" table:style-name="ce2">
            <text:p>2015/5/2</text:p>
          </table:table-cell>
          <table:table-cell office:value-type="date" office:date-value="2015-05-16T00:00:00" table:style-name="ce2">
            <text:p>2015/5/16</text:p>
          </table:table-cell>
          <table:table-cell office:value-type="string" table:style-name="ce1">
            <text:p>新北市石門區</text:p>
          </table:table-cell>
          <table:table-cell office:value-type="float" office:value="400" table:style-name="ce1">
            <text:p>400</text:p>
          </table:table-cell>
          <table:table-cell office:value-type="float" office:value="98" table:style-name="ce1">
            <text:p>98</text:p>
          </table:table-cell>
          <table:table-cell office:value-type="float" office:value="98" table:style-name="ce1">
            <text:p>98</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12" table:style-name="ce1">
            <text:p>112</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婦女會</text:p>
          </table:table-cell>
          <table:table-cell office:value-type="float" office:value="2251376" table:style-name="ce1">
            <text:p>2251376</text:p>
          </table:table-cell>
          <table:table-cell office:value-type="string" table:style-name="ce1">
            <text:p>協助新北市萬里區婦女會辦理新北市萬里區104年模範母親表揚大會</text:p>
          </table:table-cell>
          <table:table-cell office:value-type="date" office:date-value="2015-05-02T00:00:00" table:style-name="ce2">
            <text:p>2015/5/2</text:p>
          </table:table-cell>
          <table:table-cell office:value-type="date" office:date-value="2015-05-10T00:00:00" table:style-name="ce2">
            <text:p>2015/5/10</text:p>
          </table:table-cell>
          <table:table-cell office:value-type="string" table:style-name="ce1">
            <text:p>新北市萬里區</text:p>
          </table:table-cell>
          <table:table-cell office:value-type="float" office:value="281" table:style-name="ce1">
            <text:p>281</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13" table:style-name="ce1">
            <text:p>113</text:p>
          </table:table-cell>
          <table:table-cell office:value-type="string" table:style-name="ce1">
            <text:p>A079</text:p>
          </table:table-cell>
          <table:table-cell office:value-type="date" office:date-value="2015-03-31T00:00:00" table:style-name="ce2">
            <text:p>2015/3/3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立茄萣國民中學</text:p>
          </table:table-cell>
          <table:table-cell office:value-type="string" table:style-name="ce1">
            <text:p>aa<text:s text:c="8"/></text:p>
          </table:table-cell>
          <table:table-cell office:value-type="string" table:style-name="ce1">
            <text:p>協助高雄市立茄萣國民中學辦理103學年度校慶系列暨能源宣導活動</text:p>
          </table:table-cell>
          <table:table-cell office:value-type="date" office:date-value="2015-04-02T00:00:00" table:style-name="ce2">
            <text:p>2015/4/2</text:p>
          </table:table-cell>
          <table:table-cell office:value-type="date" office:date-value="2015-04-03T00:00:00" table:style-name="ce2">
            <text:p>2015/4/3</text:p>
          </table:table-cell>
          <table:table-cell office:value-type="string" table:style-name="ce1">
            <text:p>高雄市茄萣區</text:p>
          </table:table-cell>
          <table:table-cell office:value-type="float" office:value="204" table:style-name="ce1">
            <text:p>204</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14" table:style-name="ce1">
            <text:p>114</text:p>
          </table:table-cell>
          <table:table-cell office:value-type="string" table:style-name="ce1">
            <text:p>A079</text:p>
          </table:table-cell>
          <table:table-cell office:value-type="date" office:date-value="2015-03-27T00:00:00" table:style-name="ce2">
            <text:p>2015/3/27</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電源開發睦鄰溝通座談暨電力宣導活動</text:p>
          </table:table-cell>
          <table:table-cell office:value-type="date" office:date-value="2015-03-30T00:00:00" table:style-name="ce2">
            <text:p>2015/3/30</text:p>
          </table:table-cell>
          <table:table-cell office:value-type="date" office:date-value="2015-07-31T00:00:00" table:style-name="ce2">
            <text:p>2015/7/31</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15" table:style-name="ce1">
            <text:p>115</text:p>
          </table:table-cell>
          <table:table-cell office:value-type="string" table:style-name="ce1">
            <text:p>A079</text:p>
          </table:table-cell>
          <table:table-cell office:value-type="date" office:date-value="2015-03-25T00:00:00" table:style-name="ce2">
            <text:p>2015/3/25</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清水區公所</text:p>
          </table:table-cell>
          <table:table-cell office:value-type="string" table:style-name="ce1">
            <text:p>aa<text:s text:c="8"/></text:p>
          </table:table-cell>
          <table:table-cell office:value-type="string" table:style-name="ce1">
            <text:p>協助臺中市清水區公所辦理清水區104年健行暨支持台電公司節約能源宣導活動</text:p>
          </table:table-cell>
          <table:table-cell office:value-type="date" office:date-value="2015-03-28T00:00:00" table:style-name="ce2">
            <text:p>2015/3/28</text:p>
          </table:table-cell>
          <table:table-cell office:value-type="date" office:date-value="2015-03-28T00:00:00" table:style-name="ce2">
            <text:p>2015/3/28</text:p>
          </table:table-cell>
          <table:table-cell office:value-type="string" table:style-name="ce1">
            <text:p>臺中市清水區</text:p>
          </table:table-cell>
          <table:table-cell office:value-type="float" office:value="700" table:style-name="ce1">
            <text:p>70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16" table:style-name="ce1">
            <text:p>116</text:p>
          </table:table-cell>
          <table:table-cell office:value-type="string" table:style-name="ce1">
            <text:p>A079</text:p>
          </table:table-cell>
          <table:table-cell office:value-type="date" office:date-value="2015-03-26T00:00:00" table:style-name="ce2">
            <text:p>2015/3/26</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辦理2015年新北市甘藷節(金山區)</text:p>
          </table:table-cell>
          <table:table-cell office:value-type="date" office:date-value="2015-07-15T00:00:00" table:style-name="ce2">
            <text:p>2015/7/15</text:p>
          </table:table-cell>
          <table:table-cell office:value-type="date" office:date-value="2015-09-30T00:00:00" table:style-name="ce2">
            <text:p>2015/9/30</text:p>
          </table:table-cell>
          <table:table-cell office:value-type="string" table:style-name="ce1">
            <text:p>新北市金山區<text:s/></text:p>
          </table:table-cell>
          <table:table-cell office:value-type="float" office:value="2700" table:style-name="ce1">
            <text:p>2700</text:p>
          </table:table-cell>
          <table:table-cell office:value-type="float" office:value="700" table:style-name="ce1">
            <text:p>700</text:p>
          </table:table-cell>
          <table:table-cell office:value-type="float" office:value="600" table:style-name="ce1">
            <text:p>6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17" table:style-name="ce1">
            <text:p>117</text:p>
          </table:table-cell>
          <table:table-cell office:value-type="string" table:style-name="ce1">
            <text:p>A079</text:p>
          </table:table-cell>
          <table:table-cell office:value-type="date" office:date-value="2015-03-25T00:00:00" table:style-name="ce2">
            <text:p>2015/3/25</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農會</text:p>
          </table:table-cell>
          <table:table-cell office:value-type="float" office:value="277408" table:style-name="ce1">
            <text:p>277408</text:p>
          </table:table-cell>
          <table:table-cell office:value-type="string" table:style-name="ce1">
            <text:p>協助基隆市農會辦理104年度肥料補助及服務到家計畫</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aa</text:p>
          </table:table-cell>
          <table:table-cell office:value-type="float" office:value="315" table:style-name="ce1">
            <text:p>315</text:p>
          </table:table-cell>
          <table:table-cell office:value-type="float" office:value="190" table:style-name="ce1">
            <text:p>190</text:p>
          </table:table-cell>
          <table:table-cell office:value-type="float" office:value="95" table:style-name="ce1">
            <text:p>95</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18" table:style-name="ce1">
            <text:p>118</text:p>
          </table:table-cell>
          <table:table-cell office:value-type="string" table:style-name="ce1">
            <text:p>A079</text:p>
          </table:table-cell>
          <table:table-cell office:value-type="date" office:date-value="2015-03-24T00:00:00" table:style-name="ce2">
            <text:p>2015/3/24</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s text:c="8"/></text:p>
          </table:table-cell>
          <table:table-cell office:value-type="string" table:style-name="ce1">
            <text:p>協助南投縣魚池鄉公所辦理南投縣魚池鄉104年「邵族杵韻 逐鹿104」全鄉運動大會</text:p>
          </table:table-cell>
          <table:table-cell office:value-type="date" office:date-value="2015-04-24T00:00:00" table:style-name="ce2">
            <text:p>2015/4/24</text:p>
          </table:table-cell>
          <table:table-cell office:value-type="date" office:date-value="2015-04-24T00:00:00" table:style-name="ce2">
            <text:p>2015/4/24</text:p>
          </table:table-cell>
          <table:table-cell office:value-type="string" table:style-name="ce1">
            <text:p>南投縣魚池鄉</text:p>
          </table:table-cell>
          <table:table-cell office:value-type="float" office:value="958" table:style-name="ce1">
            <text:p>958</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19" table:style-name="ce1">
            <text:p>119</text:p>
          </table:table-cell>
          <table:table-cell office:value-type="string" table:style-name="ce1">
            <text:p>A079</text:p>
          </table:table-cell>
          <table:table-cell office:value-type="date" office:date-value="2015-03-23T00:00:00" table:style-name="ce2">
            <text:p>2015/3/2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彌陀老人福利協進會</text:p>
          </table:table-cell>
          <table:table-cell office:value-type="float" office:value="20246609" table:style-name="ce1">
            <text:p>20246609</text:p>
          </table:table-cell>
          <table:table-cell office:value-type="string" table:style-name="ce1">
            <text:p>協助高雄市彌陀老人福利協進會辦理104年度地方產業文化觀摩聯誼活動</text:p>
          </table:table-cell>
          <table:table-cell office:value-type="date" office:date-value="2015-03-26T00:00:00" table:style-name="ce2">
            <text:p>2015/3/26</text:p>
          </table:table-cell>
          <table:table-cell office:value-type="date" office:date-value="2015-03-28T00:00:00" table:style-name="ce2">
            <text:p>2015/3/28</text:p>
          </table:table-cell>
          <table:table-cell office:value-type="string" table:style-name="ce1">
            <text:p>通霄發電廠</text:p>
          </table:table-cell>
          <table:table-cell office:value-type="float" office:value="317" table:style-name="ce1">
            <text:p>317</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20" table:style-name="ce1">
            <text:p>120</text:p>
          </table:table-cell>
          <table:table-cell office:value-type="string" table:style-name="ce1">
            <text:p>A079</text:p>
          </table:table-cell>
          <table:table-cell office:value-type="date" office:date-value="2015-03-26T00:00:00" table:style-name="ce2">
            <text:p>2015/3/26</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萬里區野柳社區發展協會</text:p>
          </table:table-cell>
          <table:table-cell office:value-type="float" office:value="94995917" table:style-name="ce1">
            <text:p>94995917</text:p>
          </table:table-cell>
          <table:table-cell office:value-type="string" table:style-name="ce1">
            <text:p>協助新北市萬里區野柳社區發展協會辦理104年度「會員教育研習觀摩活動」</text:p>
          </table:table-cell>
          <table:table-cell office:value-type="date" office:date-value="2015-05-05T00:00:00" table:style-name="ce2">
            <text:p>2015/5/5</text:p>
          </table:table-cell>
          <table:table-cell office:value-type="date" office:date-value="2015-05-07T00:00:00" table:style-name="ce2">
            <text:p>2015/5/7</text:p>
          </table:table-cell>
          <table:table-cell office:value-type="string" table:style-name="ce1">
            <text:p>通霄發電廠</text:p>
          </table:table-cell>
          <table:table-cell office:value-type="float" office:value="493" table:style-name="ce1">
            <text:p>493</text:p>
          </table:table-cell>
          <table:table-cell office:value-type="float" office:value="200" table:style-name="ce1">
            <text:p>200</text:p>
          </table:table-cell>
          <table:table-cell office:value-type="float" office:value="160" table:style-name="ce1">
            <text:p>1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21" table:style-name="ce1">
            <text:p>121</text:p>
          </table:table-cell>
          <table:table-cell office:value-type="string" table:style-name="ce1">
            <text:p>A079</text:p>
          </table:table-cell>
          <table:table-cell office:value-type="date" office:date-value="2015-03-23T00:00:00" table:style-name="ce2">
            <text:p>2015/3/2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港外漁舢協會</text:p>
          </table:table-cell>
          <table:table-cell office:value-type="float" office:value="19896920" table:style-name="ce1">
            <text:p>19896920</text:p>
          </table:table-cell>
          <table:table-cell office:value-type="string" table:style-name="ce1">
            <text:p>協助高雄市港外漁舢協會辦理舉辦舢舨漁業技術研習暨宣導支持大林電廠更新改建計畫活動</text:p>
          </table:table-cell>
          <table:table-cell office:value-type="date" office:date-value="2015-04-12T00:00:00" table:style-name="ce2">
            <text:p>2015/4/12</text:p>
          </table:table-cell>
          <table:table-cell office:value-type="date" office:date-value="2015-04-12T00:00:00" table:style-name="ce2">
            <text:p>2015/4/12</text:p>
          </table:table-cell>
          <table:table-cell office:value-type="string" table:style-name="ce1">
            <text:p>高雄市小港區</text:p>
          </table:table-cell>
          <table:table-cell office:value-type="float" office:value="156" table:style-name="ce1">
            <text:p>156</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22" table:style-name="ce1">
            <text:p>122</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新竹市</text:p>
          </table:table-cell>
          <table:table-cell office:value-type="string" table:style-name="ce1">
            <text:p>新竹市香山區公所</text:p>
          </table:table-cell>
          <table:table-cell office:value-type="string" table:style-name="ce1">
            <text:p>aa<text:s text:c="8"/></text:p>
          </table:table-cell>
          <table:table-cell office:value-type="string" table:style-name="ce1">
            <text:p>協助新竹市香山區公所104年度發電年度促協金(運轉中)--香山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92" table:style-name="ce1">
            <text:p>19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3" table:style-name="ce1">
            <text:p>123</text:p>
          </table:table-cell>
          <table:table-cell office:value-type="string" table:style-name="ce1">
            <text:p>A079</text:p>
          </table:table-cell>
          <table:table-cell office:value-type="date" office:date-value="2015-01-22T00:00:00" table:style-name="ce2">
            <text:p>2015/1/22</text:p>
          </table:table-cell>
          <table:table-cell office:value-type="string" table:style-name="ce1">
            <text:p>aa</text:p>
          </table:table-cell>
          <table:table-cell office:value-type="string" table:style-name="ce1">
            <text:p>aa</text:p>
          </table:table-cell>
          <table:table-cell office:value-type="string" table:style-name="ce1">
            <text:p>新竹市</text:p>
          </table:table-cell>
          <table:table-cell office:value-type="string" table:style-name="ce1">
            <text:p>新竹市政府</text:p>
          </table:table-cell>
          <table:table-cell office:value-type="string" table:style-name="ce1">
            <text:p>aa<text:s text:c="8"/></text:p>
          </table:table-cell>
          <table:table-cell office:value-type="string" table:style-name="ce1">
            <text:p>協助新竹市政府104年度發電年度促協金(運轉中)--香山風力發電機組</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8" table:style-name="ce1">
            <text:p>3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number-rows-repeated="1048452" table:style-name="ro1">
          <table:table-cell table:number-columns-repeated="16384"/>
        </table:table-row>
      </table:table>
      <table:table table:name="05" table:style-name="ta1">
        <table:table-column table:style-name="co1" table:number-columns-repeated="10" table:default-cell-style-name="ce1"/>
        <table:table-column table:style-name="co3" table:default-cell-style-name="ce1"/>
        <table:table-column table:style-name="co1" table:number-columns-repeated="16373"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5-05-27T00:00:00" table:style-name="ce2">
            <text:p>2015/5/27</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桃園市龍潭區公所</text:p>
          </table:table-cell>
          <table:table-cell office:value-type="string" table:style-name="ce1">
            <text:p>aa<text:s text:c="8"/></text:p>
          </table:table-cell>
          <table:table-cell office:value-type="string" table:style-name="ce1">
            <text:p>協助桃園市龍潭區公所104年度輸變電促協金(運轉中)--龍潭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870" table:style-name="ce1">
            <text:p>4870</text:p>
          </table:table-cell>
          <table:table-cell office:value-type="float" office:value="4870" table:style-name="ce1">
            <text:p>487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5-05-26T00:00:00" table:style-name="ce2">
            <text:p>2015/5/2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大高雄永安婦女會</text:p>
          </table:table-cell>
          <table:table-cell office:value-type="float" office:value="88500402" table:style-name="ce1">
            <text:p>88500402</text:p>
          </table:table-cell>
          <table:table-cell office:value-type="string" table:style-name="ce1">
            <text:p>協助大高雄永安婦女會辦理104年婦女成長交流研習活動</text:p>
          </table:table-cell>
          <table:table-cell office:value-type="date" office:date-value="2015-05-31T00:00:00" table:style-name="ce2">
            <text:p>2015/5/31</text:p>
          </table:table-cell>
          <table:table-cell office:value-type="date" office:date-value="2015-06-01T00:00:00" table:style-name="ce2">
            <text:p>2015/6/1</text:p>
          </table:table-cell>
          <table:table-cell office:value-type="string" table:style-name="ce1">
            <text:p>第三核能發電廠</text:p>
          </table:table-cell>
          <table:table-cell office:value-type="float" office:value="206" table:style-name="ce1">
            <text:p>206</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5-05-26T00:00:00" table:style-name="ce2">
            <text:p>2015/5/26</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立通霄國民中學</text:p>
          </table:table-cell>
          <table:table-cell office:value-type="string" table:style-name="ce1">
            <text:p>aa<text:s text:c="8"/></text:p>
          </table:table-cell>
          <table:table-cell office:value-type="string" table:style-name="ce1">
            <text:p>協助苗栗縣立通霄國民中學辦理第19屆美術班畢業畫冊暨畢業美展</text:p>
          </table:table-cell>
          <table:table-cell office:value-type="date" office:date-value="2015-06-01T00:00:00" table:style-name="ce2">
            <text:p>2015/6/1</text:p>
          </table:table-cell>
          <table:table-cell office:value-type="date" office:date-value="2015-06-30T00:00:00" table:style-name="ce2">
            <text:p>2015/6/30</text:p>
          </table:table-cell>
          <table:table-cell office:value-type="string" table:style-name="ce1">
            <text:p>苗栗縣通霄鎮</text:p>
          </table:table-cell>
          <table:table-cell office:value-type="float" office:value="125" table:style-name="ce1">
            <text:p>125</text:p>
          </table:table-cell>
          <table:table-cell office:value-type="float" office:value="112" table:style-name="ce1">
            <text:p>112</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5-05-25T00:00:00" table:style-name="ce2">
            <text:p>2015/5/25</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人文發展協會</text:p>
          </table:table-cell>
          <table:table-cell office:value-type="float" office:value="99018679" table:style-name="ce1">
            <text:p>99018679</text:p>
          </table:table-cell>
          <table:table-cell office:value-type="string" table:style-name="ce1">
            <text:p>協助高雄市永安人文發展協會辦理教育自然人文生態交流暨節約能源宣導活動</text:p>
          </table:table-cell>
          <table:table-cell office:value-type="date" office:date-value="2015-06-25T00:00:00" table:style-name="ce2">
            <text:p>2015/6/25</text:p>
          </table:table-cell>
          <table:table-cell office:value-type="date" office:date-value="2015-06-27T00:00:00" table:style-name="ce2">
            <text:p>2015/6/27</text:p>
          </table:table-cell>
          <table:table-cell office:value-type="string" table:style-name="ce1">
            <text:p>蘭陽發電廠</text:p>
          </table:table-cell>
          <table:table-cell office:value-type="float" office:value="404" table:style-name="ce1">
            <text:p>404</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5-05-26T00:00:00" table:style-name="ce2">
            <text:p>2015/5/2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新港老人長壽協進會</text:p>
          </table:table-cell>
          <table:table-cell office:value-type="float" office:value="20248445" table:style-name="ce1">
            <text:p>20248445</text:p>
          </table:table-cell>
          <table:table-cell office:value-type="string" table:style-name="ce1">
            <text:p>協助高雄市永安新港老人長壽協進會辦理節約能源暨社團經驗交流宣導活動</text:p>
          </table:table-cell>
          <table:table-cell office:value-type="date" office:date-value="2015-05-27T00:00:00" table:style-name="ce2">
            <text:p>2015/5/27</text:p>
          </table:table-cell>
          <table:table-cell office:value-type="date" office:date-value="2015-05-29T00:00:00" table:style-name="ce2">
            <text:p>2015/5/29</text:p>
          </table:table-cell>
          <table:table-cell office:value-type="string" table:style-name="ce1">
            <text:p>通霄發電廠</text:p>
          </table:table-cell>
          <table:table-cell office:value-type="float" office:value="339" table:style-name="ce1">
            <text:p>339</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5-05-26T00:00:00" table:style-name="ce2">
            <text:p>2015/5/26</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排舞推展協會</text:p>
          </table:table-cell>
          <table:table-cell office:value-type="float" office:value="25417320" table:style-name="ce1">
            <text:p>25417320</text:p>
          </table:table-cell>
          <table:table-cell office:value-type="string" table:style-name="ce1">
            <text:p>協助苗栗縣苑裡排舞推展協會辦理104年度「健康一百舞動社區展演」活動</text:p>
          </table:table-cell>
          <table:table-cell office:value-type="date" office:date-value="2015-06-07T00:00:00" table:style-name="ce2">
            <text:p>2015/6/7</text:p>
          </table:table-cell>
          <table:table-cell office:value-type="date" office:date-value="2015-06-07T00:00:00" table:style-name="ce2">
            <text:p>2015/6/7</text:p>
          </table:table-cell>
          <table:table-cell office:value-type="string" table:style-name="ce1">
            <text:p>苗栗縣苑裡鎮</text:p>
          </table:table-cell>
          <table:table-cell office:value-type="float" office:value="239" table:style-name="ce1">
            <text:p>239</text:p>
          </table:table-cell>
          <table:table-cell office:value-type="float" office:value="90" table:style-name="ce1">
            <text:p>9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5-05-26T00:00:00" table:style-name="ce2">
            <text:p>2015/5/26</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車城鄉公所</text:p>
          </table:table-cell>
          <table:table-cell office:value-type="string" table:style-name="ce1">
            <text:p>aa<text:s text:c="8"/></text:p>
          </table:table-cell>
          <table:table-cell office:value-type="string" table:style-name="ce1">
            <text:p>協助屏東縣車城鄉公所辦理屏東縣車城鄉104年全鄉登革熱消毒暨海岸清潔維護淨灘活動計畫</text:p>
          </table:table-cell>
          <table:table-cell office:value-type="date" office:date-value="2015-06-01T00:00:00" table:style-name="ce2">
            <text:p>2015/6/1</text:p>
          </table:table-cell>
          <table:table-cell office:value-type="date" office:date-value="2015-10-31T00:00:00" table:style-name="ce2">
            <text:p>2015/10/31</text:p>
          </table:table-cell>
          <table:table-cell office:value-type="string" table:style-name="ce1">
            <text:p>屏東縣車城鄉</text:p>
          </table:table-cell>
          <table:table-cell office:value-type="float" office:value="261" table:style-name="ce1">
            <text:p>261</text:p>
          </table:table-cell>
          <table:table-cell office:value-type="float" office:value="194" table:style-name="ce1">
            <text:p>194</text:p>
          </table:table-cell>
          <table:table-cell office:value-type="float" office:value="90" table:style-name="ce1">
            <text:p>90</text:p>
          </table:table-cell>
          <table:table-cell office:value-type="string" table:style-name="ce1">
            <text:p>配合宣導電力發展營運，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5-05-25T00:00:00" table:style-name="ce2">
            <text:p>2015/5/25</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湖內人文發展協會</text:p>
          </table:table-cell>
          <table:table-cell office:value-type="float" office:value="26464031" table:style-name="ce1">
            <text:p>26464031</text:p>
          </table:table-cell>
          <table:table-cell office:value-type="string" table:style-name="ce1">
            <text:p>協助高雄市湖內人文發展協會辦理「節約能源宣導暨文化創意-湖內特色油畫展示」活動</text:p>
          </table:table-cell>
          <table:table-cell office:value-type="date" office:date-value="2015-06-27T00:00:00" table:style-name="ce2">
            <text:p>2015/6/27</text:p>
          </table:table-cell>
          <table:table-cell office:value-type="date" office:date-value="2015-07-04T00:00:00" table:style-name="ce2">
            <text:p>2015/7/4</text:p>
          </table:table-cell>
          <table:table-cell office:value-type="string" table:style-name="ce1">
            <text:p>高雄市湖內區</text:p>
          </table:table-cell>
          <table:table-cell office:value-type="float" office:value="199" table:style-name="ce1">
            <text:p>199</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5-05-25T00:00:00" table:style-name="ce2">
            <text:p>2015/5/25</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環保義工協會</text:p>
          </table:table-cell>
          <table:table-cell office:value-type="float" office:value="20414176" table:style-name="ce1">
            <text:p>20414176</text:p>
          </table:table-cell>
          <table:table-cell office:value-type="string" table:style-name="ce1">
            <text:p>協助臺中市環保義工協會辦理優良社區參訪暨促進電源開發宣導活動</text:p>
          </table:table-cell>
          <table:table-cell office:value-type="date" office:date-value="2015-05-31T00:00:00" table:style-name="ce2">
            <text:p>2015/5/31</text:p>
          </table:table-cell>
          <table:table-cell office:value-type="date" office:date-value="2015-06-01T00:00:00" table:style-name="ce2">
            <text:p>2015/6/1</text:p>
          </table:table-cell>
          <table:table-cell office:value-type="string" table:style-name="ce1">
            <text:p>南部發電廠</text:p>
          </table:table-cell>
          <table:table-cell office:value-type="float" office:value="219" table:style-name="ce1">
            <text:p>219</text:p>
          </table:table-cell>
          <table:table-cell office:value-type="float" office:value="120" table:style-name="ce1">
            <text:p>120</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5-05-25T00:00:00" table:style-name="ce2">
            <text:p>2015/5/25</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滿州鄉公所</text:p>
          </table:table-cell>
          <table:table-cell office:value-type="string" table:style-name="ce1">
            <text:p>aa<text:s text:c="8"/></text:p>
          </table:table-cell>
          <table:table-cell office:value-type="string" table:style-name="ce1">
            <text:p>協助屏東縣滿州鄉公所辦理2015滿州飛魚季暨農漁特產展售觀光活動計畫</text:p>
          </table:table-cell>
          <table:table-cell office:value-type="date" office:date-value="2015-07-11T00:00:00" table:style-name="ce2">
            <text:p>2015/7/11</text:p>
          </table:table-cell>
          <table:table-cell office:value-type="date" office:date-value="2015-07-12T00:00:00" table:style-name="ce2">
            <text:p>2015/7/12</text:p>
          </table:table-cell>
          <table:table-cell office:value-type="string" table:style-name="ce1">
            <text:p>屏東縣滿州鄉</text:p>
          </table:table-cell>
          <table:table-cell office:value-type="float" office:value="2750" table:style-name="ce1">
            <text:p>2750</text:p>
          </table:table-cell>
          <table:table-cell office:value-type="float" office:value="200" table:style-name="ce1">
            <text:p>200</text:p>
          </table:table-cell>
          <table:table-cell office:value-type="float" office:value="70" table:style-name="ce1">
            <text:p>7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5-05-25T00:00:00" table:style-name="ce2">
            <text:p>2015/5/25</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體育會</text:p>
          </table:table-cell>
          <table:table-cell office:value-type="float" office:value="14537290" table:style-name="ce1">
            <text:p>14537290</text:p>
          </table:table-cell>
          <table:table-cell office:value-type="string" table:style-name="ce1">
            <text:p>協助臺中市龍井區體育會辦理104年度理事長盃槌球錦標賽暨節約用電及節能減碳宣導活動</text:p>
          </table:table-cell>
          <table:table-cell office:value-type="date" office:date-value="2015-05-29T00:00:00" table:style-name="ce2">
            <text:p>2015/5/29</text:p>
          </table:table-cell>
          <table:table-cell office:value-type="date" office:date-value="2015-05-29T00:00:00" table:style-name="ce2">
            <text:p>2015/5/29</text:p>
          </table:table-cell>
          <table:table-cell office:value-type="string" table:style-name="ce1">
            <text:p>臺中市龍井區</text:p>
          </table:table-cell>
          <table:table-cell office:value-type="float" office:value="152" table:style-name="ce1">
            <text:p>152</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5-05-25T00:00:00" table:style-name="ce2">
            <text:p>2015/5/25</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財團法人新北市金包里慈護宮</text:p>
          </table:table-cell>
          <table:table-cell office:value-type="float" office:value="37505777" table:style-name="ce1">
            <text:p>37505777</text:p>
          </table:table-cell>
          <table:table-cell office:value-type="string" table:style-name="ce1">
            <text:p>協助財團法人新北市金包里慈護宮辦理2015新北市《北海岸傳奇媽祖文化祭》活動</text:p>
          </table:table-cell>
          <table:table-cell office:value-type="date" office:date-value="2015-05-30T00:00:00" table:style-name="ce2">
            <text:p>2015/5/30</text:p>
          </table:table-cell>
          <table:table-cell office:value-type="date" office:date-value="2015-06-02T00:00:00" table:style-name="ce2">
            <text:p>2015/6/2</text:p>
          </table:table-cell>
          <table:table-cell office:value-type="string" table:style-name="ce1">
            <text:p>新北市金山區</text:p>
          </table:table-cell>
          <table:table-cell office:value-type="float" office:value="3916" table:style-name="ce1">
            <text:p>3916</text:p>
          </table:table-cell>
          <table:table-cell office:value-type="float" office:value="300" table:style-name="ce1">
            <text:p>300</text:p>
          </table:table-cell>
          <table:table-cell office:value-type="float" office:value="160" table:style-name="ce1">
            <text:p>1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老人會</text:p>
          </table:table-cell>
          <table:table-cell office:value-type="float" office:value="2253873" table:style-name="ce1">
            <text:p>2253873</text:p>
          </table:table-cell>
          <table:table-cell office:value-type="string" table:style-name="ce1">
            <text:p>協助新北市石門區老人會辦理『104年度老人福利設施觀摩暨用過核燃料乾式貯存設施興建宣導活動』</text:p>
          </table:table-cell>
          <table:table-cell office:value-type="date" office:date-value="2015-05-27T00:00:00" table:style-name="ce2">
            <text:p>2015/5/27</text:p>
          </table:table-cell>
          <table:table-cell office:value-type="date" office:date-value="2015-05-28T00:00:00" table:style-name="ce2">
            <text:p>2015/5/28</text:p>
          </table:table-cell>
          <table:table-cell office:value-type="string" table:style-name="ce1">
            <text:p>第二核能發電廠</text:p>
          </table:table-cell>
          <table:table-cell office:value-type="float" office:value="304" table:style-name="ce1">
            <text:p>304</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5-05-20T00:00:00" table:style-name="ce2">
            <text:p>2015/5/20</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104年度中火睦鄰盃撞球傳統司諾克邀請賽暨節約能源宣導活動</text:p>
          </table:table-cell>
          <table:table-cell office:value-type="date" office:date-value="2015-06-06T00:00:00" table:style-name="ce2">
            <text:p>2015/6/6</text:p>
          </table:table-cell>
          <table:table-cell office:value-type="date" office:date-value="2015-06-06T00:00:00" table:style-name="ce2">
            <text:p>2015/6/6</text:p>
          </table:table-cell>
          <table:table-cell office:value-type="string" table:style-name="ce1">
            <text:p>臺中市龍井區</text:p>
          </table:table-cell>
          <table:table-cell office:value-type="float" office:value="96" table:style-name="ce1">
            <text:p>96</text:p>
          </table:table-cell>
          <table:table-cell office:value-type="float" office:value="96" table:style-name="ce1">
            <text:p>96</text:p>
          </table:table-cell>
          <table:table-cell office:value-type="float" office:value="96" table:style-name="ce1">
            <text:p>96</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5-05-20T00:00:00" table:style-name="ce2">
            <text:p>2015/5/20</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菩提苑共修關懷慈善會</text:p>
          </table:table-cell>
          <table:table-cell office:value-type="float" office:value="26922584" table:style-name="ce1">
            <text:p>26922584</text:p>
          </table:table-cell>
          <table:table-cell office:value-type="string" table:style-name="ce1">
            <text:p>協助臺中市菩提苑共修關懷慈善會辦理浴佛孝親祈福法會暨節能減碳宣導活動</text:p>
          </table:table-cell>
          <table:table-cell office:value-type="date" office:date-value="2015-05-24T00:00:00" table:style-name="ce2">
            <text:p>2015/5/24</text:p>
          </table:table-cell>
          <table:table-cell office:value-type="date" office:date-value="2015-05-24T00:00:00" table:style-name="ce2">
            <text:p>2015/5/24</text:p>
          </table:table-cell>
          <table:table-cell office:value-type="string" table:style-name="ce1">
            <text:p>臺中市龍井區</text:p>
          </table:table-cell>
          <table:table-cell office:value-type="float" office:value="430" table:style-name="ce1">
            <text:p>43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5-05-20T00:00:00" table:style-name="ce2">
            <text:p>2015/5/20</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體育會</text:p>
          </table:table-cell>
          <table:table-cell office:value-type="float" office:value="14537290" table:style-name="ce1">
            <text:p>14537290</text:p>
          </table:table-cell>
          <table:table-cell office:value-type="string" table:style-name="ce1">
            <text:p>協助臺中市龍井區體育會辦理臺中市龍井區104年度敦親睦鄰盃籃球邀請賽暨節能減碳與推廣乾淨能源宣導活動</text:p>
          </table:table-cell>
          <table:table-cell office:value-type="date" office:date-value="2015-06-06T00:00:00" table:style-name="ce2">
            <text:p>2015/6/6</text:p>
          </table:table-cell>
          <table:table-cell office:value-type="date" office:date-value="2015-06-07T00:00:00" table:style-name="ce2">
            <text:p>2015/6/7</text:p>
          </table:table-cell>
          <table:table-cell office:value-type="string" table:style-name="ce1">
            <text:p>臺中市龍井區</text:p>
          </table:table-cell>
          <table:table-cell office:value-type="float" office:value="486" table:style-name="ce1">
            <text:p>486</text:p>
          </table:table-cell>
          <table:table-cell office:value-type="float" office:value="200" table:style-name="ce1">
            <text:p>200</text:p>
          </table:table-cell>
          <table:table-cell office:value-type="float" office:value="170" table:style-name="ce1">
            <text:p>1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5-05-20T00:00:00" table:style-name="ce2">
            <text:p>2015/5/20</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逸賢社區發展協會</text:p>
          </table:table-cell>
          <table:table-cell office:value-type="float" office:value="62987359" table:style-name="ce1">
            <text:p>62987359</text:p>
          </table:table-cell>
          <table:table-cell office:value-type="string" table:style-name="ce1">
            <text:p>協助高雄市湖內區逸賢社區發展協會辦理「支持國家重大建設節約能源，參訪大觀發電廠活動」</text:p>
          </table:table-cell>
          <table:table-cell office:value-type="date" office:date-value="2015-05-24T00:00:00" table:style-name="ce2">
            <text:p>2015/5/24</text:p>
          </table:table-cell>
          <table:table-cell office:value-type="date" office:date-value="2015-05-24T00:00:00" table:style-name="ce2">
            <text:p>2015/5/24</text:p>
          </table:table-cell>
          <table:table-cell office:value-type="string" table:style-name="ce1">
            <text:p>大觀發電廠</text:p>
          </table:table-cell>
          <table:table-cell office:value-type="float" office:value="162" table:style-name="ce1">
            <text:p>162</text:p>
          </table:table-cell>
          <table:table-cell office:value-type="float" office:value="70" table:style-name="ce1">
            <text:p>7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5-05-19T00:00:00" table:style-name="ce2">
            <text:p>2015/5/19</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龍聖協天文化協會</text:p>
          </table:table-cell>
          <table:table-cell office:value-type="float" office:value="25254732" table:style-name="ce1">
            <text:p>25254732</text:p>
          </table:table-cell>
          <table:table-cell office:value-type="string" table:style-name="ce1">
            <text:p>協助苗栗縣龍聖協天文化協會辦理104年度南巡鄉鎮文化交流暨民俗技藝研習活動</text:p>
          </table:table-cell>
          <table:table-cell office:value-type="date" office:date-value="2015-05-23T00:00:00" table:style-name="ce2">
            <text:p>2015/5/23</text:p>
          </table:table-cell>
          <table:table-cell office:value-type="date" office:date-value="2015-05-24T00:00:00" table:style-name="ce2">
            <text:p>2015/5/24</text:p>
          </table:table-cell>
          <table:table-cell office:value-type="string" table:style-name="ce1">
            <text:p>苗栗縣通霄鎮</text:p>
          </table:table-cell>
          <table:table-cell office:value-type="float" office:value="617" table:style-name="ce1">
            <text:p>617</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5-05-19T00:00:00" table:style-name="ce2">
            <text:p>2015/5/19</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西平社區發展協會</text:p>
          </table:table-cell>
          <table:table-cell office:value-type="float" office:value="15563371" table:style-name="ce1">
            <text:p>15563371</text:p>
          </table:table-cell>
          <table:table-cell office:value-type="string" table:style-name="ce1">
            <text:p>協助苗栗縣苑裡鎮西平社區發展協會辦理西平社區104年度節能減碳宣導暨長青學苑歌唱嘉年華活動</text:p>
          </table:table-cell>
          <table:table-cell office:value-type="date" office:date-value="2015-05-24T00:00:00" table:style-name="ce2">
            <text:p>2015/5/24</text:p>
          </table:table-cell>
          <table:table-cell office:value-type="date" office:date-value="2015-05-24T00:00:00" table:style-name="ce2">
            <text:p>2015/5/24</text:p>
          </table:table-cell>
          <table:table-cell office:value-type="string" table:style-name="ce1">
            <text:p>苗栗縣苑裡鎮</text:p>
          </table:table-cell>
          <table:table-cell office:value-type="float" office:value="84" table:style-name="ce1">
            <text:p>84</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5-05-19T00:00:00" table:style-name="ce2">
            <text:p>2015/5/19</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社團法人苗栗縣通霄公寓社區聯誼關懷協會</text:p>
          </table:table-cell>
          <table:table-cell office:value-type="float" office:value="26829948" table:style-name="ce1">
            <text:p>26829948</text:p>
          </table:table-cell>
          <table:table-cell office:value-type="string" table:style-name="ce1">
            <text:p>協助社團法人苗栗縣通霄公寓社區聯誼關懷協會辦理104年度強身槌球競賽及節約用電宣導</text:p>
          </table:table-cell>
          <table:table-cell office:value-type="date" office:date-value="2015-05-31T00:00:00" table:style-name="ce2">
            <text:p>2015/5/31</text:p>
          </table:table-cell>
          <table:table-cell office:value-type="date" office:date-value="2015-05-31T00:00:00" table:style-name="ce2">
            <text:p>2015/5/31</text:p>
          </table:table-cell>
          <table:table-cell office:value-type="string" table:style-name="ce1">
            <text:p>苗栗縣通霄鎮</text:p>
          </table:table-cell>
          <table:table-cell office:value-type="float" office:value="132" table:style-name="ce1">
            <text:p>132</text:p>
          </table:table-cell>
          <table:table-cell office:value-type="float" office:value="40" table:style-name="ce1">
            <text:p>4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5-05-18T00:00:00" table:style-name="ce2">
            <text:p>2015/5/1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中山國民小學</text:p>
          </table:table-cell>
          <table:table-cell office:value-type="string" table:style-name="ce1">
            <text:p>aa<text:s text:c="8"/></text:p>
          </table:table-cell>
          <table:table-cell office:value-type="string" table:style-name="ce1">
            <text:p>協助苗栗縣苑裡鎮中山國民小學辦理女生躲避球隊參加第十六屆全國躲避球賽</text:p>
          </table:table-cell>
          <table:table-cell office:value-type="date" office:date-value="2015-05-21T00:00:00" table:style-name="ce2">
            <text:p>2015/5/21</text:p>
          </table:table-cell>
          <table:table-cell office:value-type="date" office:date-value="2015-05-24T00:00:00" table:style-name="ce2">
            <text:p>2015/5/24</text:p>
          </table:table-cell>
          <table:table-cell office:value-type="string" table:style-name="ce1">
            <text:p>苗栗縣苑裡鎮</text:p>
          </table:table-cell>
          <table:table-cell office:value-type="float" office:value="117" table:style-name="ce1">
            <text:p>117</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5-05-20T00:00:00" table:style-name="ce2">
            <text:p>2015/5/20</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龍津里守望相助推行委員會104年業務訓練交流暨節約用電安全宣導及推廣乾淨能源政策宣導活動</text:p>
          </table:table-cell>
          <table:table-cell office:value-type="date" office:date-value="2015-05-23T00:00:00" table:style-name="ce2">
            <text:p>2015/5/23</text:p>
          </table:table-cell>
          <table:table-cell office:value-type="date" office:date-value="2015-05-25T00:00:00" table:style-name="ce2">
            <text:p>2015/5/25</text:p>
          </table:table-cell>
          <table:table-cell office:value-type="string" table:style-name="ce1">
            <text:p>銅門發電廠</text:p>
          </table:table-cell>
          <table:table-cell office:value-type="float" office:value="729" table:style-name="ce1">
            <text:p>729</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5-05-19T00:00:00" table:style-name="ce2">
            <text:p>2015/5/19</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桃園市新屋區永興社區發展協會</text:p>
          </table:table-cell>
          <table:table-cell office:value-type="float" office:value="49888356" table:style-name="ce1">
            <text:p>49888356</text:p>
          </table:table-cell>
          <table:table-cell office:value-type="string" table:style-name="ce1">
            <text:p>協助桃園市新屋區永興社區發展協會辦理『績優社區觀摩研習暨支持電源開發節約能源宣導』活動</text:p>
          </table:table-cell>
          <table:table-cell office:value-type="date" office:date-value="2015-05-23T00:00:00" table:style-name="ce2">
            <text:p>2015/5/23</text:p>
          </table:table-cell>
          <table:table-cell office:value-type="date" office:date-value="2015-05-25T00:00:00" table:style-name="ce2">
            <text:p>2015/5/25</text:p>
          </table:table-cell>
          <table:table-cell office:value-type="string" table:style-name="ce1">
            <text:p>台中發電廠</text:p>
          </table:table-cell>
          <table:table-cell office:value-type="float" office:value="604" table:style-name="ce1">
            <text:p>604</text:p>
          </table:table-cell>
          <table:table-cell office:value-type="float" office:value="280" table:style-name="ce1">
            <text:p>280</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5-05-18T00:00:00" table:style-name="ce2">
            <text:p>2015/5/18</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地區農會</text:p>
          </table:table-cell>
          <table:table-cell office:value-type="float" office:value="37181600" table:style-name="ce1">
            <text:p>37181600</text:p>
          </table:table-cell>
          <table:table-cell office:value-type="string" table:style-name="ce1">
            <text:p>協助新北市金山地區農會辦理104年度選任幹部及家政班區外觀摩活動計畫</text:p>
          </table:table-cell>
          <table:table-cell office:value-type="date" office:date-value="2015-05-01T00:00:00" table:style-name="ce2">
            <text:p>2015/5/1</text:p>
          </table:table-cell>
          <table:table-cell office:value-type="date" office:date-value="2015-06-30T00:00:00" table:style-name="ce2">
            <text:p>2015/6/30</text:p>
          </table:table-cell>
          <table:table-cell office:value-type="string" table:style-name="ce1">
            <text:p>蘭陽發電廠、通霄發電廠</text:p>
          </table:table-cell>
          <table:table-cell office:value-type="float" office:value="950" table:style-name="ce1">
            <text:p>950</text:p>
          </table:table-cell>
          <table:table-cell office:value-type="float" office:value="302" table:style-name="ce1">
            <text:p>302</text:p>
          </table:table-cell>
          <table:table-cell office:value-type="float" office:value="280" table:style-name="ce1">
            <text:p>2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5-05-18T00:00:00" table:style-name="ce2">
            <text:p>2015/5/18</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鳳山區公所</text:p>
          </table:table-cell>
          <table:table-cell office:value-type="string" table:style-name="ce1">
            <text:p>aa<text:s text:c="8"/></text:p>
          </table:table-cell>
          <table:table-cell office:value-type="string" table:style-name="ce1">
            <text:p>協助高雄市鳳山區公所104年度輸變電促協金(運轉中)--五甲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150" table:style-name="ce1">
            <text:p>4150</text:p>
          </table:table-cell>
          <table:table-cell office:value-type="float" office:value="4150" table:style-name="ce1">
            <text:p>41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5-05-19T00:00:00" table:style-name="ce2">
            <text:p>2015/5/19</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家政推廣教育副業經營觀摩活動</text:p>
          </table:table-cell>
          <table:table-cell office:value-type="date" office:date-value="2015-05-01T00:00:00" table:style-name="ce2">
            <text:p>2015/5/1</text:p>
          </table:table-cell>
          <table:table-cell office:value-type="date" office:date-value="2015-06-30T00:00:00" table:style-name="ce2">
            <text:p>2015/6/30</text:p>
          </table:table-cell>
          <table:table-cell office:value-type="string" table:style-name="ce1">
            <text:p>第三核能發電廠</text:p>
          </table:table-cell>
          <table:table-cell office:value-type="float" office:value="350" table:style-name="ce1">
            <text:p>35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5-05-18T00:00:00" table:style-name="ce2">
            <text:p>2015/5/18</text:p>
          </table:table-cell>
          <table:table-cell office:value-type="string" table:style-name="ce1">
            <text:p><text:s/>aa<text:s/></text:p>
          </table:table-cell>
          <table:table-cell office:value-type="string" table:style-name="ce1">
            <text:p><text:s/>aa<text:s/></text:p>
          </table:table-cell>
          <table:table-cell office:value-type="string" table:style-name="ce1">
            <text:p>臺南市</text:p>
          </table:table-cell>
          <table:table-cell office:value-type="string" table:style-name="ce1">
            <text:p>臺南市善化區公所</text:p>
          </table:table-cell>
          <table:table-cell office:value-type="string" table:style-name="ce1">
            <text:p>aa<text:s text:c="8"/></text:p>
          </table:table-cell>
          <table:table-cell office:value-type="string" table:style-name="ce1">
            <text:p>協助臺南市善化區公所104年度輸變電促協金(運轉中)--南科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850" table:style-name="ce1">
            <text:p>5850</text:p>
          </table:table-cell>
          <table:table-cell office:value-type="float" office:value="5850" table:style-name="ce1">
            <text:p>58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5-05-14T00:00:00" table:style-name="ce2">
            <text:p>2015/5/14</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s text:c="8"/></text:p>
          </table:table-cell>
          <table:table-cell office:value-type="string" table:style-name="ce1">
            <text:p>協助新北市石門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2102" table:style-name="ce1">
            <text:p>42102</text:p>
          </table:table-cell>
          <table:table-cell office:value-type="float" office:value="42102" table:style-name="ce1">
            <text:p>4210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5-05-15T00:00:00" table:style-name="ce2">
            <text:p>2015/5/15</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苓雅區公所</text:p>
          </table:table-cell>
          <table:table-cell office:value-type="string" table:style-name="ce1">
            <text:p>aa<text:s text:c="8"/></text:p>
          </table:table-cell>
          <table:table-cell office:value-type="string" table:style-name="ce1">
            <text:p>協助高雄市苓雅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129" table:style-name="ce1">
            <text:p>12129</text:p>
          </table:table-cell>
          <table:table-cell office:value-type="float" office:value="12129" table:style-name="ce1">
            <text:p>12129</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104年度輸變電促協金(運轉中)--中港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550" table:style-name="ce1">
            <text:p>6550</text:p>
          </table:table-cell>
          <table:table-cell office:value-type="float" office:value="6550" table:style-name="ce1">
            <text:p>65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5-05-13T00:00:00" table:style-name="ce2">
            <text:p>2015/5/13</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協和愛鄉文化協進會</text:p>
          </table:table-cell>
          <table:table-cell office:value-type="float" office:value="41180786" table:style-name="ce1">
            <text:p>41180786</text:p>
          </table:table-cell>
          <table:table-cell office:value-type="string" table:style-name="ce1">
            <text:p>協助基隆市協和愛鄉文化協進會辦理協安宮慶祝媽祖聖誕遶境祈福活動</text:p>
          </table:table-cell>
          <table:table-cell office:value-type="date" office:date-value="2015-05-28T00:00:00" table:style-name="ce2">
            <text:p>2015/5/28</text:p>
          </table:table-cell>
          <table:table-cell office:value-type="date" office:date-value="2015-05-28T00:00:00" table:style-name="ce2">
            <text:p>2015/5/28</text:p>
          </table:table-cell>
          <table:table-cell office:value-type="string" table:style-name="ce1">
            <text:p>基隆市中山區</text:p>
          </table:table-cell>
          <table:table-cell office:value-type="float" office:value="280" table:style-name="ce1">
            <text:p>28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5-05-12T00:00:00" table:style-name="ce2">
            <text:p>2015/5/12</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和平社區發展協會</text:p>
          </table:table-cell>
          <table:table-cell office:value-type="float" office:value="67771202" table:style-name="ce1">
            <text:p>67771202</text:p>
          </table:table-cell>
          <table:table-cell office:value-type="string" table:style-name="ce1">
            <text:p>協助基隆市中山區和平社區發展協會辦理中山區社區理事長文康民俗活動</text:p>
          </table:table-cell>
          <table:table-cell office:value-type="date" office:date-value="2015-07-11T00:00:00" table:style-name="ce2">
            <text:p>2015/7/11</text:p>
          </table:table-cell>
          <table:table-cell office:value-type="date" office:date-value="2015-07-31T00:00:00" table:style-name="ce2">
            <text:p>2015/7/31</text:p>
          </table:table-cell>
          <table:table-cell office:value-type="string" table:style-name="ce1">
            <text:p>協和發電廠</text:p>
          </table:table-cell>
          <table:table-cell office:value-type="float" office:value="152" table:style-name="ce1">
            <text:p>152</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5-05-15T00:00:00" table:style-name="ce2">
            <text:p>2015/5/15</text:p>
          </table:table-cell>
          <table:table-cell office:value-type="string" table:style-name="ce1">
            <text:p><text:s/>aa<text:s/></text:p>
          </table:table-cell>
          <table:table-cell office:value-type="string" table:style-name="ce1">
            <text:p><text:s/>aa<text:s/></text:p>
          </table:table-cell>
          <table:table-cell office:value-type="string" table:style-name="ce1">
            <text:p>彰化縣</text:p>
          </table:table-cell>
          <table:table-cell office:value-type="string" table:style-name="ce1">
            <text:p>彰化縣彰濱公益服務協進會</text:p>
          </table:table-cell>
          <table:table-cell office:value-type="float" office:value="45316460" table:style-name="ce1">
            <text:p>45316460</text:p>
          </table:table-cell>
          <table:table-cell office:value-type="string" table:style-name="ce1">
            <text:p>協助彰化縣彰濱公益服務協進會辦理幸福親子寫生比賽暨節能減碳宣導活動</text:p>
          </table:table-cell>
          <table:table-cell office:value-type="date" office:date-value="2015-05-17T00:00:00" table:style-name="ce2">
            <text:p>2015/5/17</text:p>
          </table:table-cell>
          <table:table-cell office:value-type="date" office:date-value="2015-05-17T00:00:00" table:style-name="ce2">
            <text:p>2015/5/17</text:p>
          </table:table-cell>
          <table:table-cell office:value-type="string" table:style-name="ce1">
            <text:p>彰化縣和美鎮</text:p>
          </table:table-cell>
          <table:table-cell office:value-type="float" office:value="200" table:style-name="ce1">
            <text:p>200</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5-05-13T00:00:00" table:style-name="ce2">
            <text:p>2015/5/13</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深坑區公所</text:p>
          </table:table-cell>
          <table:table-cell office:value-type="string" table:style-name="ce1">
            <text:p>aa<text:s text:c="8"/></text:p>
          </table:table-cell>
          <table:table-cell office:value-type="string" table:style-name="ce1">
            <text:p>協助新北市深坑區公所104年度輸變電促協金(運轉中)--深美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900" table:style-name="ce1">
            <text:p>4900</text:p>
          </table:table-cell>
          <table:table-cell office:value-type="float" office:value="4900" table:style-name="ce1">
            <text:p>49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5-05-15T00:00:00" table:style-name="ce2">
            <text:p>2015/5/15</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卓蘭鎮公所</text:p>
          </table:table-cell>
          <table:table-cell office:value-type="string" table:style-name="ce1">
            <text:p>aa<text:s text:c="8"/></text:p>
          </table:table-cell>
          <table:table-cell office:value-type="string" table:style-name="ce1">
            <text:p>協助苗栗縣卓蘭鎮公所辦理2015卓蘭水果季宣傳促銷暨展售活動計畫</text:p>
          </table:table-cell>
          <table:table-cell office:value-type="date" office:date-value="2015-07-25T00:00:00" table:style-name="ce2">
            <text:p>2015/7/25</text:p>
          </table:table-cell>
          <table:table-cell office:value-type="date" office:date-value="2015-07-26T00:00:00" table:style-name="ce2">
            <text:p>2015/7/26</text:p>
          </table:table-cell>
          <table:table-cell office:value-type="string" table:style-name="ce1">
            <text:p>苗栗縣卓蘭鎮</text:p>
          </table:table-cell>
          <table:table-cell office:value-type="float" office:value="3700" table:style-name="ce1">
            <text:p>3700</text:p>
          </table:table-cell>
          <table:table-cell office:value-type="float" office:value="3550" table:style-name="ce1">
            <text:p>3550</text:p>
          </table:table-cell>
          <table:table-cell office:value-type="float" office:value="200" table:style-name="ce1">
            <text:p>2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5-05-15T00:00:00" table:style-name="ce2">
            <text:p>2015/5/15</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婦女新知促進協會</text:p>
          </table:table-cell>
          <table:table-cell office:value-type="float" office:value="10932235" table:style-name="ce1">
            <text:p>10932235</text:p>
          </table:table-cell>
          <table:table-cell office:value-type="string" table:style-name="ce1">
            <text:p>協助苗栗縣通霄婦女新知促進協會辦理『牽手淨灘、環境關懷』暨『守護女性身心健康宣導』暨節約能源宣導活動</text:p>
          </table:table-cell>
          <table:table-cell office:value-type="date" office:date-value="2015-06-14T00:00:00" table:style-name="ce2">
            <text:p>2015/6/14</text:p>
          </table:table-cell>
          <table:table-cell office:value-type="date" office:date-value="2015-06-14T00:00:00" table:style-name="ce2">
            <text:p>2015/6/14</text:p>
          </table:table-cell>
          <table:table-cell office:value-type="string" table:style-name="ce1">
            <text:p>苗栗縣通霄鎮</text:p>
          </table:table-cell>
          <table:table-cell office:value-type="float" office:value="380" table:style-name="ce1">
            <text:p>380</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發展營運，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5-05-13T00:00:00" table:style-name="ce2">
            <text:p>2015/5/13</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4年度粽葉飄香慶端午包粽子活動暨電力建設宣導活動</text:p>
          </table:table-cell>
          <table:table-cell office:value-type="date" office:date-value="2015-06-15T00:00:00" table:style-name="ce2">
            <text:p>2015/6/15</text:p>
          </table:table-cell>
          <table:table-cell office:value-type="date" office:date-value="2015-06-15T00:00:00" table:style-name="ce2">
            <text:p>2015/6/15</text:p>
          </table:table-cell>
          <table:table-cell office:value-type="string" table:style-name="ce1">
            <text:p>高雄市路竹區</text:p>
          </table:table-cell>
          <table:table-cell office:value-type="float" office:value="65" table:style-name="ce1">
            <text:p>65</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5-05-13T00:00:00" table:style-name="ce2">
            <text:p>2015/5/13</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社團法人屏東縣滿州鄉老人會</text:p>
          </table:table-cell>
          <table:table-cell office:value-type="float" office:value="17033820" table:style-name="ce1">
            <text:p>17033820</text:p>
          </table:table-cell>
          <table:table-cell office:value-type="string" table:style-name="ce1">
            <text:p>協助社團法人屏東縣滿州鄉老人會辦理文化交流暨參觀國家建設活動案</text:p>
          </table:table-cell>
          <table:table-cell office:value-type="date" office:date-value="2015-05-12T00:00:00" table:style-name="ce2">
            <text:p>2015/5/12</text:p>
          </table:table-cell>
          <table:table-cell office:value-type="date" office:date-value="2015-05-15T00:00:00" table:style-name="ce2">
            <text:p>2015/5/15</text:p>
          </table:table-cell>
          <table:table-cell office:value-type="string" table:style-name="ce1">
            <text:p>龍門發電廠</text:p>
          </table:table-cell>
          <table:table-cell office:value-type="float" office:value="221" table:style-name="ce1">
            <text:p>221</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促進電力發展營運協助金審議委員會</text:p>
          </table:table-cell>
          <table:table-cell office:value-type="date" office:date-value="2015-05-18T00:00:00" table:style-name="ce2">
            <text:p>2015/5/18</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車城地區農會</text:p>
          </table:table-cell>
          <table:table-cell office:value-type="float" office:value="91277700" table:style-name="ce1">
            <text:p>91277700</text:p>
          </table:table-cell>
          <table:table-cell office:value-type="string" table:style-name="ce1">
            <text:p>協助屏東縣車城地區農會辦理慶祝104年農民節暨核能知識宣導活動</text:p>
          </table:table-cell>
          <table:table-cell office:value-type="date" office:date-value="2015-06-01T00:00:00" table:style-name="ce2">
            <text:p>2015/6/1</text:p>
          </table:table-cell>
          <table:table-cell office:value-type="date" office:date-value="2015-06-30T00:00:00" table:style-name="ce2">
            <text:p>2015/6/30</text:p>
          </table:table-cell>
          <table:table-cell office:value-type="string" table:style-name="ce1">
            <text:p>屏東縣車城鄉</text:p>
          </table:table-cell>
          <table:table-cell office:value-type="float" office:value="700" table:style-name="ce1">
            <text:p>7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促進電力發展營運協助金審議委員會</text:p>
          </table:table-cell>
          <table:table-cell office:value-type="date" office:date-value="2015-05-14T00:00:00" table:style-name="ce2">
            <text:p>2015/5/14</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縣龍井鄉婦女會</text:p>
          </table:table-cell>
          <table:table-cell office:value-type="float" office:value="99912985" table:style-name="ce1">
            <text:p>99912985</text:p>
          </table:table-cell>
          <table:table-cell office:value-type="string" table:style-name="ce1">
            <text:p>協助臺中縣龍井鄉婦女會辦理慶祝104年母親節「迎向無毒的生活」講座及模範婆媳績優小組召集人表揚暨支持電源開發推展潔淨能源宣導活動</text:p>
          </table:table-cell>
          <table:table-cell office:value-type="date" office:date-value="2015-05-17T00:00:00" table:style-name="ce2">
            <text:p>2015/5/17</text:p>
          </table:table-cell>
          <table:table-cell office:value-type="date" office:date-value="2015-05-17T00:00:00" table:style-name="ce2">
            <text:p>2015/5/17</text:p>
          </table:table-cell>
          <table:table-cell office:value-type="string" table:style-name="ce1">
            <text:p>臺中市龍井區</text:p>
          </table:table-cell>
          <table:table-cell office:value-type="float" office:value="627" table:style-name="ce1">
            <text:p>627</text:p>
          </table:table-cell>
          <table:table-cell office:value-type="float" office:value="250" table:style-name="ce1">
            <text:p>250</text:p>
          </table:table-cell>
          <table:table-cell office:value-type="float" office:value="180" table:style-name="ce1">
            <text:p>1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促進電力發展營運協助金審議委員會</text:p>
          </table:table-cell>
          <table:table-cell office:value-type="date" office:date-value="2015-05-13T00:00:00" table:style-name="ce2">
            <text:p>2015/5/13</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山腳里守望相助推行委員會「山腳里守望相助隊104年度隊員境外觀摩暨支持電源開發、響應節約用電及推廣乾淨能源政策宣導」活動</text:p>
          </table:table-cell>
          <table:table-cell office:value-type="date" office:date-value="2015-05-15T00:00:00" table:style-name="ce2">
            <text:p>2015/5/15</text:p>
          </table:table-cell>
          <table:table-cell office:value-type="date" office:date-value="2015-05-17T00:00:00" table:style-name="ce2">
            <text:p>2015/5/17</text:p>
          </table:table-cell>
          <table:table-cell office:value-type="string" table:style-name="ce1">
            <text:p>東部發電廠</text:p>
          </table:table-cell>
          <table:table-cell office:value-type="float" office:value="575" table:style-name="ce1">
            <text:p>575</text:p>
          </table:table-cell>
          <table:table-cell office:value-type="float" office:value="120" table:style-name="ce1">
            <text:p>12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促進電力發展營運協助金審議委員會</text:p>
          </table:table-cell>
          <table:table-cell office:value-type="date" office:date-value="2015-05-13T00:00:00" table:style-name="ce2">
            <text:p>2015/5/13</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麗水關懷福利協會</text:p>
          </table:table-cell>
          <table:table-cell office:value-type="float" office:value="25305140" table:style-name="ce1">
            <text:p>25305140</text:p>
          </table:table-cell>
          <table:table-cell office:value-type="string" table:style-name="ce1">
            <text:p>協助臺中市龍井區麗水關懷福利協會辦理宗教文化觀摩暨節約用電宣導活動</text:p>
          </table:table-cell>
          <table:table-cell office:value-type="date" office:date-value="2015-05-18T00:00:00" table:style-name="ce2">
            <text:p>2015/5/18</text:p>
          </table:table-cell>
          <table:table-cell office:value-type="date" office:date-value="2015-05-19T00:00:00" table:style-name="ce2">
            <text:p>2015/5/19</text:p>
          </table:table-cell>
          <table:table-cell office:value-type="string" table:style-name="ce1">
            <text:p>台中發電廠</text:p>
          </table:table-cell>
          <table:table-cell office:value-type="float" office:value="169" table:style-name="ce1">
            <text:p>169</text:p>
          </table:table-cell>
          <table:table-cell office:value-type="float" office:value="70" table:style-name="ce1">
            <text:p>7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促進電力發展營運協助金審議委員會</text:p>
          </table:table-cell>
          <table:table-cell office:value-type="date" office:date-value="2015-05-05T00:00:00" table:style-name="ce2">
            <text:p>2015/5/5</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體育會</text:p>
          </table:table-cell>
          <table:table-cell office:value-type="float" office:value="60395576" table:style-name="ce1">
            <text:p>60395576</text:p>
          </table:table-cell>
          <table:table-cell office:value-type="string" table:style-name="ce1">
            <text:p>協助基隆市體育會辦理104年基隆市運動會</text:p>
          </table:table-cell>
          <table:table-cell office:value-type="date" office:date-value="2015-06-06T00:00:00" table:style-name="ce2">
            <text:p>2015/6/6</text:p>
          </table:table-cell>
          <table:table-cell office:value-type="date" office:date-value="2015-06-06T00:00:00" table:style-name="ce2">
            <text:p>2015/6/6</text:p>
          </table:table-cell>
          <table:table-cell office:value-type="string" table:style-name="ce1">
            <text:p>基隆市安樂區</text:p>
          </table:table-cell>
          <table:table-cell office:value-type="float" office:value="1122" table:style-name="ce1">
            <text:p>1122</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促進電力發展營運協助金審議委員會</text:p>
          </table:table-cell>
          <table:table-cell office:value-type="date" office:date-value="2015-05-12T00:00:00" table:style-name="ce2">
            <text:p>2015/5/12</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早覺會</text:p>
          </table:table-cell>
          <table:table-cell office:value-type="float" office:value="8655847" table:style-name="ce1">
            <text:p>8655847</text:p>
          </table:table-cell>
          <table:table-cell office:value-type="string" table:style-name="ce1">
            <text:p>協助新北市金山區早覺會辦理健康保固邁步健走活動</text:p>
          </table:table-cell>
          <table:table-cell office:value-type="date" office:date-value="2015-05-01T00:00:00" table:style-name="ce2">
            <text:p>2015/5/1</text:p>
          </table:table-cell>
          <table:table-cell office:value-type="date" office:date-value="2015-05-31T00:00:00" table:style-name="ce2">
            <text:p>2015/5/31</text:p>
          </table:table-cell>
          <table:table-cell office:value-type="string" table:style-name="ce1">
            <text:p>新北市金山區</text:p>
          </table:table-cell>
          <table:table-cell office:value-type="float" office:value="311" table:style-name="ce1">
            <text:p>311</text:p>
          </table:table-cell>
          <table:table-cell office:value-type="float" office:value="180" table:style-name="ce1">
            <text:p>180</text:p>
          </table:table-cell>
          <table:table-cell office:value-type="float" office:value="120" table:style-name="ce1">
            <text:p>1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蕉埔社區發展協會</text:p>
          </table:table-cell>
          <table:table-cell office:value-type="float" office:value="19298473" table:style-name="ce1">
            <text:p>19298473</text:p>
          </table:table-cell>
          <table:table-cell office:value-type="string" table:style-name="ce1">
            <text:p>協助苗栗縣苑裡鎮蕉埔社區發展協會辦理第五屆藝薈蕉埔聯合展覽活動</text:p>
          </table:table-cell>
          <table:table-cell office:value-type="date" office:date-value="2015-05-24T00:00:00" table:style-name="ce2">
            <text:p>2015/5/24</text:p>
          </table:table-cell>
          <table:table-cell office:value-type="date" office:date-value="2015-05-31T00:00:00" table:style-name="ce2">
            <text:p>2015/5/31</text:p>
          </table:table-cell>
          <table:table-cell office:value-type="string" table:style-name="ce1">
            <text:p>苗栗縣苑裡鎮</text:p>
          </table:table-cell>
          <table:table-cell office:value-type="float" office:value="202" table:style-name="ce1">
            <text:p>202</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吞霄虎嶼山文化協會</text:p>
          </table:table-cell>
          <table:table-cell office:value-type="float" office:value="9253764" table:style-name="ce1">
            <text:p>9253764</text:p>
          </table:table-cell>
          <table:table-cell office:value-type="string" table:style-name="ce1">
            <text:p>協助苗栗縣吞霄虎嶼山文化協會辦理104年度油畫才藝班研習活動</text:p>
          </table:table-cell>
          <table:table-cell office:value-type="date" office:date-value="2015-05-18T00:00:00" table:style-name="ce2">
            <text:p>2015/5/18</text:p>
          </table:table-cell>
          <table:table-cell office:value-type="date" office:date-value="2015-07-16T00:00:00" table:style-name="ce2">
            <text:p>2015/7/16</text:p>
          </table:table-cell>
          <table:table-cell office:value-type="string" table:style-name="ce1">
            <text:p>苗栗縣通霄鎮</text:p>
          </table:table-cell>
          <table:table-cell office:value-type="float" office:value="239" table:style-name="ce1">
            <text:p>239</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text:s/>aa<text:s/></text:p>
          </table:table-cell>
          <table:table-cell office:value-type="string" table:style-name="ce1">
            <text:p>宜蘭縣</text:p>
          </table:table-cell>
          <table:table-cell office:value-type="string" table:style-name="ce1">
            <text:p>宜蘭縣南澳鄉公所</text:p>
          </table:table-cell>
          <table:table-cell office:value-type="string" table:style-name="ce1">
            <text:p>aa<text:s text:c="8"/></text:p>
          </table:table-cell>
          <table:table-cell office:value-type="string" table:style-name="ce1">
            <text:p>協助宜蘭縣南澳鄉公所辦理103學年度宜蘭縣大南澳國小八校畢業生聯合校外教學活動計畫</text:p>
          </table:table-cell>
          <table:table-cell office:value-type="date" office:date-value="2015-05-13T00:00:00" table:style-name="ce2">
            <text:p>2015/5/13</text:p>
          </table:table-cell>
          <table:table-cell office:value-type="date" office:date-value="2015-05-15T00:00:00" table:style-name="ce2">
            <text:p>2015/5/15</text:p>
          </table:table-cell>
          <table:table-cell office:value-type="string" table:style-name="ce1">
            <text:p>台中發電廠</text:p>
          </table:table-cell>
          <table:table-cell office:value-type="float" office:value="518" table:style-name="ce1">
            <text:p>518</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s text:c="8"/></text:p>
          </table:table-cell>
          <table:table-cell office:value-type="string" table:style-name="ce1">
            <text:p>協助高雄市茄萣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2130" table:style-name="ce1">
            <text:p>82130</text:p>
          </table:table-cell>
          <table:table-cell office:value-type="float" office:value="57242" table:style-name="ce1">
            <text:p>5724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s text:c="8"/></text:p>
          </table:table-cell>
          <table:table-cell office:value-type="string" table:style-name="ce1">
            <text:p>協助高雄市茄萣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2130" table:style-name="ce1">
            <text:p>82130</text:p>
          </table:table-cell>
          <table:table-cell office:value-type="float" office:value="24888" table:style-name="ce1">
            <text:p>2488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泰安鄉公所</text:p>
          </table:table-cell>
          <table:table-cell office:value-type="string" table:style-name="ce1">
            <text:p>aa<text:s text:c="8"/></text:p>
          </table:table-cell>
          <table:table-cell office:value-type="string" table:style-name="ce1">
            <text:p>協助苗栗縣泰安鄉公所辦理104年苗栗縣泰安鄉全民運動暨傳統競技運動</text:p>
          </table:table-cell>
          <table:table-cell office:value-type="date" office:date-value="2015-05-30T00:00:00" table:style-name="ce2">
            <text:p>2015/5/30</text:p>
          </table:table-cell>
          <table:table-cell office:value-type="date" office:date-value="2015-06-07T00:00:00" table:style-name="ce2">
            <text:p>2015/6/7</text:p>
          </table:table-cell>
          <table:table-cell office:value-type="string" table:style-name="ce1">
            <text:p>苗栗縣泰安鄉</text:p>
          </table:table-cell>
          <table:table-cell office:value-type="float" office:value="1790" table:style-name="ce1">
            <text:p>1790</text:p>
          </table:table-cell>
          <table:table-cell office:value-type="float" office:value="890" table:style-name="ce1">
            <text:p>89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string" table:style-name="ce1">
            <text:p>促進電力發展營運協助金審議委員會</text:p>
          </table:table-cell>
          <table:table-cell office:value-type="date" office:date-value="2015-05-12T00:00:00" table:style-name="ce2">
            <text:p>2015/5/1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永新舢筏協會</text:p>
          </table:table-cell>
          <table:table-cell office:value-type="float" office:value="26040180" table:style-name="ce1">
            <text:p>26040180</text:p>
          </table:table-cell>
          <table:table-cell office:value-type="string" table:style-name="ce1">
            <text:p>協助高雄市永安永新舢筏協會辦理104年會員交流暨節能減碳宣導活動</text:p>
          </table:table-cell>
          <table:table-cell office:value-type="date" office:date-value="2015-05-31T00:00:00" table:style-name="ce2">
            <text:p>2015/5/31</text:p>
          </table:table-cell>
          <table:table-cell office:value-type="date" office:date-value="2015-06-02T00:00:00" table:style-name="ce2">
            <text:p>2015/6/2</text:p>
          </table:table-cell>
          <table:table-cell office:value-type="string" table:style-name="ce1">
            <text:p>龍門發電廠</text:p>
          </table:table-cell>
          <table:table-cell office:value-type="float" office:value="362" table:style-name="ce1">
            <text:p>362</text:p>
          </table:table-cell>
          <table:table-cell office:value-type="float" office:value="60" table:style-name="ce1">
            <text:p>60</text:p>
          </table:table-cell>
          <table:table-cell office:value-type="float" office:value="45" table:style-name="ce1">
            <text:p>4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string" table:style-name="ce1">
            <text:p>促進電力發展營運協助金審議委員會</text:p>
          </table:table-cell>
          <table:table-cell office:value-type="date" office:date-value="2015-04-29T00:00:00" table:style-name="ce2">
            <text:p>2015/4/29</text:p>
          </table:table-cell>
          <table:table-cell office:value-type="string" table:style-name="ce1">
            <text:p><text:s/>aa<text:s/></text:p>
          </table:table-cell>
          <table:table-cell office:value-type="string" table:style-name="ce1">
            <text:p><text:s/>aa<text:s/></text:p>
          </table:table-cell>
          <table:table-cell office:value-type="string" table:style-name="ce1">
            <text:p>臺北市</text:p>
          </table:table-cell>
          <table:table-cell office:value-type="string" table:style-name="ce1">
            <text:p>中華民國慢速壘球協會</text:p>
          </table:table-cell>
          <table:table-cell office:value-type="float" office:value="92022229" table:style-name="ce1">
            <text:p>92022229</text:p>
          </table:table-cell>
          <table:table-cell office:value-type="string" table:style-name="ce1">
            <text:p>協助中華民國慢速壘球協會辦理104年第十三屆總統盃全國慢速壘球錦標賽</text:p>
          </table:table-cell>
          <table:table-cell office:value-type="date" office:date-value="2015-06-01T00:00:00" table:style-name="ce2">
            <text:p>2015/6/1</text:p>
          </table:table-cell>
          <table:table-cell office:value-type="date" office:date-value="2015-10-31T00:00:00" table:style-name="ce2">
            <text:p>2015/10/31</text:p>
          </table:table-cell>
          <table:table-cell office:value-type="string" table:style-name="ce1">
            <text:p>全省22縣市</text:p>
          </table:table-cell>
          <table:table-cell office:value-type="float" office:value="9000" table:style-name="ce1">
            <text:p>9000</text:p>
          </table:table-cell>
          <table:table-cell office:value-type="float" office:value="2000" table:style-name="ce1">
            <text:p>2000</text:p>
          </table:table-cell>
          <table:table-cell office:value-type="float" office:value="600" table:style-name="ce1">
            <text:p>6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string" table:style-name="ce1">
            <text:p>促進電力發展營運協助金審議委員會</text:p>
          </table:table-cell>
          <table:table-cell office:value-type="date" office:date-value="2015-05-11T00:00:00" table:style-name="ce2">
            <text:p>2015/5/11</text:p>
          </table:table-cell>
          <table:table-cell office:value-type="string" table:style-name="ce1">
            <text:p><text:s/>aa<text:s/></text:p>
          </table:table-cell>
          <table:table-cell office:value-type="string" table:style-name="ce1">
            <text:p><text:s/>aa<text:s/></text:p>
          </table:table-cell>
          <table:table-cell office:value-type="string" table:style-name="ce1">
            <text:p>彰化縣</text:p>
          </table:table-cell>
          <table:table-cell office:value-type="string" table:style-name="ce1">
            <text:p>彰化縣伸港鄉公所</text:p>
          </table:table-cell>
          <table:table-cell office:value-type="string" table:style-name="ce1">
            <text:p>aa<text:s text:c="8"/></text:p>
          </table:table-cell>
          <table:table-cell office:value-type="string" table:style-name="ce1">
            <text:p>協助彰化縣伸港鄉公所辦理104年全鄉暨社區全民運動大會活動計畫</text:p>
          </table:table-cell>
          <table:table-cell office:value-type="date" office:date-value="2015-06-07T00:00:00" table:style-name="ce2">
            <text:p>2015/6/7</text:p>
          </table:table-cell>
          <table:table-cell office:value-type="date" office:date-value="2015-06-07T00:00:00" table:style-name="ce2">
            <text:p>2015/6/7</text:p>
          </table:table-cell>
          <table:table-cell office:value-type="string" table:style-name="ce1">
            <text:p>彰化縣伸港鄉</text:p>
          </table:table-cell>
          <table:table-cell office:value-type="float" office:value="930" table:style-name="ce1">
            <text:p>930</text:p>
          </table:table-cell>
          <table:table-cell office:value-type="float" office:value="700" table:style-name="ce1">
            <text:p>700</text:p>
          </table:table-cell>
          <table:table-cell office:value-type="float" office:value="260" table:style-name="ce1">
            <text:p>2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巧聖技藝傳統文化推展協會</text:p>
          </table:table-cell>
          <table:table-cell office:value-type="float" office:value="21471287" table:style-name="ce1">
            <text:p>21471287</text:p>
          </table:table-cell>
          <table:table-cell office:value-type="string" table:style-name="ce1">
            <text:p>協助苗栗縣巧聖技藝傳統文化推展協會辦理2015年發揚魯班工藝薪火相傳民俗文化慶典活動</text:p>
          </table:table-cell>
          <table:table-cell office:value-type="date" office:date-value="2015-06-13T00:00:00" table:style-name="ce2">
            <text:p>2015/6/13</text:p>
          </table:table-cell>
          <table:table-cell office:value-type="date" office:date-value="2015-06-14T00:00:00" table:style-name="ce2">
            <text:p>2015/6/14</text:p>
          </table:table-cell>
          <table:table-cell office:value-type="string" table:style-name="ce1">
            <text:p>苗栗縣通霄鎮</text:p>
          </table:table-cell>
          <table:table-cell office:value-type="float" office:value="550" table:style-name="ce1">
            <text:p>550</text:p>
          </table:table-cell>
          <table:table-cell office:value-type="float" office:value="70" table:style-name="ce1">
            <text:p>7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string" table:style-name="ce1">
            <text:p>促進電力發展營運協助金審議委員會</text:p>
          </table:table-cell>
          <table:table-cell office:value-type="date" office:date-value="2015-05-06T00:00:00" table:style-name="ce2">
            <text:p>2015/5/6</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腳踏車休閒協會</text:p>
          </table:table-cell>
          <table:table-cell office:value-type="float" office:value="45791675" table:style-name="ce1">
            <text:p>45791675</text:p>
          </table:table-cell>
          <table:table-cell office:value-type="string" table:style-name="ce1">
            <text:p>協助苗栗縣通霄腳踏車休閒協會辦理「神采喜洋洋 山城海洋」單車遊活動</text:p>
          </table:table-cell>
          <table:table-cell office:value-type="date" office:date-value="2015-06-07T00:00:00" table:style-name="ce2">
            <text:p>2015/6/7</text:p>
          </table:table-cell>
          <table:table-cell office:value-type="date" office:date-value="2015-06-07T00:00:00" table:style-name="ce2">
            <text:p>2015/6/7</text:p>
          </table:table-cell>
          <table:table-cell office:value-type="string" table:style-name="ce1">
            <text:p>苗栗縣通霄鎮</text:p>
          </table:table-cell>
          <table:table-cell office:value-type="float" office:value="1074" table:style-name="ce1">
            <text:p>1074</text:p>
          </table:table-cell>
          <table:table-cell office:value-type="float" office:value="250" table:style-name="ce1">
            <text:p>250</text:p>
          </table:table-cell>
          <table:table-cell office:value-type="float" office:value="200" table:style-name="ce1">
            <text:p>2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aa</text:p>
          </table:table-cell>
          <table:table-cell office:value-type="string" table:style-name="ce1">
            <text:p>花蓮縣</text:p>
          </table:table-cell>
          <table:table-cell office:value-type="string" table:style-name="ce1">
            <text:p>花蓮縣秀林鄉公所</text:p>
          </table:table-cell>
          <table:table-cell office:value-type="string" table:style-name="ce1">
            <text:p>aa<text:s text:c="8"/></text:p>
          </table:table-cell>
          <table:table-cell office:value-type="string" table:style-name="ce1">
            <text:p>協助花蓮縣秀林鄉公所辦理秀林鄉2015太魯閣族春之頌系列活動</text:p>
          </table:table-cell>
          <table:table-cell office:value-type="date" office:date-value="2015-05-16T00:00:00" table:style-name="ce2">
            <text:p>2015/5/16</text:p>
          </table:table-cell>
          <table:table-cell office:value-type="date" office:date-value="2015-07-11T00:00:00" table:style-name="ce2">
            <text:p>2015/7/11</text:p>
          </table:table-cell>
          <table:table-cell office:value-type="string" table:style-name="ce1">
            <text:p>花蓮縣秀林鄉</text:p>
          </table:table-cell>
          <table:table-cell office:value-type="float" office:value="1700" table:style-name="ce1">
            <text:p>170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string" table:style-name="ce1">
            <text:p>促進電力發展營運協助金審議委員會</text:p>
          </table:table-cell>
          <table:table-cell office:value-type="date" office:date-value="2015-05-05T00:00:00" table:style-name="ce2">
            <text:p>2015/5/5</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苑裡寶安宮傳統民俗文化推展協會</text:p>
          </table:table-cell>
          <table:table-cell office:value-type="float" office:value="39893725" table:style-name="ce1">
            <text:p>39893725</text:p>
          </table:table-cell>
          <table:table-cell office:value-type="string" table:style-name="ce1">
            <text:p>協助苗栗縣苑裡寶安宮傳統民俗文化推展協會辦理104年度【李府元帥民間信仰文化探索暨節能減碳宣導活動】</text:p>
          </table:table-cell>
          <table:table-cell office:value-type="date" office:date-value="2015-06-12T00:00:00" table:style-name="ce2">
            <text:p>2015/6/12</text:p>
          </table:table-cell>
          <table:table-cell office:value-type="date" office:date-value="2015-06-12T00:00:00" table:style-name="ce2">
            <text:p>2015/6/12</text:p>
          </table:table-cell>
          <table:table-cell office:value-type="string" table:style-name="ce1">
            <text:p>苗栗縣苑裡鎮</text:p>
          </table:table-cell>
          <table:table-cell office:value-type="float" office:value="182" table:style-name="ce1">
            <text:p>182</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永安區鳥林投老人長壽協進會</text:p>
          </table:table-cell>
          <table:table-cell office:value-type="float" office:value="38743093" table:style-name="ce1">
            <text:p>38743093</text:p>
          </table:table-cell>
          <table:table-cell office:value-type="string" table:style-name="ce1">
            <text:p>協助高雄市永安區鳥林投老人長壽協進會辦理參訪績優老人會經驗交流暨節能減碳愛環保宣導活動</text:p>
          </table:table-cell>
          <table:table-cell office:value-type="date" office:date-value="2015-05-14T00:00:00" table:style-name="ce2">
            <text:p>2015/5/14</text:p>
          </table:table-cell>
          <table:table-cell office:value-type="date" office:date-value="2015-05-16T00:00:00" table:style-name="ce2">
            <text:p>2015/5/16</text:p>
          </table:table-cell>
          <table:table-cell office:value-type="string" table:style-name="ce1">
            <text:p>台中發電廠</text:p>
          </table:table-cell>
          <table:table-cell office:value-type="float" office:value="206" table:style-name="ce1">
            <text:p>206</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太極技藝推廣協會</text:p>
          </table:table-cell>
          <table:table-cell office:value-type="float" office:value="10934091" table:style-name="ce1">
            <text:p>10934091</text:p>
          </table:table-cell>
          <table:table-cell office:value-type="string" table:style-name="ce1">
            <text:p>協助苗栗縣太極技藝推廣協會辦理夕陽美(下)功夫扇研習</text:p>
          </table:table-cell>
          <table:table-cell office:value-type="date" office:date-value="2015-06-29T00:00:00" table:style-name="ce2">
            <text:p>2015/6/29</text:p>
          </table:table-cell>
          <table:table-cell office:value-type="date" office:date-value="2015-07-18T00:00:00" table:style-name="ce2">
            <text:p>2015/7/18</text:p>
          </table:table-cell>
          <table:table-cell office:value-type="string" table:style-name="ce1">
            <text:p>苗栗縣通霄鎮</text:p>
          </table:table-cell>
          <table:table-cell office:value-type="float" office:value="57" table:style-name="ce1">
            <text:p>57</text:p>
          </table:table-cell>
          <table:table-cell office:value-type="float" office:value="47" table:style-name="ce1">
            <text:p>47</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string" table:style-name="ce1">
            <text:p>促進電力發展營運協助金審議委員會</text:p>
          </table:table-cell>
          <table:table-cell office:value-type="date" office:date-value="2015-05-06T00:00:00" table:style-name="ce2">
            <text:p>2015/5/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苑裡鎮苑南社區發展協會</text:p>
          </table:table-cell>
          <table:table-cell office:value-type="float" office:value="19292885" table:style-name="ce1">
            <text:p>19292885</text:p>
          </table:table-cell>
          <table:table-cell office:value-type="string" table:style-name="ce1">
            <text:p>協助苗栗縣苑裡鎮苑南社區發展協會辦理慶祝104年長青歡歌關懷健康活動</text:p>
          </table:table-cell>
          <table:table-cell office:value-type="date" office:date-value="2015-05-17T00:00:00" table:style-name="ce2">
            <text:p>2015/5/17</text:p>
          </table:table-cell>
          <table:table-cell office:value-type="date" office:date-value="2015-05-17T00:00:00" table:style-name="ce2">
            <text:p>2015/5/17</text:p>
          </table:table-cell>
          <table:table-cell office:value-type="string" table:style-name="ce1">
            <text:p>苗栗縣苑裡鎮</text:p>
          </table:table-cell>
          <table:table-cell office:value-type="float" office:value="112" table:style-name="ce1">
            <text:p>112</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string" table:style-name="ce1">
            <text:p>促進電力發展營運協助金審議委員會</text:p>
          </table:table-cell>
          <table:table-cell office:value-type="date" office:date-value="2015-05-06T00:00:00" table:style-name="ce2">
            <text:p>2015/5/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霄鎮城南社區發展協會</text:p>
          </table:table-cell>
          <table:table-cell office:value-type="float" office:value="66843312" table:style-name="ce1">
            <text:p>66843312</text:p>
          </table:table-cell>
          <table:table-cell office:value-type="string" table:style-name="ce1">
            <text:p>協助苗栗縣通霄鎮城南社區發展協會辦理104年度弱勢家庭婦女有氧韻律舞班訓練計劃</text:p>
          </table:table-cell>
          <table:table-cell office:value-type="date" office:date-value="2015-05-01T00:00:00" table:style-name="ce2">
            <text:p>2015/5/1</text:p>
          </table:table-cell>
          <table:table-cell office:value-type="date" office:date-value="2015-10-31T00:00:00" table:style-name="ce2">
            <text:p>2015/10/31</text:p>
          </table:table-cell>
          <table:table-cell office:value-type="string" table:style-name="ce1">
            <text:p>苗栗縣通霄鎮</text:p>
          </table:table-cell>
          <table:table-cell office:value-type="float" office:value="239" table:style-name="ce1">
            <text:p>239</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string" table:style-name="ce1">
            <text:p>促進電力發展營運協助金審議委員會</text:p>
          </table:table-cell>
          <table:table-cell office:value-type="date" office:date-value="2015-05-07T00:00:00" table:style-name="ce2">
            <text:p>2015/5/7</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桃園區漁會</text:p>
          </table:table-cell>
          <table:table-cell office:value-type="float" office:value="98228695" table:style-name="ce1">
            <text:p>98228695</text:p>
          </table:table-cell>
          <table:table-cell office:value-type="string" table:style-name="ce1">
            <text:p>協助桃園市桃園區漁會辦理104年度慶祝漁民節活動</text:p>
          </table:table-cell>
          <table:table-cell office:value-type="date" office:date-value="2015-07-01T00:00:00" table:style-name="ce2">
            <text:p>2015/7/1</text:p>
          </table:table-cell>
          <table:table-cell office:value-type="date" office:date-value="2015-07-01T00:00:00" table:style-name="ce2">
            <text:p>2015/7/1</text:p>
          </table:table-cell>
          <table:table-cell office:value-type="string" table:style-name="ce1">
            <text:p>桃園市大園區</text:p>
          </table:table-cell>
          <table:table-cell office:value-type="float" office:value="850" table:style-name="ce1">
            <text:p>85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string" table:style-name="ce1">
            <text:p>促進電力發展營運協助金審議委員會</text:p>
          </table:table-cell>
          <table:table-cell office:value-type="date" office:date-value="2015-05-07T00:00:00" table:style-name="ce2">
            <text:p>2015/5/7</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觀音區松青會</text:p>
          </table:table-cell>
          <table:table-cell office:value-type="float" office:value="19469659" table:style-name="ce1">
            <text:p>19469659</text:p>
          </table:table-cell>
          <table:table-cell office:value-type="string" table:style-name="ce1">
            <text:p>協助桃園市觀音區松青會辦理104年春季老人福利及節約能源宣導活動</text:p>
          </table:table-cell>
          <table:table-cell office:value-type="date" office:date-value="2015-05-17T00:00:00" table:style-name="ce2">
            <text:p>2015/5/17</text:p>
          </table:table-cell>
          <table:table-cell office:value-type="date" office:date-value="2015-05-19T00:00:00" table:style-name="ce2">
            <text:p>2015/5/19</text:p>
          </table:table-cell>
          <table:table-cell office:value-type="string" table:style-name="ce1">
            <text:p>第三核能發電廠</text:p>
          </table:table-cell>
          <table:table-cell office:value-type="float" office:value="1087" table:style-name="ce1">
            <text:p>1087</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永安區新港社區發展協會</text:p>
          </table:table-cell>
          <table:table-cell office:value-type="float" office:value="78935688" table:style-name="ce1">
            <text:p>78935688</text:p>
          </table:table-cell>
          <table:table-cell office:value-type="string" table:style-name="ce1">
            <text:p>協助高雄市永安區新港社區發展協會辦理媽媽土風舞暨關懷據點研習活動</text:p>
          </table:table-cell>
          <table:table-cell office:value-type="date" office:date-value="2015-05-01T00:00:00" table:style-name="ce2">
            <text:p>2015/5/1</text:p>
          </table:table-cell>
          <table:table-cell office:value-type="date" office:date-value="2015-10-30T00:00:00" table:style-name="ce2">
            <text:p>2015/10/30</text:p>
          </table:table-cell>
          <table:table-cell office:value-type="string" table:style-name="ce1">
            <text:p>高雄市永安區</text:p>
          </table:table-cell>
          <table:table-cell office:value-type="float" office:value="170" table:style-name="ce1">
            <text:p>170</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string" table:style-name="ce1">
            <text:p>促進電力發展營運協助金審議委員會</text:p>
          </table:table-cell>
          <table:table-cell office:value-type="date" office:date-value="2015-04-30T00:00:00" table:style-name="ce2">
            <text:p>2015/4/30</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苑裡鎮房裡城順天文化協會</text:p>
          </table:table-cell>
          <table:table-cell office:value-type="float" office:value="38807949" table:style-name="ce1">
            <text:p>38807949</text:p>
          </table:table-cell>
          <table:table-cell office:value-type="string" table:style-name="ce1">
            <text:p>協助苗栗縣苑裡鎮房裡城順天文化協會辦理2015房裡順天宮媽祖文化活動</text:p>
          </table:table-cell>
          <table:table-cell office:value-type="date" office:date-value="2015-05-03T00:00:00" table:style-name="ce2">
            <text:p>2015/5/3</text:p>
          </table:table-cell>
          <table:table-cell office:value-type="date" office:date-value="2015-05-03T00:00:00" table:style-name="ce2">
            <text:p>2015/5/3</text:p>
          </table:table-cell>
          <table:table-cell office:value-type="string" table:style-name="ce1">
            <text:p>苗栗縣苑裡鎮</text:p>
          </table:table-cell>
          <table:table-cell office:value-type="float" office:value="230" table:style-name="ce1">
            <text:p>230</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string" table:style-name="ce1">
            <text:p>促進電力發展營運協助金審議委員會</text:p>
          </table:table-cell>
          <table:table-cell office:value-type="date" office:date-value="2015-05-07T00:00:00" table:style-name="ce2">
            <text:p>2015/5/7</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觀音區老人會</text:p>
          </table:table-cell>
          <table:table-cell office:value-type="float" office:value="17131049" table:style-name="ce1">
            <text:p>17131049</text:p>
          </table:table-cell>
          <table:table-cell office:value-type="string" table:style-name="ce1">
            <text:p>協助桃園市觀音區老人會辦理104年度春季會員戶外觀摩暨關懷老人政令及節約用電、電力開發等宣導活動計畫</text:p>
          </table:table-cell>
          <table:table-cell office:value-type="date" office:date-value="2015-05-13T00:00:00" table:style-name="ce2">
            <text:p>2015/5/13</text:p>
          </table:table-cell>
          <table:table-cell office:value-type="date" office:date-value="2015-05-29T00:00:00" table:style-name="ce2">
            <text:p>2015/5/29</text:p>
          </table:table-cell>
          <table:table-cell office:value-type="string" table:style-name="ce1">
            <text:p>通霄發電廠</text:p>
          </table:table-cell>
          <table:table-cell office:value-type="float" office:value="1049" table:style-name="ce1">
            <text:p>1049</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string" table:style-name="ce1">
            <text:p>促進電力發展營運協助金審議委員會</text:p>
          </table:table-cell>
          <table:table-cell office:value-type="date" office:date-value="2015-05-07T00:00:00" table:style-name="ce2">
            <text:p>2015/5/7</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新屋區松柏會</text:p>
          </table:table-cell>
          <table:table-cell office:value-type="float" office:value="19619242" table:style-name="ce1">
            <text:p>19619242</text:p>
          </table:table-cell>
          <table:table-cell office:value-type="string" table:style-name="ce1">
            <text:p>協助桃園市新屋區松柏會辦理104年度老人長途戶外參訪暨節約能源及節能減碳宣導活動</text:p>
          </table:table-cell>
          <table:table-cell office:value-type="date" office:date-value="2015-05-17T00:00:00" table:style-name="ce2">
            <text:p>2015/5/17</text:p>
          </table:table-cell>
          <table:table-cell office:value-type="date" office:date-value="2015-05-18T00:00:00" table:style-name="ce2">
            <text:p>2015/5/18</text:p>
          </table:table-cell>
          <table:table-cell office:value-type="string" table:style-name="ce1">
            <text:p>台中發電廠</text:p>
          </table:table-cell>
          <table:table-cell office:value-type="float" office:value="910" table:style-name="ce1">
            <text:p>910</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string" table:style-name="ce1">
            <text:p>促進電力發展營運協助金審議委員會</text:p>
          </table:table-cell>
          <table:table-cell office:value-type="date" office:date-value="2015-05-07T00:00:00" table:style-name="ce2">
            <text:p>2015/5/7</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彌陀區文安社區發展協會</text:p>
          </table:table-cell>
          <table:table-cell office:value-type="float" office:value="78935998" table:style-name="ce1">
            <text:p>78935998</text:p>
          </table:table-cell>
          <table:table-cell office:value-type="string" table:style-name="ce1">
            <text:p>協助高雄市彌陀區文安社區發展協會辦理104年度地方產業文化交流活動</text:p>
          </table:table-cell>
          <table:table-cell office:value-type="date" office:date-value="2015-05-16T00:00:00" table:style-name="ce2">
            <text:p>2015/5/16</text:p>
          </table:table-cell>
          <table:table-cell office:value-type="date" office:date-value="2015-05-18T00:00:00" table:style-name="ce2">
            <text:p>2015/5/18</text:p>
          </table:table-cell>
          <table:table-cell office:value-type="string" table:style-name="ce1">
            <text:p>台中發電廠</text:p>
          </table:table-cell>
          <table:table-cell office:value-type="float" office:value="390" table:style-name="ce1">
            <text:p>390</text:p>
          </table:table-cell>
          <table:table-cell office:value-type="float" office:value="120" table:style-name="ce1">
            <text:p>120</text:p>
          </table:table-cell>
          <table:table-cell office:value-type="float" office:value="45" table:style-name="ce1">
            <text:p>4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string" table:style-name="ce1">
            <text:p>促進電力發展營運協助金審議委員會</text:p>
          </table:table-cell>
          <table:table-cell office:value-type="date" office:date-value="2015-05-08T00:00:00" table:style-name="ce2">
            <text:p>2015/5/8</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台中市艾馨婦女協進會</text:p>
          </table:table-cell>
          <table:table-cell office:value-type="float" office:value="99898273" table:style-name="ce1">
            <text:p>99898273</text:p>
          </table:table-cell>
          <table:table-cell office:value-type="string" table:style-name="ce1">
            <text:p>協助台中市艾馨婦女協進會辦理「2015深耕台灣~多元文化宣導系列暨節約能源宣導活動」</text:p>
          </table:table-cell>
          <table:table-cell office:value-type="date" office:date-value="2015-05-10T00:00:00" table:style-name="ce2">
            <text:p>2015/5/10</text:p>
          </table:table-cell>
          <table:table-cell office:value-type="date" office:date-value="2015-09-27T00:00:00" table:style-name="ce2">
            <text:p>2015/9/27</text:p>
          </table:table-cell>
          <table:table-cell office:value-type="string" table:style-name="ce1">
            <text:p>台中市大肚區</text:p>
          </table:table-cell>
          <table:table-cell office:value-type="float" office:value="265" table:style-name="ce1">
            <text:p>265</text:p>
          </table:table-cell>
          <table:table-cell office:value-type="float" office:value="240" table:style-name="ce1">
            <text:p>24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string" table:style-name="ce1">
            <text:p>促進電力發展營運協助金審議委員會</text:p>
          </table:table-cell>
          <table:table-cell office:value-type="date" office:date-value="2015-05-06T00:00:00" table:style-name="ce2">
            <text:p>2015/5/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104年度模範母親表揚大會</text:p>
          </table:table-cell>
          <table:table-cell office:value-type="date" office:date-value="2015-05-10T00:00:00" table:style-name="ce2">
            <text:p>2015/5/10</text:p>
          </table:table-cell>
          <table:table-cell office:value-type="date" office:date-value="2015-05-10T00:00:00" table:style-name="ce2">
            <text:p>2015/5/10</text:p>
          </table:table-cell>
          <table:table-cell office:value-type="string" table:style-name="ce1">
            <text:p>苗栗縣通霄鎮</text:p>
          </table:table-cell>
          <table:table-cell office:value-type="float" office:value="368" table:style-name="ce1">
            <text:p>368</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string" table:style-name="ce1">
            <text:p>促進電力發展營運協助金審議委員會</text:p>
          </table:table-cell>
          <table:table-cell office:value-type="date" office:date-value="2015-05-06T00:00:00" table:style-name="ce2">
            <text:p>2015/5/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苑裡鎮104年度模範母親代表表揚活動</text:p>
          </table:table-cell>
          <table:table-cell office:value-type="date" office:date-value="2015-05-09T00:00:00" table:style-name="ce2">
            <text:p>2015/5/9</text:p>
          </table:table-cell>
          <table:table-cell office:value-type="date" office:date-value="2015-05-09T00:00:00" table:style-name="ce2">
            <text:p>2015/5/9</text:p>
          </table:table-cell>
          <table:table-cell office:value-type="string" table:style-name="ce1">
            <text:p>苗栗縣苑裡鎮</text:p>
          </table:table-cell>
          <table:table-cell office:value-type="float" office:value="638" table:style-name="ce1">
            <text:p>638</text:p>
          </table:table-cell>
          <table:table-cell office:value-type="float" office:value="150" table:style-name="ce1">
            <text:p>15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string" table:style-name="ce1">
            <text:p>促進電力發展營運協助金審議委員會</text:p>
          </table:table-cell>
          <table:table-cell office:value-type="date" office:date-value="2015-05-06T00:00:00" table:style-name="ce2">
            <text:p>2015/5/6</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s text:c="8"/></text:p>
          </table:table-cell>
          <table:table-cell office:value-type="string" table:style-name="ce1">
            <text:p>協助高雄市湖內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444" table:style-name="ce1">
            <text:p>12444</text:p>
          </table:table-cell>
          <table:table-cell office:value-type="float" office:value="12444" table:style-name="ce1">
            <text:p>1244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string" table:style-name="ce1">
            <text:p>促進電力發展營運協助金審議委員會</text:p>
          </table:table-cell>
          <table:table-cell office:value-type="date" office:date-value="2015-05-06T00:00:00" table:style-name="ce2">
            <text:p>2015/5/6</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前鎮區公所</text:p>
          </table:table-cell>
          <table:table-cell office:value-type="string" table:style-name="ce1">
            <text:p>aa<text:s text:c="8"/></text:p>
          </table:table-cell>
          <table:table-cell office:value-type="string" table:style-name="ce1">
            <text:p>協助高雄市前鎮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258" table:style-name="ce1">
            <text:p>24258</text:p>
          </table:table-cell>
          <table:table-cell office:value-type="float" office:value="24258" table:style-name="ce1">
            <text:p>2425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string" table:style-name="ce1">
            <text:p>促進電力發展營運協助金審議委員會</text:p>
          </table:table-cell>
          <table:table-cell office:value-type="date" office:date-value="2015-04-14T00:00:00" table:style-name="ce2">
            <text:p>2015/4/14</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金山區公所</text:p>
          </table:table-cell>
          <table:table-cell office:value-type="string" table:style-name="ce1">
            <text:p>aa<text:s text:c="8"/></text:p>
          </table:table-cell>
          <table:table-cell office:value-type="string" table:style-name="ce1">
            <text:p>協助新北市金山區公所辦理104年度新北市金山區節能減碳措施補助</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新北市金山區</text:p>
          </table:table-cell>
          <table:table-cell office:value-type="float" office:value="59670" table:style-name="ce1">
            <text:p>59670</text:p>
          </table:table-cell>
          <table:table-cell office:value-type="float" office:value="20783" table:style-name="ce1">
            <text:p>20783</text:p>
          </table:table-cell>
          <table:table-cell office:value-type="float" office:value="20783" table:style-name="ce1">
            <text:p>20783</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string" table:style-name="ce1">
            <text:p>促進電力發展營運協助金審議委員會</text:p>
          </table:table-cell>
          <table:table-cell office:value-type="date" office:date-value="2015-04-29T00:00:00" table:style-name="ce2">
            <text:p>2015/4/29</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路竹區公所</text:p>
          </table:table-cell>
          <table:table-cell office:value-type="string" table:style-name="ce1">
            <text:p>aa<text:s text:c="8"/></text:p>
          </table:table-cell>
          <table:table-cell office:value-type="string" table:style-name="ce1">
            <text:p>協助高雄市路竹區公所104年度輸變電促協金(運轉中)--路北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150" table:style-name="ce1">
            <text:p>5150</text:p>
          </table:table-cell>
          <table:table-cell office:value-type="float" office:value="5150" table:style-name="ce1">
            <text:p>51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string" table:style-name="ce1">
            <text:p>促進電力發展營運協助金審議委員會</text:p>
          </table:table-cell>
          <table:table-cell office:value-type="date" office:date-value="2015-04-29T00:00:00" table:style-name="ce2">
            <text:p>2015/4/29</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土城區公所</text:p>
          </table:table-cell>
          <table:table-cell office:value-type="string" table:style-name="ce1">
            <text:p>aa<text:s text:c="8"/></text:p>
          </table:table-cell>
          <table:table-cell office:value-type="string" table:style-name="ce1">
            <text:p>協助新北市土城區公所104年度輸變電促協金(運轉中)--板橋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100" table:style-name="ce1">
            <text:p>6100</text:p>
          </table:table-cell>
          <table:table-cell office:value-type="float" office:value="6100" table:style-name="ce1">
            <text:p>61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string" table:style-name="ce1">
            <text:p>促進電力發展營運協助金審議委員會</text:p>
          </table:table-cell>
          <table:table-cell office:value-type="date" office:date-value="2015-05-04T00:00:00" table:style-name="ce2">
            <text:p>2015/5/4</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三芝區老人會</text:p>
          </table:table-cell>
          <table:table-cell office:value-type="float" office:value="94996205" table:style-name="ce1">
            <text:p>94996205</text:p>
          </table:table-cell>
          <table:table-cell office:value-type="string" table:style-name="ce1">
            <text:p>協助新北市三芝區老人會辦理104年度老人福利研習暨老人安養關懷及宣導用電安全活動</text:p>
          </table:table-cell>
          <table:table-cell office:value-type="date" office:date-value="2015-05-06T00:00:00" table:style-name="ce2">
            <text:p>2015/5/6</text:p>
          </table:table-cell>
          <table:table-cell office:value-type="date" office:date-value="2015-05-08T00:00:00" table:style-name="ce2">
            <text:p>2015/5/8</text:p>
          </table:table-cell>
          <table:table-cell office:value-type="string" table:style-name="ce1">
            <text:p>通霄發電廠</text:p>
          </table:table-cell>
          <table:table-cell office:value-type="float" office:value="546" table:style-name="ce1">
            <text:p>546</text:p>
          </table:table-cell>
          <table:table-cell office:value-type="float" office:value="150" table:style-name="ce1">
            <text:p>150</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string" table:style-name="ce1">
            <text:p>促進電力發展營運協助金審議委員會</text:p>
          </table:table-cell>
          <table:table-cell office:value-type="date" office:date-value="2015-05-05T00:00:00" table:style-name="ce2">
            <text:p>2015/5/5</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茄萣區和協社區發展協會</text:p>
          </table:table-cell>
          <table:table-cell office:value-type="float" office:value="9058495" table:style-name="ce1">
            <text:p>9058495</text:p>
          </table:table-cell>
          <table:table-cell office:value-type="string" table:style-name="ce1">
            <text:p>協助高雄市茄萣區和協社區發展協會辦理104年度歡慶母親節暨模範母親表揚活動計劃</text:p>
          </table:table-cell>
          <table:table-cell office:value-type="date" office:date-value="2015-05-09T00:00:00" table:style-name="ce2">
            <text:p>2015/5/9</text:p>
          </table:table-cell>
          <table:table-cell office:value-type="date" office:date-value="2015-05-09T00:00:00" table:style-name="ce2">
            <text:p>2015/5/9</text:p>
          </table:table-cell>
          <table:table-cell office:value-type="string" table:style-name="ce1">
            <text:p>高雄市茄萣區</text:p>
          </table:table-cell>
          <table:table-cell office:value-type="float" office:value="213" table:style-name="ce1">
            <text:p>213</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string" table:style-name="ce1">
            <text:p>促進電力發展營運協助金審議委員會</text:p>
          </table:table-cell>
          <table:table-cell office:value-type="date" office:date-value="2015-04-23T00:00:00" table:style-name="ce2">
            <text:p>2015/4/23</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2015苗栗通霄白沙屯媽祖進香遶境祈福活動</text:p>
          </table:table-cell>
          <table:table-cell office:value-type="date" office:date-value="2015-05-18T00:00:00" table:style-name="ce2">
            <text:p>2015/5/18</text:p>
          </table:table-cell>
          <table:table-cell office:value-type="date" office:date-value="2015-05-28T00:00:00" table:style-name="ce2">
            <text:p>2015/5/28</text:p>
          </table:table-cell>
          <table:table-cell office:value-type="string" table:style-name="ce1">
            <text:p>苗栗縣通霄鎮</text:p>
          </table:table-cell>
          <table:table-cell office:value-type="float" office:value="2780" table:style-name="ce1">
            <text:p>2780</text:p>
          </table:table-cell>
          <table:table-cell office:value-type="float" office:value="800" table:style-name="ce1">
            <text:p>800</text:p>
          </table:table-cell>
          <table:table-cell office:value-type="float" office:value="700" table:style-name="ce1">
            <text:p>7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string" table:style-name="ce1">
            <text:p>促進電力發展營運協助金審議委員會</text:p>
          </table:table-cell>
          <table:table-cell office:value-type="date" office:date-value="2015-04-29T00:00:00" table:style-name="ce2">
            <text:p>2015/4/29</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清水區公所</text:p>
          </table:table-cell>
          <table:table-cell office:value-type="string" table:style-name="ce1">
            <text:p>aa<text:s text:c="8"/></text:p>
          </table:table-cell>
          <table:table-cell office:value-type="string" table:style-name="ce1">
            <text:p>協助臺中市清水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580" table:style-name="ce1">
            <text:p>16580</text:p>
          </table:table-cell>
          <table:table-cell office:value-type="float" office:value="16580" table:style-name="ce1">
            <text:p>1658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string" table:style-name="ce1">
            <text:p>促進電力發展營運協助金審議委員會</text:p>
          </table:table-cell>
          <table:table-cell office:value-type="date" office:date-value="2015-05-05T00:00:00" table:style-name="ce2">
            <text:p>2015/5/5</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大肚區農會</text:p>
          </table:table-cell>
          <table:table-cell office:value-type="float" office:value="57005103" table:style-name="ce1">
            <text:p>57005103</text:p>
          </table:table-cell>
          <table:table-cell office:value-type="string" table:style-name="ce1">
            <text:p>協助臺中市大肚區農會辦理2015大肚區西瓜產業文化『瓜目香看』暨節約能源宣導會系列活動</text:p>
          </table:table-cell>
          <table:table-cell office:value-type="date" office:date-value="2015-05-10T00:00:00" table:style-name="ce2">
            <text:p>2015/5/10</text:p>
          </table:table-cell>
          <table:table-cell office:value-type="date" office:date-value="2015-10-31T00:00:00" table:style-name="ce2">
            <text:p>2015/10/31</text:p>
          </table:table-cell>
          <table:table-cell office:value-type="string" table:style-name="ce1">
            <text:p>臺中市大肚區</text:p>
          </table:table-cell>
          <table:table-cell office:value-type="float" office:value="820" table:style-name="ce1">
            <text:p>820</text:p>
          </table:table-cell>
          <table:table-cell office:value-type="float" office:value="200" table:style-name="ce1">
            <text:p>200</text:p>
          </table:table-cell>
          <table:table-cell office:value-type="float" office:value="80" table:style-name="ce1">
            <text:p>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string" table:style-name="ce1">
            <text:p>促進電力發展營運協助金審議委員會</text:p>
          </table:table-cell>
          <table:table-cell office:value-type="date" office:date-value="2015-05-04T00:00:00" table:style-name="ce2">
            <text:p>2015/5/4</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水里鄉公所</text:p>
          </table:table-cell>
          <table:table-cell office:value-type="string" table:style-name="ce1">
            <text:p>aa<text:s text:c="8"/></text:p>
          </table:table-cell>
          <table:table-cell office:value-type="string" table:style-name="ce1">
            <text:p>協助南投縣水里鄉公所辦理「藝術造鄉─文化札根」藝文展演活動</text:p>
          </table:table-cell>
          <table:table-cell office:value-type="date" office:date-value="2015-06-01T00:00:00" table:style-name="ce2">
            <text:p>2015/6/1</text:p>
          </table:table-cell>
          <table:table-cell office:value-type="date" office:date-value="2015-09-30T00:00:00" table:style-name="ce2">
            <text:p>2015/9/30</text:p>
          </table:table-cell>
          <table:table-cell office:value-type="string" table:style-name="ce1">
            <text:p>南投縣水里鄉</text:p>
          </table:table-cell>
          <table:table-cell office:value-type="float" office:value="225" table:style-name="ce1">
            <text:p>225</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string" table:style-name="ce1">
            <text:p>促進電力發展營運協助金審議委員會</text:p>
          </table:table-cell>
          <table:table-cell office:value-type="date" office:date-value="2015-04-28T00:00:00" table:style-name="ce2">
            <text:p>2015/4/28</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苑裡自行車協會</text:p>
          </table:table-cell>
          <table:table-cell office:value-type="float" office:value="45528078" table:style-name="ce1">
            <text:p>45528078</text:p>
          </table:table-cell>
          <table:table-cell office:value-type="string" table:style-name="ce1">
            <text:p>協助苗栗縣苑裡自行車協會辦理104年度【宇輪盃130登山王暨節能減碳宣導】活動</text:p>
          </table:table-cell>
          <table:table-cell office:value-type="date" office:date-value="2015-05-03T00:00:00" table:style-name="ce2">
            <text:p>2015/5/3</text:p>
          </table:table-cell>
          <table:table-cell office:value-type="date" office:date-value="2015-05-03T00:00:00" table:style-name="ce2">
            <text:p>2015/5/3</text:p>
          </table:table-cell>
          <table:table-cell office:value-type="string" table:style-name="ce1">
            <text:p>苗栗縣苑裡鎮</text:p>
          </table:table-cell>
          <table:table-cell office:value-type="float" office:value="161" table:style-name="ce1">
            <text:p>161</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string" table:style-name="ce1">
            <text:p>促進電力發展營運協助金審議委員會</text:p>
          </table:table-cell>
          <table:table-cell office:value-type="date" office:date-value="2015-04-29T00:00:00" table:style-name="ce2">
            <text:p>2015/4/29</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104年模範母親、孝行楷模表揚暨節能減碳宣導活動</text:p>
          </table:table-cell>
          <table:table-cell office:value-type="date" office:date-value="2015-05-02T00:00:00" table:style-name="ce2">
            <text:p>2015/5/2</text:p>
          </table:table-cell>
          <table:table-cell office:value-type="date" office:date-value="2015-05-02T00:00:00" table:style-name="ce2">
            <text:p>2015/5/2</text:p>
          </table:table-cell>
          <table:table-cell office:value-type="string" table:style-name="ce1">
            <text:p>臺中市龍井區</text:p>
          </table:table-cell>
          <table:table-cell office:value-type="float" office:value="422" table:style-name="ce1">
            <text:p>422</text:p>
          </table:table-cell>
          <table:table-cell office:value-type="float" office:value="150" table:style-name="ce1">
            <text:p>150</text:p>
          </table:table-cell>
          <table:table-cell office:value-type="float" office:value="120" table:style-name="ce1">
            <text:p>1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string" table:style-name="ce1">
            <text:p>促進電力發展營運協助金審議委員會</text:p>
          </table:table-cell>
          <table:table-cell office:value-type="date" office:date-value="2015-04-30T00:00:00" table:style-name="ce2">
            <text:p>2015/4/30</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2015恆春鎮慶祝母親節暨農特產品展售活動</text:p>
          </table:table-cell>
          <table:table-cell office:value-type="date" office:date-value="2015-05-09T00:00:00" table:style-name="ce2">
            <text:p>2015/5/9</text:p>
          </table:table-cell>
          <table:table-cell office:value-type="date" office:date-value="2015-05-09T00:00:00" table:style-name="ce2">
            <text:p>2015/5/9</text:p>
          </table:table-cell>
          <table:table-cell office:value-type="string" table:style-name="ce1">
            <text:p>屏東縣恆春鎮</text:p>
          </table:table-cell>
          <table:table-cell office:value-type="float" office:value="720" table:style-name="ce1">
            <text:p>720</text:p>
          </table:table-cell>
          <table:table-cell office:value-type="float" office:value="700" table:style-name="ce1">
            <text:p>7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string" table:style-name="ce1">
            <text:p>促進電力發展營運協助金審議委員會</text:p>
          </table:table-cell>
          <table:table-cell office:value-type="date" office:date-value="2015-04-29T00:00:00" table:style-name="ce2">
            <text:p>2015/4/29</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林口區嘉瑞社區發展協會</text:p>
          </table:table-cell>
          <table:table-cell office:value-type="float" office:value="34902197" table:style-name="ce1">
            <text:p>34902197</text:p>
          </table:table-cell>
          <table:table-cell office:value-type="string" table:style-name="ce1">
            <text:p>協助新北市林口區嘉瑞社區發展協會辦理「104年度媽祖祈福文化節暨節能減碳宣導」</text:p>
          </table:table-cell>
          <table:table-cell office:value-type="date" office:date-value="2015-05-10T00:00:00" table:style-name="ce2">
            <text:p>2015/5/10</text:p>
          </table:table-cell>
          <table:table-cell office:value-type="date" office:date-value="2015-05-10T00:00:00" table:style-name="ce2">
            <text:p>2015/5/10</text:p>
          </table:table-cell>
          <table:table-cell office:value-type="string" table:style-name="ce1">
            <text:p>新北市林口區</text:p>
          </table:table-cell>
          <table:table-cell office:value-type="float" office:value="565" table:style-name="ce1">
            <text:p>565</text:p>
          </table:table-cell>
          <table:table-cell office:value-type="float" office:value="250" table:style-name="ce1">
            <text:p>250</text:p>
          </table:table-cell>
          <table:table-cell office:value-type="float" office:value="40" table:style-name="ce1">
            <text:p>4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string" table:style-name="ce1">
            <text:p>促進電力發展營運協助金審議委員會</text:p>
          </table:table-cell>
          <table:table-cell office:value-type="date" office:date-value="2015-04-28T00:00:00" table:style-name="ce2">
            <text:p>2015/4/28</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蓬山民俗歌謠推展協會</text:p>
          </table:table-cell>
          <table:table-cell office:value-type="float" office:value="99907478" table:style-name="ce1">
            <text:p>99907478</text:p>
          </table:table-cell>
          <table:table-cell office:value-type="string" table:style-name="ce1">
            <text:p>協助苗栗縣蓬山民俗歌謠推展協會辦理104年反毒拒酒護兒宣導活動</text:p>
          </table:table-cell>
          <table:table-cell office:value-type="date" office:date-value="2015-05-06T00:00:00" table:style-name="ce2">
            <text:p>2015/5/6</text:p>
          </table:table-cell>
          <table:table-cell office:value-type="date" office:date-value="2015-05-06T00:00:00" table:style-name="ce2">
            <text:p>2015/5/6</text:p>
          </table:table-cell>
          <table:table-cell office:value-type="string" table:style-name="ce1">
            <text:p>苗栗縣苑裡鎮</text:p>
          </table:table-cell>
          <table:table-cell office:value-type="float" office:value="148" table:style-name="ce1">
            <text:p>148</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number-rows-repeated="1048488" table:style-name="ro1">
          <table:table-cell table:number-columns-repeated="16384"/>
        </table:table-row>
      </table:table>
      <table:table table:name="06"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5-06-26T00:00:00" table:style-name="ce2">
            <text:p>2015/6/2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沙鹿區公所</text:p>
          </table:table-cell>
          <table:table-cell office:value-type="string" table:style-name="ce1">
            <text:p>aa<text:s text:c="8"/></text:p>
          </table:table-cell>
          <table:table-cell office:value-type="string" table:style-name="ce1">
            <text:p>協助臺中市沙鹿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623" table:style-name="ce1">
            <text:p>18623</text:p>
          </table:table-cell>
          <table:table-cell office:value-type="float" office:value="18623" table:style-name="ce1">
            <text:p>1862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5-06-26T00:00:00" table:style-name="ce2">
            <text:p>2015/6/2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公所</text:p>
          </table:table-cell>
          <table:table-cell office:value-type="string" table:style-name="ce1">
            <text:p>aa<text:s text:c="8"/></text:p>
          </table:table-cell>
          <table:table-cell office:value-type="string" table:style-name="ce1">
            <text:p>協助臺中市大肚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347" table:style-name="ce1">
            <text:p>22347</text:p>
          </table:table-cell>
          <table:table-cell office:value-type="float" office:value="22347" table:style-name="ce1">
            <text:p>2234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5-06-22T00:00:00" table:style-name="ce2">
            <text:p>2015/6/2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保寧社區發展協會</text:p>
          </table:table-cell>
          <table:table-cell office:value-type="float" office:value="78941990" table:style-name="ce1">
            <text:p>78941990</text:p>
          </table:table-cell>
          <table:table-cell office:value-type="string" table:style-name="ce1">
            <text:p>協助高雄市永安區保寧社區發展協會辦理關懷弱勢暨宣導節約能源活動</text:p>
          </table:table-cell>
          <table:table-cell office:value-type="date" office:date-value="2015-07-04T00:00:00" table:style-name="ce2">
            <text:p>2015/7/4</text:p>
          </table:table-cell>
          <table:table-cell office:value-type="date" office:date-value="2015-07-05T00:00:00" table:style-name="ce2">
            <text:p>2015/7/5</text:p>
          </table:table-cell>
          <table:table-cell office:value-type="string" table:style-name="ce1">
            <text:p>台中發電廠</text:p>
          </table:table-cell>
          <table:table-cell office:value-type="float" office:value="399" table:style-name="ce1">
            <text:p>399</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5-06-26T00:00:00" table:style-name="ce2">
            <text:p>2015/6/2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104年度中火睦鄰盃網球邀請賽暨節約能源宣導活動</text:p>
          </table:table-cell>
          <table:table-cell office:value-type="date" office:date-value="2015-07-11T00:00:00" table:style-name="ce2">
            <text:p>2015/7/11</text:p>
          </table:table-cell>
          <table:table-cell office:value-type="date" office:date-value="2015-07-11T00:00:00" table:style-name="ce2">
            <text:p>2015/7/11</text:p>
          </table:table-cell>
          <table:table-cell office:value-type="string" table:style-name="ce1">
            <text:p>臺中市龍井區</text:p>
          </table:table-cell>
          <table:table-cell office:value-type="float" office:value="100" table:style-name="ce1">
            <text:p>100</text:p>
          </table:table-cell>
          <table:table-cell office:value-type="float" office:value="100" table:style-name="ce1">
            <text:p>100</text:p>
          </table:table-cell>
          <table:table-cell office:value-type="float" office:value="98" table:style-name="ce1">
            <text:p>9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5-06-26T00:00:00" table:style-name="ce2">
            <text:p>2015/6/26</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2015年度漁民節系列活動計畫</text:p>
          </table:table-cell>
          <table:table-cell office:value-type="date" office:date-value="2015-07-04T00:00:00" table:style-name="ce2">
            <text:p>2015/7/4</text:p>
          </table:table-cell>
          <table:table-cell office:value-type="date" office:date-value="2015-07-04T00:00:00" table:style-name="ce2">
            <text:p>2015/7/4</text:p>
          </table:table-cell>
          <table:table-cell office:value-type="string" table:style-name="ce1">
            <text:p>基隆市中正區</text:p>
          </table:table-cell>
          <table:table-cell office:value-type="float" office:value="456" table:style-name="ce1">
            <text:p>456</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5-06-26T00:00:00" table:style-name="ce2">
            <text:p>2015/6/2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維新社區發展協會</text:p>
          </table:table-cell>
          <table:table-cell office:value-type="float" office:value="62994197" table:style-name="ce1">
            <text:p>62994197</text:p>
          </table:table-cell>
          <table:table-cell office:value-type="string" table:style-name="ce1">
            <text:p>協助高雄市永安區維新社區發展協會辦理『社區會員交流暨節能減碳宣導』活動</text:p>
          </table:table-cell>
          <table:table-cell office:value-type="date" office:date-value="2015-07-11T00:00:00" table:style-name="ce2">
            <text:p>2015/7/11</text:p>
          </table:table-cell>
          <table:table-cell office:value-type="date" office:date-value="2015-07-12T00:00:00" table:style-name="ce2">
            <text:p>2015/7/12</text:p>
          </table:table-cell>
          <table:table-cell office:value-type="string" table:style-name="ce1">
            <text:p>大觀發電廠</text:p>
          </table:table-cell>
          <table:table-cell office:value-type="float" office:value="377" table:style-name="ce1">
            <text:p>377</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5-06-24T00:00:00" table:style-name="ce2">
            <text:p>2015/6/24</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臺中區漁會</text:p>
          </table:table-cell>
          <table:table-cell office:value-type="float" office:value="55709324" table:style-name="ce1">
            <text:p>55709324</text:p>
          </table:table-cell>
          <table:table-cell office:value-type="string" table:style-name="ce1">
            <text:p>協助臺中市臺中區漁會辦理臺中市104年慶祝漁民節暨漁業技術交流及電力宣導活動</text:p>
          </table:table-cell>
          <table:table-cell office:value-type="date" office:date-value="2015-07-01T00:00:00" table:style-name="ce2">
            <text:p>2015/7/1</text:p>
          </table:table-cell>
          <table:table-cell office:value-type="date" office:date-value="2015-07-20T00:00:00" table:style-name="ce2">
            <text:p>2015/7/20</text:p>
          </table:table-cell>
          <table:table-cell office:value-type="string" table:style-name="ce1">
            <text:p>臺中市清水區</text:p>
          </table:table-cell>
          <table:table-cell office:value-type="float" office:value="883" table:style-name="ce1">
            <text:p>883</text:p>
          </table:table-cell>
          <table:table-cell office:value-type="float" office:value="250" table:style-name="ce1">
            <text:p>250</text:p>
          </table:table-cell>
          <table:table-cell office:value-type="float" office:value="160" table:style-name="ce1">
            <text:p>1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5-06-24T00:00:00" table:style-name="ce2">
            <text:p>2015/6/24</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真善美服務協會</text:p>
          </table:table-cell>
          <table:table-cell office:value-type="float" office:value="25384165" table:style-name="ce1">
            <text:p>25384165</text:p>
          </table:table-cell>
          <table:table-cell office:value-type="string" table:style-name="ce1">
            <text:p>協助臺中市真善美服務協會辦理臺中市大肚區104暑期多元成長營暨節約能源宣導活動</text:p>
          </table:table-cell>
          <table:table-cell office:value-type="date" office:date-value="2015-07-01T00:00:00" table:style-name="ce2">
            <text:p>2015/7/1</text:p>
          </table:table-cell>
          <table:table-cell office:value-type="date" office:date-value="2015-08-30T00:00:00" table:style-name="ce2">
            <text:p>2015/8/30</text:p>
          </table:table-cell>
          <table:table-cell office:value-type="string" table:style-name="ce1">
            <text:p>臺中市大肚區</text:p>
          </table:table-cell>
          <table:table-cell office:value-type="float" office:value="371" table:style-name="ce1">
            <text:p>371</text:p>
          </table:table-cell>
          <table:table-cell office:value-type="float" office:value="150" table:style-name="ce1">
            <text:p>150</text:p>
          </table:table-cell>
          <table:table-cell office:value-type="float" office:value="110" table:style-name="ce1">
            <text:p>11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后里區公所</text:p>
          </table:table-cell>
          <table:table-cell office:value-type="string" table:style-name="ce1">
            <text:p>aa<text:s text:c="8"/></text:p>
          </table:table-cell>
          <table:table-cell office:value-type="string" table:style-name="ce1">
            <text:p>協助臺中市后里區公所104年度輸變電促協金(運轉中)--后里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300" table:style-name="ce1">
            <text:p>4300</text:p>
          </table:table-cell>
          <table:table-cell office:value-type="float" office:value="4300" table:style-name="ce1">
            <text:p>43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5-06-24T00:00:00" table:style-name="ce2">
            <text:p>2015/6/24</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大林發電廠</text:p>
          </table:table-cell>
          <table:table-cell office:value-type="string" table:style-name="ce1">
            <text:p>aa<text:s text:c="8"/></text:p>
          </table:table-cell>
          <table:table-cell office:value-type="string" table:style-name="ce1">
            <text:p>協助大林發電廠辦理認養104年度高雄市小港區鳳林國小足球隊經費</text:p>
          </table:table-cell>
          <table:table-cell office:value-type="date" office:date-value="2015-07-01T00:00:00" table:style-name="ce2">
            <text:p>2015/7/1</text:p>
          </table:table-cell>
          <table:table-cell office:value-type="date" office:date-value="2016-06-30T00:00:00" table:style-name="ce2">
            <text:p>2016/6/30</text:p>
          </table:table-cell>
          <table:table-cell office:value-type="string" table:style-name="ce1">
            <text:p>高雄市小港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s text:c="8"/></text:p>
          </table:table-cell>
          <table:table-cell office:value-type="string" table:style-name="ce1">
            <text:p>協助興達發電廠辦理協助104學年度高雄市茄萣區成功國小排球隊培育訓練計畫</text:p>
          </table:table-cell>
          <table:table-cell office:value-type="date" office:date-value="2015-08-01T00:00:00" table:style-name="ce2">
            <text:p>2015/8/1</text:p>
          </table:table-cell>
          <table:table-cell office:value-type="date" office:date-value="2016-06-30T00:00:00" table:style-name="ce2">
            <text:p>2016/6/30</text:p>
          </table:table-cell>
          <table:table-cell office:value-type="string" table:style-name="ce1">
            <text:p>高雄市茄萣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5-05-29T00:00:00" table:style-name="ce2">
            <text:p>2015/5/2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漢民國民小學</text:p>
          </table:table-cell>
          <table:table-cell office:value-type="string" table:style-name="ce1">
            <text:p>aa<text:s text:c="8"/></text:p>
          </table:table-cell>
          <table:table-cell office:value-type="string" table:style-name="ce1">
            <text:p>協助高雄市小港區漢民國民小學辦理圖書館環境設備改善計畫</text:p>
          </table:table-cell>
          <table:table-cell office:value-type="date" office:date-value="2015-05-01T00:00:00" table:style-name="ce2">
            <text:p>2015/5/1</text:p>
          </table:table-cell>
          <table:table-cell office:value-type="date" office:date-value="2015-08-31T00:00:00" table:style-name="ce2">
            <text:p>2015/8/31</text:p>
          </table:table-cell>
          <table:table-cell office:value-type="string" table:style-name="ce1">
            <text:p>高雄市小港區</text:p>
          </table:table-cell>
          <table:table-cell office:value-type="float" office:value="336" table:style-name="ce1">
            <text:p>336</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5-06-24T00:00:00" table:style-name="ce2">
            <text:p>2015/6/24</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公所</text:p>
          </table:table-cell>
          <table:table-cell office:value-type="string" table:style-name="ce1">
            <text:p>aa<text:s text:c="8"/></text:p>
          </table:table-cell>
          <table:table-cell office:value-type="string" table:style-name="ce1">
            <text:p>協助高雄市彌陀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000" table:style-name="ce1">
            <text:p>18000</text:p>
          </table:table-cell>
          <table:table-cell office:value-type="float" office:value="17421" table:style-name="ce1">
            <text:p>17421</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梧棲區公所</text:p>
          </table:table-cell>
          <table:table-cell office:value-type="string" table:style-name="ce1">
            <text:p>aa<text:s text:c="8"/></text:p>
          </table:table-cell>
          <table:table-cell office:value-type="string" table:style-name="ce1">
            <text:p>協助臺中市梧棲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2832" table:style-name="ce1">
            <text:p>42832</text:p>
          </table:table-cell>
          <table:table-cell office:value-type="float" office:value="42832" table:style-name="ce1">
            <text:p>4283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5-06-24T00:00:00" table:style-name="ce2">
            <text:p>2015/6/24</text:p>
          </table:table-cell>
          <table:table-cell office:value-type="string" table:style-name="ce1">
            <text:p>aa</text:p>
          </table:table-cell>
          <table:table-cell office:value-type="string" table:style-name="ce1">
            <text:p><text:s/>aa<text:s/></text:p>
          </table:table-cell>
          <table:table-cell office:value-type="string" table:style-name="ce1">
            <text:p>臺南市</text:p>
          </table:table-cell>
          <table:table-cell office:value-type="string" table:style-name="ce1">
            <text:p>臺南市龍崎區公所</text:p>
          </table:table-cell>
          <table:table-cell office:value-type="string" table:style-name="ce1">
            <text:p>aa<text:s text:c="8"/></text:p>
          </table:table-cell>
          <table:table-cell office:value-type="string" table:style-name="ce1">
            <text:p>協助臺南市龍崎區公所104年度輸變電促協金(運轉中)--龍崎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417" table:style-name="ce1">
            <text:p>7417</text:p>
          </table:table-cell>
          <table:table-cell office:value-type="float" office:value="7417" table:style-name="ce1">
            <text:p>741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5-06-24T00:00:00" table:style-name="ce2">
            <text:p>2015/6/24</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年度屏東縣健康蔬果雜糧系列行銷暨節約能源宣導活動─屏東縣農特產品創新行銷計畫</text:p>
          </table:table-cell>
          <table:table-cell office:value-type="date" office:date-value="2015-07-18T00:00:00" table:style-name="ce2">
            <text:p>2015/7/18</text:p>
          </table:table-cell>
          <table:table-cell office:value-type="date" office:date-value="2015-07-19T00:00:00" table:style-name="ce2">
            <text:p>2015/7/19</text:p>
          </table:table-cell>
          <table:table-cell office:value-type="string" table:style-name="ce1">
            <text:p>屏東縣恆春鎮</text:p>
          </table:table-cell>
          <table:table-cell office:value-type="float" office:value="300" table:style-name="ce1">
            <text:p>300</text:p>
          </table:table-cell>
          <table:table-cell office:value-type="float" office:value="100" table:style-name="ce1">
            <text:p>100</text:p>
          </table:table-cell>
          <table:table-cell office:value-type="float" office:value="70" table:style-name="ce1">
            <text:p>7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5-06-24T00:00:00" table:style-name="ce2">
            <text:p>2015/6/24</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第一核能發電廠</text:p>
          </table:table-cell>
          <table:table-cell office:value-type="string" table:style-name="ce1">
            <text:p>aa<text:s text:c="8"/></text:p>
          </table:table-cell>
          <table:table-cell office:value-type="string" table:style-name="ce1">
            <text:p>協助第一核能發電廠辦理104年度廠長盃環保睦鄰羽球邀請賽</text:p>
          </table:table-cell>
          <table:table-cell office:value-type="date" office:date-value="2015-07-01T00:00:00" table:style-name="ce2">
            <text:p>2015/7/1</text:p>
          </table:table-cell>
          <table:table-cell office:value-type="date" office:date-value="2015-07-31T00:00:00" table:style-name="ce2">
            <text:p>2015/7/31</text:p>
          </table:table-cell>
          <table:table-cell office:value-type="string" table:style-name="ce1">
            <text:p>新北市石門區</text:p>
          </table:table-cell>
          <table:table-cell office:value-type="float" office:value="161" table:style-name="ce1">
            <text:p>161</text:p>
          </table:table-cell>
          <table:table-cell office:value-type="float" office:value="161" table:style-name="ce1">
            <text:p>161</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深坑區昇高社區發展協會</text:p>
          </table:table-cell>
          <table:table-cell office:value-type="float" office:value="34872882" table:style-name="ce1">
            <text:p>34872882</text:p>
          </table:table-cell>
          <table:table-cell office:value-type="string" table:style-name="ce1">
            <text:p>協助新北市深坑區昇高社區發展協會辦理104年度「重陽敬老健康講座」活動計畫</text:p>
          </table:table-cell>
          <table:table-cell office:value-type="date" office:date-value="2015-10-18T00:00:00" table:style-name="ce2">
            <text:p>2015/10/18</text:p>
          </table:table-cell>
          <table:table-cell office:value-type="date" office:date-value="2015-10-18T00:00:00" table:style-name="ce2">
            <text:p>2015/10/18</text:p>
          </table:table-cell>
          <table:table-cell office:value-type="string" table:style-name="ce1">
            <text:p>新北市深坑區</text:p>
          </table:table-cell>
          <table:table-cell office:value-type="float" office:value="86" table:style-name="ce1">
            <text:p>86</text:p>
          </table:table-cell>
          <table:table-cell office:value-type="float" office:value="55" table:style-name="ce1">
            <text:p>55</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5-06-22T00:00:00" table:style-name="ce2">
            <text:p>2015/6/2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永華社區發展協會</text:p>
          </table:table-cell>
          <table:table-cell office:value-type="float" office:value="78941422" table:style-name="ce1">
            <text:p>78941422</text:p>
          </table:table-cell>
          <table:table-cell office:value-type="string" table:style-name="ce1">
            <text:p>協助高雄市永安區永華社區發展協會辦理「104年度社區營造交流暨節約能源宣導活動」</text:p>
          </table:table-cell>
          <table:table-cell office:value-type="date" office:date-value="2015-07-05T00:00:00" table:style-name="ce2">
            <text:p>2015/7/5</text:p>
          </table:table-cell>
          <table:table-cell office:value-type="date" office:date-value="2015-07-06T00:00:00" table:style-name="ce2">
            <text:p>2015/7/6</text:p>
          </table:table-cell>
          <table:table-cell office:value-type="string" table:style-name="ce1">
            <text:p>曾文發電廠</text:p>
          </table:table-cell>
          <table:table-cell office:value-type="float" office:value="440" table:style-name="ce1">
            <text:p>440</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5-06-18T00:00:00" table:style-name="ce2">
            <text:p>2015/6/18</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彰化區漁會</text:p>
          </table:table-cell>
          <table:table-cell office:value-type="float" office:value="59182857" table:style-name="ce1">
            <text:p>59182857</text:p>
          </table:table-cell>
          <table:table-cell office:value-type="string" table:style-name="ce1">
            <text:p>協助彰化縣彰化區漁會辦理彰化縣各界慶祝104年漁民節大會</text:p>
          </table:table-cell>
          <table:table-cell office:value-type="date" office:date-value="2015-07-01T00:00:00" table:style-name="ce2">
            <text:p>2015/7/1</text:p>
          </table:table-cell>
          <table:table-cell office:value-type="date" office:date-value="2015-07-01T00:00:00" table:style-name="ce2">
            <text:p>2015/7/1</text:p>
          </table:table-cell>
          <table:table-cell office:value-type="string" table:style-name="ce1">
            <text:p>彰化縣鹿港鎮</text:p>
          </table:table-cell>
          <table:table-cell office:value-type="float" office:value="519" table:style-name="ce1">
            <text:p>519</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5-06-22T00:00:00" table:style-name="ce2">
            <text:p>2015/6/22</text:p>
          </table:table-cell>
          <table:table-cell office:value-type="string" table:style-name="ce1">
            <text:p>aa</text:p>
          </table:table-cell>
          <table:table-cell office:value-type="string" table:style-name="ce1">
            <text:p><text:s/>aa<text:s/></text:p>
          </table:table-cell>
          <table:table-cell office:value-type="string" table:style-name="ce1">
            <text:p>彰化縣</text:p>
          </table:table-cell>
          <table:table-cell office:value-type="string" table:style-name="ce1">
            <text:p>彰化縣線西鄉老人會</text:p>
          </table:table-cell>
          <table:table-cell office:value-type="float" office:value="99648536" table:style-name="ce1">
            <text:p>99648536</text:p>
          </table:table-cell>
          <table:table-cell office:value-type="string" table:style-name="ce1">
            <text:p>協助彰化縣線西鄉老人會辦理104年度國樂研習班和成果發表暨電力政策宣導活動</text:p>
          </table:table-cell>
          <table:table-cell office:value-type="date" office:date-value="2015-07-02T00:00:00" table:style-name="ce2">
            <text:p>2015/7/2</text:p>
          </table:table-cell>
          <table:table-cell office:value-type="date" office:date-value="2015-11-25T00:00:00" table:style-name="ce2">
            <text:p>2015/11/25</text:p>
          </table:table-cell>
          <table:table-cell office:value-type="string" table:style-name="ce1">
            <text:p>彰化縣線西鄉</text:p>
          </table:table-cell>
          <table:table-cell office:value-type="float" office:value="247" table:style-name="ce1">
            <text:p>247</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5-06-22T00:00:00" table:style-name="ce2">
            <text:p>2015/6/2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s text:c="8"/></text:p>
          </table:table-cell>
          <table:table-cell office:value-type="string" table:style-name="ce1">
            <text:p>協助高雄市永安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7061" table:style-name="ce1">
            <text:p>97061</text:p>
          </table:table-cell>
          <table:table-cell office:value-type="float" office:value="67196" table:style-name="ce1">
            <text:p>6719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5-06-22T00:00:00" table:style-name="ce2">
            <text:p>2015/6/2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s text:c="8"/></text:p>
          </table:table-cell>
          <table:table-cell office:value-type="string" table:style-name="ce1">
            <text:p>協助高雄市永安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7061" table:style-name="ce1">
            <text:p>97061</text:p>
          </table:table-cell>
          <table:table-cell office:value-type="float" office:value="29865" table:style-name="ce1">
            <text:p>29865</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5-06-12T00:00:00" table:style-name="ce2">
            <text:p>2015/6/1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苑區漁會</text:p>
          </table:table-cell>
          <table:table-cell office:value-type="float" office:value="74865253" table:style-name="ce1">
            <text:p>74865253</text:p>
          </table:table-cell>
          <table:table-cell office:value-type="string" table:style-name="ce1">
            <text:p>協助苗栗縣通苑區漁會辦理104年度漁民節慶祝活動</text:p>
          </table:table-cell>
          <table:table-cell office:value-type="date" office:date-value="2015-06-27T00:00:00" table:style-name="ce2">
            <text:p>2015/6/27</text:p>
          </table:table-cell>
          <table:table-cell office:value-type="date" office:date-value="2015-06-27T00:00:00" table:style-name="ce2">
            <text:p>2015/6/27</text:p>
          </table:table-cell>
          <table:table-cell office:value-type="string" table:style-name="ce1">
            <text:p>苗栗縣苑裡鎮</text:p>
          </table:table-cell>
          <table:table-cell office:value-type="float" office:value="400" table:style-name="ce1">
            <text:p>4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5-06-17T00:00:00" table:style-name="ce2">
            <text:p>2015/6/17</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農會</text:p>
          </table:table-cell>
          <table:table-cell office:value-type="float" office:value="88271908" table:style-name="ce1">
            <text:p>88271908</text:p>
          </table:table-cell>
          <table:table-cell office:value-type="string" table:style-name="ce1">
            <text:p>協助高雄市湖內區農會辦理選任人員參觀電力建設活動</text:p>
          </table:table-cell>
          <table:table-cell office:value-type="date" office:date-value="2015-06-24T00:00:00" table:style-name="ce2">
            <text:p>2015/6/24</text:p>
          </table:table-cell>
          <table:table-cell office:value-type="date" office:date-value="2015-06-26T00:00:00" table:style-name="ce2">
            <text:p>2015/6/26</text:p>
          </table:table-cell>
          <table:table-cell office:value-type="string" table:style-name="ce1">
            <text:p>第二核能發電廠</text:p>
          </table:table-cell>
          <table:table-cell office:value-type="float" office:value="292" table:style-name="ce1">
            <text:p>292</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5-06-18T00:00:00" table:style-name="ce2">
            <text:p>2015/6/18</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社團法人高雄市湖內區大湖社區發展協會</text:p>
          </table:table-cell>
          <table:table-cell office:value-type="float" office:value="99033600" table:style-name="ce1">
            <text:p>99033600</text:p>
          </table:table-cell>
          <table:table-cell office:value-type="string" table:style-name="ce1">
            <text:p>協助社團法人高雄市湖內區大湖社區發展協會辦理104年度環境教育宣導及文化深度之旅</text:p>
          </table:table-cell>
          <table:table-cell office:value-type="date" office:date-value="2015-08-04T00:00:00" table:style-name="ce2">
            <text:p>2015/8/4</text:p>
          </table:table-cell>
          <table:table-cell office:value-type="date" office:date-value="2015-08-06T00:00:00" table:style-name="ce2">
            <text:p>2015/8/6</text:p>
          </table:table-cell>
          <table:table-cell office:value-type="string" table:style-name="ce1">
            <text:p>尖山發電廠</text:p>
          </table:table-cell>
          <table:table-cell office:value-type="float" office:value="527" table:style-name="ce1">
            <text:p>527</text:p>
          </table:table-cell>
          <table:table-cell office:value-type="float" office:value="150" table:style-name="ce1">
            <text:p>15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辦理彌陀漁港照明設備改善工程</text:p>
          </table:table-cell>
          <table:table-cell office:value-type="date" office:date-value="2015-07-01T00:00:00" table:style-name="ce2">
            <text:p>2015/7/1</text:p>
          </table:table-cell>
          <table:table-cell office:value-type="date" office:date-value="2015-10-31T00:00:00" table:style-name="ce2">
            <text:p>2015/10/31</text:p>
          </table:table-cell>
          <table:table-cell office:value-type="string" table:style-name="ce1">
            <text:p>高雄市彌陀區</text:p>
          </table:table-cell>
          <table:table-cell office:value-type="float" office:value="2000" table:style-name="ce1">
            <text:p>2000</text:p>
          </table:table-cell>
          <table:table-cell office:value-type="float" office:value="2000" table:style-name="ce1">
            <text:p>2000</text:p>
          </table:table-cell>
          <table:table-cell office:value-type="float" office:value="1500" table:style-name="ce1">
            <text:p>15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5-06-18T00:00:00" table:style-name="ce2">
            <text:p>2015/6/18</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年參訪台東縣蘭嶼鄉公所暨地方建設觀摩活動</text:p>
          </table:table-cell>
          <table:table-cell office:value-type="date" office:date-value="2015-06-24T00:00:00" table:style-name="ce2">
            <text:p>2015/6/24</text:p>
          </table:table-cell>
          <table:table-cell office:value-type="date" office:date-value="2015-06-24T00:00:00" table:style-name="ce2">
            <text:p>2015/6/24</text:p>
          </table:table-cell>
          <table:table-cell office:value-type="string" table:style-name="ce1">
            <text:p>蘭嶼核廢料貯存場</text:p>
          </table:table-cell>
          <table:table-cell office:value-type="float" office:value="474" table:style-name="ce1">
            <text:p>474</text:p>
          </table:table-cell>
          <table:table-cell office:value-type="float" office:value="356" table:style-name="ce1">
            <text:p>356</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5-06-18T00:00:00" table:style-name="ce2">
            <text:p>2015/6/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忘憂草女性成長協會</text:p>
          </table:table-cell>
          <table:table-cell office:value-type="float" office:value="99169346" table:style-name="ce1">
            <text:p>99169346</text:p>
          </table:table-cell>
          <table:table-cell office:value-type="string" table:style-name="ce1">
            <text:p>協助臺中市忘憂草女性成長協會辦理戶外成長研習暨促進電源開發宣導活動</text:p>
          </table:table-cell>
          <table:table-cell office:value-type="date" office:date-value="2015-07-12T00:00:00" table:style-name="ce2">
            <text:p>2015/7/12</text:p>
          </table:table-cell>
          <table:table-cell office:value-type="date" office:date-value="2015-07-12T00:00:00" table:style-name="ce2">
            <text:p>2015/7/12</text:p>
          </table:table-cell>
          <table:table-cell office:value-type="string" table:style-name="ce1">
            <text:p>通霄發電廠</text:p>
          </table:table-cell>
          <table:table-cell office:value-type="float" office:value="168" table:style-name="ce1">
            <text:p>168</text:p>
          </table:table-cell>
          <table:table-cell office:value-type="float" office:value="120" table:style-name="ce1">
            <text:p>12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5-06-18T00:00:00" table:style-name="ce2">
            <text:p>2015/6/18</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婦女工作協會</text:p>
          </table:table-cell>
          <table:table-cell office:value-type="float" office:value="36996070" table:style-name="ce1">
            <text:p>36996070</text:p>
          </table:table-cell>
          <table:table-cell office:value-type="string" table:style-name="ce1">
            <text:p>協助高雄市路竹區婦女工作協會辦理104年參觀國家經濟建設及會員聯誼活動計畫</text:p>
          </table:table-cell>
          <table:table-cell office:value-type="date" office:date-value="2015-07-04T00:00:00" table:style-name="ce2">
            <text:p>2015/7/4</text:p>
          </table:table-cell>
          <table:table-cell office:value-type="date" office:date-value="2015-07-05T00:00:00" table:style-name="ce2">
            <text:p>2015/7/5</text:p>
          </table:table-cell>
          <table:table-cell office:value-type="string" table:style-name="ce1">
            <text:p>第二核能發電廠</text:p>
          </table:table-cell>
          <table:table-cell office:value-type="float" office:value="420" table:style-name="ce1">
            <text:p>420</text:p>
          </table:table-cell>
          <table:table-cell office:value-type="float" office:value="100" table:style-name="ce1">
            <text:p>100</text:p>
          </table:table-cell>
          <table:table-cell office:value-type="float" office:value="45" table:style-name="ce1">
            <text:p>4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5-06-17T00:00:00" table:style-name="ce2">
            <text:p>2015/6/17</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林園區農會</text:p>
          </table:table-cell>
          <table:table-cell office:value-type="float" office:value="85176205" table:style-name="ce1">
            <text:p>85176205</text:p>
          </table:table-cell>
          <table:table-cell office:value-type="string" table:style-name="ce1">
            <text:p>協助高雄市林園區農會辦理104年度參觀國家經濟建設及農民福利研習暨宣導支持大林電廠更新改建計畫活動</text:p>
          </table:table-cell>
          <table:table-cell office:value-type="date" office:date-value="2015-08-01T00:00:00" table:style-name="ce2">
            <text:p>2015/8/1</text:p>
          </table:table-cell>
          <table:table-cell office:value-type="date" office:date-value="2015-08-02T00:00:00" table:style-name="ce2">
            <text:p>2015/8/2</text:p>
          </table:table-cell>
          <table:table-cell office:value-type="string" table:style-name="ce1">
            <text:p>大林發電廠</text:p>
          </table:table-cell>
          <table:table-cell office:value-type="float" office:value="160" table:style-name="ce1">
            <text:p>16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5-06-17T00:00:00" table:style-name="ce2">
            <text:p>2015/6/17</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代天府民俗文化推展協會</text:p>
          </table:table-cell>
          <table:table-cell office:value-type="float" office:value="25307689" table:style-name="ce1">
            <text:p>25307689</text:p>
          </table:table-cell>
          <table:table-cell office:value-type="string" table:style-name="ce1">
            <text:p>協助苗栗縣代天府民俗文化推展協會辦理2015民俗文化大賞</text:p>
          </table:table-cell>
          <table:table-cell office:value-type="date" office:date-value="2015-07-25T00:00:00" table:style-name="ce2">
            <text:p>2015/7/25</text:p>
          </table:table-cell>
          <table:table-cell office:value-type="date" office:date-value="2015-07-31T00:00:00" table:style-name="ce2">
            <text:p>2015/7/31</text:p>
          </table:table-cell>
          <table:table-cell office:value-type="string" table:style-name="ce1">
            <text:p>苗栗縣苑裡鎮</text:p>
          </table:table-cell>
          <table:table-cell office:value-type="float" office:value="633" table:style-name="ce1">
            <text:p>633</text:p>
          </table:table-cell>
          <table:table-cell office:value-type="float" office:value="200" table:style-name="ce1">
            <text:p>20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東勢區公所</text:p>
          </table:table-cell>
          <table:table-cell office:value-type="string" table:style-name="ce1">
            <text:p>aa<text:s text:c="8"/></text:p>
          </table:table-cell>
          <table:table-cell office:value-type="string" table:style-name="ce1">
            <text:p>協助臺中市東勢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01" table:style-name="ce1">
            <text:p>2001</text:p>
          </table:table-cell>
          <table:table-cell office:value-type="float" office:value="1265" table:style-name="ce1">
            <text:p>1265</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東勢區公所</text:p>
          </table:table-cell>
          <table:table-cell office:value-type="string" table:style-name="ce1">
            <text:p>aa<text:s text:c="8"/></text:p>
          </table:table-cell>
          <table:table-cell office:value-type="string" table:style-name="ce1">
            <text:p>協助臺中市東勢區公所104年度發電年度促協金(施工中)-大甲溪發電廠青山分廠</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01" table:style-name="ce1">
            <text:p>2001</text:p>
          </table:table-cell>
          <table:table-cell office:value-type="float" office:value="736" table:style-name="ce1">
            <text:p>73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5-06-15T00:00:00" table:style-name="ce2">
            <text:p>2015/6/15</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瑞芳區漁會</text:p>
          </table:table-cell>
          <table:table-cell office:value-type="float" office:value="39196306" table:style-name="ce1">
            <text:p>39196306</text:p>
          </table:table-cell>
          <table:table-cell office:value-type="string" table:style-name="ce1">
            <text:p>協助新北市瑞芳區漁會辦理104年全國及本會漁民節慶祝大會活動</text:p>
          </table:table-cell>
          <table:table-cell office:value-type="date" office:date-value="2015-07-11T00:00:00" table:style-name="ce2">
            <text:p>2015/7/11</text:p>
          </table:table-cell>
          <table:table-cell office:value-type="date" office:date-value="2015-07-12T00:00:00" table:style-name="ce2">
            <text:p>2015/7/12</text:p>
          </table:table-cell>
          <table:table-cell office:value-type="string" table:style-name="ce1">
            <text:p>新北市瑞芳區</text:p>
          </table:table-cell>
          <table:table-cell office:value-type="float" office:value="2416" table:style-name="ce1">
            <text:p>2416</text:p>
          </table:table-cell>
          <table:table-cell office:value-type="float" office:value="290" table:style-name="ce1">
            <text:p>290</text:p>
          </table:table-cell>
          <table:table-cell office:value-type="float" office:value="290" table:style-name="ce1">
            <text:p>2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漁會</text:p>
          </table:table-cell>
          <table:table-cell office:value-type="float" office:value="88500607" table:style-name="ce1">
            <text:p>88500607</text:p>
          </table:table-cell>
          <table:table-cell office:value-type="string" table:style-name="ce1">
            <text:p>協助高雄市永安區漁會辦理104年度慶祝漁民節活動</text:p>
          </table:table-cell>
          <table:table-cell office:value-type="date" office:date-value="2015-07-01T00:00:00" table:style-name="ce2">
            <text:p>2015/7/1</text:p>
          </table:table-cell>
          <table:table-cell office:value-type="date" office:date-value="2015-07-01T00:00:00" table:style-name="ce2">
            <text:p>2015/7/1</text:p>
          </table:table-cell>
          <table:table-cell office:value-type="string" table:style-name="ce1">
            <text:p>高雄市永安區</text:p>
          </table:table-cell>
          <table:table-cell office:value-type="float" office:value="240" table:style-name="ce1">
            <text:p>240</text:p>
          </table:table-cell>
          <table:table-cell office:value-type="float" office:value="100" table:style-name="ce1">
            <text:p>100</text:p>
          </table:table-cell>
          <table:table-cell office:value-type="float" office:value="90" table:style-name="ce1">
            <text:p>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5-06-18T00:00:00" table:style-name="ce2">
            <text:p>2015/6/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漁船及漁民互助協會</text:p>
          </table:table-cell>
          <table:table-cell office:value-type="float" office:value="39855454" table:style-name="ce1">
            <text:p>39855454</text:p>
          </table:table-cell>
          <table:table-cell office:value-type="string" table:style-name="ce1">
            <text:p>協助臺中市漁船及漁民互助協會辦理104年漁民節慶祝大會暨教育訓練推廣乾淨能源.節能減碳及港務宣導.研習觀摩活動</text:p>
          </table:table-cell>
          <table:table-cell office:value-type="date" office:date-value="2015-06-22T00:00:00" table:style-name="ce2">
            <text:p>2015/6/22</text:p>
          </table:table-cell>
          <table:table-cell office:value-type="date" office:date-value="2015-06-23T00:00:00" table:style-name="ce2">
            <text:p>2015/6/23</text:p>
          </table:table-cell>
          <table:table-cell office:value-type="string" table:style-name="ce1">
            <text:p>南部發電廠</text:p>
          </table:table-cell>
          <table:table-cell office:value-type="float" office:value="850" table:style-name="ce1">
            <text:p>850</text:p>
          </table:table-cell>
          <table:table-cell office:value-type="float" office:value="200" table:style-name="ce1">
            <text:p>20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漁會</text:p>
          </table:table-cell>
          <table:table-cell office:value-type="float" office:value="85502308" table:style-name="ce1">
            <text:p>85502308</text:p>
          </table:table-cell>
          <table:table-cell office:value-type="string" table:style-name="ce1">
            <text:p>協助高雄市小港區漁會辦理漁民節慶祝大會</text:p>
          </table:table-cell>
          <table:table-cell office:value-type="date" office:date-value="2015-07-01T00:00:00" table:style-name="ce2">
            <text:p>2015/7/1</text:p>
          </table:table-cell>
          <table:table-cell office:value-type="date" office:date-value="2015-07-01T00:00:00" table:style-name="ce2">
            <text:p>2015/7/1</text:p>
          </table:table-cell>
          <table:table-cell office:value-type="string" table:style-name="ce1">
            <text:p>高雄市小港區</text:p>
          </table:table-cell>
          <table:table-cell office:value-type="float" office:value="587" table:style-name="ce1">
            <text:p>587</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社團法人台灣社區終身學習推廣協會</text:p>
          </table:table-cell>
          <table:table-cell office:value-type="float" office:value="26857319" table:style-name="ce1">
            <text:p>26857319</text:p>
          </table:table-cell>
          <table:table-cell office:value-type="string" table:style-name="ce1">
            <text:p>協助社團法人台灣社區終身學習推廣協會辦理『智足長樂愛老人 心動起來』暨支持電源開發宣導活動計畫書</text:p>
          </table:table-cell>
          <table:table-cell office:value-type="date" office:date-value="2015-06-21T00:00:00" table:style-name="ce2">
            <text:p>2015/6/21</text:p>
          </table:table-cell>
          <table:table-cell office:value-type="date" office:date-value="2015-06-21T00:00:00" table:style-name="ce2">
            <text:p>2015/6/21</text:p>
          </table:table-cell>
          <table:table-cell office:value-type="string" table:style-name="ce1">
            <text:p>臺中市大肚區</text:p>
          </table:table-cell>
          <table:table-cell office:value-type="float" office:value="233" table:style-name="ce1">
            <text:p>233</text:p>
          </table:table-cell>
          <table:table-cell office:value-type="float" office:value="180" table:style-name="ce1">
            <text:p>180</text:p>
          </table:table-cell>
          <table:table-cell office:value-type="float" office:value="120" table:style-name="ce1">
            <text:p>12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興達港區漁會</text:p>
          </table:table-cell>
          <table:table-cell office:value-type="float" office:value="85746711" table:style-name="ce1">
            <text:p>85746711</text:p>
          </table:table-cell>
          <table:table-cell office:value-type="string" table:style-name="ce1">
            <text:p>協助高雄市興達港區漁會辦理慶祝104年度漁民節暨節約能源宣導活動計畫</text:p>
          </table:table-cell>
          <table:table-cell office:value-type="date" office:date-value="2015-07-01T00:00:00" table:style-name="ce2">
            <text:p>2015/7/1</text:p>
          </table:table-cell>
          <table:table-cell office:value-type="date" office:date-value="2015-07-01T00:00:00" table:style-name="ce2">
            <text:p>2015/7/1</text:p>
          </table:table-cell>
          <table:table-cell office:value-type="string" table:style-name="ce1">
            <text:p>高雄市茄萣區</text:p>
          </table:table-cell>
          <table:table-cell office:value-type="float" office:value="400" table:style-name="ce1">
            <text:p>400</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104年度漁民節慶祝大會</text:p>
          </table:table-cell>
          <table:table-cell office:value-type="date" office:date-value="2015-07-01T00:00:00" table:style-name="ce2">
            <text:p>2015/7/1</text:p>
          </table:table-cell>
          <table:table-cell office:value-type="date" office:date-value="2015-07-01T00:00:00" table:style-name="ce2">
            <text:p>2015/7/1</text:p>
          </table:table-cell>
          <table:table-cell office:value-type="string" table:style-name="ce1">
            <text:p>高雄市彌陀區</text:p>
          </table:table-cell>
          <table:table-cell office:value-type="float" office:value="300" table:style-name="ce1">
            <text:p>300</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促進電力發展營運協助金審議委員會</text:p>
          </table:table-cell>
          <table:table-cell office:value-type="date" office:date-value="2015-06-15T00:00:00" table:style-name="ce2">
            <text:p>2015/6/15</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區漁會</text:p>
          </table:table-cell>
          <table:table-cell office:value-type="float" office:value="79356102" table:style-name="ce1">
            <text:p>79356102</text:p>
          </table:table-cell>
          <table:table-cell office:value-type="string" table:style-name="ce1">
            <text:p>協助高雄區漁會辦理慶祝104年度漁民節活動</text:p>
          </table:table-cell>
          <table:table-cell office:value-type="date" office:date-value="2015-07-03T00:00:00" table:style-name="ce2">
            <text:p>2015/7/3</text:p>
          </table:table-cell>
          <table:table-cell office:value-type="date" office:date-value="2015-07-03T00:00:00" table:style-name="ce2">
            <text:p>2015/7/3</text:p>
          </table:table-cell>
          <table:table-cell office:value-type="string" table:style-name="ce1">
            <text:p>高雄市前鎮區</text:p>
          </table:table-cell>
          <table:table-cell office:value-type="float" office:value="1690" table:style-name="ce1">
            <text:p>1690</text:p>
          </table:table-cell>
          <table:table-cell office:value-type="float" office:value="58" table:style-name="ce1">
            <text:p>58</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促進電力發展營運協助金審議委員會</text:p>
          </table:table-cell>
          <table:table-cell office:value-type="date" office:date-value="2015-06-08T00:00:00" table:style-name="ce2">
            <text:p>2015/6/8</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六龜區公所</text:p>
          </table:table-cell>
          <table:table-cell office:value-type="string" table:style-name="ce1">
            <text:p>aa<text:s text:c="8"/></text:p>
          </table:table-cell>
          <table:table-cell office:value-type="string" table:style-name="ce1">
            <text:p>協助高雄市六龜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2" table:style-name="ce1">
            <text:p>52</text:p>
          </table:table-cell>
          <table:table-cell office:value-type="float" office:value="52" table:style-name="ce1">
            <text:p>5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崎漏社區發展協會</text:p>
          </table:table-cell>
          <table:table-cell office:value-type="float" office:value="9546093" table:style-name="ce1">
            <text:p>9546093</text:p>
          </table:table-cell>
          <table:table-cell office:value-type="string" table:style-name="ce1">
            <text:p>協助高雄市茄萣區崎漏社區發展協會辦理104年度正順廟大使爺公聖誕慶典暨電力宣導活動實施計劃</text:p>
          </table:table-cell>
          <table:table-cell office:value-type="date" office:date-value="2015-06-17T00:00:00" table:style-name="ce2">
            <text:p>2015/6/17</text:p>
          </table:table-cell>
          <table:table-cell office:value-type="date" office:date-value="2015-06-21T00:00:00" table:style-name="ce2">
            <text:p>2015/6/21</text:p>
          </table:table-cell>
          <table:table-cell office:value-type="string" table:style-name="ce1">
            <text:p>高雄市茄萣區</text:p>
          </table:table-cell>
          <table:table-cell office:value-type="float" office:value="300" table:style-name="ce1">
            <text:p>300</text:p>
          </table:table-cell>
          <table:table-cell office:value-type="float" office:value="80" table:style-name="ce1">
            <text:p>80</text:p>
          </table:table-cell>
          <table:table-cell office:value-type="float" office:value="65" table:style-name="ce1">
            <text:p>6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大寮區公所</text:p>
          </table:table-cell>
          <table:table-cell office:value-type="string" table:style-name="ce1">
            <text:p>aa<text:s text:c="8"/></text:p>
          </table:table-cell>
          <table:table-cell office:value-type="string" table:style-name="ce1">
            <text:p>協助高雄市大寮區公所104年度輸變電促協金(運轉中)--高港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367" table:style-name="ce1">
            <text:p>7367</text:p>
          </table:table-cell>
          <table:table-cell office:value-type="float" office:value="5317" table:style-name="ce1">
            <text:p>531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大寮區公所</text:p>
          </table:table-cell>
          <table:table-cell office:value-type="string" table:style-name="ce1">
            <text:p>aa<text:s text:c="8"/></text:p>
          </table:table-cell>
          <table:table-cell office:value-type="string" table:style-name="ce1">
            <text:p>協助高雄市大寮區公所104年度輸變電促協金(運轉中)--新高港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367" table:style-name="ce1">
            <text:p>7367</text:p>
          </table:table-cell>
          <table:table-cell office:value-type="float" office:value="2050" table:style-name="ce1">
            <text:p>20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汐止區公所</text:p>
          </table:table-cell>
          <table:table-cell office:value-type="string" table:style-name="ce1">
            <text:p>aa<text:s text:c="8"/></text:p>
          </table:table-cell>
          <table:table-cell office:value-type="string" table:style-name="ce1">
            <text:p>協助新北市汐止區公所104年度輸變電促協金(運轉中)--汐止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067" table:style-name="ce1">
            <text:p>5067</text:p>
          </table:table-cell>
          <table:table-cell office:value-type="float" office:value="5067" table:style-name="ce1">
            <text:p>506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關懷弱勢暨宣導節能減碳活動</text:p>
          </table:table-cell>
          <table:table-cell office:value-type="date" office:date-value="2015-06-26T00:00:00" table:style-name="ce2">
            <text:p>2015/6/26</text:p>
          </table:table-cell>
          <table:table-cell office:value-type="date" office:date-value="2015-06-28T00:00:00" table:style-name="ce2">
            <text:p>2015/6/28</text:p>
          </table:table-cell>
          <table:table-cell office:value-type="string" table:style-name="ce1">
            <text:p>第三核能發電廠</text:p>
          </table:table-cell>
          <table:table-cell office:value-type="float" office:value="233" table:style-name="ce1">
            <text:p>233</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促進電力發展營運協助金審議委員會</text:p>
          </table:table-cell>
          <table:table-cell office:value-type="date" office:date-value="2015-06-15T00:00:00" table:style-name="ce2">
            <text:p>2015/6/15</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中壢區漁會</text:p>
          </table:table-cell>
          <table:table-cell office:value-type="float" office:value="44555604" table:style-name="ce1">
            <text:p>44555604</text:p>
          </table:table-cell>
          <table:table-cell office:value-type="string" table:style-name="ce1">
            <text:p>協助桃園市中壢區漁會辦理104年度漁民節慶祝大會暨節約用電及開發電源宣導活動</text:p>
          </table:table-cell>
          <table:table-cell office:value-type="date" office:date-value="2015-07-01T00:00:00" table:style-name="ce2">
            <text:p>2015/7/1</text:p>
          </table:table-cell>
          <table:table-cell office:value-type="date" office:date-value="2015-07-01T00:00:00" table:style-name="ce2">
            <text:p>2015/7/1</text:p>
          </table:table-cell>
          <table:table-cell office:value-type="string" table:style-name="ce1">
            <text:p>桃園市新屋區</text:p>
          </table:table-cell>
          <table:table-cell office:value-type="float" office:value="1284" table:style-name="ce1">
            <text:p>1284</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string" table:style-name="ce1">
            <text:p>促進電力發展營運協助金審議委員會</text:p>
          </table:table-cell>
          <table:table-cell office:value-type="date" office:date-value="2015-06-15T00:00:00" table:style-name="ce2">
            <text:p>2015/6/15</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麗水里守望相助推行委員會104年度南部勤務交流暨節約能源及推廣乾淨能源政策宣導活動</text:p>
          </table:table-cell>
          <table:table-cell office:value-type="date" office:date-value="2015-06-13T00:00:00" table:style-name="ce2">
            <text:p>2015/6/13</text:p>
          </table:table-cell>
          <table:table-cell office:value-type="date" office:date-value="2015-06-14T00:00:00" table:style-name="ce2">
            <text:p>2015/6/14</text:p>
          </table:table-cell>
          <table:table-cell office:value-type="string" table:style-name="ce1">
            <text:p>大林發電廠</text:p>
          </table:table-cell>
          <table:table-cell office:value-type="float" office:value="313" table:style-name="ce1">
            <text:p>313</text:p>
          </table:table-cell>
          <table:table-cell office:value-type="float" office:value="150" table:style-name="ce1">
            <text:p>150</text:p>
          </table:table-cell>
          <table:table-cell office:value-type="float" office:value="120" table:style-name="ce1">
            <text:p>12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string" table:style-name="ce1">
            <text:p>促進電力發展營運協助金審議委員會</text:p>
          </table:table-cell>
          <table:table-cell office:value-type="date" office:date-value="2015-06-12T00:00:00" table:style-name="ce2">
            <text:p>2015/6/1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104年度苑裡鎮立幼兒園畢業典禮暨幼兒才藝表演活動</text:p>
          </table:table-cell>
          <table:table-cell office:value-type="date" office:date-value="2015-08-01T00:00:00" table:style-name="ce2">
            <text:p>2015/8/1</text:p>
          </table:table-cell>
          <table:table-cell office:value-type="date" office:date-value="2015-08-01T00:00:00" table:style-name="ce2">
            <text:p>2015/8/1</text:p>
          </table:table-cell>
          <table:table-cell office:value-type="string" table:style-name="ce1">
            <text:p>苗栗縣苑裡鎮</text:p>
          </table:table-cell>
          <table:table-cell office:value-type="float" office:value="120" table:style-name="ce1">
            <text:p>120</text:p>
          </table:table-cell>
          <table:table-cell office:value-type="float" office:value="100" table:style-name="ce1">
            <text:p>10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string" table:style-name="ce1">
            <text:p>促進電力發展營運協助金審議委員會</text:p>
          </table:table-cell>
          <table:table-cell office:value-type="date" office:date-value="2015-06-11T00:00:00" table:style-name="ce2">
            <text:p>2015/6/11</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五南社區發展協會</text:p>
          </table:table-cell>
          <table:table-cell office:value-type="float" office:value="66954610" table:style-name="ce1">
            <text:p>66954610</text:p>
          </table:table-cell>
          <table:table-cell office:value-type="string" table:style-name="ce1">
            <text:p>協助新北市金山區五南社區發展協會辦理104年度績優社區觀摩研習活動</text:p>
          </table:table-cell>
          <table:table-cell office:value-type="date" office:date-value="2015-08-01T00:00:00" table:style-name="ce2">
            <text:p>2015/8/1</text:p>
          </table:table-cell>
          <table:table-cell office:value-type="date" office:date-value="2015-09-30T00:00:00" table:style-name="ce2">
            <text:p>2015/9/30</text:p>
          </table:table-cell>
          <table:table-cell office:value-type="string" table:style-name="ce1">
            <text:p>通霄發電廠</text:p>
          </table:table-cell>
          <table:table-cell office:value-type="float" office:value="545" table:style-name="ce1">
            <text:p>545</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string" table:style-name="ce1">
            <text:p>促進電力發展營運協助金審議委員會</text:p>
          </table:table-cell>
          <table:table-cell office:value-type="date" office:date-value="2015-06-11T00:00:00" table:style-name="ce2">
            <text:p>2015/6/11</text:p>
          </table:table-cell>
          <table:table-cell office:value-type="string" table:style-name="ce1">
            <text:p>aa</text:p>
          </table:table-cell>
          <table:table-cell office:value-type="string" table:style-name="ce1">
            <text:p><text:s/>aa<text:s/></text:p>
          </table:table-cell>
          <table:table-cell office:value-type="string" table:style-name="ce1">
            <text:p>花蓮縣</text:p>
          </table:table-cell>
          <table:table-cell office:value-type="string" table:style-name="ce1">
            <text:p>花蓮縣文教促進發展協會</text:p>
          </table:table-cell>
          <table:table-cell office:value-type="float" office:value="31615827" table:style-name="ce1">
            <text:p>31615827</text:p>
          </table:table-cell>
          <table:table-cell office:value-type="string" table:style-name="ce1">
            <text:p>協助花蓮縣文教促進發展協會辦理花蓮縣2015飛躍運動島鯉魚龍舟競賽</text:p>
          </table:table-cell>
          <table:table-cell office:value-type="date" office:date-value="2015-06-19T00:00:00" table:style-name="ce2">
            <text:p>2015/6/19</text:p>
          </table:table-cell>
          <table:table-cell office:value-type="date" office:date-value="2015-06-21T00:00:00" table:style-name="ce2">
            <text:p>2015/6/21</text:p>
          </table:table-cell>
          <table:table-cell office:value-type="string" table:style-name="ce1">
            <text:p>花蓮縣秀林鄉</text:p>
          </table:table-cell>
          <table:table-cell office:value-type="float" office:value="200" table:style-name="ce1">
            <text:p>200</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string" table:style-name="ce1">
            <text:p>促進電力發展營運協助金審議委員會</text:p>
          </table:table-cell>
          <table:table-cell office:value-type="date" office:date-value="2015-06-11T00:00:00" table:style-name="ce2">
            <text:p>2015/6/11</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田心社區發展協會</text:p>
          </table:table-cell>
          <table:table-cell office:value-type="float" office:value="19283231" table:style-name="ce1">
            <text:p>19283231</text:p>
          </table:table-cell>
          <table:table-cell office:value-type="string" table:style-name="ce1">
            <text:p>協助苗栗縣苑裡鎮田心社區發展協會辦理健康逗陣做伙走、奔向大自然活動</text:p>
          </table:table-cell>
          <table:table-cell office:value-type="date" office:date-value="2015-06-14T00:00:00" table:style-name="ce2">
            <text:p>2015/6/14</text:p>
          </table:table-cell>
          <table:table-cell office:value-type="date" office:date-value="2015-06-14T00:00:00" table:style-name="ce2">
            <text:p>2015/6/14</text:p>
          </table:table-cell>
          <table:table-cell office:value-type="string" table:style-name="ce1">
            <text:p>台中發電廠</text:p>
          </table:table-cell>
          <table:table-cell office:value-type="float" office:value="123" table:style-name="ce1">
            <text:p>123</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string" table:style-name="ce1">
            <text:p>促進電力發展營運協助金審議委員會</text:p>
          </table:table-cell>
          <table:table-cell office:value-type="date" office:date-value="2015-06-12T00:00:00" table:style-name="ce2">
            <text:p>2015/6/12</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社區福利推展協會</text:p>
          </table:table-cell>
          <table:table-cell office:value-type="float" office:value="39894576" table:style-name="ce1">
            <text:p>39894576</text:p>
          </table:table-cell>
          <table:table-cell office:value-type="string" table:style-name="ce1">
            <text:p>協助臺中市社區福利推展協會辦理南部社區觀摩暨節約用電宣導活動</text:p>
          </table:table-cell>
          <table:table-cell office:value-type="date" office:date-value="2015-06-14T00:00:00" table:style-name="ce2">
            <text:p>2015/6/14</text:p>
          </table:table-cell>
          <table:table-cell office:value-type="date" office:date-value="2015-06-14T00:00:00" table:style-name="ce2">
            <text:p>2015/6/14</text:p>
          </table:table-cell>
          <table:table-cell office:value-type="string" table:style-name="ce1">
            <text:p>南部發電廠</text:p>
          </table:table-cell>
          <table:table-cell office:value-type="float" office:value="149" table:style-name="ce1">
            <text:p>149</text:p>
          </table:table-cell>
          <table:table-cell office:value-type="float" office:value="40" table:style-name="ce1">
            <text:p>4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string" table:style-name="ce1">
            <text:p>促進電力發展營運協助金審議委員會</text:p>
          </table:table-cell>
          <table:table-cell office:value-type="date" office:date-value="2015-06-11T00:00:00" table:style-name="ce2">
            <text:p>2015/6/11</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觀音區農會</text:p>
          </table:table-cell>
          <table:table-cell office:value-type="float" office:value="44933304" table:style-name="ce1">
            <text:p>44933304</text:p>
          </table:table-cell>
          <table:table-cell office:value-type="string" table:style-name="ce1">
            <text:p>協助桃園市觀音區農會辦理104年度桃園市觀音區農業產銷班觀摩研習</text:p>
          </table:table-cell>
          <table:table-cell office:value-type="date" office:date-value="2015-08-23T00:00:00" table:style-name="ce2">
            <text:p>2015/8/23</text:p>
          </table:table-cell>
          <table:table-cell office:value-type="date" office:date-value="2015-10-21T00:00:00" table:style-name="ce2">
            <text:p>2015/10/21</text:p>
          </table:table-cell>
          <table:table-cell office:value-type="string" table:style-name="ce1">
            <text:p>台中發電廠、興達發電廠、蘭陽發電廠、第二核能發電廠</text:p>
          </table:table-cell>
          <table:table-cell office:value-type="float" office:value="800" table:style-name="ce1">
            <text:p>800</text:p>
          </table:table-cell>
          <table:table-cell office:value-type="float" office:value="250" table:style-name="ce1">
            <text:p>25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string" table:style-name="ce1">
            <text:p>促進電力發展營運協助金審議委員會</text:p>
          </table:table-cell>
          <table:table-cell office:value-type="date" office:date-value="2015-06-11T00:00:00" table:style-name="ce2">
            <text:p>2015/6/11</text:p>
          </table:table-cell>
          <table:table-cell office:value-type="string" table:style-name="ce1">
            <text:p>aa</text:p>
          </table:table-cell>
          <table:table-cell office:value-type="string" table:style-name="ce1">
            <text:p>aa</text:p>
          </table:table-cell>
          <table:table-cell office:value-type="string" table:style-name="ce1">
            <text:p>花蓮縣</text:p>
          </table:table-cell>
          <table:table-cell office:value-type="string" table:style-name="ce1">
            <text:p>花蓮縣秀林鄉立霧溪文化發展協會</text:p>
          </table:table-cell>
          <table:table-cell office:value-type="float" office:value="10619170" table:style-name="ce1">
            <text:p>10619170</text:p>
          </table:table-cell>
          <table:table-cell office:value-type="string" table:style-name="ce1">
            <text:p>協助花蓮縣秀林鄉立霧溪文化發展協會辦理花蓮縣秀林鄉富世村104年國內生態文化旅遊暨節能宣導活動實施計畫</text:p>
          </table:table-cell>
          <table:table-cell office:value-type="date" office:date-value="2015-06-22T00:00:00" table:style-name="ce2">
            <text:p>2015/6/22</text:p>
          </table:table-cell>
          <table:table-cell office:value-type="date" office:date-value="2015-06-24T00:00:00" table:style-name="ce2">
            <text:p>2015/6/24</text:p>
          </table:table-cell>
          <table:table-cell office:value-type="string" table:style-name="ce1">
            <text:p>尖山發電廠</text:p>
          </table:table-cell>
          <table:table-cell office:value-type="float" office:value="770" table:style-name="ce1">
            <text:p>770</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string" table:style-name="ce1">
            <text:p>促進電力發展營運協助金審議委員會</text:p>
          </table:table-cell>
          <table:table-cell office:value-type="date" office:date-value="2015-06-11T00:00:00" table:style-name="ce2">
            <text:p>2015/6/11</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區維新社區發展協會</text:p>
          </table:table-cell>
          <table:table-cell office:value-type="float" office:value="62994197" table:style-name="ce1">
            <text:p>62994197</text:p>
          </table:table-cell>
          <table:table-cell office:value-type="string" table:style-name="ce1">
            <text:p>協助高雄市永安區維新社區發展協會辦理「社區守望相助巡守隊交流暨節能減碳宣導」活動</text:p>
          </table:table-cell>
          <table:table-cell office:value-type="date" office:date-value="2015-06-12T00:00:00" table:style-name="ce2">
            <text:p>2015/6/12</text:p>
          </table:table-cell>
          <table:table-cell office:value-type="date" office:date-value="2015-06-14T00:00:00" table:style-name="ce2">
            <text:p>2015/6/14</text:p>
          </table:table-cell>
          <table:table-cell office:value-type="string" table:style-name="ce1">
            <text:p>台中發電廠</text:p>
          </table:table-cell>
          <table:table-cell office:value-type="float" office:value="522" table:style-name="ce1">
            <text:p>522</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string" table:style-name="ce1">
            <text:p>促進電力發展營運協助金審議委員會</text:p>
          </table:table-cell>
          <table:table-cell office:value-type="date" office:date-value="2015-06-12T00:00:00" table:style-name="ce2">
            <text:p>2015/6/12</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社團法人高雄市綠繡眼發展協會</text:p>
          </table:table-cell>
          <table:table-cell office:value-type="float" office:value="80916862" table:style-name="ce1">
            <text:p>80916862</text:p>
          </table:table-cell>
          <table:table-cell office:value-type="string" table:style-name="ce1">
            <text:p>協助社團法人高雄市綠繡眼發展協會辦理104年打造新住民幸福家園端午節粽藝比賽暨節能、減碳、節水宣導活動</text:p>
          </table:table-cell>
          <table:table-cell office:value-type="date" office:date-value="2015-06-14T00:00:00" table:style-name="ce2">
            <text:p>2015/6/14</text:p>
          </table:table-cell>
          <table:table-cell office:value-type="date" office:date-value="2015-06-14T00:00:00" table:style-name="ce2">
            <text:p>2015/6/14</text:p>
          </table:table-cell>
          <table:table-cell office:value-type="string" table:style-name="ce1">
            <text:p>高雄市岡山區</text:p>
          </table:table-cell>
          <table:table-cell office:value-type="float" office:value="220" table:style-name="ce1">
            <text:p>220</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string" table:style-name="ce1">
            <text:p>促進電力發展營運協助金審議委員會</text:p>
          </table:table-cell>
          <table:table-cell office:value-type="date" office:date-value="2015-06-11T00:00:00" table:style-name="ce2">
            <text:p>2015/6/11</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104年度苑裡鎮米食暨農特產品行銷推廣活動計畫</text:p>
          </table:table-cell>
          <table:table-cell office:value-type="date" office:date-value="2015-06-12T00:00:00" table:style-name="ce2">
            <text:p>2015/6/12</text:p>
          </table:table-cell>
          <table:table-cell office:value-type="date" office:date-value="2015-06-12T00:00:00" table:style-name="ce2">
            <text:p>2015/6/12</text:p>
          </table:table-cell>
          <table:table-cell office:value-type="string" table:style-name="ce1">
            <text:p>苗栗縣苑裡鎮</text:p>
          </table:table-cell>
          <table:table-cell office:value-type="float" office:value="550" table:style-name="ce1">
            <text:p>550</text:p>
          </table:table-cell>
          <table:table-cell office:value-type="float" office:value="150" table:style-name="ce1">
            <text:p>150</text:p>
          </table:table-cell>
          <table:table-cell office:value-type="float" office:value="50" table:style-name="ce1">
            <text:p>5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string" table:style-name="ce1">
            <text:p>促進電力發展營運協助金審議委員會</text:p>
          </table:table-cell>
          <table:table-cell office:value-type="date" office:date-value="2015-06-09T00:00:00" table:style-name="ce2">
            <text:p>2015/6/9</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圳頭社區發展協會</text:p>
          </table:table-cell>
          <table:table-cell office:value-type="float" office:value="17727821" table:style-name="ce1">
            <text:p>17727821</text:p>
          </table:table-cell>
          <table:table-cell office:value-type="string" table:style-name="ce1">
            <text:p>協助苗栗縣通霄鎮圳頭社區發展協會辦理104年度端午節「粽葉飄香~繫親情」活動</text:p>
          </table:table-cell>
          <table:table-cell office:value-type="date" office:date-value="2015-06-14T00:00:00" table:style-name="ce2">
            <text:p>2015/6/14</text:p>
          </table:table-cell>
          <table:table-cell office:value-type="date" office:date-value="2015-06-14T00:00:00" table:style-name="ce2">
            <text:p>2015/6/14</text:p>
          </table:table-cell>
          <table:table-cell office:value-type="string" table:style-name="ce1">
            <text:p>苗栗縣通霄鎮</text:p>
          </table:table-cell>
          <table:table-cell office:value-type="float" office:value="106" table:style-name="ce1">
            <text:p>106</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string" table:style-name="ce1">
            <text:p>促進電力發展營運協助金審議委員會</text:p>
          </table:table-cell>
          <table:table-cell office:value-type="date" office:date-value="2015-06-05T00:00:00" table:style-name="ce2">
            <text:p>2015/6/5</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龍井區龍港國民小學</text:p>
          </table:table-cell>
          <table:table-cell office:value-type="string" table:style-name="ce1">
            <text:p>aa<text:s text:c="8"/></text:p>
          </table:table-cell>
          <table:table-cell office:value-type="string" table:style-name="ce1">
            <text:p>協助臺中市龍井區龍港國民小學辦理103學年度學習成果發表會及感恩系列活動</text:p>
          </table:table-cell>
          <table:table-cell office:value-type="date" office:date-value="2015-06-11T00:00:00" table:style-name="ce2">
            <text:p>2015/6/11</text:p>
          </table:table-cell>
          <table:table-cell office:value-type="date" office:date-value="2015-06-17T00:00:00" table:style-name="ce2">
            <text:p>2015/6/17</text:p>
          </table:table-cell>
          <table:table-cell office:value-type="string" table:style-name="ce1">
            <text:p>臺中市龍井區</text:p>
          </table:table-cell>
          <table:table-cell office:value-type="float" office:value="60" table:style-name="ce1">
            <text:p>60</text:p>
          </table:table-cell>
          <table:table-cell office:value-type="float" office:value="30" table:style-name="ce1">
            <text:p>30</text:p>
          </table:table-cell>
          <table:table-cell office:value-type="float" office:value="25" table:style-name="ce1">
            <text:p>2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string" table:style-name="ce1">
            <text:p>促進電力發展營運協助金審議委員會</text:p>
          </table:table-cell>
          <table:table-cell office:value-type="date" office:date-value="2015-06-05T00:00:00" table:style-name="ce2">
            <text:p>2015/6/5</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體育會</text:p>
          </table:table-cell>
          <table:table-cell office:value-type="float" office:value="26400298" table:style-name="ce1">
            <text:p>26400298</text:p>
          </table:table-cell>
          <table:table-cell office:value-type="string" table:style-name="ce1">
            <text:p>協助高雄市永安體育會辦理瑞里登山健行暨節約能源宣導活動</text:p>
          </table:table-cell>
          <table:table-cell office:value-type="date" office:date-value="2015-06-16T00:00:00" table:style-name="ce2">
            <text:p>2015/6/16</text:p>
          </table:table-cell>
          <table:table-cell office:value-type="date" office:date-value="2015-06-17T00:00:00" table:style-name="ce2">
            <text:p>2015/6/17</text:p>
          </table:table-cell>
          <table:table-cell office:value-type="string" table:style-name="ce1">
            <text:p>曾文電廠</text:p>
          </table:table-cell>
          <table:table-cell office:value-type="float" office:value="107" table:style-name="ce1">
            <text:p>107</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string" table:style-name="ce1">
            <text:p>促進電力發展營運協助金審議委員會</text:p>
          </table:table-cell>
          <table:table-cell office:value-type="date" office:date-value="2015-06-01T00:00:00" table:style-name="ce2">
            <text:p>2015/6/1</text:p>
          </table:table-cell>
          <table:table-cell office:value-type="string" table:style-name="ce1">
            <text:p>aa</text:p>
          </table:table-cell>
          <table:table-cell office:value-type="string" table:style-name="ce1">
            <text:p>aa</text:p>
          </table:table-cell>
          <table:table-cell office:value-type="string" table:style-name="ce1">
            <text:p>臺北市</text:p>
          </table:table-cell>
          <table:table-cell office:value-type="string" table:style-name="ce1">
            <text:p>台北市文山區景隆社區發展協會</text:p>
          </table:table-cell>
          <table:table-cell office:value-type="string" table:style-name="ce1">
            <text:p>aa<text:s text:c="8"/></text:p>
          </table:table-cell>
          <table:table-cell office:value-type="string" table:style-name="ce1">
            <text:p>協助台北市文山區景隆社區發展協會辦理電力建設宣導暨中秋烤肉活動</text:p>
          </table:table-cell>
          <table:table-cell office:value-type="date" office:date-value="2015-09-22T00:00:00" table:style-name="ce2">
            <text:p>2015/9/22</text:p>
          </table:table-cell>
          <table:table-cell office:value-type="date" office:date-value="2015-09-22T00:00:00" table:style-name="ce2">
            <text:p>2015/9/22</text:p>
          </table:table-cell>
          <table:table-cell office:value-type="string" table:style-name="ce1">
            <text:p>台北市文山區</text:p>
          </table:table-cell>
          <table:table-cell office:value-type="float" office:value="134" table:style-name="ce1">
            <text:p>134</text:p>
          </table:table-cell>
          <table:table-cell office:value-type="float" office:value="130" table:style-name="ce1">
            <text:p>130</text:p>
          </table:table-cell>
          <table:table-cell office:value-type="float" office:value="130" table:style-name="ce1">
            <text:p>1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string" table:style-name="ce1">
            <text:p>促進電力發展營運協助金審議委員會</text:p>
          </table:table-cell>
          <table:table-cell office:value-type="date" office:date-value="2015-06-04T00:00:00" table:style-name="ce2">
            <text:p>2015/6/4</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愛樂協會</text:p>
          </table:table-cell>
          <table:table-cell office:value-type="float" office:value="10912879" table:style-name="ce1">
            <text:p>10912879</text:p>
          </table:table-cell>
          <table:table-cell office:value-type="string" table:style-name="ce1">
            <text:p>協助苗栗縣通霄愛樂協會辦理愛樂合唱研習營第二期</text:p>
          </table:table-cell>
          <table:table-cell office:value-type="date" office:date-value="2015-06-11T00:00:00" table:style-name="ce2">
            <text:p>2015/6/11</text:p>
          </table:table-cell>
          <table:table-cell office:value-type="date" office:date-value="2015-09-17T00:00:00" table:style-name="ce2">
            <text:p>2015/9/17</text:p>
          </table:table-cell>
          <table:table-cell office:value-type="string" table:style-name="ce1">
            <text:p>苗栗縣通霄鎮</text:p>
          </table:table-cell>
          <table:table-cell office:value-type="float" office:value="210" table:style-name="ce1">
            <text:p>210</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string" table:style-name="ce1">
            <text:p>促進電力發展營運協助金審議委員會</text:p>
          </table:table-cell>
          <table:table-cell office:value-type="date" office:date-value="2015-06-05T00:00:00" table:style-name="ce2">
            <text:p>2015/6/5</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槌球協會</text:p>
          </table:table-cell>
          <table:table-cell office:value-type="float" office:value="10948193" table:style-name="ce1">
            <text:p>10948193</text:p>
          </table:table-cell>
          <table:table-cell office:value-type="string" table:style-name="ce1">
            <text:p>協助苗栗縣通霄槌球協會辦理104年通霄鎮鎮長盃槌球錦標賽活動</text:p>
          </table:table-cell>
          <table:table-cell office:value-type="date" office:date-value="2015-07-12T00:00:00" table:style-name="ce2">
            <text:p>2015/7/12</text:p>
          </table:table-cell>
          <table:table-cell office:value-type="date" office:date-value="2015-07-12T00:00:00" table:style-name="ce2">
            <text:p>2015/7/12</text:p>
          </table:table-cell>
          <table:table-cell office:value-type="string" table:style-name="ce1">
            <text:p>苗栗縣通霄鎮</text:p>
          </table:table-cell>
          <table:table-cell office:value-type="float" office:value="291" table:style-name="ce1">
            <text:p>291</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string" table:style-name="ce1">
            <text:p>促進電力發展營運協助金審議委員會</text:p>
          </table:table-cell>
          <table:table-cell office:value-type="date" office:date-value="2015-06-04T00:00:00" table:style-name="ce2">
            <text:p>2015/6/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石門區水上救生協會</text:p>
          </table:table-cell>
          <table:table-cell office:value-type="float" office:value="31443923" table:style-name="ce1">
            <text:p>31443923</text:p>
          </table:table-cell>
          <table:table-cell office:value-type="string" table:style-name="ce1">
            <text:p>協助新北市石門區水上救生協會辦理夏令營水上安全救生訓練活動</text:p>
          </table:table-cell>
          <table:table-cell office:value-type="date" office:date-value="2015-06-24T00:00:00" table:style-name="ce2">
            <text:p>2015/6/24</text:p>
          </table:table-cell>
          <table:table-cell office:value-type="date" office:date-value="2015-07-02T00:00:00" table:style-name="ce2">
            <text:p>2015/7/2</text:p>
          </table:table-cell>
          <table:table-cell office:value-type="string" table:style-name="ce1">
            <text:p>新北市石門區</text:p>
          </table:table-cell>
          <table:table-cell office:value-type="float" office:value="284" table:style-name="ce1">
            <text:p>284</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string" table:style-name="ce1">
            <text:p>促進電力發展營運協助金審議委員會</text:p>
          </table:table-cell>
          <table:table-cell office:value-type="date" office:date-value="2015-06-08T00:00:00" table:style-name="ce2">
            <text:p>2015/6/8</text:p>
          </table:table-cell>
          <table:table-cell office:value-type="string" table:style-name="ce1">
            <text:p>aa</text:p>
          </table:table-cell>
          <table:table-cell office:value-type="string" table:style-name="ce1">
            <text:p>aa</text:p>
          </table:table-cell>
          <table:table-cell office:value-type="string" table:style-name="ce1">
            <text:p>基隆市</text:p>
          </table:table-cell>
          <table:table-cell office:value-type="string" table:style-name="ce1">
            <text:p>基隆市中山區協和社區發展協會</text:p>
          </table:table-cell>
          <table:table-cell office:value-type="float" office:value="67771934" table:style-name="ce1">
            <text:p>67771934</text:p>
          </table:table-cell>
          <table:table-cell office:value-type="string" table:style-name="ce1">
            <text:p>協助基隆市中山區協和社區發展協會辦理104年度基隆市端午龍舟競賽</text:p>
          </table:table-cell>
          <table:table-cell office:value-type="date" office:date-value="2015-05-29T00:00:00" table:style-name="ce2">
            <text:p>2015/5/29</text:p>
          </table:table-cell>
          <table:table-cell office:value-type="date" office:date-value="2015-06-20T00:00:00" table:style-name="ce2">
            <text:p>2015/6/20</text:p>
          </table:table-cell>
          <table:table-cell office:value-type="string" table:style-name="ce1">
            <text:p>基隆市中山區</text:p>
          </table:table-cell>
          <table:table-cell office:value-type="float" office:value="110" table:style-name="ce1">
            <text:p>110</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string" table:style-name="ce1">
            <text:p>促進電力發展營運協助金審議委員會</text:p>
          </table:table-cell>
          <table:table-cell office:value-type="date" office:date-value="2015-06-05T00:00:00" table:style-name="ce2">
            <text:p>2015/6/5</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臺中市漁民福利協會</text:p>
          </table:table-cell>
          <table:table-cell office:value-type="float" office:value="21427446" table:style-name="ce1">
            <text:p>21427446</text:p>
          </table:table-cell>
          <table:table-cell office:value-type="string" table:style-name="ce1">
            <text:p>協助臺中市漁民福利協會辦理「後壁湖漁港觀摩研習及核三廠南展館參訪暨支持台電電源開發政策、中油天然氣使用安全宣導案」活動</text:p>
          </table:table-cell>
          <table:table-cell office:value-type="date" office:date-value="2015-06-09T00:00:00" table:style-name="ce2">
            <text:p>2015/6/9</text:p>
          </table:table-cell>
          <table:table-cell office:value-type="date" office:date-value="2015-06-10T00:00:00" table:style-name="ce2">
            <text:p>2015/6/10</text:p>
          </table:table-cell>
          <table:table-cell office:value-type="string" table:style-name="ce1">
            <text:p>第三核能發電廠</text:p>
          </table:table-cell>
          <table:table-cell office:value-type="float" office:value="469" table:style-name="ce1">
            <text:p>469</text:p>
          </table:table-cell>
          <table:table-cell office:value-type="float" office:value="250" table:style-name="ce1">
            <text:p>250</text:p>
          </table:table-cell>
          <table:table-cell office:value-type="float" office:value="170" table:style-name="ce1">
            <text:p>17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string" table:style-name="ce1">
            <text:p>促進電力發展營運協助金審議委員會</text:p>
          </table:table-cell>
          <table:table-cell office:value-type="date" office:date-value="2015-06-04T00:00:00" table:style-name="ce2">
            <text:p>2015/6/4</text:p>
          </table:table-cell>
          <table:table-cell office:value-type="string" table:style-name="ce1">
            <text:p>aa</text:p>
          </table:table-cell>
          <table:table-cell office:value-type="string" table:style-name="ce1">
            <text:p>aa</text:p>
          </table:table-cell>
          <table:table-cell office:value-type="string" table:style-name="ce1">
            <text:p>彰化縣</text:p>
          </table:table-cell>
          <table:table-cell office:value-type="string" table:style-name="ce1">
            <text:p>彰化縣春暉公益服務協進會</text:p>
          </table:table-cell>
          <table:table-cell office:value-type="float" office:value="25403515" table:style-name="ce1">
            <text:p>25403515</text:p>
          </table:table-cell>
          <table:table-cell office:value-type="string" table:style-name="ce1">
            <text:p>協助彰化縣春暉公益服務協進會辦理粽葉飄香傳愛慶端陽暨節能減碳宣導</text:p>
          </table:table-cell>
          <table:table-cell office:value-type="date" office:date-value="2015-06-14T00:00:00" table:style-name="ce2">
            <text:p>2015/6/14</text:p>
          </table:table-cell>
          <table:table-cell office:value-type="date" office:date-value="2015-06-14T00:00:00" table:style-name="ce2">
            <text:p>2015/6/14</text:p>
          </table:table-cell>
          <table:table-cell office:value-type="string" table:style-name="ce1">
            <text:p>彰化縣伸港鄉</text:p>
          </table:table-cell>
          <table:table-cell office:value-type="float" office:value="382" table:style-name="ce1">
            <text:p>382</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string" table:style-name="ce1">
            <text:p>促進電力發展營運協助金審議委員會</text:p>
          </table:table-cell>
          <table:table-cell office:value-type="date" office:date-value="2015-06-04T00:00:00" table:style-name="ce2">
            <text:p>2015/6/4</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茄萣區光定社區發展協會</text:p>
          </table:table-cell>
          <table:table-cell office:value-type="float" office:value="9058397" table:style-name="ce1">
            <text:p>9058397</text:p>
          </table:table-cell>
          <table:table-cell office:value-type="string" table:style-name="ce1">
            <text:p>協助高雄市茄萣區光定社區發展協會辦理104年度社區營造環保生態暨節約能源宣導活動</text:p>
          </table:table-cell>
          <table:table-cell office:value-type="date" office:date-value="2015-06-14T00:00:00" table:style-name="ce2">
            <text:p>2015/6/14</text:p>
          </table:table-cell>
          <table:table-cell office:value-type="date" office:date-value="2015-06-16T00:00:00" table:style-name="ce2">
            <text:p>2015/6/16</text:p>
          </table:table-cell>
          <table:table-cell office:value-type="string" table:style-name="ce1">
            <text:p>蘭陽發電廠</text:p>
          </table:table-cell>
          <table:table-cell office:value-type="float" office:value="216" table:style-name="ce1">
            <text:p>216</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string" table:style-name="ce1">
            <text:p>促進電力發展營運協助金審議委員會</text:p>
          </table:table-cell>
          <table:table-cell office:value-type="date" office:date-value="2015-06-04T00:00:00" table:style-name="ce2">
            <text:p>2015/6/4</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縣觀音鄉富林社區發展協會</text:p>
          </table:table-cell>
          <table:table-cell office:value-type="float" office:value="66966587" table:style-name="ce1">
            <text:p>66966587</text:p>
          </table:table-cell>
          <table:table-cell office:value-type="string" table:style-name="ce1">
            <text:p>協助桃園縣觀音鄉富林社區發展協會辦理104年度花蓮縣瑞穗鄉富源社區研習暨節能減碳宣導活動</text:p>
          </table:table-cell>
          <table:table-cell office:value-type="date" office:date-value="2015-06-13T00:00:00" table:style-name="ce2">
            <text:p>2015/6/13</text:p>
          </table:table-cell>
          <table:table-cell office:value-type="date" office:date-value="2015-06-15T00:00:00" table:style-name="ce2">
            <text:p>2015/6/15</text:p>
          </table:table-cell>
          <table:table-cell office:value-type="string" table:style-name="ce1">
            <text:p>東部發電廠</text:p>
          </table:table-cell>
          <table:table-cell office:value-type="float" office:value="182" table:style-name="ce1">
            <text:p>182</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string" table:style-name="ce1">
            <text:p>促進電力發展營運協助金審議委員會</text:p>
          </table:table-cell>
          <table:table-cell office:value-type="date" office:date-value="2015-06-04T00:00:00" table:style-name="ce2">
            <text:p>2015/6/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4年度會員健行暨核能用電安全宣導活動計畫</text:p>
          </table:table-cell>
          <table:table-cell office:value-type="date" office:date-value="2015-06-01T00:00:00" table:style-name="ce2">
            <text:p>2015/6/1</text:p>
          </table:table-cell>
          <table:table-cell office:value-type="date" office:date-value="2015-09-30T00:00:00" table:style-name="ce2">
            <text:p>2015/9/30</text:p>
          </table:table-cell>
          <table:table-cell office:value-type="string" table:style-name="ce1">
            <text:p>新北市石門區</text:p>
          </table:table-cell>
          <table:table-cell office:value-type="float" office:value="210" table:style-name="ce1">
            <text:p>210</text:p>
          </table:table-cell>
          <table:table-cell office:value-type="float" office:value="200" table:style-name="ce1">
            <text:p>200</text:p>
          </table:table-cell>
          <table:table-cell office:value-type="float" office:value="160" table:style-name="ce1">
            <text:p>1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string" table:style-name="ce1">
            <text:p>促進電力發展營運協助金審議委員會</text:p>
          </table:table-cell>
          <table:table-cell office:value-type="date" office:date-value="2015-06-03T00:00:00" table:style-name="ce2">
            <text:p>2015/6/3</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新屋區下田社區發展協會</text:p>
          </table:table-cell>
          <table:table-cell office:value-type="float" office:value="49975366" table:style-name="ce1">
            <text:p>49975366</text:p>
          </table:table-cell>
          <table:table-cell office:value-type="string" table:style-name="ce1">
            <text:p>協助桃園市新屋區下田社區發展協會辦理社區會員研習暨節能減碳宣導活動</text:p>
          </table:table-cell>
          <table:table-cell office:value-type="date" office:date-value="2015-06-12T00:00:00" table:style-name="ce2">
            <text:p>2015/6/12</text:p>
          </table:table-cell>
          <table:table-cell office:value-type="date" office:date-value="2015-06-14T00:00:00" table:style-name="ce2">
            <text:p>2015/6/14</text:p>
          </table:table-cell>
          <table:table-cell office:value-type="string" table:style-name="ce1">
            <text:p>核火工處中部施工處</text:p>
          </table:table-cell>
          <table:table-cell office:value-type="float" office:value="361" table:style-name="ce1">
            <text:p>361</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白東社區發展協會</text:p>
          </table:table-cell>
          <table:table-cell office:value-type="float" office:value="66843354" table:style-name="ce1">
            <text:p>66843354</text:p>
          </table:table-cell>
          <table:table-cell office:value-type="string" table:style-name="ce1">
            <text:p>協助苗栗縣通霄鎮白東社區發展協會辦理2015白沙屯傳統飯擔美食品嚐活動</text:p>
          </table:table-cell>
          <table:table-cell office:value-type="date" office:date-value="2015-05-28T00:00:00" table:style-name="ce2">
            <text:p>2015/5/28</text:p>
          </table:table-cell>
          <table:table-cell office:value-type="date" office:date-value="2015-05-28T00:00:00" table:style-name="ce2">
            <text:p>2015/5/28</text:p>
          </table:table-cell>
          <table:table-cell office:value-type="string" table:style-name="ce1">
            <text:p>苗栗縣通霄鎮</text:p>
          </table:table-cell>
          <table:table-cell office:value-type="float" office:value="603" table:style-name="ce1">
            <text:p>603</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string" table:style-name="ce1">
            <text:p>促進電力發展營運協助金審議委員會</text:p>
          </table:table-cell>
          <table:table-cell office:value-type="date" office:date-value="2015-06-03T00:00:00" table:style-name="ce2">
            <text:p>2015/6/3</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太極氣功十八式推展協會</text:p>
          </table:table-cell>
          <table:table-cell office:value-type="float" office:value="30360065" table:style-name="ce1">
            <text:p>30360065</text:p>
          </table:table-cell>
          <table:table-cell office:value-type="string" table:style-name="ce1">
            <text:p>協助新北市金山區太極氣功十八式推展協會辦理太極氣功十八式研習教學活動</text:p>
          </table:table-cell>
          <table:table-cell office:value-type="date" office:date-value="2015-11-01T00:00:00" table:style-name="ce2">
            <text:p>2015/11/1</text:p>
          </table:table-cell>
          <table:table-cell office:value-type="date" office:date-value="2015-11-30T00:00:00" table:style-name="ce2">
            <text:p>2015/11/30</text:p>
          </table:table-cell>
          <table:table-cell office:value-type="string" table:style-name="ce1">
            <text:p>台中發電廠</text:p>
          </table:table-cell>
          <table:table-cell office:value-type="float" office:value="118" table:style-name="ce1">
            <text:p>118</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aa</text:p>
          </table:table-cell>
          <table:table-cell office:value-type="string" table:style-name="ce1">
            <text:p>aa</text:p>
          </table:table-cell>
          <table:table-cell office:value-type="string" table:style-name="ce1">
            <text:p>臺北市</text:p>
          </table:table-cell>
          <table:table-cell office:value-type="string" table:style-name="ce1">
            <text:p>環境保護處</text:p>
          </table:table-cell>
          <table:table-cell office:value-type="string" table:style-name="ce1">
            <text:p>aa<text:s text:c="8"/></text:p>
          </table:table-cell>
          <table:table-cell office:value-type="string" table:style-name="ce1">
            <text:p>協助環境保護處辦理2015年認養電廠周邊地區環保行動</text:p>
          </table:table-cell>
          <table:table-cell office:value-type="date" office:date-value="2015-07-01T00:00:00" table:style-name="ce2">
            <text:p>2015/7/1</text:p>
          </table:table-cell>
          <table:table-cell office:value-type="date" office:date-value="2016-06-30T00:00:00" table:style-name="ce2">
            <text:p>2016/6/30</text:p>
          </table:table-cell>
          <table:table-cell office:value-type="string" table:style-name="ce1">
            <text:p>電廠周邊地區</text:p>
          </table:table-cell>
          <table:table-cell office:value-type="float" office:value="5056" table:style-name="ce1">
            <text:p>5056</text:p>
          </table:table-cell>
          <table:table-cell office:value-type="float" office:value="5056" table:style-name="ce1">
            <text:p>5056</text:p>
          </table:table-cell>
          <table:table-cell office:value-type="float" office:value="5056" table:style-name="ce1">
            <text:p>5056</text:p>
          </table:table-cell>
          <table:table-cell office:value-type="string" table:style-name="ce1">
            <text:p>配合宣導電力發展營運，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溪啊田志工協會</text:p>
          </table:table-cell>
          <table:table-cell office:value-type="float" office:value="26829172" table:style-name="ce1">
            <text:p>26829172</text:p>
          </table:table-cell>
          <table:table-cell office:value-type="string" table:style-name="ce1">
            <text:p>協助苗栗縣苑裡溪啊田志工協會辦理104年「舞動社區傳飄香婆婆媽媽一起來暨各項政令宣導」活動</text:p>
          </table:table-cell>
          <table:table-cell office:value-type="date" office:date-value="2015-06-13T00:00:00" table:style-name="ce2">
            <text:p>2015/6/13</text:p>
          </table:table-cell>
          <table:table-cell office:value-type="date" office:date-value="2015-06-13T00:00:00" table:style-name="ce2">
            <text:p>2015/6/13</text:p>
          </table:table-cell>
          <table:table-cell office:value-type="string" table:style-name="ce1">
            <text:p>苗栗縣苑裡鎮</text:p>
          </table:table-cell>
          <table:table-cell office:value-type="float" office:value="125" table:style-name="ce1">
            <text:p>125</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string" table:style-name="ce1">
            <text:p>促進電力發展營運協助金審議委員會</text:p>
          </table:table-cell>
          <table:table-cell office:value-type="date" office:date-value="2015-06-04T00:00:00" table:style-name="ce2">
            <text:p>2015/6/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基層建設促進協會</text:p>
          </table:table-cell>
          <table:table-cell office:value-type="float" office:value="26149626" table:style-name="ce1">
            <text:p>26149626</text:p>
          </table:table-cell>
          <table:table-cell office:value-type="string" table:style-name="ce1">
            <text:p>協助新北市金山區基層建設促進協會辦理104年度災害防治研習暨社會福利宣導活動</text:p>
          </table:table-cell>
          <table:table-cell office:value-type="date" office:date-value="2015-06-01T00:00:00" table:style-name="ce2">
            <text:p>2015/6/1</text:p>
          </table:table-cell>
          <table:table-cell office:value-type="date" office:date-value="2015-06-30T00:00:00" table:style-name="ce2">
            <text:p>2015/6/30</text:p>
          </table:table-cell>
          <table:table-cell office:value-type="string" table:style-name="ce1">
            <text:p>第二核能發電廠</text:p>
          </table:table-cell>
          <table:table-cell office:value-type="float" office:value="548" table:style-name="ce1">
            <text:p>548</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體育會</text:p>
          </table:table-cell>
          <table:table-cell office:value-type="float" office:value="15746702" table:style-name="ce1">
            <text:p>15746702</text:p>
          </table:table-cell>
          <table:table-cell office:value-type="string" table:style-name="ce1">
            <text:p>協助苗栗縣通霄鎮體育會辦理苗栗縣通霄鎮104年度鎮長盃游泳錦標賽</text:p>
          </table:table-cell>
          <table:table-cell office:value-type="date" office:date-value="2015-06-06T00:00:00" table:style-name="ce2">
            <text:p>2015/6/6</text:p>
          </table:table-cell>
          <table:table-cell office:value-type="date" office:date-value="2015-06-06T00:00:00" table:style-name="ce2">
            <text:p>2015/6/6</text:p>
          </table:table-cell>
          <table:table-cell office:value-type="string" table:style-name="ce1">
            <text:p>苗栗縣通霄鎮</text:p>
          </table:table-cell>
          <table:table-cell office:value-type="float" office:value="296" table:style-name="ce1">
            <text:p>296</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上館志工協會</text:p>
          </table:table-cell>
          <table:table-cell office:value-type="float" office:value="26888002" table:style-name="ce1">
            <text:p>26888002</text:p>
          </table:table-cell>
          <table:table-cell office:value-type="string" table:style-name="ce1">
            <text:p>協助苗栗縣上館志工協會辦理104年度「關懷老人愛心義診暨節約能源宣導」活動</text:p>
          </table:table-cell>
          <table:table-cell office:value-type="date" office:date-value="2015-06-05T00:00:00" table:style-name="ce2">
            <text:p>2015/6/5</text:p>
          </table:table-cell>
          <table:table-cell office:value-type="date" office:date-value="2015-06-05T00:00:00" table:style-name="ce2">
            <text:p>2015/6/5</text:p>
          </table:table-cell>
          <table:table-cell office:value-type="string" table:style-name="ce1">
            <text:p>苗栗縣苑裡鎮</text:p>
          </table:table-cell>
          <table:table-cell office:value-type="float" office:value="120" table:style-name="ce1">
            <text:p>120</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守望相助協會</text:p>
          </table:table-cell>
          <table:table-cell office:value-type="float" office:value="26836032" table:style-name="ce1">
            <text:p>26836032</text:p>
          </table:table-cell>
          <table:table-cell office:value-type="string" table:style-name="ce1">
            <text:p>協助苗栗縣苑裡守望相助協會辦理104年度【社區防止竊盜、拒絕毒品暨節能減碳宣導】活動</text:p>
          </table:table-cell>
          <table:table-cell office:value-type="date" office:date-value="2015-06-14T00:00:00" table:style-name="ce2">
            <text:p>2015/6/14</text:p>
          </table:table-cell>
          <table:table-cell office:value-type="date" office:date-value="2015-06-14T00:00:00" table:style-name="ce2">
            <text:p>2015/6/14</text:p>
          </table:table-cell>
          <table:table-cell office:value-type="string" table:style-name="ce1">
            <text:p>苗栗縣苑裡鎮</text:p>
          </table:table-cell>
          <table:table-cell office:value-type="float" office:value="175" table:style-name="ce1">
            <text:p>175</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港良知美推展協會</text:p>
          </table:table-cell>
          <table:table-cell office:value-type="float" office:value="39800310" table:style-name="ce1">
            <text:p>39800310</text:p>
          </table:table-cell>
          <table:table-cell office:value-type="string" table:style-name="ce1">
            <text:p>協助苗栗縣苑裡港良知美推展協會辦理104年度「舞動健康舞動生活、社區美食DIY暨各項政令宣導」活動</text:p>
          </table:table-cell>
          <table:table-cell office:value-type="date" office:date-value="2015-06-13T00:00:00" table:style-name="ce2">
            <text:p>2015/6/13</text:p>
          </table:table-cell>
          <table:table-cell office:value-type="date" office:date-value="2015-06-13T00:00:00" table:style-name="ce2">
            <text:p>2015/6/13</text:p>
          </table:table-cell>
          <table:table-cell office:value-type="string" table:style-name="ce1">
            <text:p>苗栗縣苑裡鎮</text:p>
          </table:table-cell>
          <table:table-cell office:value-type="float" office:value="130" table:style-name="ce1">
            <text:p>130</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健康舞蹈協會</text:p>
          </table:table-cell>
          <table:table-cell office:value-type="float" office:value="26873465" table:style-name="ce1">
            <text:p>26873465</text:p>
          </table:table-cell>
          <table:table-cell office:value-type="string" table:style-name="ce1">
            <text:p>協助苗栗縣通霄健康舞蹈協會辦理苗栗縣通霄鎮104年度[鎮長盃]運動舞蹈錦標賽活動計畫</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苗栗縣通霄鎮</text:p>
          </table:table-cell>
          <table:table-cell office:value-type="float" office:value="346" table:style-name="ce1">
            <text:p>346</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體育會</text:p>
          </table:table-cell>
          <table:table-cell office:value-type="float" office:value="10909136" table:style-name="ce1">
            <text:p>10909136</text:p>
          </table:table-cell>
          <table:table-cell office:value-type="string" table:style-name="ce1">
            <text:p>協助苗栗縣體育會辦理『104年運動社團大聯盟─苗栗縣18鄉鎮市慢速壘球錦標賽』</text:p>
          </table:table-cell>
          <table:table-cell office:value-type="date" office:date-value="2015-06-14T00:00:00" table:style-name="ce2">
            <text:p>2015/6/14</text:p>
          </table:table-cell>
          <table:table-cell office:value-type="date" office:date-value="2015-06-21T00:00:00" table:style-name="ce2">
            <text:p>2015/6/21</text:p>
          </table:table-cell>
          <table:table-cell office:value-type="string" table:style-name="ce1">
            <text:p>苗栗縣頭屋鄉</text:p>
          </table:table-cell>
          <table:table-cell office:value-type="float" office:value="459" table:style-name="ce1">
            <text:p>459</text:p>
          </table:table-cell>
          <table:table-cell office:value-type="float" office:value="250" table:style-name="ce1">
            <text:p>250</text:p>
          </table:table-cell>
          <table:table-cell office:value-type="float" office:value="200" table:style-name="ce1">
            <text:p>2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鎮山腳社區發展協會</text:p>
          </table:table-cell>
          <table:table-cell office:value-type="float" office:value="20371789" table:style-name="ce1">
            <text:p>20371789</text:p>
          </table:table-cell>
          <table:table-cell office:value-type="string" table:style-name="ce1">
            <text:p>協助苗栗縣苑裡鎮山腳社區發展協會辦理104年度「長壽俱樂部30週年慶、銀髮族知能研習暨各項政令宣導活動」</text:p>
          </table:table-cell>
          <table:table-cell office:value-type="date" office:date-value="2015-06-11T00:00:00" table:style-name="ce2">
            <text:p>2015/6/11</text:p>
          </table:table-cell>
          <table:table-cell office:value-type="date" office:date-value="2015-06-11T00:00:00" table:style-name="ce2">
            <text:p>2015/6/11</text:p>
          </table:table-cell>
          <table:table-cell office:value-type="string" table:style-name="ce1">
            <text:p>苗栗縣苑裡鎮</text:p>
          </table:table-cell>
          <table:table-cell office:value-type="float" office:value="139" table:style-name="ce1">
            <text:p>139</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string" table:style-name="ce1">
            <text:p>促進電力發展營運協助金審議委員會</text:p>
          </table:table-cell>
          <table:table-cell office:value-type="date" office:date-value="2015-05-25T00:00:00" table:style-name="ce2">
            <text:p>2015/5/25</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新屋區公所</text:p>
          </table:table-cell>
          <table:table-cell office:value-type="string" table:style-name="ce1">
            <text:p>aa<text:s text:c="8"/></text:p>
          </table:table-cell>
          <table:table-cell office:value-type="string" table:style-name="ce1">
            <text:p>協助桃園市新屋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8279" table:style-name="ce1">
            <text:p>58279</text:p>
          </table:table-cell>
          <table:table-cell office:value-type="float" office:value="58279" table:style-name="ce1">
            <text:p>58279</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縣觀音鄉大潭社區發展協會</text:p>
          </table:table-cell>
          <table:table-cell office:value-type="float" office:value="29306199" table:style-name="ce1">
            <text:p>29306199</text:p>
          </table:table-cell>
          <table:table-cell office:value-type="string" table:style-name="ce1">
            <text:p>協助桃園縣觀音鄉大潭社區發展協會辦理社區觀摩研習暨節能減碳宣導活動</text:p>
          </table:table-cell>
          <table:table-cell office:value-type="date" office:date-value="2015-06-05T00:00:00" table:style-name="ce2">
            <text:p>2015/6/5</text:p>
          </table:table-cell>
          <table:table-cell office:value-type="date" office:date-value="2015-06-06T00:00:00" table:style-name="ce2">
            <text:p>2015/6/6</text:p>
          </table:table-cell>
          <table:table-cell office:value-type="string" table:style-name="ce1">
            <text:p>通霄發電廠</text:p>
          </table:table-cell>
          <table:table-cell office:value-type="float" office:value="329" table:style-name="ce1">
            <text:p>329</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string" table:style-name="ce1">
            <text:p>促進電力發展營運協助金審議委員會</text:p>
          </table:table-cell>
          <table:table-cell office:value-type="date" office:date-value="2015-05-07T00:00:00" table:style-name="ce2">
            <text:p>2015/5/7</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體育總會</text:p>
          </table:table-cell>
          <table:table-cell office:value-type="float" office:value="78583425" table:style-name="ce1">
            <text:p>78583425</text:p>
          </table:table-cell>
          <table:table-cell office:value-type="string" table:style-name="ce1">
            <text:p>協助新北市體育總會辦理新北市議長盃第五屆龍舟錦標賽活動</text:p>
          </table:table-cell>
          <table:table-cell office:value-type="date" office:date-value="2015-06-06T00:00:00" table:style-name="ce2">
            <text:p>2015/6/6</text:p>
          </table:table-cell>
          <table:table-cell office:value-type="date" office:date-value="2015-06-21T00:00:00" table:style-name="ce2">
            <text:p>2015/6/21</text:p>
          </table:table-cell>
          <table:table-cell office:value-type="string" table:style-name="ce1">
            <text:p>新北市微風運河</text:p>
          </table:table-cell>
          <table:table-cell office:value-type="float" office:value="10884" table:style-name="ce1">
            <text:p>10884</text:p>
          </table:table-cell>
          <table:table-cell office:value-type="float" office:value="1000" table:style-name="ce1">
            <text:p>1000</text:p>
          </table:table-cell>
          <table:table-cell office:value-type="float" office:value="800" table:style-name="ce1">
            <text:p>8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string" table:style-name="ce1">
            <text:p>促進電力發展營運協助金審議委員會</text:p>
          </table:table-cell>
          <table:table-cell office:value-type="date" office:date-value="2015-05-29T00:00:00" table:style-name="ce2">
            <text:p>2015/5/29</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岡山區大後協社區發展協會</text:p>
          </table:table-cell>
          <table:table-cell office:value-type="float" office:value="20260714" table:style-name="ce1">
            <text:p>20260714</text:p>
          </table:table-cell>
          <table:table-cell office:value-type="string" table:style-name="ce1">
            <text:p>協助高雄市岡山區大後協社區發展協會辦理104年節能減碳、節約用電宣導暨社區會員交流活動</text:p>
          </table:table-cell>
          <table:table-cell office:value-type="date" office:date-value="2015-06-01T00:00:00" table:style-name="ce2">
            <text:p>2015/6/1</text:p>
          </table:table-cell>
          <table:table-cell office:value-type="date" office:date-value="2015-07-31T00:00:00" table:style-name="ce2">
            <text:p>2015/7/31</text:p>
          </table:table-cell>
          <table:table-cell office:value-type="string" table:style-name="ce1">
            <text:p>台中發電廠</text:p>
          </table:table-cell>
          <table:table-cell office:value-type="float" office:value="194" table:style-name="ce1">
            <text:p>194</text:p>
          </table:table-cell>
          <table:table-cell office:value-type="float" office:value="140" table:style-name="ce1">
            <text:p>14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龜山區公所</text:p>
          </table:table-cell>
          <table:table-cell office:value-type="string" table:style-name="ce1">
            <text:p>aa<text:s text:c="8"/></text:p>
          </table:table-cell>
          <table:table-cell office:value-type="string" table:style-name="ce1">
            <text:p>協助桃園市龜山區公所104年度輸變電促協金(運轉中)--頂湖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650" table:style-name="ce1">
            <text:p>8650</text:p>
          </table:table-cell>
          <table:table-cell office:value-type="float" office:value="8650" table:style-name="ce1">
            <text:p>86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string" table:style-name="ce1">
            <text:p>促進電力發展營運協助金審議委員會</text:p>
          </table:table-cell>
          <table:table-cell office:value-type="date" office:date-value="2015-05-27T00:00:00" table:style-name="ce2">
            <text:p>2015/5/27</text:p>
          </table:table-cell>
          <table:table-cell office:value-type="string" table:style-name="ce1">
            <text:p>aa</text:p>
          </table:table-cell>
          <table:table-cell office:value-type="string" table:style-name="ce1">
            <text:p>aa</text:p>
          </table:table-cell>
          <table:table-cell office:value-type="string" table:style-name="ce1">
            <text:p>宜蘭縣</text:p>
          </table:table-cell>
          <table:table-cell office:value-type="string" table:style-name="ce1">
            <text:p>宜蘭縣南澳鄉公所</text:p>
          </table:table-cell>
          <table:table-cell office:value-type="string" table:style-name="ce1">
            <text:p>aa<text:s text:c="8"/></text:p>
          </table:table-cell>
          <table:table-cell office:value-type="string" table:style-name="ce1">
            <text:p>協助宜蘭縣南澳鄉公所辦理104年度南澳鄉運動會</text:p>
          </table:table-cell>
          <table:table-cell office:value-type="date" office:date-value="2015-06-06T00:00:00" table:style-name="ce2">
            <text:p>2015/6/6</text:p>
          </table:table-cell>
          <table:table-cell office:value-type="date" office:date-value="2015-06-07T00:00:00" table:style-name="ce2">
            <text:p>2015/6/7</text:p>
          </table:table-cell>
          <table:table-cell office:value-type="string" table:style-name="ce1">
            <text:p>宜蘭縣南澳鄉</text:p>
          </table:table-cell>
          <table:table-cell office:value-type="float" office:value="1751" table:style-name="ce1">
            <text:p>1751</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觀音區體育會</text:p>
          </table:table-cell>
          <table:table-cell office:value-type="float" office:value="9950889" table:style-name="ce1">
            <text:p>9950889</text:p>
          </table:table-cell>
          <table:table-cell office:value-type="string" table:style-name="ce1">
            <text:p>協助桃園市觀音區體育會辦理104年慶祝甘泉寺石觀音佛祖誕辰第四屆趣味競賽暨節約能源宣導活動</text:p>
          </table:table-cell>
          <table:table-cell office:value-type="date" office:date-value="2015-06-06T00:00:00" table:style-name="ce2">
            <text:p>2015/6/6</text:p>
          </table:table-cell>
          <table:table-cell office:value-type="date" office:date-value="2015-06-06T00:00:00" table:style-name="ce2">
            <text:p>2015/6/6</text:p>
          </table:table-cell>
          <table:table-cell office:value-type="string" table:style-name="ce1">
            <text:p>桃園市觀音區</text:p>
          </table:table-cell>
          <table:table-cell office:value-type="float" office:value="848" table:style-name="ce1">
            <text:p>848</text:p>
          </table:table-cell>
          <table:table-cell office:value-type="float" office:value="200" table:style-name="ce1">
            <text:p>200</text:p>
          </table:table-cell>
          <table:table-cell office:value-type="float" office:value="90" table:style-name="ce1">
            <text:p>9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觀音區公所</text:p>
          </table:table-cell>
          <table:table-cell office:value-type="string" table:style-name="ce1">
            <text:p>aa<text:s text:c="8"/></text:p>
          </table:table-cell>
          <table:table-cell office:value-type="string" table:style-name="ce1">
            <text:p>協助桃園市觀音區公所辦理2015年桃園蓮花季活動</text:p>
          </table:table-cell>
          <table:table-cell office:value-type="date" office:date-value="2015-06-01T00:00:00" table:style-name="ce2">
            <text:p>2015/6/1</text:p>
          </table:table-cell>
          <table:table-cell office:value-type="date" office:date-value="2015-09-30T00:00:00" table:style-name="ce2">
            <text:p>2015/9/30</text:p>
          </table:table-cell>
          <table:table-cell office:value-type="string" table:style-name="ce1">
            <text:p>桃園市觀音區</text:p>
          </table:table-cell>
          <table:table-cell office:value-type="float" office:value="3600" table:style-name="ce1">
            <text:p>3600</text:p>
          </table:table-cell>
          <table:table-cell office:value-type="float" office:value="1200" table:style-name="ce1">
            <text:p>1200</text:p>
          </table:table-cell>
          <table:table-cell office:value-type="float" office:value="750" table:style-name="ce1">
            <text:p>75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string" table:style-name="ce1">
            <text:p>促進電力發展營運協助金審議委員會</text:p>
          </table:table-cell>
          <table:table-cell office:value-type="date" office:date-value="2015-05-29T00:00:00" table:style-name="ce2">
            <text:p>2015/5/29</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國樂協會</text:p>
          </table:table-cell>
          <table:table-cell office:value-type="float" office:value="62994274" table:style-name="ce1">
            <text:p>62994274</text:p>
          </table:table-cell>
          <table:table-cell office:value-type="string" table:style-name="ce1">
            <text:p>協助高雄市永安國樂協會辦理學員技術交流暨節能減碳宣導活動</text:p>
          </table:table-cell>
          <table:table-cell office:value-type="date" office:date-value="2015-06-06T00:00:00" table:style-name="ce2">
            <text:p>2015/6/6</text:p>
          </table:table-cell>
          <table:table-cell office:value-type="date" office:date-value="2015-06-07T00:00:00" table:style-name="ce2">
            <text:p>2015/6/7</text:p>
          </table:table-cell>
          <table:table-cell office:value-type="string" table:style-name="ce1">
            <text:p>第三核能發電廠</text:p>
          </table:table-cell>
          <table:table-cell office:value-type="float" office:value="316" table:style-name="ce1">
            <text:p>316</text:p>
          </table:table-cell>
          <table:table-cell office:value-type="float" office:value="90" table:style-name="ce1">
            <text:p>9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string" table:style-name="ce1">
            <text:p>促進電力發展營運協助金審議委員會</text:p>
          </table:table-cell>
          <table:table-cell office:value-type="date" office:date-value="2015-05-29T00:00:00" table:style-name="ce2">
            <text:p>2015/5/29</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滿州鄉農會</text:p>
          </table:table-cell>
          <table:table-cell office:value-type="float" office:value="91607505" table:style-name="ce1">
            <text:p>91607505</text:p>
          </table:table-cell>
          <table:table-cell office:value-type="string" table:style-name="ce1">
            <text:p>協助屏東縣滿州鄉農會辦理慶祝104年農民節活動大會</text:p>
          </table:table-cell>
          <table:table-cell office:value-type="date" office:date-value="2015-06-03T00:00:00" table:style-name="ce2">
            <text:p>2015/6/3</text:p>
          </table:table-cell>
          <table:table-cell office:value-type="date" office:date-value="2015-06-03T00:00:00" table:style-name="ce2">
            <text:p>2015/6/3</text:p>
          </table:table-cell>
          <table:table-cell office:value-type="string" table:style-name="ce1">
            <text:p>屏東縣滿州鄉</text:p>
          </table:table-cell>
          <table:table-cell office:value-type="float" office:value="869" table:style-name="ce1">
            <text:p>869</text:p>
          </table:table-cell>
          <table:table-cell office:value-type="float" office:value="449" table:style-name="ce1">
            <text:p>449</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立委王惠美</text:p>
          </table:table-cell>
          <table:table-cell office:value-type="string" table:style-name="ce1">
            <text:p>彰化縣</text:p>
          </table:table-cell>
          <table:table-cell office:value-type="string" table:style-name="ce1">
            <text:p>彰化縣彰美慢速壘球協會</text:p>
          </table:table-cell>
          <table:table-cell office:value-type="float" office:value="45508306" table:style-name="ce1">
            <text:p>45508306</text:p>
          </table:table-cell>
          <table:table-cell office:value-type="string" table:style-name="ce1">
            <text:p>協助彰化縣彰美慢速壘球協會辦理「2015彰化縣伸港鄉第七屆『鄉長盃』慢速壘球錦標賽」暨節約能源、支持電源開發促進地方繁榮宣導活動</text:p>
          </table:table-cell>
          <table:table-cell office:value-type="date" office:date-value="2015-06-14T00:00:00" table:style-name="ce2">
            <text:p>2015/6/14</text:p>
          </table:table-cell>
          <table:table-cell office:value-type="date" office:date-value="2015-07-12T00:00:00" table:style-name="ce2">
            <text:p>2015/7/12</text:p>
          </table:table-cell>
          <table:table-cell office:value-type="string" table:style-name="ce1">
            <text:p>彰化縣伸港鄉</text:p>
          </table:table-cell>
          <table:table-cell office:value-type="float" office:value="697" table:style-name="ce1">
            <text:p>697</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8" table:style-name="ce1">
            <text:p>98</text:p>
          </table:table-cell>
          <table:table-cell office:value-type="string" table:style-name="ce1">
            <text:p>促進電力發展營運協助金審議委員會</text:p>
          </table:table-cell>
          <table:table-cell office:value-type="date" office:date-value="2015-05-27T00:00:00" table:style-name="ce2">
            <text:p>2015/5/27</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彌陀區漁會104年度端午節包粽子暨節約能源宣導</text:p>
          </table:table-cell>
          <table:table-cell office:value-type="date" office:date-value="2015-06-12T00:00:00" table:style-name="ce2">
            <text:p>2015/6/12</text:p>
          </table:table-cell>
          <table:table-cell office:value-type="date" office:date-value="2015-06-12T00:00:00" table:style-name="ce2">
            <text:p>2015/6/12</text:p>
          </table:table-cell>
          <table:table-cell office:value-type="string" table:style-name="ce1">
            <text:p>高雄市彌陀區</text:p>
          </table:table-cell>
          <table:table-cell office:value-type="float" office:value="100" table:style-name="ce1">
            <text:p>100</text:p>
          </table:table-cell>
          <table:table-cell office:value-type="float" office:value="75" table:style-name="ce1">
            <text:p>75</text:p>
          </table:table-cell>
          <table:table-cell office:value-type="float" office:value="45" table:style-name="ce1">
            <text:p>4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99" table:style-name="ce1">
            <text:p>99</text:p>
          </table:table-cell>
          <table:table-cell office:value-type="string" table:style-name="ce1">
            <text:p>促進電力發展營運協助金審議委員會</text:p>
          </table:table-cell>
          <table:table-cell office:value-type="date" office:date-value="2015-05-27T00:00:00" table:style-name="ce2">
            <text:p>2015/5/27</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茄萣體育會</text:p>
          </table:table-cell>
          <table:table-cell office:value-type="float" office:value="25875568" table:style-name="ce1">
            <text:p>25875568</text:p>
          </table:table-cell>
          <table:table-cell office:value-type="string" table:style-name="ce1">
            <text:p>協助高雄市茄萣體育會辦理『2015運動社團鐵馬樂活逍遙遊』暨節能減碳宣導活動</text:p>
          </table:table-cell>
          <table:table-cell office:value-type="date" office:date-value="2015-06-21T00:00:00" table:style-name="ce2">
            <text:p>2015/6/21</text:p>
          </table:table-cell>
          <table:table-cell office:value-type="date" office:date-value="2015-06-21T00:00:00" table:style-name="ce2">
            <text:p>2015/6/21</text:p>
          </table:table-cell>
          <table:table-cell office:value-type="string" table:style-name="ce1">
            <text:p>高雄市茄萣區</text:p>
          </table:table-cell>
          <table:table-cell office:value-type="float" office:value="139" table:style-name="ce1">
            <text:p>139</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0" table:style-name="ce1">
            <text:p>100</text:p>
          </table:table-cell>
          <table:table-cell office:value-type="string" table:style-name="ce1">
            <text:p>促進電力發展營運協助金審議委員會</text:p>
          </table:table-cell>
          <table:table-cell office:value-type="date" office:date-value="2015-05-13T00:00:00" table:style-name="ce2">
            <text:p>2015/5/1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興達發電廠</text:p>
          </table:table-cell>
          <table:table-cell office:value-type="string" table:style-name="ce1">
            <text:p>aa<text:s text:c="8"/></text:p>
          </table:table-cell>
          <table:table-cell office:value-type="string" table:style-name="ce1">
            <text:p>協助興達發電廠辦理104年度暑期足球夏令營活動</text:p>
          </table:table-cell>
          <table:table-cell office:value-type="date" office:date-value="2015-07-06T00:00:00" table:style-name="ce2">
            <text:p>2015/7/6</text:p>
          </table:table-cell>
          <table:table-cell office:value-type="date" office:date-value="2015-07-10T00:00:00" table:style-name="ce2">
            <text:p>2015/7/10</text:p>
          </table:table-cell>
          <table:table-cell office:value-type="string" table:style-name="ce1">
            <text:p>永安國中、茄萣國小</text:p>
          </table:table-cell>
          <table:table-cell office:value-type="float" office:value="788" table:style-name="ce1">
            <text:p>788</text:p>
          </table:table-cell>
          <table:table-cell office:value-type="float" office:value="788" table:style-name="ce1">
            <text:p>788</text:p>
          </table:table-cell>
          <table:table-cell office:value-type="float" office:value="788" table:style-name="ce1">
            <text:p>78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1" table:style-name="ce1">
            <text:p>101</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2015恆春古城國際豎孤棚觀光文化活動</text:p>
          </table:table-cell>
          <table:table-cell office:value-type="date" office:date-value="2015-08-26T00:00:00" table:style-name="ce2">
            <text:p>2015/8/26</text:p>
          </table:table-cell>
          <table:table-cell office:value-type="date" office:date-value="2015-08-28T00:00:00" table:style-name="ce2">
            <text:p>2015/8/28</text:p>
          </table:table-cell>
          <table:table-cell office:value-type="string" table:style-name="ce1">
            <text:p>屏東縣恆春鎮</text:p>
          </table:table-cell>
          <table:table-cell office:value-type="float" office:value="6170" table:style-name="ce1">
            <text:p>6170</text:p>
          </table:table-cell>
          <table:table-cell office:value-type="float" office:value="3500" table:style-name="ce1">
            <text:p>3500</text:p>
          </table:table-cell>
          <table:table-cell office:value-type="float" office:value="2000" table:style-name="ce1">
            <text:p>20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2" table:style-name="ce1">
            <text:p>102</text:p>
          </table:table-cell>
          <table:table-cell office:value-type="string" table:style-name="ce1">
            <text:p>促進電力發展營運協助金審議委員會</text:p>
          </table:table-cell>
          <table:table-cell office:value-type="date" office:date-value="2015-05-28T00:00:00" table:style-name="ce2">
            <text:p>2015/5/28</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大林發電廠</text:p>
          </table:table-cell>
          <table:table-cell office:value-type="string" table:style-name="ce1">
            <text:p>aa<text:s text:c="8"/></text:p>
          </table:table-cell>
          <table:table-cell office:value-type="string" table:style-name="ce1">
            <text:p>協助大林發電廠辦理鳳林國小「鄉土教學」活動經費</text:p>
          </table:table-cell>
          <table:table-cell office:value-type="date" office:date-value="2015-06-01T00:00:00" table:style-name="ce2">
            <text:p>2015/6/1</text:p>
          </table:table-cell>
          <table:table-cell office:value-type="date" office:date-value="2015-06-10T00:00:00" table:style-name="ce2">
            <text:p>2015/6/10</text:p>
          </table:table-cell>
          <table:table-cell office:value-type="string" table:style-name="ce1">
            <text:p>高雄市小港區</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number-rows-repeated="1048473" table:style-name="ro1">
          <table:table-cell table:number-columns-repeated="16384"/>
        </table:table-row>
      </table:table>
      <table:table table:name="07"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5-07-22T00:00:00" table:style-name="ce2">
            <text:p>2015/7/22</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苑裡鎮104年度表揚模範父親暨好人好事代表活動</text:p>
          </table:table-cell>
          <table:table-cell office:value-type="date" office:date-value="2015-08-08T00:00:00" table:style-name="ce2">
            <text:p>2015/8/8</text:p>
          </table:table-cell>
          <table:table-cell office:value-type="date" office:date-value="2015-08-08T00:00:00" table:style-name="ce2">
            <text:p>2015/8/8</text:p>
          </table:table-cell>
          <table:table-cell office:value-type="string" table:style-name="ce1">
            <text:p>苗栗縣苑裡鎮</text:p>
          </table:table-cell>
          <table:table-cell office:value-type="float" office:value="637" table:style-name="ce1">
            <text:p>637</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5-07-28T00:00:00" table:style-name="ce2">
            <text:p>2015/7/2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苑漁業海上救援協會</text:p>
          </table:table-cell>
          <table:table-cell office:value-type="float" office:value="20413205" table:style-name="ce1">
            <text:p>20413205</text:p>
          </table:table-cell>
          <table:table-cell office:value-type="string" table:style-name="ce1">
            <text:p>協助苗栗縣通苑漁業海上救援協會辦理104年通霄船澳海灘暑假防溺安全巡守活動</text:p>
          </table:table-cell>
          <table:table-cell office:value-type="date" office:date-value="2015-08-01T00:00:00" table:style-name="ce2">
            <text:p>2015/8/1</text:p>
          </table:table-cell>
          <table:table-cell office:value-type="date" office:date-value="2015-08-30T00:00:00" table:style-name="ce2">
            <text:p>2015/8/30</text:p>
          </table:table-cell>
          <table:table-cell office:value-type="string" table:style-name="ce1">
            <text:p>苗栗縣通霄鎮</text:p>
          </table:table-cell>
          <table:table-cell office:value-type="float" office:value="398" table:style-name="ce1">
            <text:p>398</text:p>
          </table:table-cell>
          <table:table-cell office:value-type="float" office:value="350" table:style-name="ce1">
            <text:p>3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5-07-28T00:00:00" table:style-name="ce2">
            <text:p>2015/7/2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通霄發電廠</text:p>
          </table:table-cell>
          <table:table-cell office:value-type="string" table:style-name="ce1">
            <text:p>aa<text:s text:c="8"/></text:p>
          </table:table-cell>
          <table:table-cell office:value-type="string" table:style-name="ce1">
            <text:p>協助通霄發電廠辦理通霄國中女子壘球隊104學年度訓練計畫</text:p>
          </table:table-cell>
          <table:table-cell office:value-type="date" office:date-value="2015-08-01T00:00:00" table:style-name="ce2">
            <text:p>2015/8/1</text:p>
          </table:table-cell>
          <table:table-cell office:value-type="date" office:date-value="2016-07-31T00:00:00" table:style-name="ce2">
            <text:p>2016/7/31</text:p>
          </table:table-cell>
          <table:table-cell office:value-type="string" table:style-name="ce1">
            <text:p>苗栗縣通霄鎮</text:p>
          </table:table-cell>
          <table:table-cell office:value-type="float" office:value="205" table:style-name="ce1">
            <text:p>205</text:p>
          </table:table-cell>
          <table:table-cell office:value-type="float" office:value="205" table:style-name="ce1">
            <text:p>205</text:p>
          </table:table-cell>
          <table:table-cell office:value-type="float" office:value="205" table:style-name="ce1">
            <text:p>20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5-07-28T00:00:00" table:style-name="ce2">
            <text:p>2015/7/2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東社區發展協會</text:p>
          </table:table-cell>
          <table:table-cell office:value-type="float" office:value="66845418" table:style-name="ce1">
            <text:p>66845418</text:p>
          </table:table-cell>
          <table:table-cell office:value-type="string" table:style-name="ce1">
            <text:p>協助苗栗縣通霄鎮通東社區發展協會辦理「夏日健康研習營暨節能減碳宣導」活動</text:p>
          </table:table-cell>
          <table:table-cell office:value-type="date" office:date-value="2015-08-01T00:00:00" table:style-name="ce2">
            <text:p>2015/8/1</text:p>
          </table:table-cell>
          <table:table-cell office:value-type="date" office:date-value="2015-08-01T00:00:00" table:style-name="ce2">
            <text:p>2015/8/1</text:p>
          </table:table-cell>
          <table:table-cell office:value-type="string" table:style-name="ce1">
            <text:p>苗栗縣通霄鎮</text:p>
          </table:table-cell>
          <table:table-cell office:value-type="float" office:value="356" table:style-name="ce1">
            <text:p>356</text:p>
          </table:table-cell>
          <table:table-cell office:value-type="float" office:value="150" table:style-name="ce1">
            <text:p>150</text:p>
          </table:table-cell>
          <table:table-cell office:value-type="float" office:value="50" table:style-name="ce1">
            <text:p>50</text:p>
          </table:table-cell>
          <table:table-cell office:value-type="string" table:style-name="ce1">
            <text:p>配合宣導電力發展營運，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5-07-28T00:00:00" table:style-name="ce2">
            <text:p>2015/7/2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通霄早泳會</text:p>
          </table:table-cell>
          <table:table-cell office:value-type="float" office:value="45236874" table:style-name="ce1">
            <text:p>45236874</text:p>
          </table:table-cell>
          <table:table-cell office:value-type="string" table:style-name="ce1">
            <text:p>協助通霄早泳會辦理「104年度地方特色與地方資源的運用與開發研習活動」</text:p>
          </table:table-cell>
          <table:table-cell office:value-type="date" office:date-value="2015-08-05T00:00:00" table:style-name="ce2">
            <text:p>2015/8/5</text:p>
          </table:table-cell>
          <table:table-cell office:value-type="date" office:date-value="2015-08-06T00:00:00" table:style-name="ce2">
            <text:p>2015/8/6</text:p>
          </table:table-cell>
          <table:table-cell office:value-type="string" table:style-name="ce1">
            <text:p>通霄發電廠</text:p>
          </table:table-cell>
          <table:table-cell office:value-type="float" office:value="954" table:style-name="ce1">
            <text:p>954</text:p>
          </table:table-cell>
          <table:table-cell office:value-type="float" office:value="150" table:style-name="ce1">
            <text:p>1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5-07-29T00:00:00" table:style-name="ce2">
            <text:p>2015/7/29</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臺中市龍井區104年模範父親、好人好事表揚暨節能減碳宣導活動</text:p>
          </table:table-cell>
          <table:table-cell office:value-type="date" office:date-value="2015-08-01T00:00:00" table:style-name="ce2">
            <text:p>2015/8/1</text:p>
          </table:table-cell>
          <table:table-cell office:value-type="date" office:date-value="2015-08-01T00:00:00" table:style-name="ce2">
            <text:p>2015/8/1</text:p>
          </table:table-cell>
          <table:table-cell office:value-type="string" table:style-name="ce1">
            <text:p>臺中市龍井區</text:p>
          </table:table-cell>
          <table:table-cell office:value-type="float" office:value="385" table:style-name="ce1">
            <text:p>385</text:p>
          </table:table-cell>
          <table:table-cell office:value-type="float" office:value="120" table:style-name="ce1">
            <text:p>120</text:p>
          </table:table-cell>
          <table:table-cell office:value-type="float" office:value="90" table:style-name="ce1">
            <text:p>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5-07-28T00:00:00" table:style-name="ce2">
            <text:p>2015/7/2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振龍堂民俗文化推廣協會</text:p>
          </table:table-cell>
          <table:table-cell office:value-type="float" office:value="47284794" table:style-name="ce1">
            <text:p>47284794</text:p>
          </table:table-cell>
          <table:table-cell office:value-type="string" table:style-name="ce1">
            <text:p>協助苗栗縣苑裡振龍堂民俗文化推廣協會辦理104年度【五府千歲文化探索暨節能減碳宣導活動】</text:p>
          </table:table-cell>
          <table:table-cell office:value-type="date" office:date-value="2015-08-02T00:00:00" table:style-name="ce2">
            <text:p>2015/8/2</text:p>
          </table:table-cell>
          <table:table-cell office:value-type="date" office:date-value="2015-08-02T00:00:00" table:style-name="ce2">
            <text:p>2015/8/2</text:p>
          </table:table-cell>
          <table:table-cell office:value-type="string" table:style-name="ce1">
            <text:p>苗栗縣苑裡鎮</text:p>
          </table:table-cell>
          <table:table-cell office:value-type="float" office:value="205" table:style-name="ce1">
            <text:p>205</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5-07-28T00:00:00" table:style-name="ce2">
            <text:p>2015/7/28</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恆春國小南灣分校購置駕駛式割草機</text:p>
          </table:table-cell>
          <table:table-cell office:value-type="date" office:date-value="2015-07-01T00:00:00" table:style-name="ce2">
            <text:p>2015/7/1</text:p>
          </table:table-cell>
          <table:table-cell office:value-type="string" table:style-name="ce1">
            <text:p>aa</text:p>
          </table:table-cell>
          <table:table-cell office:value-type="string" table:style-name="ce1">
            <text:p>屏東縣恆春鎮</text:p>
          </table:table-cell>
          <table:table-cell office:value-type="float" office:value="95" table:style-name="ce1">
            <text:p>95</text:p>
          </table:table-cell>
          <table:table-cell office:value-type="float" office:value="86" table:style-name="ce1">
            <text:p>86</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桃園市觀音區新坡社區發展協會</text:p>
          </table:table-cell>
          <table:table-cell office:value-type="float" office:value="21533930" table:style-name="ce1">
            <text:p>21533930</text:p>
          </table:table-cell>
          <table:table-cell office:value-type="string" table:style-name="ce1">
            <text:p>協助桃園市觀音區新坡社區發展協會辦理觀音區「104年慶祝父親節模範父親表揚暨節約用電宣導活動」</text:p>
          </table:table-cell>
          <table:table-cell office:value-type="date" office:date-value="2015-08-02T00:00:00" table:style-name="ce2">
            <text:p>2015/8/2</text:p>
          </table:table-cell>
          <table:table-cell office:value-type="date" office:date-value="2015-08-02T00:00:00" table:style-name="ce2">
            <text:p>2015/8/2</text:p>
          </table:table-cell>
          <table:table-cell office:value-type="string" table:style-name="ce1">
            <text:p>桃園市觀音區</text:p>
          </table:table-cell>
          <table:table-cell office:value-type="float" office:value="402" table:style-name="ce1">
            <text:p>402</text:p>
          </table:table-cell>
          <table:table-cell office:value-type="float" office:value="150" table:style-name="ce1">
            <text:p>150</text:p>
          </table:table-cell>
          <table:table-cell office:value-type="float" office:value="120" table:style-name="ce1">
            <text:p>1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s text:c="8"/></text:p>
          </table:table-cell>
          <table:table-cell office:value-type="string" table:style-name="ce1">
            <text:p>協助第三核能發電廠辦理104學年度認養屏東縣立恆春國中棒球隊培訓實施計畫</text:p>
          </table:table-cell>
          <table:table-cell office:value-type="date" office:date-value="2015-09-01T00:00:00" table:style-name="ce2">
            <text:p>2015/9/1</text:p>
          </table:table-cell>
          <table:table-cell office:value-type="date" office:date-value="2016-08-31T00:00:00" table:style-name="ce2">
            <text:p>2016/8/31</text:p>
          </table:table-cell>
          <table:table-cell office:value-type="string" table:style-name="ce1">
            <text:p>屏東縣恆春鎮</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崎漏社區發展協會</text:p>
          </table:table-cell>
          <table:table-cell office:value-type="float" office:value="9546093" table:style-name="ce1">
            <text:p>9546093</text:p>
          </table:table-cell>
          <table:table-cell office:value-type="string" table:style-name="ce1">
            <text:p>協助高雄市茄萣區崎漏社區發展協會辦理第六屆第三次會員大會暨節約能源宣導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高雄市茄萣區</text:p>
          </table:table-cell>
          <table:table-cell office:value-type="float" office:value="439" table:style-name="ce1">
            <text:p>439</text:p>
          </table:table-cell>
          <table:table-cell office:value-type="float" office:value="100" table:style-name="ce1">
            <text:p>100</text:p>
          </table:table-cell>
          <table:table-cell office:value-type="float" office:value="75" table:style-name="ce1">
            <text:p>7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外木山民俗文化觀光協會</text:p>
          </table:table-cell>
          <table:table-cell office:value-type="float" office:value="41180786" table:style-name="ce1">
            <text:p>41180786</text:p>
          </table:table-cell>
          <table:table-cell office:value-type="string" table:style-name="ce1">
            <text:p>協助基隆市外木山民俗文化觀光協會辦理協安宮王爺誕辰及出巡海上遶境活動</text:p>
          </table:table-cell>
          <table:table-cell office:value-type="date" office:date-value="2015-07-30T00:00:00" table:style-name="ce2">
            <text:p>2015/7/30</text:p>
          </table:table-cell>
          <table:table-cell office:value-type="date" office:date-value="2015-08-06T00:00:00" table:style-name="ce2">
            <text:p>2015/8/6</text:p>
          </table:table-cell>
          <table:table-cell office:value-type="string" table:style-name="ce1">
            <text:p>基隆市中山區</text:p>
          </table:table-cell>
          <table:table-cell office:value-type="float" office:value="490" table:style-name="ce1">
            <text:p>490</text:p>
          </table:table-cell>
          <table:table-cell office:value-type="float" office:value="200" table:style-name="ce1">
            <text:p>200</text:p>
          </table:table-cell>
          <table:table-cell office:value-type="float" office:value="180" table:style-name="ce1">
            <text:p>1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104年里鄰長、基層幹部等公民民主生活教育觀摩聯誼暨節約能源用電宣導活動</text:p>
          </table:table-cell>
          <table:table-cell office:value-type="date" office:date-value="2015-08-04T00:00:00" table:style-name="ce2">
            <text:p>2015/8/4</text:p>
          </table:table-cell>
          <table:table-cell office:value-type="date" office:date-value="2015-08-13T00:00:00" table:style-name="ce2">
            <text:p>2015/8/13</text:p>
          </table:table-cell>
          <table:table-cell office:value-type="string" table:style-name="ce1">
            <text:p>興達發電廠</text:p>
          </table:table-cell>
          <table:table-cell office:value-type="float" office:value="2016" table:style-name="ce1">
            <text:p>2016</text:p>
          </table:table-cell>
          <table:table-cell office:value-type="float" office:value="605" table:style-name="ce1">
            <text:p>605</text:p>
          </table:table-cell>
          <table:table-cell office:value-type="float" office:value="210" table:style-name="ce1">
            <text:p>21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水源社區發展協會</text:p>
          </table:table-cell>
          <table:table-cell office:value-type="float" office:value="20002239" table:style-name="ce1">
            <text:p>20002239</text:p>
          </table:table-cell>
          <table:table-cell office:value-type="string" table:style-name="ce1">
            <text:p>協助花蓮縣秀林鄉水源社區發展協會辦理104年暑期兒童夏令營活動</text:p>
          </table:table-cell>
          <table:table-cell office:value-type="date" office:date-value="2015-08-05T00:00:00" table:style-name="ce2">
            <text:p>2015/8/5</text:p>
          </table:table-cell>
          <table:table-cell office:value-type="date" office:date-value="2015-08-07T00:00:00" table:style-name="ce2">
            <text:p>2015/8/7</text:p>
          </table:table-cell>
          <table:table-cell office:value-type="string" table:style-name="ce1">
            <text:p>花蓮縣秀林鄉</text:p>
          </table:table-cell>
          <table:table-cell office:value-type="float" office:value="94" table:style-name="ce1">
            <text:p>94</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三德里守望相助推行委員會辦理三德里守望相助隊104年度業務觀摩暨推廣乾淨能源政策及用電安全宣導</text:p>
          </table:table-cell>
          <table:table-cell office:value-type="date" office:date-value="2015-08-15T00:00:00" table:style-name="ce2">
            <text:p>2015/8/15</text:p>
          </table:table-cell>
          <table:table-cell office:value-type="date" office:date-value="2015-08-16T00:00:00" table:style-name="ce2">
            <text:p>2015/8/16</text:p>
          </table:table-cell>
          <table:table-cell office:value-type="string" table:style-name="ce1">
            <text:p>通霄發電廠</text:p>
          </table:table-cell>
          <table:table-cell office:value-type="float" office:value="367" table:style-name="ce1">
            <text:p>367</text:p>
          </table:table-cell>
          <table:table-cell office:value-type="float" office:value="120" table:style-name="ce1">
            <text:p>12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農會</text:p>
          </table:table-cell>
          <table:table-cell office:value-type="float" office:value="37005105" table:style-name="ce1">
            <text:p>37005105</text:p>
          </table:table-cell>
          <table:table-cell office:value-type="string" table:style-name="ce1">
            <text:p>協助新北市三芝區農會辦理104年度創新農業暨核能安全宣導研習活動</text:p>
          </table:table-cell>
          <table:table-cell office:value-type="date" office:date-value="2015-08-01T00:00:00" table:style-name="ce2">
            <text:p>2015/8/1</text:p>
          </table:table-cell>
          <table:table-cell office:value-type="date" office:date-value="2015-09-30T00:00:00" table:style-name="ce2">
            <text:p>2015/9/30</text:p>
          </table:table-cell>
          <table:table-cell office:value-type="string" table:style-name="ce1">
            <text:p>大林發電廠</text:p>
          </table:table-cell>
          <table:table-cell office:value-type="float" office:value="316" table:style-name="ce1">
            <text:p>316</text:p>
          </table:table-cell>
          <table:table-cell office:value-type="float" office:value="250" table:style-name="ce1">
            <text:p>250</text:p>
          </table:table-cell>
          <table:table-cell office:value-type="float" office:value="200" table:style-name="ce1">
            <text:p>2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農會</text:p>
          </table:table-cell>
          <table:table-cell office:value-type="float" office:value="85817216" table:style-name="ce1">
            <text:p>85817216</text:p>
          </table:table-cell>
          <table:table-cell office:value-type="string" table:style-name="ce1">
            <text:p>協助高雄市小港區農會辦理志工幹部農業觀摩及參訪國家經濟建設暨宣導支持大林電廠更新改建計畫活動</text:p>
          </table:table-cell>
          <table:table-cell office:value-type="date" office:date-value="2015-09-05T00:00:00" table:style-name="ce2">
            <text:p>2015/9/5</text:p>
          </table:table-cell>
          <table:table-cell office:value-type="date" office:date-value="2015-09-06T00:00:00" table:style-name="ce2">
            <text:p>2015/9/6</text:p>
          </table:table-cell>
          <table:table-cell office:value-type="string" table:style-name="ce1">
            <text:p>萬大發電廠</text:p>
          </table:table-cell>
          <table:table-cell office:value-type="float" office:value="188" table:style-name="ce1">
            <text:p>188</text:p>
          </table:table-cell>
          <table:table-cell office:value-type="float" office:value="80" table:style-name="ce1">
            <text:p>80</text:p>
          </table:table-cell>
          <table:table-cell office:value-type="float" office:value="80" table:style-name="ce1">
            <text:p>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空氣防污維護協會</text:p>
          </table:table-cell>
          <table:table-cell office:value-type="float" office:value="99018164" table:style-name="ce1">
            <text:p>99018164</text:p>
          </table:table-cell>
          <table:table-cell office:value-type="string" table:style-name="ce1">
            <text:p>協助高雄市空氣防污維護協會辦理空污研習及節約用電說明暨宣導支持大林電廠更新改建計畫活動</text:p>
          </table:table-cell>
          <table:table-cell office:value-type="date" office:date-value="2015-08-09T00:00:00" table:style-name="ce2">
            <text:p>2015/8/9</text:p>
          </table:table-cell>
          <table:table-cell office:value-type="date" office:date-value="2015-08-09T00:00:00" table:style-name="ce2">
            <text:p>2015/8/9</text:p>
          </table:table-cell>
          <table:table-cell office:value-type="string" table:style-name="ce1">
            <text:p>高雄市小港區</text:p>
          </table:table-cell>
          <table:table-cell office:value-type="float" office:value="155" table:style-name="ce1">
            <text:p>155</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籃球協會</text:p>
          </table:table-cell>
          <table:table-cell office:value-type="float" office:value="62974919" table:style-name="ce1">
            <text:p>62974919</text:p>
          </table:table-cell>
          <table:table-cell office:value-type="string" table:style-name="ce1">
            <text:p>協助高雄市彌陀籃球協會辦理104年區長盃籃球賽活動</text:p>
          </table:table-cell>
          <table:table-cell office:value-type="date" office:date-value="2015-08-22T00:00:00" table:style-name="ce2">
            <text:p>2015/8/22</text:p>
          </table:table-cell>
          <table:table-cell office:value-type="date" office:date-value="2015-08-23T00:00:00" table:style-name="ce2">
            <text:p>2015/8/23</text:p>
          </table:table-cell>
          <table:table-cell office:value-type="string" table:style-name="ce1">
            <text:p>高雄市彌陀區</text:p>
          </table:table-cell>
          <table:table-cell office:value-type="float" office:value="130" table:style-name="ce1">
            <text:p>130</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5-07-22T00:00:00" table:style-name="ce2">
            <text:p>2015/7/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三民區公所</text:p>
          </table:table-cell>
          <table:table-cell office:value-type="string" table:style-name="ce1">
            <text:p>aa<text:s text:c="8"/></text:p>
          </table:table-cell>
          <table:table-cell office:value-type="string" table:style-name="ce1">
            <text:p>協助高雄市三民區公所104年度輸變電促協金(運轉中)--高雄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450" table:style-name="ce1">
            <text:p>4450</text:p>
          </table:table-cell>
          <table:table-cell office:value-type="float" office:value="4450" table:style-name="ce1">
            <text:p>44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5-07-22T00:00:00" table:style-name="ce2">
            <text:p>2015/7/22</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104年度發電年度促協金(運轉中)(第二次款)</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86316" table:style-name="ce1">
            <text:p>186316</text:p>
          </table:table-cell>
          <table:table-cell office:value-type="float" office:value="101316" table:style-name="ce1">
            <text:p>10131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5-07-21T00:00:00" table:style-name="ce2">
            <text:p>2015/7/21</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體育會</text:p>
          </table:table-cell>
          <table:table-cell office:value-type="float" office:value="60395576" table:style-name="ce1">
            <text:p>60395576</text:p>
          </table:table-cell>
          <table:table-cell office:value-type="string" table:style-name="ce1">
            <text:p>協助基隆市體育會辦理慶祝中華民國104年全國萬人健走大會師</text:p>
          </table:table-cell>
          <table:table-cell office:value-type="date" office:date-value="2015-10-03T00:00:00" table:style-name="ce2">
            <text:p>2015/10/3</text:p>
          </table:table-cell>
          <table:table-cell office:value-type="date" office:date-value="2015-10-03T00:00:00" table:style-name="ce2">
            <text:p>2015/10/3</text:p>
          </table:table-cell>
          <table:table-cell office:value-type="string" table:style-name="ce1">
            <text:p>基隆市信義區</text:p>
          </table:table-cell>
          <table:table-cell office:value-type="float" office:value="6356" table:style-name="ce1">
            <text:p>6356</text:p>
          </table:table-cell>
          <table:table-cell office:value-type="float" office:value="500" table:style-name="ce1">
            <text:p>5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5-07-22T00:00:00" table:style-name="ce2">
            <text:p>2015/7/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觀光產業發展協會</text:p>
          </table:table-cell>
          <table:table-cell office:value-type="float" office:value="25868653" table:style-name="ce1">
            <text:p>25868653</text:p>
          </table:table-cell>
          <table:table-cell office:value-type="string" table:style-name="ce1">
            <text:p>協助高雄市觀光產業發展協會辦理104年節約能源宣導暨志工訓練研討</text:p>
          </table:table-cell>
          <table:table-cell office:value-type="date" office:date-value="2015-07-26T00:00:00" table:style-name="ce2">
            <text:p>2015/7/26</text:p>
          </table:table-cell>
          <table:table-cell office:value-type="date" office:date-value="2015-07-26T00:00:00" table:style-name="ce2">
            <text:p>2015/7/26</text:p>
          </table:table-cell>
          <table:table-cell office:value-type="string" table:style-name="ce1">
            <text:p>高雄市鳥松區</text:p>
          </table:table-cell>
          <table:table-cell office:value-type="float" office:value="169" table:style-name="ce1">
            <text:p>169</text:p>
          </table:table-cell>
          <table:table-cell office:value-type="float" office:value="100" table:style-name="ce1">
            <text:p>10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5-07-21T00:00:00" table:style-name="ce2">
            <text:p>2015/7/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環境保護協會</text:p>
          </table:table-cell>
          <table:table-cell office:value-type="float" office:value="99165236" table:style-name="ce1">
            <text:p>99165236</text:p>
          </table:table-cell>
          <table:table-cell office:value-type="string" table:style-name="ce1">
            <text:p>協助高雄市環境保護協會辦理會員大會及節能減碳暨宣導支持大林發電廠更新改建計畫活動</text:p>
          </table:table-cell>
          <table:table-cell office:value-type="date" office:date-value="2015-07-25T00:00:00" table:style-name="ce2">
            <text:p>2015/7/25</text:p>
          </table:table-cell>
          <table:table-cell office:value-type="date" office:date-value="2015-07-25T00:00:00" table:style-name="ce2">
            <text:p>2015/7/25</text:p>
          </table:table-cell>
          <table:table-cell office:value-type="string" table:style-name="ce1">
            <text:p>高雄市小港區</text:p>
          </table:table-cell>
          <table:table-cell office:value-type="float" office:value="274" table:style-name="ce1">
            <text:p>274</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5-07-21T00:00:00" table:style-name="ce2">
            <text:p>2015/7/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保定社區發展協會</text:p>
          </table:table-cell>
          <table:table-cell office:value-type="float" office:value="8996508" table:style-name="ce1">
            <text:p>8996508</text:p>
          </table:table-cell>
          <table:table-cell office:value-type="string" table:style-name="ce1">
            <text:p>協助高雄市茄萣區保定社區發展協會辦理104年度社區營造環境生態暨電力建設參訪活動</text:p>
          </table:table-cell>
          <table:table-cell office:value-type="date" office:date-value="2015-07-23T00:00:00" table:style-name="ce2">
            <text:p>2015/7/23</text:p>
          </table:table-cell>
          <table:table-cell office:value-type="date" office:date-value="2015-07-25T00:00:00" table:style-name="ce2">
            <text:p>2015/7/25</text:p>
          </table:table-cell>
          <table:table-cell office:value-type="string" table:style-name="ce1">
            <text:p>龍門發電廠</text:p>
          </table:table-cell>
          <table:table-cell office:value-type="float" office:value="332" table:style-name="ce1">
            <text:p>332</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5-07-21T00:00:00" table:style-name="ce2">
            <text:p>2015/7/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光和社區發展協會</text:p>
          </table:table-cell>
          <table:table-cell office:value-type="float" office:value="97942822" table:style-name="ce1">
            <text:p>97942822</text:p>
          </table:table-cell>
          <table:table-cell office:value-type="string" table:style-name="ce1">
            <text:p>協助高雄市彌陀區光和社區發展協會辦理104年地方產業文化觀摩活動</text:p>
          </table:table-cell>
          <table:table-cell office:value-type="date" office:date-value="2015-07-25T00:00:00" table:style-name="ce2">
            <text:p>2015/7/25</text:p>
          </table:table-cell>
          <table:table-cell office:value-type="date" office:date-value="2015-07-25T00:00:00" table:style-name="ce2">
            <text:p>2015/7/25</text:p>
          </table:table-cell>
          <table:table-cell office:value-type="string" table:style-name="ce1">
            <text:p>台中發電廠</text:p>
          </table:table-cell>
          <table:table-cell office:value-type="float" office:value="146" table:style-name="ce1">
            <text:p>146</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5-07-22T00:00:00" table:style-name="ce2">
            <text:p>2015/7/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s text:c="8"/></text:p>
          </table:table-cell>
          <table:table-cell office:value-type="string" table:style-name="ce1">
            <text:p>協助興達發電廠辦理104年度電源開發宣導暨敦親睦鄰桌球邀請賽活動</text:p>
          </table:table-cell>
          <table:table-cell office:value-type="date" office:date-value="2015-08-22T00:00:00" table:style-name="ce2">
            <text:p>2015/8/22</text:p>
          </table:table-cell>
          <table:table-cell office:value-type="date" office:date-value="2015-08-22T00:00:00" table:style-name="ce2">
            <text:p>2015/8/22</text:p>
          </table:table-cell>
          <table:table-cell office:value-type="string" table:style-name="ce1">
            <text:p>高雄市永安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5-07-21T00:00:00" table:style-name="ce2">
            <text:p>2015/7/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漁業產業觀摩及能源宣導活動</text:p>
          </table:table-cell>
          <table:table-cell office:value-type="date" office:date-value="2015-08-01T00:00:00" table:style-name="ce2">
            <text:p>2015/8/1</text:p>
          </table:table-cell>
          <table:table-cell office:value-type="date" office:date-value="2015-09-30T00:00:00" table:style-name="ce2">
            <text:p>2015/9/30</text:p>
          </table:table-cell>
          <table:table-cell office:value-type="string" table:style-name="ce1">
            <text:p>通霄發電廠</text:p>
          </table:table-cell>
          <table:table-cell office:value-type="float" office:value="350" table:style-name="ce1">
            <text:p>350</text:p>
          </table:table-cell>
          <table:table-cell office:value-type="float" office:value="250" table:style-name="ce1">
            <text:p>250</text:p>
          </table:table-cell>
          <table:table-cell office:value-type="float" office:value="170" table:style-name="ce1">
            <text:p>17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5-06-16T00:00:00" table:style-name="ce2">
            <text:p>2015/6/16</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清水區公所</text:p>
          </table:table-cell>
          <table:table-cell office:value-type="string" table:style-name="ce1">
            <text:p>aa<text:s text:c="8"/></text:p>
          </table:table-cell>
          <table:table-cell office:value-type="string" table:style-name="ce1">
            <text:p>協助臺中市清水區公所辦理清水區中社社區發展協會建置運動、遊戲器材</text:p>
          </table:table-cell>
          <table:table-cell office:value-type="date" office:date-value="2015-08-01T00:00:00" table:style-name="ce2">
            <text:p>2015/8/1</text:p>
          </table:table-cell>
          <table:table-cell office:value-type="date" office:date-value="2015-09-30T00:00:00" table:style-name="ce2">
            <text:p>2015/9/30</text:p>
          </table:table-cell>
          <table:table-cell office:value-type="string" table:style-name="ce1">
            <text:p>臺中市清水區</text:p>
          </table:table-cell>
          <table:table-cell office:value-type="float" office:value="214" table:style-name="ce1">
            <text:p>214</text:p>
          </table:table-cell>
          <table:table-cell office:value-type="float" office:value="214" table:style-name="ce1">
            <text:p>214</text:p>
          </table:table-cell>
          <table:table-cell office:value-type="float" office:value="180" table:style-name="ce1">
            <text:p>18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5-07-21T00:00:00" table:style-name="ce2">
            <text:p>2015/7/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岡山區公所</text:p>
          </table:table-cell>
          <table:table-cell office:value-type="string" table:style-name="ce1">
            <text:p>aa<text:s text:c="8"/></text:p>
          </table:table-cell>
          <table:table-cell office:value-type="string" table:style-name="ce1">
            <text:p>協助高雄市岡山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444" table:style-name="ce1">
            <text:p>12444</text:p>
          </table:table-cell>
          <table:table-cell office:value-type="float" office:value="12444" table:style-name="ce1">
            <text:p>1244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5-06-05T00:00:00" table:style-name="ce2">
            <text:p>2015/6/5</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2015南投縣中寮鄉第14屆龍眼季</text:p>
          </table:table-cell>
          <table:table-cell office:value-type="date" office:date-value="2015-08-01T00:00:00" table:style-name="ce2">
            <text:p>2015/8/1</text:p>
          </table:table-cell>
          <table:table-cell office:value-type="date" office:date-value="2015-09-30T00:00:00" table:style-name="ce2">
            <text:p>2015/9/30</text:p>
          </table:table-cell>
          <table:table-cell office:value-type="string" table:style-name="ce1">
            <text:p>南投縣中寮鄉</text:p>
          </table:table-cell>
          <table:table-cell office:value-type="float" office:value="450" table:style-name="ce1">
            <text:p>450</text:p>
          </table:table-cell>
          <table:table-cell office:value-type="float" office:value="150" table:style-name="ce1">
            <text:p>150</text:p>
          </table:table-cell>
          <table:table-cell office:value-type="float" office:value="80" table:style-name="ce1">
            <text:p>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5-07-16T00:00:00" table:style-name="ce2">
            <text:p>2015/7/16</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2015年藝文札根-畫我故鄉-睦鄰活動</text:p>
          </table:table-cell>
          <table:table-cell office:value-type="date" office:date-value="2015-09-11T00:00:00" table:style-name="ce2">
            <text:p>2015/9/11</text:p>
          </table:table-cell>
          <table:table-cell office:value-type="date" office:date-value="2015-10-31T00:00:00" table:style-name="ce2">
            <text:p>2015/10/31</text:p>
          </table:table-cell>
          <table:table-cell office:value-type="string" table:style-name="ce1">
            <text:p>基隆市中山區</text:p>
          </table:table-cell>
          <table:table-cell office:value-type="float" office:value="200" table:style-name="ce1">
            <text:p>2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5-07-06T00:00:00" table:style-name="ce2">
            <text:p>2015/7/6</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房裡古城老街再造推展協進會</text:p>
          </table:table-cell>
          <table:table-cell office:value-type="float" office:value="9182781" table:style-name="ce1">
            <text:p>9182781</text:p>
          </table:table-cell>
          <table:table-cell office:value-type="string" table:style-name="ce1">
            <text:p>協助苗栗縣房裡古城老街再造推展協進會辦理104年度暑假藺草編織研習營</text:p>
          </table:table-cell>
          <table:table-cell office:value-type="date" office:date-value="2015-08-03T00:00:00" table:style-name="ce2">
            <text:p>2015/8/3</text:p>
          </table:table-cell>
          <table:table-cell office:value-type="date" office:date-value="2015-08-09T00:00:00" table:style-name="ce2">
            <text:p>2015/8/9</text:p>
          </table:table-cell>
          <table:table-cell office:value-type="string" table:style-name="ce1">
            <text:p>苗栗縣苑裡鎮</text:p>
          </table:table-cell>
          <table:table-cell office:value-type="float" office:value="179" table:style-name="ce1">
            <text:p>179</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5-07-15T00:00:00" table:style-name="ce2">
            <text:p>2015/7/15</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大觀發電廠</text:p>
          </table:table-cell>
          <table:table-cell office:value-type="string" table:style-name="ce1">
            <text:p>aa<text:s text:c="8"/></text:p>
          </table:table-cell>
          <table:table-cell office:value-type="string" table:style-name="ce1">
            <text:p>協助大觀發電廠辦理認養南投縣立水里國民中學籃球隊</text:p>
          </table:table-cell>
          <table:table-cell office:value-type="date" office:date-value="2015-08-01T00:00:00" table:style-name="ce2">
            <text:p>2015/8/1</text:p>
          </table:table-cell>
          <table:table-cell office:value-type="date" office:date-value="2016-07-31T00:00:00" table:style-name="ce2">
            <text:p>2016/7/31</text:p>
          </table:table-cell>
          <table:table-cell office:value-type="string" table:style-name="ce1">
            <text:p>南投縣水里鄉</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5-07-15T00:00:00" table:style-name="ce2">
            <text:p>2015/7/15</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大觀發電廠</text:p>
          </table:table-cell>
          <table:table-cell office:value-type="string" table:style-name="ce1">
            <text:p>aa<text:s text:c="8"/></text:p>
          </table:table-cell>
          <table:table-cell office:value-type="string" table:style-name="ce1">
            <text:p>協助大觀發電廠辦理104年關懷魚池鄉弱勢老人公益活動</text:p>
          </table:table-cell>
          <table:table-cell office:value-type="date" office:date-value="2015-08-01T00:00:00" table:style-name="ce2">
            <text:p>2015/8/1</text:p>
          </table:table-cell>
          <table:table-cell office:value-type="date" office:date-value="2016-01-31T00:00:00" table:style-name="ce2">
            <text:p>2016/1/31</text:p>
          </table:table-cell>
          <table:table-cell office:value-type="string" table:style-name="ce1">
            <text:p>南投縣水里鄉</text:p>
          </table:table-cell>
          <table:table-cell office:value-type="float" office:value="226" table:style-name="ce1">
            <text:p>226</text:p>
          </table:table-cell>
          <table:table-cell office:value-type="float" office:value="226" table:style-name="ce1">
            <text:p>226</text:p>
          </table:table-cell>
          <table:table-cell office:value-type="float" office:value="226" table:style-name="ce1">
            <text:p>226</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5-07-09T00:00:00" table:style-name="ce2">
            <text:p>2015/7/9</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南社區發展協會</text:p>
          </table:table-cell>
          <table:table-cell office:value-type="float" office:value="66843256" table:style-name="ce1">
            <text:p>66843256</text:p>
          </table:table-cell>
          <table:table-cell office:value-type="string" table:style-name="ce1">
            <text:p>協助苗栗縣通霄鎮通南社區發展協會辦理「104年度社區理事長盃籃球三對三比賽」</text:p>
          </table:table-cell>
          <table:table-cell office:value-type="date" office:date-value="2015-07-11T00:00:00" table:style-name="ce2">
            <text:p>2015/7/11</text:p>
          </table:table-cell>
          <table:table-cell office:value-type="date" office:date-value="2015-07-11T00:00:00" table:style-name="ce2">
            <text:p>2015/7/11</text:p>
          </table:table-cell>
          <table:table-cell office:value-type="string" table:style-name="ce1">
            <text:p>苗栗縣通霄鎮</text:p>
          </table:table-cell>
          <table:table-cell office:value-type="float" office:value="294" table:style-name="ce1">
            <text:p>294</text:p>
          </table:table-cell>
          <table:table-cell office:value-type="float" office:value="100" table:style-name="ce1">
            <text:p>10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5-06-24T00:00:00" table:style-name="ce2">
            <text:p>2015/6/24</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苑羽球協會</text:p>
          </table:table-cell>
          <table:table-cell office:value-type="float" office:value="26864521" table:style-name="ce1">
            <text:p>26864521</text:p>
          </table:table-cell>
          <table:table-cell office:value-type="string" table:style-name="ce1">
            <text:p>協助苗栗縣通苑羽球協會辦理苗栗縣通霄鎮鎮長盃羽球邀請賽</text:p>
          </table:table-cell>
          <table:table-cell office:value-type="date" office:date-value="2015-10-17T00:00:00" table:style-name="ce2">
            <text:p>2015/10/17</text:p>
          </table:table-cell>
          <table:table-cell office:value-type="date" office:date-value="2015-10-17T00:00:00" table:style-name="ce2">
            <text:p>2015/10/17</text:p>
          </table:table-cell>
          <table:table-cell office:value-type="string" table:style-name="ce1">
            <text:p>苗栗縣通霄鎮</text:p>
          </table:table-cell>
          <table:table-cell office:value-type="float" office:value="390" table:style-name="ce1">
            <text:p>39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5-06-22T00:00:00" table:style-name="ce2">
            <text:p>2015/6/22</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文硯書畫學會</text:p>
          </table:table-cell>
          <table:table-cell office:value-type="float" office:value="99936017" table:style-name="ce1">
            <text:p>99936017</text:p>
          </table:table-cell>
          <table:table-cell office:value-type="string" table:style-name="ce1">
            <text:p>協助苗栗縣文硯書畫學會辦理104年「文采濡硯書畫文化展演活動」</text:p>
          </table:table-cell>
          <table:table-cell office:value-type="date" office:date-value="2015-09-19T00:00:00" table:style-name="ce2">
            <text:p>2015/9/19</text:p>
          </table:table-cell>
          <table:table-cell office:value-type="date" office:date-value="2015-09-28T00:00:00" table:style-name="ce2">
            <text:p>2015/9/28</text:p>
          </table:table-cell>
          <table:table-cell office:value-type="string" table:style-name="ce1">
            <text:p>苗栗縣苑裡鎮</text:p>
          </table:table-cell>
          <table:table-cell office:value-type="float" office:value="510" table:style-name="ce1">
            <text:p>510</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促進電力發展營運協助金審議委員會</text:p>
          </table:table-cell>
          <table:table-cell office:value-type="date" office:date-value="2015-06-05T00:00:00" table:style-name="ce2">
            <text:p>2015/6/5</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104年通霄鎮低收入戶關懷活動</text:p>
          </table:table-cell>
          <table:table-cell office:value-type="date" office:date-value="2015-09-06T00:00:00" table:style-name="ce2">
            <text:p>2015/9/6</text:p>
          </table:table-cell>
          <table:table-cell office:value-type="date" office:date-value="2015-09-06T00:00:00" table:style-name="ce2">
            <text:p>2015/9/6</text:p>
          </table:table-cell>
          <table:table-cell office:value-type="string" table:style-name="ce1">
            <text:p>苗栗縣通霄鎮</text:p>
          </table:table-cell>
          <table:table-cell office:value-type="float" office:value="187" table:style-name="ce1">
            <text:p>187</text:p>
          </table:table-cell>
          <table:table-cell office:value-type="float" office:value="50" table:style-name="ce1">
            <text:p>5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促進電力發展營運協助金審議委員會</text:p>
          </table:table-cell>
          <table:table-cell office:value-type="date" office:date-value="2015-07-15T00:00:00" table:style-name="ce2">
            <text:p>2015/7/15</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淡水區漁會</text:p>
          </table:table-cell>
          <table:table-cell office:value-type="float" office:value="33779326" table:style-name="ce1">
            <text:p>33779326</text:p>
          </table:table-cell>
          <table:table-cell office:value-type="string" table:style-name="ce1">
            <text:p>協助新北市淡水區漁會辦理104年度漁民節慶祝活動</text:p>
          </table:table-cell>
          <table:table-cell office:value-type="date" office:date-value="2015-09-01T00:00:00" table:style-name="ce2">
            <text:p>2015/9/1</text:p>
          </table:table-cell>
          <table:table-cell office:value-type="date" office:date-value="2015-09-30T00:00:00" table:style-name="ce2">
            <text:p>2015/9/30</text:p>
          </table:table-cell>
          <table:table-cell office:value-type="string" table:style-name="ce1">
            <text:p>新北市淡水區</text:p>
          </table:table-cell>
          <table:table-cell office:value-type="float" office:value="350" table:style-name="ce1">
            <text:p>350</text:p>
          </table:table-cell>
          <table:table-cell office:value-type="float" office:value="170" table:style-name="ce1">
            <text:p>17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政府</text:p>
          </table:table-cell>
          <table:table-cell office:value-type="string" table:style-name="ce1">
            <text:p>aa<text:s text:c="8"/></text:p>
          </table:table-cell>
          <table:table-cell office:value-type="string" table:style-name="ce1">
            <text:p>協助苗栗縣政府辦理通霄漁港漁民休憩室暨漁具倉庫新建工程</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苗栗縣通霄鎮</text:p>
          </table:table-cell>
          <table:table-cell office:value-type="float" office:value="25000" table:style-name="ce1">
            <text:p>25000</text:p>
          </table:table-cell>
          <table:table-cell office:value-type="float" office:value="15000" table:style-name="ce1">
            <text:p>15000</text:p>
          </table:table-cell>
          <table:table-cell office:value-type="float" office:value="13000" table:style-name="ce1">
            <text:p>130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促進電力發展營運協助金審議委員會</text:p>
          </table:table-cell>
          <table:table-cell office:value-type="date" office:date-value="2015-07-17T00:00:00" table:style-name="ce2">
            <text:p>2015/7/1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烏林投社區發展協會</text:p>
          </table:table-cell>
          <table:table-cell office:value-type="float" office:value="9562213" table:style-name="ce1">
            <text:p>9562213</text:p>
          </table:table-cell>
          <table:table-cell office:value-type="string" table:style-name="ce1">
            <text:p>協助高雄市永安區烏林投社區發展協會辦理溫馨送愛關懷弱勢暨節能減碳宣導活動</text:p>
          </table:table-cell>
          <table:table-cell office:value-type="date" office:date-value="2015-07-18T00:00:00" table:style-name="ce2">
            <text:p>2015/7/18</text:p>
          </table:table-cell>
          <table:table-cell office:value-type="date" office:date-value="2015-07-19T00:00:00" table:style-name="ce2">
            <text:p>2015/7/19</text:p>
          </table:table-cell>
          <table:table-cell office:value-type="string" table:style-name="ce1">
            <text:p>大觀發電廠</text:p>
          </table:table-cell>
          <table:table-cell office:value-type="float" office:value="318" table:style-name="ce1">
            <text:p>318</text:p>
          </table:table-cell>
          <table:table-cell office:value-type="float" office:value="130" table:style-name="ce1">
            <text:p>130</text:p>
          </table:table-cell>
          <table:table-cell office:value-type="float" office:value="120" table:style-name="ce1">
            <text:p>12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促進電力發展營運協助金審議委員會</text:p>
          </table:table-cell>
          <table:table-cell office:value-type="date" office:date-value="2015-07-09T00:00:00" table:style-name="ce2">
            <text:p>2015/7/9</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明潭發電廠</text:p>
          </table:table-cell>
          <table:table-cell office:value-type="string" table:style-name="ce1">
            <text:p>aa<text:s text:c="8"/></text:p>
          </table:table-cell>
          <table:table-cell office:value-type="string" table:style-name="ce1">
            <text:p>協助明潭發電廠辦理認養南投縣水里鄉水里國民小學籃球隊(104學年度)</text:p>
          </table:table-cell>
          <table:table-cell office:value-type="date" office:date-value="2015-08-01T00:00:00" table:style-name="ce2">
            <text:p>2015/8/1</text:p>
          </table:table-cell>
          <table:table-cell office:value-type="date" office:date-value="2016-07-31T00:00:00" table:style-name="ce2">
            <text:p>2016/7/31</text:p>
          </table:table-cell>
          <table:table-cell office:value-type="string" table:style-name="ce1">
            <text:p>南投縣水里鄉</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促進電力發展營運協助金審議委員會</text:p>
          </table:table-cell>
          <table:table-cell office:value-type="date" office:date-value="2015-07-09T00:00:00" table:style-name="ce2">
            <text:p>2015/7/9</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aa<text:s text:c="8"/></text:p>
          </table:table-cell>
          <table:table-cell office:value-type="string" table:style-name="ce1">
            <text:p>協助第二核能發電廠辦理認養金山國小羽球隊長期深耕培訓</text:p>
          </table:table-cell>
          <table:table-cell office:value-type="date" office:date-value="2015-07-15T00:00:00" table:style-name="ce2">
            <text:p>2015/7/15</text:p>
          </table:table-cell>
          <table:table-cell office:value-type="date" office:date-value="2016-06-30T00:00:00" table:style-name="ce2">
            <text:p>2016/6/30</text:p>
          </table:table-cell>
          <table:table-cell office:value-type="string" table:style-name="ce1">
            <text:p>新北市萬里區</text:p>
          </table:table-cell>
          <table:table-cell office:value-type="float" office:value="175" table:style-name="ce1">
            <text:p>175</text:p>
          </table:table-cell>
          <table:table-cell office:value-type="float" office:value="175" table:style-name="ce1">
            <text:p>175</text:p>
          </table:table-cell>
          <table:table-cell office:value-type="float" office:value="175" table:style-name="ce1">
            <text:p>17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促進電力發展營運協助金審議委員會</text:p>
          </table:table-cell>
          <table:table-cell office:value-type="date" office:date-value="2015-07-09T00:00:00" table:style-name="ce2">
            <text:p>2015/7/9</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婦女會</text:p>
          </table:table-cell>
          <table:table-cell office:value-type="float" office:value="19592264" table:style-name="ce1">
            <text:p>19592264</text:p>
          </table:table-cell>
          <table:table-cell office:value-type="string" table:style-name="ce1">
            <text:p>協助新北市石門區婦女會辦理珍愛女人擁抱健康健行核安暨節約用電宣導活動</text:p>
          </table:table-cell>
          <table:table-cell office:value-type="date" office:date-value="2015-07-01T00:00:00" table:style-name="ce2">
            <text:p>2015/7/1</text:p>
          </table:table-cell>
          <table:table-cell office:value-type="date" office:date-value="2015-07-31T00:00:00" table:style-name="ce2">
            <text:p>2015/7/31</text:p>
          </table:table-cell>
          <table:table-cell office:value-type="string" table:style-name="ce1">
            <text:p>新北市石門區</text:p>
          </table:table-cell>
          <table:table-cell office:value-type="float" office:value="207" table:style-name="ce1">
            <text:p>207</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促進電力發展營運協助金審議委員會</text:p>
          </table:table-cell>
          <table:table-cell office:value-type="date" office:date-value="2015-07-07T00:00:00" table:style-name="ce2">
            <text:p>2015/7/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s text:c="8"/></text:p>
          </table:table-cell>
          <table:table-cell office:value-type="string" table:style-name="ce1">
            <text:p>協助南部發電廠辦理協助104學年度高雄市前鎮區樂群國小排球隊培育訓練計畫</text:p>
          </table:table-cell>
          <table:table-cell office:value-type="date" office:date-value="2015-08-01T00:00:00" table:style-name="ce2">
            <text:p>2015/8/1</text:p>
          </table:table-cell>
          <table:table-cell office:value-type="date" office:date-value="2016-07-31T00:00:00" table:style-name="ce2">
            <text:p>2016/7/31</text:p>
          </table:table-cell>
          <table:table-cell office:value-type="string" table:style-name="ce1">
            <text:p>高雄市前鎮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促進電力發展營運協助金審議委員會</text:p>
          </table:table-cell>
          <table:table-cell office:value-type="date" office:date-value="2015-07-06T00:00:00" table:style-name="ce2">
            <text:p>2015/7/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漁會</text:p>
          </table:table-cell>
          <table:table-cell office:value-type="float" office:value="88500607" table:style-name="ce1">
            <text:p>88500607</text:p>
          </table:table-cell>
          <table:table-cell office:value-type="string" table:style-name="ce1">
            <text:p>協助高雄市永安區漁會辦理2015永安海洋音樂季─石斑大饗，熱音大賞</text:p>
          </table:table-cell>
          <table:table-cell office:value-type="date" office:date-value="2015-10-17T00:00:00" table:style-name="ce2">
            <text:p>2015/10/17</text:p>
          </table:table-cell>
          <table:table-cell office:value-type="date" office:date-value="2015-10-18T00:00:00" table:style-name="ce2">
            <text:p>2015/10/18</text:p>
          </table:table-cell>
          <table:table-cell office:value-type="string" table:style-name="ce1">
            <text:p>高雄市永安區</text:p>
          </table:table-cell>
          <table:table-cell office:value-type="float" office:value="1600" table:style-name="ce1">
            <text:p>1600</text:p>
          </table:table-cell>
          <table:table-cell office:value-type="float" office:value="250" table:style-name="ce1">
            <text:p>250</text:p>
          </table:table-cell>
          <table:table-cell office:value-type="float" office:value="200" table:style-name="ce1">
            <text:p>2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永安區農會104年度辦理輾米廠及肥料倉庫天花板、前通道修繕汰換工程</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高雄市永安區</text:p>
          </table:table-cell>
          <table:table-cell office:value-type="float" office:value="2017" table:style-name="ce1">
            <text:p>2017</text:p>
          </table:table-cell>
          <table:table-cell office:value-type="float" office:value="1800" table:style-name="ce1">
            <text:p>1800</text:p>
          </table:table-cell>
          <table:table-cell office:value-type="float" office:value="1400" table:style-name="ce1">
            <text:p>14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text:s/>aa<text:s/></text:p>
          </table:table-cell>
          <table:table-cell office:value-type="string" table:style-name="ce1">
            <text:p>金門縣</text:p>
          </table:table-cell>
          <table:table-cell office:value-type="string" table:style-name="ce1">
            <text:p>金門縣金湖鎮公所</text:p>
          </table:table-cell>
          <table:table-cell office:value-type="string" table:style-name="ce1">
            <text:p>aa<text:s text:c="8"/></text:p>
          </table:table-cell>
          <table:table-cell office:value-type="string" table:style-name="ce1">
            <text:p>協助金門縣金湖鎮公所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72" table:style-name="ce1">
            <text:p>67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text:s/>aa<text:s/></text:p>
          </table:table-cell>
          <table:table-cell office:value-type="string" table:style-name="ce1">
            <text:p>連江縣</text:p>
          </table:table-cell>
          <table:table-cell office:value-type="string" table:style-name="ce1">
            <text:p>連江縣南竿鄉公所</text:p>
          </table:table-cell>
          <table:table-cell office:value-type="string" table:style-name="ce1">
            <text:p>aa<text:s text:c="8"/></text:p>
          </table:table-cell>
          <table:table-cell office:value-type="string" table:style-name="ce1">
            <text:p>協助連江縣南竿鄉公所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71" table:style-name="ce1">
            <text:p>571</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泰安鄉公所</text:p>
          </table:table-cell>
          <table:table-cell office:value-type="string" table:style-name="ce1">
            <text:p>aa<text:s text:c="8"/></text:p>
          </table:table-cell>
          <table:table-cell office:value-type="string" table:style-name="ce1">
            <text:p>協助苗栗縣泰安鄉公所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94" table:style-name="ce1">
            <text:p>29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卓蘭鎮公所</text:p>
          </table:table-cell>
          <table:table-cell office:value-type="string" table:style-name="ce1">
            <text:p>aa<text:s text:c="8"/></text:p>
          </table:table-cell>
          <table:table-cell office:value-type="string" table:style-name="ce1">
            <text:p>協助苗栗縣卓蘭鎮公所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94" table:style-name="ce1">
            <text:p>29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text:s/>aa<text:s/></text:p>
          </table:table-cell>
          <table:table-cell office:value-type="string" table:style-name="ce1">
            <text:p>宜蘭縣</text:p>
          </table:table-cell>
          <table:table-cell office:value-type="string" table:style-name="ce1">
            <text:p>宜蘭縣大同鄉公所</text:p>
          </table:table-cell>
          <table:table-cell office:value-type="string" table:style-name="ce1">
            <text:p>aa<text:s text:c="8"/></text:p>
          </table:table-cell>
          <table:table-cell office:value-type="string" table:style-name="ce1">
            <text:p>協助宜蘭縣大同鄉公所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72" table:style-name="ce1">
            <text:p>77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text:s/>aa<text:s/></text:p>
          </table:table-cell>
          <table:table-cell office:value-type="string" table:style-name="ce1">
            <text:p>宜蘭縣</text:p>
          </table:table-cell>
          <table:table-cell office:value-type="string" table:style-name="ce1">
            <text:p>宜蘭縣南澳鄉公所</text:p>
          </table:table-cell>
          <table:table-cell office:value-type="string" table:style-name="ce1">
            <text:p>aa<text:s text:c="8"/></text:p>
          </table:table-cell>
          <table:table-cell office:value-type="string" table:style-name="ce1">
            <text:p>協助宜蘭縣南澳鄉公所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42" table:style-name="ce1">
            <text:p>64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公所</text:p>
          </table:table-cell>
          <table:table-cell office:value-type="string" table:style-name="ce1">
            <text:p>aa<text:s text:c="8"/></text:p>
          </table:table-cell>
          <table:table-cell office:value-type="string" table:style-name="ce1">
            <text:p>協助宜蘭縣三星鄉公所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58" table:style-name="ce1">
            <text:p>55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string" table:style-name="ce1">
            <text:p>促進電力發展營運協助金審議委員會</text:p>
          </table:table-cell>
          <table:table-cell office:value-type="date" office:date-value="2015-07-07T00:00:00" table:style-name="ce2">
            <text:p>2015/7/7</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觀音區白玉社區發展協會</text:p>
          </table:table-cell>
          <table:table-cell office:value-type="float" office:value="10695866" table:style-name="ce1">
            <text:p>10695866</text:p>
          </table:table-cell>
          <table:table-cell office:value-type="string" table:style-name="ce1">
            <text:p>協助桃園市觀音區白玉社區發展協會辦理104年度戶外研習及節約用電宣導活動</text:p>
          </table:table-cell>
          <table:table-cell office:value-type="date" office:date-value="2015-07-18T00:00:00" table:style-name="ce2">
            <text:p>2015/7/18</text:p>
          </table:table-cell>
          <table:table-cell office:value-type="date" office:date-value="2015-07-19T00:00:00" table:style-name="ce2">
            <text:p>2015/7/19</text:p>
          </table:table-cell>
          <table:table-cell office:value-type="string" table:style-name="ce1">
            <text:p>台中發電廠</text:p>
          </table:table-cell>
          <table:table-cell office:value-type="float" office:value="250" table:style-name="ce1">
            <text:p>250</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string" table:style-name="ce1">
            <text:p>促進電力發展營運協助金審議委員會</text:p>
          </table:table-cell>
          <table:table-cell office:value-type="date" office:date-value="2015-07-06T00:00:00" table:style-name="ce2">
            <text:p>2015/7/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霄人文景觀文化協進會</text:p>
          </table:table-cell>
          <table:table-cell office:value-type="float" office:value="10934867" table:style-name="ce1">
            <text:p>10934867</text:p>
          </table:table-cell>
          <table:table-cell office:value-type="string" table:style-name="ce1">
            <text:p>協助苗栗縣通霄人文景觀文化協進會辦理104年度東洋歌曲研習班活動</text:p>
          </table:table-cell>
          <table:table-cell office:value-type="date" office:date-value="2015-07-07T00:00:00" table:style-name="ce2">
            <text:p>2015/7/7</text:p>
          </table:table-cell>
          <table:table-cell office:value-type="date" office:date-value="2015-08-28T00:00:00" table:style-name="ce2">
            <text:p>2015/8/28</text:p>
          </table:table-cell>
          <table:table-cell office:value-type="string" table:style-name="ce1">
            <text:p>苗栗縣通霄鎮</text:p>
          </table:table-cell>
          <table:table-cell office:value-type="float" office:value="199" table:style-name="ce1">
            <text:p>199</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2015苗栗通霄音樂嘉年華</text:p>
          </table:table-cell>
          <table:table-cell office:value-type="date" office:date-value="2015-08-08T00:00:00" table:style-name="ce2">
            <text:p>2015/8/8</text:p>
          </table:table-cell>
          <table:table-cell office:value-type="date" office:date-value="2015-08-08T00:00:00" table:style-name="ce2">
            <text:p>2015/8/8</text:p>
          </table:table-cell>
          <table:table-cell office:value-type="string" table:style-name="ce1">
            <text:p>苗栗縣通霄鎮</text:p>
          </table:table-cell>
          <table:table-cell office:value-type="float" office:value="3500" table:style-name="ce1">
            <text:p>3500</text:p>
          </table:table-cell>
          <table:table-cell office:value-type="float" office:value="1800" table:style-name="ce1">
            <text:p>1800</text:p>
          </table:table-cell>
          <table:table-cell office:value-type="float" office:value="1500" table:style-name="ce1">
            <text:p>15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s text:c="8"/></text:p>
          </table:table-cell>
          <table:table-cell office:value-type="string" table:style-name="ce1">
            <text:p>協助新北市政府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7" table:style-name="ce1">
            <text:p>6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s text:c="8"/></text:p>
          </table:table-cell>
          <table:table-cell office:value-type="string" table:style-name="ce1">
            <text:p>協助新北市政府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1" table:style-name="ce1">
            <text:p>131</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烏來區公所</text:p>
          </table:table-cell>
          <table:table-cell office:value-type="string" table:style-name="ce1">
            <text:p>aa<text:s text:c="8"/></text:p>
          </table:table-cell>
          <table:table-cell office:value-type="string" table:style-name="ce1">
            <text:p>協助新北市烏來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0" table:style-name="ce1">
            <text:p>10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 table:style-name="ce1">
            <text:p>1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政府</text:p>
          </table:table-cell>
          <table:table-cell office:value-type="string" table:style-name="ce1">
            <text:p>aa<text:s text:c="8"/></text:p>
          </table:table-cell>
          <table:table-cell office:value-type="string" table:style-name="ce1">
            <text:p>協助高雄市政府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 table:style-name="ce1">
            <text:p>1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恆春鎮四溝里四溝路、代巡路等道路改善工程</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2700" table:style-name="ce1">
            <text:p>27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仁壽里道路及排水溝改善工程</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300" table:style-name="ce1">
            <text:p>3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區漁會</text:p>
          </table:table-cell>
          <table:table-cell office:value-type="float" office:value="91355108" table:style-name="ce1">
            <text:p>91355108</text:p>
          </table:table-cell>
          <table:table-cell office:value-type="string" table:style-name="ce1">
            <text:p>協助屏東縣恆春區漁會辦理促進飛魚產業發展暨104年漁民節慶祝活動</text:p>
          </table:table-cell>
          <table:table-cell office:value-type="date" office:date-value="2015-07-01T00:00:00" table:style-name="ce2">
            <text:p>2015/7/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4310" table:style-name="ce1">
            <text:p>4310</text:p>
          </table:table-cell>
          <table:table-cell office:value-type="float" office:value="1000" table:style-name="ce1">
            <text:p>1000</text:p>
          </table:table-cell>
          <table:table-cell office:value-type="float" office:value="600" table:style-name="ce1">
            <text:p>6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string" table:style-name="ce1">
            <text:p>促進電力發展營運協助金審議委員會</text:p>
          </table:table-cell>
          <table:table-cell office:value-type="date" office:date-value="2015-07-02T00:00:00" table:style-name="ce2">
            <text:p>2015/7/2</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龍井游泳協會</text:p>
          </table:table-cell>
          <table:table-cell office:value-type="float" office:value="25315822" table:style-name="ce1">
            <text:p>25315822</text:p>
          </table:table-cell>
          <table:table-cell office:value-type="string" table:style-name="ce1">
            <text:p>協助臺中市龍井游泳協會辦理水上安全教育訓練暨節約用電宣導活動</text:p>
          </table:table-cell>
          <table:table-cell office:value-type="date" office:date-value="2015-07-25T00:00:00" table:style-name="ce2">
            <text:p>2015/7/25</text:p>
          </table:table-cell>
          <table:table-cell office:value-type="date" office:date-value="2015-07-26T00:00:00" table:style-name="ce2">
            <text:p>2015/7/26</text:p>
          </table:table-cell>
          <table:table-cell office:value-type="string" table:style-name="ce1">
            <text:p>臺中市龍井區</text:p>
          </table:table-cell>
          <table:table-cell office:value-type="float" office:value="332" table:style-name="ce1">
            <text:p>332</text:p>
          </table:table-cell>
          <table:table-cell office:value-type="float" office:value="120" table:style-name="ce1">
            <text:p>120</text:p>
          </table:table-cell>
          <table:table-cell office:value-type="float" office:value="55" table:style-name="ce1">
            <text:p>5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和平區公所</text:p>
          </table:table-cell>
          <table:table-cell office:value-type="string" table:style-name="ce1">
            <text:p>aa<text:s text:c="8"/></text:p>
          </table:table-cell>
          <table:table-cell office:value-type="string" table:style-name="ce1">
            <text:p>協助臺中市和平區公所辦理「和平盛柿、盟約五葉松」2015和平區觀光季暨產業文化體驗活動</text:p>
          </table:table-cell>
          <table:table-cell office:value-type="date" office:date-value="2015-11-07T00:00:00" table:style-name="ce2">
            <text:p>2015/11/7</text:p>
          </table:table-cell>
          <table:table-cell office:value-type="date" office:date-value="2015-12-06T00:00:00" table:style-name="ce2">
            <text:p>2015/12/6</text:p>
          </table:table-cell>
          <table:table-cell office:value-type="string" table:style-name="ce1">
            <text:p>臺中市和平區</text:p>
          </table:table-cell>
          <table:table-cell office:value-type="float" office:value="6000" table:style-name="ce1">
            <text:p>6000</text:p>
          </table:table-cell>
          <table:table-cell office:value-type="float" office:value="2000" table:style-name="ce1">
            <text:p>2000</text:p>
          </table:table-cell>
          <table:table-cell office:value-type="float" office:value="1500" table:style-name="ce1">
            <text:p>15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臺北市</text:p>
          </table:table-cell>
          <table:table-cell office:value-type="string" table:style-name="ce1">
            <text:p>公眾服務處</text:p>
          </table:table-cell>
          <table:table-cell office:value-type="string" table:style-name="ce1">
            <text:p>aa<text:s text:c="8"/></text:p>
          </table:table-cell>
          <table:table-cell office:value-type="string" table:style-name="ce1">
            <text:p>協助公眾服務處辦理「2015故宮國寶來fun電」</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4484" table:style-name="ce1">
            <text:p>4484</text:p>
          </table:table-cell>
          <table:table-cell office:value-type="float" office:value="4484" table:style-name="ce1">
            <text:p>4484</text:p>
          </table:table-cell>
          <table:table-cell office:value-type="float" office:value="4484" table:style-name="ce1">
            <text:p>4484</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string" table:style-name="ce1">
            <text:p>促進電力發展營運協助金審議委員會</text:p>
          </table:table-cell>
          <table:table-cell office:value-type="date" office:date-value="2015-07-02T00:00:00" table:style-name="ce2">
            <text:p>2015/7/2</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s text:c="8"/></text:p>
          </table:table-cell>
          <table:table-cell office:value-type="string" table:style-name="ce1">
            <text:p>協助高雄市林園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911" table:style-name="ce1">
            <text:p>14911</text:p>
          </table:table-cell>
          <table:table-cell office:value-type="float" office:value="14911" table:style-name="ce1">
            <text:p>14911</text:p>
          </table:table-cell>
          <table:table-cell office:value-type="float" office:value="14911" table:style-name="ce1">
            <text:p>14911</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臺東縣</text:p>
          </table:table-cell>
          <table:table-cell office:value-type="string" table:style-name="ce1">
            <text:p>臺東縣政府</text:p>
          </table:table-cell>
          <table:table-cell office:value-type="string" table:style-name="ce1">
            <text:p>aa<text:s text:c="8"/></text:p>
          </table:table-cell>
          <table:table-cell office:value-type="string" table:style-name="ce1">
            <text:p>協助臺東縣政府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9" table:style-name="ce1">
            <text:p>29</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臺東縣</text:p>
          </table:table-cell>
          <table:table-cell office:value-type="string" table:style-name="ce1">
            <text:p>臺東縣綠島鄉公所</text:p>
          </table:table-cell>
          <table:table-cell office:value-type="string" table:style-name="ce1">
            <text:p>aa<text:s text:c="8"/></text:p>
          </table:table-cell>
          <table:table-cell office:value-type="string" table:style-name="ce1">
            <text:p>協助臺東縣綠島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7" table:style-name="ce1">
            <text:p>14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string" table:style-name="ce1">
            <text:p>促進電力發展營運協助金審議委員會</text:p>
          </table:table-cell>
          <table:table-cell office:value-type="date" office:date-value="2015-07-02T00:00:00" table:style-name="ce2">
            <text:p>2015/7/2</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小港區鳳興社區發展協會</text:p>
          </table:table-cell>
          <table:table-cell office:value-type="float" office:value="92089810" table:style-name="ce1">
            <text:p>92089810</text:p>
          </table:table-cell>
          <table:table-cell office:value-type="string" table:style-name="ce1">
            <text:p>協助高雄市小港區鳳興社區發展協會辦理幹部社區觀摩及參訪國家經濟建設暨宣導支持大林電廠更新改建計畫活動</text:p>
          </table:table-cell>
          <table:table-cell office:value-type="date" office:date-value="2015-07-25T00:00:00" table:style-name="ce2">
            <text:p>2015/7/25</text:p>
          </table:table-cell>
          <table:table-cell office:value-type="date" office:date-value="2015-07-26T00:00:00" table:style-name="ce2">
            <text:p>2015/7/26</text:p>
          </table:table-cell>
          <table:table-cell office:value-type="string" table:style-name="ce1">
            <text:p>大林發電廠</text:p>
          </table:table-cell>
          <table:table-cell office:value-type="float" office:value="151" table:style-name="ce1">
            <text:p>151</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string" table:style-name="ce1">
            <text:p>促進電力發展營運協助金審議委員會</text:p>
          </table:table-cell>
          <table:table-cell office:value-type="date" office:date-value="2015-07-02T00:00:00" table:style-name="ce2">
            <text:p>2015/7/2</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金山區元極功法研究會</text:p>
          </table:table-cell>
          <table:table-cell office:value-type="float" office:value="13319036" table:style-name="ce1">
            <text:p>13319036</text:p>
          </table:table-cell>
          <table:table-cell office:value-type="string" table:style-name="ce1">
            <text:p>協助新北市金山區元極功法研究會辦理元極功法「104年核安教育研習宣導」活動</text:p>
          </table:table-cell>
          <table:table-cell office:value-type="date" office:date-value="2015-07-08T00:00:00" table:style-name="ce2">
            <text:p>2015/7/8</text:p>
          </table:table-cell>
          <table:table-cell office:value-type="date" office:date-value="2015-07-10T00:00:00" table:style-name="ce2">
            <text:p>2015/7/10</text:p>
          </table:table-cell>
          <table:table-cell office:value-type="string" table:style-name="ce1">
            <text:p>第二核能發電廠、蘭陽發電廠</text:p>
          </table:table-cell>
          <table:table-cell office:value-type="float" office:value="181" table:style-name="ce1">
            <text:p>181</text:p>
          </table:table-cell>
          <table:table-cell office:value-type="float" office:value="120" table:style-name="ce1">
            <text:p>120</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string" table:style-name="ce1">
            <text:p>促進電力發展營運協助金審議委員會</text:p>
          </table:table-cell>
          <table:table-cell office:value-type="date" office:date-value="2015-07-02T00:00:00" table:style-name="ce2">
            <text:p>2015/7/2</text:p>
          </table:table-cell>
          <table:table-cell office:value-type="string" table:style-name="ce1">
            <text:p><text:s/>aa<text:s/></text:p>
          </table:table-cell>
          <table:table-cell office:value-type="string" table:style-name="ce1">
            <text:p>aa</text:p>
          </table:table-cell>
          <table:table-cell office:value-type="string" table:style-name="ce1">
            <text:p>宜蘭縣</text:p>
          </table:table-cell>
          <table:table-cell office:value-type="string" table:style-name="ce1">
            <text:p>宜蘭縣南澳鄉原住民舞蹈發展協會</text:p>
          </table:table-cell>
          <table:table-cell office:value-type="float" office:value="26506074" table:style-name="ce1">
            <text:p>26506074</text:p>
          </table:table-cell>
          <table:table-cell office:value-type="string" table:style-name="ce1">
            <text:p>協助宜蘭縣南澳鄉原住民舞蹈發展協會辦理104年泰雅傳統舞蹈及泰雅創意舞蹈教學研習課程</text:p>
          </table:table-cell>
          <table:table-cell office:value-type="date" office:date-value="2015-07-06T00:00:00" table:style-name="ce2">
            <text:p>2015/7/6</text:p>
          </table:table-cell>
          <table:table-cell office:value-type="date" office:date-value="2015-12-26T00:00:00" table:style-name="ce2">
            <text:p>2015/12/26</text:p>
          </table:table-cell>
          <table:table-cell office:value-type="string" table:style-name="ce1">
            <text:p>宜蘭縣南澳鄉</text:p>
          </table:table-cell>
          <table:table-cell office:value-type="float" office:value="305" table:style-name="ce1">
            <text:p>305</text:p>
          </table:table-cell>
          <table:table-cell office:value-type="float" office:value="200" table:style-name="ce1">
            <text:p>20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string" table:style-name="ce1">
            <text:p>促進電力發展營運協助金審議委員會</text:p>
          </table:table-cell>
          <table:table-cell office:value-type="date" office:date-value="2015-07-01T00:00:00" table:style-name="ce2">
            <text:p>2015/7/1</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林園家庭教育文化協進會</text:p>
          </table:table-cell>
          <table:table-cell office:value-type="float" office:value="29390442" table:style-name="ce1">
            <text:p>29390442</text:p>
          </table:table-cell>
          <table:table-cell office:value-type="string" table:style-name="ce1">
            <text:p>協助高雄市林園家庭教育文化協進會辦理參訪國家經濟建設及環境保護工作研習暨宣導支持大林發電廠更新改建計畫活動</text:p>
          </table:table-cell>
          <table:table-cell office:value-type="date" office:date-value="2015-07-10T00:00:00" table:style-name="ce2">
            <text:p>2015/7/10</text:p>
          </table:table-cell>
          <table:table-cell office:value-type="date" office:date-value="2015-07-11T00:00:00" table:style-name="ce2">
            <text:p>2015/7/11</text:p>
          </table:table-cell>
          <table:table-cell office:value-type="string" table:style-name="ce1">
            <text:p>大林發電廠</text:p>
          </table:table-cell>
          <table:table-cell office:value-type="float" office:value="264" table:style-name="ce1">
            <text:p>264</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string" table:style-name="ce1">
            <text:p>促進電力發展營運協助金審議委員會</text:p>
          </table:table-cell>
          <table:table-cell office:value-type="date" office:date-value="2015-06-29T00:00:00" table:style-name="ce2">
            <text:p>2015/6/29</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苑游泳協會</text:p>
          </table:table-cell>
          <table:table-cell office:value-type="float" office:value="45456243" table:style-name="ce1">
            <text:p>45456243</text:p>
          </table:table-cell>
          <table:table-cell office:value-type="string" table:style-name="ce1">
            <text:p>協助苗栗縣通苑游泳協會辦理「水上救生、技能研習」活動</text:p>
          </table:table-cell>
          <table:table-cell office:value-type="date" office:date-value="2015-07-05T00:00:00" table:style-name="ce2">
            <text:p>2015/7/5</text:p>
          </table:table-cell>
          <table:table-cell office:value-type="date" office:date-value="2015-07-05T00:00:00" table:style-name="ce2">
            <text:p>2015/7/5</text:p>
          </table:table-cell>
          <table:table-cell office:value-type="string" table:style-name="ce1">
            <text:p>苗栗縣苑裡鎮</text:p>
          </table:table-cell>
          <table:table-cell office:value-type="float" office:value="125" table:style-name="ce1">
            <text:p>125</text:p>
          </table:table-cell>
          <table:table-cell office:value-type="float" office:value="40" table:style-name="ce1">
            <text:p>4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string" table:style-name="ce1">
            <text:p>促進電力發展營運協助金審議委員會</text:p>
          </table:table-cell>
          <table:table-cell office:value-type="date" office:date-value="2015-06-26T00:00:00" table:style-name="ce2">
            <text:p>2015/6/2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佳音民俗歌謠推展協會</text:p>
          </table:table-cell>
          <table:table-cell office:value-type="float" office:value="39745078" table:style-name="ce1">
            <text:p>39745078</text:p>
          </table:table-cell>
          <table:table-cell office:value-type="string" table:style-name="ce1">
            <text:p>協助苗栗縣佳音民俗歌謠推展協會辦理104年度『歌唱才藝研習』活動</text:p>
          </table:table-cell>
          <table:table-cell office:value-type="date" office:date-value="2015-08-01T00:00:00" table:style-name="ce2">
            <text:p>2015/8/1</text:p>
          </table:table-cell>
          <table:table-cell office:value-type="date" office:date-value="2015-11-30T00:00:00" table:style-name="ce2">
            <text:p>2015/11/30</text:p>
          </table:table-cell>
          <table:table-cell office:value-type="string" table:style-name="ce1">
            <text:p>苗栗縣通霄鎮</text:p>
          </table:table-cell>
          <table:table-cell office:value-type="float" office:value="101" table:style-name="ce1">
            <text:p>101</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string" table:style-name="ce1">
            <text:p>促進電力發展營運協助金審議委員會</text:p>
          </table:table-cell>
          <table:table-cell office:value-type="date" office:date-value="2015-06-30T00:00:00" table:style-name="ce2">
            <text:p>2015/6/30</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金山區漁會</text:p>
          </table:table-cell>
          <table:table-cell office:value-type="float" office:value="37181502" table:style-name="ce1">
            <text:p>37181502</text:p>
          </table:table-cell>
          <table:table-cell office:value-type="string" table:style-name="ce1">
            <text:p>協助新北市金山區漁會辦理104年度漁業推廣暨漁民節活動</text:p>
          </table:table-cell>
          <table:table-cell office:value-type="date" office:date-value="2015-07-01T00:00:00" table:style-name="ce2">
            <text:p>2015/7/1</text:p>
          </table:table-cell>
          <table:table-cell office:value-type="date" office:date-value="2015-07-30T00:00:00" table:style-name="ce2">
            <text:p>2015/7/30</text:p>
          </table:table-cell>
          <table:table-cell office:value-type="string" table:style-name="ce1">
            <text:p>新北市金山區</text:p>
          </table:table-cell>
          <table:table-cell office:value-type="float" office:value="480" table:style-name="ce1">
            <text:p>480</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國姓鄉公所</text:p>
          </table:table-cell>
          <table:table-cell office:value-type="string" table:style-name="ce1">
            <text:p>aa<text:s text:c="8"/></text:p>
          </table:table-cell>
          <table:table-cell office:value-type="string" table:style-name="ce1">
            <text:p>協助南投縣國姓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1" table:style-name="ce1">
            <text:p>121</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雲林縣</text:p>
          </table:table-cell>
          <table:table-cell office:value-type="string" table:style-name="ce1">
            <text:p>雲林縣林內鄉公所</text:p>
          </table:table-cell>
          <table:table-cell office:value-type="string" table:style-name="ce1">
            <text:p>aa<text:s text:c="8"/></text:p>
          </table:table-cell>
          <table:table-cell office:value-type="string" table:style-name="ce1">
            <text:p>協助雲林縣林內鄉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6" table:style-name="ce1">
            <text:p>7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雲林縣</text:p>
          </table:table-cell>
          <table:table-cell office:value-type="string" table:style-name="ce1">
            <text:p>雲林縣政府</text:p>
          </table:table-cell>
          <table:table-cell office:value-type="string" table:style-name="ce1">
            <text:p>aa<text:s text:c="8"/></text:p>
          </table:table-cell>
          <table:table-cell office:value-type="string" table:style-name="ce1">
            <text:p>協助雲林縣政府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 table:style-name="ce1">
            <text:p>15</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政府</text:p>
          </table:table-cell>
          <table:table-cell office:value-type="string" table:style-name="ce1">
            <text:p>aa<text:s text:c="8"/></text:p>
          </table:table-cell>
          <table:table-cell office:value-type="string" table:style-name="ce1">
            <text:p>協助南投縣政府104年度發電年度促協金(運轉中)(追補)</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 table:style-name="ce1">
            <text:p>24</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string" table:style-name="ce1">
            <text:p>促進電力發展營運協助金審議委員會</text:p>
          </table:table-cell>
          <table:table-cell office:value-type="date" office:date-value="2015-06-29T00:00:00" table:style-name="ce2">
            <text:p>2015/6/29</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s text:c="8"/></text:p>
          </table:table-cell>
          <table:table-cell office:value-type="string" table:style-name="ce1">
            <text:p>協助高雄市林園區公所104年度發電年度促協金(施工中)-大林發電廠更新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000" table:style-name="ce1">
            <text:p>16000</text:p>
          </table:table-cell>
          <table:table-cell office:value-type="float" office:value="16000" table:style-name="ce1">
            <text:p>160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string" table:style-name="ce1">
            <text:p>促進電力發展營運協助金審議委員會</text:p>
          </table:table-cell>
          <table:table-cell office:value-type="date" office:date-value="2015-06-29T00:00:00" table:style-name="ce2">
            <text:p>2015/6/29</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小港區鳳森社區發展協會</text:p>
          </table:table-cell>
          <table:table-cell office:value-type="float" office:value="99389637" table:style-name="ce1">
            <text:p>99389637</text:p>
          </table:table-cell>
          <table:table-cell office:value-type="string" table:style-name="ce1">
            <text:p>協助高雄市小港區鳳森社區發展協會辦理第六屆第二次會員大會暨宣導節能減碳支持大林電廠更新改建計劃活動</text:p>
          </table:table-cell>
          <table:table-cell office:value-type="date" office:date-value="2015-07-05T00:00:00" table:style-name="ce2">
            <text:p>2015/7/5</text:p>
          </table:table-cell>
          <table:table-cell office:value-type="date" office:date-value="2015-07-05T00:00:00" table:style-name="ce2">
            <text:p>2015/7/5</text:p>
          </table:table-cell>
          <table:table-cell office:value-type="string" table:style-name="ce1">
            <text:p>高雄市小港區</text:p>
          </table:table-cell>
          <table:table-cell office:value-type="float" office:value="208" table:style-name="ce1">
            <text:p>208</text:p>
          </table:table-cell>
          <table:table-cell office:value-type="float" office:value="100" table:style-name="ce1">
            <text:p>100</text:p>
          </table:table-cell>
          <table:table-cell office:value-type="float" office:value="55" table:style-name="ce1">
            <text:p>5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number-rows-repeated="1048490" table:style-name="ro1">
          <table:table-cell table:number-columns-repeated="16384"/>
        </table:table-row>
      </table:table>
      <table:table table:name="08" table:style-name="ta1">
        <table:table-column table:style-name="co1" table:number-columns-repeated="9" table:default-cell-style-name="ce1"/>
        <table:table-column table:style-name="co3" table:default-cell-style-name="ce1"/>
        <table:table-column table:style-name="co4" table:default-cell-style-name="ce1"/>
        <table:table-column table:style-name="co1" table:number-columns-repeated="16373"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5-08-24T00:00:00" table:style-name="ce2">
            <text:p>2015/8/24</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江姓宗親會</text:p>
          </table:table-cell>
          <table:table-cell office:value-type="float" office:value="19318230" table:style-name="ce1">
            <text:p>19318230</text:p>
          </table:table-cell>
          <table:table-cell office:value-type="string" table:style-name="ce1">
            <text:p>協助基隆市江姓宗親會辦理104年中元祭施放蓮花燈活動</text:p>
          </table:table-cell>
          <table:table-cell office:value-type="date" office:date-value="2015-09-01T00:00:00" table:style-name="ce2">
            <text:p>2015/9/1</text:p>
          </table:table-cell>
          <table:table-cell office:value-type="date" office:date-value="2015-09-13T00:00:00" table:style-name="ce2">
            <text:p>2015/9/13</text:p>
          </table:table-cell>
          <table:table-cell office:value-type="string" table:style-name="ce1">
            <text:p>基隆市仁愛區</text:p>
          </table:table-cell>
          <table:table-cell office:value-type="float" office:value="400" table:style-name="ce1">
            <text:p>4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5-08-27T00:00:00" table:style-name="ce2">
            <text:p>2015/8/27</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外木山民俗文化觀光協會</text:p>
          </table:table-cell>
          <table:table-cell office:value-type="float" office:value="37959762" table:style-name="ce1">
            <text:p>37959762</text:p>
          </table:table-cell>
          <table:table-cell office:value-type="string" table:style-name="ce1">
            <text:p>協助基隆市外木山民俗文化觀光協會辦理中元普渡祈福活動</text:p>
          </table:table-cell>
          <table:table-cell office:value-type="date" office:date-value="2015-08-29T00:00:00" table:style-name="ce2">
            <text:p>2015/8/29</text:p>
          </table:table-cell>
          <table:table-cell office:value-type="date" office:date-value="2015-08-29T00:00:00" table:style-name="ce2">
            <text:p>2015/8/29</text:p>
          </table:table-cell>
          <table:table-cell office:value-type="string" table:style-name="ce1">
            <text:p>基隆市中山區</text:p>
          </table:table-cell>
          <table:table-cell office:value-type="float" office:value="150" table:style-name="ce1">
            <text:p>150</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5-08-24T00:00:00" table:style-name="ce2">
            <text:p>2015/8/24</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孔宅社區發展協會</text:p>
          </table:table-cell>
          <table:table-cell office:value-type="float" office:value="18418350" table:style-name="ce1">
            <text:p>18418350</text:p>
          </table:table-cell>
          <table:table-cell office:value-type="string" table:style-name="ce1">
            <text:p>協助高雄市小港區孔宅社區發展協會辦理104年度高雄市小港區全區社區幹部鳳山水庫淨庫暨支持大林發電廠更新改建計畫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高雄市小港區</text:p>
          </table:table-cell>
          <table:table-cell office:value-type="float" office:value="395" table:style-name="ce1">
            <text:p>395</text:p>
          </table:table-cell>
          <table:table-cell office:value-type="float" office:value="90" table:style-name="ce1">
            <text:p>9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5-08-18T00:00:00" table:style-name="ce2">
            <text:p>2015/8/1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鄉野生活美學協會</text:p>
          </table:table-cell>
          <table:table-cell office:value-type="float" office:value="25320249" table:style-name="ce1">
            <text:p>25320249</text:p>
          </table:table-cell>
          <table:table-cell office:value-type="string" table:style-name="ce1">
            <text:p>協助苗栗縣鄉野生活美學協會辦理「青山王爺 宗教文化交流」活動</text:p>
          </table:table-cell>
          <table:table-cell office:value-type="date" office:date-value="2015-09-19T00:00:00" table:style-name="ce2">
            <text:p>2015/9/19</text:p>
          </table:table-cell>
          <table:table-cell office:value-type="date" office:date-value="2015-09-20T00:00:00" table:style-name="ce2">
            <text:p>2015/9/20</text:p>
          </table:table-cell>
          <table:table-cell office:value-type="string" table:style-name="ce1">
            <text:p>苗栗縣通霄鎮</text:p>
          </table:table-cell>
          <table:table-cell office:value-type="float" office:value="406" table:style-name="ce1">
            <text:p>406</text:p>
          </table:table-cell>
          <table:table-cell office:value-type="float" office:value="350" table:style-name="ce1">
            <text:p>350</text:p>
          </table:table-cell>
          <table:table-cell office:value-type="float" office:value="90" table:style-name="ce1">
            <text:p>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5-08-12T00:00:00" table:style-name="ce2">
            <text:p>2015/8/1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婦女會</text:p>
          </table:table-cell>
          <table:table-cell office:value-type="float" office:value="74858957" table:style-name="ce1">
            <text:p>74858957</text:p>
          </table:table-cell>
          <table:table-cell office:value-type="string" table:style-name="ce1">
            <text:p>協助苗栗縣苑裡鎮婦女會辦理104地球減碳、有機生活無毒一身輕健康講座</text:p>
          </table:table-cell>
          <table:table-cell office:value-type="date" office:date-value="2015-09-15T00:00:00" table:style-name="ce2">
            <text:p>2015/9/15</text:p>
          </table:table-cell>
          <table:table-cell office:value-type="date" office:date-value="2015-09-15T00:00:00" table:style-name="ce2">
            <text:p>2015/9/15</text:p>
          </table:table-cell>
          <table:table-cell office:value-type="string" table:style-name="ce1">
            <text:p>苗栗縣苑裡鎮</text:p>
          </table:table-cell>
          <table:table-cell office:value-type="float" office:value="123" table:style-name="ce1">
            <text:p>123</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5-08-18T00:00:00" table:style-name="ce2">
            <text:p>2015/8/1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天天網球協會</text:p>
          </table:table-cell>
          <table:table-cell office:value-type="float" office:value="39799448" table:style-name="ce1">
            <text:p>39799448</text:p>
          </table:table-cell>
          <table:table-cell office:value-type="string" table:style-name="ce1">
            <text:p>協助苗栗縣天天網球協會辦理苗栗縣通霄鎮104年度鎮長盃軟式網球錦標賽暨節約能源宣導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苗栗縣通霄鎮</text:p>
          </table:table-cell>
          <table:table-cell office:value-type="float" office:value="127" table:style-name="ce1">
            <text:p>127</text:p>
          </table:table-cell>
          <table:table-cell office:value-type="float" office:value="40" table:style-name="ce1">
            <text:p>4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5-08-18T00:00:00" table:style-name="ce2">
            <text:p>2015/8/1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舊社社區發展協會</text:p>
          </table:table-cell>
          <table:table-cell office:value-type="float" office:value="19279588" table:style-name="ce1">
            <text:p>19279588</text:p>
          </table:table-cell>
          <table:table-cell office:value-type="string" table:style-name="ce1">
            <text:p>協助苗栗縣苑裡鎮舊社社區發展協會辦理104年度『柚香月圓暨節能減碳及防詐騙宣導』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苗栗縣苑裡鎮</text:p>
          </table:table-cell>
          <table:table-cell office:value-type="float" office:value="176" table:style-name="ce1">
            <text:p>176</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5-08-17T00:00:00" table:style-name="ce2">
            <text:p>2015/8/17</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104年度苑裡鎮青埔生命紀念館秋季法會</text:p>
          </table:table-cell>
          <table:table-cell office:value-type="date" office:date-value="2015-10-17T00:00:00" table:style-name="ce2">
            <text:p>2015/10/17</text:p>
          </table:table-cell>
          <table:table-cell office:value-type="date" office:date-value="2015-10-17T00:00:00" table:style-name="ce2">
            <text:p>2015/10/17</text:p>
          </table:table-cell>
          <table:table-cell office:value-type="string" table:style-name="ce1">
            <text:p>苗栗縣苑裡鎮</text:p>
          </table:table-cell>
          <table:table-cell office:value-type="float" office:value="748" table:style-name="ce1">
            <text:p>748</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民國105年農民曆</text:p>
          </table:table-cell>
          <table:table-cell office:value-type="date" office:date-value="2015-09-01T00:00:00" table:style-name="ce2">
            <text:p>2015/9/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216" table:style-name="ce1">
            <text:p>216</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雙溪之友會</text:p>
          </table:table-cell>
          <table:table-cell office:value-type="float" office:value="10595509" table:style-name="ce1">
            <text:p>10595509</text:p>
          </table:table-cell>
          <table:table-cell office:value-type="string" table:style-name="ce1">
            <text:p>協助基隆市雙溪之友會辦理電力設施暨民俗文化參訪</text:p>
          </table:table-cell>
          <table:table-cell office:value-type="date" office:date-value="2015-09-13T00:00:00" table:style-name="ce2">
            <text:p>2015/9/13</text:p>
          </table:table-cell>
          <table:table-cell office:value-type="date" office:date-value="2015-09-13T00:00:00" table:style-name="ce2">
            <text:p>2015/9/13</text:p>
          </table:table-cell>
          <table:table-cell office:value-type="string" table:style-name="ce1">
            <text:p>蘭陽發電廠</text:p>
          </table:table-cell>
          <table:table-cell office:value-type="float" office:value="145" table:style-name="ce1">
            <text:p>145</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5-08-21T00:00:00" table:style-name="ce2">
            <text:p>2015/8/21</text:p>
          </table:table-cell>
          <table:table-cell office:value-type="string" table:style-name="ce1">
            <text:p>aa</text:p>
          </table:table-cell>
          <table:table-cell office:value-type="string" table:style-name="ce1">
            <text:p><text:s/>立委廖正井<text:s/></text:p>
          </table:table-cell>
          <table:table-cell office:value-type="string" table:style-name="ce1">
            <text:p>桃園市</text:p>
          </table:table-cell>
          <table:table-cell office:value-type="string" table:style-name="ce1">
            <text:p>桃園市觀音區游泳協會</text:p>
          </table:table-cell>
          <table:table-cell office:value-type="float" office:value="15754890" table:style-name="ce1">
            <text:p>15754890</text:p>
          </table:table-cell>
          <table:table-cell office:value-type="string" table:style-name="ce1">
            <text:p>協助桃園市觀音區游泳協會辦理104年秋季綠能環保愛地球暨節能減碳節約用電宣導活動</text:p>
          </table:table-cell>
          <table:table-cell office:value-type="date" office:date-value="2015-10-03T00:00:00" table:style-name="ce2">
            <text:p>2015/10/3</text:p>
          </table:table-cell>
          <table:table-cell office:value-type="date" office:date-value="2015-10-04T00:00:00" table:style-name="ce2">
            <text:p>2015/10/4</text:p>
          </table:table-cell>
          <table:table-cell office:value-type="string" table:style-name="ce1">
            <text:p>台中發電廠</text:p>
          </table:table-cell>
          <table:table-cell office:value-type="float" office:value="246" table:style-name="ce1">
            <text:p>246</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老梅社區發展協會</text:p>
          </table:table-cell>
          <table:table-cell office:value-type="float" office:value="30372029" table:style-name="ce1">
            <text:p>30372029</text:p>
          </table:table-cell>
          <table:table-cell office:value-type="string" table:style-name="ce1">
            <text:p>協助新北市石門區老梅社區發展協會辦理重陽敬老暨關懷弱勢及志工表揚活動</text:p>
          </table:table-cell>
          <table:table-cell office:value-type="date" office:date-value="2015-10-20T00:00:00" table:style-name="ce2">
            <text:p>2015/10/20</text:p>
          </table:table-cell>
          <table:table-cell office:value-type="date" office:date-value="2015-10-20T00:00:00" table:style-name="ce2">
            <text:p>2015/10/20</text:p>
          </table:table-cell>
          <table:table-cell office:value-type="string" table:style-name="ce1">
            <text:p>新北市石門區</text:p>
          </table:table-cell>
          <table:table-cell office:value-type="float" office:value="300" table:style-name="ce1">
            <text:p>300</text:p>
          </table:table-cell>
          <table:table-cell office:value-type="float" office:value="150" table:style-name="ce1">
            <text:p>150</text:p>
          </table:table-cell>
          <table:table-cell office:value-type="float" office:value="65" table:style-name="ce1">
            <text:p>6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5-08-21T00:00:00" table:style-name="ce2">
            <text:p>2015/8/2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公所</text:p>
          </table:table-cell>
          <table:table-cell office:value-type="string" table:style-name="ce1">
            <text:p>aa<text:s text:c="8"/></text:p>
          </table:table-cell>
          <table:table-cell office:value-type="string" table:style-name="ce1">
            <text:p>協助高雄市小港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9822" table:style-name="ce1">
            <text:p>29822</text:p>
          </table:table-cell>
          <table:table-cell office:value-type="float" office:value="29822" table:style-name="ce1">
            <text:p>29822</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5-08-21T00:00:00" table:style-name="ce2">
            <text:p>2015/8/21</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s text:c="8"/></text:p>
          </table:table-cell>
          <table:table-cell office:value-type="string" table:style-name="ce1">
            <text:p>協助第三核能發電廠辦理104學年度主動關懷弱勢家庭學童課後輔導紮根教育計畫</text:p>
          </table:table-cell>
          <table:table-cell office:value-type="date" office:date-value="2015-09-02T00:00:00" table:style-name="ce2">
            <text:p>2015/9/2</text:p>
          </table:table-cell>
          <table:table-cell office:value-type="date" office:date-value="2016-07-10T00:00:00" table:style-name="ce2">
            <text:p>2016/7/10</text:p>
          </table:table-cell>
          <table:table-cell office:value-type="string" table:style-name="ce1">
            <text:p>屏東縣恆春鎮</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5-08-18T00:00:00" table:style-name="ce2">
            <text:p>2015/8/18</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毅學書畫學會</text:p>
          </table:table-cell>
          <table:table-cell office:value-type="float" office:value="38766355" table:style-name="ce1">
            <text:p>38766355</text:p>
          </table:table-cell>
          <table:table-cell office:value-type="string" table:style-name="ce1">
            <text:p>協助苗栗縣毅學書畫學會辦理羊眉吐氣書畫展</text:p>
          </table:table-cell>
          <table:table-cell office:value-type="date" office:date-value="2015-08-29T00:00:00" table:style-name="ce2">
            <text:p>2015/8/29</text:p>
          </table:table-cell>
          <table:table-cell office:value-type="date" office:date-value="2015-09-06T00:00:00" table:style-name="ce2">
            <text:p>2015/9/6</text:p>
          </table:table-cell>
          <table:table-cell office:value-type="string" table:style-name="ce1">
            <text:p>苗栗縣通霄鎮</text:p>
          </table:table-cell>
          <table:table-cell office:value-type="float" office:value="3133" table:style-name="ce1">
            <text:p>3133</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5-08-19T00:00:00" table:style-name="ce2">
            <text:p>2015/8/1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沿海敬老協會</text:p>
          </table:table-cell>
          <table:table-cell office:value-type="float" office:value="92065417" table:style-name="ce1">
            <text:p>92065417</text:p>
          </table:table-cell>
          <table:table-cell office:value-type="string" table:style-name="ce1">
            <text:p>協助高雄市沿海敬老協會辦理慶祝重陽節暨宣導支持大林電廠更新改建計畫活動</text:p>
          </table:table-cell>
          <table:table-cell office:value-type="date" office:date-value="2015-09-18T00:00:00" table:style-name="ce2">
            <text:p>2015/9/18</text:p>
          </table:table-cell>
          <table:table-cell office:value-type="date" office:date-value="2015-09-18T00:00:00" table:style-name="ce2">
            <text:p>2015/9/18</text:p>
          </table:table-cell>
          <table:table-cell office:value-type="string" table:style-name="ce1">
            <text:p>高雄市小港區</text:p>
          </table:table-cell>
          <table:table-cell office:value-type="float" office:value="259" table:style-name="ce1">
            <text:p>259</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財團法人新北市金包里慈護宮</text:p>
          </table:table-cell>
          <table:table-cell office:value-type="float" office:value="37505777" table:style-name="ce1">
            <text:p>37505777</text:p>
          </table:table-cell>
          <table:table-cell office:value-type="string" table:style-name="ce1">
            <text:p>協助財團法人新北市金包里慈護宮辦理2015新北市《金山中元祭》活動</text:p>
          </table:table-cell>
          <table:table-cell office:value-type="date" office:date-value="2015-08-26T00:00:00" table:style-name="ce2">
            <text:p>2015/8/26</text:p>
          </table:table-cell>
          <table:table-cell office:value-type="date" office:date-value="2015-08-28T00:00:00" table:style-name="ce2">
            <text:p>2015/8/28</text:p>
          </table:table-cell>
          <table:table-cell office:value-type="string" table:style-name="ce1">
            <text:p>新北市金山區</text:p>
          </table:table-cell>
          <table:table-cell office:value-type="float" office:value="1603" table:style-name="ce1">
            <text:p>1603</text:p>
          </table:table-cell>
          <table:table-cell office:value-type="float" office:value="300" table:style-name="ce1">
            <text:p>300</text:p>
          </table:table-cell>
          <table:table-cell office:value-type="float" office:value="120" table:style-name="ce1">
            <text:p>1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5-08-17T00:00:00" table:style-name="ce2">
            <text:p>2015/8/17</text:p>
          </table:table-cell>
          <table:table-cell office:value-type="string" table:style-name="ce1">
            <text:p>aa</text:p>
          </table:table-cell>
          <table:table-cell office:value-type="string" table:style-name="ce1">
            <text:p><text:s/>aa<text:s/></text:p>
          </table:table-cell>
          <table:table-cell office:value-type="string" table:style-name="ce1">
            <text:p>桃園市</text:p>
          </table:table-cell>
          <table:table-cell office:value-type="string" table:style-name="ce1">
            <text:p>桃園市新屋區下埔社區發展協會</text:p>
          </table:table-cell>
          <table:table-cell office:value-type="float" office:value="66963499" table:style-name="ce1">
            <text:p>66963499</text:p>
          </table:table-cell>
          <table:table-cell office:value-type="string" table:style-name="ce1">
            <text:p>協助桃園市新屋區下埔社區發展協會辦理104年度九九重陽敬老表揚暨宣導開發電源節能減碳活動</text:p>
          </table:table-cell>
          <table:table-cell office:value-type="date" office:date-value="2015-10-21T00:00:00" table:style-name="ce2">
            <text:p>2015/10/21</text:p>
          </table:table-cell>
          <table:table-cell office:value-type="date" office:date-value="2015-10-21T00:00:00" table:style-name="ce2">
            <text:p>2015/10/21</text:p>
          </table:table-cell>
          <table:table-cell office:value-type="string" table:style-name="ce1">
            <text:p>桃園市新屋區</text:p>
          </table:table-cell>
          <table:table-cell office:value-type="float" office:value="174" table:style-name="ce1">
            <text:p>174</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5-08-19T00:00:00" table:style-name="ce2">
            <text:p>2015/8/19</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大高雄新聞記者公會</text:p>
          </table:table-cell>
          <table:table-cell office:value-type="float" office:value="8511883" table:style-name="ce1">
            <text:p>8511883</text:p>
          </table:table-cell>
          <table:table-cell office:value-type="string" table:style-name="ce1">
            <text:p>協助高雄市大高雄新聞記者公會辦理104年度所屬岡山辦事處記者與媒體眷屬觀摩聯誼暨節約能源宣導活動</text:p>
          </table:table-cell>
          <table:table-cell office:value-type="date" office:date-value="2015-09-04T00:00:00" table:style-name="ce2">
            <text:p>2015/9/4</text:p>
          </table:table-cell>
          <table:table-cell office:value-type="date" office:date-value="2015-09-05T00:00:00" table:style-name="ce2">
            <text:p>2015/9/5</text:p>
          </table:table-cell>
          <table:table-cell office:value-type="string" table:style-name="ce1">
            <text:p>明潭發電廠</text:p>
          </table:table-cell>
          <table:table-cell office:value-type="float" office:value="303" table:style-name="ce1">
            <text:p>303</text:p>
          </table:table-cell>
          <table:table-cell office:value-type="float" office:value="150" table:style-name="ce1">
            <text:p>15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5-08-21T00:00:00" table:style-name="ce2">
            <text:p>2015/8/21</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金山區體育會</text:p>
          </table:table-cell>
          <table:table-cell office:value-type="float" office:value="13981603" table:style-name="ce1">
            <text:p>13981603</text:p>
          </table:table-cell>
          <table:table-cell office:value-type="string" table:style-name="ce1">
            <text:p>協助新北市金山區體育會辦理2015北海岸健行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新北市金山區</text:p>
          </table:table-cell>
          <table:table-cell office:value-type="float" office:value="745" table:style-name="ce1">
            <text:p>745</text:p>
          </table:table-cell>
          <table:table-cell office:value-type="float" office:value="200" table:style-name="ce1">
            <text:p>200</text:p>
          </table:table-cell>
          <table:table-cell office:value-type="float" office:value="160" table:style-name="ce1">
            <text:p>1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5-08-18T00:00:00" table:style-name="ce2">
            <text:p>2015/8/18</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前鎮區獅甲國民小學</text:p>
          </table:table-cell>
          <table:table-cell office:value-type="string" table:style-name="ce1">
            <text:p>aa<text:s text:c="8"/></text:p>
          </table:table-cell>
          <table:table-cell office:value-type="string" table:style-name="ce1">
            <text:p>協助高雄市前鎮區獅甲國民小學辦理「104年度廚房安全設備改善」實施計畫</text:p>
          </table:table-cell>
          <table:table-cell office:value-type="date" office:date-value="2015-07-01T00:00:00" table:style-name="ce2">
            <text:p>2015/7/1</text:p>
          </table:table-cell>
          <table:table-cell office:value-type="date" office:date-value="2015-12-31T00:00:00" table:style-name="ce2">
            <text:p>2015/12/31</text:p>
          </table:table-cell>
          <table:table-cell office:value-type="string" table:style-name="ce1">
            <text:p>高雄市前鎮區</text:p>
          </table:table-cell>
          <table:table-cell office:value-type="float" office:value="99" table:style-name="ce1">
            <text:p>99</text:p>
          </table:table-cell>
          <table:table-cell office:value-type="float" office:value="88" table:style-name="ce1">
            <text:p>88</text:p>
          </table:table-cell>
          <table:table-cell office:value-type="float" office:value="88" table:style-name="ce1">
            <text:p>8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5-08-19T00:00:00" table:style-name="ce2">
            <text:p>2015/8/19</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臺中市龍井區104年金婚、鑽石婚、白金婚表揚暨節能減碳宣導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臺中市龍井區</text:p>
          </table:table-cell>
          <table:table-cell office:value-type="float" office:value="680" table:style-name="ce1">
            <text:p>680</text:p>
          </table:table-cell>
          <table:table-cell office:value-type="float" office:value="90" table:style-name="ce1">
            <text:p>90</text:p>
          </table:table-cell>
          <table:table-cell office:value-type="float" office:value="90" table:style-name="ce1">
            <text:p>9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5-08-19T00:00:00" table:style-name="ce2">
            <text:p>2015/8/19</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龍津社區發展協會</text:p>
          </table:table-cell>
          <table:table-cell office:value-type="float" office:value="74868596" table:style-name="ce1">
            <text:p>74868596</text:p>
          </table:table-cell>
          <table:table-cell office:value-type="string" table:style-name="ce1">
            <text:p>協助臺中市龍井區龍津社區發展協會辦理104年龍津社區中秋節聯歡晚會暨節約能源及推廣液化天然氣宣導活動</text:p>
          </table:table-cell>
          <table:table-cell office:value-type="date" office:date-value="2015-09-26T00:00:00" table:style-name="ce2">
            <text:p>2015/9/26</text:p>
          </table:table-cell>
          <table:table-cell office:value-type="date" office:date-value="2015-09-26T00:00:00" table:style-name="ce2">
            <text:p>2015/9/26</text:p>
          </table:table-cell>
          <table:table-cell office:value-type="string" table:style-name="ce1">
            <text:p>臺中市龍井區</text:p>
          </table:table-cell>
          <table:table-cell office:value-type="float" office:value="272" table:style-name="ce1">
            <text:p>272</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4-12-16T00:00:00" table:style-name="ce2">
            <text:p>2014/12/1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農會</text:p>
          </table:table-cell>
          <table:table-cell office:value-type="float" office:value="88200600" table:style-name="ce1">
            <text:p>88200600</text:p>
          </table:table-cell>
          <table:table-cell office:value-type="string" table:style-name="ce1">
            <text:p>協助高雄市茄萣區農會辦理設置魚產品加工處理場設施計畫(104年度)</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80" table:style-name="ce1">
            <text:p>6080</text:p>
          </table:table-cell>
          <table:table-cell office:value-type="float" office:value="2000" table:style-name="ce1">
            <text:p>2000</text:p>
          </table:table-cell>
          <table:table-cell office:value-type="float" office:value="1000" table:style-name="ce1">
            <text:p>1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5-08-18T00:00:00" table:style-name="ce2">
            <text:p>2015/8/18</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臺中市龍井區第十三屆龍井盃三對三社區聯誼籃球賽暨節能減碳宣導活動】</text:p>
          </table:table-cell>
          <table:table-cell office:value-type="date" office:date-value="2015-08-22T00:00:00" table:style-name="ce2">
            <text:p>2015/8/22</text:p>
          </table:table-cell>
          <table:table-cell office:value-type="date" office:date-value="2015-08-22T00:00:00" table:style-name="ce2">
            <text:p>2015/8/22</text:p>
          </table:table-cell>
          <table:table-cell office:value-type="string" table:style-name="ce1">
            <text:p>臺中市龍井區</text:p>
          </table:table-cell>
          <table:table-cell office:value-type="float" office:value="759" table:style-name="ce1">
            <text:p>759</text:p>
          </table:table-cell>
          <table:table-cell office:value-type="float" office:value="200" table:style-name="ce1">
            <text:p>200</text:p>
          </table:table-cell>
          <table:table-cell office:value-type="float" office:value="170" table:style-name="ce1">
            <text:p>1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5-08-18T00:00:00" table:style-name="ce2">
            <text:p>2015/8/18</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頂寮社區發展協會</text:p>
          </table:table-cell>
          <table:table-cell office:value-type="float" office:value="97943940" table:style-name="ce1">
            <text:p>97943940</text:p>
          </table:table-cell>
          <table:table-cell office:value-type="string" table:style-name="ce1">
            <text:p>協助高雄市路竹區頂寮社區發展協會辦理104年度社區會員、環保志工交流暨節能減碳宣導活動</text:p>
          </table:table-cell>
          <table:table-cell office:value-type="date" office:date-value="2015-09-05T00:00:00" table:style-name="ce2">
            <text:p>2015/9/5</text:p>
          </table:table-cell>
          <table:table-cell office:value-type="date" office:date-value="2015-09-07T00:00:00" table:style-name="ce2">
            <text:p>2015/9/7</text:p>
          </table:table-cell>
          <table:table-cell office:value-type="string" table:style-name="ce1">
            <text:p>大觀發電廠</text:p>
          </table:table-cell>
          <table:table-cell office:value-type="float" office:value="312" table:style-name="ce1">
            <text:p>312</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5-08-17T00:00:00" table:style-name="ce2">
            <text:p>2015/8/17</text:p>
          </table:table-cell>
          <table:table-cell office:value-type="string" table:style-name="ce1">
            <text:p>aa</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體育會</text:p>
          </table:table-cell>
          <table:table-cell office:value-type="float" office:value="87901246" table:style-name="ce1">
            <text:p>87901246</text:p>
          </table:table-cell>
          <table:table-cell office:value-type="string" table:style-name="ce1">
            <text:p>協助屏東縣恆春鎮體育會辦理104年度恆春鎮「鎮長盃」慢速壘球錦標賽</text:p>
          </table:table-cell>
          <table:table-cell office:value-type="date" office:date-value="2015-08-21T00:00:00" table:style-name="ce2">
            <text:p>2015/8/21</text:p>
          </table:table-cell>
          <table:table-cell office:value-type="date" office:date-value="2015-08-23T00:00:00" table:style-name="ce2">
            <text:p>2015/8/23</text:p>
          </table:table-cell>
          <table:table-cell office:value-type="string" table:style-name="ce1">
            <text:p>屏東縣恆春鎮</text:p>
          </table:table-cell>
          <table:table-cell office:value-type="float" office:value="285" table:style-name="ce1">
            <text:p>285</text:p>
          </table:table-cell>
          <table:table-cell office:value-type="float" office:value="90" table:style-name="ce1">
            <text:p>9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5-08-07T00:00:00" table:style-name="ce2">
            <text:p>2015/8/7</text:p>
          </table:table-cell>
          <table:table-cell office:value-type="string" table:style-name="ce1">
            <text:p>aa</text:p>
          </table:table-cell>
          <table:table-cell office:value-type="string" table:style-name="ce1">
            <text:p><text:s/>aa<text:s/></text:p>
          </table:table-cell>
          <table:table-cell office:value-type="string" table:style-name="ce1">
            <text:p>雲林縣</text:p>
          </table:table-cell>
          <table:table-cell office:value-type="string" table:style-name="ce1">
            <text:p>雲林縣口湖鄉公所</text:p>
          </table:table-cell>
          <table:table-cell office:value-type="string" table:style-name="ce1">
            <text:p>aa<text:s text:c="8"/></text:p>
          </table:table-cell>
          <table:table-cell office:value-type="string" table:style-name="ce1">
            <text:p>協助雲林縣口湖鄉公所辦理104年口湖秋季文化節暨節約用電宣導活動</text:p>
          </table:table-cell>
          <table:table-cell office:value-type="date" office:date-value="2015-09-23T00:00:00" table:style-name="ce2">
            <text:p>2015/9/23</text:p>
          </table:table-cell>
          <table:table-cell office:value-type="date" office:date-value="2015-09-25T00:00:00" table:style-name="ce2">
            <text:p>2015/9/25</text:p>
          </table:table-cell>
          <table:table-cell office:value-type="string" table:style-name="ce1">
            <text:p>雲林縣口湖鄉</text:p>
          </table:table-cell>
          <table:table-cell office:value-type="float" office:value="202" table:style-name="ce1">
            <text:p>202</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5-08-12T00:00:00" table:style-name="ce2">
            <text:p>2015/8/12</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永興國民小學</text:p>
          </table:table-cell>
          <table:table-cell office:value-type="string" table:style-name="ce1">
            <text:p>aa<text:s text:c="8"/></text:p>
          </table:table-cell>
          <table:table-cell office:value-type="string" table:style-name="ce1">
            <text:p>協助南投縣水里鄉永興國民小學辦理改善教學環境設備─改善圖書室設備</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南投縣水里鄉</text:p>
          </table:table-cell>
          <table:table-cell office:value-type="float" office:value="92" table:style-name="ce1">
            <text:p>92</text:p>
          </table:table-cell>
          <table:table-cell office:value-type="float" office:value="83" table:style-name="ce1">
            <text:p>83</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5-08-11T00:00:00" table:style-name="ce2">
            <text:p>2015/8/11</text:p>
          </table:table-cell>
          <table:table-cell office:value-type="string" table:style-name="ce1">
            <text:p>aa</text:p>
          </table:table-cell>
          <table:table-cell office:value-type="string" table:style-name="ce1">
            <text:p><text:s/>aa<text:s/></text:p>
          </table:table-cell>
          <table:table-cell office:value-type="string" table:style-name="ce1">
            <text:p>金門縣</text:p>
          </table:table-cell>
          <table:table-cell office:value-type="string" table:style-name="ce1">
            <text:p>塔山發電廠</text:p>
          </table:table-cell>
          <table:table-cell office:value-type="string" table:style-name="ce1">
            <text:p>aa<text:s text:c="8"/></text:p>
          </table:table-cell>
          <table:table-cell office:value-type="string" table:style-name="ce1">
            <text:p>協助塔山發電廠辦理台電公司2015年關懷離島獨居、清寒老人公益系列活動</text:p>
          </table:table-cell>
          <table:table-cell office:value-type="date" office:date-value="2015-12-01T00:00:00" table:style-name="ce2">
            <text:p>2015/12/1</text:p>
          </table:table-cell>
          <table:table-cell office:value-type="date" office:date-value="2016-01-31T00:00:00" table:style-name="ce2">
            <text:p>2016/1/31</text:p>
          </table:table-cell>
          <table:table-cell office:value-type="string" table:style-name="ce1">
            <text:p>金門縣金城鎮</text:p>
          </table:table-cell>
          <table:table-cell office:value-type="float" office:value="109" table:style-name="ce1">
            <text:p>109</text:p>
          </table:table-cell>
          <table:table-cell office:value-type="float" office:value="109" table:style-name="ce1">
            <text:p>109</text:p>
          </table:table-cell>
          <table:table-cell office:value-type="float" office:value="109" table:style-name="ce1">
            <text:p>109</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5-08-14T00:00:00" table:style-name="ce2">
            <text:p>2015/8/14</text:p>
          </table:table-cell>
          <table:table-cell office:value-type="string" table:style-name="ce1">
            <text:p>aa</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漁會</text:p>
          </table:table-cell>
          <table:table-cell office:value-type="float" office:value="37161409" table:style-name="ce1">
            <text:p>37161409</text:p>
          </table:table-cell>
          <table:table-cell office:value-type="string" table:style-name="ce1">
            <text:p>協助新北市萬里區漁會辦理104年度慶祝漁民節暨漁業生產績優表揚活動</text:p>
          </table:table-cell>
          <table:table-cell office:value-type="date" office:date-value="2015-11-23T00:00:00" table:style-name="ce2">
            <text:p>2015/11/23</text:p>
          </table:table-cell>
          <table:table-cell office:value-type="date" office:date-value="2015-11-23T00:00:00" table:style-name="ce2">
            <text:p>2015/11/23</text:p>
          </table:table-cell>
          <table:table-cell office:value-type="string" table:style-name="ce1">
            <text:p>新北市萬里區</text:p>
          </table:table-cell>
          <table:table-cell office:value-type="float" office:value="630" table:style-name="ce1">
            <text:p>630</text:p>
          </table:table-cell>
          <table:table-cell office:value-type="float" office:value="300" table:style-name="ce1">
            <text:p>300</text:p>
          </table:table-cell>
          <table:table-cell office:value-type="float" office:value="180" table:style-name="ce1">
            <text:p>1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5-08-12T00:00:00" table:style-name="ce2">
            <text:p>2015/8/12</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前鎮區路中廟社區發展協會</text:p>
          </table:table-cell>
          <table:table-cell office:value-type="float" office:value="26069643" table:style-name="ce1">
            <text:p>26069643</text:p>
          </table:table-cell>
          <table:table-cell office:value-type="string" table:style-name="ce1">
            <text:p>協助高雄市前鎮區路中廟社區發展協會辦理天祐高雄‧看見希望中秋感恩聯歡晚會</text:p>
          </table:table-cell>
          <table:table-cell office:value-type="date" office:date-value="2015-09-12T00:00:00" table:style-name="ce2">
            <text:p>2015/9/12</text:p>
          </table:table-cell>
          <table:table-cell office:value-type="date" office:date-value="2015-09-12T00:00:00" table:style-name="ce2">
            <text:p>2015/9/12</text:p>
          </table:table-cell>
          <table:table-cell office:value-type="string" table:style-name="ce1">
            <text:p>高雄市前鎮區</text:p>
          </table:table-cell>
          <table:table-cell office:value-type="float" office:value="300" table:style-name="ce1">
            <text:p>300</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5-08-11T00:00:00" table:style-name="ce2">
            <text:p>2015/8/11</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里務促進會</text:p>
          </table:table-cell>
          <table:table-cell office:value-type="float" office:value="36993524" table:style-name="ce1">
            <text:p>36993524</text:p>
          </table:table-cell>
          <table:table-cell office:value-type="string" table:style-name="ce1">
            <text:p>協助高雄市湖內區里務促進會辦理「支持國家建設、推展乾淨能源暨參訪大觀發電廠」活動</text:p>
          </table:table-cell>
          <table:table-cell office:value-type="date" office:date-value="2015-10-04T00:00:00" table:style-name="ce2">
            <text:p>2015/10/4</text:p>
          </table:table-cell>
          <table:table-cell office:value-type="date" office:date-value="2015-10-05T00:00:00" table:style-name="ce2">
            <text:p>2015/10/5</text:p>
          </table:table-cell>
          <table:table-cell office:value-type="string" table:style-name="ce1">
            <text:p>大觀發電廠</text:p>
          </table:table-cell>
          <table:table-cell office:value-type="float" office:value="153" table:style-name="ce1">
            <text:p>153</text:p>
          </table:table-cell>
          <table:table-cell office:value-type="float" office:value="100" table:style-name="ce1">
            <text:p>10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5-08-12T00:00:00" table:style-name="ce2">
            <text:p>2015/8/12</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青溪總會</text:p>
          </table:table-cell>
          <table:table-cell office:value-type="float" office:value="17731402" table:style-name="ce1">
            <text:p>17731402</text:p>
          </table:table-cell>
          <table:table-cell office:value-type="string" table:style-name="ce1">
            <text:p>協助苗栗縣青溪總會辦理『國家要安定、人民才幸福』~國防與治安公益演唱會活動(追補)</text:p>
          </table:table-cell>
          <table:table-cell office:value-type="date" office:date-value="2015-10-24T00:00:00" table:style-name="ce2">
            <text:p>2015/10/24</text:p>
          </table:table-cell>
          <table:table-cell office:value-type="date" office:date-value="2015-10-24T00:00:00" table:style-name="ce2">
            <text:p>2015/10/24</text:p>
          </table:table-cell>
          <table:table-cell office:value-type="string" table:style-name="ce1">
            <text:p>苗栗縣通霄鎮</text:p>
          </table:table-cell>
          <table:table-cell office:value-type="float" office:value="703" table:style-name="ce1">
            <text:p>703</text:p>
          </table:table-cell>
          <table:table-cell office:value-type="float" office:value="300" table:style-name="ce1">
            <text:p>300</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5-08-10T00:00:00" table:style-name="ce2">
            <text:p>2015/8/10</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卓蘭發電廠</text:p>
          </table:table-cell>
          <table:table-cell office:value-type="string" table:style-name="ce1">
            <text:p>aa<text:s text:c="8"/></text:p>
          </table:table-cell>
          <table:table-cell office:value-type="string" table:style-name="ce1">
            <text:p>協助卓蘭發電廠辦理104年關懷卓蘭鎮、泰安鄉弱勢老人公益活動</text:p>
          </table:table-cell>
          <table:table-cell office:value-type="date" office:date-value="2015-07-01T00:00:00" table:style-name="ce2">
            <text:p>2015/7/1</text:p>
          </table:table-cell>
          <table:table-cell office:value-type="date" office:date-value="2016-02-06T00:00:00" table:style-name="ce2">
            <text:p>2016/2/6</text:p>
          </table:table-cell>
          <table:table-cell office:value-type="string" table:style-name="ce1">
            <text:p>苗栗縣卓蘭鎮</text:p>
          </table:table-cell>
          <table:table-cell office:value-type="float" office:value="173" table:style-name="ce1">
            <text:p>173</text:p>
          </table:table-cell>
          <table:table-cell office:value-type="float" office:value="173" table:style-name="ce1">
            <text:p>173</text:p>
          </table:table-cell>
          <table:table-cell office:value-type="float" office:value="172" table:style-name="ce1">
            <text:p>17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5-08-11T00:00:00" table:style-name="ce2">
            <text:p>2015/8/11</text:p>
          </table:table-cell>
          <table:table-cell office:value-type="string" table:style-name="ce1">
            <text:p>aa</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s text:c="8"/></text:p>
          </table:table-cell>
          <table:table-cell office:value-type="string" table:style-name="ce1">
            <text:p>協助南投縣魚池鄉公所辦理魚池鄉各界紀念大成至聖先師孔子2565週年誕辰釋奠典禮</text:p>
          </table:table-cell>
          <table:table-cell office:value-type="date" office:date-value="2015-09-28T00:00:00" table:style-name="ce2">
            <text:p>2015/9/28</text:p>
          </table:table-cell>
          <table:table-cell office:value-type="date" office:date-value="2015-09-28T00:00:00" table:style-name="ce2">
            <text:p>2015/9/28</text:p>
          </table:table-cell>
          <table:table-cell office:value-type="string" table:style-name="ce1">
            <text:p>南投縣魚池鄉</text:p>
          </table:table-cell>
          <table:table-cell office:value-type="float" office:value="477" table:style-name="ce1">
            <text:p>477</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5-08-07T00:00:00" table:style-name="ce2">
            <text:p>2015/8/7</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苑裡鎮104年鎮長盃社區綜合競賽及兒童運動公園闖關活動</text:p>
          </table:table-cell>
          <table:table-cell office:value-type="date" office:date-value="2015-08-15T00:00:00" table:style-name="ce2">
            <text:p>2015/8/15</text:p>
          </table:table-cell>
          <table:table-cell office:value-type="date" office:date-value="2015-08-16T00:00:00" table:style-name="ce2">
            <text:p>2015/8/16</text:p>
          </table:table-cell>
          <table:table-cell office:value-type="string" table:style-name="ce1">
            <text:p>苗栗縣苑裡鎮</text:p>
          </table:table-cell>
          <table:table-cell office:value-type="float" office:value="550" table:style-name="ce1">
            <text:p>55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主動關懷計畫之長期深耕暨認養龍津國小籃球隊活動計畫</text:p>
          </table:table-cell>
          <table:table-cell office:value-type="date" office:date-value="2015-08-01T00:00:00" table:style-name="ce2">
            <text:p>2015/8/1</text:p>
          </table:table-cell>
          <table:table-cell office:value-type="date" office:date-value="2016-07-31T00:00:00" table:style-name="ce2">
            <text:p>2016/7/31</text:p>
          </table:table-cell>
          <table:table-cell office:value-type="string" table:style-name="ce1">
            <text:p>臺中市龍井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促進電力發展營運協助金審議委員會</text:p>
          </table:table-cell>
          <table:table-cell office:value-type="date" office:date-value="2015-08-11T00:00:00" table:style-name="ce2">
            <text:p>2015/8/11</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2015『從農起飛』農村體驗計畫</text:p>
          </table:table-cell>
          <table:table-cell office:value-type="date" office:date-value="2015-08-15T00:00:00" table:style-name="ce2">
            <text:p>2015/8/15</text:p>
          </table:table-cell>
          <table:table-cell office:value-type="date" office:date-value="2015-08-15T00:00:00" table:style-name="ce2">
            <text:p>2015/8/15</text:p>
          </table:table-cell>
          <table:table-cell office:value-type="string" table:style-name="ce1">
            <text:p>臺中市龍井區</text:p>
          </table:table-cell>
          <table:table-cell office:value-type="float" office:value="290" table:style-name="ce1">
            <text:p>290</text:p>
          </table:table-cell>
          <table:table-cell office:value-type="float" office:value="145" table:style-name="ce1">
            <text:p>145</text:p>
          </table:table-cell>
          <table:table-cell office:value-type="float" office:value="100" table:style-name="ce1">
            <text:p>1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主動關懷計畫之長期深耕暨認養龍津國中籃球隊活動計畫</text:p>
          </table:table-cell>
          <table:table-cell office:value-type="date" office:date-value="2015-08-01T00:00:00" table:style-name="ce2">
            <text:p>2015/8/1</text:p>
          </table:table-cell>
          <table:table-cell office:value-type="date" office:date-value="2016-07-31T00:00:00" table:style-name="ce2">
            <text:p>2016/7/31</text:p>
          </table:table-cell>
          <table:table-cell office:value-type="string" table:style-name="ce1">
            <text:p>臺中市龍井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湖內社區發展協會</text:p>
          </table:table-cell>
          <table:table-cell office:value-type="float" office:value="29412229" table:style-name="ce1">
            <text:p>29412229</text:p>
          </table:table-cell>
          <table:table-cell office:value-type="string" table:style-name="ce1">
            <text:p>協助高雄市湖內區湖內社區發展協會辦理「104年度長壽俱樂部成立26週年慶暨節能減碳宣導活動」</text:p>
          </table:table-cell>
          <table:table-cell office:value-type="date" office:date-value="2015-10-17T00:00:00" table:style-name="ce2">
            <text:p>2015/10/17</text:p>
          </table:table-cell>
          <table:table-cell office:value-type="date" office:date-value="2015-10-17T00:00:00" table:style-name="ce2">
            <text:p>2015/10/17</text:p>
          </table:table-cell>
          <table:table-cell office:value-type="string" table:style-name="ce1">
            <text:p>高雄市湖內區</text:p>
          </table:table-cell>
          <table:table-cell office:value-type="float" office:value="289" table:style-name="ce1">
            <text:p>289</text:p>
          </table:table-cell>
          <table:table-cell office:value-type="float" office:value="100" table:style-name="ce1">
            <text:p>100</text:p>
          </table:table-cell>
          <table:table-cell office:value-type="float" office:value="35" table:style-name="ce1">
            <text:p>3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促進電力發展營運協助金審議委員會</text:p>
          </table:table-cell>
          <table:table-cell office:value-type="date" office:date-value="2015-08-11T00:00:00" table:style-name="ce2">
            <text:p>2015/8/11</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更新改建睦鄰溝通座談暨電力宣導活動</text:p>
          </table:table-cell>
          <table:table-cell office:value-type="date" office:date-value="2015-08-12T00:00:00" table:style-name="ce2">
            <text:p>2015/8/12</text:p>
          </table:table-cell>
          <table:table-cell office:value-type="date" office:date-value="2016-03-01T00:00:00" table:style-name="ce2">
            <text:p>2016/3/1</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興達港區漁會</text:p>
          </table:table-cell>
          <table:table-cell office:value-type="float" office:value="85746711" table:style-name="ce1">
            <text:p>85746711</text:p>
          </table:table-cell>
          <table:table-cell office:value-type="string" table:style-name="ce1">
            <text:p>協助高雄市興達港區漁會辦理「2015浪花捲捲節」活動</text:p>
          </table:table-cell>
          <table:table-cell office:value-type="date" office:date-value="2015-10-17T00:00:00" table:style-name="ce2">
            <text:p>2015/10/17</text:p>
          </table:table-cell>
          <table:table-cell office:value-type="date" office:date-value="2015-11-01T00:00:00" table:style-name="ce2">
            <text:p>2015/11/1</text:p>
          </table:table-cell>
          <table:table-cell office:value-type="string" table:style-name="ce1">
            <text:p>高雄市茄萣區</text:p>
          </table:table-cell>
          <table:table-cell office:value-type="float" office:value="1750" table:style-name="ce1">
            <text:p>1750</text:p>
          </table:table-cell>
          <table:table-cell office:value-type="float" office:value="200" table:style-name="ce1">
            <text:p>200</text:p>
          </table:table-cell>
          <table:table-cell office:value-type="float" office:value="200" table:style-name="ce1">
            <text:p>2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立烏眉國民中學</text:p>
          </table:table-cell>
          <table:table-cell office:value-type="string" table:style-name="ce1">
            <text:p>aa<text:s text:c="8"/></text:p>
          </table:table-cell>
          <table:table-cell office:value-type="string" table:style-name="ce1">
            <text:p>協助苗栗縣立烏眉國民中學辦理節能燈具更新計畫</text:p>
          </table:table-cell>
          <table:table-cell office:value-type="date" office:date-value="2015-05-01T00:00:00" table:style-name="ce2">
            <text:p>2015/5/1</text:p>
          </table:table-cell>
          <table:table-cell office:value-type="date" office:date-value="2015-05-30T00:00:00" table:style-name="ce2">
            <text:p>2015/5/30</text:p>
          </table:table-cell>
          <table:table-cell office:value-type="string" table:style-name="ce1">
            <text:p>苗栗縣通霄鎮</text:p>
          </table:table-cell>
          <table:table-cell office:value-type="float" office:value="98" table:style-name="ce1">
            <text:p>98</text:p>
          </table:table-cell>
          <table:table-cell office:value-type="float" office:value="88" table:style-name="ce1">
            <text:p>88</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促進電力發展營運協助金審議委員會</text:p>
          </table:table-cell>
          <table:table-cell office:value-type="date" office:date-value="2015-08-04T00:00:00" table:style-name="ce2">
            <text:p>2015/8/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房裡社區發展協會</text:p>
          </table:table-cell>
          <table:table-cell office:value-type="float" office:value="19282535" table:style-name="ce1">
            <text:p>19282535</text:p>
          </table:table-cell>
          <table:table-cell office:value-type="string" table:style-name="ce1">
            <text:p>協助苗栗縣苑裡鎮房裡社區發展協會辦理104房裡順天民俗文化巡禮兩岸交流活動</text:p>
          </table:table-cell>
          <table:table-cell office:value-type="date" office:date-value="2015-09-13T00:00:00" table:style-name="ce2">
            <text:p>2015/9/13</text:p>
          </table:table-cell>
          <table:table-cell office:value-type="date" office:date-value="2015-09-13T00:00:00" table:style-name="ce2">
            <text:p>2015/9/13</text:p>
          </table:table-cell>
          <table:table-cell office:value-type="string" table:style-name="ce1">
            <text:p>苗栗縣苑裡鎮</text:p>
          </table:table-cell>
          <table:table-cell office:value-type="float" office:value="195" table:style-name="ce1">
            <text:p>195</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新達社區發展協會</text:p>
          </table:table-cell>
          <table:table-cell office:value-type="float" office:value="20255753" table:style-name="ce1">
            <text:p>20255753</text:p>
          </table:table-cell>
          <table:table-cell office:value-type="string" table:style-name="ce1">
            <text:p>協助高雄市路竹區新達社區發展協會辦理「社區交流暨電廠觀摩」活動</text:p>
          </table:table-cell>
          <table:table-cell office:value-type="date" office:date-value="2015-09-20T00:00:00" table:style-name="ce2">
            <text:p>2015/9/20</text:p>
          </table:table-cell>
          <table:table-cell office:value-type="date" office:date-value="2015-09-22T00:00:00" table:style-name="ce2">
            <text:p>2015/9/22</text:p>
          </table:table-cell>
          <table:table-cell office:value-type="string" table:style-name="ce1">
            <text:p>通霄發電廠</text:p>
          </table:table-cell>
          <table:table-cell office:value-type="float" office:value="208" table:style-name="ce1">
            <text:p>208</text:p>
          </table:table-cell>
          <table:table-cell office:value-type="float" office:value="80" table:style-name="ce1">
            <text:p>8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太爺社區發展協會</text:p>
          </table:table-cell>
          <table:table-cell office:value-type="float" office:value="99133930" table:style-name="ce1">
            <text:p>99133930</text:p>
          </table:table-cell>
          <table:table-cell office:value-type="string" table:style-name="ce1">
            <text:p>協助高雄市湖內區太爺社區發展協會辦理「支持國家建設、推展乾淨能源暨參訪明潭發電廠」活動</text:p>
          </table:table-cell>
          <table:table-cell office:value-type="date" office:date-value="2015-11-21T00:00:00" table:style-name="ce2">
            <text:p>2015/11/21</text:p>
          </table:table-cell>
          <table:table-cell office:value-type="date" office:date-value="2015-11-22T00:00:00" table:style-name="ce2">
            <text:p>2015/11/22</text:p>
          </table:table-cell>
          <table:table-cell office:value-type="string" table:style-name="ce1">
            <text:p>明潭發電廠</text:p>
          </table:table-cell>
          <table:table-cell office:value-type="float" office:value="175" table:style-name="ce1">
            <text:p>175</text:p>
          </table:table-cell>
          <table:table-cell office:value-type="float" office:value="70" table:style-name="ce1">
            <text:p>70</text:p>
          </table:table-cell>
          <table:table-cell office:value-type="float" office:value="35" table:style-name="ce1">
            <text:p>3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館社區發展協會</text:p>
          </table:table-cell>
          <table:table-cell office:value-type="float" office:value="87907683" table:style-name="ce1">
            <text:p>87907683</text:p>
          </table:table-cell>
          <table:table-cell office:value-type="string" table:style-name="ce1">
            <text:p>協助高雄市湖內區公館社區發展協會辦理「支持國家建設、推展乾淨能源暨參訪台中發電廠」活動</text:p>
          </table:table-cell>
          <table:table-cell office:value-type="date" office:date-value="2015-10-24T00:00:00" table:style-name="ce2">
            <text:p>2015/10/24</text:p>
          </table:table-cell>
          <table:table-cell office:value-type="date" office:date-value="2015-10-25T00:00:00" table:style-name="ce2">
            <text:p>2015/10/25</text:p>
          </table:table-cell>
          <table:table-cell office:value-type="string" table:style-name="ce1">
            <text:p>台中發電廠</text:p>
          </table:table-cell>
          <table:table-cell office:value-type="float" office:value="167" table:style-name="ce1">
            <text:p>167</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德安社區發展協會</text:p>
          </table:table-cell>
          <table:table-cell office:value-type="float" office:value="77711788" table:style-name="ce1">
            <text:p>77711788</text:p>
          </table:table-cell>
          <table:table-cell office:value-type="string" table:style-name="ce1">
            <text:p>協助基隆市中山區德安社區發展協會辦理104年中秋敬老尊賢活動</text:p>
          </table:table-cell>
          <table:table-cell office:value-type="date" office:date-value="2015-09-25T00:00:00" table:style-name="ce2">
            <text:p>2015/9/25</text:p>
          </table:table-cell>
          <table:table-cell office:value-type="date" office:date-value="2015-09-25T00:00:00" table:style-name="ce2">
            <text:p>2015/9/25</text:p>
          </table:table-cell>
          <table:table-cell office:value-type="string" table:style-name="ce1">
            <text:p>基隆市中山區</text:p>
          </table:table-cell>
          <table:table-cell office:value-type="float" office:value="117" table:style-name="ce1">
            <text:p>117</text:p>
          </table:table-cell>
          <table:table-cell office:value-type="float" office:value="117" table:style-name="ce1">
            <text:p>117</text:p>
          </table:table-cell>
          <table:table-cell office:value-type="float" office:value="117" table:style-name="ce1">
            <text:p>117</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string" table:style-name="ce1">
            <text:p>促進電力發展營運協助金審議委員會</text:p>
          </table:table-cell>
          <table:table-cell office:value-type="date" office:date-value="2015-08-04T00:00:00" table:style-name="ce2">
            <text:p>2015/8/4</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坪頂社區發展協會</text:p>
          </table:table-cell>
          <table:table-cell office:value-type="float" office:value="66843283" table:style-name="ce1">
            <text:p>66843283</text:p>
          </table:table-cell>
          <table:table-cell office:value-type="string" table:style-name="ce1">
            <text:p>協助苗栗縣通霄鎮坪頂社區發展協會辦理104年度業務研習觀摩活動暨節約用電宣導</text:p>
          </table:table-cell>
          <table:table-cell office:value-type="date" office:date-value="2015-08-08T00:00:00" table:style-name="ce2">
            <text:p>2015/8/8</text:p>
          </table:table-cell>
          <table:table-cell office:value-type="date" office:date-value="2015-08-09T00:00:00" table:style-name="ce2">
            <text:p>2015/8/9</text:p>
          </table:table-cell>
          <table:table-cell office:value-type="string" table:style-name="ce1">
            <text:p>通霄發電廠</text:p>
          </table:table-cell>
          <table:table-cell office:value-type="float" office:value="482" table:style-name="ce1">
            <text:p>482</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string" table:style-name="ce1">
            <text:p>促進電力發展營運協助金審議委員會</text:p>
          </table:table-cell>
          <table:table-cell office:value-type="date" office:date-value="2015-08-03T00:00:00" table:style-name="ce2">
            <text:p>2015/8/3</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五南社區發展協會</text:p>
          </table:table-cell>
          <table:table-cell office:value-type="float" office:value="66846556" table:style-name="ce1">
            <text:p>66846556</text:p>
          </table:table-cell>
          <table:table-cell office:value-type="string" table:style-name="ce1">
            <text:p>協助苗栗縣通霄鎮五南社區發展協會辦理104年度『嫦娥奔月傳統文化暨節約用電宣導』活動</text:p>
          </table:table-cell>
          <table:table-cell office:value-type="date" office:date-value="2015-09-20T00:00:00" table:style-name="ce2">
            <text:p>2015/9/20</text:p>
          </table:table-cell>
          <table:table-cell office:value-type="date" office:date-value="2015-09-20T00:00:00" table:style-name="ce2">
            <text:p>2015/9/20</text:p>
          </table:table-cell>
          <table:table-cell office:value-type="string" table:style-name="ce1">
            <text:p>苗栗縣通霄鎮</text:p>
          </table:table-cell>
          <table:table-cell office:value-type="float" office:value="162" table:style-name="ce1">
            <text:p>162</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高雄市</text:p>
          </table:table-cell>
          <table:table-cell office:value-type="string" table:style-name="ce1">
            <text:p>高雄市前鎮區新灣區社區發展協會</text:p>
          </table:table-cell>
          <table:table-cell office:value-type="float" office:value="47635503" table:style-name="ce1">
            <text:p>47635503</text:p>
          </table:table-cell>
          <table:table-cell office:value-type="string" table:style-name="ce1">
            <text:p>協助高雄市前鎮區新灣區社區發展協會辦理104年參訪核三廠暨宣導節能減碳研習活動</text:p>
          </table:table-cell>
          <table:table-cell office:value-type="date" office:date-value="2015-08-25T00:00:00" table:style-name="ce2">
            <text:p>2015/8/25</text:p>
          </table:table-cell>
          <table:table-cell office:value-type="date" office:date-value="2015-08-25T00:00:00" table:style-name="ce2">
            <text:p>2015/8/25</text:p>
          </table:table-cell>
          <table:table-cell office:value-type="string" table:style-name="ce1">
            <text:p>第三核能發電廠</text:p>
          </table:table-cell>
          <table:table-cell office:value-type="float" office:value="90" table:style-name="ce1">
            <text:p>90</text:p>
          </table:table-cell>
          <table:table-cell office:value-type="float" office:value="66" table:style-name="ce1">
            <text:p>66</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string" table:style-name="ce1">
            <text:p>促進電力發展營運協助金審議委員會</text:p>
          </table:table-cell>
          <table:table-cell office:value-type="date" office:date-value="2015-08-06T00:00:00" table:style-name="ce2">
            <text:p>2015/8/6</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104年度模範父親暨好人好事代表表揚大會</text:p>
          </table:table-cell>
          <table:table-cell office:value-type="date" office:date-value="2015-08-08T00:00:00" table:style-name="ce2">
            <text:p>2015/8/8</text:p>
          </table:table-cell>
          <table:table-cell office:value-type="date" office:date-value="2015-08-08T00:00:00" table:style-name="ce2">
            <text:p>2015/8/8</text:p>
          </table:table-cell>
          <table:table-cell office:value-type="string" table:style-name="ce1">
            <text:p>苗栗縣通霄鎮</text:p>
          </table:table-cell>
          <table:table-cell office:value-type="float" office:value="397" table:style-name="ce1">
            <text:p>397</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string" table:style-name="ce1">
            <text:p>促進電力發展營運協助金審議委員會</text:p>
          </table:table-cell>
          <table:table-cell office:value-type="date" office:date-value="2015-08-03T00:00:00" table:style-name="ce2">
            <text:p>2015/8/3</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苑裡喔灣麗生態人文發展協會</text:p>
          </table:table-cell>
          <table:table-cell office:value-type="float" office:value="39684543" table:style-name="ce1">
            <text:p>39684543</text:p>
          </table:table-cell>
          <table:table-cell office:value-type="string" table:style-name="ce1">
            <text:p>協助苗栗縣苑裡喔灣麗生態人文發展協會辦理104年度『第二屆苑裡在地市集探索暨行車秩序.安全價更高交通安全宣導』活動</text:p>
          </table:table-cell>
          <table:table-cell office:value-type="date" office:date-value="2015-09-11T00:00:00" table:style-name="ce2">
            <text:p>2015/9/11</text:p>
          </table:table-cell>
          <table:table-cell office:value-type="date" office:date-value="2015-09-11T00:00:00" table:style-name="ce2">
            <text:p>2015/9/11</text:p>
          </table:table-cell>
          <table:table-cell office:value-type="string" table:style-name="ce1">
            <text:p>苗栗縣苑裡鎮</text:p>
          </table:table-cell>
          <table:table-cell office:value-type="float" office:value="539" table:style-name="ce1">
            <text:p>539</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string" table:style-name="ce1">
            <text:p>促進電力發展營運協助金審議委員會</text:p>
          </table:table-cell>
          <table:table-cell office:value-type="date" office:date-value="2015-08-03T00:00:00" table:style-name="ce2">
            <text:p>2015/8/3</text:p>
          </table:table-cell>
          <table:table-cell office:value-type="string" table:style-name="ce1">
            <text:p>aa</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五北社區發展協會</text:p>
          </table:table-cell>
          <table:table-cell office:value-type="float" office:value="66843278" table:style-name="ce1">
            <text:p>66843278</text:p>
          </table:table-cell>
          <table:table-cell office:value-type="string" table:style-name="ce1">
            <text:p>協助苗栗縣通霄鎮五北社區發展協會辦理104年度歡樂中秋及反毒站出來活動</text:p>
          </table:table-cell>
          <table:table-cell office:value-type="date" office:date-value="2015-09-25T00:00:00" table:style-name="ce2">
            <text:p>2015/9/25</text:p>
          </table:table-cell>
          <table:table-cell office:value-type="date" office:date-value="2015-09-25T00:00:00" table:style-name="ce2">
            <text:p>2015/9/25</text:p>
          </table:table-cell>
          <table:table-cell office:value-type="string" table:style-name="ce1">
            <text:p>苗栗縣通霄鎮</text:p>
          </table:table-cell>
          <table:table-cell office:value-type="float" office:value="205" table:style-name="ce1">
            <text:p>205</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string" table:style-name="ce1">
            <text:p>促進電力發展營運協助金審議委員會</text:p>
          </table:table-cell>
          <table:table-cell office:value-type="date" office:date-value="2015-08-04T00:00:00" table:style-name="ce2">
            <text:p>2015/8/4</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新店區公所</text:p>
          </table:table-cell>
          <table:table-cell office:value-type="string" table:style-name="ce1">
            <text:p>aa<text:s text:c="8"/></text:p>
          </table:table-cell>
          <table:table-cell office:value-type="string" table:style-name="ce1">
            <text:p>協助新北市新店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37" table:style-name="ce1">
            <text:p>337</text:p>
          </table:table-cell>
          <table:table-cell office:value-type="float" office:value="337" table:style-name="ce1">
            <text:p>337</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string" table:style-name="ce1">
            <text:p>促進電力發展營運協助金審議委員會</text:p>
          </table:table-cell>
          <table:table-cell office:value-type="date" office:date-value="2015-07-29T00:00:00" table:style-name="ce2">
            <text:p>2015/7/29</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小港區小港國民小學</text:p>
          </table:table-cell>
          <table:table-cell office:value-type="string" table:style-name="ce1">
            <text:p>aa<text:s text:c="8"/></text:p>
          </table:table-cell>
          <table:table-cell office:value-type="string" table:style-name="ce1">
            <text:p>協助高雄市小港區小港國民小學辦理更換節能電器改善計畫</text:p>
          </table:table-cell>
          <table:table-cell office:value-type="date" office:date-value="2015-07-01T00:00:00" table:style-name="ce2">
            <text:p>2015/7/1</text:p>
          </table:table-cell>
          <table:table-cell office:value-type="date" office:date-value="2015-09-30T00:00:00" table:style-name="ce2">
            <text:p>2015/9/30</text:p>
          </table:table-cell>
          <table:table-cell office:value-type="string" table:style-name="ce1">
            <text:p>高雄市小港區</text:p>
          </table:table-cell>
          <table:table-cell office:value-type="float" office:value="275" table:style-name="ce1">
            <text:p>275</text:p>
          </table:table-cell>
          <table:table-cell office:value-type="float" office:value="206" table:style-name="ce1">
            <text:p>206</text:p>
          </table:table-cell>
          <table:table-cell office:value-type="float" office:value="64" table:style-name="ce1">
            <text:p>64</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通霄發電廠</text:p>
          </table:table-cell>
          <table:table-cell office:value-type="string" table:style-name="ce1">
            <text:p>aa<text:s text:c="8"/></text:p>
          </table:table-cell>
          <table:table-cell office:value-type="string" table:style-name="ce1">
            <text:p>協助通霄發電廠辦理回顧歷史展望未來系列活動</text:p>
          </table:table-cell>
          <table:table-cell office:value-type="date" office:date-value="2015-12-15T00:00:00" table:style-name="ce2">
            <text:p>2015/12/15</text:p>
          </table:table-cell>
          <table:table-cell office:value-type="date" office:date-value="2015-12-15T00:00:00" table:style-name="ce2">
            <text:p>2015/12/15</text:p>
          </table:table-cell>
          <table:table-cell office:value-type="string" table:style-name="ce1">
            <text:p>苗栗縣通霄鎮</text:p>
          </table:table-cell>
          <table:table-cell office:value-type="float" office:value="904" table:style-name="ce1">
            <text:p>904</text:p>
          </table:table-cell>
          <table:table-cell office:value-type="float" office:value="904" table:style-name="ce1">
            <text:p>904</text:p>
          </table:table-cell>
          <table:table-cell office:value-type="float" office:value="904" table:style-name="ce1">
            <text:p>904</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政府</text:p>
          </table:table-cell>
          <table:table-cell office:value-type="string" table:style-name="ce1">
            <text:p>aa<text:s text:c="8"/></text:p>
          </table:table-cell>
          <table:table-cell office:value-type="string" table:style-name="ce1">
            <text:p>協助苗栗縣政府辦理1895乙未年客家抗日義士120周年紀念系列活動</text:p>
          </table:table-cell>
          <table:table-cell office:value-type="date" office:date-value="2015-09-10T00:00:00" table:style-name="ce2">
            <text:p>2015/9/10</text:p>
          </table:table-cell>
          <table:table-cell office:value-type="date" office:date-value="2015-10-30T00:00:00" table:style-name="ce2">
            <text:p>2015/10/30</text:p>
          </table:table-cell>
          <table:table-cell office:value-type="string" table:style-name="ce1">
            <text:p>苗栗市</text:p>
          </table:table-cell>
          <table:table-cell office:value-type="float" office:value="4400" table:style-name="ce1">
            <text:p>4400</text:p>
          </table:table-cell>
          <table:table-cell office:value-type="float" office:value="3000" table:style-name="ce1">
            <text:p>3000</text:p>
          </table:table-cell>
          <table:table-cell office:value-type="float" office:value="400" table:style-name="ce1">
            <text:p>4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苑裡鎮農會</text:p>
          </table:table-cell>
          <table:table-cell office:value-type="float" office:value="45387561" table:style-name="ce1">
            <text:p>45387561</text:p>
          </table:table-cell>
          <table:table-cell office:value-type="string" table:style-name="ce1">
            <text:p>協助苗栗縣苑裡鎮農會辦理104年度水稻及各種農作物化學肥料補助計畫</text:p>
          </table:table-cell>
          <table:table-cell office:value-type="date" office:date-value="2015-05-01T00:00:00" table:style-name="ce2">
            <text:p>2015/5/1</text:p>
          </table:table-cell>
          <table:table-cell office:value-type="date" office:date-value="2015-12-31T00:00:00" table:style-name="ce2">
            <text:p>2015/12/31</text:p>
          </table:table-cell>
          <table:table-cell office:value-type="string" table:style-name="ce1">
            <text:p>苗栗縣苑裡鎮</text:p>
          </table:table-cell>
          <table:table-cell office:value-type="float" office:value="13152" table:style-name="ce1">
            <text:p>13152</text:p>
          </table:table-cell>
          <table:table-cell office:value-type="float" office:value="1020" table:style-name="ce1">
            <text:p>1020</text:p>
          </table:table-cell>
          <table:table-cell office:value-type="float" office:value="600" table:style-name="ce1">
            <text:p>6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string" table:style-name="ce1">
            <text:p>促進電力發展營運協助金審議委員會</text:p>
          </table:table-cell>
          <table:table-cell office:value-type="date" office:date-value="2015-07-08T00:00:00" table:style-name="ce2">
            <text:p>2015/7/8</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魚池鄉東光國民小學</text:p>
          </table:table-cell>
          <table:table-cell office:value-type="string" table:style-name="ce1">
            <text:p>aa<text:s text:c="8"/></text:p>
          </table:table-cell>
          <table:table-cell office:value-type="string" table:style-name="ce1">
            <text:p>協助南投縣魚池鄉東光國民小學辦理104年改善教學環境設備---節能燈具及校園環境改善計畫</text:p>
          </table:table-cell>
          <table:table-cell office:value-type="date" office:date-value="2015-08-01T00:00:00" table:style-name="ce2">
            <text:p>2015/8/1</text:p>
          </table:table-cell>
          <table:table-cell office:value-type="date" office:date-value="2015-11-30T00:00:00" table:style-name="ce2">
            <text:p>2015/11/30</text:p>
          </table:table-cell>
          <table:table-cell office:value-type="string" table:style-name="ce1">
            <text:p>南投鄉魚池鄉</text:p>
          </table:table-cell>
          <table:table-cell office:value-type="float" office:value="77" table:style-name="ce1">
            <text:p>77</text:p>
          </table:table-cell>
          <table:table-cell office:value-type="float" office:value="70" table:style-name="ce1">
            <text:p>70</text:p>
          </table:table-cell>
          <table:table-cell office:value-type="float" office:value="65" table:style-name="ce1">
            <text:p>6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aa</text:p>
          </table:table-cell>
          <table:table-cell office:value-type="string" table:style-name="ce1">
            <text:p>aa</text:p>
          </table:table-cell>
          <table:table-cell office:value-type="string" table:style-name="ce1">
            <text:p>臺北市</text:p>
          </table:table-cell>
          <table:table-cell office:value-type="string" table:style-name="ce1">
            <text:p>台北供電區營運處</text:p>
          </table:table-cell>
          <table:table-cell office:value-type="string" table:style-name="ce1">
            <text:p>aa<text:s text:c="8"/></text:p>
          </table:table-cell>
          <table:table-cell office:value-type="string" table:style-name="ce1">
            <text:p>協助台北供電區營運處辦理台北市南港區胡適國小操場臨時跑道工程</text:p>
          </table:table-cell>
          <table:table-cell office:value-type="date" office:date-value="2015-05-01T00:00:00" table:style-name="ce2">
            <text:p>2015/5/1</text:p>
          </table:table-cell>
          <table:table-cell office:value-type="date" office:date-value="2015-12-30T00:00:00" table:style-name="ce2">
            <text:p>2015/12/30</text:p>
          </table:table-cell>
          <table:table-cell office:value-type="string" table:style-name="ce1">
            <text:p>台北市南港區</text:p>
          </table:table-cell>
          <table:table-cell office:value-type="float" office:value="1000" table:style-name="ce1">
            <text:p>1000</text:p>
          </table:table-cell>
          <table:table-cell office:value-type="float" office:value="1000" table:style-name="ce1">
            <text:p>1000</text:p>
          </table:table-cell>
          <table:table-cell office:value-type="float" office:value="1000" table:style-name="ce1">
            <text:p>10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s text:c="8"/></text:p>
          </table:table-cell>
          <table:table-cell office:value-type="string" table:style-name="ce1">
            <text:p>協助高雄市永安區公所辦理高雄市永安區第十六屆石斑魚節活動計畫</text:p>
          </table:table-cell>
          <table:table-cell office:value-type="date" office:date-value="2015-11-14T00:00:00" table:style-name="ce2">
            <text:p>2015/11/14</text:p>
          </table:table-cell>
          <table:table-cell office:value-type="date" office:date-value="2015-11-15T00:00:00" table:style-name="ce2">
            <text:p>2015/11/15</text:p>
          </table:table-cell>
          <table:table-cell office:value-type="string" table:style-name="ce1">
            <text:p>高雄市永安區</text:p>
          </table:table-cell>
          <table:table-cell office:value-type="float" office:value="5993" table:style-name="ce1">
            <text:p>5993</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s text:c="8"/></text:p>
          </table:table-cell>
          <table:table-cell office:value-type="string" table:style-name="ce1">
            <text:p>協助高雄市茄萣區公所辦理2015茄萣烏魚海鮮美食節</text:p>
          </table:table-cell>
          <table:table-cell office:value-type="date" office:date-value="2015-12-12T00:00:00" table:style-name="ce2">
            <text:p>2015/12/12</text:p>
          </table:table-cell>
          <table:table-cell office:value-type="date" office:date-value="2015-12-12T00:00:00" table:style-name="ce2">
            <text:p>2015/12/12</text:p>
          </table:table-cell>
          <table:table-cell office:value-type="string" table:style-name="ce1">
            <text:p>高雄市茄萣區</text:p>
          </table:table-cell>
          <table:table-cell office:value-type="float" office:value="2050" table:style-name="ce1">
            <text:p>2050</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s text:c="8"/></text:p>
          </table:table-cell>
          <table:table-cell office:value-type="string" table:style-name="ce1">
            <text:p>協助高雄市永安區公所辦理永安區永達路無名橋改建工程</text:p>
          </table:table-cell>
          <table:table-cell office:value-type="date" office:date-value="2015-06-01T00:00:00" table:style-name="ce2">
            <text:p>2015/6/1</text:p>
          </table:table-cell>
          <table:table-cell office:value-type="date" office:date-value="2015-11-30T00:00:00" table:style-name="ce2">
            <text:p>2015/11/30</text:p>
          </table:table-cell>
          <table:table-cell office:value-type="string" table:style-name="ce1">
            <text:p>高雄市永安區</text:p>
          </table:table-cell>
          <table:table-cell office:value-type="float" office:value="5130" table:style-name="ce1">
            <text:p>5130</text:p>
          </table:table-cell>
          <table:table-cell office:value-type="float" office:value="4617" table:style-name="ce1">
            <text:p>4617</text:p>
          </table:table-cell>
          <table:table-cell office:value-type="float" office:value="4500" table:style-name="ce1">
            <text:p>45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路竹區公所</text:p>
          </table:table-cell>
          <table:table-cell office:value-type="string" table:style-name="ce1">
            <text:p>aa<text:s text:c="8"/></text:p>
          </table:table-cell>
          <table:table-cell office:value-type="string" table:style-name="ce1">
            <text:p>協助高雄市路竹區公所辦理2015路竹番茄節</text:p>
          </table:table-cell>
          <table:table-cell office:value-type="date" office:date-value="2015-12-12T00:00:00" table:style-name="ce2">
            <text:p>2015/12/12</text:p>
          </table:table-cell>
          <table:table-cell office:value-type="date" office:date-value="2015-12-13T00:00:00" table:style-name="ce2">
            <text:p>2015/12/13</text:p>
          </table:table-cell>
          <table:table-cell office:value-type="string" table:style-name="ce1">
            <text:p>高雄市路竹區</text:p>
          </table:table-cell>
          <table:table-cell office:value-type="float" office:value="2952" table:style-name="ce1">
            <text:p>2952</text:p>
          </table:table-cell>
          <table:table-cell office:value-type="float" office:value="700" table:style-name="ce1">
            <text:p>700</text:p>
          </table:table-cell>
          <table:table-cell office:value-type="float" office:value="700" table:style-name="ce1">
            <text:p>7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農會</text:p>
          </table:table-cell>
          <table:table-cell office:value-type="float" office:value="49275005" table:style-name="ce1">
            <text:p>49275005</text:p>
          </table:table-cell>
          <table:table-cell office:value-type="string" table:style-name="ce1">
            <text:p>協助苗栗縣通霄鎮農會辦理104年度2期105年1期水旱田及各種農作物肥料補助計畫</text:p>
          </table:table-cell>
          <table:table-cell office:value-type="date" office:date-value="2015-07-01T00:00:00" table:style-name="ce2">
            <text:p>2015/7/1</text:p>
          </table:table-cell>
          <table:table-cell office:value-type="date" office:date-value="2016-06-30T00:00:00" table:style-name="ce2">
            <text:p>2016/6/30</text:p>
          </table:table-cell>
          <table:table-cell office:value-type="string" table:style-name="ce1">
            <text:p>苗栗縣通霄鎮</text:p>
          </table:table-cell>
          <table:table-cell office:value-type="float" office:value="8603" table:style-name="ce1">
            <text:p>8603</text:p>
          </table:table-cell>
          <table:table-cell office:value-type="float" office:value="690" table:style-name="ce1">
            <text:p>690</text:p>
          </table:table-cell>
          <table:table-cell office:value-type="float" office:value="690" table:style-name="ce1">
            <text:p>69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string" table:style-name="ce1">
            <text:p>促進電力發展營運協助金審議委員會</text:p>
          </table:table-cell>
          <table:table-cell office:value-type="date" office:date-value="2015-02-24T00:00:00" table:style-name="ce2">
            <text:p>2015/2/24</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國立水里高級商工職業學校</text:p>
          </table:table-cell>
          <table:table-cell office:value-type="string" table:style-name="ce1">
            <text:p>aa<text:s text:c="8"/></text:p>
          </table:table-cell>
          <table:table-cell office:value-type="string" table:style-name="ce1">
            <text:p>協助國立水里高級商工職業學校辦理改善校園夜間照明</text:p>
          </table:table-cell>
          <table:table-cell office:value-type="date" office:date-value="2015-05-01T00:00:00" table:style-name="ce2">
            <text:p>2015/5/1</text:p>
          </table:table-cell>
          <table:table-cell office:value-type="date" office:date-value="2015-10-31T00:00:00" table:style-name="ce2">
            <text:p>2015/10/31</text:p>
          </table:table-cell>
          <table:table-cell office:value-type="string" table:style-name="ce1">
            <text:p>南投縣水里鄉</text:p>
          </table:table-cell>
          <table:table-cell office:value-type="float" office:value="90" table:style-name="ce1">
            <text:p>90</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綜合活動中心屋頂防水工程</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苗栗縣通霄鎮</text:p>
          </table:table-cell>
          <table:table-cell office:value-type="float" office:value="7595" table:style-name="ce1">
            <text:p>7595</text:p>
          </table:table-cell>
          <table:table-cell office:value-type="float" office:value="3000" table:style-name="ce1">
            <text:p>3000</text:p>
          </table:table-cell>
          <table:table-cell office:value-type="float" office:value="2000" table:style-name="ce1">
            <text:p>2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string" table:style-name="ce1">
            <text:p>促進電力發展營運協助金審議委員會</text:p>
          </table:table-cell>
          <table:table-cell office:value-type="date" office:date-value="2015-08-04T00:00:00" table:style-name="ce2">
            <text:p>2015/8/4</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觀音區白玉社區發展協會</text:p>
          </table:table-cell>
          <table:table-cell office:value-type="float" office:value="10695866" table:style-name="ce1">
            <text:p>10695866</text:p>
          </table:table-cell>
          <table:table-cell office:value-type="string" table:style-name="ce1">
            <text:p>協助桃園市觀音區白玉社區發展協會辦理白玉社區感恩惜福活動暨節約能源宣導</text:p>
          </table:table-cell>
          <table:table-cell office:value-type="date" office:date-value="2015-08-30T00:00:00" table:style-name="ce2">
            <text:p>2015/8/30</text:p>
          </table:table-cell>
          <table:table-cell office:value-type="date" office:date-value="2015-08-31T00:00:00" table:style-name="ce2">
            <text:p>2015/8/31</text:p>
          </table:table-cell>
          <table:table-cell office:value-type="string" table:style-name="ce1">
            <text:p>桃園市觀音區</text:p>
          </table:table-cell>
          <table:table-cell office:value-type="float" office:value="1500" table:style-name="ce1">
            <text:p>1500</text:p>
          </table:table-cell>
          <table:table-cell office:value-type="float" office:value="500" table:style-name="ce1">
            <text:p>5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string" table:style-name="ce1">
            <text:p>促進電力發展營運協助金審議委員會</text:p>
          </table:table-cell>
          <table:table-cell office:value-type="date" office:date-value="2015-08-03T00:00:00" table:style-name="ce2">
            <text:p>2015/8/3</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通灣社區發展協會</text:p>
          </table:table-cell>
          <table:table-cell office:value-type="float" office:value="66843214" table:style-name="ce1">
            <text:p>66843214</text:p>
          </table:table-cell>
          <table:table-cell office:value-type="string" table:style-name="ce1">
            <text:p>協助苗栗縣通霄鎮通灣社區發展協會辦理「反飆車、拒吸毒」親子單車之旅</text:p>
          </table:table-cell>
          <table:table-cell office:value-type="date" office:date-value="2015-08-08T00:00:00" table:style-name="ce2">
            <text:p>2015/8/8</text:p>
          </table:table-cell>
          <table:table-cell office:value-type="date" office:date-value="2015-08-08T00:00:00" table:style-name="ce2">
            <text:p>2015/8/8</text:p>
          </table:table-cell>
          <table:table-cell office:value-type="string" table:style-name="ce1">
            <text:p>苗栗縣通霄鎮</text:p>
          </table:table-cell>
          <table:table-cell office:value-type="float" office:value="427" table:style-name="ce1">
            <text:p>427</text:p>
          </table:table-cell>
          <table:table-cell office:value-type="float" office:value="400" table:style-name="ce1">
            <text:p>400</text:p>
          </table:table-cell>
          <table:table-cell office:value-type="float" office:value="150" table:style-name="ce1">
            <text:p>1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string" table:style-name="ce1">
            <text:p>促進電力發展營運協助金審議委員會</text:p>
          </table:table-cell>
          <table:table-cell office:value-type="date" office:date-value="2015-08-04T00:00:00" table:style-name="ce2">
            <text:p>2015/8/4</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南投縣水里鄉車埕社區發展協會</text:p>
          </table:table-cell>
          <table:table-cell office:value-type="float" office:value="19306261" table:style-name="ce1">
            <text:p>19306261</text:p>
          </table:table-cell>
          <table:table-cell office:value-type="string" table:style-name="ce1">
            <text:p>協助南投縣水里鄉車埕社區發展協會辦理振興在地文化產業增進居民認同計畫</text:p>
          </table:table-cell>
          <table:table-cell office:value-type="date" office:date-value="2015-09-25T00:00:00" table:style-name="ce2">
            <text:p>2015/9/25</text:p>
          </table:table-cell>
          <table:table-cell office:value-type="date" office:date-value="2015-09-25T00:00:00" table:style-name="ce2">
            <text:p>2015/9/25</text:p>
          </table:table-cell>
          <table:table-cell office:value-type="string" table:style-name="ce1">
            <text:p>南投縣水里鄉</text:p>
          </table:table-cell>
          <table:table-cell office:value-type="float" office:value="128" table:style-name="ce1">
            <text:p>128</text:p>
          </table:table-cell>
          <table:table-cell office:value-type="float" office:value="96" table:style-name="ce1">
            <text:p>96</text:p>
          </table:table-cell>
          <table:table-cell office:value-type="float" office:value="60" table:style-name="ce1">
            <text:p>6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string" table:style-name="ce1">
            <text:p>促進電力發展營運協助金審議委員會</text:p>
          </table:table-cell>
          <table:table-cell office:value-type="date" office:date-value="2015-08-04T00:00:00" table:style-name="ce2">
            <text:p>2015/8/4</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恆春鎮恆春人文化發展協會</text:p>
          </table:table-cell>
          <table:table-cell office:value-type="float" office:value="37640078" table:style-name="ce1">
            <text:p>37640078</text:p>
          </table:table-cell>
          <table:table-cell office:value-type="string" table:style-name="ce1">
            <text:p>協助屏東縣恆春鎮恆春人文化發展協會辦理民俗風土文化觀摩暨龍門核能發電廠參訪活動</text:p>
          </table:table-cell>
          <table:table-cell office:value-type="date" office:date-value="2015-08-09T00:00:00" table:style-name="ce2">
            <text:p>2015/8/9</text:p>
          </table:table-cell>
          <table:table-cell office:value-type="date" office:date-value="2015-08-11T00:00:00" table:style-name="ce2">
            <text:p>2015/8/11</text:p>
          </table:table-cell>
          <table:table-cell office:value-type="string" table:style-name="ce1">
            <text:p>龍門核能發電廠</text:p>
          </table:table-cell>
          <table:table-cell office:value-type="float" office:value="223" table:style-name="ce1">
            <text:p>223</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string" table:style-name="ce1">
            <text:p>促進電力發展營運協助金審議委員會</text:p>
          </table:table-cell>
          <table:table-cell office:value-type="date" office:date-value="2015-08-03T00:00:00" table:style-name="ce2">
            <text:p>2015/8/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永安老人福利協進會</text:p>
          </table:table-cell>
          <table:table-cell office:value-type="float" office:value="76984178" table:style-name="ce1">
            <text:p>76984178</text:p>
          </table:table-cell>
          <table:table-cell office:value-type="string" table:style-name="ce1">
            <text:p>協助高雄市永安老人福利協進會辦理「秋冬季會員慶生會暨專題講座活動」</text:p>
          </table:table-cell>
          <table:table-cell office:value-type="date" office:date-value="2015-08-06T00:00:00" table:style-name="ce2">
            <text:p>2015/8/6</text:p>
          </table:table-cell>
          <table:table-cell office:value-type="date" office:date-value="2015-08-06T00:00:00" table:style-name="ce2">
            <text:p>2015/8/6</text:p>
          </table:table-cell>
          <table:table-cell office:value-type="string" table:style-name="ce1">
            <text:p>高雄市永安區</text:p>
          </table:table-cell>
          <table:table-cell office:value-type="float" office:value="170" table:style-name="ce1">
            <text:p>170</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string" table:style-name="ce1">
            <text:p>促進電力發展營運協助金審議委員會</text:p>
          </table:table-cell>
          <table:table-cell office:value-type="date" office:date-value="2015-08-03T00:00:00" table:style-name="ce2">
            <text:p>2015/8/3</text:p>
          </table:table-cell>
          <table:table-cell office:value-type="string" table:style-name="ce1">
            <text:p>aa</text:p>
          </table:table-cell>
          <table:table-cell office:value-type="string" table:style-name="ce1">
            <text:p>aa</text:p>
          </table:table-cell>
          <table:table-cell office:value-type="string" table:style-name="ce1">
            <text:p>桃園市</text:p>
          </table:table-cell>
          <table:table-cell office:value-type="string" table:style-name="ce1">
            <text:p>桃園市新屋區後湖社區發展協會</text:p>
          </table:table-cell>
          <table:table-cell office:value-type="float" office:value="8709132" table:style-name="ce1">
            <text:p>8709132</text:p>
          </table:table-cell>
          <table:table-cell office:value-type="string" table:style-name="ce1">
            <text:p>協助桃園市新屋區後湖社區發展協會辦理104年度關懷老人暨重陽節慶節約能源及珍惜水源宣導活動</text:p>
          </table:table-cell>
          <table:table-cell office:value-type="date" office:date-value="2015-09-28T00:00:00" table:style-name="ce2">
            <text:p>2015/9/28</text:p>
          </table:table-cell>
          <table:table-cell office:value-type="date" office:date-value="2015-09-28T00:00:00" table:style-name="ce2">
            <text:p>2015/9/28</text:p>
          </table:table-cell>
          <table:table-cell office:value-type="string" table:style-name="ce1">
            <text:p>桃園市新屋區</text:p>
          </table:table-cell>
          <table:table-cell office:value-type="float" office:value="140" table:style-name="ce1">
            <text:p>140</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string" table:style-name="ce1">
            <text:p>促進電力發展營運協助金審議委員會</text:p>
          </table:table-cell>
          <table:table-cell office:value-type="date" office:date-value="2015-08-03T00:00:00" table:style-name="ce2">
            <text:p>2015/8/3</text:p>
          </table:table-cell>
          <table:table-cell office:value-type="string" table:style-name="ce1">
            <text:p>aa</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2015恆春鎮慶祝父親節暨火紅農特產展售活動</text:p>
          </table:table-cell>
          <table:table-cell office:value-type="date" office:date-value="2015-08-07T00:00:00" table:style-name="ce2">
            <text:p>2015/8/7</text:p>
          </table:table-cell>
          <table:table-cell office:value-type="date" office:date-value="2015-08-07T00:00:00" table:style-name="ce2">
            <text:p>2015/8/7</text:p>
          </table:table-cell>
          <table:table-cell office:value-type="string" table:style-name="ce1">
            <text:p>屏東縣恆春鎮</text:p>
          </table:table-cell>
          <table:table-cell office:value-type="float" office:value="550" table:style-name="ce1">
            <text:p>550</text:p>
          </table:table-cell>
          <table:table-cell office:value-type="float" office:value="450" table:style-name="ce1">
            <text:p>450</text:p>
          </table:table-cell>
          <table:table-cell office:value-type="float" office:value="60" table:style-name="ce1">
            <text:p>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string" table:style-name="ce1">
            <text:p>促進電力發展營運協助金審議委員會</text:p>
          </table:table-cell>
          <table:table-cell office:value-type="date" office:date-value="2015-07-31T00:00:00" table:style-name="ce2">
            <text:p>2015/7/31</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大觀發電廠</text:p>
          </table:table-cell>
          <table:table-cell office:value-type="string" table:style-name="ce1">
            <text:p>aa<text:s text:c="8"/></text:p>
          </table:table-cell>
          <table:table-cell office:value-type="string" table:style-name="ce1">
            <text:p>協助大觀發電廠辦理「札根教育計畫」104年度學習護照活動</text:p>
          </table:table-cell>
          <table:table-cell office:value-type="date" office:date-value="2015-10-01T00:00:00" table:style-name="ce2">
            <text:p>2015/10/1</text:p>
          </table:table-cell>
          <table:table-cell office:value-type="date" office:date-value="2015-10-31T00:00:00" table:style-name="ce2">
            <text:p>2015/10/31</text:p>
          </table:table-cell>
          <table:table-cell office:value-type="string" table:style-name="ce1">
            <text:p>南投縣魚池鄉</text:p>
          </table:table-cell>
          <table:table-cell office:value-type="float" office:value="54" table:style-name="ce1">
            <text:p>54</text:p>
          </table:table-cell>
          <table:table-cell office:value-type="float" office:value="54" table:style-name="ce1">
            <text:p>54</text:p>
          </table:table-cell>
          <table:table-cell office:value-type="float" office:value="54" table:style-name="ce1">
            <text:p>54</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彌陀區公所</text:p>
          </table:table-cell>
          <table:table-cell office:value-type="string" table:style-name="ce1">
            <text:p>aa<text:s text:c="8"/></text:p>
          </table:table-cell>
          <table:table-cell office:value-type="string" table:style-name="ce1">
            <text:p>協助高雄市彌陀區公所辦理104年彌陀港虱目魚文化節</text:p>
          </table:table-cell>
          <table:table-cell office:value-type="date" office:date-value="2015-10-31T00:00:00" table:style-name="ce2">
            <text:p>2015/10/31</text:p>
          </table:table-cell>
          <table:table-cell office:value-type="date" office:date-value="2015-11-01T00:00:00" table:style-name="ce2">
            <text:p>2015/11/1</text:p>
          </table:table-cell>
          <table:table-cell office:value-type="string" table:style-name="ce1">
            <text:p>高雄市彌陀區</text:p>
          </table:table-cell>
          <table:table-cell office:value-type="float" office:value="3500" table:style-name="ce1">
            <text:p>3500</text:p>
          </table:table-cell>
          <table:table-cell office:value-type="float" office:value="1000" table:style-name="ce1">
            <text:p>1000</text:p>
          </table:table-cell>
          <table:table-cell office:value-type="float" office:value="800" table:style-name="ce1">
            <text:p>8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string" table:style-name="ce1">
            <text:p>促進電力發展營運協助金審議委員會</text:p>
          </table:table-cell>
          <table:table-cell office:value-type="date" office:date-value="2015-07-28T00:00:00" table:style-name="ce2">
            <text:p>2015/7/28</text:p>
          </table:table-cell>
          <table:table-cell office:value-type="string" table:style-name="ce1">
            <text:p>aa</text:p>
          </table:table-cell>
          <table:table-cell office:value-type="string" table:style-name="ce1">
            <text:p>aa</text:p>
          </table:table-cell>
          <table:table-cell office:value-type="string" table:style-name="ce1">
            <text:p>彰化縣</text:p>
          </table:table-cell>
          <table:table-cell office:value-type="string" table:style-name="ce1">
            <text:p>彰化縣伸港鄉老人會</text:p>
          </table:table-cell>
          <table:table-cell office:value-type="float" office:value="78628485" table:style-name="ce1">
            <text:p>78628485</text:p>
          </table:table-cell>
          <table:table-cell office:value-type="string" table:style-name="ce1">
            <text:p>協助彰化縣伸港鄉老人會辦理104年度重陽節敬老暨支持開發電源節能減碳宣導活動</text:p>
          </table:table-cell>
          <table:table-cell office:value-type="date" office:date-value="2015-10-15T00:00:00" table:style-name="ce2">
            <text:p>2015/10/15</text:p>
          </table:table-cell>
          <table:table-cell office:value-type="date" office:date-value="2015-10-16T00:00:00" table:style-name="ce2">
            <text:p>2015/10/16</text:p>
          </table:table-cell>
          <table:table-cell office:value-type="string" table:style-name="ce1">
            <text:p>彰化縣伸港鄉</text:p>
          </table:table-cell>
          <table:table-cell office:value-type="float" office:value="727" table:style-name="ce1">
            <text:p>727</text:p>
          </table:table-cell>
          <table:table-cell office:value-type="float" office:value="100" table:style-name="ce1">
            <text:p>10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string" table:style-name="ce1">
            <text:p>促進電力發展營運協助金審議委員會</text:p>
          </table:table-cell>
          <table:table-cell office:value-type="date" office:date-value="2015-05-21T00:00:00" table:style-name="ce2">
            <text:p>2015/5/21</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金山區漁會</text:p>
          </table:table-cell>
          <table:table-cell office:value-type="float" office:value="37181502" table:style-name="ce1">
            <text:p>37181502</text:p>
          </table:table-cell>
          <table:table-cell office:value-type="string" table:style-name="ce1">
            <text:p>協助新北市金山區漁會辦理麟山鼻漁港防波堤改善工程</text:p>
          </table:table-cell>
          <table:table-cell office:value-type="date" office:date-value="2015-05-01T00:00:00" table:style-name="ce2">
            <text:p>2015/5/1</text:p>
          </table:table-cell>
          <table:table-cell office:value-type="date" office:date-value="2015-10-31T00:00:00" table:style-name="ce2">
            <text:p>2015/10/31</text:p>
          </table:table-cell>
          <table:table-cell office:value-type="string" table:style-name="ce1">
            <text:p>新北市石門區</text:p>
          </table:table-cell>
          <table:table-cell office:value-type="float" office:value="999" table:style-name="ce1">
            <text:p>999</text:p>
          </table:table-cell>
          <table:table-cell office:value-type="float" office:value="899" table:style-name="ce1">
            <text:p>899</text:p>
          </table:table-cell>
          <table:table-cell office:value-type="float" office:value="800" table:style-name="ce1">
            <text:p>8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財團法人高雄市私立興毅純陽聖道院社福慈善基金會</text:p>
          </table:table-cell>
          <table:table-cell office:value-type="float" office:value="78941491" table:style-name="ce1">
            <text:p>78941491</text:p>
          </table:table-cell>
          <table:table-cell office:value-type="string" table:style-name="ce1">
            <text:p>協助財團法人高雄市私立興毅純陽聖道院社福慈善基金會辦理高雄市湖內區『第三屆讀經狀元評鑑會考暨愛心園遊會』活動</text:p>
          </table:table-cell>
          <table:table-cell office:value-type="date" office:date-value="2015-12-13T00:00:00" table:style-name="ce2">
            <text:p>2015/12/13</text:p>
          </table:table-cell>
          <table:table-cell office:value-type="date" office:date-value="2015-12-13T00:00:00" table:style-name="ce2">
            <text:p>2015/12/13</text:p>
          </table:table-cell>
          <table:table-cell office:value-type="string" table:style-name="ce1">
            <text:p>高雄市湖內區</text:p>
          </table:table-cell>
          <table:table-cell office:value-type="float" office:value="329" table:style-name="ce1">
            <text:p>329</text:p>
          </table:table-cell>
          <table:table-cell office:value-type="float" office:value="160" table:style-name="ce1">
            <text:p>16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string" table:style-name="ce1">
            <text:p>促進電力發展營運協助金審議委員會</text:p>
          </table:table-cell>
          <table:table-cell office:value-type="date" office:date-value="2015-07-28T00:00:00" table:style-name="ce2">
            <text:p>2015/7/28</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聖賢民俗文化發展協會</text:p>
          </table:table-cell>
          <table:table-cell office:value-type="float" office:value="45452696" table:style-name="ce1">
            <text:p>45452696</text:p>
          </table:table-cell>
          <table:table-cell office:value-type="string" table:style-name="ce1">
            <text:p>協助苗栗縣聖賢民俗文化發展協會辦理104年度【舉辦文化季-祈福系列活動】</text:p>
          </table:table-cell>
          <table:table-cell office:value-type="date" office:date-value="2015-08-01T00:00:00" table:style-name="ce2">
            <text:p>2015/8/1</text:p>
          </table:table-cell>
          <table:table-cell office:value-type="date" office:date-value="2015-08-02T00:00:00" table:style-name="ce2">
            <text:p>2015/8/2</text:p>
          </table:table-cell>
          <table:table-cell office:value-type="string" table:style-name="ce1">
            <text:p>苗栗縣苑裡鎮</text:p>
          </table:table-cell>
          <table:table-cell office:value-type="float" office:value="317" table:style-name="ce1">
            <text:p>317</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string" table:style-name="ce1">
            <text:p>促進電力發展營運協助金審議委員會</text:p>
          </table:table-cell>
          <table:table-cell office:value-type="date" office:date-value="2015-07-21T00:00:00" table:style-name="ce2">
            <text:p>2015/7/21</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青溪總會</text:p>
          </table:table-cell>
          <table:table-cell office:value-type="float" office:value="17731402" table:style-name="ce1">
            <text:p>17731402</text:p>
          </table:table-cell>
          <table:table-cell office:value-type="string" table:style-name="ce1">
            <text:p>協助苗栗縣青溪總會辦理『國家要安定、人民才幸福』~國防與治安公益演唱會活動</text:p>
          </table:table-cell>
          <table:table-cell office:value-type="date" office:date-value="2015-10-24T00:00:00" table:style-name="ce2">
            <text:p>2015/10/24</text:p>
          </table:table-cell>
          <table:table-cell office:value-type="date" office:date-value="2015-10-24T00:00:00" table:style-name="ce2">
            <text:p>2015/10/24</text:p>
          </table:table-cell>
          <table:table-cell office:value-type="string" table:style-name="ce1">
            <text:p>苗栗縣通霄鎮</text:p>
          </table:table-cell>
          <table:table-cell office:value-type="float" office:value="703" table:style-name="ce1">
            <text:p>703</text:p>
          </table:table-cell>
          <table:table-cell office:value-type="float" office:value="300" table:style-name="ce1">
            <text:p>30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大甲溪發電廠</text:p>
          </table:table-cell>
          <table:table-cell office:value-type="string" table:style-name="ce1">
            <text:p>aa<text:s text:c="8"/></text:p>
          </table:table-cell>
          <table:table-cell office:value-type="string" table:style-name="ce1">
            <text:p>協助大甲溪發電廠申請辦理「活力、和平、幸福餐-博愛國小愛心早餐」</text:p>
          </table:table-cell>
          <table:table-cell office:value-type="date" office:date-value="2015-09-01T00:00:00" table:style-name="ce2">
            <text:p>2015/9/1</text:p>
          </table:table-cell>
          <table:table-cell office:value-type="date" office:date-value="2016-07-31T00:00:00" table:style-name="ce2">
            <text:p>2016/7/31</text:p>
          </table:table-cell>
          <table:table-cell office:value-type="string" table:style-name="ce1">
            <text:p>臺中市和平區</text:p>
          </table:table-cell>
          <table:table-cell office:value-type="float" office:value="986" table:style-name="ce1">
            <text:p>986</text:p>
          </table:table-cell>
          <table:table-cell office:value-type="float" office:value="986" table:style-name="ce1">
            <text:p>986</text:p>
          </table:table-cell>
          <table:table-cell office:value-type="float" office:value="986" table:style-name="ce1">
            <text:p>986</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大甲溪發電廠</text:p>
          </table:table-cell>
          <table:table-cell office:value-type="string" table:style-name="ce1">
            <text:p>aa<text:s text:c="8"/></text:p>
          </table:table-cell>
          <table:table-cell office:value-type="string" table:style-name="ce1">
            <text:p>協助大甲溪發電廠辦理「活力、和平、幸福餐-和平國小愛心早餐」</text:p>
          </table:table-cell>
          <table:table-cell office:value-type="date" office:date-value="2015-09-01T00:00:00" table:style-name="ce2">
            <text:p>2015/9/1</text:p>
          </table:table-cell>
          <table:table-cell office:value-type="date" office:date-value="2016-07-31T00:00:00" table:style-name="ce2">
            <text:p>2016/7/31</text:p>
          </table:table-cell>
          <table:table-cell office:value-type="string" table:style-name="ce1">
            <text:p>台中市和平區</text:p>
          </table:table-cell>
          <table:table-cell office:value-type="float" office:value="486" table:style-name="ce1">
            <text:p>486</text:p>
          </table:table-cell>
          <table:table-cell office:value-type="float" office:value="486" table:style-name="ce1">
            <text:p>486</text:p>
          </table:table-cell>
          <table:table-cell office:value-type="float" office:value="486" table:style-name="ce1">
            <text:p>486</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s text:c="8"/></text:p>
          </table:table-cell>
          <table:table-cell office:value-type="string" table:style-name="ce1">
            <text:p>協助高雄市湖內區公所辦理高雄市湖內區2015「市民瘋聖火‧希望傳你我」路跑淨灘活動</text:p>
          </table:table-cell>
          <table:table-cell office:value-type="date" office:date-value="2015-10-12T00:00:00" table:style-name="ce2">
            <text:p>2015/10/12</text:p>
          </table:table-cell>
          <table:table-cell office:value-type="date" office:date-value="2015-10-12T00:00:00" table:style-name="ce2">
            <text:p>2015/10/12</text:p>
          </table:table-cell>
          <table:table-cell office:value-type="string" table:style-name="ce1">
            <text:p>高雄市湖內區</text:p>
          </table:table-cell>
          <table:table-cell office:value-type="float" office:value="210" table:style-name="ce1">
            <text:p>210</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string" table:style-name="ce1">
            <text:p>促進電力發展營運協助金審議委員會</text:p>
          </table:table-cell>
          <table:table-cell office:value-type="date" office:date-value="2015-07-28T00:00:00" table:style-name="ce2">
            <text:p>2015/7/28</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鳳鼻頭港發展協會</text:p>
          </table:table-cell>
          <table:table-cell office:value-type="float" office:value="36977691" table:style-name="ce1">
            <text:p>36977691</text:p>
          </table:table-cell>
          <table:table-cell office:value-type="string" table:style-name="ce1">
            <text:p>協助高雄市鳳鼻頭港發展協會辦理九九重陽敬老活動暨宣導節能減碳支持大林電廠更新改建計劃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高雄市小港區</text:p>
          </table:table-cell>
          <table:table-cell office:value-type="float" office:value="405" table:style-name="ce1">
            <text:p>405</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string" table:style-name="ce1">
            <text:p>促進電力發展營運協助金審議委員會</text:p>
          </table:table-cell>
          <table:table-cell office:value-type="date" office:date-value="2015-07-29T00:00:00" table:style-name="ce2">
            <text:p>2015/7/29</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茄萣三清環保協會</text:p>
          </table:table-cell>
          <table:table-cell office:value-type="string" table:style-name="ce1">
            <text:p>aa<text:s text:c="8"/></text:p>
          </table:table-cell>
          <table:table-cell office:value-type="string" table:style-name="ce1">
            <text:p>協助高雄市茄萣三清環保協會辦理104年度參觀國家電力建設暨節能減碳宣導活動實施計劃</text:p>
          </table:table-cell>
          <table:table-cell office:value-type="date" office:date-value="2015-09-28T00:00:00" table:style-name="ce2">
            <text:p>2015/9/28</text:p>
          </table:table-cell>
          <table:table-cell office:value-type="date" office:date-value="2015-09-30T00:00:00" table:style-name="ce2">
            <text:p>2015/9/30</text:p>
          </table:table-cell>
          <table:table-cell office:value-type="string" table:style-name="ce1">
            <text:p>台中發電廠</text:p>
          </table:table-cell>
          <table:table-cell office:value-type="float" office:value="224" table:style-name="ce1">
            <text:p>224</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aa</text:p>
          </table:table-cell>
          <table:table-cell office:value-type="string" table:style-name="ce1">
            <text:p>aa</text:p>
          </table:table-cell>
          <table:table-cell office:value-type="string" table:style-name="ce1">
            <text:p>南投縣</text:p>
          </table:table-cell>
          <table:table-cell office:value-type="string" table:style-name="ce1">
            <text:p>萬大發電廠</text:p>
          </table:table-cell>
          <table:table-cell office:value-type="string" table:style-name="ce1">
            <text:p>aa<text:s text:c="8"/></text:p>
          </table:table-cell>
          <table:table-cell office:value-type="string" table:style-name="ce1">
            <text:p>協助萬大發電廠辦理周邊地區國小學生課業與生活輔導</text:p>
          </table:table-cell>
          <table:table-cell office:value-type="date" office:date-value="2015-09-01T00:00:00" table:style-name="ce2">
            <text:p>2015/9/1</text:p>
          </table:table-cell>
          <table:table-cell office:value-type="date" office:date-value="2016-01-31T00:00:00" table:style-name="ce2">
            <text:p>2016/1/31</text:p>
          </table:table-cell>
          <table:table-cell office:value-type="string" table:style-name="ce1">
            <text:p>萬大發電廠周邊地區</text:p>
          </table:table-cell>
          <table:table-cell office:value-type="float" office:value="38" table:style-name="ce1">
            <text:p>38</text:p>
          </table:table-cell>
          <table:table-cell office:value-type="float" office:value="38" table:style-name="ce1">
            <text:p>38</text:p>
          </table:table-cell>
          <table:table-cell office:value-type="float" office:value="38" table:style-name="ce1">
            <text:p>3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臺中市</text:p>
          </table:table-cell>
          <table:table-cell office:value-type="string" table:style-name="ce1">
            <text:p>大甲溪發電廠</text:p>
          </table:table-cell>
          <table:table-cell office:value-type="string" table:style-name="ce1">
            <text:p>aa<text:s text:c="8"/></text:p>
          </table:table-cell>
          <table:table-cell office:value-type="string" table:style-name="ce1">
            <text:p>協助大甲溪發電廠辦理「活力、和平、幸福餐-白冷國小愛心早餐」</text:p>
          </table:table-cell>
          <table:table-cell office:value-type="date" office:date-value="2015-09-01T00:00:00" table:style-name="ce2">
            <text:p>2015/9/1</text:p>
          </table:table-cell>
          <table:table-cell office:value-type="date" office:date-value="2016-06-30T00:00:00" table:style-name="ce2">
            <text:p>2016/6/30</text:p>
          </table:table-cell>
          <table:table-cell office:value-type="string" table:style-name="ce1">
            <text:p>台中市和平區</text:p>
          </table:table-cell>
          <table:table-cell office:value-type="float" office:value="558" table:style-name="ce1">
            <text:p>558</text:p>
          </table:table-cell>
          <table:table-cell office:value-type="float" office:value="558" table:style-name="ce1">
            <text:p>558</text:p>
          </table:table-cell>
          <table:table-cell office:value-type="float" office:value="558" table:style-name="ce1">
            <text:p>55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string" table:style-name="ce1">
            <text:p>促進電力發展營運協助金審議委員會</text:p>
          </table:table-cell>
          <table:table-cell office:value-type="date" office:date-value="2015-07-30T00:00:00" table:style-name="ce2">
            <text:p>2015/7/30</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五北隘口寮宗教信仰文化協會</text:p>
          </table:table-cell>
          <table:table-cell office:value-type="float" office:value="39052032" table:style-name="ce1">
            <text:p>39052032</text:p>
          </table:table-cell>
          <table:table-cell office:value-type="string" table:style-name="ce1">
            <text:p>協助苗栗縣通霄鎮五北隘口寮宗教信仰文化協會辦理海線鄉鎮關聖帝君文化交流活動</text:p>
          </table:table-cell>
          <table:table-cell office:value-type="date" office:date-value="2015-08-02T00:00:00" table:style-name="ce2">
            <text:p>2015/8/2</text:p>
          </table:table-cell>
          <table:table-cell office:value-type="date" office:date-value="2015-08-02T00:00:00" table:style-name="ce2">
            <text:p>2015/8/2</text:p>
          </table:table-cell>
          <table:table-cell office:value-type="string" table:style-name="ce1">
            <text:p>苗栗縣通霄鎮</text:p>
          </table:table-cell>
          <table:table-cell office:value-type="float" office:value="436" table:style-name="ce1">
            <text:p>436</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新北市</text:p>
          </table:table-cell>
          <table:table-cell office:value-type="string" table:style-name="ce1">
            <text:p>新北市三芝區公所</text:p>
          </table:table-cell>
          <table:table-cell office:value-type="string" table:style-name="ce1">
            <text:p>aa<text:s text:c="8"/></text:p>
          </table:table-cell>
          <table:table-cell office:value-type="string" table:style-name="ce1">
            <text:p>協助新北市三芝區公所辦理2015新北市茭白筍節(三芝區)</text:p>
          </table:table-cell>
          <table:table-cell office:value-type="date" office:date-value="2015-08-01T00:00:00" table:style-name="ce2">
            <text:p>2015/8/1</text:p>
          </table:table-cell>
          <table:table-cell office:value-type="date" office:date-value="2015-12-31T00:00:00" table:style-name="ce2">
            <text:p>2015/12/31</text:p>
          </table:table-cell>
          <table:table-cell office:value-type="string" table:style-name="ce1">
            <text:p>新北市三芝區</text:p>
          </table:table-cell>
          <table:table-cell office:value-type="float" office:value="2300" table:style-name="ce1">
            <text:p>2300</text:p>
          </table:table-cell>
          <table:table-cell office:value-type="float" office:value="800" table:style-name="ce1">
            <text:p>800</text:p>
          </table:table-cell>
          <table:table-cell office:value-type="float" office:value="800" table:style-name="ce1">
            <text:p>8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其它</text:p>
          </table:table-cell>
          <table:table-cell office:value-type="string" table:style-name="ce1">
            <text:p>環境保護處</text:p>
          </table:table-cell>
          <table:table-cell office:value-type="string" table:style-name="ce1">
            <text:p>aa<text:s text:c="8"/></text:p>
          </table:table-cell>
          <table:table-cell office:value-type="string" table:style-name="ce1">
            <text:p>協助環境保護處辦理電廠附近海域漁業資源復育工作(魚苗放流)</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00" table:style-name="ce1">
            <text:p>3500</text:p>
          </table:table-cell>
          <table:table-cell office:value-type="float" office:value="3500" table:style-name="ce1">
            <text:p>3500</text:p>
          </table:table-cell>
          <table:table-cell office:value-type="float" office:value="3500" table:style-name="ce1">
            <text:p>35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104年度花現通霄-彩虹玉米及拔蘿蔔體驗產業文化活動</text:p>
          </table:table-cell>
          <table:table-cell office:value-type="date" office:date-value="2015-12-19T00:00:00" table:style-name="ce2">
            <text:p>2015/12/19</text:p>
          </table:table-cell>
          <table:table-cell office:value-type="date" office:date-value="2015-12-20T00:00:00" table:style-name="ce2">
            <text:p>2015/12/20</text:p>
          </table:table-cell>
          <table:table-cell office:value-type="string" table:style-name="ce1">
            <text:p>苗栗縣通霄鎮</text:p>
          </table:table-cell>
          <table:table-cell office:value-type="float" office:value="1360" table:style-name="ce1">
            <text:p>1360</text:p>
          </table:table-cell>
          <table:table-cell office:value-type="float" office:value="300" table:style-name="ce1">
            <text:p>300</text:p>
          </table:table-cell>
          <table:table-cell office:value-type="float" office:value="300" table:style-name="ce1">
            <text:p>3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string" table:style-name="ce1">
            <text:p>促進電力發展營運協助金審議委員會</text:p>
          </table:table-cell>
          <table:table-cell office:value-type="date" office:date-value="2015-07-22T00:00:00" table:style-name="ce2">
            <text:p>2015/7/22</text:p>
          </table:table-cell>
          <table:table-cell office:value-type="string" table:style-name="ce1">
            <text:p>aa</text:p>
          </table:table-cell>
          <table:table-cell office:value-type="string" table:style-name="ce1">
            <text:p>aa</text:p>
          </table:table-cell>
          <table:table-cell office:value-type="string" table:style-name="ce1">
            <text:p>苗栗縣</text:p>
          </table:table-cell>
          <table:table-cell office:value-type="string" table:style-name="ce1">
            <text:p>社團法人苗栗縣愛加倍社區關懷協會</text:p>
          </table:table-cell>
          <table:table-cell office:value-type="float" office:value="14702559" table:style-name="ce1">
            <text:p>14702559</text:p>
          </table:table-cell>
          <table:table-cell office:value-type="string" table:style-name="ce1">
            <text:p>協助社團法人苗栗縣愛加倍社區關懷協會辦理104年通霄鎮弱勢家庭暑期社區才藝成果發表會活動計畫</text:p>
          </table:table-cell>
          <table:table-cell office:value-type="date" office:date-value="2015-08-21T00:00:00" table:style-name="ce2">
            <text:p>2015/8/21</text:p>
          </table:table-cell>
          <table:table-cell office:value-type="date" office:date-value="2015-08-21T00:00:00" table:style-name="ce2">
            <text:p>2015/8/21</text:p>
          </table:table-cell>
          <table:table-cell office:value-type="string" table:style-name="ce1">
            <text:p>苗栗縣通霄鎮</text:p>
          </table:table-cell>
          <table:table-cell office:value-type="float" office:value="109" table:style-name="ce1">
            <text:p>109</text:p>
          </table:table-cell>
          <table:table-cell office:value-type="float" office:value="50" table:style-name="ce1">
            <text:p>50</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string" table:style-name="ce1">
            <text:p>促進電力發展營運協助金審議委員會</text:p>
          </table:table-cell>
          <table:table-cell office:value-type="date" office:date-value="2015-07-23T00:00:00" table:style-name="ce2">
            <text:p>2015/7/23</text:p>
          </table:table-cell>
          <table:table-cell office:value-type="string" table:style-name="ce1">
            <text:p>aa</text:p>
          </table:table-cell>
          <table:table-cell office:value-type="string" table:style-name="ce1">
            <text:p>aa</text:p>
          </table:table-cell>
          <table:table-cell office:value-type="string" table:style-name="ce1">
            <text:p>其它</text:p>
          </table:table-cell>
          <table:table-cell office:value-type="string" table:style-name="ce1">
            <text:p>環境保護處</text:p>
          </table:table-cell>
          <table:table-cell office:value-type="string" table:style-name="ce1">
            <text:p>aa<text:s text:c="8"/></text:p>
          </table:table-cell>
          <table:table-cell office:value-type="string" table:style-name="ce1">
            <text:p>協助環境保護處辦理2015年淨灘活動</text:p>
          </table:table-cell>
          <table:table-cell office:value-type="date" office:date-value="2015-09-24T00:00:00" table:style-name="ce2">
            <text:p>2015/9/24</text:p>
          </table:table-cell>
          <table:table-cell office:value-type="date" office:date-value="2015-09-24T00:00:00" table:style-name="ce2">
            <text:p>2015/9/24</text:p>
          </table:table-cell>
          <table:table-cell office:value-type="string" table:style-name="ce1">
            <text:p>電廠週邊地區</text:p>
          </table:table-cell>
          <table:table-cell office:value-type="float" office:value="2075" table:style-name="ce1">
            <text:p>2075</text:p>
          </table:table-cell>
          <table:table-cell office:value-type="float" office:value="2075" table:style-name="ce1">
            <text:p>2075</text:p>
          </table:table-cell>
          <table:table-cell office:value-type="float" office:value="2075" table:style-name="ce1">
            <text:p>2075</text:p>
          </table:table-cell>
          <table:table-cell office:value-type="string" table:style-name="ce1">
            <text:p>配合宣導電力發展營運，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string" table:style-name="ce1">
            <text:p>促進電力發展營運協助金審議委員會</text:p>
          </table:table-cell>
          <table:table-cell office:value-type="date" office:date-value="2015-07-27T00:00:00" table:style-name="ce2">
            <text:p>2015/7/27</text:p>
          </table:table-cell>
          <table:table-cell office:value-type="string" table:style-name="ce1">
            <text:p>aa</text:p>
          </table:table-cell>
          <table:table-cell office:value-type="string" table:style-name="ce1">
            <text:p>aa</text:p>
          </table:table-cell>
          <table:table-cell office:value-type="string" table:style-name="ce1">
            <text:p>高雄市</text:p>
          </table:table-cell>
          <table:table-cell office:value-type="string" table:style-name="ce1">
            <text:p>高雄市茄萣區和協社區發展協會</text:p>
          </table:table-cell>
          <table:table-cell office:value-type="float" office:value="9058495" table:style-name="ce1">
            <text:p>9058495</text:p>
          </table:table-cell>
          <table:table-cell office:value-type="string" table:style-name="ce1">
            <text:p>協助高雄市茄萣區和協社區發展協會辦理104年度慶祝父親節暨模範父親表揚活動計劃</text:p>
          </table:table-cell>
          <table:table-cell office:value-type="date" office:date-value="2015-08-08T00:00:00" table:style-name="ce2">
            <text:p>2015/8/8</text:p>
          </table:table-cell>
          <table:table-cell office:value-type="date" office:date-value="2015-08-08T00:00:00" table:style-name="ce2">
            <text:p>2015/8/8</text:p>
          </table:table-cell>
          <table:table-cell office:value-type="string" table:style-name="ce1">
            <text:p>高雄市茄萣區</text:p>
          </table:table-cell>
          <table:table-cell office:value-type="float" office:value="213" table:style-name="ce1">
            <text:p>213</text:p>
          </table:table-cell>
          <table:table-cell office:value-type="float" office:value="50" table:style-name="ce1">
            <text:p>50</text:p>
          </table:table-cell>
          <table:table-cell office:value-type="float" office:value="45" table:style-name="ce1">
            <text:p>4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number-rows-repeated="1048478" table:style-name="ro1">
          <table:table-cell table:number-columns-repeated="16384"/>
        </table:table-row>
      </table:table>
      <table:table table:name="09" table:style-name="ta1">
        <table:table-column table:style-name="co1" table:number-columns-repeated="1638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5-09-22T00:00:00" table:style-name="ce2">
            <text:p>2015/9/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崎漏社區發展協會</text:p>
          </table:table-cell>
          <table:table-cell office:value-type="float" office:value="9546093" table:style-name="ce1">
            <text:p>9546093</text:p>
          </table:table-cell>
          <table:table-cell office:value-type="string" table:style-name="ce1">
            <text:p>協助高雄市茄萣區崎漏社區發展協會辦理104年度慶生敬老晚會暨節約能源宣導活動實施計劃</text:p>
          </table:table-cell>
          <table:table-cell office:value-type="date" office:date-value="2015-10-21T00:00:00" table:style-name="ce2">
            <text:p>2015/10/21</text:p>
          </table:table-cell>
          <table:table-cell office:value-type="date" office:date-value="2015-10-21T00:00:00" table:style-name="ce2">
            <text:p>2015/10/21</text:p>
          </table:table-cell>
          <table:table-cell office:value-type="string" table:style-name="ce1">
            <text:p>高雄市茄萣區</text:p>
          </table:table-cell>
          <table:table-cell office:value-type="float" office:value="456" table:style-name="ce1">
            <text:p>456</text:p>
          </table:table-cell>
          <table:table-cell office:value-type="float" office:value="70" table:style-name="ce1">
            <text:p>70</text:p>
          </table:table-cell>
          <table:table-cell office:value-type="float" office:value="45" table:style-name="ce1">
            <text:p>4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5-09-25T00:00:00" table:style-name="ce2">
            <text:p>2015/9/25</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苑港社區發展協會</text:p>
          </table:table-cell>
          <table:table-cell office:value-type="float" office:value="99917187" table:style-name="ce1">
            <text:p>99917187</text:p>
          </table:table-cell>
          <table:table-cell office:value-type="string" table:style-name="ce1">
            <text:p>協助苗栗縣苑裡鎮苑港社區發展協會辦理104年度【活力、健康、幸福、繁榮漁村暨節能減碳觀念研習活動】</text:p>
          </table:table-cell>
          <table:table-cell office:value-type="date" office:date-value="2015-10-16T00:00:00" table:style-name="ce2">
            <text:p>2015/10/16</text:p>
          </table:table-cell>
          <table:table-cell office:value-type="date" office:date-value="2015-10-16T00:00:00" table:style-name="ce2">
            <text:p>2015/10/16</text:p>
          </table:table-cell>
          <table:table-cell office:value-type="string" table:style-name="ce1">
            <text:p>大潭發電廠</text:p>
          </table:table-cell>
          <table:table-cell office:value-type="float" office:value="127" table:style-name="ce1">
            <text:p>127</text:p>
          </table:table-cell>
          <table:table-cell office:value-type="float" office:value="60" table:style-name="ce1">
            <text:p>6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龍井國民小學</text:p>
          </table:table-cell>
          <table:table-cell office:value-type="string" table:style-name="ce1">
            <text:p>aa<text:s text:c="8"/></text:p>
          </table:table-cell>
          <table:table-cell office:value-type="string" table:style-name="ce1">
            <text:p>協助臺中市龍井區龍井國民小學辦理110週年校慶系列活動暨支持台電公司節約能源宣導</text:p>
          </table:table-cell>
          <table:table-cell office:value-type="date" office:date-value="2015-11-01T00:00:00" table:style-name="ce2">
            <text:p>2015/11/1</text:p>
          </table:table-cell>
          <table:table-cell office:value-type="date" office:date-value="2015-11-28T00:00:00" table:style-name="ce2">
            <text:p>2015/11/28</text:p>
          </table:table-cell>
          <table:table-cell office:value-type="string" table:style-name="ce1">
            <text:p>臺中市龍井區</text:p>
          </table:table-cell>
          <table:table-cell office:value-type="float" office:value="459" table:style-name="ce1">
            <text:p>459</text:p>
          </table:table-cell>
          <table:table-cell office:value-type="float" office:value="200" table:style-name="ce1">
            <text:p>200</text:p>
          </table:table-cell>
          <table:table-cell office:value-type="float" office:value="180" table:style-name="ce1">
            <text:p>1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5-09-22T00:00:00" table:style-name="ce2">
            <text:p>2015/9/22</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全民志工協會</text:p>
          </table:table-cell>
          <table:table-cell office:value-type="float" office:value="37922288" table:style-name="ce1">
            <text:p>37922288</text:p>
          </table:table-cell>
          <table:table-cell office:value-type="string" table:style-name="ce1">
            <text:p>協助基隆市全民志工協會辦理104年內寮里花好月圓慶中秋</text:p>
          </table:table-cell>
          <table:table-cell office:value-type="date" office:date-value="2015-09-25T00:00:00" table:style-name="ce2">
            <text:p>2015/9/25</text:p>
          </table:table-cell>
          <table:table-cell office:value-type="date" office:date-value="2015-09-25T00:00:00" table:style-name="ce2">
            <text:p>2015/9/25</text:p>
          </table:table-cell>
          <table:table-cell office:value-type="string" table:style-name="ce1">
            <text:p>基隆市安樂區</text:p>
          </table:table-cell>
          <table:table-cell office:value-type="float" office:value="296" table:style-name="ce1">
            <text:p>296</text:p>
          </table:table-cell>
          <table:table-cell office:value-type="float" office:value="266" table:style-name="ce1">
            <text:p>266</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5-09-22T00:00:00" table:style-name="ce2">
            <text:p>2015/9/22</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全民志工協會</text:p>
          </table:table-cell>
          <table:table-cell office:value-type="float" office:value="37922288" table:style-name="ce1">
            <text:p>37922288</text:p>
          </table:table-cell>
          <table:table-cell office:value-type="string" table:style-name="ce1">
            <text:p>協助基隆市全民志工協會辦理104年內寮里重陽敬老尊賢活動</text:p>
          </table:table-cell>
          <table:table-cell office:value-type="date" office:date-value="2015-09-25T00:00:00" table:style-name="ce2">
            <text:p>2015/9/25</text:p>
          </table:table-cell>
          <table:table-cell office:value-type="date" office:date-value="2015-09-25T00:00:00" table:style-name="ce2">
            <text:p>2015/9/25</text:p>
          </table:table-cell>
          <table:table-cell office:value-type="string" table:style-name="ce1">
            <text:p>基隆市安樂區</text:p>
          </table:table-cell>
          <table:table-cell office:value-type="float" office:value="296" table:style-name="ce1">
            <text:p>296</text:p>
          </table:table-cell>
          <table:table-cell office:value-type="float" office:value="266" table:style-name="ce1">
            <text:p>266</text:p>
          </table:table-cell>
          <table:table-cell office:value-type="float" office:value="166" table:style-name="ce1">
            <text:p>166</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拱照社區發展協會</text:p>
          </table:table-cell>
          <table:table-cell office:value-type="float" office:value="80898344" table:style-name="ce1">
            <text:p>80898344</text:p>
          </table:table-cell>
          <table:table-cell office:value-type="string" table:style-name="ce1">
            <text:p>協助宜蘭縣三星鄉拱照社區發展協會辦理104年「慶祝重陽節暨節約能源宣導」活動</text:p>
          </table:table-cell>
          <table:table-cell office:value-type="date" office:date-value="2015-10-19T00:00:00" table:style-name="ce2">
            <text:p>2015/10/19</text:p>
          </table:table-cell>
          <table:table-cell office:value-type="date" office:date-value="2015-10-19T00:00:00" table:style-name="ce2">
            <text:p>2015/10/19</text:p>
          </table:table-cell>
          <table:table-cell office:value-type="string" table:style-name="ce1">
            <text:p>宜蘭縣三星鄉</text:p>
          </table:table-cell>
          <table:table-cell office:value-type="float" office:value="180" table:style-name="ce1">
            <text:p>180</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教育會</text:p>
          </table:table-cell>
          <table:table-cell office:value-type="float" office:value="17418515" table:style-name="ce1">
            <text:p>17418515</text:p>
          </table:table-cell>
          <table:table-cell office:value-type="string" table:style-name="ce1">
            <text:p>協助新北市林口區教育會辦理104年林口區節能減碳宣導活動暨教師節表揚推廣電能教育優良教師活動</text:p>
          </table:table-cell>
          <table:table-cell office:value-type="date" office:date-value="2015-09-25T00:00:00" table:style-name="ce2">
            <text:p>2015/9/25</text:p>
          </table:table-cell>
          <table:table-cell office:value-type="date" office:date-value="2015-09-25T00:00:00" table:style-name="ce2">
            <text:p>2015/9/25</text:p>
          </table:table-cell>
          <table:table-cell office:value-type="string" table:style-name="ce1">
            <text:p>新北市林口區</text:p>
          </table:table-cell>
          <table:table-cell office:value-type="float" office:value="446" table:style-name="ce1">
            <text:p>446</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體育會</text:p>
          </table:table-cell>
          <table:table-cell office:value-type="float" office:value="14537290" table:style-name="ce1">
            <text:p>14537290</text:p>
          </table:table-cell>
          <table:table-cell office:value-type="string" table:style-name="ce1">
            <text:p>協助臺中市龍井區體育會辦理104年龍井區全民體育運動暨節能減碳與推廣乾淨能源政策宣導活動</text:p>
          </table:table-cell>
          <table:table-cell office:value-type="date" office:date-value="2015-10-03T00:00:00" table:style-name="ce2">
            <text:p>2015/10/3</text:p>
          </table:table-cell>
          <table:table-cell office:value-type="date" office:date-value="2015-10-03T00:00:00" table:style-name="ce2">
            <text:p>2015/10/3</text:p>
          </table:table-cell>
          <table:table-cell office:value-type="string" table:style-name="ce1">
            <text:p>臺中市龍井區</text:p>
          </table:table-cell>
          <table:table-cell office:value-type="float" office:value="918" table:style-name="ce1">
            <text:p>918</text:p>
          </table:table-cell>
          <table:table-cell office:value-type="float" office:value="200" table:style-name="ce1">
            <text:p>20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5-09-25T00:00:00" table:style-name="ce2">
            <text:p>2015/9/25</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蓬山國樂學會</text:p>
          </table:table-cell>
          <table:table-cell office:value-type="float" office:value="45358361" table:style-name="ce1">
            <text:p>45358361</text:p>
          </table:table-cell>
          <table:table-cell office:value-type="string" table:style-name="ce1">
            <text:p>協助苗栗縣蓬山國樂學會辦理2015年度音樂會</text:p>
          </table:table-cell>
          <table:table-cell office:value-type="date" office:date-value="2015-10-25T00:00:00" table:style-name="ce2">
            <text:p>2015/10/25</text:p>
          </table:table-cell>
          <table:table-cell office:value-type="date" office:date-value="2015-10-25T00:00:00" table:style-name="ce2">
            <text:p>2015/10/25</text:p>
          </table:table-cell>
          <table:table-cell office:value-type="string" table:style-name="ce1">
            <text:p>苗栗縣苑裡鎮</text:p>
          </table:table-cell>
          <table:table-cell office:value-type="float" office:value="206" table:style-name="ce1">
            <text:p>206</text:p>
          </table:table-cell>
          <table:table-cell office:value-type="float" office:value="50" table:style-name="ce1">
            <text:p>5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5-09-25T00:00:00" table:style-name="ce2">
            <text:p>2015/9/25</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卓蘭鎮豐田國民小學</text:p>
          </table:table-cell>
          <table:table-cell office:value-type="string" table:style-name="ce1">
            <text:p>aa<text:s text:c="8"/></text:p>
          </table:table-cell>
          <table:table-cell office:value-type="string" table:style-name="ce1">
            <text:p>協助苗栗縣卓蘭鎮豐田國民小學辦理慶祝60週年校慶暨省電節能宣導活動</text:p>
          </table:table-cell>
          <table:table-cell office:value-type="date" office:date-value="2015-11-01T00:00:00" table:style-name="ce2">
            <text:p>2015/11/1</text:p>
          </table:table-cell>
          <table:table-cell office:value-type="date" office:date-value="2015-11-21T00:00:00" table:style-name="ce2">
            <text:p>2015/11/21</text:p>
          </table:table-cell>
          <table:table-cell office:value-type="string" table:style-name="ce1">
            <text:p>苗栗縣卓蘭鎮</text:p>
          </table:table-cell>
          <table:table-cell office:value-type="float" office:value="1030" table:style-name="ce1">
            <text:p>1030</text:p>
          </table:table-cell>
          <table:table-cell office:value-type="float" office:value="700" table:style-name="ce1">
            <text:p>70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5-09-18T00:00:00" table:style-name="ce2">
            <text:p>2015/9/1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台灣工藝發展協會</text:p>
          </table:table-cell>
          <table:table-cell office:value-type="float" office:value="26841056" table:style-name="ce1">
            <text:p>26841056</text:p>
          </table:table-cell>
          <table:table-cell office:value-type="string" table:style-name="ce1">
            <text:p>協助苗栗縣台灣工藝發展協會辦理104年度東北部工藝創作觀摩研習活動</text:p>
          </table:table-cell>
          <table:table-cell office:value-type="date" office:date-value="2015-10-09T00:00:00" table:style-name="ce2">
            <text:p>2015/10/9</text:p>
          </table:table-cell>
          <table:table-cell office:value-type="date" office:date-value="2015-10-11T00:00:00" table:style-name="ce2">
            <text:p>2015/10/11</text:p>
          </table:table-cell>
          <table:table-cell office:value-type="string" table:style-name="ce1">
            <text:p>通霄發電廠</text:p>
          </table:table-cell>
          <table:table-cell office:value-type="float" office:value="257" table:style-name="ce1">
            <text:p>257</text:p>
          </table:table-cell>
          <table:table-cell office:value-type="float" office:value="128" table:style-name="ce1">
            <text:p>128</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5-09-21T00:00:00" table:style-name="ce2">
            <text:p>2015/9/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水裡港藝文福利協會</text:p>
          </table:table-cell>
          <table:table-cell office:value-type="float" office:value="26889874" table:style-name="ce1">
            <text:p>26889874</text:p>
          </table:table-cell>
          <table:table-cell office:value-type="string" table:style-name="ce1">
            <text:p>協助臺中市龍井區水裡港藝文福利協會辦理中秋水裡港月尚圓歡慶佳節暨宣導節約用電推廣液化天然氣乾淨能源活動</text:p>
          </table:table-cell>
          <table:table-cell office:value-type="date" office:date-value="2015-09-27T00:00:00" table:style-name="ce2">
            <text:p>2015/9/27</text:p>
          </table:table-cell>
          <table:table-cell office:value-type="date" office:date-value="2015-09-27T00:00:00" table:style-name="ce2">
            <text:p>2015/9/27</text:p>
          </table:table-cell>
          <table:table-cell office:value-type="string" table:style-name="ce1">
            <text:p>臺中市龍井區</text:p>
          </table:table-cell>
          <table:table-cell office:value-type="float" office:value="651" table:style-name="ce1">
            <text:p>651</text:p>
          </table:table-cell>
          <table:table-cell office:value-type="float" office:value="250" table:style-name="ce1">
            <text:p>250</text:p>
          </table:table-cell>
          <table:table-cell office:value-type="float" office:value="200" table:style-name="ce1">
            <text:p>2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5-09-23T00:00:00" table:style-name="ce2">
            <text:p>2015/9/23</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德和社區發展協會</text:p>
          </table:table-cell>
          <table:table-cell office:value-type="float" office:value="78966302" table:style-name="ce1">
            <text:p>78966302</text:p>
          </table:table-cell>
          <table:table-cell office:value-type="string" table:style-name="ce1">
            <text:p>協助基隆市中山區德和社區發展協會辦理104年中秋敬老尊賢活動</text:p>
          </table:table-cell>
          <table:table-cell office:value-type="date" office:date-value="2015-09-20T00:00:00" table:style-name="ce2">
            <text:p>2015/9/20</text:p>
          </table:table-cell>
          <table:table-cell office:value-type="date" office:date-value="2015-10-05T00:00:00" table:style-name="ce2">
            <text:p>2015/10/5</text:p>
          </table:table-cell>
          <table:table-cell office:value-type="string" table:style-name="ce1">
            <text:p>基隆市中山區</text:p>
          </table:table-cell>
          <table:table-cell office:value-type="float" office:value="66" table:style-name="ce1">
            <text:p>66</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5-09-23T00:00:00" table:style-name="ce2">
            <text:p>2015/9/23</text:p>
          </table:table-cell>
          <table:table-cell office:value-type="string" table:style-name="ce1">
            <text:p><text:s/>aa<text:s/></text:p>
          </table:table-cell>
          <table:table-cell office:value-type="string" table:style-name="ce1">
            <text:p><text:s/>aa<text:s/></text:p>
          </table:table-cell>
          <table:table-cell office:value-type="string" table:style-name="ce1">
            <text:p>金門縣</text:p>
          </table:table-cell>
          <table:table-cell office:value-type="string" table:style-name="ce1">
            <text:p>金門縣金城鎮前水頭社區發展協會</text:p>
          </table:table-cell>
          <table:table-cell office:value-type="float" office:value="14917236" table:style-name="ce1">
            <text:p>14917236</text:p>
          </table:table-cell>
          <table:table-cell office:value-type="string" table:style-name="ce1">
            <text:p>協助金門縣金城鎮前水頭社區發展協會辦理104年【節能減碳。水頭慶中秋】</text:p>
          </table:table-cell>
          <table:table-cell office:value-type="date" office:date-value="2015-09-26T00:00:00" table:style-name="ce2">
            <text:p>2015/9/26</text:p>
          </table:table-cell>
          <table:table-cell office:value-type="date" office:date-value="2015-09-26T00:00:00" table:style-name="ce2">
            <text:p>2015/9/26</text:p>
          </table:table-cell>
          <table:table-cell office:value-type="string" table:style-name="ce1">
            <text:p>金門縣金城鎮</text:p>
          </table:table-cell>
          <table:table-cell office:value-type="float" office:value="287" table:style-name="ce1">
            <text:p>287</text:p>
          </table:table-cell>
          <table:table-cell office:value-type="float" office:value="237" table:style-name="ce1">
            <text:p>237</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林口發電廠</text:p>
          </table:table-cell>
          <table:table-cell office:value-type="string" table:style-name="ce1">
            <text:p>aa<text:s text:c="8"/></text:p>
          </table:table-cell>
          <table:table-cell office:value-type="string" table:style-name="ce1">
            <text:p>協助林口發電廠辦理新北市興福國民小學校園閱讀風氣推廣</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興福國民小學</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5-09-22T00:00:00" table:style-name="ce2">
            <text:p>2015/9/22</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s text:c="8"/></text:p>
          </table:table-cell>
          <table:table-cell office:value-type="string" table:style-name="ce1">
            <text:p>協助南投縣魚池鄉公所辦理2015日月潭紅茶文化季系列活動</text:p>
          </table:table-cell>
          <table:table-cell office:value-type="date" office:date-value="2015-10-17T00:00:00" table:style-name="ce2">
            <text:p>2015/10/17</text:p>
          </table:table-cell>
          <table:table-cell office:value-type="date" office:date-value="2015-11-04T00:00:00" table:style-name="ce2">
            <text:p>2015/11/4</text:p>
          </table:table-cell>
          <table:table-cell office:value-type="string" table:style-name="ce1">
            <text:p>南投縣魚池鄉</text:p>
          </table:table-cell>
          <table:table-cell office:value-type="float" office:value="1602" table:style-name="ce1">
            <text:p>1602</text:p>
          </table:table-cell>
          <table:table-cell office:value-type="float" office:value="400" table:style-name="ce1">
            <text:p>400</text:p>
          </table:table-cell>
          <table:table-cell office:value-type="float" office:value="300" table:style-name="ce1">
            <text:p>3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5-09-23T00:00:00" table:style-name="ce2">
            <text:p>2015/9/23</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清水區高美社區發展協會</text:p>
          </table:table-cell>
          <table:table-cell office:value-type="float" office:value="17732444" table:style-name="ce1">
            <text:p>17732444</text:p>
          </table:table-cell>
          <table:table-cell office:value-type="string" table:style-name="ce1">
            <text:p>協助臺中市清水區高美社區發展協會辦理臺中市清水區高美五里乙未年恭迎觀音佛祖回鑾慶典暨電源開發宣導</text:p>
          </table:table-cell>
          <table:table-cell office:value-type="date" office:date-value="2015-10-13T00:00:00" table:style-name="ce2">
            <text:p>2015/10/13</text:p>
          </table:table-cell>
          <table:table-cell office:value-type="date" office:date-value="2015-10-15T00:00:00" table:style-name="ce2">
            <text:p>2015/10/15</text:p>
          </table:table-cell>
          <table:table-cell office:value-type="string" table:style-name="ce1">
            <text:p>臺中市清水區</text:p>
          </table:table-cell>
          <table:table-cell office:value-type="float" office:value="2055" table:style-name="ce1">
            <text:p>2055</text:p>
          </table:table-cell>
          <table:table-cell office:value-type="float" office:value="500" table:style-name="ce1">
            <text:p>500</text:p>
          </table:table-cell>
          <table:table-cell office:value-type="float" office:value="270" table:style-name="ce1">
            <text:p>2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5-09-22T00:00:00" table:style-name="ce2">
            <text:p>2015/9/22</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上館社區發展協會</text:p>
          </table:table-cell>
          <table:table-cell office:value-type="float" office:value="19307986" table:style-name="ce1">
            <text:p>19307986</text:p>
          </table:table-cell>
          <table:table-cell office:value-type="string" table:style-name="ce1">
            <text:p>協助苗栗縣苑裡鎮上館社區發展協會辦理104年度『月圓佳節慶團圓暨義診、政令宣導活動』</text:p>
          </table:table-cell>
          <table:table-cell office:value-type="date" office:date-value="2015-09-25T00:00:00" table:style-name="ce2">
            <text:p>2015/9/25</text:p>
          </table:table-cell>
          <table:table-cell office:value-type="date" office:date-value="2015-09-25T00:00:00" table:style-name="ce2">
            <text:p>2015/9/25</text:p>
          </table:table-cell>
          <table:table-cell office:value-type="string" table:style-name="ce1">
            <text:p>苗栗縣苑裡鎮</text:p>
          </table:table-cell>
          <table:table-cell office:value-type="float" office:value="137" table:style-name="ce1">
            <text:p>137</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5-09-17T00:00:00" table:style-name="ce2">
            <text:p>2015/9/17</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客家文化傳承發展協會</text:p>
          </table:table-cell>
          <table:table-cell office:value-type="float" office:value="47417056" table:style-name="ce1">
            <text:p>47417056</text:p>
          </table:table-cell>
          <table:table-cell office:value-type="string" table:style-name="ce1">
            <text:p>協助苗栗縣通霄客家文化傳承發展協會辦理中秋月光晚會</text:p>
          </table:table-cell>
          <table:table-cell office:value-type="date" office:date-value="2015-09-26T00:00:00" table:style-name="ce2">
            <text:p>2015/9/26</text:p>
          </table:table-cell>
          <table:table-cell office:value-type="date" office:date-value="2015-09-26T00:00:00" table:style-name="ce2">
            <text:p>2015/9/26</text:p>
          </table:table-cell>
          <table:table-cell office:value-type="string" table:style-name="ce1">
            <text:p>苗栗縣通霄鎮</text:p>
          </table:table-cell>
          <table:table-cell office:value-type="float" office:value="302" table:style-name="ce1">
            <text:p>302</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5-09-23T00:00:00" table:style-name="ce2">
            <text:p>2015/9/23</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第一核能發電廠</text:p>
          </table:table-cell>
          <table:table-cell office:value-type="string" table:style-name="ce1">
            <text:p>aa<text:s text:c="8"/></text:p>
          </table:table-cell>
          <table:table-cell office:value-type="string" table:style-name="ce1">
            <text:p>協助第一核能發電廠辦理104年度廠長盃環保睦鄰桌球邀請賽</text:p>
          </table:table-cell>
          <table:table-cell office:value-type="date" office:date-value="2015-10-01T00:00:00" table:style-name="ce2">
            <text:p>2015/10/1</text:p>
          </table:table-cell>
          <table:table-cell office:value-type="date" office:date-value="2015-11-30T00:00:00" table:style-name="ce2">
            <text:p>2015/11/30</text:p>
          </table:table-cell>
          <table:table-cell office:value-type="string" table:style-name="ce1">
            <text:p>新北市萬里區</text:p>
          </table:table-cell>
          <table:table-cell office:value-type="float" office:value="221" table:style-name="ce1">
            <text:p>221</text:p>
          </table:table-cell>
          <table:table-cell office:value-type="float" office:value="221" table:style-name="ce1">
            <text:p>221</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5-09-22T00:00:00" table:style-name="ce2">
            <text:p>2015/9/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s text:c="8"/></text:p>
          </table:table-cell>
          <table:table-cell office:value-type="string" table:style-name="ce1">
            <text:p>協助興達發電廠辦理35週年慶運動會暨睦鄰區邀請賽活動</text:p>
          </table:table-cell>
          <table:table-cell office:value-type="date" office:date-value="2015-09-25T00:00:00" table:style-name="ce2">
            <text:p>2015/9/25</text:p>
          </table:table-cell>
          <table:table-cell office:value-type="date" office:date-value="2015-09-30T00:00:00" table:style-name="ce2">
            <text:p>2015/9/30</text:p>
          </table:table-cell>
          <table:table-cell office:value-type="string" table:style-name="ce1">
            <text:p>高雄市永安區</text:p>
          </table:table-cell>
          <table:table-cell office:value-type="float" office:value="70" table:style-name="ce1">
            <text:p>70</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5-09-18T00:00:00" table:style-name="ce2">
            <text:p>2015/9/18</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路竹頂寮長青協會</text:p>
          </table:table-cell>
          <table:table-cell office:value-type="float" office:value="13990119" table:style-name="ce1">
            <text:p>13990119</text:p>
          </table:table-cell>
          <table:table-cell office:value-type="string" table:style-name="ce1">
            <text:p>協助高雄市路竹頂寮長青協會辦理慶祝104年重陽節慶生會暨節約能源宣導活動</text:p>
          </table:table-cell>
          <table:table-cell office:value-type="date" office:date-value="2015-10-14T00:00:00" table:style-name="ce2">
            <text:p>2015/10/14</text:p>
          </table:table-cell>
          <table:table-cell office:value-type="date" office:date-value="2015-10-14T00:00:00" table:style-name="ce2">
            <text:p>2015/10/14</text:p>
          </table:table-cell>
          <table:table-cell office:value-type="string" table:style-name="ce1">
            <text:p>高雄市路竹區</text:p>
          </table:table-cell>
          <table:table-cell office:value-type="float" office:value="234" table:style-name="ce1">
            <text:p>234</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5-09-21T00:00:00" table:style-name="ce2">
            <text:p>2015/9/21</text:p>
          </table:table-cell>
          <table:table-cell office:value-type="string" table:style-name="ce1">
            <text:p><text:s/>aa<text:s/></text:p>
          </table:table-cell>
          <table:table-cell office:value-type="string" table:style-name="ce1">
            <text:p><text:s/>aa<text:s/></text:p>
          </table:table-cell>
          <table:table-cell office:value-type="string" table:style-name="ce1">
            <text:p>宜蘭縣</text:p>
          </table:table-cell>
          <table:table-cell office:value-type="string" table:style-name="ce1">
            <text:p>東部發電廠</text:p>
          </table:table-cell>
          <table:table-cell office:value-type="string" table:style-name="ce1">
            <text:p>aa<text:s text:c="8"/></text:p>
          </table:table-cell>
          <table:table-cell office:value-type="string" table:style-name="ce1">
            <text:p>協助東部發電廠辦理認養104學年度宜蘭縣澳花國小足球隊經費</text:p>
          </table:table-cell>
          <table:table-cell office:value-type="date" office:date-value="2015-10-01T00:00:00" table:style-name="ce2">
            <text:p>2015/10/1</text:p>
          </table:table-cell>
          <table:table-cell office:value-type="date" office:date-value="2016-06-30T00:00:00" table:style-name="ce2">
            <text:p>2016/6/30</text:p>
          </table:table-cell>
          <table:table-cell office:value-type="string" table:style-name="ce1">
            <text:p>宜蘭縣南澳鄉</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5-09-18T00:00:00" table:style-name="ce2">
            <text:p>2015/9/18</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社區發展促進協會</text:p>
          </table:table-cell>
          <table:table-cell office:value-type="float" office:value="36670643" table:style-name="ce1">
            <text:p>36670643</text:p>
          </table:table-cell>
          <table:table-cell office:value-type="string" table:style-name="ce1">
            <text:p>協助屏東縣恆春鎮社區發展促進協會辦理2015恆春中秋節土地公文化季活動</text:p>
          </table:table-cell>
          <table:table-cell office:value-type="date" office:date-value="2015-09-27T00:00:00" table:style-name="ce2">
            <text:p>2015/9/27</text:p>
          </table:table-cell>
          <table:table-cell office:value-type="date" office:date-value="2015-09-27T00:00:00" table:style-name="ce2">
            <text:p>2015/9/27</text:p>
          </table:table-cell>
          <table:table-cell office:value-type="string" table:style-name="ce1">
            <text:p>屏東縣恆春鎮</text:p>
          </table:table-cell>
          <table:table-cell office:value-type="float" office:value="1000" table:style-name="ce1">
            <text:p>1000</text:p>
          </table:table-cell>
          <table:table-cell office:value-type="float" office:value="900" table:style-name="ce1">
            <text:p>900</text:p>
          </table:table-cell>
          <table:table-cell office:value-type="float" office:value="250" table:style-name="ce1">
            <text:p>2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5-09-22T00:00:00" table:style-name="ce2">
            <text:p>2015/9/22</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大湖國民小學</text:p>
          </table:table-cell>
          <table:table-cell office:value-type="string" table:style-name="ce1">
            <text:p>aa<text:s text:c="8"/></text:p>
          </table:table-cell>
          <table:table-cell office:value-type="string" table:style-name="ce1">
            <text:p>協助高雄市湖內區大湖國民小學辦理大湖國小115週年校慶暨節能宣導活動</text:p>
          </table:table-cell>
          <table:table-cell office:value-type="date" office:date-value="2015-10-19T00:00:00" table:style-name="ce2">
            <text:p>2015/10/19</text:p>
          </table:table-cell>
          <table:table-cell office:value-type="date" office:date-value="2015-11-14T00:00:00" table:style-name="ce2">
            <text:p>2015/11/14</text:p>
          </table:table-cell>
          <table:table-cell office:value-type="string" table:style-name="ce1">
            <text:p>高雄市湖內區</text:p>
          </table:table-cell>
          <table:table-cell office:value-type="float" office:value="132" table:style-name="ce1">
            <text:p>132</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5-09-18T00:00:00" table:style-name="ce2">
            <text:p>2015/9/18</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朝鳳長春協會</text:p>
          </table:table-cell>
          <table:table-cell office:value-type="float" office:value="10265541" table:style-name="ce1">
            <text:p>10265541</text:p>
          </table:table-cell>
          <table:table-cell office:value-type="string" table:style-name="ce1">
            <text:p>協助高雄市朝鳳長春協會辦理重陽節關懷老人生活暨宣導支持大林電廠更新改建計畫活動</text:p>
          </table:table-cell>
          <table:table-cell office:value-type="date" office:date-value="2015-09-28T00:00:00" table:style-name="ce2">
            <text:p>2015/9/28</text:p>
          </table:table-cell>
          <table:table-cell office:value-type="date" office:date-value="2015-09-28T00:00:00" table:style-name="ce2">
            <text:p>2015/9/28</text:p>
          </table:table-cell>
          <table:table-cell office:value-type="string" table:style-name="ce1">
            <text:p>高雄市小港區</text:p>
          </table:table-cell>
          <table:table-cell office:value-type="float" office:value="225" table:style-name="ce1">
            <text:p>225</text:p>
          </table:table-cell>
          <table:table-cell office:value-type="float" office:value="90" table:style-name="ce1">
            <text:p>90</text:p>
          </table:table-cell>
          <table:table-cell office:value-type="float" office:value="60" table:style-name="ce1">
            <text:p>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5-09-17T00:00:00" table:style-name="ce2">
            <text:p>2015/9/17</text:p>
          </table:table-cell>
          <table:table-cell office:value-type="string" table:style-name="ce1">
            <text:p><text:s/>aa<text:s/></text:p>
          </table:table-cell>
          <table:table-cell office:value-type="string" table:style-name="ce1">
            <text:p><text:s/>立委孔文吉<text:s/></text:p>
          </table:table-cell>
          <table:table-cell office:value-type="string" table:style-name="ce1">
            <text:p>南投縣</text:p>
          </table:table-cell>
          <table:table-cell office:value-type="string" table:style-name="ce1">
            <text:p>南投縣仁愛鄉清境社區發展協會</text:p>
          </table:table-cell>
          <table:table-cell office:value-type="float" office:value="99175522" table:style-name="ce1">
            <text:p>99175522</text:p>
          </table:table-cell>
          <table:table-cell office:value-type="string" table:style-name="ce1">
            <text:p>協助南投縣仁愛鄉清境社區發展協會辦理2015清境火把節</text:p>
          </table:table-cell>
          <table:table-cell office:value-type="date" office:date-value="2015-10-28T00:00:00" table:style-name="ce2">
            <text:p>2015/10/28</text:p>
          </table:table-cell>
          <table:table-cell office:value-type="date" office:date-value="2015-11-07T00:00:00" table:style-name="ce2">
            <text:p>2015/11/7</text:p>
          </table:table-cell>
          <table:table-cell office:value-type="string" table:style-name="ce1">
            <text:p>南投縣仁愛鄉</text:p>
          </table:table-cell>
          <table:table-cell office:value-type="float" office:value="2825" table:style-name="ce1">
            <text:p>2825</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5-09-18T00:00:00" table:style-name="ce2">
            <text:p>2015/9/18</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龍崗社區發展協會</text:p>
          </table:table-cell>
          <table:table-cell office:value-type="float" office:value="25289129" table:style-name="ce1">
            <text:p>25289129</text:p>
          </table:table-cell>
          <table:table-cell office:value-type="string" table:style-name="ce1">
            <text:p>協助臺中市龍井區龍崗社區發展協會辦理長青楷模表揚餐會暨節約用電宣導活動</text:p>
          </table:table-cell>
          <table:table-cell office:value-type="date" office:date-value="2015-09-26T00:00:00" table:style-name="ce2">
            <text:p>2015/9/26</text:p>
          </table:table-cell>
          <table:table-cell office:value-type="date" office:date-value="2015-09-26T00:00:00" table:style-name="ce2">
            <text:p>2015/9/26</text:p>
          </table:table-cell>
          <table:table-cell office:value-type="string" table:style-name="ce1">
            <text:p>臺中市龍井區</text:p>
          </table:table-cell>
          <table:table-cell office:value-type="float" office:value="162" table:style-name="ce1">
            <text:p>162</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5-09-15T00:00:00" table:style-name="ce2">
            <text:p>2015/9/15</text:p>
          </table:table-cell>
          <table:table-cell office:value-type="string" table:style-name="ce1">
            <text:p><text:s/>aa<text:s/></text:p>
          </table:table-cell>
          <table:table-cell office:value-type="string" table:style-name="ce1">
            <text:p><text:s/>aa<text:s/></text:p>
          </table:table-cell>
          <table:table-cell office:value-type="string" table:style-name="ce1">
            <text:p>彰化縣</text:p>
          </table:table-cell>
          <table:table-cell office:value-type="string" table:style-name="ce1">
            <text:p>彰化縣線西鄉公所</text:p>
          </table:table-cell>
          <table:table-cell office:value-type="string" table:style-name="ce1">
            <text:p>aa<text:s text:c="8"/></text:p>
          </table:table-cell>
          <table:table-cell office:value-type="string" table:style-name="ce1">
            <text:p>協助彰化縣線西鄉公所辦理2015線西鄉農村產業文化暨節約能源宣導活動</text:p>
          </table:table-cell>
          <table:table-cell office:value-type="date" office:date-value="2015-11-01T00:00:00" table:style-name="ce2">
            <text:p>2015/11/1</text:p>
          </table:table-cell>
          <table:table-cell office:value-type="date" office:date-value="2015-11-01T00:00:00" table:style-name="ce2">
            <text:p>2015/11/1</text:p>
          </table:table-cell>
          <table:table-cell office:value-type="string" table:style-name="ce1">
            <text:p>彰化縣線西鄉</text:p>
          </table:table-cell>
          <table:table-cell office:value-type="float" office:value="400" table:style-name="ce1">
            <text:p>400</text:p>
          </table:table-cell>
          <table:table-cell office:value-type="float" office:value="250" table:style-name="ce1">
            <text:p>250</text:p>
          </table:table-cell>
          <table:table-cell office:value-type="float" office:value="150" table:style-name="ce1">
            <text:p>15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5-09-09T00:00:00" table:style-name="ce2">
            <text:p>2015/9/9</text:p>
          </table:table-cell>
          <table:table-cell office:value-type="string" table:style-name="ce1">
            <text:p><text:s/>aa<text:s/></text:p>
          </table:table-cell>
          <table:table-cell office:value-type="string" table:style-name="ce1">
            <text:p><text:s/>aa<text:s/></text:p>
          </table:table-cell>
          <table:table-cell office:value-type="string" table:style-name="ce1">
            <text:p>花蓮縣</text:p>
          </table:table-cell>
          <table:table-cell office:value-type="string" table:style-name="ce1">
            <text:p>花東供電區營運處</text:p>
          </table:table-cell>
          <table:table-cell office:value-type="string" table:style-name="ce1">
            <text:p>aa<text:s text:c="8"/></text:p>
          </table:table-cell>
          <table:table-cell office:value-type="string" table:style-name="ce1">
            <text:p>協助花東供電區營運處辦理電力設施安全宣導及網、桌球邀請賽</text:p>
          </table:table-cell>
          <table:table-cell office:value-type="date" office:date-value="2015-10-22T00:00:00" table:style-name="ce2">
            <text:p>2015/10/22</text:p>
          </table:table-cell>
          <table:table-cell office:value-type="date" office:date-value="2015-10-22T00:00:00" table:style-name="ce2">
            <text:p>2015/10/22</text:p>
          </table:table-cell>
          <table:table-cell office:value-type="string" table:style-name="ce1">
            <text:p>花蓮縣新城鄉</text:p>
          </table:table-cell>
          <table:table-cell office:value-type="float" office:value="60" table:style-name="ce1">
            <text:p>60</text:p>
          </table:table-cell>
          <table:table-cell office:value-type="float" office:value="60" table:style-name="ce1">
            <text:p>6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5-09-16T00:00:00" table:style-name="ce2">
            <text:p>2015/9/1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104年度第16屆農漁產業文化季活動計畫</text:p>
          </table:table-cell>
          <table:table-cell office:value-type="date" office:date-value="2015-11-14T00:00:00" table:style-name="ce2">
            <text:p>2015/11/14</text:p>
          </table:table-cell>
          <table:table-cell office:value-type="date" office:date-value="2015-11-15T00:00:00" table:style-name="ce2">
            <text:p>2015/11/15</text:p>
          </table:table-cell>
          <table:table-cell office:value-type="string" table:style-name="ce1">
            <text:p>高雄市永安區</text:p>
          </table:table-cell>
          <table:table-cell office:value-type="float" office:value="180" table:style-name="ce1">
            <text:p>180</text:p>
          </table:table-cell>
          <table:table-cell office:value-type="float" office:value="100" table:style-name="ce1">
            <text:p>100</text:p>
          </table:table-cell>
          <table:table-cell office:value-type="float" office:value="100" table:style-name="ce1">
            <text:p>1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5-09-11T00:00:00" table:style-name="ce2">
            <text:p>2015/9/11</text:p>
          </table:table-cell>
          <table:table-cell office:value-type="string" table:style-name="ce1">
            <text:p><text:s/>aa<text:s/></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北寮社區發展協會</text:p>
          </table:table-cell>
          <table:table-cell office:value-type="float" office:value="77200940" table:style-name="ce1">
            <text:p>77200940</text:p>
          </table:table-cell>
          <table:table-cell office:value-type="string" table:style-name="ce1">
            <text:p>協助澎湖縣湖西鄉北寮社區發展協會辦理節能減碳宣導暨關懷社區老人活動</text:p>
          </table:table-cell>
          <table:table-cell office:value-type="date" office:date-value="2015-09-25T00:00:00" table:style-name="ce2">
            <text:p>2015/9/25</text:p>
          </table:table-cell>
          <table:table-cell office:value-type="date" office:date-value="2015-09-25T00:00:00" table:style-name="ce2">
            <text:p>2015/9/25</text:p>
          </table:table-cell>
          <table:table-cell office:value-type="string" table:style-name="ce1">
            <text:p>澎湖縣湖西鄉</text:p>
          </table:table-cell>
          <table:table-cell office:value-type="float" office:value="168" table:style-name="ce1">
            <text:p>168</text:p>
          </table:table-cell>
          <table:table-cell office:value-type="float" office:value="70" table:style-name="ce1">
            <text:p>7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5-09-11T00:00:00" table:style-name="ce2">
            <text:p>2015/9/11</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七堵區瑪東社區發展協會</text:p>
          </table:table-cell>
          <table:table-cell office:value-type="float" office:value="17133996" table:style-name="ce1">
            <text:p>17133996</text:p>
          </table:table-cell>
          <table:table-cell office:value-type="string" table:style-name="ce1">
            <text:p>協助基隆市七堵區瑪東社區發展協會辦理104年重陽敬老尊賢活動</text:p>
          </table:table-cell>
          <table:table-cell office:value-type="date" office:date-value="2015-09-20T00:00:00" table:style-name="ce2">
            <text:p>2015/9/20</text:p>
          </table:table-cell>
          <table:table-cell office:value-type="date" office:date-value="2015-10-25T00:00:00" table:style-name="ce2">
            <text:p>2015/10/25</text:p>
          </table:table-cell>
          <table:table-cell office:value-type="string" table:style-name="ce1">
            <text:p>基隆市七堵區</text:p>
          </table:table-cell>
          <table:table-cell office:value-type="float" office:value="140" table:style-name="ce1">
            <text:p>140</text:p>
          </table:table-cell>
          <table:table-cell office:value-type="float" office:value="128" table:style-name="ce1">
            <text:p>128</text:p>
          </table:table-cell>
          <table:table-cell office:value-type="float" office:value="128" table:style-name="ce1">
            <text:p>128</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5-09-15T00:00:00" table:style-name="ce2">
            <text:p>2015/9/15</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三芝區婦女會</text:p>
          </table:table-cell>
          <table:table-cell office:value-type="float" office:value="30382188" table:style-name="ce1">
            <text:p>30382188</text:p>
          </table:table-cell>
          <table:table-cell office:value-type="string" table:style-name="ce1">
            <text:p>協助新北市三芝區婦女會辦理真愛婦女幸福三芝核安暨社會福利宣導</text:p>
          </table:table-cell>
          <table:table-cell office:value-type="date" office:date-value="2015-10-01T00:00:00" table:style-name="ce2">
            <text:p>2015/10/1</text:p>
          </table:table-cell>
          <table:table-cell office:value-type="date" office:date-value="2015-10-31T00:00:00" table:style-name="ce2">
            <text:p>2015/10/31</text:p>
          </table:table-cell>
          <table:table-cell office:value-type="string" table:style-name="ce1">
            <text:p>新北市三芝區</text:p>
          </table:table-cell>
          <table:table-cell office:value-type="float" office:value="319" table:style-name="ce1">
            <text:p>319</text:p>
          </table:table-cell>
          <table:table-cell office:value-type="float" office:value="150" table:style-name="ce1">
            <text:p>15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5-09-16T00:00:00" table:style-name="ce2">
            <text:p>2015/9/1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海埔國民小學</text:p>
          </table:table-cell>
          <table:table-cell office:value-type="string" table:style-name="ce1">
            <text:p>aa<text:s text:c="8"/></text:p>
          </table:table-cell>
          <table:table-cell office:value-type="string" table:style-name="ce1">
            <text:p>協助高雄市湖內區海埔國民小學辦理104年度「創校六十週年校慶運動會暨能源教育宣導活動」實施計劃</text:p>
          </table:table-cell>
          <table:table-cell office:value-type="date" office:date-value="2015-11-28T00:00:00" table:style-name="ce2">
            <text:p>2015/11/28</text:p>
          </table:table-cell>
          <table:table-cell office:value-type="date" office:date-value="2015-11-28T00:00:00" table:style-name="ce2">
            <text:p>2015/11/28</text:p>
          </table:table-cell>
          <table:table-cell office:value-type="string" table:style-name="ce1">
            <text:p>高雄市湖內區</text:p>
          </table:table-cell>
          <table:table-cell office:value-type="float" office:value="115" table:style-name="ce1">
            <text:p>115</text:p>
          </table:table-cell>
          <table:table-cell office:value-type="float" office:value="75" table:style-name="ce1">
            <text:p>75</text:p>
          </table:table-cell>
          <table:table-cell office:value-type="float" office:value="45" table:style-name="ce1">
            <text:p>4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5-09-16T00:00:00" table:style-name="ce2">
            <text:p>2015/9/16</text:p>
          </table:table-cell>
          <table:table-cell office:value-type="string" table:style-name="ce1">
            <text:p><text:s/>aa<text:s/></text:p>
          </table:table-cell>
          <table:table-cell office:value-type="string" table:style-name="ce1">
            <text:p><text:s/>立委邱志偉<text:s/></text:p>
          </table:table-cell>
          <table:table-cell office:value-type="string" table:style-name="ce1">
            <text:p>高雄市</text:p>
          </table:table-cell>
          <table:table-cell office:value-type="string" table:style-name="ce1">
            <text:p>高雄市舞蹈運動協會</text:p>
          </table:table-cell>
          <table:table-cell office:value-type="float" office:value="21603652" table:style-name="ce1">
            <text:p>21603652</text:p>
          </table:table-cell>
          <table:table-cell office:value-type="string" table:style-name="ce1">
            <text:p>協助高雄市舞蹈運動協會辦理104年新住民幸福家園中秋佳節晚會暨節能減碳、節水宣導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高雄市岡山區</text:p>
          </table:table-cell>
          <table:table-cell office:value-type="float" office:value="224" table:style-name="ce1">
            <text:p>224</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5-09-17T00:00:00" table:style-name="ce2">
            <text:p>2015/9/17</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大潭發電廠</text:p>
          </table:table-cell>
          <table:table-cell office:value-type="string" table:style-name="ce1">
            <text:p>aa<text:s text:c="8"/></text:p>
          </table:table-cell>
          <table:table-cell office:value-type="string" table:style-name="ce1">
            <text:p>協助大潭發電廠辦理桃園市觀音區上大國小『足球小巨人』培訓計畫</text:p>
          </table:table-cell>
          <table:table-cell office:value-type="date" office:date-value="2015-10-01T00:00:00" table:style-name="ce2">
            <text:p>2015/10/1</text:p>
          </table:table-cell>
          <table:table-cell office:value-type="date" office:date-value="2016-06-30T00:00:00" table:style-name="ce2">
            <text:p>2016/6/30</text:p>
          </table:table-cell>
          <table:table-cell office:value-type="string" table:style-name="ce1">
            <text:p>桃園市觀音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5-09-16T00:00:00" table:style-name="ce2">
            <text:p>2015/9/16</text:p>
          </table:table-cell>
          <table:table-cell office:value-type="string" table:style-name="ce1">
            <text:p><text:s/>aa<text:s/></text:p>
          </table:table-cell>
          <table:table-cell office:value-type="string" table:style-name="ce1">
            <text:p><text:s/>aa<text:s/></text:p>
          </table:table-cell>
          <table:table-cell office:value-type="string" table:style-name="ce1">
            <text:p>彰化縣</text:p>
          </table:table-cell>
          <table:table-cell office:value-type="string" table:style-name="ce1">
            <text:p>彰化縣線西鄉老人會</text:p>
          </table:table-cell>
          <table:table-cell office:value-type="float" office:value="99648536" table:style-name="ce1">
            <text:p>99648536</text:p>
          </table:table-cell>
          <table:table-cell office:value-type="string" table:style-name="ce1">
            <text:p>協助彰化縣線西鄉老人會辦理104年度重陽敬老楷模表揚暨電力政策宣導活動</text:p>
          </table:table-cell>
          <table:table-cell office:value-type="date" office:date-value="2015-11-08T00:00:00" table:style-name="ce2">
            <text:p>2015/11/8</text:p>
          </table:table-cell>
          <table:table-cell office:value-type="date" office:date-value="2015-11-08T00:00:00" table:style-name="ce2">
            <text:p>2015/11/8</text:p>
          </table:table-cell>
          <table:table-cell office:value-type="string" table:style-name="ce1">
            <text:p>彰化縣線西鄉</text:p>
          </table:table-cell>
          <table:table-cell office:value-type="float" office:value="770" table:style-name="ce1">
            <text:p>770</text:p>
          </table:table-cell>
          <table:table-cell office:value-type="float" office:value="200" table:style-name="ce1">
            <text:p>20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促進電力發展營運協助金審議委員會</text:p>
          </table:table-cell>
          <table:table-cell office:value-type="date" office:date-value="2015-09-15T00:00:00" table:style-name="ce2">
            <text:p>2015/9/15</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中和幸福家園促進協會</text:p>
          </table:table-cell>
          <table:table-cell office:value-type="float" office:value="42150043" table:style-name="ce1">
            <text:p>42150043</text:p>
          </table:table-cell>
          <table:table-cell office:value-type="string" table:style-name="ce1">
            <text:p>協助基隆市中和幸福家園促進協會辦理104年中秋節聯歡晚會</text:p>
          </table:table-cell>
          <table:table-cell office:value-type="date" office:date-value="2015-09-20T00:00:00" table:style-name="ce2">
            <text:p>2015/9/20</text:p>
          </table:table-cell>
          <table:table-cell office:value-type="date" office:date-value="2015-10-18T00:00:00" table:style-name="ce2">
            <text:p>2015/10/18</text:p>
          </table:table-cell>
          <table:table-cell office:value-type="string" table:style-name="ce1">
            <text:p>基隆市中山區</text:p>
          </table:table-cell>
          <table:table-cell office:value-type="float" office:value="309" table:style-name="ce1">
            <text:p>309</text:p>
          </table:table-cell>
          <table:table-cell office:value-type="float" office:value="271" table:style-name="ce1">
            <text:p>271</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促進電力發展營運協助金審議委員會</text:p>
          </table:table-cell>
          <table:table-cell office:value-type="date" office:date-value="2015-09-15T00:00:00" table:style-name="ce2">
            <text:p>2015/9/15</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中和幸福家園促進協會</text:p>
          </table:table-cell>
          <table:table-cell office:value-type="float" office:value="42150043" table:style-name="ce1">
            <text:p>42150043</text:p>
          </table:table-cell>
          <table:table-cell office:value-type="string" table:style-name="ce1">
            <text:p>協助基隆市中和幸福家園促進協會辦理104年重陽敬老活動</text:p>
          </table:table-cell>
          <table:table-cell office:value-type="date" office:date-value="2015-09-20T00:00:00" table:style-name="ce2">
            <text:p>2015/9/20</text:p>
          </table:table-cell>
          <table:table-cell office:value-type="date" office:date-value="2015-10-18T00:00:00" table:style-name="ce2">
            <text:p>2015/10/18</text:p>
          </table:table-cell>
          <table:table-cell office:value-type="string" table:style-name="ce1">
            <text:p>基隆市中山區</text:p>
          </table:table-cell>
          <table:table-cell office:value-type="float" office:value="309" table:style-name="ce1">
            <text:p>309</text:p>
          </table:table-cell>
          <table:table-cell office:value-type="float" office:value="271" table:style-name="ce1">
            <text:p>271</text:p>
          </table:table-cell>
          <table:table-cell office:value-type="float" office:value="191" table:style-name="ce1">
            <text:p>191</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促進電力發展營運協助金審議委員會</text:p>
          </table:table-cell>
          <table:table-cell office:value-type="date" office:date-value="2015-09-09T00:00:00" table:style-name="ce2">
            <text:p>2015/9/9</text:p>
          </table:table-cell>
          <table:table-cell office:value-type="string" table:style-name="ce1">
            <text:p><text:s/>aa<text:s/></text:p>
          </table:table-cell>
          <table:table-cell office:value-type="string" table:style-name="ce1">
            <text:p><text:s/>aa<text:s/></text:p>
          </table:table-cell>
          <table:table-cell office:value-type="string" table:style-name="ce1">
            <text:p>花蓮縣</text:p>
          </table:table-cell>
          <table:table-cell office:value-type="string" table:style-name="ce1">
            <text:p>花東供電區營運處</text:p>
          </table:table-cell>
          <table:table-cell office:value-type="string" table:style-name="ce1">
            <text:p>aa<text:s text:c="8"/></text:p>
          </table:table-cell>
          <table:table-cell office:value-type="string" table:style-name="ce1">
            <text:p>協助花東供電區營運處辦理花蓮縣萬榮鄉萬榮村6鄰住戶慰問</text:p>
          </table:table-cell>
          <table:table-cell office:value-type="date" office:date-value="2015-09-15T00:00:00" table:style-name="ce2">
            <text:p>2015/9/15</text:p>
          </table:table-cell>
          <table:table-cell office:value-type="date" office:date-value="2015-10-15T00:00:00" table:style-name="ce2">
            <text:p>2015/10/15</text:p>
          </table:table-cell>
          <table:table-cell office:value-type="string" table:style-name="ce1">
            <text:p>花蓮縣萬榮鄉</text:p>
          </table:table-cell>
          <table:table-cell office:value-type="float" office:value="81" table:style-name="ce1">
            <text:p>81</text:p>
          </table:table-cell>
          <table:table-cell office:value-type="float" office:value="81" table:style-name="ce1">
            <text:p>81</text:p>
          </table:table-cell>
          <table:table-cell office:value-type="float" office:value="81" table:style-name="ce1">
            <text:p>81</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促進電力發展營運協助金審議委員會</text:p>
          </table:table-cell>
          <table:table-cell office:value-type="date" office:date-value="2015-09-08T00:00:00" table:style-name="ce2">
            <text:p>2015/9/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2015苑裡閩客月圓人圓中秋慶團圓』</text:p>
          </table:table-cell>
          <table:table-cell office:value-type="date" office:date-value="2015-09-26T00:00:00" table:style-name="ce2">
            <text:p>2015/9/26</text:p>
          </table:table-cell>
          <table:table-cell office:value-type="date" office:date-value="2015-09-26T00:00:00" table:style-name="ce2">
            <text:p>2015/9/26</text:p>
          </table:table-cell>
          <table:table-cell office:value-type="string" table:style-name="ce1">
            <text:p>苗栗縣苑裡鎮</text:p>
          </table:table-cell>
          <table:table-cell office:value-type="float" office:value="1025" table:style-name="ce1">
            <text:p>1025</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促進電力發展營運協助金審議委員會</text:p>
          </table:table-cell>
          <table:table-cell office:value-type="date" office:date-value="2015-09-15T00:00:00" table:style-name="ce2">
            <text:p>2015/9/15</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烏林投老人長壽協進會</text:p>
          </table:table-cell>
          <table:table-cell office:value-type="float" office:value="38743093" table:style-name="ce1">
            <text:p>38743093</text:p>
          </table:table-cell>
          <table:table-cell office:value-type="string" table:style-name="ce1">
            <text:p>協助高雄市永安區烏林投老人長壽協進會辦理慶祝九九重陽節暨節能減碳宣導活動</text:p>
          </table:table-cell>
          <table:table-cell office:value-type="date" office:date-value="2015-10-20T00:00:00" table:style-name="ce2">
            <text:p>2015/10/20</text:p>
          </table:table-cell>
          <table:table-cell office:value-type="date" office:date-value="2015-10-20T00:00:00" table:style-name="ce2">
            <text:p>2015/10/20</text:p>
          </table:table-cell>
          <table:table-cell office:value-type="string" table:style-name="ce1">
            <text:p>高雄市永安區</text:p>
          </table:table-cell>
          <table:table-cell office:value-type="float" office:value="204" table:style-name="ce1">
            <text:p>204</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促進電力發展營運協助金審議委員會</text:p>
          </table:table-cell>
          <table:table-cell office:value-type="date" office:date-value="2015-09-14T00:00:00" table:style-name="ce2">
            <text:p>2015/9/14</text:p>
          </table:table-cell>
          <table:table-cell office:value-type="string" table:style-name="ce1">
            <text:p><text:s/>aa<text:s/></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果葉社區發展協會</text:p>
          </table:table-cell>
          <table:table-cell office:value-type="float" office:value="20247939" table:style-name="ce1">
            <text:p>20247939</text:p>
          </table:table-cell>
          <table:table-cell office:value-type="string" table:style-name="ce1">
            <text:p>協助澎湖縣湖西鄉果葉社區發展協會辦理觀摩台灣基層、地方產業及電力建設活動</text:p>
          </table:table-cell>
          <table:table-cell office:value-type="date" office:date-value="2015-10-05T00:00:00" table:style-name="ce2">
            <text:p>2015/10/5</text:p>
          </table:table-cell>
          <table:table-cell office:value-type="date" office:date-value="2015-10-08T00:00:00" table:style-name="ce2">
            <text:p>2015/10/8</text:p>
          </table:table-cell>
          <table:table-cell office:value-type="string" table:style-name="ce1">
            <text:p>台中發電廠</text:p>
          </table:table-cell>
          <table:table-cell office:value-type="float" office:value="162" table:style-name="ce1">
            <text:p>162</text:p>
          </table:table-cell>
          <table:table-cell office:value-type="float" office:value="70" table:style-name="ce1">
            <text:p>7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促進電力發展營運協助金審議委員會</text:p>
          </table:table-cell>
          <table:table-cell office:value-type="date" office:date-value="2015-09-14T00:00:00" table:style-name="ce2">
            <text:p>2015/9/14</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和慶社區發展協會</text:p>
          </table:table-cell>
          <table:table-cell office:value-type="float" office:value="31409039" table:style-name="ce1">
            <text:p>31409039</text:p>
          </table:table-cell>
          <table:table-cell office:value-type="string" table:style-name="ce1">
            <text:p>協助基隆市中山區和慶社區發展協會辦理104年中秋聯歡晚會</text:p>
          </table:table-cell>
          <table:table-cell office:value-type="date" office:date-value="2015-09-15T00:00:00" table:style-name="ce2">
            <text:p>2015/9/15</text:p>
          </table:table-cell>
          <table:table-cell office:value-type="date" office:date-value="2015-10-31T00:00:00" table:style-name="ce2">
            <text:p>2015/10/31</text:p>
          </table:table-cell>
          <table:table-cell office:value-type="string" table:style-name="ce1">
            <text:p>基隆市中山區</text:p>
          </table:table-cell>
          <table:table-cell office:value-type="float" office:value="319" table:style-name="ce1">
            <text:p>319</text:p>
          </table:table-cell>
          <table:table-cell office:value-type="float" office:value="290" table:style-name="ce1">
            <text:p>290</text:p>
          </table:table-cell>
          <table:table-cell office:value-type="float" office:value="120" table:style-name="ce1">
            <text:p>1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促進電力發展營運協助金審議委員會</text:p>
          </table:table-cell>
          <table:table-cell office:value-type="date" office:date-value="2015-09-14T00:00:00" table:style-name="ce2">
            <text:p>2015/9/14</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市中山區和慶社區發展協會</text:p>
          </table:table-cell>
          <table:table-cell office:value-type="float" office:value="31409039" table:style-name="ce1">
            <text:p>31409039</text:p>
          </table:table-cell>
          <table:table-cell office:value-type="string" table:style-name="ce1">
            <text:p>協助基隆市中山區和慶社區發展協會辦理104年重陽敬老尊賢活動</text:p>
          </table:table-cell>
          <table:table-cell office:value-type="date" office:date-value="2015-09-15T00:00:00" table:style-name="ce2">
            <text:p>2015/9/15</text:p>
          </table:table-cell>
          <table:table-cell office:value-type="date" office:date-value="2015-10-31T00:00:00" table:style-name="ce2">
            <text:p>2015/10/31</text:p>
          </table:table-cell>
          <table:table-cell office:value-type="string" table:style-name="ce1">
            <text:p>基隆市中山區</text:p>
          </table:table-cell>
          <table:table-cell office:value-type="float" office:value="319" table:style-name="ce1">
            <text:p>319</text:p>
          </table:table-cell>
          <table:table-cell office:value-type="float" office:value="290" table:style-name="ce1">
            <text:p>290</text:p>
          </table:table-cell>
          <table:table-cell office:value-type="float" office:value="170" table:style-name="ce1">
            <text:p>1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促進電力發展營運協助金審議委員會</text:p>
          </table:table-cell>
          <table:table-cell office:value-type="date" office:date-value="2015-09-14T00:00:00" table:style-name="ce2">
            <text:p>2015/9/14</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基隆市外木山漁村漁船雨衣計畫</text:p>
          </table:table-cell>
          <table:table-cell office:value-type="date" office:date-value="2015-09-15T00:00:00" table:style-name="ce2">
            <text:p>2015/9/15</text:p>
          </table:table-cell>
          <table:table-cell office:value-type="date" office:date-value="2015-12-31T00:00:00" table:style-name="ce2">
            <text:p>2015/12/31</text:p>
          </table:table-cell>
          <table:table-cell office:value-type="string" table:style-name="ce1">
            <text:p>基隆市外木山漁村</text:p>
          </table:table-cell>
          <table:table-cell office:value-type="float" office:value="192" table:style-name="ce1">
            <text:p>192</text:p>
          </table:table-cell>
          <table:table-cell office:value-type="float" office:value="173" table:style-name="ce1">
            <text:p>173</text:p>
          </table:table-cell>
          <table:table-cell office:value-type="float" office:value="170" table:style-name="ce1">
            <text:p>1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促進電力發展營運協助金審議委員會</text:p>
          </table:table-cell>
          <table:table-cell office:value-type="date" office:date-value="2015-09-11T00:00:00" table:style-name="ce2">
            <text:p>2015/9/1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泰安鄉公所</text:p>
          </table:table-cell>
          <table:table-cell office:value-type="string" table:style-name="ce1">
            <text:p>aa<text:s text:c="8"/></text:p>
          </table:table-cell>
          <table:table-cell office:value-type="string" table:style-name="ce1">
            <text:p>協助苗栗縣泰安鄉公所辦理2015泰安客家美食文化節計畫</text:p>
          </table:table-cell>
          <table:table-cell office:value-type="date" office:date-value="2015-11-07T00:00:00" table:style-name="ce2">
            <text:p>2015/11/7</text:p>
          </table:table-cell>
          <table:table-cell office:value-type="date" office:date-value="2015-11-07T00:00:00" table:style-name="ce2">
            <text:p>2015/11/7</text:p>
          </table:table-cell>
          <table:table-cell office:value-type="string" table:style-name="ce1">
            <text:p>苗栗縣泰安鄉</text:p>
          </table:table-cell>
          <table:table-cell office:value-type="float" office:value="300" table:style-name="ce1">
            <text:p>300</text:p>
          </table:table-cell>
          <table:table-cell office:value-type="float" office:value="200" table:style-name="ce1">
            <text:p>200</text:p>
          </table:table-cell>
          <table:table-cell office:value-type="float" office:value="60" table:style-name="ce1">
            <text:p>6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促進電力發展營運協助金審議委員會</text:p>
          </table:table-cell>
          <table:table-cell office:value-type="date" office:date-value="2015-09-11T00:00:00" table:style-name="ce2">
            <text:p>2015/9/1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南社區發展協會</text:p>
          </table:table-cell>
          <table:table-cell office:value-type="float" office:value="66843256" table:style-name="ce1">
            <text:p>66843256</text:p>
          </table:table-cell>
          <table:table-cell office:value-type="string" table:style-name="ce1">
            <text:p>協助苗栗縣通霄鎮通南社區發展協會辦理「104年度社區月半傳統文化教育活動」</text:p>
          </table:table-cell>
          <table:table-cell office:value-type="date" office:date-value="2015-09-18T00:00:00" table:style-name="ce2">
            <text:p>2015/9/18</text:p>
          </table:table-cell>
          <table:table-cell office:value-type="date" office:date-value="2015-09-18T00:00:00" table:style-name="ce2">
            <text:p>2015/9/18</text:p>
          </table:table-cell>
          <table:table-cell office:value-type="string" table:style-name="ce1">
            <text:p>苗栗縣通霄鎮</text:p>
          </table:table-cell>
          <table:table-cell office:value-type="float" office:value="157" table:style-name="ce1">
            <text:p>157</text:p>
          </table:table-cell>
          <table:table-cell office:value-type="float" office:value="40" table:style-name="ce1">
            <text:p>4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string" table:style-name="ce1">
            <text:p>促進電力發展營運協助金審議委員會</text:p>
          </table:table-cell>
          <table:table-cell office:value-type="date" office:date-value="2015-09-11T00:00:00" table:style-name="ce2">
            <text:p>2015/9/11</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車城鄉公所</text:p>
          </table:table-cell>
          <table:table-cell office:value-type="string" table:style-name="ce1">
            <text:p>aa<text:s text:c="8"/></text:p>
          </table:table-cell>
          <table:table-cell office:value-type="string" table:style-name="ce1">
            <text:p>協助屏東縣車城鄉公所辦理垃圾子車購置計畫</text:p>
          </table:table-cell>
          <table:table-cell office:value-type="date" office:date-value="2015-09-01T00:00:00" table:style-name="ce2">
            <text:p>2015/9/1</text:p>
          </table:table-cell>
          <table:table-cell office:value-type="date" office:date-value="2015-11-30T00:00:00" table:style-name="ce2">
            <text:p>2015/11/30</text:p>
          </table:table-cell>
          <table:table-cell office:value-type="string" table:style-name="ce1">
            <text:p>屏東縣車城鄉</text:p>
          </table:table-cell>
          <table:table-cell office:value-type="float" office:value="96" table:style-name="ce1">
            <text:p>96</text:p>
          </table:table-cell>
          <table:table-cell office:value-type="float" office:value="96" table:style-name="ce1">
            <text:p>96</text:p>
          </table:table-cell>
          <table:table-cell office:value-type="float" office:value="90" table:style-name="ce1">
            <text:p>9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string" table:style-name="ce1">
            <text:p>促進電力發展營運協助金審議委員會</text:p>
          </table:table-cell>
          <table:table-cell office:value-type="date" office:date-value="2015-09-11T00:00:00" table:style-name="ce2">
            <text:p>2015/9/1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萬里區中幅社區發展協會</text:p>
          </table:table-cell>
          <table:table-cell office:value-type="float" office:value="2255181" table:style-name="ce1">
            <text:p>2255181</text:p>
          </table:table-cell>
          <table:table-cell office:value-type="string" table:style-name="ce1">
            <text:p>協助新北市萬里區中幅社區發展協會辦理志工幹部教育研習活動</text:p>
          </table:table-cell>
          <table:table-cell office:value-type="date" office:date-value="2015-11-07T00:00:00" table:style-name="ce2">
            <text:p>2015/11/7</text:p>
          </table:table-cell>
          <table:table-cell office:value-type="date" office:date-value="2015-11-09T00:00:00" table:style-name="ce2">
            <text:p>2015/11/9</text:p>
          </table:table-cell>
          <table:table-cell office:value-type="string" table:style-name="ce1">
            <text:p>台中發電廠</text:p>
          </table:table-cell>
          <table:table-cell office:value-type="float" office:value="181" table:style-name="ce1">
            <text:p>181</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string" table:style-name="ce1">
            <text:p>促進電力發展營運協助金審議委員會</text:p>
          </table:table-cell>
          <table:table-cell office:value-type="date" office:date-value="2015-09-09T00:00:00" table:style-name="ce2">
            <text:p>2015/9/9</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通霄發電廠</text:p>
          </table:table-cell>
          <table:table-cell office:value-type="string" table:style-name="ce1">
            <text:p>aa<text:s text:c="8"/></text:p>
          </table:table-cell>
          <table:table-cell office:value-type="string" table:style-name="ce1">
            <text:p>協助通霄發電廠辦理通霄國民小學課後輔導-書法研習活動</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苗栗縣通霄鎮</text:p>
          </table:table-cell>
          <table:table-cell office:value-type="float" office:value="180" table:style-name="ce1">
            <text:p>180</text:p>
          </table:table-cell>
          <table:table-cell office:value-type="float" office:value="180" table:style-name="ce1">
            <text:p>180</text:p>
          </table:table-cell>
          <table:table-cell office:value-type="float" office:value="180" table:style-name="ce1">
            <text:p>1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string" table:style-name="ce1">
            <text:p>促進電力發展營運協助金審議委員會</text:p>
          </table:table-cell>
          <table:table-cell office:value-type="date" office:date-value="2015-09-09T00:00:00" table:style-name="ce2">
            <text:p>2015/9/9</text:p>
          </table:table-cell>
          <table:table-cell office:value-type="string" table:style-name="ce1">
            <text:p><text:s/>aa<text:s/></text:p>
          </table:table-cell>
          <table:table-cell office:value-type="string" table:style-name="ce1">
            <text:p><text:s/>aa<text:s/></text:p>
          </table:table-cell>
          <table:table-cell office:value-type="string" table:style-name="ce1">
            <text:p>臺北市</text:p>
          </table:table-cell>
          <table:table-cell office:value-type="string" table:style-name="ce1">
            <text:p>輸變電工程處北區施工處</text:p>
          </table:table-cell>
          <table:table-cell office:value-type="string" table:style-name="ce1">
            <text:p>aa<text:s text:c="8"/></text:p>
          </table:table-cell>
          <table:table-cell office:value-type="string" table:style-name="ce1">
            <text:p>協助輸變電工程處北區施工處辦理臺北市大安區仁愛里104年度慶祝中秋節暨敦親睦鄰聯誼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台北市大安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string" table:style-name="ce1">
            <text:p>促進電力發展營運協助金審議委員會</text:p>
          </table:table-cell>
          <table:table-cell office:value-type="date" office:date-value="2015-09-08T00:00:00" table:style-name="ce2">
            <text:p>2015/9/8</text:p>
          </table:table-cell>
          <table:table-cell office:value-type="string" table:style-name="ce1">
            <text:p><text:s/>aa<text:s/></text:p>
          </table:table-cell>
          <table:table-cell office:value-type="string" table:style-name="ce1">
            <text:p><text:s/>aa<text:s/></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主動關懷長期深耕認養正濱國中籃球隊計畫</text:p>
          </table:table-cell>
          <table:table-cell office:value-type="date" office:date-value="2015-09-15T00:00:00" table:style-name="ce2">
            <text:p>2015/9/15</text:p>
          </table:table-cell>
          <table:table-cell office:value-type="date" office:date-value="2016-06-30T00:00:00" table:style-name="ce2">
            <text:p>2016/6/30</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string" table:style-name="ce1">
            <text:p>促進電力發展營運協助金審議委員會</text:p>
          </table:table-cell>
          <table:table-cell office:value-type="date" office:date-value="2015-09-09T00:00:00" table:style-name="ce2">
            <text:p>2015/9/9</text:p>
          </table:table-cell>
          <table:table-cell office:value-type="string" table:style-name="ce1">
            <text:p><text:s/>aa<text:s/></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支持電力發展建設宣導暨月圓人團圓慶中秋活動</text:p>
          </table:table-cell>
          <table:table-cell office:value-type="date" office:date-value="2015-09-26T00:00:00" table:style-name="ce2">
            <text:p>2015/9/26</text:p>
          </table:table-cell>
          <table:table-cell office:value-type="date" office:date-value="2015-09-26T00:00:00" table:style-name="ce2">
            <text:p>2015/9/26</text:p>
          </table:table-cell>
          <table:table-cell office:value-type="string" table:style-name="ce1">
            <text:p>澎湖縣湖西鄉</text:p>
          </table:table-cell>
          <table:table-cell office:value-type="float" office:value="259" table:style-name="ce1">
            <text:p>259</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string" table:style-name="ce1">
            <text:p>促進電力發展營運協助金審議委員會</text:p>
          </table:table-cell>
          <table:table-cell office:value-type="date" office:date-value="2015-09-09T00:00:00" table:style-name="ce2">
            <text:p>2015/9/9</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泰安鄉公所</text:p>
          </table:table-cell>
          <table:table-cell office:value-type="string" table:style-name="ce1">
            <text:p>aa<text:s text:c="8"/></text:p>
          </table:table-cell>
          <table:table-cell office:value-type="string" table:style-name="ce1">
            <text:p>協助苗栗縣泰安鄉公所辦理苗栗縣泰安鄉104年度第四屆全國泰雅族運動會暨傳統技藝競賽活動</text:p>
          </table:table-cell>
          <table:table-cell office:value-type="date" office:date-value="2015-10-30T00:00:00" table:style-name="ce2">
            <text:p>2015/10/30</text:p>
          </table:table-cell>
          <table:table-cell office:value-type="date" office:date-value="2015-10-31T00:00:00" table:style-name="ce2">
            <text:p>2015/10/31</text:p>
          </table:table-cell>
          <table:table-cell office:value-type="string" table:style-name="ce1">
            <text:p>苗栗縣泰安鄉</text:p>
          </table:table-cell>
          <table:table-cell office:value-type="float" office:value="6570" table:style-name="ce1">
            <text:p>6570</text:p>
          </table:table-cell>
          <table:table-cell office:value-type="float" office:value="5680" table:style-name="ce1">
            <text:p>568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string" table:style-name="ce1">
            <text:p>促進電力發展營運協助金審議委員會</text:p>
          </table:table-cell>
          <table:table-cell office:value-type="date" office:date-value="2015-09-09T00:00:00" table:style-name="ce2">
            <text:p>2015/9/9</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4年度歡慶中秋花好月圓月餅香活動</text:p>
          </table:table-cell>
          <table:table-cell office:value-type="date" office:date-value="2015-09-25T00:00:00" table:style-name="ce2">
            <text:p>2015/9/25</text:p>
          </table:table-cell>
          <table:table-cell office:value-type="date" office:date-value="2015-09-25T00:00:00" table:style-name="ce2">
            <text:p>2015/9/25</text:p>
          </table:table-cell>
          <table:table-cell office:value-type="string" table:style-name="ce1">
            <text:p>高雄市路竹區</text:p>
          </table:table-cell>
          <table:table-cell office:value-type="float" office:value="75" table:style-name="ce1">
            <text:p>75</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string" table:style-name="ce1">
            <text:p>促進電力發展營運協助金審議委員會</text:p>
          </table:table-cell>
          <table:table-cell office:value-type="date" office:date-value="2015-09-08T00:00:00" table:style-name="ce2">
            <text:p>2015/9/8</text:p>
          </table:table-cell>
          <table:table-cell office:value-type="string" table:style-name="ce1">
            <text:p><text:s/>aa<text:s/></text:p>
          </table:table-cell>
          <table:table-cell office:value-type="string" table:style-name="ce1">
            <text:p>aa</text:p>
          </table:table-cell>
          <table:table-cell office:value-type="string" table:style-name="ce1">
            <text:p>澎湖縣</text:p>
          </table:table-cell>
          <table:table-cell office:value-type="string" table:style-name="ce1">
            <text:p>澎湖縣白沙鄉中屯社區發展協會</text:p>
          </table:table-cell>
          <table:table-cell office:value-type="float" office:value="78943625" table:style-name="ce1">
            <text:p>78943625</text:p>
          </table:table-cell>
          <table:table-cell office:value-type="string" table:style-name="ce1">
            <text:p>協助澎湖縣白沙鄉中屯社區發展協會辦理支持風力發電建設暨104年度中秋節敦親睦鄰活動</text:p>
          </table:table-cell>
          <table:table-cell office:value-type="date" office:date-value="2015-09-16T00:00:00" table:style-name="ce2">
            <text:p>2015/9/16</text:p>
          </table:table-cell>
          <table:table-cell office:value-type="date" office:date-value="2015-09-16T00:00:00" table:style-name="ce2">
            <text:p>2015/9/16</text:p>
          </table:table-cell>
          <table:table-cell office:value-type="string" table:style-name="ce1">
            <text:p>澎湖縣白沙鄉</text:p>
          </table:table-cell>
          <table:table-cell office:value-type="float" office:value="72" table:style-name="ce1">
            <text:p>72</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string" table:style-name="ce1">
            <text:p>促進電力發展營運協助金審議委員會</text:p>
          </table:table-cell>
          <table:table-cell office:value-type="date" office:date-value="2015-09-08T00:00:00" table:style-name="ce2">
            <text:p>2015/9/8</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主動關懷長期深耕認養安樂高中女籃隊計畫</text:p>
          </table:table-cell>
          <table:table-cell office:value-type="date" office:date-value="2015-09-15T00:00:00" table:style-name="ce2">
            <text:p>2015/9/15</text:p>
          </table:table-cell>
          <table:table-cell office:value-type="date" office:date-value="2016-06-30T00:00:00" table:style-name="ce2">
            <text:p>2016/6/30</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string" table:style-name="ce1">
            <text:p>促進電力發展營運協助金審議委員會</text:p>
          </table:table-cell>
          <table:table-cell office:value-type="date" office:date-value="2015-09-09T00:00:00" table:style-name="ce2">
            <text:p>2015/9/9</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s text:c="8"/></text:p>
          </table:table-cell>
          <table:table-cell office:value-type="string" table:style-name="ce1">
            <text:p>協助高雄市林園區公所辦理編印中華民國105年日曆</text:p>
          </table:table-cell>
          <table:table-cell office:value-type="date" office:date-value="2015-09-01T00:00:00" table:style-name="ce2">
            <text:p>2015/9/1</text:p>
          </table:table-cell>
          <table:table-cell office:value-type="date" office:date-value="2015-12-31T00:00:00" table:style-name="ce2">
            <text:p>2015/12/31</text:p>
          </table:table-cell>
          <table:table-cell office:value-type="string" table:style-name="ce1">
            <text:p>aa</text:p>
          </table:table-cell>
          <table:table-cell office:value-type="float" office:value="2340" table:style-name="ce1">
            <text:p>2340</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string" table:style-name="ce1">
            <text:p>促進電力發展營運協助金審議委員會</text:p>
          </table:table-cell>
          <table:table-cell office:value-type="date" office:date-value="2015-09-09T00:00:00" table:style-name="ce2">
            <text:p>2015/9/9</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林園區農會</text:p>
          </table:table-cell>
          <table:table-cell office:value-type="float" office:value="85176205" table:style-name="ce1">
            <text:p>85176205</text:p>
          </table:table-cell>
          <table:table-cell office:value-type="string" table:style-name="ce1">
            <text:p>協助高雄市林園區農會辦理104年度農業技術觀摩研習及參觀國家經濟建設暨宣導支持大林電廠更新改建計畫活動</text:p>
          </table:table-cell>
          <table:table-cell office:value-type="date" office:date-value="2015-09-19T00:00:00" table:style-name="ce2">
            <text:p>2015/9/19</text:p>
          </table:table-cell>
          <table:table-cell office:value-type="date" office:date-value="2015-09-21T00:00:00" table:style-name="ce2">
            <text:p>2015/9/21</text:p>
          </table:table-cell>
          <table:table-cell office:value-type="string" table:style-name="ce1">
            <text:p>大林發電廠</text:p>
          </table:table-cell>
          <table:table-cell office:value-type="float" office:value="435" table:style-name="ce1">
            <text:p>435</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string" table:style-name="ce1">
            <text:p>促進電力發展營運協助金審議委員會</text:p>
          </table:table-cell>
          <table:table-cell office:value-type="date" office:date-value="2015-09-01T00:00:00" table:style-name="ce2">
            <text:p>2015/9/1</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苑裡鎮中正國民小學</text:p>
          </table:table-cell>
          <table:table-cell office:value-type="string" table:style-name="ce1">
            <text:p>aa<text:s text:c="8"/></text:p>
          </table:table-cell>
          <table:table-cell office:value-type="string" table:style-name="ce1">
            <text:p>協助苗栗縣苑裡鎮中正國民小學辦理慶祝創校七十週年校慶暨多元藝術文化活動</text:p>
          </table:table-cell>
          <table:table-cell office:value-type="date" office:date-value="2015-10-30T00:00:00" table:style-name="ce2">
            <text:p>2015/10/30</text:p>
          </table:table-cell>
          <table:table-cell office:value-type="date" office:date-value="2015-10-31T00:00:00" table:style-name="ce2">
            <text:p>2015/10/31</text:p>
          </table:table-cell>
          <table:table-cell office:value-type="string" table:style-name="ce1">
            <text:p>苗栗縣苑裡鎮</text:p>
          </table:table-cell>
          <table:table-cell office:value-type="float" office:value="1374" table:style-name="ce1">
            <text:p>1374</text:p>
          </table:table-cell>
          <table:table-cell office:value-type="float" office:value="1354" table:style-name="ce1">
            <text:p>1354</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aa</text:p>
          </table:table-cell>
          <table:table-cell office:value-type="string" table:style-name="ce1">
            <text:p>新竹縣</text:p>
          </table:table-cell>
          <table:table-cell office:value-type="string" table:style-name="ce1">
            <text:p>新竹縣寶山鄉公所</text:p>
          </table:table-cell>
          <table:table-cell office:value-type="string" table:style-name="ce1">
            <text:p>aa<text:s text:c="8"/></text:p>
          </table:table-cell>
          <table:table-cell office:value-type="string" table:style-name="ce1">
            <text:p>協助新竹縣寶山鄉公所辦理寶山鄉油田村五油路道路改善工程</text:p>
          </table:table-cell>
          <table:table-cell office:value-type="string" table:style-name="ce1">
            <text:p>aa</text:p>
          </table:table-cell>
          <table:table-cell office:value-type="string" table:style-name="ce1">
            <text:p>aa</text:p>
          </table:table-cell>
          <table:table-cell office:value-type="string" table:style-name="ce1">
            <text:p>新竹縣寶山鄉</text:p>
          </table:table-cell>
          <table:table-cell office:value-type="float" office:value="1390" table:style-name="ce1">
            <text:p>1390</text:p>
          </table:table-cell>
          <table:table-cell office:value-type="float" office:value="1110" table:style-name="ce1">
            <text:p>1110</text:p>
          </table:table-cell>
          <table:table-cell office:value-type="float" office:value="1000" table:style-name="ce1">
            <text:p>1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政府</text:p>
          </table:table-cell>
          <table:table-cell office:value-type="string" table:style-name="ce1">
            <text:p>aa<text:s text:c="8"/></text:p>
          </table:table-cell>
          <table:table-cell office:value-type="string" table:style-name="ce1">
            <text:p>協助苗栗縣政府辦理通霄鎮綠光海風自行車道(秋茂園後方路段)設施維修工程</text:p>
          </table:table-cell>
          <table:table-cell office:value-type="date" office:date-value="2015-09-01T00:00:00" table:style-name="ce2">
            <text:p>2015/9/1</text:p>
          </table:table-cell>
          <table:table-cell office:value-type="date" office:date-value="2016-03-31T00:00:00" table:style-name="ce2">
            <text:p>2016/3/31</text:p>
          </table:table-cell>
          <table:table-cell office:value-type="string" table:style-name="ce1">
            <text:p>苗栗縣通霄鎮</text:p>
          </table:table-cell>
          <table:table-cell office:value-type="float" office:value="4530" table:style-name="ce1">
            <text:p>4530</text:p>
          </table:table-cell>
          <table:table-cell office:value-type="float" office:value="4077" table:style-name="ce1">
            <text:p>4077</text:p>
          </table:table-cell>
          <table:table-cell office:value-type="float" office:value="3000" table:style-name="ce1">
            <text:p>3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string" table:style-name="ce1">
            <text:p>促進電力發展營運協助金審議委員會</text:p>
          </table:table-cell>
          <table:table-cell office:value-type="date" office:date-value="2015-09-04T00:00:00" table:style-name="ce2">
            <text:p>2015/9/4</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觀音區公所</text:p>
          </table:table-cell>
          <table:table-cell office:value-type="string" table:style-name="ce1">
            <text:p>aa<text:s text:c="8"/></text:p>
          </table:table-cell>
          <table:table-cell office:value-type="string" table:style-name="ce1">
            <text:p>協助桃園市觀音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17253" table:style-name="ce1">
            <text:p>117253</text:p>
          </table:table-cell>
          <table:table-cell office:value-type="float" office:value="117253" table:style-name="ce1">
            <text:p>117253</text:p>
          </table:table-cell>
          <table:table-cell office:value-type="float" office:value="117253" table:style-name="ce1">
            <text:p>11725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string" table:style-name="ce1">
            <text:p>促進電力發展營運協助金審議委員會</text:p>
          </table:table-cell>
          <table:table-cell office:value-type="date" office:date-value="2015-09-07T00:00:00" table:style-name="ce2">
            <text:p>2015/9/7</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漁民發展協會</text:p>
          </table:table-cell>
          <table:table-cell office:value-type="float" office:value="20400623" table:style-name="ce1">
            <text:p>20400623</text:p>
          </table:table-cell>
          <table:table-cell office:value-type="string" table:style-name="ce1">
            <text:p>協助臺中市漁民發展協會辦理麗水港大肚溪出海口中元普渡法會暨支持節約能源宣導活動</text:p>
          </table:table-cell>
          <table:table-cell office:value-type="date" office:date-value="2015-09-10T00:00:00" table:style-name="ce2">
            <text:p>2015/9/10</text:p>
          </table:table-cell>
          <table:table-cell office:value-type="date" office:date-value="2015-09-10T00:00:00" table:style-name="ce2">
            <text:p>2015/9/10</text:p>
          </table:table-cell>
          <table:table-cell office:value-type="string" table:style-name="ce1">
            <text:p>臺中市龍井區</text:p>
          </table:table-cell>
          <table:table-cell office:value-type="float" office:value="492" table:style-name="ce1">
            <text:p>492</text:p>
          </table:table-cell>
          <table:table-cell office:value-type="float" office:value="25" table:style-name="ce1">
            <text:p>25</text:p>
          </table:table-cell>
          <table:table-cell office:value-type="float" office:value="200" table:style-name="ce1">
            <text:p>2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string" table:style-name="ce1">
            <text:p>促進電力發展營運協助金審議委員會</text:p>
          </table:table-cell>
          <table:table-cell office:value-type="date" office:date-value="2015-09-08T00:00:00" table:style-name="ce2">
            <text:p>2015/9/8</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安樂區武崙社區發展協會</text:p>
          </table:table-cell>
          <table:table-cell office:value-type="float" office:value="26601703" table:style-name="ce1">
            <text:p>26601703</text:p>
          </table:table-cell>
          <table:table-cell office:value-type="string" table:style-name="ce1">
            <text:p>協助基隆市安樂區武崙社區發展協會辦理104年武崙里花好月圓慶中秋活動</text:p>
          </table:table-cell>
          <table:table-cell office:value-type="date" office:date-value="2015-09-20T00:00:00" table:style-name="ce2">
            <text:p>2015/9/20</text:p>
          </table:table-cell>
          <table:table-cell office:value-type="date" office:date-value="2015-10-20T00:00:00" table:style-name="ce2">
            <text:p>2015/10/20</text:p>
          </table:table-cell>
          <table:table-cell office:value-type="string" table:style-name="ce1">
            <text:p>基隆市安樂區</text:p>
          </table:table-cell>
          <table:table-cell office:value-type="float" office:value="285" table:style-name="ce1">
            <text:p>285</text:p>
          </table:table-cell>
          <table:table-cell office:value-type="float" office:value="244" table:style-name="ce1">
            <text:p>244</text:p>
          </table:table-cell>
          <table:table-cell office:value-type="float" office:value="113" table:style-name="ce1">
            <text:p>113</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string" table:style-name="ce1">
            <text:p>促進電力發展營運協助金審議委員會</text:p>
          </table:table-cell>
          <table:table-cell office:value-type="date" office:date-value="2015-09-08T00:00:00" table:style-name="ce2">
            <text:p>2015/9/8</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安樂區武崙社區發展協會</text:p>
          </table:table-cell>
          <table:table-cell office:value-type="float" office:value="26601703" table:style-name="ce1">
            <text:p>26601703</text:p>
          </table:table-cell>
          <table:table-cell office:value-type="string" table:style-name="ce1">
            <text:p>協助基隆市安樂區武崙社區發展協會辦理104年重陽敬老尊賢活動</text:p>
          </table:table-cell>
          <table:table-cell office:value-type="date" office:date-value="2015-09-20T00:00:00" table:style-name="ce2">
            <text:p>2015/9/20</text:p>
          </table:table-cell>
          <table:table-cell office:value-type="date" office:date-value="2015-10-20T00:00:00" table:style-name="ce2">
            <text:p>2015/10/20</text:p>
          </table:table-cell>
          <table:table-cell office:value-type="string" table:style-name="ce1">
            <text:p>基隆市安樂區</text:p>
          </table:table-cell>
          <table:table-cell office:value-type="float" office:value="285" table:style-name="ce1">
            <text:p>285</text:p>
          </table:table-cell>
          <table:table-cell office:value-type="float" office:value="244" table:style-name="ce1">
            <text:p>244</text:p>
          </table:table-cell>
          <table:table-cell office:value-type="float" office:value="131" table:style-name="ce1">
            <text:p>131</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string" table:style-name="ce1">
            <text:p>促進電力發展營運協助金審議委員會</text:p>
          </table:table-cell>
          <table:table-cell office:value-type="date" office:date-value="2015-09-08T00:00:00" table:style-name="ce2">
            <text:p>2015/9/8</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茄萣里務協會</text:p>
          </table:table-cell>
          <table:table-cell office:value-type="float" office:value="15747792" table:style-name="ce1">
            <text:p>15747792</text:p>
          </table:table-cell>
          <table:table-cell office:value-type="string" table:style-name="ce1">
            <text:p>協助高雄市茄萣里務協會辦理104年度環境生態教育暨電力參訪活動</text:p>
          </table:table-cell>
          <table:table-cell office:value-type="date" office:date-value="2015-09-19T00:00:00" table:style-name="ce2">
            <text:p>2015/9/19</text:p>
          </table:table-cell>
          <table:table-cell office:value-type="date" office:date-value="2015-09-20T00:00:00" table:style-name="ce2">
            <text:p>2015/9/20</text:p>
          </table:table-cell>
          <table:table-cell office:value-type="string" table:style-name="ce1">
            <text:p>台中發電廠</text:p>
          </table:table-cell>
          <table:table-cell office:value-type="float" office:value="388" table:style-name="ce1">
            <text:p>388</text:p>
          </table:table-cell>
          <table:table-cell office:value-type="float" office:value="190" table:style-name="ce1">
            <text:p>190</text:p>
          </table:table-cell>
          <table:table-cell office:value-type="float" office:value="180" table:style-name="ce1">
            <text:p>1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string" table:style-name="ce1">
            <text:p>促進電力發展營運協助金審議委員會</text:p>
          </table:table-cell>
          <table:table-cell office:value-type="date" office:date-value="2015-09-04T00:00:00" table:style-name="ce2">
            <text:p>2015/9/4</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中華民國婦女聯合會高雄市分會永安區支會</text:p>
          </table:table-cell>
          <table:table-cell office:value-type="float" office:value="9578186" table:style-name="ce1">
            <text:p>9578186</text:p>
          </table:table-cell>
          <table:table-cell office:value-type="string" table:style-name="ce1">
            <text:p>協助中華民國婦女聯合會高雄市分會永安區支會辦理關懷弱勢暨節能減碳宣導活動</text:p>
          </table:table-cell>
          <table:table-cell office:value-type="date" office:date-value="2015-09-13T00:00:00" table:style-name="ce2">
            <text:p>2015/9/13</text:p>
          </table:table-cell>
          <table:table-cell office:value-type="date" office:date-value="2015-09-13T00:00:00" table:style-name="ce2">
            <text:p>2015/9/13</text:p>
          </table:table-cell>
          <table:table-cell office:value-type="string" table:style-name="ce1">
            <text:p>明潭發電廠</text:p>
          </table:table-cell>
          <table:table-cell office:value-type="float" office:value="241" table:style-name="ce1">
            <text:p>241</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string" table:style-name="ce1">
            <text:p>促進電力發展營運協助金審議委員會</text:p>
          </table:table-cell>
          <table:table-cell office:value-type="date" office:date-value="2015-09-03T00:00:00" table:style-name="ce2">
            <text:p>2015/9/3</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觀音區松柏會</text:p>
          </table:table-cell>
          <table:table-cell office:value-type="float" office:value="10515291" table:style-name="ce1">
            <text:p>10515291</text:p>
          </table:table-cell>
          <table:table-cell office:value-type="string" table:style-name="ce1">
            <text:p>協助桃園市觀音區松柏會辦理104年度重陽節敬老大會暨社會福利節能減碳用電安全宣導活動</text:p>
          </table:table-cell>
          <table:table-cell office:value-type="date" office:date-value="2015-10-14T00:00:00" table:style-name="ce2">
            <text:p>2015/10/14</text:p>
          </table:table-cell>
          <table:table-cell office:value-type="date" office:date-value="2015-10-14T00:00:00" table:style-name="ce2">
            <text:p>2015/10/14</text:p>
          </table:table-cell>
          <table:table-cell office:value-type="string" table:style-name="ce1">
            <text:p>桃園市觀音區</text:p>
          </table:table-cell>
          <table:table-cell office:value-type="float" office:value="1095" table:style-name="ce1">
            <text:p>1095</text:p>
          </table:table-cell>
          <table:table-cell office:value-type="float" office:value="300" table:style-name="ce1">
            <text:p>30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string" table:style-name="ce1">
            <text:p>促進電力發展營運協助金審議委員會</text:p>
          </table:table-cell>
          <table:table-cell office:value-type="date" office:date-value="2015-09-04T00:00:00" table:style-name="ce2">
            <text:p>2015/9/4</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觀音區槌球推展協會</text:p>
          </table:table-cell>
          <table:table-cell office:value-type="float" office:value="26172294" table:style-name="ce1">
            <text:p>26172294</text:p>
          </table:table-cell>
          <table:table-cell office:value-type="string" table:style-name="ce1">
            <text:p>協助桃園市觀音區槌球推展協會辦理104年桃園市「觀音盃」長青槌球錦標賽暨節能減碳及老人社會福利宣導活動</text:p>
          </table:table-cell>
          <table:table-cell office:value-type="date" office:date-value="2015-09-12T00:00:00" table:style-name="ce2">
            <text:p>2015/9/12</text:p>
          </table:table-cell>
          <table:table-cell office:value-type="date" office:date-value="2015-09-13T00:00:00" table:style-name="ce2">
            <text:p>2015/9/13</text:p>
          </table:table-cell>
          <table:table-cell office:value-type="string" table:style-name="ce1">
            <text:p>桃園市觀音區</text:p>
          </table:table-cell>
          <table:table-cell office:value-type="float" office:value="309" table:style-name="ce1">
            <text:p>309</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string" table:style-name="ce1">
            <text:p>促進電力發展營運協助金審議委員會</text:p>
          </table:table-cell>
          <table:table-cell office:value-type="date" office:date-value="2015-09-04T00:00:00" table:style-name="ce2">
            <text:p>2015/9/4</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觀音區樹林社區發展協會</text:p>
          </table:table-cell>
          <table:table-cell office:value-type="float" office:value="73751582" table:style-name="ce1">
            <text:p>73751582</text:p>
          </table:table-cell>
          <table:table-cell office:value-type="string" table:style-name="ce1">
            <text:p>協助桃園市觀音區樹林社區發展協會辦理104年中秋月圓、祥和敬老暨節能減碳教育宣導活動</text:p>
          </table:table-cell>
          <table:table-cell office:value-type="date" office:date-value="2015-09-18T00:00:00" table:style-name="ce2">
            <text:p>2015/9/18</text:p>
          </table:table-cell>
          <table:table-cell office:value-type="date" office:date-value="2015-09-18T00:00:00" table:style-name="ce2">
            <text:p>2015/9/18</text:p>
          </table:table-cell>
          <table:table-cell office:value-type="string" table:style-name="ce1">
            <text:p>桃園市觀音區</text:p>
          </table:table-cell>
          <table:table-cell office:value-type="float" office:value="188" table:style-name="ce1">
            <text:p>188</text:p>
          </table:table-cell>
          <table:table-cell office:value-type="float" office:value="100" table:style-name="ce1">
            <text:p>10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string" table:style-name="ce1">
            <text:p>促進電力發展營運協助金審議委員會</text:p>
          </table:table-cell>
          <table:table-cell office:value-type="date" office:date-value="2015-09-01T00:00:00" table:style-name="ce2">
            <text:p>2015/9/1</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104年度中秋節月餅製作暨節約能源宣導活動</text:p>
          </table:table-cell>
          <table:table-cell office:value-type="date" office:date-value="2015-09-23T00:00:00" table:style-name="ce2">
            <text:p>2015/9/23</text:p>
          </table:table-cell>
          <table:table-cell office:value-type="date" office:date-value="2015-09-23T00:00:00" table:style-name="ce2">
            <text:p>2015/9/23</text:p>
          </table:table-cell>
          <table:table-cell office:value-type="string" table:style-name="ce1">
            <text:p>高雄市彌陀區</text:p>
          </table:table-cell>
          <table:table-cell office:value-type="float" office:value="100" table:style-name="ce1">
            <text:p>100</text:p>
          </table:table-cell>
          <table:table-cell office:value-type="float" office:value="75" table:style-name="ce1">
            <text:p>75</text:p>
          </table:table-cell>
          <table:table-cell office:value-type="float" office:value="65" table:style-name="ce1">
            <text:p>6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string" table:style-name="ce1">
            <text:p>促進電力發展營運協助金審議委員會</text:p>
          </table:table-cell>
          <table:table-cell office:value-type="date" office:date-value="2015-09-07T00:00:00" table:style-name="ce2">
            <text:p>2015/9/7</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南部發電廠</text:p>
          </table:table-cell>
          <table:table-cell office:value-type="string" table:style-name="ce1">
            <text:p>aa<text:s text:c="8"/></text:p>
          </table:table-cell>
          <table:table-cell office:value-type="string" table:style-name="ce1">
            <text:p>協助南部發電廠辦理60週年廠慶創意寫生繪畫暨長期深耕電力宣導活動</text:p>
          </table:table-cell>
          <table:table-cell office:value-type="date" office:date-value="2015-09-01T00:00:00" table:style-name="ce2">
            <text:p>2015/9/1</text:p>
          </table:table-cell>
          <table:table-cell office:value-type="date" office:date-value="2015-10-31T00:00:00" table:style-name="ce2">
            <text:p>2015/10/31</text:p>
          </table:table-cell>
          <table:table-cell office:value-type="string" table:style-name="ce1">
            <text:p>高雄市前鎮區</text:p>
          </table:table-cell>
          <table:table-cell office:value-type="float" office:value="272" table:style-name="ce1">
            <text:p>272</text:p>
          </table:table-cell>
          <table:table-cell office:value-type="float" office:value="272" table:style-name="ce1">
            <text:p>272</text:p>
          </table:table-cell>
          <table:table-cell office:value-type="float" office:value="272" table:style-name="ce1">
            <text:p>272</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string" table:style-name="ce1">
            <text:p>促進電力發展營運協助金審議委員會</text:p>
          </table:table-cell>
          <table:table-cell office:value-type="date" office:date-value="2015-09-01T00:00:00" table:style-name="ce2">
            <text:p>2015/9/1</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鳳森敬老協會</text:p>
          </table:table-cell>
          <table:table-cell office:value-type="float" office:value="26073323" table:style-name="ce1">
            <text:p>26073323</text:p>
          </table:table-cell>
          <table:table-cell office:value-type="string" table:style-name="ce1">
            <text:p>協助高雄市鳳森敬老協會辦理重陽節敬老活動暨宣導支持大林電廠更新改建計劃</text:p>
          </table:table-cell>
          <table:table-cell office:value-type="date" office:date-value="2015-09-24T00:00:00" table:style-name="ce2">
            <text:p>2015/9/24</text:p>
          </table:table-cell>
          <table:table-cell office:value-type="date" office:date-value="2015-09-24T00:00:00" table:style-name="ce2">
            <text:p>2015/9/24</text:p>
          </table:table-cell>
          <table:table-cell office:value-type="string" table:style-name="ce1">
            <text:p>高雄市小港區</text:p>
          </table:table-cell>
          <table:table-cell office:value-type="float" office:value="303" table:style-name="ce1">
            <text:p>303</text:p>
          </table:table-cell>
          <table:table-cell office:value-type="float" office:value="100" table:style-name="ce1">
            <text:p>100</text:p>
          </table:table-cell>
          <table:table-cell office:value-type="float" office:value="65" table:style-name="ce1">
            <text:p>6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string" table:style-name="ce1">
            <text:p>促進電力發展營運協助金審議委員會</text:p>
          </table:table-cell>
          <table:table-cell office:value-type="date" office:date-value="2015-09-02T00:00:00" table:style-name="ce2">
            <text:p>2015/9/2</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茄萣區萬福社區發展協會</text:p>
          </table:table-cell>
          <table:table-cell office:value-type="float" office:value="62985373" table:style-name="ce1">
            <text:p>62985373</text:p>
          </table:table-cell>
          <table:table-cell office:value-type="string" table:style-name="ce1">
            <text:p>協助高雄市茄萣區萬福社區發展協會辦理「第七屆第二次會員大會暨能源宣導活動」及「104年度長壽俱樂部慶生晚會」</text:p>
          </table:table-cell>
          <table:table-cell office:value-type="date" office:date-value="2015-10-10T00:00:00" table:style-name="ce2">
            <text:p>2015/10/10</text:p>
          </table:table-cell>
          <table:table-cell office:value-type="date" office:date-value="2015-10-10T00:00:00" table:style-name="ce2">
            <text:p>2015/10/10</text:p>
          </table:table-cell>
          <table:table-cell office:value-type="string" table:style-name="ce1">
            <text:p>高雄市茄萣區</text:p>
          </table:table-cell>
          <table:table-cell office:value-type="float" office:value="276" table:style-name="ce1">
            <text:p>276</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string" table:style-name="ce1">
            <text:p>促進電力發展營運協助金審議委員會</text:p>
          </table:table-cell>
          <table:table-cell office:value-type="date" office:date-value="2015-09-04T00:00:00" table:style-name="ce2">
            <text:p>2015/9/4</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瑞芳區松柏長青福利互助協會</text:p>
          </table:table-cell>
          <table:table-cell office:value-type="float" office:value="9613450" table:style-name="ce1">
            <text:p>9613450</text:p>
          </table:table-cell>
          <table:table-cell office:value-type="string" table:style-name="ce1">
            <text:p>協助新北市瑞芳區松柏長青福利互助協會辦理慶祝重陽節敬老聯誼暨健康講座與防火與支持開發電源及節能減碳宣導活動</text:p>
          </table:table-cell>
          <table:table-cell office:value-type="date" office:date-value="2015-09-30T00:00:00" table:style-name="ce2">
            <text:p>2015/9/30</text:p>
          </table:table-cell>
          <table:table-cell office:value-type="date" office:date-value="2015-09-30T00:00:00" table:style-name="ce2">
            <text:p>2015/9/30</text:p>
          </table:table-cell>
          <table:table-cell office:value-type="string" table:style-name="ce1">
            <text:p>新北市瑞芳區</text:p>
          </table:table-cell>
          <table:table-cell office:value-type="float" office:value="204" table:style-name="ce1">
            <text:p>204</text:p>
          </table:table-cell>
          <table:table-cell office:value-type="float" office:value="120" table:style-name="ce1">
            <text:p>12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2015苑裡熱門音樂季-反毒反飆車宣導系列活動</text:p>
          </table:table-cell>
          <table:table-cell office:value-type="date" office:date-value="2015-08-29T00:00:00" table:style-name="ce2">
            <text:p>2015/8/29</text:p>
          </table:table-cell>
          <table:table-cell office:value-type="date" office:date-value="2015-08-30T00:00:00" table:style-name="ce2">
            <text:p>2015/8/30</text:p>
          </table:table-cell>
          <table:table-cell office:value-type="string" table:style-name="ce1">
            <text:p>苗栗縣苑裡鎮</text:p>
          </table:table-cell>
          <table:table-cell office:value-type="float" office:value="3500" table:style-name="ce1">
            <text:p>3500</text:p>
          </table:table-cell>
          <table:table-cell office:value-type="float" office:value="2500" table:style-name="ce1">
            <text:p>2500</text:p>
          </table:table-cell>
          <table:table-cell office:value-type="float" office:value="1000" table:style-name="ce1">
            <text:p>10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string" table:style-name="ce1">
            <text:p>促進電力發展營運協助金審議委員會</text:p>
          </table:table-cell>
          <table:table-cell office:value-type="date" office:date-value="2015-09-03T00:00:00" table:style-name="ce2">
            <text:p>2015/9/3</text:p>
          </table:table-cell>
          <table:table-cell office:value-type="string" table:style-name="ce1">
            <text:p><text:s/>aa<text:s/></text:p>
          </table:table-cell>
          <table:table-cell office:value-type="string" table:style-name="ce1">
            <text:p>aa</text:p>
          </table:table-cell>
          <table:table-cell office:value-type="string" table:style-name="ce1">
            <text:p>花蓮縣</text:p>
          </table:table-cell>
          <table:table-cell office:value-type="string" table:style-name="ce1">
            <text:p>花蓮縣秀林鄉水源社區發展協會</text:p>
          </table:table-cell>
          <table:table-cell office:value-type="float" office:value="20002239" table:style-name="ce1">
            <text:p>20002239</text:p>
          </table:table-cell>
          <table:table-cell office:value-type="string" table:style-name="ce1">
            <text:p>協助花蓮縣秀林鄉水源社區發展協會辦理104年度花蓮縣秀林鄉『中秋慶團圓』晚會暨節約用電宣導活動</text:p>
          </table:table-cell>
          <table:table-cell office:value-type="date" office:date-value="2015-09-20T00:00:00" table:style-name="ce2">
            <text:p>2015/9/20</text:p>
          </table:table-cell>
          <table:table-cell office:value-type="date" office:date-value="2015-09-20T00:00:00" table:style-name="ce2">
            <text:p>2015/9/20</text:p>
          </table:table-cell>
          <table:table-cell office:value-type="string" table:style-name="ce1">
            <text:p>花蓮縣秀林鄉</text:p>
          </table:table-cell>
          <table:table-cell office:value-type="float" office:value="210" table:style-name="ce1">
            <text:p>210</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string" table:style-name="ce1">
            <text:p>促進電力發展營運協助金審議委員會</text:p>
          </table:table-cell>
          <table:table-cell office:value-type="date" office:date-value="2015-09-01T00:00:00" table:style-name="ce2">
            <text:p>2015/9/1</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魚池鄉農會</text:p>
          </table:table-cell>
          <table:table-cell office:value-type="float" office:value="62153103" table:style-name="ce1">
            <text:p>62153103</text:p>
          </table:table-cell>
          <table:table-cell office:value-type="string" table:style-name="ce1">
            <text:p>協助南投縣魚池鄉農會辦理2015地方特色茶評鑑-日月潭紅茶評鑑競賽計畫</text:p>
          </table:table-cell>
          <table:table-cell office:value-type="date" office:date-value="2015-09-14T00:00:00" table:style-name="ce2">
            <text:p>2015/9/14</text:p>
          </table:table-cell>
          <table:table-cell office:value-type="date" office:date-value="2015-10-31T00:00:00" table:style-name="ce2">
            <text:p>2015/10/31</text:p>
          </table:table-cell>
          <table:table-cell office:value-type="string" table:style-name="ce1">
            <text:p>南投縣魚池鄉</text:p>
          </table:table-cell>
          <table:table-cell office:value-type="float" office:value="950" table:style-name="ce1">
            <text:p>950</text:p>
          </table:table-cell>
          <table:table-cell office:value-type="float" office:value="80" table:style-name="ce1">
            <text:p>80</text:p>
          </table:table-cell>
          <table:table-cell office:value-type="float" office:value="70" table:style-name="ce1">
            <text:p>7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string" table:style-name="ce1">
            <text:p>促進電力發展營運協助金審議委員會</text:p>
          </table:table-cell>
          <table:table-cell office:value-type="date" office:date-value="2015-09-01T00:00:00" table:style-name="ce2">
            <text:p>2015/9/1</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水里鄉新興國民小學</text:p>
          </table:table-cell>
          <table:table-cell office:value-type="string" table:style-name="ce1">
            <text:p>aa<text:s text:c="8"/></text:p>
          </table:table-cell>
          <table:table-cell office:value-type="string" table:style-name="ce1">
            <text:p>協助南投縣水里鄉新興國民小學辦理104年度中小學互動案─電力醫生周邊學校─新興國小健檢缺失改善</text:p>
          </table:table-cell>
          <table:table-cell office:value-type="date" office:date-value="2015-09-01T00:00:00" table:style-name="ce2">
            <text:p>2015/9/1</text:p>
          </table:table-cell>
          <table:table-cell office:value-type="date" office:date-value="2015-12-31T00:00:00" table:style-name="ce2">
            <text:p>2015/12/31</text:p>
          </table:table-cell>
          <table:table-cell office:value-type="string" table:style-name="ce1">
            <text:p>南投縣水里鄉</text:p>
          </table:table-cell>
          <table:table-cell office:value-type="float" office:value="40" table:style-name="ce1">
            <text:p>40</text:p>
          </table:table-cell>
          <table:table-cell office:value-type="float" office:value="36" table:style-name="ce1">
            <text:p>36</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s text:c="8"/></text:p>
          </table:table-cell>
          <table:table-cell office:value-type="string" table:style-name="ce1">
            <text:p>協助新北市石門區公所辦理石門區民生活扶助暨營養津貼</text:p>
          </table:table-cell>
          <table:table-cell office:value-type="date" office:date-value="2015-01-01T00:00:00" table:style-name="ce2">
            <text:p>2015/1/1</text:p>
          </table:table-cell>
          <table:table-cell office:value-type="date" office:date-value="2015-12-31T00:00:00" table:style-name="ce2">
            <text:p>2015/12/31</text:p>
          </table:table-cell>
          <table:table-cell office:value-type="string" table:style-name="ce1">
            <text:p>新北市石門區</text:p>
          </table:table-cell>
          <table:table-cell office:value-type="float" office:value="52164" table:style-name="ce1">
            <text:p>52164</text:p>
          </table:table-cell>
          <table:table-cell office:value-type="float" office:value="10058" table:style-name="ce1">
            <text:p>10058</text:p>
          </table:table-cell>
          <table:table-cell office:value-type="float" office:value="10058" table:style-name="ce1">
            <text:p>10058</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string" table:style-name="ce1">
            <text:p>促進電力發展營運協助金審議委員會</text:p>
          </table:table-cell>
          <table:table-cell office:value-type="date" office:date-value="2015-09-01T00:00:00" table:style-name="ce2">
            <text:p>2015/9/1</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霄鎮通西社區發展協會</text:p>
          </table:table-cell>
          <table:table-cell office:value-type="float" office:value="78547688" table:style-name="ce1">
            <text:p>78547688</text:p>
          </table:table-cell>
          <table:table-cell office:value-type="string" table:style-name="ce1">
            <text:p>協助苗栗縣通霄鎮通西社區發展協會辦理104年度媽媽教室環保袋蝶谷巴特DIY研習及苗栗2號白米推廣暨節約能源宣導活動</text:p>
          </table:table-cell>
          <table:table-cell office:value-type="date" office:date-value="2015-09-19T00:00:00" table:style-name="ce2">
            <text:p>2015/9/19</text:p>
          </table:table-cell>
          <table:table-cell office:value-type="date" office:date-value="2015-09-19T00:00:00" table:style-name="ce2">
            <text:p>2015/9/19</text:p>
          </table:table-cell>
          <table:table-cell office:value-type="string" table:style-name="ce1">
            <text:p>苗栗縣通霄鎮</text:p>
          </table:table-cell>
          <table:table-cell office:value-type="float" office:value="209" table:style-name="ce1">
            <text:p>209</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string" table:style-name="ce1">
            <text:p>促進電力發展營運協助金審議委員會</text:p>
          </table:table-cell>
          <table:table-cell office:value-type="date" office:date-value="2015-09-01T00:00:00" table:style-name="ce2">
            <text:p>2015/9/1</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滿州鄉公所</text:p>
          </table:table-cell>
          <table:table-cell office:value-type="string" table:style-name="ce1">
            <text:p>aa<text:s text:c="8"/></text:p>
          </table:table-cell>
          <table:table-cell office:value-type="string" table:style-name="ce1">
            <text:p>協助屏東縣滿州鄉公所辦理屏東縣滿州鄉原住民綜合運動會暨都市原住民聯合豐年祭</text:p>
          </table:table-cell>
          <table:table-cell office:value-type="date" office:date-value="2015-10-09T00:00:00" table:style-name="ce2">
            <text:p>2015/10/9</text:p>
          </table:table-cell>
          <table:table-cell office:value-type="date" office:date-value="2015-10-10T00:00:00" table:style-name="ce2">
            <text:p>2015/10/10</text:p>
          </table:table-cell>
          <table:table-cell office:value-type="string" table:style-name="ce1">
            <text:p>屏東縣滿州鄉</text:p>
          </table:table-cell>
          <table:table-cell office:value-type="float" office:value="800" table:style-name="ce1">
            <text:p>800</text:p>
          </table:table-cell>
          <table:table-cell office:value-type="float" office:value="500" table:style-name="ce1">
            <text:p>5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string" table:style-name="ce1">
            <text:p>促進電力發展營運協助金審議委員會</text:p>
          </table:table-cell>
          <table:table-cell office:value-type="date" office:date-value="2015-09-01T00:00:00" table:style-name="ce2">
            <text:p>2015/9/1</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新屋區永興社區發展協會</text:p>
          </table:table-cell>
          <table:table-cell office:value-type="float" office:value="49888356" table:style-name="ce1">
            <text:p>49888356</text:p>
          </table:table-cell>
          <table:table-cell office:value-type="string" table:style-name="ce1">
            <text:p>協助桃園市新屋區永興社區發展協會辦理社區親子聯誼暨支持電源開發節約能源宣導</text:p>
          </table:table-cell>
          <table:table-cell office:value-type="date" office:date-value="2015-09-20T00:00:00" table:style-name="ce2">
            <text:p>2015/9/20</text:p>
          </table:table-cell>
          <table:table-cell office:value-type="date" office:date-value="2015-09-20T00:00:00" table:style-name="ce2">
            <text:p>2015/9/20</text:p>
          </table:table-cell>
          <table:table-cell office:value-type="string" table:style-name="ce1">
            <text:p>桃園市新屋區</text:p>
          </table:table-cell>
          <table:table-cell office:value-type="float" office:value="405" table:style-name="ce1">
            <text:p>405</text:p>
          </table:table-cell>
          <table:table-cell office:value-type="float" office:value="200" table:style-name="ce1">
            <text:p>20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string" table:style-name="ce1">
            <text:p>促進電力發展營運協助金審議委員會</text:p>
          </table:table-cell>
          <table:table-cell office:value-type="date" office:date-value="2015-09-01T00:00:00" table:style-name="ce2">
            <text:p>2015/9/1</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龍井區蔬菜產銷班生產與行銷作業區外觀摩暨支持電源開發及推廣乾淨能源宣導活動</text:p>
          </table:table-cell>
          <table:table-cell office:value-type="date" office:date-value="2015-10-05T00:00:00" table:style-name="ce2">
            <text:p>2015/10/5</text:p>
          </table:table-cell>
          <table:table-cell office:value-type="date" office:date-value="2015-10-08T00:00:00" table:style-name="ce2">
            <text:p>2015/10/8</text:p>
          </table:table-cell>
          <table:table-cell office:value-type="string" table:style-name="ce1">
            <text:p>第三核能發電廠</text:p>
          </table:table-cell>
          <table:table-cell office:value-type="float" office:value="504" table:style-name="ce1">
            <text:p>504</text:p>
          </table:table-cell>
          <table:table-cell office:value-type="float" office:value="90" table:style-name="ce1">
            <text:p>90</text:p>
          </table:table-cell>
          <table:table-cell office:value-type="float" office:value="70" table:style-name="ce1">
            <text:p>7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立委莊瑞雄</text:p>
          </table:table-cell>
          <table:table-cell office:value-type="string" table:style-name="ce1">
            <text:p>屏東縣</text:p>
          </table:table-cell>
          <table:table-cell office:value-type="string" table:style-name="ce1">
            <text:p>屏東縣滿州鄉農會</text:p>
          </table:table-cell>
          <table:table-cell office:value-type="float" office:value="91607505" table:style-name="ce1">
            <text:p>91607505</text:p>
          </table:table-cell>
          <table:table-cell office:value-type="string" table:style-name="ce1">
            <text:p>協助屏東縣滿州鄉農會辦理牧草共同產銷業務改善計畫及滿州黑豆採收計畫</text:p>
          </table:table-cell>
          <table:table-cell office:value-type="date" office:date-value="2015-09-01T00:00:00" table:style-name="ce2">
            <text:p>2015/9/1</text:p>
          </table:table-cell>
          <table:table-cell office:value-type="date" office:date-value="2015-12-31T00:00:00" table:style-name="ce2">
            <text:p>2015/12/31</text:p>
          </table:table-cell>
          <table:table-cell office:value-type="string" table:style-name="ce1">
            <text:p>屏東縣滿州鄉</text:p>
          </table:table-cell>
          <table:table-cell office:value-type="float" office:value="5800" table:style-name="ce1">
            <text:p>5800</text:p>
          </table:table-cell>
          <table:table-cell office:value-type="float" office:value="1000" table:style-name="ce1">
            <text:p>1000</text:p>
          </table:table-cell>
          <table:table-cell office:value-type="float" office:value="900" table:style-name="ce1">
            <text:p>9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政府</text:p>
          </table:table-cell>
          <table:table-cell office:value-type="string" table:style-name="ce1">
            <text:p>aa<text:s text:c="8"/></text:p>
          </table:table-cell>
          <table:table-cell office:value-type="string" table:style-name="ce1">
            <text:p>協助臺中市政府辦理104年度輸變電促協金(施工中)--翁子D/S改建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160" table:style-name="ce1">
            <text:p>2160</text:p>
          </table:table-cell>
          <table:table-cell office:value-type="float" office:value="360" table:style-name="ce1">
            <text:p>36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string" table:style-name="ce1">
            <text:p>促進電力發展營運協助金審議委員會</text:p>
          </table:table-cell>
          <table:table-cell office:value-type="date" office:date-value="2015-06-25T00:00:00" table:style-name="ce2">
            <text:p>2015/6/25</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豐原區公所</text:p>
          </table:table-cell>
          <table:table-cell office:value-type="string" table:style-name="ce1">
            <text:p>aa<text:s text:c="8"/></text:p>
          </table:table-cell>
          <table:table-cell office:value-type="string" table:style-name="ce1">
            <text:p>協助臺中市豐原區公所辦理104年度輸變電促協金(施工中)--翁子D/S改建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160" table:style-name="ce1">
            <text:p>2160</text:p>
          </table:table-cell>
          <table:table-cell office:value-type="float" office:value="1800" table:style-name="ce1">
            <text:p>18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string" table:style-name="ce1">
            <text:p>促進電力發展營運協助金審議委員會</text:p>
          </table:table-cell>
          <table:table-cell office:value-type="date" office:date-value="2015-08-25T00:00:00" table:style-name="ce2">
            <text:p>2015/8/25</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第一核能發電廠</text:p>
          </table:table-cell>
          <table:table-cell office:value-type="string" table:style-name="ce1">
            <text:p>aa<text:s text:c="8"/></text:p>
          </table:table-cell>
          <table:table-cell office:value-type="string" table:style-name="ce1">
            <text:p>協助第一核能發電廠辦理104年度寒冬送暖關懷獨居老人愛心義剪活動</text:p>
          </table:table-cell>
          <table:table-cell office:value-type="date" office:date-value="2015-09-01T00:00:00" table:style-name="ce2">
            <text:p>2015/9/1</text:p>
          </table:table-cell>
          <table:table-cell office:value-type="date" office:date-value="2016-03-31T00:00:00" table:style-name="ce2">
            <text:p>2016/3/31</text:p>
          </table:table-cell>
          <table:table-cell office:value-type="string" table:style-name="ce1">
            <text:p>新北市石門區及三芝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string" table:style-name="ce1">
            <text:p>促進電力發展營運協助金審議委員會</text:p>
          </table:table-cell>
          <table:table-cell office:value-type="date" office:date-value="2015-08-26T00:00:00" table:style-name="ce2">
            <text:p>2015/8/26</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彌陀海尾長壽協進會</text:p>
          </table:table-cell>
          <table:table-cell office:value-type="float" office:value="74812568" table:style-name="ce1">
            <text:p>74812568</text:p>
          </table:table-cell>
          <table:table-cell office:value-type="string" table:style-name="ce1">
            <text:p>協助高雄市彌陀海尾長壽協進會辦理104年度重陽節敬老聯誼活動</text:p>
          </table:table-cell>
          <table:table-cell office:value-type="date" office:date-value="2015-10-17T00:00:00" table:style-name="ce2">
            <text:p>2015/10/17</text:p>
          </table:table-cell>
          <table:table-cell office:value-type="date" office:date-value="2015-10-17T00:00:00" table:style-name="ce2">
            <text:p>2015/10/17</text:p>
          </table:table-cell>
          <table:table-cell office:value-type="string" table:style-name="ce1">
            <text:p>高雄市彌陀區</text:p>
          </table:table-cell>
          <table:table-cell office:value-type="float" office:value="92" table:style-name="ce1">
            <text:p>92</text:p>
          </table:table-cell>
          <table:table-cell office:value-type="float" office:value="50" table:style-name="ce1">
            <text:p>50</text:p>
          </table:table-cell>
          <table:table-cell office:value-type="float" office:value="40" table:style-name="ce1">
            <text:p>4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緣來一家親，手牽手，大手護小手關懷活動</text:p>
          </table:table-cell>
          <table:table-cell office:value-type="date" office:date-value="2015-09-01T00:00:00" table:style-name="ce2">
            <text:p>2015/9/1</text:p>
          </table:table-cell>
          <table:table-cell office:value-type="date" office:date-value="2015-12-31T00:00:00" table:style-name="ce2">
            <text:p>2015/12/31</text:p>
          </table:table-cell>
          <table:table-cell office:value-type="string" table:style-name="ce1">
            <text:p>興達發電廠</text:p>
          </table:table-cell>
          <table:table-cell office:value-type="float" office:value="888" table:style-name="ce1">
            <text:p>888</text:p>
          </table:table-cell>
          <table:table-cell office:value-type="float" office:value="888" table:style-name="ce1">
            <text:p>888</text:p>
          </table:table-cell>
          <table:table-cell office:value-type="float" office:value="888" table:style-name="ce1">
            <text:p>88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string" table:style-name="ce1">
            <text:p>促進電力發展營運協助金審議委員會</text:p>
          </table:table-cell>
          <table:table-cell office:value-type="date" office:date-value="2015-08-24T00:00:00" table:style-name="ce2">
            <text:p>2015/8/24</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開台文化推動發展協會</text:p>
          </table:table-cell>
          <table:table-cell office:value-type="float" office:value="39912764" table:style-name="ce1">
            <text:p>39912764</text:p>
          </table:table-cell>
          <table:table-cell office:value-type="string" table:style-name="ce1">
            <text:p>協助苗栗縣開台文化推動發展協會辦理懷素笑了視覺藝術展</text:p>
          </table:table-cell>
          <table:table-cell office:value-type="date" office:date-value="2015-09-19T00:00:00" table:style-name="ce2">
            <text:p>2015/9/19</text:p>
          </table:table-cell>
          <table:table-cell office:value-type="date" office:date-value="2015-09-28T00:00:00" table:style-name="ce2">
            <text:p>2015/9/28</text:p>
          </table:table-cell>
          <table:table-cell office:value-type="string" table:style-name="ce1">
            <text:p>苗栗縣竹南鎮</text:p>
          </table:table-cell>
          <table:table-cell office:value-type="float" office:value="752" table:style-name="ce1">
            <text:p>752</text:p>
          </table:table-cell>
          <table:table-cell office:value-type="float" office:value="700" table:style-name="ce1">
            <text:p>70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aa</text:p>
          </table:table-cell>
          <table:table-cell office:value-type="string" table:style-name="ce1">
            <text:p>澎湖縣</text:p>
          </table:table-cell>
          <table:table-cell office:value-type="string" table:style-name="ce1">
            <text:p>尖山發電廠</text:p>
          </table:table-cell>
          <table:table-cell office:value-type="string" table:style-name="ce1">
            <text:p>aa<text:s text:c="8"/></text:p>
          </table:table-cell>
          <table:table-cell office:value-type="string" table:style-name="ce1">
            <text:p>協助尖山發電廠辦理台電公司104年離島關懷獨居、清寒長者公益系列活動</text:p>
          </table:table-cell>
          <table:table-cell office:value-type="date" office:date-value="2015-09-01T00:00:00" table:style-name="ce2">
            <text:p>2015/9/1</text:p>
          </table:table-cell>
          <table:table-cell office:value-type="date" office:date-value="2016-01-30T00:00:00" table:style-name="ce2">
            <text:p>2016/1/30</text:p>
          </table:table-cell>
          <table:table-cell office:value-type="string" table:style-name="ce1">
            <text:p>澎湖縣湖西鄉</text:p>
          </table:table-cell>
          <table:table-cell office:value-type="float" office:value="1020" table:style-name="ce1">
            <text:p>1020</text:p>
          </table:table-cell>
          <table:table-cell office:value-type="float" office:value="1020" table:style-name="ce1">
            <text:p>1020</text:p>
          </table:table-cell>
          <table:table-cell office:value-type="float" office:value="1020" table:style-name="ce1">
            <text:p>102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s text:c="8"/></text:p>
          </table:table-cell>
          <table:table-cell office:value-type="string" table:style-name="ce1">
            <text:p>協助南投縣魚池鄉公所辦理魚池鄉公有市場屋頂防水工程</text:p>
          </table:table-cell>
          <table:table-cell office:value-type="date" office:date-value="2015-08-01T00:00:00" table:style-name="ce2">
            <text:p>2015/8/1</text:p>
          </table:table-cell>
          <table:table-cell office:value-type="date" office:date-value="2015-12-31T00:00:00" table:style-name="ce2">
            <text:p>2015/12/31</text:p>
          </table:table-cell>
          <table:table-cell office:value-type="string" table:style-name="ce1">
            <text:p>南投縣魚池鄉</text:p>
          </table:table-cell>
          <table:table-cell office:value-type="float" office:value="1500" table:style-name="ce1">
            <text:p>1500</text:p>
          </table:table-cell>
          <table:table-cell office:value-type="float" office:value="1350" table:style-name="ce1">
            <text:p>1350</text:p>
          </table:table-cell>
          <table:table-cell office:value-type="float" office:value="1200" table:style-name="ce1">
            <text:p>12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永安區公所</text:p>
          </table:table-cell>
          <table:table-cell office:value-type="string" table:style-name="ce1">
            <text:p>aa<text:s text:c="8"/></text:p>
          </table:table-cell>
          <table:table-cell office:value-type="string" table:style-name="ce1">
            <text:p>協助高雄市永安區公所辦理鹽田里社區活動中心修繕工程</text:p>
          </table:table-cell>
          <table:table-cell office:value-type="date" office:date-value="2015-07-01T00:00:00" table:style-name="ce2">
            <text:p>2015/7/1</text:p>
          </table:table-cell>
          <table:table-cell office:value-type="date" office:date-value="2015-12-30T00:00:00" table:style-name="ce2">
            <text:p>2015/12/30</text:p>
          </table:table-cell>
          <table:table-cell office:value-type="string" table:style-name="ce1">
            <text:p>高雄市永安區</text:p>
          </table:table-cell>
          <table:table-cell office:value-type="float" office:value="1468" table:style-name="ce1">
            <text:p>1468</text:p>
          </table:table-cell>
          <table:table-cell office:value-type="float" office:value="1321" table:style-name="ce1">
            <text:p>1321</text:p>
          </table:table-cell>
          <table:table-cell office:value-type="float" office:value="1200" table:style-name="ce1">
            <text:p>12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8" table:style-name="ce1">
            <text:p>98</text:p>
          </table:table-cell>
          <table:table-cell office:value-type="string" table:style-name="ce1">
            <text:p>促進電力發展營運協助金審議委員會</text:p>
          </table:table-cell>
          <table:table-cell office:value-type="date" office:date-value="2015-08-19T00:00:00" table:style-name="ce2">
            <text:p>2015/8/19</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霄福德弘道文化協會</text:p>
          </table:table-cell>
          <table:table-cell office:value-type="float" office:value="38950445" table:style-name="ce1">
            <text:p>38950445</text:p>
          </table:table-cell>
          <table:table-cell office:value-type="string" table:style-name="ce1">
            <text:p>協助苗栗縣通霄福德弘道文化協會辦理防護生命、治安宣導活動</text:p>
          </table:table-cell>
          <table:table-cell office:value-type="date" office:date-value="2015-08-30T00:00:00" table:style-name="ce2">
            <text:p>2015/8/30</text:p>
          </table:table-cell>
          <table:table-cell office:value-type="date" office:date-value="2015-08-30T00:00:00" table:style-name="ce2">
            <text:p>2015/8/30</text:p>
          </table:table-cell>
          <table:table-cell office:value-type="string" table:style-name="ce1">
            <text:p>苗栗縣</text:p>
          </table:table-cell>
          <table:table-cell office:value-type="float" office:value="97" table:style-name="ce1">
            <text:p>97</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9" table:style-name="ce1">
            <text:p>99</text:p>
          </table:table-cell>
          <table:table-cell office:value-type="string" table:style-name="ce1">
            <text:p>促進電力發展營運協助金審議委員會</text:p>
          </table:table-cell>
          <table:table-cell office:value-type="date" office:date-value="2015-08-26T00:00:00" table:style-name="ce2">
            <text:p>2015/8/2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霄鎮新埔社區發展協會</text:p>
          </table:table-cell>
          <table:table-cell office:value-type="float" office:value="66849287" table:style-name="ce1">
            <text:p>66849287</text:p>
          </table:table-cell>
          <table:table-cell office:value-type="string" table:style-name="ce1">
            <text:p>協助苗栗縣通霄鎮新埔社區發展協會辦理104年度環保做好、生活無煩惱研習活動</text:p>
          </table:table-cell>
          <table:table-cell office:value-type="date" office:date-value="2015-08-30T00:00:00" table:style-name="ce2">
            <text:p>2015/8/30</text:p>
          </table:table-cell>
          <table:table-cell office:value-type="date" office:date-value="2015-08-30T00:00:00" table:style-name="ce2">
            <text:p>2015/8/30</text:p>
          </table:table-cell>
          <table:table-cell office:value-type="string" table:style-name="ce1">
            <text:p>大潭發電廠</text:p>
          </table:table-cell>
          <table:table-cell office:value-type="float" office:value="146" table:style-name="ce1">
            <text:p>146</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100" table:style-name="ce1">
            <text:p>100</text:p>
          </table:table-cell>
          <table:table-cell office:value-type="string" table:style-name="ce1">
            <text:p>促進電力發展營運協助金審議委員會</text:p>
          </table:table-cell>
          <table:table-cell office:value-type="date" office:date-value="2015-08-27T00:00:00" table:style-name="ce2">
            <text:p>2015/8/27</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協和發電廠辦理更新計畫中秋節睦鄰溝通聯誼暨電力宣導活動</text:p>
          </table:table-cell>
          <table:table-cell office:value-type="date" office:date-value="2015-09-21T00:00:00" table:style-name="ce2">
            <text:p>2015/9/21</text:p>
          </table:table-cell>
          <table:table-cell office:value-type="date" office:date-value="2015-10-02T00:00:00" table:style-name="ce2">
            <text:p>2015/10/2</text:p>
          </table:table-cell>
          <table:table-cell office:value-type="string" table:style-name="ce1">
            <text:p>基隆市中山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1" table:style-name="ce1">
            <text:p>101</text:p>
          </table:table-cell>
          <table:table-cell office:value-type="string" table:style-name="ce1">
            <text:p>促進電力發展營運協助金審議委員會</text:p>
          </table:table-cell>
          <table:table-cell office:value-type="date" office:date-value="2015-08-27T00:00:00" table:style-name="ce2">
            <text:p>2015/8/27</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中山區文化社區發展協會</text:p>
          </table:table-cell>
          <table:table-cell office:value-type="float" office:value="78956249" table:style-name="ce1">
            <text:p>78956249</text:p>
          </table:table-cell>
          <table:table-cell office:value-type="string" table:style-name="ce1">
            <text:p>協助基隆市中山區文化社區發展協會辦理104年中秋聯歡晚會</text:p>
          </table:table-cell>
          <table:table-cell office:value-type="date" office:date-value="2015-09-20T00:00:00" table:style-name="ce2">
            <text:p>2015/9/20</text:p>
          </table:table-cell>
          <table:table-cell office:value-type="date" office:date-value="2015-10-24T00:00:00" table:style-name="ce2">
            <text:p>2015/10/24</text:p>
          </table:table-cell>
          <table:table-cell office:value-type="string" table:style-name="ce1">
            <text:p>基隆市中山區</text:p>
          </table:table-cell>
          <table:table-cell office:value-type="float" office:value="172" table:style-name="ce1">
            <text:p>172</text:p>
          </table:table-cell>
          <table:table-cell office:value-type="float" office:value="161" table:style-name="ce1">
            <text:p>161</text:p>
          </table:table-cell>
          <table:table-cell office:value-type="float" office:value="60" table:style-name="ce1">
            <text:p>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2" table:style-name="ce1">
            <text:p>102</text:p>
          </table:table-cell>
          <table:table-cell office:value-type="string" table:style-name="ce1">
            <text:p>促進電力發展營運協助金審議委員會</text:p>
          </table:table-cell>
          <table:table-cell office:value-type="date" office:date-value="2015-08-27T00:00:00" table:style-name="ce2">
            <text:p>2015/8/27</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中山區文化社區發展協會</text:p>
          </table:table-cell>
          <table:table-cell office:value-type="float" office:value="78956249" table:style-name="ce1">
            <text:p>78956249</text:p>
          </table:table-cell>
          <table:table-cell office:value-type="string" table:style-name="ce1">
            <text:p>協助基隆市中山區文化社區發展協會辦理104年重陽敬老尊賢活動</text:p>
          </table:table-cell>
          <table:table-cell office:value-type="date" office:date-value="2015-09-20T00:00:00" table:style-name="ce2">
            <text:p>2015/9/20</text:p>
          </table:table-cell>
          <table:table-cell office:value-type="date" office:date-value="2015-10-24T00:00:00" table:style-name="ce2">
            <text:p>2015/10/24</text:p>
          </table:table-cell>
          <table:table-cell office:value-type="string" table:style-name="ce1">
            <text:p>基隆市中山區</text:p>
          </table:table-cell>
          <table:table-cell office:value-type="float" office:value="172" table:style-name="ce1">
            <text:p>172</text:p>
          </table:table-cell>
          <table:table-cell office:value-type="float" office:value="161" table:style-name="ce1">
            <text:p>161</text:p>
          </table:table-cell>
          <table:table-cell office:value-type="float" office:value="101" table:style-name="ce1">
            <text:p>101</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3" table:style-name="ce1">
            <text:p>103</text:p>
          </table:table-cell>
          <table:table-cell office:value-type="string" table:style-name="ce1">
            <text:p>促進電力發展營運協助金審議委員會</text:p>
          </table:table-cell>
          <table:table-cell office:value-type="date" office:date-value="2015-08-27T00:00:00" table:style-name="ce2">
            <text:p>2015/8/27</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中山區德安社區發展協會</text:p>
          </table:table-cell>
          <table:table-cell office:value-type="float" office:value="77711788" table:style-name="ce1">
            <text:p>77711788</text:p>
          </table:table-cell>
          <table:table-cell office:value-type="string" table:style-name="ce1">
            <text:p>協助基隆市中山區德安社區發展協會辦理104年重陽敬老暨節約用電活動</text:p>
          </table:table-cell>
          <table:table-cell office:value-type="date" office:date-value="2015-10-19T00:00:00" table:style-name="ce2">
            <text:p>2015/10/19</text:p>
          </table:table-cell>
          <table:table-cell office:value-type="date" office:date-value="2015-10-19T00:00:00" table:style-name="ce2">
            <text:p>2015/10/19</text:p>
          </table:table-cell>
          <table:table-cell office:value-type="string" table:style-name="ce1">
            <text:p>基隆市中山區</text:p>
          </table:table-cell>
          <table:table-cell office:value-type="float" office:value="114" table:style-name="ce1">
            <text:p>114</text:p>
          </table:table-cell>
          <table:table-cell office:value-type="float" office:value="103" table:style-name="ce1">
            <text:p>103</text:p>
          </table:table-cell>
          <table:table-cell office:value-type="float" office:value="103" table:style-name="ce1">
            <text:p>103</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4" table:style-name="ce1">
            <text:p>104</text:p>
          </table:table-cell>
          <table:table-cell office:value-type="string" table:style-name="ce1">
            <text:p>促進電力發展營運協助金審議委員會</text:p>
          </table:table-cell>
          <table:table-cell office:value-type="date" office:date-value="2015-08-27T00:00:00" table:style-name="ce2">
            <text:p>2015/8/27</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觀音區客家民俗文化發展協會</text:p>
          </table:table-cell>
          <table:table-cell office:value-type="float" office:value="21555173" table:style-name="ce1">
            <text:p>21555173</text:p>
          </table:table-cell>
          <table:table-cell office:value-type="string" table:style-name="ce1">
            <text:p>協助桃園市觀音區客家民俗文化發展協會辦理104年度節能減碳暨親子育樂活動</text:p>
          </table:table-cell>
          <table:table-cell office:value-type="date" office:date-value="2015-09-26T00:00:00" table:style-name="ce2">
            <text:p>2015/9/26</text:p>
          </table:table-cell>
          <table:table-cell office:value-type="date" office:date-value="2015-09-26T00:00:00" table:style-name="ce2">
            <text:p>2015/9/26</text:p>
          </table:table-cell>
          <table:table-cell office:value-type="string" table:style-name="ce1">
            <text:p>桃園市觀音區</text:p>
          </table:table-cell>
          <table:table-cell office:value-type="float" office:value="121" table:style-name="ce1">
            <text:p>121</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5" table:style-name="ce1">
            <text:p>105</text:p>
          </table:table-cell>
          <table:table-cell office:value-type="string" table:style-name="ce1">
            <text:p>促進電力發展營運協助金審議委員會</text:p>
          </table:table-cell>
          <table:table-cell office:value-type="date" office:date-value="2015-08-27T00:00:00" table:style-name="ce2">
            <text:p>2015/8/27</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安居服務協會</text:p>
          </table:table-cell>
          <table:table-cell office:value-type="float" office:value="41119848" table:style-name="ce1">
            <text:p>41119848</text:p>
          </table:table-cell>
          <table:table-cell office:value-type="string" table:style-name="ce1">
            <text:p>協助基隆市安居服務協會辦理104年重陽敬老尊賢活動</text:p>
          </table:table-cell>
          <table:table-cell office:value-type="date" office:date-value="2015-10-21T00:00:00" table:style-name="ce2">
            <text:p>2015/10/21</text:p>
          </table:table-cell>
          <table:table-cell office:value-type="date" office:date-value="2015-10-21T00:00:00" table:style-name="ce2">
            <text:p>2015/10/21</text:p>
          </table:table-cell>
          <table:table-cell office:value-type="string" table:style-name="ce1">
            <text:p>基隆市中山區</text:p>
          </table:table-cell>
          <table:table-cell office:value-type="float" office:value="178" table:style-name="ce1">
            <text:p>178</text:p>
          </table:table-cell>
          <table:table-cell office:value-type="float" office:value="163" table:style-name="ce1">
            <text:p>163</text:p>
          </table:table-cell>
          <table:table-cell office:value-type="float" office:value="163" table:style-name="ce1">
            <text:p>163</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6" table:style-name="ce1">
            <text:p>106</text:p>
          </table:table-cell>
          <table:table-cell office:value-type="string" table:style-name="ce1">
            <text:p>促進電力發展營運協助金審議委員會</text:p>
          </table:table-cell>
          <table:table-cell office:value-type="date" office:date-value="2015-08-26T00:00:00" table:style-name="ce2">
            <text:p>2015/8/26</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康建長青敬老協會</text:p>
          </table:table-cell>
          <table:table-cell office:value-type="float" office:value="36999338" table:style-name="ce1">
            <text:p>36999338</text:p>
          </table:table-cell>
          <table:table-cell office:value-type="string" table:style-name="ce1">
            <text:p>協助高雄市康建長青敬老協會辦理中秋節社區長輩聯歡晚會暨節能減碳宣導活動</text:p>
          </table:table-cell>
          <table:table-cell office:value-type="date" office:date-value="2015-09-20T00:00:00" table:style-name="ce2">
            <text:p>2015/9/20</text:p>
          </table:table-cell>
          <table:table-cell office:value-type="date" office:date-value="2015-09-20T00:00:00" table:style-name="ce2">
            <text:p>2015/9/20</text:p>
          </table:table-cell>
          <table:table-cell office:value-type="string" table:style-name="ce1">
            <text:p>高雄市前鎮區</text:p>
          </table:table-cell>
          <table:table-cell office:value-type="float" office:value="90" table:style-name="ce1">
            <text:p>90</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7" table:style-name="ce1">
            <text:p>107</text:p>
          </table:table-cell>
          <table:table-cell office:value-type="string" table:style-name="ce1">
            <text:p>促進電力發展營運協助金審議委員會</text:p>
          </table:table-cell>
          <table:table-cell office:value-type="date" office:date-value="2015-08-26T00:00:00" table:style-name="ce2">
            <text:p>2015/8/26</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龍井區麗水社區發展協會</text:p>
          </table:table-cell>
          <table:table-cell office:value-type="float" office:value="14929373" table:style-name="ce1">
            <text:p>14929373</text:p>
          </table:table-cell>
          <table:table-cell office:value-type="string" table:style-name="ce1">
            <text:p>協助臺中市龍井區麗水社區發展協會辦理關懷老人愛心送暖暨支持節約能源政策宣導活動</text:p>
          </table:table-cell>
          <table:table-cell office:value-type="date" office:date-value="2015-09-29T00:00:00" table:style-name="ce2">
            <text:p>2015/9/29</text:p>
          </table:table-cell>
          <table:table-cell office:value-type="date" office:date-value="2015-09-29T00:00:00" table:style-name="ce2">
            <text:p>2015/9/29</text:p>
          </table:table-cell>
          <table:table-cell office:value-type="string" table:style-name="ce1">
            <text:p>臺中市龍井區</text:p>
          </table:table-cell>
          <table:table-cell office:value-type="float" office:value="322" table:style-name="ce1">
            <text:p>322</text:p>
          </table:table-cell>
          <table:table-cell office:value-type="float" office:value="160" table:style-name="ce1">
            <text:p>16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8" table:style-name="ce1">
            <text:p>108</text:p>
          </table:table-cell>
          <table:table-cell office:value-type="string" table:style-name="ce1">
            <text:p>促進電力發展營運協助金審議委員會</text:p>
          </table:table-cell>
          <table:table-cell office:value-type="date" office:date-value="2015-08-26T00:00:00" table:style-name="ce2">
            <text:p>2015/8/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明潭發電廠</text:p>
          </table:table-cell>
          <table:table-cell office:value-type="string" table:style-name="ce1">
            <text:p>aa<text:s text:c="8"/></text:p>
          </table:table-cell>
          <table:table-cell office:value-type="string" table:style-name="ce1">
            <text:p>協助明潭發電廠辦理2015年關懷水里鄉獨居弱勢老人送暖公益活動</text:p>
          </table:table-cell>
          <table:table-cell office:value-type="date" office:date-value="2015-09-01T00:00:00" table:style-name="ce2">
            <text:p>2015/9/1</text:p>
          </table:table-cell>
          <table:table-cell office:value-type="date" office:date-value="2016-02-10T00:00:00" table:style-name="ce2">
            <text:p>2016/2/10</text:p>
          </table:table-cell>
          <table:table-cell office:value-type="string" table:style-name="ce1">
            <text:p>南投縣水里鄉</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09" table:style-name="ce1">
            <text:p>109</text:p>
          </table:table-cell>
          <table:table-cell office:value-type="string" table:style-name="ce1">
            <text:p>促進電力發展營運協助金審議委員會</text:p>
          </table:table-cell>
          <table:table-cell office:value-type="date" office:date-value="2015-08-27T00:00:00" table:style-name="ce2">
            <text:p>2015/8/27</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安樂區新崙社區發展協會</text:p>
          </table:table-cell>
          <table:table-cell office:value-type="float" office:value="98754214" table:style-name="ce1">
            <text:p>98754214</text:p>
          </table:table-cell>
          <table:table-cell office:value-type="string" table:style-name="ce1">
            <text:p>協助基隆市安樂區新崙社區發展協會辦理104年度中秋敬老晚會活動</text:p>
          </table:table-cell>
          <table:table-cell office:value-type="date" office:date-value="2015-09-15T00:00:00" table:style-name="ce2">
            <text:p>2015/9/15</text:p>
          </table:table-cell>
          <table:table-cell office:value-type="date" office:date-value="2015-10-26T00:00:00" table:style-name="ce2">
            <text:p>2015/10/26</text:p>
          </table:table-cell>
          <table:table-cell office:value-type="string" table:style-name="ce1">
            <text:p>基隆市安樂區</text:p>
          </table:table-cell>
          <table:table-cell office:value-type="float" office:value="254" table:style-name="ce1">
            <text:p>254</text:p>
          </table:table-cell>
          <table:table-cell office:value-type="float" office:value="225" table:style-name="ce1">
            <text:p>225</text:p>
          </table:table-cell>
          <table:table-cell office:value-type="float" office:value="110" table:style-name="ce1">
            <text:p>11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10" table:style-name="ce1">
            <text:p>110</text:p>
          </table:table-cell>
          <table:table-cell office:value-type="string" table:style-name="ce1">
            <text:p>促進電力發展營運協助金審議委員會</text:p>
          </table:table-cell>
          <table:table-cell office:value-type="date" office:date-value="2015-08-27T00:00:00" table:style-name="ce2">
            <text:p>2015/8/27</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安樂區新崙社區發展協會</text:p>
          </table:table-cell>
          <table:table-cell office:value-type="float" office:value="98754214" table:style-name="ce1">
            <text:p>98754214</text:p>
          </table:table-cell>
          <table:table-cell office:value-type="string" table:style-name="ce1">
            <text:p>協助基隆市安樂區新崙社區發展協會辦理104年重陽敬老尊賢活動</text:p>
          </table:table-cell>
          <table:table-cell office:value-type="date" office:date-value="2015-09-15T00:00:00" table:style-name="ce2">
            <text:p>2015/9/15</text:p>
          </table:table-cell>
          <table:table-cell office:value-type="date" office:date-value="2015-10-26T00:00:00" table:style-name="ce2">
            <text:p>2015/10/26</text:p>
          </table:table-cell>
          <table:table-cell office:value-type="string" table:style-name="ce1">
            <text:p>基隆市安樂區</text:p>
          </table:table-cell>
          <table:table-cell office:value-type="float" office:value="254" table:style-name="ce1">
            <text:p>254</text:p>
          </table:table-cell>
          <table:table-cell office:value-type="float" office:value="225" table:style-name="ce1">
            <text:p>225</text:p>
          </table:table-cell>
          <table:table-cell office:value-type="float" office:value="115" table:style-name="ce1">
            <text:p>11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11" table:style-name="ce1">
            <text:p>111</text:p>
          </table:table-cell>
          <table:table-cell office:value-type="string" table:style-name="ce1">
            <text:p>促進電力發展營運協助金審議委員會</text:p>
          </table:table-cell>
          <table:table-cell office:value-type="date" office:date-value="2015-08-26T00:00:00" table:style-name="ce2">
            <text:p>2015/8/26</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林口區老人會</text:p>
          </table:table-cell>
          <table:table-cell office:value-type="float" office:value="74999979" table:style-name="ce1">
            <text:p>74999979</text:p>
          </table:table-cell>
          <table:table-cell office:value-type="string" table:style-name="ce1">
            <text:p>協助新北市林口區老人會辦理參訪富美宮老人會暨老人福利政策宣導暨用電宣導</text:p>
          </table:table-cell>
          <table:table-cell office:value-type="date" office:date-value="2015-10-27T00:00:00" table:style-name="ce2">
            <text:p>2015/10/27</text:p>
          </table:table-cell>
          <table:table-cell office:value-type="date" office:date-value="2015-10-29T00:00:00" table:style-name="ce2">
            <text:p>2015/10/29</text:p>
          </table:table-cell>
          <table:table-cell office:value-type="string" table:style-name="ce1">
            <text:p>通霄發電廠</text:p>
          </table:table-cell>
          <table:table-cell office:value-type="float" office:value="535" table:style-name="ce1">
            <text:p>535</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12" table:style-name="ce1">
            <text:p>112</text:p>
          </table:table-cell>
          <table:table-cell office:value-type="string" table:style-name="ce1">
            <text:p>促進電力發展營運協助金審議委員會</text:p>
          </table:table-cell>
          <table:table-cell office:value-type="date" office:date-value="2015-08-26T00:00:00" table:style-name="ce2">
            <text:p>2015/8/26</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大園區老人會</text:p>
          </table:table-cell>
          <table:table-cell office:value-type="float" office:value="14938915" table:style-name="ce1">
            <text:p>14938915</text:p>
          </table:table-cell>
          <table:table-cell office:value-type="string" table:style-name="ce1">
            <text:p>協助桃園市大園區老人會辦理104年度重陽節敬老大會及節能減碳宣導</text:p>
          </table:table-cell>
          <table:table-cell office:value-type="date" office:date-value="2015-10-16T00:00:00" table:style-name="ce2">
            <text:p>2015/10/16</text:p>
          </table:table-cell>
          <table:table-cell office:value-type="date" office:date-value="2015-10-16T00:00:00" table:style-name="ce2">
            <text:p>2015/10/16</text:p>
          </table:table-cell>
          <table:table-cell office:value-type="string" table:style-name="ce1">
            <text:p>桃園市大園區</text:p>
          </table:table-cell>
          <table:table-cell office:value-type="float" office:value="2258" table:style-name="ce1">
            <text:p>2258</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number-rows-repeated="1048463" table:style-name="ro1">
          <table:table-cell table:number-columns-repeated="16384"/>
        </table:table-row>
      </table:table>
      <table:table table:name="10" table:style-name="ta1">
        <table:table-column table:style-name="co1" table:number-columns-repeated="2" table:default-cell-style-name="ce1"/>
        <table:table-column table:style-name="co5" table:default-cell-style-name="ce1"/>
        <table:table-column table:style-name="co1" table:number-columns-repeated="5" table:default-cell-style-name="ce1"/>
        <table:table-column table:style-name="co6" table:default-cell-style-name="ce1"/>
        <table:table-column table:style-name="co7" table:default-cell-style-name="ce1"/>
        <table:table-column table:style-name="co1" table:number-columns-repeated="16374"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8"/>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5-10-27T00:00:00" table:style-name="ce2">
            <text:p>2015/10/27</text:p>
          </table:table-cell>
          <table:table-cell office:value-type="string" table:style-name="ce1">
            <text:p><text:s/>aa<text:s/></text:p>
          </table:table-cell>
          <table:table-cell office:value-type="string" table:style-name="ce1">
            <text:p>新北市</text:p>
          </table:table-cell>
          <table:table-cell office:value-type="string" table:style-name="ce1">
            <text:p>林口發電廠</text:p>
          </table:table-cell>
          <table:table-cell office:value-type="string" table:style-name="ce1">
            <text:p>aa<text:s text:c="8"/></text:p>
          </table:table-cell>
          <table:table-cell office:value-type="string" table:style-name="ce1">
            <text:p>協助林口發電廠辦理關懷弘化懷幼院院童活動</text:p>
          </table:table-cell>
          <table:table-cell office:value-type="date" office:date-value="2015-11-01T00:00:00" table:style-name="ce2">
            <text:p>2015/11/1</text:p>
          </table:table-cell>
          <table:table-cell office:value-type="date" office:date-value="2015-12-31T00:00:00" table:style-name="ce2">
            <text:p>2015/12/31</text:p>
          </table:table-cell>
          <table:table-cell office:value-type="string" table:style-name="ce1">
            <text:p>新北市林口區</text:p>
          </table:table-cell>
          <table:table-cell office:value-type="float" office:value="248" table:style-name="ce1">
            <text:p>248</text:p>
          </table:table-cell>
          <table:table-cell office:value-type="float" office:value="248" table:style-name="ce1">
            <text:p>248</text:p>
          </table:table-cell>
          <table:table-cell office:value-type="float" office:value="248" table:style-name="ce1">
            <text:p>248</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5-10-28T00:00:00" table:style-name="ce2">
            <text:p>2015/10/28</text:p>
          </table:table-cell>
          <table:table-cell office:value-type="string" table:style-name="ce1">
            <text:p><text:s/>aa<text:s/></text:p>
          </table:table-cell>
          <table:table-cell office:value-type="string" table:style-name="ce1">
            <text:p>新北市</text:p>
          </table:table-cell>
          <table:table-cell office:value-type="string" table:style-name="ce1">
            <text:p>新北市淡水區漁會</text:p>
          </table:table-cell>
          <table:table-cell office:value-type="float" office:value="33779326" table:style-name="ce1">
            <text:p>33779326</text:p>
          </table:table-cell>
          <table:table-cell office:value-type="string" table:style-name="ce1">
            <text:p>協助新北市淡水區漁會辦理淡水假日鮮魚市集暨資源保育推廣活動</text:p>
          </table:table-cell>
          <table:table-cell office:value-type="date" office:date-value="2015-11-01T00:00:00" table:style-name="ce2">
            <text:p>2015/11/1</text:p>
          </table:table-cell>
          <table:table-cell office:value-type="date" office:date-value="2015-11-30T00:00:00" table:style-name="ce2">
            <text:p>2015/11/30</text:p>
          </table:table-cell>
          <table:table-cell office:value-type="string" table:style-name="ce1">
            <text:p>新北市淡水區</text:p>
          </table:table-cell>
          <table:table-cell office:value-type="float" office:value="230" table:style-name="ce1">
            <text:p>230</text:p>
          </table:table-cell>
          <table:table-cell office:value-type="float" office:value="100" table:style-name="ce1">
            <text:p>100</text:p>
          </table:table-cell>
          <table:table-cell office:value-type="float" office:value="80" table:style-name="ce1">
            <text:p>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5-10-26T00:00:00" table:style-name="ce2">
            <text:p>2015/10/26</text:p>
          </table:table-cell>
          <table:table-cell office:value-type="string" table:style-name="ce1">
            <text:p><text:s/>aa<text:s/></text:p>
          </table:table-cell>
          <table:table-cell office:value-type="string" table:style-name="ce1">
            <text:p>高雄市</text:p>
          </table:table-cell>
          <table:table-cell office:value-type="string" table:style-name="ce1">
            <text:p>社團法人高雄市心橋勵友協會</text:p>
          </table:table-cell>
          <table:table-cell office:value-type="float" office:value="7928031" table:style-name="ce1">
            <text:p>7928031</text:p>
          </table:table-cell>
          <table:table-cell office:value-type="string" table:style-name="ce1">
            <text:p>協助社團法人高雄市心橋勵友協會辦理104年知性學習~環保體驗</text:p>
          </table:table-cell>
          <table:table-cell office:value-type="date" office:date-value="2015-11-07T00:00:00" table:style-name="ce2">
            <text:p>2015/11/7</text:p>
          </table:table-cell>
          <table:table-cell office:value-type="date" office:date-value="2015-11-08T00:00:00" table:style-name="ce2">
            <text:p>2015/11/8</text:p>
          </table:table-cell>
          <table:table-cell office:value-type="string" table:style-name="ce1">
            <text:p>第三核能發電廠</text:p>
          </table:table-cell>
          <table:table-cell office:value-type="float" office:value="122" table:style-name="ce1">
            <text:p>122</text:p>
          </table:table-cell>
          <table:table-cell office:value-type="float" office:value="80" table:style-name="ce1">
            <text:p>80</text:p>
          </table:table-cell>
          <table:table-cell office:value-type="float" office:value="50" table:style-name="ce1">
            <text:p>50</text:p>
          </table:table-cell>
          <table:table-cell office:value-type="string" table:style-name="ce1">
            <text:p>關懷弱勢，提升台電企業形象</text:p>
          </table:table-cell>
          <table:table-cell office:value-type="string" table:style-name="ce1">
            <text:p>已同意</text:p>
          </table:table-cell>
          <table:table-cell table:number-columns-repeated="16368"/>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5-10-23T00:00:00" table:style-name="ce2">
            <text:p>2015/10/23</text:p>
          </table:table-cell>
          <table:table-cell office:value-type="string" table:style-name="ce1">
            <text:p><text:s/>aa<text:s/></text:p>
          </table:table-cell>
          <table:table-cell office:value-type="string" table:style-name="ce1">
            <text:p>桃園市</text:p>
          </table:table-cell>
          <table:table-cell office:value-type="string" table:style-name="ce1">
            <text:p>桃園市立觀音國民中學</text:p>
          </table:table-cell>
          <table:table-cell office:value-type="string" table:style-name="ce1">
            <text:p>aa<text:s text:c="8"/></text:p>
          </table:table-cell>
          <table:table-cell office:value-type="string" table:style-name="ce1">
            <text:p>協助桃園市立觀音國民中學辦理49週年校慶聯合運動大會暨節約用電宣導活動</text:p>
          </table:table-cell>
          <table:table-cell office:value-type="date" office:date-value="2015-10-31T00:00:00" table:style-name="ce2">
            <text:p>2015/10/31</text:p>
          </table:table-cell>
          <table:table-cell office:value-type="date" office:date-value="2015-10-31T00:00:00" table:style-name="ce2">
            <text:p>2015/10/31</text:p>
          </table:table-cell>
          <table:table-cell office:value-type="string" table:style-name="ce1">
            <text:p>桃園市觀音區</text:p>
          </table:table-cell>
          <table:table-cell office:value-type="float" office:value="247" table:style-name="ce1">
            <text:p>247</text:p>
          </table:table-cell>
          <table:table-cell office:value-type="float" office:value="207" table:style-name="ce1">
            <text:p>207</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5-10-21T00:00:00" table:style-name="ce2">
            <text:p>2015/10/21</text:p>
          </table:table-cell>
          <table:table-cell office:value-type="string" table:style-name="ce1">
            <text:p><text:s/>aa<text:s/></text:p>
          </table:table-cell>
          <table:table-cell office:value-type="string" table:style-name="ce1">
            <text:p>苗栗縣</text:p>
          </table:table-cell>
          <table:table-cell office:value-type="string" table:style-name="ce1">
            <text:p>苗栗縣苑裡港良知美推展協會</text:p>
          </table:table-cell>
          <table:table-cell office:value-type="float" office:value="39800310" table:style-name="ce1">
            <text:p>39800310</text:p>
          </table:table-cell>
          <table:table-cell office:value-type="string" table:style-name="ce1">
            <text:p>協助苗栗縣苑裡港良知美推展協會辦理104年度「健康亮麗、樂活城鄉節能減碳知性探索之旅」活動</text:p>
          </table:table-cell>
          <table:table-cell office:value-type="date" office:date-value="2015-10-26T00:00:00" table:style-name="ce2">
            <text:p>2015/10/26</text:p>
          </table:table-cell>
          <table:table-cell office:value-type="date" office:date-value="2015-10-27T00:00:00" table:style-name="ce2">
            <text:p>2015/10/27</text:p>
          </table:table-cell>
          <table:table-cell office:value-type="string" table:style-name="ce1">
            <text:p>通霄發電廠</text:p>
          </table:table-cell>
          <table:table-cell office:value-type="float" office:value="165" table:style-name="ce1">
            <text:p>165</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5-10-26T00:00:00" table:style-name="ce2">
            <text:p>2015/10/26</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s text:c="8"/></text:p>
          </table:table-cell>
          <table:table-cell office:value-type="string" table:style-name="ce1">
            <text:p>協助第三核能發電廠辦理105年度關懷核三廠所在地低收入戶家庭及獨居老人送暖活動</text:p>
          </table:table-cell>
          <table:table-cell office:value-type="date" office:date-value="2016-01-01T00:00:00" table:style-name="ce2">
            <text:p>2016/1/1</text:p>
          </table:table-cell>
          <table:table-cell office:value-type="date" office:date-value="2016-10-31T00:00:00" table:style-name="ce2">
            <text:p>2016/10/31</text:p>
          </table:table-cell>
          <table:table-cell office:value-type="string" table:style-name="ce1">
            <text:p>屏東縣恆春鎮 電廠周邊地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5-10-22T00:00:00" table:style-name="ce2">
            <text:p>2015/10/22</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軟式網球協會</text:p>
          </table:table-cell>
          <table:table-cell office:value-type="float" office:value="45484037" table:style-name="ce1">
            <text:p>45484037</text:p>
          </table:table-cell>
          <table:table-cell office:value-type="string" table:style-name="ce1">
            <text:p>協助苗栗縣苑裡鎮軟式網球協會辦理苑裡鎮104年度理事長杯軟式網球錦標賽</text:p>
          </table:table-cell>
          <table:table-cell office:value-type="date" office:date-value="2015-12-06T00:00:00" table:style-name="ce2">
            <text:p>2015/12/6</text:p>
          </table:table-cell>
          <table:table-cell office:value-type="date" office:date-value="2015-12-06T00:00:00" table:style-name="ce2">
            <text:p>2015/12/6</text:p>
          </table:table-cell>
          <table:table-cell office:value-type="string" table:style-name="ce1">
            <text:p>苗栗縣苑裡鎮</text:p>
          </table:table-cell>
          <table:table-cell office:value-type="float" office:value="105" table:style-name="ce1">
            <text:p>105</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5-10-23T00:00:00" table:style-name="ce2">
            <text:p>2015/10/23</text:p>
          </table:table-cell>
          <table:table-cell office:value-type="string" table:style-name="ce1">
            <text:p><text:s/>aa<text:s/></text:p>
          </table:table-cell>
          <table:table-cell office:value-type="string" table:style-name="ce1">
            <text:p>苗栗縣</text:p>
          </table:table-cell>
          <table:table-cell office:value-type="string" table:style-name="ce1">
            <text:p>社團法人中華民國白沙屯媽祖文化發展總會</text:p>
          </table:table-cell>
          <table:table-cell office:value-type="float" office:value="45791844" table:style-name="ce1">
            <text:p>45791844</text:p>
          </table:table-cell>
          <table:table-cell office:value-type="string" table:style-name="ce1">
            <text:p>協助社團法人中華民國白沙屯媽祖文化發展總會辦理2015年白沙屯媽祖文化地瓜節活動</text:p>
          </table:table-cell>
          <table:table-cell office:value-type="date" office:date-value="2015-11-28T00:00:00" table:style-name="ce2">
            <text:p>2015/11/28</text:p>
          </table:table-cell>
          <table:table-cell office:value-type="date" office:date-value="2015-11-28T00:00:00" table:style-name="ce2">
            <text:p>2015/11/28</text:p>
          </table:table-cell>
          <table:table-cell office:value-type="string" table:style-name="ce1">
            <text:p>苗栗縣通霄鎮</text:p>
          </table:table-cell>
          <table:table-cell office:value-type="float" office:value="177" table:style-name="ce1">
            <text:p>177</text:p>
          </table:table-cell>
          <table:table-cell office:value-type="float" office:value="122" table:style-name="ce1">
            <text:p>122</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5-10-23T00:00:00" table:style-name="ce2">
            <text:p>2015/10/23</text:p>
          </table:table-cell>
          <table:table-cell office:value-type="string" table:style-name="ce1">
            <text:p><text:s/>aa<text:s/></text:p>
          </table:table-cell>
          <table:table-cell office:value-type="string" table:style-name="ce1">
            <text:p>桃園市</text:p>
          </table:table-cell>
          <table:table-cell office:value-type="string" table:style-name="ce1">
            <text:p>大潭發電廠</text:p>
          </table:table-cell>
          <table:table-cell office:value-type="string" table:style-name="ce1">
            <text:p>aa<text:s text:c="8"/></text:p>
          </table:table-cell>
          <table:table-cell office:value-type="string" table:style-name="ce1">
            <text:p>協助大潭發電廠辦理「乾淨能源。愛我家園」繪畫比賽</text:p>
          </table:table-cell>
          <table:table-cell office:value-type="string" table:style-name="ce1">
            <text:p>aa</text:p>
          </table:table-cell>
          <table:table-cell office:value-type="date" office:date-value="2015-12-31T00:00:00" table:style-name="ce2">
            <text:p>2015/12/31</text:p>
          </table:table-cell>
          <table:table-cell office:value-type="string" table:style-name="ce1">
            <text:p>桃園市觀音區</text:p>
          </table:table-cell>
          <table:table-cell office:value-type="float" office:value="150" table:style-name="ce1">
            <text:p>150</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5-10-23T00:00:00" table:style-name="ce2">
            <text:p>2015/10/23</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2015年苑裡鎮民俗文化節-媽祖祈福晚會活動」</text:p>
          </table:table-cell>
          <table:table-cell office:value-type="date" office:date-value="2015-10-31T00:00:00" table:style-name="ce2">
            <text:p>2015/10/31</text:p>
          </table:table-cell>
          <table:table-cell office:value-type="date" office:date-value="2015-10-31T00:00:00" table:style-name="ce2">
            <text:p>2015/10/31</text:p>
          </table:table-cell>
          <table:table-cell office:value-type="string" table:style-name="ce1">
            <text:p>苗栗縣苑裡鎮</text:p>
          </table:table-cell>
          <table:table-cell office:value-type="float" office:value="900" table:style-name="ce1">
            <text:p>900</text:p>
          </table:table-cell>
          <table:table-cell office:value-type="float" office:value="800" table:style-name="ce1">
            <text:p>800</text:p>
          </table:table-cell>
          <table:table-cell office:value-type="float" office:value="300" table:style-name="ce1">
            <text:p>3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5-10-22T00:00:00" table:style-name="ce2">
            <text:p>2015/10/22</text:p>
          </table:table-cell>
          <table:table-cell office:value-type="string" table:style-name="ce1">
            <text:p><text:s/>aa<text:s/></text:p>
          </table:table-cell>
          <table:table-cell office:value-type="string" table:style-name="ce1">
            <text:p>高雄市</text:p>
          </table:table-cell>
          <table:table-cell office:value-type="string" table:style-name="ce1">
            <text:p>高雄市彌陀區南寮社區發展協會</text:p>
          </table:table-cell>
          <table:table-cell office:value-type="float" office:value="62973735" table:style-name="ce1">
            <text:p>62973735</text:p>
          </table:table-cell>
          <table:table-cell office:value-type="string" table:style-name="ce1">
            <text:p>協助高雄市彌陀區南寮社區發展協會辦理104年民俗慶典技藝文化活動</text:p>
          </table:table-cell>
          <table:table-cell office:value-type="date" office:date-value="2015-10-31T00:00:00" table:style-name="ce2">
            <text:p>2015/10/31</text:p>
          </table:table-cell>
          <table:table-cell office:value-type="date" office:date-value="2015-11-01T00:00:00" table:style-name="ce2">
            <text:p>2015/11/1</text:p>
          </table:table-cell>
          <table:table-cell office:value-type="string" table:style-name="ce1">
            <text:p>高雄市彌陀區</text:p>
          </table:table-cell>
          <table:table-cell office:value-type="float" office:value="300" table:style-name="ce1">
            <text:p>300</text:p>
          </table:table-cell>
          <table:table-cell office:value-type="float" office:value="200" table:style-name="ce1">
            <text:p>20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5-10-22T00:00:00" table:style-name="ce2">
            <text:p>2015/10/22</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崎漏社區發展協會</text:p>
          </table:table-cell>
          <table:table-cell office:value-type="float" office:value="9546093" table:style-name="ce1">
            <text:p>9546093</text:p>
          </table:table-cell>
          <table:table-cell office:value-type="string" table:style-name="ce1">
            <text:p>協助高雄市茄萣區崎漏社區發展協會辦理104年度志工參觀國家電力建設暨節能減碳宣導活動實施計劃</text:p>
          </table:table-cell>
          <table:table-cell office:value-type="date" office:date-value="2015-11-08T00:00:00" table:style-name="ce2">
            <text:p>2015/11/8</text:p>
          </table:table-cell>
          <table:table-cell office:value-type="date" office:date-value="2015-11-09T00:00:00" table:style-name="ce2">
            <text:p>2015/11/9</text:p>
          </table:table-cell>
          <table:table-cell office:value-type="string" table:style-name="ce1">
            <text:p>第三核能發電廠</text:p>
          </table:table-cell>
          <table:table-cell office:value-type="float" office:value="156" table:style-name="ce1">
            <text:p>156</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5-10-21T00:00:00" table:style-name="ce2">
            <text:p>2015/10/21</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s text:c="8"/></text:p>
          </table:table-cell>
          <table:table-cell office:value-type="string" table:style-name="ce1">
            <text:p>協助東部發電廠辦理主動關懷富世村104學年上半學期原住民青少年學生課後輔導計畫</text:p>
          </table:table-cell>
          <table:table-cell office:value-type="date" office:date-value="2015-11-01T00:00:00" table:style-name="ce2">
            <text:p>2015/11/1</text:p>
          </table:table-cell>
          <table:table-cell office:value-type="date" office:date-value="2016-01-31T00:00:00" table:style-name="ce2">
            <text:p>2016/1/31</text:p>
          </table:table-cell>
          <table:table-cell office:value-type="string" table:style-name="ce1">
            <text:p>花蓮縣秀林鄉</text:p>
          </table:table-cell>
          <table:table-cell office:value-type="float" office:value="221" table:style-name="ce1">
            <text:p>221</text:p>
          </table:table-cell>
          <table:table-cell office:value-type="float" office:value="221" table:style-name="ce1">
            <text:p>221</text:p>
          </table:table-cell>
          <table:table-cell office:value-type="float" office:value="221" table:style-name="ce1">
            <text:p>221</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5-10-20T00:00:00" table:style-name="ce2">
            <text:p>2015/10/20</text:p>
          </table:table-cell>
          <table:table-cell office:value-type="string" table:style-name="ce1">
            <text:p><text:s/>aa<text:s/></text:p>
          </table:table-cell>
          <table:table-cell office:value-type="string" table:style-name="ce1">
            <text:p>臺北市</text:p>
          </table:table-cell>
          <table:table-cell office:value-type="string" table:style-name="ce1">
            <text:p>臺北市北投區公所</text:p>
          </table:table-cell>
          <table:table-cell office:value-type="string" table:style-name="ce1">
            <text:p>aa<text:s text:c="8"/></text:p>
          </table:table-cell>
          <table:table-cell office:value-type="string" table:style-name="ce1">
            <text:p>協助臺北市北投區公所104年度輸變電促協金(運轉中)--仙渡超高壓變電所</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00" table:style-name="ce1">
            <text:p>2700</text:p>
          </table:table-cell>
          <table:table-cell office:value-type="float" office:value="2700" table:style-name="ce1">
            <text:p>27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8"/>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5-10-21T00:00:00" table:style-name="ce2">
            <text:p>2015/10/21</text:p>
          </table:table-cell>
          <table:table-cell office:value-type="string" table:style-name="ce1">
            <text:p><text:s/>aa<text:s/></text:p>
          </table:table-cell>
          <table:table-cell office:value-type="string" table:style-name="ce1">
            <text:p>高雄市</text:p>
          </table:table-cell>
          <table:table-cell office:value-type="string" table:style-name="ce1">
            <text:p>高雄市立小港國民中學</text:p>
          </table:table-cell>
          <table:table-cell office:value-type="string" table:style-name="ce1">
            <text:p>aa<text:s text:c="8"/></text:p>
          </table:table-cell>
          <table:table-cell office:value-type="string" table:style-name="ce1">
            <text:p>協助高雄市立小港國民中學辦理「中華民國104年度全國手球錦標賽暨推動節約能源、減碳計劃政令宣導」活動</text:p>
          </table:table-cell>
          <table:table-cell office:value-type="date" office:date-value="2015-12-18T00:00:00" table:style-name="ce2">
            <text:p>2015/12/18</text:p>
          </table:table-cell>
          <table:table-cell office:value-type="date" office:date-value="2015-12-23T00:00:00" table:style-name="ce2">
            <text:p>2015/12/23</text:p>
          </table:table-cell>
          <table:table-cell office:value-type="string" table:style-name="ce1">
            <text:p>高雄市小港區</text:p>
          </table:table-cell>
          <table:table-cell office:value-type="float" office:value="569" table:style-name="ce1">
            <text:p>569</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5-10-21T00:00:00" table:style-name="ce2">
            <text:p>2015/10/21</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蔡文國民小學</text:p>
          </table:table-cell>
          <table:table-cell office:value-type="string" table:style-name="ce1">
            <text:p>aa<text:s text:c="8"/></text:p>
          </table:table-cell>
          <table:table-cell office:value-type="string" table:style-name="ce1">
            <text:p>協助高雄市路竹區蔡文國民小學辦理104學年度創校十三週年校慶暨節約能源宣導實施計畫</text:p>
          </table:table-cell>
          <table:table-cell office:value-type="date" office:date-value="2015-11-28T00:00:00" table:style-name="ce2">
            <text:p>2015/11/28</text:p>
          </table:table-cell>
          <table:table-cell office:value-type="date" office:date-value="2015-11-28T00:00:00" table:style-name="ce2">
            <text:p>2015/11/28</text:p>
          </table:table-cell>
          <table:table-cell office:value-type="string" table:style-name="ce1">
            <text:p>高雄市路竹區</text:p>
          </table:table-cell>
          <table:table-cell office:value-type="float" office:value="237" table:style-name="ce1">
            <text:p>237</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5-10-21T00:00:00" table:style-name="ce2">
            <text:p>2015/10/21</text:p>
          </table:table-cell>
          <table:table-cell office:value-type="string" table:style-name="ce1">
            <text:p><text:s/>aa<text:s/></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104年理監事代表暨產銷班班員「新漁業活動」</text:p>
          </table:table-cell>
          <table:table-cell office:value-type="date" office:date-value="2015-10-28T00:00:00" table:style-name="ce2">
            <text:p>2015/10/28</text:p>
          </table:table-cell>
          <table:table-cell office:value-type="date" office:date-value="2015-10-30T00:00:00" table:style-name="ce2">
            <text:p>2015/10/30</text:p>
          </table:table-cell>
          <table:table-cell office:value-type="string" table:style-name="ce1">
            <text:p>興達發電廠</text:p>
          </table:table-cell>
          <table:table-cell office:value-type="float" office:value="412" table:style-name="ce1">
            <text:p>412</text:p>
          </table:table-cell>
          <table:table-cell office:value-type="float" office:value="200" table:style-name="ce1">
            <text:p>200</text:p>
          </table:table-cell>
          <table:table-cell office:value-type="float" office:value="200" table:style-name="ce1">
            <text:p>2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公有零售市場新建工程</text:p>
          </table:table-cell>
          <table:table-cell office:value-type="date" office:date-value="2015-08-01T00:00:00" table:style-name="ce2">
            <text:p>2015/8/1</text:p>
          </table:table-cell>
          <table:table-cell office:value-type="date" office:date-value="2018-01-31T00:00:00" table:style-name="ce2">
            <text:p>2018/1/31</text:p>
          </table:table-cell>
          <table:table-cell office:value-type="string" table:style-name="ce1">
            <text:p>苗栗縣通霄鎮</text:p>
          </table:table-cell>
          <table:table-cell office:value-type="float" office:value="120000" table:style-name="ce1">
            <text:p>120000</text:p>
          </table:table-cell>
          <table:table-cell office:value-type="float" office:value="100000" table:style-name="ce1">
            <text:p>100000</text:p>
          </table:table-cell>
          <table:table-cell office:value-type="float" office:value="98000" table:style-name="ce1">
            <text:p>98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8"/>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5-10-15T00:00:00" table:style-name="ce2">
            <text:p>2015/10/15</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婦幼服務協會</text:p>
          </table:table-cell>
          <table:table-cell office:value-type="float" office:value="41343629" table:style-name="ce1">
            <text:p>41343629</text:p>
          </table:table-cell>
          <table:table-cell office:value-type="string" table:style-name="ce1">
            <text:p>協助高雄市茄萣區婦幼服務協會辦理第一屆第二次會員大會暨節約能源宣導活動實施計劃</text:p>
          </table:table-cell>
          <table:table-cell office:value-type="date" office:date-value="2015-10-29T00:00:00" table:style-name="ce2">
            <text:p>2015/10/29</text:p>
          </table:table-cell>
          <table:table-cell office:value-type="date" office:date-value="2015-10-29T00:00:00" table:style-name="ce2">
            <text:p>2015/10/29</text:p>
          </table:table-cell>
          <table:table-cell office:value-type="string" table:style-name="ce1">
            <text:p>高雄市茄萣區</text:p>
          </table:table-cell>
          <table:table-cell office:value-type="float" office:value="63" table:style-name="ce1">
            <text:p>63</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5-10-19T00:00:00" table:style-name="ce2">
            <text:p>2015/10/19</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烏眉國民小學</text:p>
          </table:table-cell>
          <table:table-cell office:value-type="string" table:style-name="ce1">
            <text:p>aa<text:s text:c="8"/></text:p>
          </table:table-cell>
          <table:table-cell office:value-type="string" table:style-name="ce1">
            <text:p>協助苗栗縣通霄鎮烏眉國民小學辦理發展學校藝文特色實施計畫</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苗栗縣通霄鎮</text:p>
          </table:table-cell>
          <table:table-cell office:value-type="float" office:value="296" table:style-name="ce1">
            <text:p>296</text:p>
          </table:table-cell>
          <table:table-cell office:value-type="float" office:value="290" table:style-name="ce1">
            <text:p>290</text:p>
          </table:table-cell>
          <table:table-cell office:value-type="float" office:value="280" table:style-name="ce1">
            <text:p>2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5-10-15T00:00:00" table:style-name="ce2">
            <text:p>2015/10/15</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文苑國民小學</text:p>
          </table:table-cell>
          <table:table-cell office:value-type="string" table:style-name="ce1">
            <text:p>aa<text:s text:c="8"/></text:p>
          </table:table-cell>
          <table:table-cell office:value-type="string" table:style-name="ce1">
            <text:p>協助苗栗縣苑裡鎮文苑國民小學辦理「六十週年校慶暨社區聯合慶祝大會」</text:p>
          </table:table-cell>
          <table:table-cell office:value-type="date" office:date-value="2015-11-15T00:00:00" table:style-name="ce2">
            <text:p>2015/11/15</text:p>
          </table:table-cell>
          <table:table-cell office:value-type="date" office:date-value="2015-11-15T00:00:00" table:style-name="ce2">
            <text:p>2015/11/15</text:p>
          </table:table-cell>
          <table:table-cell office:value-type="string" table:style-name="ce1">
            <text:p>苗栗縣苑裡鎮</text:p>
          </table:table-cell>
          <table:table-cell office:value-type="float" office:value="1362" table:style-name="ce1">
            <text:p>1362</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5-10-15T00:00:00" table:style-name="ce2">
            <text:p>2015/10/15</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水坡社區發展協會</text:p>
          </table:table-cell>
          <table:table-cell office:value-type="float" office:value="98777602" table:style-name="ce1">
            <text:p>98777602</text:p>
          </table:table-cell>
          <table:table-cell office:value-type="string" table:style-name="ce1">
            <text:p>協助苗栗縣苑裡鎮水坡社區發展協會辦理104年度學校校慶暨社區聯合運動會</text:p>
          </table:table-cell>
          <table:table-cell office:value-type="date" office:date-value="2015-11-14T00:00:00" table:style-name="ce2">
            <text:p>2015/11/14</text:p>
          </table:table-cell>
          <table:table-cell office:value-type="date" office:date-value="2015-11-14T00:00:00" table:style-name="ce2">
            <text:p>2015/11/14</text:p>
          </table:table-cell>
          <table:table-cell office:value-type="string" table:style-name="ce1">
            <text:p>苗栗縣苑裡鎮</text:p>
          </table:table-cell>
          <table:table-cell office:value-type="float" office:value="292" table:style-name="ce1">
            <text:p>292</text:p>
          </table:table-cell>
          <table:table-cell office:value-type="float" office:value="70" table:style-name="ce1">
            <text:p>7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5-10-15T00:00:00" table:style-name="ce2">
            <text:p>2015/10/15</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農會</text:p>
          </table:table-cell>
          <table:table-cell office:value-type="float" office:value="91604802" table:style-name="ce1">
            <text:p>91604802</text:p>
          </table:table-cell>
          <table:table-cell office:value-type="string" table:style-name="ce1">
            <text:p>協助屏東縣恆春鎮農會辦理購置牧草收割機具</text:p>
          </table:table-cell>
          <table:table-cell office:value-type="date" office:date-value="2015-09-01T00:00:00" table:style-name="ce2">
            <text:p>2015/9/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3864" table:style-name="ce1">
            <text:p>3864</text:p>
          </table:table-cell>
          <table:table-cell office:value-type="float" office:value="3470" table:style-name="ce1">
            <text:p>3470</text:p>
          </table:table-cell>
          <table:table-cell office:value-type="float" office:value="2000" table:style-name="ce1">
            <text:p>20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5-10-15T00:00:00" table:style-name="ce2">
            <text:p>2015/10/15</text:p>
          </table:table-cell>
          <table:table-cell office:value-type="string" table:style-name="ce1">
            <text:p><text:s/>aa<text:s/></text:p>
          </table:table-cell>
          <table:table-cell office:value-type="string" table:style-name="ce1">
            <text:p>高雄市</text:p>
          </table:table-cell>
          <table:table-cell office:value-type="string" table:style-name="ce1">
            <text:p>高雄市美濃區公所</text:p>
          </table:table-cell>
          <table:table-cell office:value-type="string" table:style-name="ce1">
            <text:p>aa<text:s text:c="8"/></text:p>
          </table:table-cell>
          <table:table-cell office:value-type="string" table:style-name="ce1">
            <text:p>協助高雄市美濃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8" table:style-name="ce1">
            <text:p>68</text:p>
          </table:table-cell>
          <table:table-cell office:value-type="float" office:value="68" table:style-name="ce1">
            <text:p>68</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8"/>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5-10-16T00:00:00" table:style-name="ce2">
            <text:p>2015/10/16</text:p>
          </table:table-cell>
          <table:table-cell office:value-type="string" table:style-name="ce1">
            <text:p><text:s/>aa<text:s/></text:p>
          </table:table-cell>
          <table:table-cell office:value-type="string" table:style-name="ce1">
            <text:p>臺中市</text:p>
          </table:table-cell>
          <table:table-cell office:value-type="string" table:style-name="ce1">
            <text:p>臺中市沙鹿區農會</text:p>
          </table:table-cell>
          <table:table-cell office:value-type="float" office:value="56108405" table:style-name="ce1">
            <text:p>56108405</text:p>
          </table:table-cell>
          <table:table-cell office:value-type="string" table:style-name="ce1">
            <text:p>協助臺中市沙鹿區農會辦理104年冬季綠肥(油菜)栽培計畫及電力宣導活動</text:p>
          </table:table-cell>
          <table:table-cell office:value-type="date" office:date-value="2015-11-01T00:00:00" table:style-name="ce2">
            <text:p>2015/11/1</text:p>
          </table:table-cell>
          <table:table-cell office:value-type="date" office:date-value="2015-12-31T00:00:00" table:style-name="ce2">
            <text:p>2015/12/31</text:p>
          </table:table-cell>
          <table:table-cell office:value-type="string" table:style-name="ce1">
            <text:p>台中市沙鹿區</text:p>
          </table:table-cell>
          <table:table-cell office:value-type="float" office:value="500" table:style-name="ce1">
            <text:p>500</text:p>
          </table:table-cell>
          <table:table-cell office:value-type="float" office:value="200" table:style-name="ce1">
            <text:p>200</text:p>
          </table:table-cell>
          <table:table-cell office:value-type="float" office:value="160" table:style-name="ce1">
            <text:p>16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5-10-19T00:00:00" table:style-name="ce2">
            <text:p>2015/10/19</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嘉瑞社區發展協會</text:p>
          </table:table-cell>
          <table:table-cell office:value-type="float" office:value="34902197" table:style-name="ce1">
            <text:p>34902197</text:p>
          </table:table-cell>
          <table:table-cell office:value-type="string" table:style-name="ce1">
            <text:p>協助新北市林口區嘉瑞社區發展協會申請辦理「104年度顯應祖師公文化節暨節能減碳宣導」計畫</text:p>
          </table:table-cell>
          <table:table-cell office:value-type="date" office:date-value="2015-11-07T00:00:00" table:style-name="ce2">
            <text:p>2015/11/7</text:p>
          </table:table-cell>
          <table:table-cell office:value-type="date" office:date-value="2015-11-08T00:00:00" table:style-name="ce2">
            <text:p>2015/11/8</text:p>
          </table:table-cell>
          <table:table-cell office:value-type="string" table:style-name="ce1">
            <text:p>新北市林口區、桃園市蘆竹區</text:p>
          </table:table-cell>
          <table:table-cell office:value-type="float" office:value="1177" table:style-name="ce1">
            <text:p>1177</text:p>
          </table:table-cell>
          <table:table-cell office:value-type="float" office:value="500" table:style-name="ce1">
            <text:p>500</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5-10-20T00:00:00" table:style-name="ce2">
            <text:p>2015/10/20</text:p>
          </table:table-cell>
          <table:table-cell office:value-type="string" table:style-name="ce1">
            <text:p><text:s/>aa<text:s/></text:p>
          </table:table-cell>
          <table:table-cell office:value-type="string" table:style-name="ce1">
            <text:p>金門縣</text:p>
          </table:table-cell>
          <table:table-cell office:value-type="string" table:style-name="ce1">
            <text:p>金門縣金城鎮前水頭社區發展協會</text:p>
          </table:table-cell>
          <table:table-cell office:value-type="float" office:value="14917236" table:style-name="ce1">
            <text:p>14917236</text:p>
          </table:table-cell>
          <table:table-cell office:value-type="string" table:style-name="ce1">
            <text:p>協助金門縣金城鎮前水頭社區發展協會辦理104年九九重陽【敬老尊賢。衛教宣導】</text:p>
          </table:table-cell>
          <table:table-cell office:value-type="date" office:date-value="2015-10-21T00:00:00" table:style-name="ce2">
            <text:p>2015/10/21</text:p>
          </table:table-cell>
          <table:table-cell office:value-type="date" office:date-value="2015-10-21T00:00:00" table:style-name="ce2">
            <text:p>2015/10/21</text:p>
          </table:table-cell>
          <table:table-cell office:value-type="string" table:style-name="ce1">
            <text:p>金門縣金城鎮</text:p>
          </table:table-cell>
          <table:table-cell office:value-type="float" office:value="173" table:style-name="ce1">
            <text:p>173</text:p>
          </table:table-cell>
          <table:table-cell office:value-type="float" office:value="93" table:style-name="ce1">
            <text:p>93</text:p>
          </table:table-cell>
          <table:table-cell office:value-type="float" office:value="80" table:style-name="ce1">
            <text:p>8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5-10-20T00:00:00" table:style-name="ce2">
            <text:p>2015/10/20</text:p>
          </table:table-cell>
          <table:table-cell office:value-type="string" table:style-name="ce1">
            <text:p><text:s/>aa<text:s/></text:p>
          </table:table-cell>
          <table:table-cell office:value-type="string" table:style-name="ce1">
            <text:p>花蓮縣</text:p>
          </table:table-cell>
          <table:table-cell office:value-type="string" table:style-name="ce1">
            <text:p>花蓮縣秀林鄉立霧溪文化發展協會</text:p>
          </table:table-cell>
          <table:table-cell office:value-type="float" office:value="10619170" table:style-name="ce1">
            <text:p>10619170</text:p>
          </table:table-cell>
          <table:table-cell office:value-type="string" table:style-name="ce1">
            <text:p>協助花蓮縣秀林鄉立霧溪文化發展協會辦理花蓮縣秀林鄉104年度富世村社區運動大會</text:p>
          </table:table-cell>
          <table:table-cell office:value-type="date" office:date-value="2015-10-31T00:00:00" table:style-name="ce2">
            <text:p>2015/10/31</text:p>
          </table:table-cell>
          <table:table-cell office:value-type="date" office:date-value="2015-10-31T00:00:00" table:style-name="ce2">
            <text:p>2015/10/31</text:p>
          </table:table-cell>
          <table:table-cell office:value-type="string" table:style-name="ce1">
            <text:p>花蓮縣秀林鄉</text:p>
          </table:table-cell>
          <table:table-cell office:value-type="float" office:value="375" table:style-name="ce1">
            <text:p>375</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5-10-14T00:00:00" table:style-name="ce2">
            <text:p>2015/10/14</text:p>
          </table:table-cell>
          <table:table-cell office:value-type="string" table:style-name="ce1">
            <text:p><text:s/>aa<text:s/></text:p>
          </table:table-cell>
          <table:table-cell office:value-type="string" table:style-name="ce1">
            <text:p>宜蘭縣</text:p>
          </table:table-cell>
          <table:table-cell office:value-type="string" table:style-name="ce1">
            <text:p>蘭陽發電廠</text:p>
          </table:table-cell>
          <table:table-cell office:value-type="string" table:style-name="ce1">
            <text:p>aa<text:s text:c="8"/></text:p>
          </table:table-cell>
          <table:table-cell office:value-type="string" table:style-name="ce1">
            <text:p>協助蘭陽發電廠辦理認養三星國小棒球隊 長期深根培訓</text:p>
          </table:table-cell>
          <table:table-cell office:value-type="date" office:date-value="2015-10-19T00:00:00" table:style-name="ce2">
            <text:p>2015/10/19</text:p>
          </table:table-cell>
          <table:table-cell office:value-type="date" office:date-value="2015-10-30T00:00:00" table:style-name="ce2">
            <text:p>2015/10/30</text:p>
          </table:table-cell>
          <table:table-cell office:value-type="string" table:style-name="ce1">
            <text:p>宜蘭縣三星鄉</text:p>
          </table:table-cell>
          <table:table-cell office:value-type="float" office:value="200" table:style-name="ce1">
            <text:p>2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5-10-14T00:00:00" table:style-name="ce2">
            <text:p>2015/10/14</text:p>
          </table:table-cell>
          <table:table-cell office:value-type="string" table:style-name="ce1">
            <text:p><text:s/>aa<text:s/></text:p>
          </table:table-cell>
          <table:table-cell office:value-type="string" table:style-name="ce1">
            <text:p>苗栗縣</text:p>
          </table:table-cell>
          <table:table-cell office:value-type="string" table:style-name="ce1">
            <text:p>苗栗縣泰安鄉公所</text:p>
          </table:table-cell>
          <table:table-cell office:value-type="string" table:style-name="ce1">
            <text:p>aa<text:s text:c="8"/></text:p>
          </table:table-cell>
          <table:table-cell office:value-type="string" table:style-name="ce1">
            <text:p>協助苗栗縣泰安鄉公所辦理104年泰安雪霸甜柿農產業文化促銷活動</text:p>
          </table:table-cell>
          <table:table-cell office:value-type="date" office:date-value="2015-10-24T00:00:00" table:style-name="ce2">
            <text:p>2015/10/24</text:p>
          </table:table-cell>
          <table:table-cell office:value-type="date" office:date-value="2015-11-07T00:00:00" table:style-name="ce2">
            <text:p>2015/11/7</text:p>
          </table:table-cell>
          <table:table-cell office:value-type="string" table:style-name="ce1">
            <text:p>苗栗縣泰安鄉</text:p>
          </table:table-cell>
          <table:table-cell office:value-type="float" office:value="900" table:style-name="ce1">
            <text:p>900</text:p>
          </table:table-cell>
          <table:table-cell office:value-type="float" office:value="250" table:style-name="ce1">
            <text:p>250</text:p>
          </table:table-cell>
          <table:table-cell office:value-type="float" office:value="100" table:style-name="ce1">
            <text:p>1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5-10-14T00:00:00" table:style-name="ce2">
            <text:p>2015/10/14</text:p>
          </table:table-cell>
          <table:table-cell office:value-type="string" table:style-name="ce1">
            <text:p><text:s/>aa<text:s/></text:p>
          </table:table-cell>
          <table:table-cell office:value-type="string" table:style-name="ce1">
            <text:p>臺中市</text:p>
          </table:table-cell>
          <table:table-cell office:value-type="string" table:style-name="ce1">
            <text:p>臺中市漁民發展協會</text:p>
          </table:table-cell>
          <table:table-cell office:value-type="float" office:value="20400623" table:style-name="ce1">
            <text:p>20400623</text:p>
          </table:table-cell>
          <table:table-cell office:value-type="string" table:style-name="ce1">
            <text:p>協助臺中市漁民發展協會辦理海上救生演練及會員大會暨節約能源宣導</text:p>
          </table:table-cell>
          <table:table-cell office:value-type="date" office:date-value="2015-10-15T00:00:00" table:style-name="ce2">
            <text:p>2015/10/15</text:p>
          </table:table-cell>
          <table:table-cell office:value-type="date" office:date-value="2015-10-15T00:00:00" table:style-name="ce2">
            <text:p>2015/10/15</text:p>
          </table:table-cell>
          <table:table-cell office:value-type="string" table:style-name="ce1">
            <text:p>臺中市龍井區</text:p>
          </table:table-cell>
          <table:table-cell office:value-type="float" office:value="207" table:style-name="ce1">
            <text:p>207</text:p>
          </table:table-cell>
          <table:table-cell office:value-type="float" office:value="150" table:style-name="ce1">
            <text:p>15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5-10-15T00:00:00" table:style-name="ce2">
            <text:p>2015/10/15</text:p>
          </table:table-cell>
          <table:table-cell office:value-type="string" table:style-name="ce1">
            <text:p><text:s/>aa<text:s/></text:p>
          </table:table-cell>
          <table:table-cell office:value-type="string" table:style-name="ce1">
            <text:p>桃園市</text:p>
          </table:table-cell>
          <table:table-cell office:value-type="string" table:style-name="ce1">
            <text:p>桃園縣觀音鄉大潭社區發展協會</text:p>
          </table:table-cell>
          <table:table-cell office:value-type="float" office:value="29306199" table:style-name="ce1">
            <text:p>29306199</text:p>
          </table:table-cell>
          <table:table-cell office:value-type="string" table:style-name="ce1">
            <text:p>協助桃園縣觀音鄉大潭社區發展協會辦理寒冬愛心送暖救濟暨節能減碳宣導活動</text:p>
          </table:table-cell>
          <table:table-cell office:value-type="date" office:date-value="2015-10-17T00:00:00" table:style-name="ce2">
            <text:p>2015/10/17</text:p>
          </table:table-cell>
          <table:table-cell office:value-type="date" office:date-value="2015-10-17T00:00:00" table:style-name="ce2">
            <text:p>2015/10/17</text:p>
          </table:table-cell>
          <table:table-cell office:value-type="string" table:style-name="ce1">
            <text:p>桃園縣觀音鄉</text:p>
          </table:table-cell>
          <table:table-cell office:value-type="float" office:value="139" table:style-name="ce1">
            <text:p>139</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5-10-13T00:00:00" table:style-name="ce2">
            <text:p>2015/10/13</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白東社區發展協會</text:p>
          </table:table-cell>
          <table:table-cell office:value-type="float" office:value="66843354" table:style-name="ce1">
            <text:p>66843354</text:p>
          </table:table-cell>
          <table:table-cell office:value-type="string" table:style-name="ce1">
            <text:p>協助苗栗縣通霄鎮白東社區發展協會辦理2015年白沙屯堤防採繪活動</text:p>
          </table:table-cell>
          <table:table-cell office:value-type="date" office:date-value="2015-10-17T00:00:00" table:style-name="ce2">
            <text:p>2015/10/17</text:p>
          </table:table-cell>
          <table:table-cell office:value-type="date" office:date-value="2015-11-16T00:00:00" table:style-name="ce2">
            <text:p>2015/11/16</text:p>
          </table:table-cell>
          <table:table-cell office:value-type="string" table:style-name="ce1">
            <text:p>苗栗縣通霄鎮</text:p>
          </table:table-cell>
          <table:table-cell office:value-type="float" office:value="335" table:style-name="ce1">
            <text:p>335</text:p>
          </table:table-cell>
          <table:table-cell office:value-type="float" office:value="200" table:style-name="ce1">
            <text:p>20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5-10-14T00:00:00" table:style-name="ce2">
            <text:p>2015/10/14</text:p>
          </table:table-cell>
          <table:table-cell office:value-type="string" table:style-name="ce1">
            <text:p><text:s/>aa<text:s/></text:p>
          </table:table-cell>
          <table:table-cell office:value-type="string" table:style-name="ce1">
            <text:p>高雄市</text:p>
          </table:table-cell>
          <table:table-cell office:value-type="string" table:style-name="ce1">
            <text:p>大林發電廠</text:p>
          </table:table-cell>
          <table:table-cell office:value-type="string" table:style-name="ce1">
            <text:p>aa<text:s text:c="8"/></text:p>
          </table:table-cell>
          <table:table-cell office:value-type="string" table:style-name="ce1">
            <text:p>協助大林發電廠辦理推動大林電廠更新改建計畫暨睦鄰盃桌球邀請賽活動</text:p>
          </table:table-cell>
          <table:table-cell office:value-type="date" office:date-value="2015-11-14T00:00:00" table:style-name="ce2">
            <text:p>2015/11/14</text:p>
          </table:table-cell>
          <table:table-cell office:value-type="date" office:date-value="2015-11-14T00:00:00" table:style-name="ce2">
            <text:p>2015/11/14</text:p>
          </table:table-cell>
          <table:table-cell office:value-type="string" table:style-name="ce1">
            <text:p>高雄市小港區</text:p>
          </table:table-cell>
          <table:table-cell office:value-type="float" office:value="138" table:style-name="ce1">
            <text:p>138</text:p>
          </table:table-cell>
          <table:table-cell office:value-type="float" office:value="137" table:style-name="ce1">
            <text:p>137</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5-10-14T00:00:00" table:style-name="ce2">
            <text:p>2015/10/14</text:p>
          </table:table-cell>
          <table:table-cell office:value-type="string" table:style-name="ce1">
            <text:p><text:s/>aa<text:s/></text:p>
          </table:table-cell>
          <table:table-cell office:value-type="string" table:style-name="ce1">
            <text:p>桃園市</text:p>
          </table:table-cell>
          <table:table-cell office:value-type="string" table:style-name="ce1">
            <text:p>桃園市觀音區愛心媽媽發展協會</text:p>
          </table:table-cell>
          <table:table-cell office:value-type="float" office:value="26576660" table:style-name="ce1">
            <text:p>26576660</text:p>
          </table:table-cell>
          <table:table-cell office:value-type="string" table:style-name="ce1">
            <text:p>協助桃園市觀音區愛心媽媽發展協會辦理婦女愛心關懷健康樂活講座暨節約能源宣導活動</text:p>
          </table:table-cell>
          <table:table-cell office:value-type="date" office:date-value="2015-11-07T00:00:00" table:style-name="ce2">
            <text:p>2015/11/7</text:p>
          </table:table-cell>
          <table:table-cell office:value-type="date" office:date-value="2015-11-07T00:00:00" table:style-name="ce2">
            <text:p>2015/11/7</text:p>
          </table:table-cell>
          <table:table-cell office:value-type="string" table:style-name="ce1">
            <text:p>桃園市觀音區</text:p>
          </table:table-cell>
          <table:table-cell office:value-type="float" office:value="120" table:style-name="ce1">
            <text:p>120</text:p>
          </table:table-cell>
          <table:table-cell office:value-type="float" office:value="60" table:style-name="ce1">
            <text:p>60</text:p>
          </table:table-cell>
          <table:table-cell office:value-type="float" office:value="20" table:style-name="ce1">
            <text:p>2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5-10-14T00:00:00" table:style-name="ce2">
            <text:p>2015/10/14</text:p>
          </table:table-cell>
          <table:table-cell office:value-type="string" table:style-name="ce1">
            <text:p><text:s/>aa<text:s/></text:p>
          </table:table-cell>
          <table:table-cell office:value-type="string" table:style-name="ce1">
            <text:p>桃園市</text:p>
          </table:table-cell>
          <table:table-cell office:value-type="string" table:style-name="ce1">
            <text:p>桃園市新屋區老人會</text:p>
          </table:table-cell>
          <table:table-cell office:value-type="float" office:value="18236437" table:style-name="ce1">
            <text:p>18236437</text:p>
          </table:table-cell>
          <table:table-cell office:value-type="string" table:style-name="ce1">
            <text:p>協助桃園市新屋區老人會辦理104年度九九客家重陽敬老表揚大會暨節能減碳宣導活動</text:p>
          </table:table-cell>
          <table:table-cell office:value-type="date" office:date-value="2015-10-21T00:00:00" table:style-name="ce2">
            <text:p>2015/10/21</text:p>
          </table:table-cell>
          <table:table-cell office:value-type="date" office:date-value="2015-10-21T00:00:00" table:style-name="ce2">
            <text:p>2015/10/21</text:p>
          </table:table-cell>
          <table:table-cell office:value-type="string" table:style-name="ce1">
            <text:p>桃園市新屋區</text:p>
          </table:table-cell>
          <table:table-cell office:value-type="float" office:value="949" table:style-name="ce1">
            <text:p>949</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5-10-14T00:00:00" table:style-name="ce2">
            <text:p>2015/10/14</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2015番茄品質評鑑競賽與推廣活動</text:p>
          </table:table-cell>
          <table:table-cell office:value-type="date" office:date-value="2015-12-04T00:00:00" table:style-name="ce2">
            <text:p>2015/12/4</text:p>
          </table:table-cell>
          <table:table-cell office:value-type="date" office:date-value="2015-12-04T00:00:00" table:style-name="ce2">
            <text:p>2015/12/4</text:p>
          </table:table-cell>
          <table:table-cell office:value-type="string" table:style-name="ce1">
            <text:p>高雄市路竹區</text:p>
          </table:table-cell>
          <table:table-cell office:value-type="float" office:value="205" table:style-name="ce1">
            <text:p>205</text:p>
          </table:table-cell>
          <table:table-cell office:value-type="float" office:value="100" table:style-name="ce1">
            <text:p>100</text:p>
          </table:table-cell>
          <table:table-cell office:value-type="float" office:value="90" table:style-name="ce1">
            <text:p>9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5-10-12T00:00:00" table:style-name="ce2">
            <text:p>2015/10/12</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屏東縣恆春鎮各里辦公處(17里)購置割草機(含耗材)</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238" table:style-name="ce1">
            <text:p>238</text:p>
          </table:table-cell>
          <table:table-cell office:value-type="float" office:value="196" table:style-name="ce1">
            <text:p>196</text:p>
          </table:table-cell>
          <table:table-cell office:value-type="float" office:value="100" table:style-name="ce1">
            <text:p>100</text:p>
          </table:table-cell>
          <table:table-cell office:value-type="string" table:style-name="ce1">
            <text:p>配合宣導電力發展營運，增進環保意識並提升台電企業形象</text:p>
          </table:table-cell>
          <table:table-cell office:value-type="string" table:style-name="ce1">
            <text:p>已同意</text:p>
          </table:table-cell>
          <table:table-cell table:number-columns-repeated="16368"/>
        </table:table-row>
        <table:table-row table:style-name="ro1">
          <table:table-cell office:value-type="float" office:value="39" table:style-name="ce1">
            <text:p>39</text:p>
          </table:table-cell>
          <table:table-cell office:value-type="string" table:style-name="ce1">
            <text:p>促進電力發展營運協助金審議委員會</text:p>
          </table:table-cell>
          <table:table-cell office:value-type="date" office:date-value="2015-10-13T00:00:00" table:style-name="ce2">
            <text:p>2015/10/13</text:p>
          </table:table-cell>
          <table:table-cell office:value-type="string" table:style-name="ce1">
            <text:p><text:s/>aa<text:s/></text:p>
          </table:table-cell>
          <table:table-cell office:value-type="string" table:style-name="ce1">
            <text:p>基隆市</text:p>
          </table:table-cell>
          <table:table-cell office:value-type="string" table:style-name="ce1">
            <text:p>基隆市福祿壽長青協會</text:p>
          </table:table-cell>
          <table:table-cell office:value-type="float" office:value="26602724" table:style-name="ce1">
            <text:p>26602724</text:p>
          </table:table-cell>
          <table:table-cell office:value-type="string" table:style-name="ce1">
            <text:p>協助基隆市福祿壽長青協會辦理104年重陽敬老尊賢活動</text:p>
          </table:table-cell>
          <table:table-cell office:value-type="date" office:date-value="2015-10-18T00:00:00" table:style-name="ce2">
            <text:p>2015/10/18</text:p>
          </table:table-cell>
          <table:table-cell office:value-type="date" office:date-value="2015-10-18T00:00:00" table:style-name="ce2">
            <text:p>2015/10/18</text:p>
          </table:table-cell>
          <table:table-cell office:value-type="string" table:style-name="ce1">
            <text:p>基隆市</text:p>
          </table:table-cell>
          <table:table-cell office:value-type="float" office:value="164" table:style-name="ce1">
            <text:p>164</text:p>
          </table:table-cell>
          <table:table-cell office:value-type="float" office:value="160" table:style-name="ce1">
            <text:p>160</text:p>
          </table:table-cell>
          <table:table-cell office:value-type="float" office:value="160" table:style-name="ce1">
            <text:p>16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40" table:style-name="ce1">
            <text:p>40</text:p>
          </table:table-cell>
          <table:table-cell office:value-type="string" table:style-name="ce1">
            <text:p>促進電力發展營運協助金審議委員會</text:p>
          </table:table-cell>
          <table:table-cell office:value-type="date" office:date-value="2015-10-13T00:00:00" table:style-name="ce2">
            <text:p>2015/10/13</text:p>
          </table:table-cell>
          <table:table-cell office:value-type="string" table:style-name="ce1">
            <text:p><text:s/>aa<text:s/></text:p>
          </table:table-cell>
          <table:table-cell office:value-type="string" table:style-name="ce1">
            <text:p>高雄市</text:p>
          </table:table-cell>
          <table:table-cell office:value-type="string" table:style-name="ce1">
            <text:p>高雄市阿公店長跑協會</text:p>
          </table:table-cell>
          <table:table-cell office:value-type="float" office:value="10752681" table:style-name="ce1">
            <text:p>10752681</text:p>
          </table:table-cell>
          <table:table-cell office:value-type="string" table:style-name="ce1">
            <text:p>協助高雄市阿公店長跑協會辦理2015阿公店盃思念彌陀全國馬拉松賽</text:p>
          </table:table-cell>
          <table:table-cell office:value-type="date" office:date-value="2015-11-29T00:00:00" table:style-name="ce2">
            <text:p>2015/11/29</text:p>
          </table:table-cell>
          <table:table-cell office:value-type="date" office:date-value="2015-11-29T00:00:00" table:style-name="ce2">
            <text:p>2015/11/29</text:p>
          </table:table-cell>
          <table:table-cell office:value-type="string" table:style-name="ce1">
            <text:p>高雄市岡山區</text:p>
          </table:table-cell>
          <table:table-cell office:value-type="float" office:value="6870" table:style-name="ce1">
            <text:p>6870</text:p>
          </table:table-cell>
          <table:table-cell office:value-type="float" office:value="110" table:style-name="ce1">
            <text:p>11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41" table:style-name="ce1">
            <text:p>41</text:p>
          </table:table-cell>
          <table:table-cell office:value-type="string" table:style-name="ce1">
            <text:p>促進電力發展營運協助金審議委員會</text:p>
          </table:table-cell>
          <table:table-cell office:value-type="date" office:date-value="2015-10-13T00:00:00" table:style-name="ce2">
            <text:p>2015/10/13</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苑裡國民小學</text:p>
          </table:table-cell>
          <table:table-cell office:value-type="string" table:style-name="ce1">
            <text:p>aa<text:s text:c="8"/></text:p>
          </table:table-cell>
          <table:table-cell office:value-type="string" table:style-name="ce1">
            <text:p>協助苗栗縣苑裡鎮苑裡國民小學辦理104年「國寶總動員」複製文物教育展計畫</text:p>
          </table:table-cell>
          <table:table-cell office:value-type="date" office:date-value="2015-10-12T00:00:00" table:style-name="ce2">
            <text:p>2015/10/12</text:p>
          </table:table-cell>
          <table:table-cell office:value-type="date" office:date-value="2015-10-21T00:00:00" table:style-name="ce2">
            <text:p>2015/10/21</text:p>
          </table:table-cell>
          <table:table-cell office:value-type="string" table:style-name="ce1">
            <text:p>苗栗縣苑裡鎮</text:p>
          </table:table-cell>
          <table:table-cell office:value-type="float" office:value="99" table:style-name="ce1">
            <text:p>99</text:p>
          </table:table-cell>
          <table:table-cell office:value-type="float" office:value="99" table:style-name="ce1">
            <text:p>99</text:p>
          </table:table-cell>
          <table:table-cell office:value-type="float" office:value="90" table:style-name="ce1">
            <text:p>9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42" table:style-name="ce1">
            <text:p>42</text:p>
          </table:table-cell>
          <table:table-cell office:value-type="string" table:style-name="ce1">
            <text:p>促進電力發展營運協助金審議委員會</text:p>
          </table:table-cell>
          <table:table-cell office:value-type="date" office:date-value="2015-10-13T00:00:00" table:style-name="ce2">
            <text:p>2015/10/13</text:p>
          </table:table-cell>
          <table:table-cell office:value-type="string" table:style-name="ce1">
            <text:p><text:s/>aa<text:s/></text:p>
          </table:table-cell>
          <table:table-cell office:value-type="string" table:style-name="ce1">
            <text:p>新北市</text:p>
          </table:table-cell>
          <table:table-cell office:value-type="string" table:style-name="ce1">
            <text:p>新北市林口區興福社區發展協會</text:p>
          </table:table-cell>
          <table:table-cell office:value-type="float" office:value="15583518" table:style-name="ce1">
            <text:p>15583518</text:p>
          </table:table-cell>
          <table:table-cell office:value-type="string" table:style-name="ce1">
            <text:p>協助新北市林口區興福社區發展協會辦理興福社區發展協會104年度敬老活動計畫</text:p>
          </table:table-cell>
          <table:table-cell office:value-type="date" office:date-value="2015-10-28T00:00:00" table:style-name="ce2">
            <text:p>2015/10/28</text:p>
          </table:table-cell>
          <table:table-cell office:value-type="date" office:date-value="2015-10-28T00:00:00" table:style-name="ce2">
            <text:p>2015/10/28</text:p>
          </table:table-cell>
          <table:table-cell office:value-type="string" table:style-name="ce1">
            <text:p>新北市林口區</text:p>
          </table:table-cell>
          <table:table-cell office:value-type="float" office:value="201" table:style-name="ce1">
            <text:p>201</text:p>
          </table:table-cell>
          <table:table-cell office:value-type="float" office:value="101" table:style-name="ce1">
            <text:p>101</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43" table:style-name="ce1">
            <text:p>43</text:p>
          </table:table-cell>
          <table:table-cell office:value-type="string" table:style-name="ce1">
            <text:p>促進電力發展營運協助金審議委員會</text:p>
          </table:table-cell>
          <table:table-cell office:value-type="date" office:date-value="2015-10-14T00:00:00" table:style-name="ce2">
            <text:p>2015/10/14</text:p>
          </table:table-cell>
          <table:table-cell office:value-type="string" table:style-name="ce1">
            <text:p><text:s/>aa<text:s/></text:p>
          </table:table-cell>
          <table:table-cell office:value-type="string" table:style-name="ce1">
            <text:p>基隆市</text:p>
          </table:table-cell>
          <table:table-cell office:value-type="string" table:style-name="ce1">
            <text:p>基隆市七堵區瑪西社區發展協會</text:p>
          </table:table-cell>
          <table:table-cell office:value-type="float" office:value="13529238" table:style-name="ce1">
            <text:p>13529238</text:p>
          </table:table-cell>
          <table:table-cell office:value-type="string" table:style-name="ce1">
            <text:p>協助基隆市七堵區瑪西社區發展協會辦理瑪西里104年重陽敬老尊賢活動</text:p>
          </table:table-cell>
          <table:table-cell office:value-type="date" office:date-value="2015-10-01T00:00:00" table:style-name="ce2">
            <text:p>2015/10/1</text:p>
          </table:table-cell>
          <table:table-cell office:value-type="date" office:date-value="2015-10-31T00:00:00" table:style-name="ce2">
            <text:p>2015/10/31</text:p>
          </table:table-cell>
          <table:table-cell office:value-type="string" table:style-name="ce1">
            <text:p>基隆市七堵區</text:p>
          </table:table-cell>
          <table:table-cell office:value-type="float" office:value="145" table:style-name="ce1">
            <text:p>145</text:p>
          </table:table-cell>
          <table:table-cell office:value-type="float" office:value="130" table:style-name="ce1">
            <text:p>130</text:p>
          </table:table-cell>
          <table:table-cell office:value-type="float" office:value="130" table:style-name="ce1">
            <text:p>1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44" table:style-name="ce1">
            <text:p>44</text:p>
          </table:table-cell>
          <table:table-cell office:value-type="string" table:style-name="ce1">
            <text:p>促進電力發展營運協助金審議委員會</text:p>
          </table:table-cell>
          <table:table-cell office:value-type="date" office:date-value="2015-10-13T00:00:00" table:style-name="ce2">
            <text:p>2015/10/13</text:p>
          </table:table-cell>
          <table:table-cell office:value-type="string" table:style-name="ce1">
            <text:p><text:s/>aa<text:s/></text:p>
          </table:table-cell>
          <table:table-cell office:value-type="string" table:style-name="ce1">
            <text:p>彰化縣</text:p>
          </table:table-cell>
          <table:table-cell office:value-type="string" table:style-name="ce1">
            <text:p>彰化縣伸港鄉婦女聯合會</text:p>
          </table:table-cell>
          <table:table-cell office:value-type="float" office:value="47421609" table:style-name="ce1">
            <text:p>47421609</text:p>
          </table:table-cell>
          <table:table-cell office:value-type="string" table:style-name="ce1">
            <text:p>協助彰化縣伸港鄉婦女聯合會辦理104年會員大會及婦女心靈講座暨支持電源開發宣導活動</text:p>
          </table:table-cell>
          <table:table-cell office:value-type="date" office:date-value="2015-10-14T00:00:00" table:style-name="ce2">
            <text:p>2015/10/14</text:p>
          </table:table-cell>
          <table:table-cell office:value-type="date" office:date-value="2015-10-14T00:00:00" table:style-name="ce2">
            <text:p>2015/10/14</text:p>
          </table:table-cell>
          <table:table-cell office:value-type="string" table:style-name="ce1">
            <text:p>彰化縣伸港鄉</text:p>
          </table:table-cell>
          <table:table-cell office:value-type="float" office:value="407" table:style-name="ce1">
            <text:p>407</text:p>
          </table:table-cell>
          <table:table-cell office:value-type="float" office:value="200" table:style-name="ce1">
            <text:p>200</text:p>
          </table:table-cell>
          <table:table-cell office:value-type="float" office:value="180" table:style-name="ce1">
            <text:p>1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45" table:style-name="ce1">
            <text:p>45</text:p>
          </table:table-cell>
          <table:table-cell office:value-type="string" table:style-name="ce1">
            <text:p>促進電力發展營運協助金審議委員會</text:p>
          </table:table-cell>
          <table:table-cell office:value-type="date" office:date-value="2015-10-13T00:00:00" table:style-name="ce2">
            <text:p>2015/10/13</text:p>
          </table:table-cell>
          <table:table-cell office:value-type="string" table:style-name="ce1">
            <text:p><text:s/>aa<text:s/></text:p>
          </table:table-cell>
          <table:table-cell office:value-type="string" table:style-name="ce1">
            <text:p>澎湖縣</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觀摩臺灣東部基層建設及地方產業活動</text:p>
          </table:table-cell>
          <table:table-cell office:value-type="date" office:date-value="2015-10-30T00:00:00" table:style-name="ce2">
            <text:p>2015/10/30</text:p>
          </table:table-cell>
          <table:table-cell office:value-type="date" office:date-value="2015-11-02T00:00:00" table:style-name="ce2">
            <text:p>2015/11/2</text:p>
          </table:table-cell>
          <table:table-cell office:value-type="string" table:style-name="ce1">
            <text:p>東部發電廠</text:p>
          </table:table-cell>
          <table:table-cell office:value-type="float" office:value="587" table:style-name="ce1">
            <text:p>587</text:p>
          </table:table-cell>
          <table:table-cell office:value-type="float" office:value="300" table:style-name="ce1">
            <text:p>300</text:p>
          </table:table-cell>
          <table:table-cell office:value-type="float" office:value="150" table:style-name="ce1">
            <text:p>1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46" table:style-name="ce1">
            <text:p>46</text:p>
          </table:table-cell>
          <table:table-cell office:value-type="string" table:style-name="ce1">
            <text:p>促進電力發展營運協助金審議委員會</text:p>
          </table:table-cell>
          <table:table-cell office:value-type="date" office:date-value="2015-10-12T00:00:00" table:style-name="ce2">
            <text:p>2015/10/12</text:p>
          </table:table-cell>
          <table:table-cell office:value-type="string" table:style-name="ce1">
            <text:p><text:s/>aa<text:s/></text:p>
          </table:table-cell>
          <table:table-cell office:value-type="string" table:style-name="ce1">
            <text:p>臺中市</text:p>
          </table:table-cell>
          <table:table-cell office:value-type="string" table:style-name="ce1">
            <text:p>臺中市大肚區農會</text:p>
          </table:table-cell>
          <table:table-cell office:value-type="float" office:value="57005103" table:style-name="ce1">
            <text:p>57005103</text:p>
          </table:table-cell>
          <table:table-cell office:value-type="string" table:style-name="ce1">
            <text:p>臺中市大肚區農會辦理104年冬季綠肥(油菜、笤子)栽培計畫</text:p>
          </table:table-cell>
          <table:table-cell office:value-type="date" office:date-value="2015-10-15T00:00:00" table:style-name="ce2">
            <text:p>2015/10/15</text:p>
          </table:table-cell>
          <table:table-cell office:value-type="date" office:date-value="2015-12-31T00:00:00" table:style-name="ce2">
            <text:p>2015/12/31</text:p>
          </table:table-cell>
          <table:table-cell office:value-type="string" table:style-name="ce1">
            <text:p>臺中市大肚區</text:p>
          </table:table-cell>
          <table:table-cell office:value-type="float" office:value="1030" table:style-name="ce1">
            <text:p>1030</text:p>
          </table:table-cell>
          <table:table-cell office:value-type="float" office:value="500" table:style-name="ce1">
            <text:p>500</text:p>
          </table:table-cell>
          <table:table-cell office:value-type="float" office:value="250" table:style-name="ce1">
            <text:p>25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47" table:style-name="ce1">
            <text:p>47</text:p>
          </table:table-cell>
          <table:table-cell office:value-type="string" table:style-name="ce1">
            <text:p>促進電力發展營運協助金審議委員會</text:p>
          </table:table-cell>
          <table:table-cell office:value-type="date" office:date-value="2015-10-12T00:00:00" table:style-name="ce2">
            <text:p>2015/10/12</text:p>
          </table:table-cell>
          <table:table-cell office:value-type="string" table:style-name="ce1">
            <text:p><text:s/>aa<text:s/></text:p>
          </table:table-cell>
          <table:table-cell office:value-type="string" table:style-name="ce1">
            <text:p>宜蘭縣</text:p>
          </table:table-cell>
          <table:table-cell office:value-type="string" table:style-name="ce1">
            <text:p>宜蘭縣三星鄉天送埤社區發展協會</text:p>
          </table:table-cell>
          <table:table-cell office:value-type="float" office:value="13303920" table:style-name="ce1">
            <text:p>13303920</text:p>
          </table:table-cell>
          <table:table-cell office:value-type="string" table:style-name="ce1">
            <text:p>協助宜蘭縣三星鄉天送埤社區發展協會辦理慶祝104年【重陽節暨節能減碳宣導活動】</text:p>
          </table:table-cell>
          <table:table-cell office:value-type="date" office:date-value="2015-10-19T00:00:00" table:style-name="ce2">
            <text:p>2015/10/19</text:p>
          </table:table-cell>
          <table:table-cell office:value-type="date" office:date-value="2015-10-19T00:00:00" table:style-name="ce2">
            <text:p>2015/10/19</text:p>
          </table:table-cell>
          <table:table-cell office:value-type="string" table:style-name="ce1">
            <text:p>宜蘭縣三星鄉</text:p>
          </table:table-cell>
          <table:table-cell office:value-type="float" office:value="191" table:style-name="ce1">
            <text:p>191</text:p>
          </table:table-cell>
          <table:table-cell office:value-type="float" office:value="60" table:style-name="ce1">
            <text:p>6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48" table:style-name="ce1">
            <text:p>48</text:p>
          </table:table-cell>
          <table:table-cell office:value-type="string" table:style-name="ce1">
            <text:p>促進電力發展營運協助金審議委員會</text:p>
          </table:table-cell>
          <table:table-cell office:value-type="date" office:date-value="2015-10-08T00:00:00" table:style-name="ce2">
            <text:p>2015/10/8</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永興長青協會</text:p>
          </table:table-cell>
          <table:table-cell office:value-type="float" office:value="45441896" table:style-name="ce1">
            <text:p>45441896</text:p>
          </table:table-cell>
          <table:table-cell office:value-type="string" table:style-name="ce1">
            <text:p>協助苗栗縣苑裡鎮永興長青協會辦理創立八週年紀念暨節能減碳宣導及健康講座活動</text:p>
          </table:table-cell>
          <table:table-cell office:value-type="date" office:date-value="2015-10-16T00:00:00" table:style-name="ce2">
            <text:p>2015/10/16</text:p>
          </table:table-cell>
          <table:table-cell office:value-type="date" office:date-value="2015-10-16T00:00:00" table:style-name="ce2">
            <text:p>2015/10/16</text:p>
          </table:table-cell>
          <table:table-cell office:value-type="string" table:style-name="ce1">
            <text:p>苗栗縣苑裡鎮</text:p>
          </table:table-cell>
          <table:table-cell office:value-type="float" office:value="112" table:style-name="ce1">
            <text:p>112</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49" table:style-name="ce1">
            <text:p>49</text:p>
          </table:table-cell>
          <table:table-cell office:value-type="string" table:style-name="ce1">
            <text:p>促進電力發展營運協助金審議委員會</text:p>
          </table:table-cell>
          <table:table-cell office:value-type="date" office:date-value="2015-10-08T00:00:00" table:style-name="ce2">
            <text:p>2015/10/8</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老人長壽福利推展協會</text:p>
          </table:table-cell>
          <table:table-cell office:value-type="float" office:value="99179674" table:style-name="ce1">
            <text:p>99179674</text:p>
          </table:table-cell>
          <table:table-cell office:value-type="string" table:style-name="ce1">
            <text:p>協助苗栗縣苑裡鎮老人長壽福利推展協會辦理104年度重陽佳節暨節能減碳宣導活動</text:p>
          </table:table-cell>
          <table:table-cell office:value-type="date" office:date-value="2015-10-09T00:00:00" table:style-name="ce2">
            <text:p>2015/10/9</text:p>
          </table:table-cell>
          <table:table-cell office:value-type="date" office:date-value="2015-10-09T00:00:00" table:style-name="ce2">
            <text:p>2015/10/9</text:p>
          </table:table-cell>
          <table:table-cell office:value-type="string" table:style-name="ce1">
            <text:p>苗栗縣苑裡鎮</text:p>
          </table:table-cell>
          <table:table-cell office:value-type="float" office:value="111" table:style-name="ce1">
            <text:p>111</text:p>
          </table:table-cell>
          <table:table-cell office:value-type="float" office:value="30" table:style-name="ce1">
            <text:p>30</text:p>
          </table:table-cell>
          <table:table-cell office:value-type="float" office:value="20" table:style-name="ce1">
            <text:p>2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50" table:style-name="ce1">
            <text:p>50</text:p>
          </table:table-cell>
          <table:table-cell office:value-type="string" table:style-name="ce1">
            <text:p>促進電力發展營運協助金審議委員會</text:p>
          </table:table-cell>
          <table:table-cell office:value-type="date" office:date-value="2015-10-08T00:00:00" table:style-name="ce2">
            <text:p>2015/10/8</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明宗國民小學</text:p>
          </table:table-cell>
          <table:table-cell office:value-type="string" table:style-name="ce1">
            <text:p>aa<text:s text:c="8"/></text:p>
          </table:table-cell>
          <table:table-cell office:value-type="string" table:style-name="ce1">
            <text:p>協助高雄市湖內區明宗國民小學辦理第十六屆「明宗獎」全國書法篆刻比賽暨節能省電宣導活動</text:p>
          </table:table-cell>
          <table:table-cell office:value-type="date" office:date-value="2015-10-25T00:00:00" table:style-name="ce2">
            <text:p>2015/10/25</text:p>
          </table:table-cell>
          <table:table-cell office:value-type="date" office:date-value="2015-10-25T00:00:00" table:style-name="ce2">
            <text:p>2015/10/25</text:p>
          </table:table-cell>
          <table:table-cell office:value-type="string" table:style-name="ce1">
            <text:p>高雄市湖內區</text:p>
          </table:table-cell>
          <table:table-cell office:value-type="float" office:value="849" table:style-name="ce1">
            <text:p>849</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51" table:style-name="ce1">
            <text:p>51</text:p>
          </table:table-cell>
          <table:table-cell office:value-type="string" table:style-name="ce1">
            <text:p>促進電力發展營運協助金審議委員會</text:p>
          </table:table-cell>
          <table:table-cell office:value-type="date" office:date-value="2015-10-08T00:00:00" table:style-name="ce2">
            <text:p>2015/10/8</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鹽田社區發展協會</text:p>
          </table:table-cell>
          <table:table-cell office:value-type="float" office:value="87902836" table:style-name="ce1">
            <text:p>87902836</text:p>
          </table:table-cell>
          <table:table-cell office:value-type="string" table:style-name="ce1">
            <text:p>協助高雄市永安區鹽田社區發展協會辦理民俗技藝表演暨宣導節能減碳活動</text:p>
          </table:table-cell>
          <table:table-cell office:value-type="date" office:date-value="2015-10-24T00:00:00" table:style-name="ce2">
            <text:p>2015/10/24</text:p>
          </table:table-cell>
          <table:table-cell office:value-type="date" office:date-value="2015-10-24T00:00:00" table:style-name="ce2">
            <text:p>2015/10/24</text:p>
          </table:table-cell>
          <table:table-cell office:value-type="string" table:style-name="ce1">
            <text:p>高雄市永安區</text:p>
          </table:table-cell>
          <table:table-cell office:value-type="float" office:value="296" table:style-name="ce1">
            <text:p>296</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52" table:style-name="ce1">
            <text:p>52</text:p>
          </table:table-cell>
          <table:table-cell office:value-type="string" table:style-name="ce1">
            <text:p>促進電力發展營運協助金審議委員會</text:p>
          </table:table-cell>
          <table:table-cell office:value-type="date" office:date-value="2015-10-08T00:00:00" table:style-name="ce2">
            <text:p>2015/10/8</text:p>
          </table:table-cell>
          <table:table-cell office:value-type="string" table:style-name="ce1">
            <text:p><text:s/>aa<text:s/></text:p>
          </table:table-cell>
          <table:table-cell office:value-type="string" table:style-name="ce1">
            <text:p>澎湖縣</text:p>
          </table:table-cell>
          <table:table-cell office:value-type="string" table:style-name="ce1">
            <text:p>澎湖縣白沙鄉中屯社區發展協會</text:p>
          </table:table-cell>
          <table:table-cell office:value-type="float" office:value="78943625" table:style-name="ce1">
            <text:p>78943625</text:p>
          </table:table-cell>
          <table:table-cell office:value-type="string" table:style-name="ce1">
            <text:p>協助澎湖縣白沙鄉中屯社區發展協會辦理支持風力發電建設暨104年度重陽關懷社區老人活動</text:p>
          </table:table-cell>
          <table:table-cell office:value-type="date" office:date-value="2015-10-14T00:00:00" table:style-name="ce2">
            <text:p>2015/10/14</text:p>
          </table:table-cell>
          <table:table-cell office:value-type="date" office:date-value="2015-10-14T00:00:00" table:style-name="ce2">
            <text:p>2015/10/14</text:p>
          </table:table-cell>
          <table:table-cell office:value-type="string" table:style-name="ce1">
            <text:p>澎湖縣白沙鄉</text:p>
          </table:table-cell>
          <table:table-cell office:value-type="float" office:value="70" table:style-name="ce1">
            <text:p>70</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53" table:style-name="ce1">
            <text:p>53</text:p>
          </table:table-cell>
          <table:table-cell office:value-type="string" table:style-name="ce1">
            <text:p>促進電力發展營運協助金審議委員會</text:p>
          </table:table-cell>
          <table:table-cell office:value-type="date" office:date-value="2015-10-05T00:00:00" table:style-name="ce2">
            <text:p>2015/10/5</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2015通霄鎮鎮長盃歌唱比賽</text:p>
          </table:table-cell>
          <table:table-cell office:value-type="date" office:date-value="2015-11-01T00:00:00" table:style-name="ce2">
            <text:p>2015/11/1</text:p>
          </table:table-cell>
          <table:table-cell office:value-type="date" office:date-value="2015-11-01T00:00:00" table:style-name="ce2">
            <text:p>2015/11/1</text:p>
          </table:table-cell>
          <table:table-cell office:value-type="string" table:style-name="ce1">
            <text:p>苗栗縣通霄鎮</text:p>
          </table:table-cell>
          <table:table-cell office:value-type="float" office:value="300" table:style-name="ce1">
            <text:p>30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54" table:style-name="ce1">
            <text:p>54</text:p>
          </table:table-cell>
          <table:table-cell office:value-type="string" table:style-name="ce1">
            <text:p>促進電力發展營運協助金審議委員會</text:p>
          </table:table-cell>
          <table:table-cell office:value-type="date" office:date-value="2015-10-08T00:00:00" table:style-name="ce2">
            <text:p>2015/10/8</text:p>
          </table:table-cell>
          <table:table-cell office:value-type="string" table:style-name="ce1">
            <text:p><text:s/>aa<text:s/></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基隆市外木山漁民活動中心屋頂整修工程暨新購置音響設備</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外木山漁港</text:p>
          </table:table-cell>
          <table:table-cell office:value-type="float" office:value="330" table:style-name="ce1">
            <text:p>330</text:p>
          </table:table-cell>
          <table:table-cell office:value-type="float" office:value="300" table:style-name="ce1">
            <text:p>300</text:p>
          </table:table-cell>
          <table:table-cell office:value-type="float" office:value="280" table:style-name="ce1">
            <text:p>28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8"/>
        </table:table-row>
        <table:table-row table:style-name="ro1">
          <table:table-cell office:value-type="float" office:value="55" table:style-name="ce1">
            <text:p>55</text:p>
          </table:table-cell>
          <table:table-cell office:value-type="string" table:style-name="ce1">
            <text:p>促進電力發展營運協助金審議委員會</text:p>
          </table:table-cell>
          <table:table-cell office:value-type="date" office:date-value="2015-10-06T00:00:00" table:style-name="ce2">
            <text:p>2015/10/6</text:p>
          </table:table-cell>
          <table:table-cell office:value-type="string" table:style-name="ce1">
            <text:p><text:s/>aa<text:s/></text:p>
          </table:table-cell>
          <table:table-cell office:value-type="string" table:style-name="ce1">
            <text:p>宜蘭縣</text:p>
          </table:table-cell>
          <table:table-cell office:value-type="string" table:style-name="ce1">
            <text:p>蘭陽發電廠</text:p>
          </table:table-cell>
          <table:table-cell office:value-type="string" table:style-name="ce1">
            <text:p>aa<text:s text:c="8"/></text:p>
          </table:table-cell>
          <table:table-cell office:value-type="string" table:style-name="ce1">
            <text:p>協助蘭陽發電廠辦理104年關懷三星鄉弱勢獨居老人冬令送暖公益活動</text:p>
          </table:table-cell>
          <table:table-cell office:value-type="date" office:date-value="2015-10-01T00:00:00" table:style-name="ce2">
            <text:p>2015/10/1</text:p>
          </table:table-cell>
          <table:table-cell office:value-type="date" office:date-value="2016-02-28T00:00:00" table:style-name="ce2">
            <text:p>2016/2/28</text:p>
          </table:table-cell>
          <table:table-cell office:value-type="string" table:style-name="ce1">
            <text:p>宜蘭縣三星鄉</text:p>
          </table:table-cell>
          <table:table-cell office:value-type="float" office:value="135" table:style-name="ce1">
            <text:p>135</text:p>
          </table:table-cell>
          <table:table-cell office:value-type="float" office:value="135" table:style-name="ce1">
            <text:p>135</text:p>
          </table:table-cell>
          <table:table-cell office:value-type="float" office:value="135" table:style-name="ce1">
            <text:p>13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56" table:style-name="ce1">
            <text:p>56</text:p>
          </table:table-cell>
          <table:table-cell office:value-type="string" table:style-name="ce1">
            <text:p>促進電力發展營運協助金審議委員會</text:p>
          </table:table-cell>
          <table:table-cell office:value-type="date" office:date-value="2015-10-07T00:00:00" table:style-name="ce2">
            <text:p>2015/10/7</text:p>
          </table:table-cell>
          <table:table-cell office:value-type="string" table:style-name="ce1">
            <text:p>aa</text:p>
          </table:table-cell>
          <table:table-cell office:value-type="string" table:style-name="ce1">
            <text:p>南投縣</text:p>
          </table:table-cell>
          <table:table-cell office:value-type="string" table:style-name="ce1">
            <text:p>南投縣魚池鄉公所</text:p>
          </table:table-cell>
          <table:table-cell office:value-type="string" table:style-name="ce1">
            <text:p>aa<text:s text:c="8"/></text:p>
          </table:table-cell>
          <table:table-cell office:value-type="string" table:style-name="ce1">
            <text:p>協助南投縣魚池鄉公所辦理中華民國第40屆三藏杯軟式網球錦標賽</text:p>
          </table:table-cell>
          <table:table-cell office:value-type="date" office:date-value="2015-11-07T00:00:00" table:style-name="ce2">
            <text:p>2015/11/7</text:p>
          </table:table-cell>
          <table:table-cell office:value-type="date" office:date-value="2015-11-10T00:00:00" table:style-name="ce2">
            <text:p>2015/11/10</text:p>
          </table:table-cell>
          <table:table-cell office:value-type="string" table:style-name="ce1">
            <text:p>南投縣魚池鄉</text:p>
          </table:table-cell>
          <table:table-cell office:value-type="float" office:value="761" table:style-name="ce1">
            <text:p>761</text:p>
          </table:table-cell>
          <table:table-cell office:value-type="float" office:value="80" table:style-name="ce1">
            <text:p>8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57" table:style-name="ce1">
            <text:p>57</text:p>
          </table:table-cell>
          <table:table-cell office:value-type="string" table:style-name="ce1">
            <text:p>促進電力發展營運協助金審議委員會</text:p>
          </table:table-cell>
          <table:table-cell office:value-type="date" office:date-value="2015-10-07T00:00:00" table:style-name="ce2">
            <text:p>2015/10/7</text:p>
          </table:table-cell>
          <table:table-cell office:value-type="string" table:style-name="ce1">
            <text:p>aa</text:p>
          </table:table-cell>
          <table:table-cell office:value-type="string" table:style-name="ce1">
            <text:p>桃園市</text:p>
          </table:table-cell>
          <table:table-cell office:value-type="string" table:style-name="ce1">
            <text:p>桃園縣觀音鄉松青會</text:p>
          </table:table-cell>
          <table:table-cell office:value-type="float" office:value="19469659" table:style-name="ce1">
            <text:p>19469659</text:p>
          </table:table-cell>
          <table:table-cell office:value-type="string" table:style-name="ce1">
            <text:p>協助桃園縣觀音鄉松青會辦理104年重陽節敬老暨節能減碳宣導活動</text:p>
          </table:table-cell>
          <table:table-cell office:value-type="date" office:date-value="2015-10-20T00:00:00" table:style-name="ce2">
            <text:p>2015/10/20</text:p>
          </table:table-cell>
          <table:table-cell office:value-type="date" office:date-value="2015-10-20T00:00:00" table:style-name="ce2">
            <text:p>2015/10/20</text:p>
          </table:table-cell>
          <table:table-cell office:value-type="string" table:style-name="ce1">
            <text:p>桃園市觀音區</text:p>
          </table:table-cell>
          <table:table-cell office:value-type="float" office:value="270" table:style-name="ce1">
            <text:p>270</text:p>
          </table:table-cell>
          <table:table-cell office:value-type="float" office:value="120" table:style-name="ce1">
            <text:p>12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58" table:style-name="ce1">
            <text:p>58</text:p>
          </table:table-cell>
          <table:table-cell office:value-type="string" table:style-name="ce1">
            <text:p>促進電力發展營運協助金審議委員會</text:p>
          </table:table-cell>
          <table:table-cell office:value-type="date" office:date-value="2015-10-06T00:00:00" table:style-name="ce2">
            <text:p>2015/10/6</text:p>
          </table:table-cell>
          <table:table-cell office:value-type="string" table:style-name="ce1">
            <text:p>aa</text:p>
          </table:table-cell>
          <table:table-cell office:value-type="string" table:style-name="ce1">
            <text:p>桃園市</text:p>
          </table:table-cell>
          <table:table-cell office:value-type="string" table:style-name="ce1">
            <text:p>桃園市觀音區守望相助巡守協會</text:p>
          </table:table-cell>
          <table:table-cell office:value-type="float" office:value="99751377" table:style-name="ce1">
            <text:p>99751377</text:p>
          </table:table-cell>
          <table:table-cell office:value-type="string" table:style-name="ce1">
            <text:p>協助桃園市觀音區守望相助巡守協會辦理104年敦親睦鄰寒冬送暖關懷老人弱勢家庭公益活動</text:p>
          </table:table-cell>
          <table:table-cell office:value-type="date" office:date-value="2015-10-18T00:00:00" table:style-name="ce2">
            <text:p>2015/10/18</text:p>
          </table:table-cell>
          <table:table-cell office:value-type="date" office:date-value="2015-10-18T00:00:00" table:style-name="ce2">
            <text:p>2015/10/18</text:p>
          </table:table-cell>
          <table:table-cell office:value-type="string" table:style-name="ce1">
            <text:p>桃園市觀音區</text:p>
          </table:table-cell>
          <table:table-cell office:value-type="float" office:value="190" table:style-name="ce1">
            <text:p>190</text:p>
          </table:table-cell>
          <table:table-cell office:value-type="float" office:value="120" table:style-name="ce1">
            <text:p>120</text:p>
          </table:table-cell>
          <table:table-cell office:value-type="float" office:value="120" table:style-name="ce1">
            <text:p>120</text:p>
          </table:table-cell>
          <table:table-cell office:value-type="string" table:style-name="ce1">
            <text:p>關懷弱勢，提升台電企業形象</text:p>
          </table:table-cell>
          <table:table-cell office:value-type="string" table:style-name="ce1">
            <text:p>已同意</text:p>
          </table:table-cell>
          <table:table-cell table:number-columns-repeated="16368"/>
        </table:table-row>
        <table:table-row table:style-name="ro1">
          <table:table-cell office:value-type="float" office:value="59" table:style-name="ce1">
            <text:p>59</text:p>
          </table:table-cell>
          <table:table-cell office:value-type="string" table:style-name="ce1">
            <text:p>促進電力發展營運協助金審議委員會</text:p>
          </table:table-cell>
          <table:table-cell office:value-type="date" office:date-value="2015-10-06T00:00:00" table:style-name="ce2">
            <text:p>2015/10/6</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2015聯合公益閱讀贈書活動</text:p>
          </table:table-cell>
          <table:table-cell office:value-type="date" office:date-value="2015-10-20T00:00:00" table:style-name="ce2">
            <text:p>2015/10/20</text:p>
          </table:table-cell>
          <table:table-cell office:value-type="date" office:date-value="2015-10-20T00:00:00" table:style-name="ce2">
            <text:p>2015/10/20</text:p>
          </table:table-cell>
          <table:table-cell office:value-type="string" table:style-name="ce1">
            <text:p>屏東縣恆春鎮</text:p>
          </table:table-cell>
          <table:table-cell office:value-type="float" office:value="207" table:style-name="ce1">
            <text:p>207</text:p>
          </table:table-cell>
          <table:table-cell office:value-type="float" office:value="100" table:style-name="ce1">
            <text:p>10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60" table:style-name="ce1">
            <text:p>60</text:p>
          </table:table-cell>
          <table:table-cell office:value-type="string" table:style-name="ce1">
            <text:p>促進電力發展營運協助金審議委員會</text:p>
          </table:table-cell>
          <table:table-cell office:value-type="date" office:date-value="2015-10-05T00:00:00" table:style-name="ce2">
            <text:p>2015/10/5</text:p>
          </table:table-cell>
          <table:table-cell office:value-type="string" table:style-name="ce1">
            <text:p>aa</text:p>
          </table:table-cell>
          <table:table-cell office:value-type="string" table:style-name="ce1">
            <text:p>高雄市</text:p>
          </table:table-cell>
          <table:table-cell office:value-type="string" table:style-name="ce1">
            <text:p>高雄市永安區維新社區發展協會</text:p>
          </table:table-cell>
          <table:table-cell office:value-type="float" office:value="62994197" table:style-name="ce1">
            <text:p>62994197</text:p>
          </table:table-cell>
          <table:table-cell office:value-type="string" table:style-name="ce1">
            <text:p>協助高雄市永安區維新社區發展協會辦理社區彩繪及綠籬美化活動</text:p>
          </table:table-cell>
          <table:table-cell office:value-type="date" office:date-value="2015-09-20T00:00:00" table:style-name="ce2">
            <text:p>2015/9/20</text:p>
          </table:table-cell>
          <table:table-cell office:value-type="date" office:date-value="2015-11-20T00:00:00" table:style-name="ce2">
            <text:p>2015/11/20</text:p>
          </table:table-cell>
          <table:table-cell office:value-type="string" table:style-name="ce1">
            <text:p>高雄市永安區</text:p>
          </table:table-cell>
          <table:table-cell office:value-type="float" office:value="450" table:style-name="ce1">
            <text:p>450</text:p>
          </table:table-cell>
          <table:table-cell office:value-type="float" office:value="300" table:style-name="ce1">
            <text:p>300</text:p>
          </table:table-cell>
          <table:table-cell office:value-type="float" office:value="90" table:style-name="ce1">
            <text:p>9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61" table:style-name="ce1">
            <text:p>61</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苗栗縣</text:p>
          </table:table-cell>
          <table:table-cell office:value-type="string" table:style-name="ce1">
            <text:p>苗栗縣通霄鎮農會</text:p>
          </table:table-cell>
          <table:table-cell office:value-type="float" office:value="49275005" table:style-name="ce1">
            <text:p>49275005</text:p>
          </table:table-cell>
          <table:table-cell office:value-type="string" table:style-name="ce1">
            <text:p>協助苗栗縣通霄鎮農會辦理104年度通霄鎮農會辦公大樓外牆修繕工程</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苗栗縣通霄鎮</text:p>
          </table:table-cell>
          <table:table-cell office:value-type="float" office:value="5294" table:style-name="ce1">
            <text:p>5294</text:p>
          </table:table-cell>
          <table:table-cell office:value-type="float" office:value="2200" table:style-name="ce1">
            <text:p>2200</text:p>
          </table:table-cell>
          <table:table-cell office:value-type="float" office:value="1400" table:style-name="ce1">
            <text:p>14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8"/>
        </table:table-row>
        <table:table-row table:style-name="ro1">
          <table:table-cell office:value-type="float" office:value="62" table:style-name="ce1">
            <text:p>62</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苗栗縣</text:p>
          </table:table-cell>
          <table:table-cell office:value-type="string" table:style-name="ce1">
            <text:p>苗栗縣苑裡鎮中山國民小學</text:p>
          </table:table-cell>
          <table:table-cell office:value-type="string" table:style-name="ce1">
            <text:p>aa<text:s text:c="8"/></text:p>
          </table:table-cell>
          <table:table-cell office:value-type="string" table:style-name="ce1">
            <text:p>協助苗栗縣苑裡鎮中山國民小學辦理圖書館空間改造</text:p>
          </table:table-cell>
          <table:table-cell office:value-type="date" office:date-value="2015-10-01T00:00:00" table:style-name="ce2">
            <text:p>2015/10/1</text:p>
          </table:table-cell>
          <table:table-cell office:value-type="date" office:date-value="2016-09-30T00:00:00" table:style-name="ce2">
            <text:p>2016/9/30</text:p>
          </table:table-cell>
          <table:table-cell office:value-type="string" table:style-name="ce1">
            <text:p>苗栗縣苑裡鎮</text:p>
          </table:table-cell>
          <table:table-cell office:value-type="float" office:value="2495" table:style-name="ce1">
            <text:p>2495</text:p>
          </table:table-cell>
          <table:table-cell office:value-type="float" office:value="2245" table:style-name="ce1">
            <text:p>2245</text:p>
          </table:table-cell>
          <table:table-cell office:value-type="float" office:value="1800" table:style-name="ce1">
            <text:p>18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63" table:style-name="ce1">
            <text:p>63</text:p>
          </table:table-cell>
          <table:table-cell office:value-type="string" table:style-name="ce1">
            <text:p>促進電力發展營運協助金審議委員會</text:p>
          </table:table-cell>
          <table:table-cell office:value-type="date" office:date-value="2015-10-02T00:00:00" table:style-name="ce2">
            <text:p>2015/10/2</text:p>
          </table:table-cell>
          <table:table-cell office:value-type="string" table:style-name="ce1">
            <text:p>aa</text:p>
          </table:table-cell>
          <table:table-cell office:value-type="string" table:style-name="ce1">
            <text:p>桃園市</text:p>
          </table:table-cell>
          <table:table-cell office:value-type="string" table:style-name="ce1">
            <text:p>桃園市觀音區羽球協會</text:p>
          </table:table-cell>
          <table:table-cell office:value-type="float" office:value="98762740" table:style-name="ce1">
            <text:p>98762740</text:p>
          </table:table-cell>
          <table:table-cell office:value-type="string" table:style-name="ce1">
            <text:p>協助桃園市觀音區羽球協會辦理104年觀音區羽球邀請賽暨社會福利宣導</text:p>
          </table:table-cell>
          <table:table-cell office:value-type="date" office:date-value="2015-10-17T00:00:00" table:style-name="ce2">
            <text:p>2015/10/17</text:p>
          </table:table-cell>
          <table:table-cell office:value-type="date" office:date-value="2015-10-17T00:00:00" table:style-name="ce2">
            <text:p>2015/10/17</text:p>
          </table:table-cell>
          <table:table-cell office:value-type="string" table:style-name="ce1">
            <text:p>桃園市觀音區</text:p>
          </table:table-cell>
          <table:table-cell office:value-type="float" office:value="139" table:style-name="ce1">
            <text:p>139</text:p>
          </table:table-cell>
          <table:table-cell office:value-type="float" office:value="80" table:style-name="ce1">
            <text:p>8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64" table:style-name="ce1">
            <text:p>64</text:p>
          </table:table-cell>
          <table:table-cell office:value-type="string" table:style-name="ce1">
            <text:p>促進電力發展營運協助金審議委員會</text:p>
          </table:table-cell>
          <table:table-cell office:value-type="date" office:date-value="2015-09-30T00:00:00" table:style-name="ce2">
            <text:p>2015/9/30</text:p>
          </table:table-cell>
          <table:table-cell office:value-type="string" table:style-name="ce1">
            <text:p>aa</text:p>
          </table:table-cell>
          <table:table-cell office:value-type="string" table:style-name="ce1">
            <text:p>高雄市</text:p>
          </table:table-cell>
          <table:table-cell office:value-type="string" table:style-name="ce1">
            <text:p>高雄市湖街長壽協進會</text:p>
          </table:table-cell>
          <table:table-cell office:value-type="float" office:value="38749006" table:style-name="ce1">
            <text:p>38749006</text:p>
          </table:table-cell>
          <table:table-cell office:value-type="string" table:style-name="ce1">
            <text:p>協助高雄市湖街長壽協進會辦理節約能源宣導暨慶祝九九重陽敬老活動</text:p>
          </table:table-cell>
          <table:table-cell office:value-type="date" office:date-value="2015-10-21T00:00:00" table:style-name="ce2">
            <text:p>2015/10/21</text:p>
          </table:table-cell>
          <table:table-cell office:value-type="date" office:date-value="2015-10-21T00:00:00" table:style-name="ce2">
            <text:p>2015/10/21</text:p>
          </table:table-cell>
          <table:table-cell office:value-type="string" table:style-name="ce1">
            <text:p>高雄市湖內區</text:p>
          </table:table-cell>
          <table:table-cell office:value-type="float" office:value="149" table:style-name="ce1">
            <text:p>149</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65" table:style-name="ce1">
            <text:p>65</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彰化縣</text:p>
          </table:table-cell>
          <table:table-cell office:value-type="string" table:style-name="ce1">
            <text:p>彰化縣和美鎮公所</text:p>
          </table:table-cell>
          <table:table-cell office:value-type="string" table:style-name="ce1">
            <text:p>aa<text:s text:c="8"/></text:p>
          </table:table-cell>
          <table:table-cell office:value-type="string" table:style-name="ce1">
            <text:p>協助彰化縣和美鎮公所辦理和美鎮公(兒)十七公園新建工程</text:p>
          </table:table-cell>
          <table:table-cell office:value-type="date" office:date-value="2015-10-01T00:00:00" table:style-name="ce2">
            <text:p>2015/10/1</text:p>
          </table:table-cell>
          <table:table-cell office:value-type="date" office:date-value="2016-03-31T00:00:00" table:style-name="ce2">
            <text:p>2016/3/31</text:p>
          </table:table-cell>
          <table:table-cell office:value-type="string" table:style-name="ce1">
            <text:p>彰化縣和美鎮</text:p>
          </table:table-cell>
          <table:table-cell office:value-type="float" office:value="6860" table:style-name="ce1">
            <text:p>6860</text:p>
          </table:table-cell>
          <table:table-cell office:value-type="float" office:value="2174" table:style-name="ce1">
            <text:p>2174</text:p>
          </table:table-cell>
          <table:table-cell office:value-type="float" office:value="2000" table:style-name="ce1">
            <text:p>2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8"/>
        </table:table-row>
        <table:table-row table:style-name="ro1">
          <table:table-cell office:value-type="float" office:value="66" table:style-name="ce1">
            <text:p>66</text:p>
          </table:table-cell>
          <table:table-cell office:value-type="string" table:style-name="ce1">
            <text:p>促進電力發展營運協助金審議委員會</text:p>
          </table:table-cell>
          <table:table-cell office:value-type="date" office:date-value="2015-09-30T00:00:00" table:style-name="ce2">
            <text:p>2015/9/30</text:p>
          </table:table-cell>
          <table:table-cell office:value-type="string" table:style-name="ce1">
            <text:p>aa</text:p>
          </table:table-cell>
          <table:table-cell office:value-type="string" table:style-name="ce1">
            <text:p>高雄市</text:p>
          </table:table-cell>
          <table:table-cell office:value-type="string" table:style-name="ce1">
            <text:p>高雄市永安區漁會</text:p>
          </table:table-cell>
          <table:table-cell office:value-type="float" office:value="88500607" table:style-name="ce1">
            <text:p>88500607</text:p>
          </table:table-cell>
          <table:table-cell office:value-type="string" table:style-name="ce1">
            <text:p>協助高雄市永安區漁會辦理104年漁業產銷班標竿學習活動</text:p>
          </table:table-cell>
          <table:table-cell office:value-type="date" office:date-value="2015-10-20T00:00:00" table:style-name="ce2">
            <text:p>2015/10/20</text:p>
          </table:table-cell>
          <table:table-cell office:value-type="date" office:date-value="2015-10-21T00:00:00" table:style-name="ce2">
            <text:p>2015/10/21</text:p>
          </table:table-cell>
          <table:table-cell office:value-type="string" table:style-name="ce1">
            <text:p>通霄發電廠</text:p>
          </table:table-cell>
          <table:table-cell office:value-type="float" office:value="400" table:style-name="ce1">
            <text:p>400</text:p>
          </table:table-cell>
          <table:table-cell office:value-type="float" office:value="90" table:style-name="ce1">
            <text:p>90</text:p>
          </table:table-cell>
          <table:table-cell office:value-type="float" office:value="70" table:style-name="ce1">
            <text:p>7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67" table:style-name="ce1">
            <text:p>67</text:p>
          </table:table-cell>
          <table:table-cell office:value-type="string" table:style-name="ce1">
            <text:p>促進電力發展營運協助金審議委員會</text:p>
          </table:table-cell>
          <table:table-cell office:value-type="date" office:date-value="2015-10-01T00:00:00" table:style-name="ce2">
            <text:p>2015/10/1</text:p>
          </table:table-cell>
          <table:table-cell office:value-type="string" table:style-name="ce1">
            <text:p>aa</text:p>
          </table:table-cell>
          <table:table-cell office:value-type="string" table:style-name="ce1">
            <text:p>花蓮縣</text:p>
          </table:table-cell>
          <table:table-cell office:value-type="string" table:style-name="ce1">
            <text:p>花蓮縣秀林鄉公所</text:p>
          </table:table-cell>
          <table:table-cell office:value-type="string" table:style-name="ce1">
            <text:p>aa<text:s text:c="8"/></text:p>
          </table:table-cell>
          <table:table-cell office:value-type="string" table:style-name="ce1">
            <text:p>協助花蓮縣秀林鄉公所辦理花蓮縣秀林鄉2015 Mgay Bari 太魯閣族文化系列活動</text:p>
          </table:table-cell>
          <table:table-cell office:value-type="date" office:date-value="2015-10-03T00:00:00" table:style-name="ce2">
            <text:p>2015/10/3</text:p>
          </table:table-cell>
          <table:table-cell office:value-type="date" office:date-value="2015-12-23T00:00:00" table:style-name="ce2">
            <text:p>2015/12/23</text:p>
          </table:table-cell>
          <table:table-cell office:value-type="string" table:style-name="ce1">
            <text:p>花蓮縣秀林鄉</text:p>
          </table:table-cell>
          <table:table-cell office:value-type="float" office:value="4614" table:style-name="ce1">
            <text:p>4614</text:p>
          </table:table-cell>
          <table:table-cell office:value-type="float" office:value="300" table:style-name="ce1">
            <text:p>300</text:p>
          </table:table-cell>
          <table:table-cell office:value-type="float" office:value="200" table:style-name="ce1">
            <text:p>2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68" table:style-name="ce1">
            <text:p>68</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苗栗縣</text:p>
          </table:table-cell>
          <table:table-cell office:value-type="string" table:style-name="ce1">
            <text:p>苗栗縣卓蘭鎮公所</text:p>
          </table:table-cell>
          <table:table-cell office:value-type="string" table:style-name="ce1">
            <text:p>aa<text:s text:c="8"/></text:p>
          </table:table-cell>
          <table:table-cell office:value-type="string" table:style-name="ce1">
            <text:p>協助苗栗縣卓蘭鎮公所辦理104年度路燈汰舊換新改善工程</text:p>
          </table:table-cell>
          <table:table-cell office:value-type="date" office:date-value="2015-06-01T00:00:00" table:style-name="ce2">
            <text:p>2015/6/1</text:p>
          </table:table-cell>
          <table:table-cell office:value-type="date" office:date-value="2015-12-31T00:00:00" table:style-name="ce2">
            <text:p>2015/12/31</text:p>
          </table:table-cell>
          <table:table-cell office:value-type="string" table:style-name="ce1">
            <text:p>苗栗縣卓蘭鎮</text:p>
          </table:table-cell>
          <table:table-cell office:value-type="float" office:value="600" table:style-name="ce1">
            <text:p>600</text:p>
          </table:table-cell>
          <table:table-cell office:value-type="float" office:value="540" table:style-name="ce1">
            <text:p>540</text:p>
          </table:table-cell>
          <table:table-cell office:value-type="float" office:value="450" table:style-name="ce1">
            <text:p>45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8"/>
        </table:table-row>
        <table:table-row table:style-name="ro1">
          <table:table-cell office:value-type="float" office:value="69" table:style-name="ce1">
            <text:p>69</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第十三公墓納骨堂遮雨棚新建工程</text:p>
          </table:table-cell>
          <table:table-cell office:value-type="date" office:date-value="2015-07-31T00:00:00" table:style-name="ce2">
            <text:p>2015/7/31</text:p>
          </table:table-cell>
          <table:table-cell office:value-type="date" office:date-value="2016-01-31T00:00:00" table:style-name="ce2">
            <text:p>2016/1/31</text:p>
          </table:table-cell>
          <table:table-cell office:value-type="string" table:style-name="ce1">
            <text:p>苗栗縣通霄鎮</text:p>
          </table:table-cell>
          <table:table-cell office:value-type="float" office:value="1850" table:style-name="ce1">
            <text:p>1850</text:p>
          </table:table-cell>
          <table:table-cell office:value-type="float" office:value="1500" table:style-name="ce1">
            <text:p>1500</text:p>
          </table:table-cell>
          <table:table-cell office:value-type="float" office:value="1400" table:style-name="ce1">
            <text:p>14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8"/>
        </table:table-row>
        <table:table-row table:style-name="ro1">
          <table:table-cell office:value-type="float" office:value="70" table:style-name="ce1">
            <text:p>70</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高雄市</text:p>
          </table:table-cell>
          <table:table-cell office:value-type="string" table:style-name="ce1">
            <text:p>高雄市彌陀區公所</text:p>
          </table:table-cell>
          <table:table-cell office:value-type="string" table:style-name="ce1">
            <text:p>aa<text:s text:c="8"/></text:p>
          </table:table-cell>
          <table:table-cell office:value-type="string" table:style-name="ce1">
            <text:p>協助高雄市彌陀區公所辦理彌陀區公所無障礙設施及相關設備增建計畫</text:p>
          </table:table-cell>
          <table:table-cell office:value-type="string" table:style-name="ce1">
            <text:p>aa</text:p>
          </table:table-cell>
          <table:table-cell office:value-type="string" table:style-name="ce1">
            <text:p>aa</text:p>
          </table:table-cell>
          <table:table-cell office:value-type="string" table:style-name="ce1">
            <text:p>高雄市彌陀區</text:p>
          </table:table-cell>
          <table:table-cell office:value-type="float" office:value="6500" table:style-name="ce1">
            <text:p>6500</text:p>
          </table:table-cell>
          <table:table-cell office:value-type="float" office:value="3350" table:style-name="ce1">
            <text:p>3350</text:p>
          </table:table-cell>
          <table:table-cell office:value-type="float" office:value="2300" table:style-name="ce1">
            <text:p>23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8"/>
        </table:table-row>
        <table:table-row table:style-name="ro1">
          <table:table-cell office:value-type="float" office:value="71" table:style-name="ce1">
            <text:p>71</text:p>
          </table:table-cell>
          <table:table-cell office:value-type="string" table:style-name="ce1">
            <text:p>促進電力發展營運協助金審議委員會</text:p>
          </table:table-cell>
          <table:table-cell office:value-type="date" office:date-value="2015-09-30T00:00:00" table:style-name="ce2">
            <text:p>2015/9/30</text:p>
          </table:table-cell>
          <table:table-cell office:value-type="string" table:style-name="ce1">
            <text:p>aa</text:p>
          </table:table-cell>
          <table:table-cell office:value-type="string" table:style-name="ce1">
            <text:p>高雄市</text:p>
          </table:table-cell>
          <table:table-cell office:value-type="string" table:style-name="ce1">
            <text:p>高雄市彌陀區漁會</text:p>
          </table:table-cell>
          <table:table-cell office:value-type="float" office:value="88230702" table:style-name="ce1">
            <text:p>88230702</text:p>
          </table:table-cell>
          <table:table-cell office:value-type="string" table:style-name="ce1">
            <text:p>協助高雄市彌陀區漁會辦理104年度漁特產品行銷活動計畫</text:p>
          </table:table-cell>
          <table:table-cell office:value-type="date" office:date-value="2015-10-24T00:00:00" table:style-name="ce2">
            <text:p>2015/10/24</text:p>
          </table:table-cell>
          <table:table-cell office:value-type="date" office:date-value="2015-10-25T00:00:00" table:style-name="ce2">
            <text:p>2015/10/25</text:p>
          </table:table-cell>
          <table:table-cell office:value-type="string" table:style-name="ce1">
            <text:p>高雄市彌陀區</text:p>
          </table:table-cell>
          <table:table-cell office:value-type="float" office:value="200" table:style-name="ce1">
            <text:p>200</text:p>
          </table:table-cell>
          <table:table-cell office:value-type="float" office:value="150" table:style-name="ce1">
            <text:p>150</text:p>
          </table:table-cell>
          <table:table-cell office:value-type="float" office:value="100" table:style-name="ce1">
            <text:p>1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72" table:style-name="ce1">
            <text:p>72</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104年度龍井區農民種植水稻有機質肥料補助案</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臺中市龍井區</text:p>
          </table:table-cell>
          <table:table-cell office:value-type="float" office:value="4100" table:style-name="ce1">
            <text:p>4100</text:p>
          </table:table-cell>
          <table:table-cell office:value-type="float" office:value="3608" table:style-name="ce1">
            <text:p>3608</text:p>
          </table:table-cell>
          <table:table-cell office:value-type="float" office:value="1800" table:style-name="ce1">
            <text:p>18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73" table:style-name="ce1">
            <text:p>73</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彰化縣</text:p>
          </table:table-cell>
          <table:table-cell office:value-type="string" table:style-name="ce1">
            <text:p>彰化縣伸港鄉公所</text:p>
          </table:table-cell>
          <table:table-cell office:value-type="string" table:style-name="ce1">
            <text:p>aa<text:s text:c="8"/></text:p>
          </table:table-cell>
          <table:table-cell office:value-type="string" table:style-name="ce1">
            <text:p>協助彰化縣伸港鄉公所辦理伸港鄉泉厝村自強路等五處AC路面改善工程</text:p>
          </table:table-cell>
          <table:table-cell office:value-type="date" office:date-value="2015-10-01T00:00:00" table:style-name="ce2">
            <text:p>2015/10/1</text:p>
          </table:table-cell>
          <table:table-cell office:value-type="date" office:date-value="2016-06-01T00:00:00" table:style-name="ce2">
            <text:p>2016/6/1</text:p>
          </table:table-cell>
          <table:table-cell office:value-type="string" table:style-name="ce1">
            <text:p>彰化縣伸港鄉</text:p>
          </table:table-cell>
          <table:table-cell office:value-type="float" office:value="6608" table:style-name="ce1">
            <text:p>6608</text:p>
          </table:table-cell>
          <table:table-cell office:value-type="float" office:value="5947" table:style-name="ce1">
            <text:p>5947</text:p>
          </table:table-cell>
          <table:table-cell office:value-type="float" office:value="5000" table:style-name="ce1">
            <text:p>5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8"/>
        </table:table-row>
        <table:table-row table:style-name="ro1">
          <table:table-cell office:value-type="float" office:value="74" table:style-name="ce1">
            <text:p>74</text:p>
          </table:table-cell>
          <table:table-cell office:value-type="string" table:style-name="ce1">
            <text:p>促進電力發展營運協助金審議委員會</text:p>
          </table:table-cell>
          <table:table-cell office:value-type="date" office:date-value="2015-09-30T00:00:00" table:style-name="ce2">
            <text:p>2015/9/30</text:p>
          </table:table-cell>
          <table:table-cell office:value-type="string" table:style-name="ce1">
            <text:p>aa</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福建宮乙末年恭迎林府王爺回駕遶境聖誕慶典暨推廣乾淨能源節能減碳宣導活動</text:p>
          </table:table-cell>
          <table:table-cell office:value-type="date" office:date-value="2015-11-01T00:00:00" table:style-name="ce2">
            <text:p>2015/11/1</text:p>
          </table:table-cell>
          <table:table-cell office:value-type="date" office:date-value="2015-11-06T00:00:00" table:style-name="ce2">
            <text:p>2015/11/6</text:p>
          </table:table-cell>
          <table:table-cell office:value-type="string" table:style-name="ce1">
            <text:p>高雄市龍井區</text:p>
          </table:table-cell>
          <table:table-cell office:value-type="float" office:value="606" table:style-name="ce1">
            <text:p>606</text:p>
          </table:table-cell>
          <table:table-cell office:value-type="float" office:value="250" table:style-name="ce1">
            <text:p>250</text:p>
          </table:table-cell>
          <table:table-cell office:value-type="float" office:value="130" table:style-name="ce1">
            <text:p>1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75" table:style-name="ce1">
            <text:p>75</text:p>
          </table:table-cell>
          <table:table-cell office:value-type="string" table:style-name="ce1">
            <text:p>促進電力發展營運協助金審議委員會</text:p>
          </table:table-cell>
          <table:table-cell office:value-type="date" office:date-value="2015-10-02T00:00:00" table:style-name="ce2">
            <text:p>2015/10/2</text:p>
          </table:table-cell>
          <table:table-cell office:value-type="string" table:style-name="ce1">
            <text:p>aa</text:p>
          </table:table-cell>
          <table:table-cell office:value-type="string" table:style-name="ce1">
            <text:p>苗栗縣</text:p>
          </table:table-cell>
          <table:table-cell office:value-type="string" table:style-name="ce1">
            <text:p>苗栗縣通霄鎮梅南社區發展協會</text:p>
          </table:table-cell>
          <table:table-cell office:value-type="float" office:value="66843360" table:style-name="ce1">
            <text:p>66843360</text:p>
          </table:table-cell>
          <table:table-cell office:value-type="string" table:style-name="ce1">
            <text:p>協助苗栗縣通霄鎮梅南社區發展協會辦理104年才藝競賽暨關懷社區愛心晚會</text:p>
          </table:table-cell>
          <table:table-cell office:value-type="date" office:date-value="2015-10-03T00:00:00" table:style-name="ce2">
            <text:p>2015/10/3</text:p>
          </table:table-cell>
          <table:table-cell office:value-type="date" office:date-value="2015-10-03T00:00:00" table:style-name="ce2">
            <text:p>2015/10/3</text:p>
          </table:table-cell>
          <table:table-cell office:value-type="string" table:style-name="ce1">
            <text:p>苗栗縣通霄鎮</text:p>
          </table:table-cell>
          <table:table-cell office:value-type="float" office:value="207" table:style-name="ce1">
            <text:p>207</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76" table:style-name="ce1">
            <text:p>76</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新北市</text:p>
          </table:table-cell>
          <table:table-cell office:value-type="string" table:style-name="ce1">
            <text:p>新北市石門區公所</text:p>
          </table:table-cell>
          <table:table-cell office:value-type="string" table:style-name="ce1">
            <text:p>aa<text:s text:c="8"/></text:p>
          </table:table-cell>
          <table:table-cell office:value-type="string" table:style-name="ce1">
            <text:p>協助新北市石門區公所辦理2015新北市北海岸國際風箏節(石門區)</text:p>
          </table:table-cell>
          <table:table-cell office:value-type="date" office:date-value="2015-09-26T00:00:00" table:style-name="ce2">
            <text:p>2015/9/26</text:p>
          </table:table-cell>
          <table:table-cell office:value-type="date" office:date-value="2015-09-27T00:00:00" table:style-name="ce2">
            <text:p>2015/9/27</text:p>
          </table:table-cell>
          <table:table-cell office:value-type="string" table:style-name="ce1">
            <text:p>新北市石門區</text:p>
          </table:table-cell>
          <table:table-cell office:value-type="float" office:value="2740" table:style-name="ce1">
            <text:p>2740</text:p>
          </table:table-cell>
          <table:table-cell office:value-type="float" office:value="600" table:style-name="ce1">
            <text:p>600</text:p>
          </table:table-cell>
          <table:table-cell office:value-type="float" office:value="600" table:style-name="ce1">
            <text:p>6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77" table:style-name="ce1">
            <text:p>77</text:p>
          </table:table-cell>
          <table:table-cell office:value-type="string" table:style-name="ce1">
            <text:p>促進電力發展營運協助金審議委員會</text:p>
          </table:table-cell>
          <table:table-cell office:value-type="date" office:date-value="2015-09-30T00:00:00" table:style-name="ce2">
            <text:p>2015/9/30</text:p>
          </table:table-cell>
          <table:table-cell office:value-type="string" table:style-name="ce1">
            <text:p>aa</text:p>
          </table:table-cell>
          <table:table-cell office:value-type="string" table:style-name="ce1">
            <text:p>澎湖縣</text:p>
          </table:table-cell>
          <table:table-cell office:value-type="string" table:style-name="ce1">
            <text:p>尖山發電廠</text:p>
          </table:table-cell>
          <table:table-cell office:value-type="string" table:style-name="ce1">
            <text:p>aa<text:s text:c="8"/></text:p>
          </table:table-cell>
          <table:table-cell office:value-type="string" table:style-name="ce1">
            <text:p>協助尖山發電廠辦理湖西鄉龍門國小鄉土教學活動</text:p>
          </table:table-cell>
          <table:table-cell office:value-type="date" office:date-value="2015-10-01T00:00:00" table:style-name="ce2">
            <text:p>2015/10/1</text:p>
          </table:table-cell>
          <table:table-cell office:value-type="date" office:date-value="2015-11-20T00:00:00" table:style-name="ce2">
            <text:p>2015/11/20</text:p>
          </table:table-cell>
          <table:table-cell office:value-type="string" table:style-name="ce1">
            <text:p>湖西鄉及尖山發電廠</text:p>
          </table:table-cell>
          <table:table-cell office:value-type="float" office:value="58" table:style-name="ce1">
            <text:p>58</text:p>
          </table:table-cell>
          <table:table-cell office:value-type="float" office:value="58" table:style-name="ce1">
            <text:p>58</text:p>
          </table:table-cell>
          <table:table-cell office:value-type="float" office:value="58" table:style-name="ce1">
            <text:p>5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78" table:style-name="ce1">
            <text:p>78</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恆春鎮各里路燈設施修繕及更換鈉氣燈泡工程</text:p>
          </table:table-cell>
          <table:table-cell office:value-type="date" office:date-value="2015-09-01T00:00:00" table:style-name="ce2">
            <text:p>2015/9/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3260" table:style-name="ce1">
            <text:p>3260</text:p>
          </table:table-cell>
          <table:table-cell office:value-type="float" office:value="2934" table:style-name="ce1">
            <text:p>2934</text:p>
          </table:table-cell>
          <table:table-cell office:value-type="float" office:value="2000" table:style-name="ce1">
            <text:p>2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8"/>
        </table:table-row>
        <table:table-row table:style-name="ro1">
          <table:table-cell office:value-type="float" office:value="79" table:style-name="ce1">
            <text:p>79</text:p>
          </table:table-cell>
          <table:table-cell office:value-type="string" table:style-name="ce1">
            <text:p>促進電力發展營運協助金審議委員會</text:p>
          </table:table-cell>
          <table:table-cell office:value-type="date" office:date-value="2015-09-30T00:00:00" table:style-name="ce2">
            <text:p>2015/9/30</text:p>
          </table:table-cell>
          <table:table-cell office:value-type="string" table:style-name="ce1">
            <text:p>aa</text:p>
          </table:table-cell>
          <table:table-cell office:value-type="string" table:style-name="ce1">
            <text:p>花蓮縣</text:p>
          </table:table-cell>
          <table:table-cell office:value-type="string" table:style-name="ce1">
            <text:p>花蓮縣秀林鄉富世社區發展協會</text:p>
          </table:table-cell>
          <table:table-cell office:value-type="float" office:value="17415876" table:style-name="ce1">
            <text:p>17415876</text:p>
          </table:table-cell>
          <table:table-cell office:value-type="string" table:style-name="ce1">
            <text:p>協助花蓮縣秀林鄉富世社區發展協會辦理2015太魯閣族傳統弓箭製作班</text:p>
          </table:table-cell>
          <table:table-cell office:value-type="date" office:date-value="2015-10-02T00:00:00" table:style-name="ce2">
            <text:p>2015/10/2</text:p>
          </table:table-cell>
          <table:table-cell office:value-type="date" office:date-value="2015-10-04T00:00:00" table:style-name="ce2">
            <text:p>2015/10/4</text:p>
          </table:table-cell>
          <table:table-cell office:value-type="string" table:style-name="ce1">
            <text:p>花蓮縣秀林鄉</text:p>
          </table:table-cell>
          <table:table-cell office:value-type="float" office:value="100" table:style-name="ce1">
            <text:p>100</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80" table:style-name="ce1">
            <text:p>80</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苗栗縣</text:p>
          </table:table-cell>
          <table:table-cell office:value-type="string" table:style-name="ce1">
            <text:p>苗栗縣通苑區漁會</text:p>
          </table:table-cell>
          <table:table-cell office:value-type="float" office:value="74865253" table:style-name="ce1">
            <text:p>74865253</text:p>
          </table:table-cell>
          <table:table-cell office:value-type="string" table:style-name="ce1">
            <text:p>協助苗栗縣通苑區漁會辦理104年度漁村創新產業、文化體驗教育研習活動</text:p>
          </table:table-cell>
          <table:table-cell office:value-type="date" office:date-value="2015-10-07T00:00:00" table:style-name="ce2">
            <text:p>2015/10/7</text:p>
          </table:table-cell>
          <table:table-cell office:value-type="date" office:date-value="2015-10-08T00:00:00" table:style-name="ce2">
            <text:p>2015/10/8</text:p>
          </table:table-cell>
          <table:table-cell office:value-type="string" table:style-name="ce1">
            <text:p>南部發電廠</text:p>
          </table:table-cell>
          <table:table-cell office:value-type="float" office:value="193" table:style-name="ce1">
            <text:p>193</text:p>
          </table:table-cell>
          <table:table-cell office:value-type="float" office:value="100" table:style-name="ce1">
            <text:p>100</text:p>
          </table:table-cell>
          <table:table-cell office:value-type="float" office:value="100" table:style-name="ce1">
            <text:p>1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81" table:style-name="ce1">
            <text:p>81</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基隆市</text:p>
          </table:table-cell>
          <table:table-cell office:value-type="string" table:style-name="ce1">
            <text:p>基隆市歷屆社區理事長社會服務協進會</text:p>
          </table:table-cell>
          <table:table-cell office:value-type="float" office:value="9887970" table:style-name="ce1">
            <text:p>9887970</text:p>
          </table:table-cell>
          <table:table-cell office:value-type="string" table:style-name="ce1">
            <text:p>協助基隆市歷屆社區理事長社會服務協進會辦理104年度社區達人培力研習活動暨用電及電力資訊宣導活動</text:p>
          </table:table-cell>
          <table:table-cell office:value-type="date" office:date-value="2015-10-25T00:00:00" table:style-name="ce2">
            <text:p>2015/10/25</text:p>
          </table:table-cell>
          <table:table-cell office:value-type="date" office:date-value="2015-10-27T00:00:00" table:style-name="ce2">
            <text:p>2015/10/27</text:p>
          </table:table-cell>
          <table:table-cell office:value-type="string" table:style-name="ce1">
            <text:p>協和電廠及尖山發電廠</text:p>
          </table:table-cell>
          <table:table-cell office:value-type="float" office:value="1226" table:style-name="ce1">
            <text:p>1226</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82" table:style-name="ce1">
            <text:p>82</text:p>
          </table:table-cell>
          <table:table-cell office:value-type="string" table:style-name="ce1">
            <text:p>促進電力發展營運協助金審議委員會</text:p>
          </table:table-cell>
          <table:table-cell office:value-type="date" office:date-value="2015-09-25T00:00:00" table:style-name="ce2">
            <text:p>2015/9/25</text:p>
          </table:table-cell>
          <table:table-cell office:value-type="string" table:style-name="ce1">
            <text:p>aa</text:p>
          </table:table-cell>
          <table:table-cell office:value-type="string" table:style-name="ce1">
            <text:p>基隆市</text:p>
          </table:table-cell>
          <table:table-cell office:value-type="string" table:style-name="ce1">
            <text:p>基隆區漁會</text:p>
          </table:table-cell>
          <table:table-cell office:value-type="float" office:value="2550590" table:style-name="ce1">
            <text:p>2550590</text:p>
          </table:table-cell>
          <table:table-cell office:value-type="string" table:style-name="ce1">
            <text:p>協助基隆區漁會辦理「基隆本港」漁產品行銷推廣活動-基隆市中小學在地漁產品嚐</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基隆市</text:p>
          </table:table-cell>
          <table:table-cell office:value-type="float" office:value="120" table:style-name="ce1">
            <text:p>120</text:p>
          </table:table-cell>
          <table:table-cell office:value-type="float" office:value="100" table:style-name="ce1">
            <text:p>100</text:p>
          </table:table-cell>
          <table:table-cell office:value-type="float" office:value="100" table:style-name="ce1">
            <text:p>1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8"/>
        </table:table-row>
        <table:table-row table:style-name="ro1">
          <table:table-cell office:value-type="float" office:value="83" table:style-name="ce1">
            <text:p>83</text:p>
          </table:table-cell>
          <table:table-cell office:value-type="string" table:style-name="ce1">
            <text:p>促進電力發展營運協助金審議委員會</text:p>
          </table:table-cell>
          <table:table-cell office:value-type="date" office:date-value="2015-09-25T00:00:00" table:style-name="ce2">
            <text:p>2015/9/25</text:p>
          </table:table-cell>
          <table:table-cell office:value-type="string" table:style-name="ce1">
            <text:p>aa</text:p>
          </table:table-cell>
          <table:table-cell office:value-type="string" table:style-name="ce1">
            <text:p>苗栗縣</text:p>
          </table:table-cell>
          <table:table-cell office:value-type="string" table:style-name="ce1">
            <text:p>苗栗縣真善美文化歌謠研習推展協會</text:p>
          </table:table-cell>
          <table:table-cell office:value-type="float" office:value="45675768" table:style-name="ce1">
            <text:p>45675768</text:p>
          </table:table-cell>
          <table:table-cell office:value-type="string" table:style-name="ce1">
            <text:p>協助苗栗縣真善美文化歌謠研習推展協會辦理104年度經典歌謠回顧音樂會活動</text:p>
          </table:table-cell>
          <table:table-cell office:value-type="date" office:date-value="2015-11-28T00:00:00" table:style-name="ce2">
            <text:p>2015/11/28</text:p>
          </table:table-cell>
          <table:table-cell office:value-type="date" office:date-value="2015-11-28T00:00:00" table:style-name="ce2">
            <text:p>2015/11/28</text:p>
          </table:table-cell>
          <table:table-cell office:value-type="string" table:style-name="ce1">
            <text:p>苗栗縣苑裡鎮</text:p>
          </table:table-cell>
          <table:table-cell office:value-type="float" office:value="206" table:style-name="ce1">
            <text:p>206</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84" table:style-name="ce1">
            <text:p>84</text:p>
          </table:table-cell>
          <table:table-cell office:value-type="string" table:style-name="ce1">
            <text:p>促進電力發展營運協助金審議委員會</text:p>
          </table:table-cell>
          <table:table-cell office:value-type="date" office:date-value="2015-09-23T00:00:00" table:style-name="ce2">
            <text:p>2015/9/23</text:p>
          </table:table-cell>
          <table:table-cell office:value-type="string" table:style-name="ce1">
            <text:p>aa</text:p>
          </table:table-cell>
          <table:table-cell office:value-type="string" table:style-name="ce1">
            <text:p>高雄市</text:p>
          </table:table-cell>
          <table:table-cell office:value-type="string" table:style-name="ce1">
            <text:p>高雄市永安區新港社區發展協會</text:p>
          </table:table-cell>
          <table:table-cell office:value-type="float" office:value="78935688" table:style-name="ce1">
            <text:p>78935688</text:p>
          </table:table-cell>
          <table:table-cell office:value-type="string" table:style-name="ce1">
            <text:p>協助高雄市永安區新港社區發展協會辦理懷舊牽罟文化暨節能減碳宣導活動</text:p>
          </table:table-cell>
          <table:table-cell office:value-type="date" office:date-value="2015-10-18T00:00:00" table:style-name="ce2">
            <text:p>2015/10/18</text:p>
          </table:table-cell>
          <table:table-cell office:value-type="date" office:date-value="2015-10-18T00:00:00" table:style-name="ce2">
            <text:p>2015/10/18</text:p>
          </table:table-cell>
          <table:table-cell office:value-type="string" table:style-name="ce1">
            <text:p>高雄市永安區</text:p>
          </table:table-cell>
          <table:table-cell office:value-type="float" office:value="110" table:style-name="ce1">
            <text:p>110</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8"/>
        </table:table-row>
        <table:table-row table:style-name="ro1">
          <table:table-cell office:value-type="float" office:value="85" table:style-name="ce1">
            <text:p>85</text:p>
          </table:table-cell>
          <table:table-cell office:value-type="string" table:style-name="ce1">
            <text:p>促進電力發展營運協助金審議委員會</text:p>
          </table:table-cell>
          <table:table-cell office:value-type="date" office:date-value="2015-09-25T00:00:00" table:style-name="ce2">
            <text:p>2015/9/25</text:p>
          </table:table-cell>
          <table:table-cell office:value-type="string" table:style-name="ce1">
            <text:p>aa</text:p>
          </table:table-cell>
          <table:table-cell office:value-type="string" table:style-name="ce1">
            <text:p>金門縣</text:p>
          </table:table-cell>
          <table:table-cell office:value-type="string" table:style-name="ce1">
            <text:p>金門縣金湖鎮夏興社區發展協會</text:p>
          </table:table-cell>
          <table:table-cell office:value-type="float" office:value="83338893" table:style-name="ce1">
            <text:p>83338893</text:p>
          </table:table-cell>
          <table:table-cell office:value-type="string" table:style-name="ce1">
            <text:p>協助金門縣金湖鎮夏興社區發展協會辦理104年金門縣金湖鎮夏興孚濟廟留府千歲聖誕作醮酬謝神明暨節約能源宣導活動</text:p>
          </table:table-cell>
          <table:table-cell office:value-type="date" office:date-value="2015-09-29T00:00:00" table:style-name="ce2">
            <text:p>2015/9/29</text:p>
          </table:table-cell>
          <table:table-cell office:value-type="date" office:date-value="2015-09-30T00:00:00" table:style-name="ce2">
            <text:p>2015/9/30</text:p>
          </table:table-cell>
          <table:table-cell office:value-type="string" table:style-name="ce1">
            <text:p>金門縣金湖鎮</text:p>
          </table:table-cell>
          <table:table-cell office:value-type="float" office:value="366" table:style-name="ce1">
            <text:p>366</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86" table:style-name="ce1">
            <text:p>86</text:p>
          </table:table-cell>
          <table:table-cell office:value-type="string" table:style-name="ce1">
            <text:p>促進電力發展營運協助金審議委員會</text:p>
          </table:table-cell>
          <table:table-cell office:value-type="date" office:date-value="2015-09-25T00:00:00" table:style-name="ce2">
            <text:p>2015/9/25</text:p>
          </table:table-cell>
          <table:table-cell office:value-type="string" table:style-name="ce1">
            <text:p>aa</text:p>
          </table:table-cell>
          <table:table-cell office:value-type="string" table:style-name="ce1">
            <text:p>基隆市</text:p>
          </table:table-cell>
          <table:table-cell office:value-type="string" table:style-name="ce1">
            <text:p>基隆市協和愛鄉文化協進會</text:p>
          </table:table-cell>
          <table:table-cell office:value-type="float" office:value="41180786" table:style-name="ce1">
            <text:p>41180786</text:p>
          </table:table-cell>
          <table:table-cell office:value-type="string" table:style-name="ce1">
            <text:p>協助基隆市協和愛鄉文化協進會辦理協安宮福德正神誕辰祭祀祈福活動</text:p>
          </table:table-cell>
          <table:table-cell office:value-type="date" office:date-value="2015-09-27T00:00:00" table:style-name="ce2">
            <text:p>2015/9/27</text:p>
          </table:table-cell>
          <table:table-cell office:value-type="date" office:date-value="2015-09-27T00:00:00" table:style-name="ce2">
            <text:p>2015/9/27</text:p>
          </table:table-cell>
          <table:table-cell office:value-type="string" table:style-name="ce1">
            <text:p>基隆市中山區</text:p>
          </table:table-cell>
          <table:table-cell office:value-type="float" office:value="200" table:style-name="ce1">
            <text:p>200</text:p>
          </table:table-cell>
          <table:table-cell office:value-type="float" office:value="150" table:style-name="ce1">
            <text:p>150</text:p>
          </table:table-cell>
          <table:table-cell office:value-type="float" office:value="140" table:style-name="ce1">
            <text:p>14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8"/>
        </table:table-row>
        <table:table-row table:style-name="ro1">
          <table:table-cell office:value-type="float" office:value="87" table:style-name="ce1">
            <text:p>87</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新北市</text:p>
          </table:table-cell>
          <table:table-cell office:value-type="string" table:style-name="ce1">
            <text:p>第一核能發電廠</text:p>
          </table:table-cell>
          <table:table-cell office:value-type="string" table:style-name="ce1">
            <text:p>aa<text:s text:c="8"/></text:p>
          </table:table-cell>
          <table:table-cell office:value-type="string" table:style-name="ce1">
            <text:p>協助第一核能發電廠辦理繪聲繪影繪石門暨電力宣導活動</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新北市石門區</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style-name="ro1">
          <table:table-cell office:value-type="float" office:value="88" table:style-name="ce1">
            <text:p>88</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大光國小校園圍牆修繕工程</text:p>
          </table:table-cell>
          <table:table-cell office:value-type="date" office:date-value="2015-08-01T00:00:00" table:style-name="ce2">
            <text:p>2015/8/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240" table:style-name="ce1">
            <text:p>240</text:p>
          </table:table-cell>
          <table:table-cell office:value-type="float" office:value="216" table:style-name="ce1">
            <text:p>216</text:p>
          </table:table-cell>
          <table:table-cell office:value-type="float" office:value="180" table:style-name="ce1">
            <text:p>1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8"/>
        </table:table-row>
        <table:table-row table:number-rows-repeated="1048487" table:style-name="ro1">
          <table:table-cell table:number-columns-repeated="16384"/>
        </table:table-row>
      </table:table>
      <table:table table:name="11" table:style-name="ta1">
        <table:table-column table:style-name="co1" table:number-columns-repeated="2" table:default-cell-style-name="ce1"/>
        <table:table-column table:style-name="co8" table:default-cell-style-name="ce1"/>
        <table:table-column table:style-name="co1" table:number-columns-repeated="6" table:default-cell-style-name="ce1"/>
        <table:table-column table:style-name="co9" table:default-cell-style-name="ce1"/>
        <table:table-column table:style-name="co10" table:default-cell-style-name="ce1"/>
        <table:table-column table:style-name="co1" table:number-columns-repeated="16373"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5-11-17T00:00:00" table:style-name="ce2">
            <text:p>2015/11/17</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第五屆苗栗縣苑裡鎮客家農村文化運動會---秋收冬藏採收樂</text:p>
          </table:table-cell>
          <table:table-cell office:value-type="date" office:date-value="2015-12-19T00:00:00" table:style-name="ce2">
            <text:p>2015/12/19</text:p>
          </table:table-cell>
          <table:table-cell office:value-type="date" office:date-value="2015-12-19T00:00:00" table:style-name="ce2">
            <text:p>2015/12/19</text:p>
          </table:table-cell>
          <table:table-cell office:value-type="string" table:style-name="ce1">
            <text:p>苗栗縣苑裡鎮</text:p>
          </table:table-cell>
          <table:table-cell office:value-type="float" office:value="1100" table:style-name="ce1">
            <text:p>1100</text:p>
          </table:table-cell>
          <table:table-cell office:value-type="float" office:value="400" table:style-name="ce1">
            <text:p>40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5-11-23T00:00:00" table:style-name="ce2">
            <text:p>2015/11/23</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公墓雜草割除</text:p>
          </table:table-cell>
          <table:table-cell office:value-type="date" office:date-value="2015-12-20T00:00:00" table:style-name="ce2">
            <text:p>2015/12/20</text:p>
          </table:table-cell>
          <table:table-cell office:value-type="date" office:date-value="2016-05-20T00:00:00" table:style-name="ce2">
            <text:p>2016/5/20</text:p>
          </table:table-cell>
          <table:table-cell office:value-type="string" table:style-name="ce1">
            <text:p>苗栗縣通霄鎮</text:p>
          </table:table-cell>
          <table:table-cell office:value-type="float" office:value="1340" table:style-name="ce1">
            <text:p>1340</text:p>
          </table:table-cell>
          <table:table-cell office:value-type="float" office:value="300" table:style-name="ce1">
            <text:p>300</text:p>
          </table:table-cell>
          <table:table-cell office:value-type="float" office:value="300" table:style-name="ce1">
            <text:p>300</text:p>
          </table:table-cell>
          <table:table-cell office:value-type="string" table:style-name="ce1">
            <text:p>配合宣導電力發展營運，增進環保意識並提升台電企業形象</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5-11-18T00:00:00" table:style-name="ce2">
            <text:p>2015/11/18</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公所</text:p>
          </table:table-cell>
          <table:table-cell office:value-type="string" table:style-name="ce1">
            <text:p>aa<text:s text:c="8"/></text:p>
          </table:table-cell>
          <table:table-cell office:value-type="string" table:style-name="ce1">
            <text:p>協助臺中市龍井區公所辦理臺中市龍井區105年元旦升旗典禮、登山健行暨推廣節約能源宣導活動</text:p>
          </table:table-cell>
          <table:table-cell office:value-type="date" office:date-value="2016-01-01T00:00:00" table:style-name="ce2">
            <text:p>2016/1/1</text:p>
          </table:table-cell>
          <table:table-cell office:value-type="date" office:date-value="2016-01-01T00:00:00" table:style-name="ce2">
            <text:p>2016/1/1</text:p>
          </table:table-cell>
          <table:table-cell office:value-type="string" table:style-name="ce1">
            <text:p>臺中市龍井區</text:p>
          </table:table-cell>
          <table:table-cell office:value-type="float" office:value="800" table:style-name="ce1">
            <text:p>800</text:p>
          </table:table-cell>
          <table:table-cell office:value-type="float" office:value="300" table:style-name="ce1">
            <text:p>300</text:p>
          </table:table-cell>
          <table:table-cell office:value-type="float" office:value="270" table:style-name="ce1">
            <text:p>2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104年度農政宣導年終歲末聯誼暨能源建設宣導活動</text:p>
          </table:table-cell>
          <table:table-cell office:value-type="date" office:date-value="2015-12-29T00:00:00" table:style-name="ce2">
            <text:p>2015/12/29</text:p>
          </table:table-cell>
          <table:table-cell office:value-type="date" office:date-value="2015-12-29T00:00:00" table:style-name="ce2">
            <text:p>2015/12/29</text:p>
          </table:table-cell>
          <table:table-cell office:value-type="string" table:style-name="ce1">
            <text:p>高雄市路竹區及湖內區</text:p>
          </table:table-cell>
          <table:table-cell office:value-type="float" office:value="60" table:style-name="ce1">
            <text:p>60</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5-11-18T00:00:00" table:style-name="ce2">
            <text:p>2015/11/1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立南和國民中學</text:p>
          </table:table-cell>
          <table:table-cell office:value-type="string" table:style-name="ce1">
            <text:p>aa<text:s text:c="8"/></text:p>
          </table:table-cell>
          <table:table-cell office:value-type="string" table:style-name="ce1">
            <text:p>協助苗栗縣立南和國民中學辦理創校47週年校慶暨社區聯合運動會</text:p>
          </table:table-cell>
          <table:table-cell office:value-type="date" office:date-value="2015-11-21T00:00:00" table:style-name="ce2">
            <text:p>2015/11/21</text:p>
          </table:table-cell>
          <table:table-cell office:value-type="date" office:date-value="2015-11-21T00:00:00" table:style-name="ce2">
            <text:p>2015/11/21</text:p>
          </table:table-cell>
          <table:table-cell office:value-type="string" table:style-name="ce1">
            <text:p>苗栗縣通霄鎮</text:p>
          </table:table-cell>
          <table:table-cell office:value-type="float" office:value="74" table:style-name="ce1">
            <text:p>74</text:p>
          </table:table-cell>
          <table:table-cell office:value-type="float" office:value="53" table:style-name="ce1">
            <text:p>53</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農會</text:p>
          </table:table-cell>
          <table:table-cell office:value-type="float" office:value="88200600" table:style-name="ce1">
            <text:p>88200600</text:p>
          </table:table-cell>
          <table:table-cell office:value-type="string" table:style-name="ce1">
            <text:p>協助高雄市茄萣區農會辦理105年度農民節擴大慶祝大會暨電力建設宣導活動</text:p>
          </table:table-cell>
          <table:table-cell office:value-type="date" office:date-value="2016-02-01T00:00:00" table:style-name="ce2">
            <text:p>2016/2/1</text:p>
          </table:table-cell>
          <table:table-cell office:value-type="date" office:date-value="2016-02-29T00:00:00" table:style-name="ce2">
            <text:p>2016/2/29</text:p>
          </table:table-cell>
          <table:table-cell office:value-type="string" table:style-name="ce1">
            <text:p>高雄市茄萣區</text:p>
          </table:table-cell>
          <table:table-cell office:value-type="float" office:value="450" table:style-name="ce1">
            <text:p>450</text:p>
          </table:table-cell>
          <table:table-cell office:value-type="float" office:value="350" table:style-name="ce1">
            <text:p>35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成功國民小學</text:p>
          </table:table-cell>
          <table:table-cell office:value-type="string" table:style-name="ce1">
            <text:p>aa<text:s text:c="8"/></text:p>
          </table:table-cell>
          <table:table-cell office:value-type="string" table:style-name="ce1">
            <text:p>協助高雄市茄萣區成功國民小學辦理104學年度校慶暨社區聯合運動大會</text:p>
          </table:table-cell>
          <table:table-cell office:value-type="date" office:date-value="2015-11-28T00:00:00" table:style-name="ce2">
            <text:p>2015/11/28</text:p>
          </table:table-cell>
          <table:table-cell office:value-type="date" office:date-value="2015-11-28T00:00:00" table:style-name="ce2">
            <text:p>2015/11/28</text:p>
          </table:table-cell>
          <table:table-cell office:value-type="string" table:style-name="ce1">
            <text:p>高雄市茄萣區</text:p>
          </table:table-cell>
          <table:table-cell office:value-type="float" office:value="208" table:style-name="ce1">
            <text:p>208</text:p>
          </table:table-cell>
          <table:table-cell office:value-type="float" office:value="60" table:style-name="ce1">
            <text:p>6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5-11-24T00:00:00" table:style-name="ce2">
            <text:p>2015/11/24</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桃園市蘆竹區公所</text:p>
          </table:table-cell>
          <table:table-cell office:value-type="string" table:style-name="ce1">
            <text:p>aa<text:s text:c="8"/></text:p>
          </table:table-cell>
          <table:table-cell office:value-type="string" table:style-name="ce1">
            <text:p>協助桃園市蘆竹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543" table:style-name="ce1">
            <text:p>4543</text:p>
          </table:table-cell>
          <table:table-cell office:value-type="float" office:value="4543" table:style-name="ce1">
            <text:p>4543</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5-11-27T00:00:00" table:style-name="ce2">
            <text:p>2015/11/2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婦幼協會</text:p>
          </table:table-cell>
          <table:table-cell office:value-type="float" office:value="62941621" table:style-name="ce1">
            <text:p>62941621</text:p>
          </table:table-cell>
          <table:table-cell office:value-type="string" table:style-name="ce1">
            <text:p>協助高雄市路竹婦幼協會辦理104周年慶及環保宣導、資源回收、節約能源活動</text:p>
          </table:table-cell>
          <table:table-cell office:value-type="date" office:date-value="2015-11-30T00:00:00" table:style-name="ce2">
            <text:p>2015/11/30</text:p>
          </table:table-cell>
          <table:table-cell office:value-type="date" office:date-value="2015-11-30T00:00:00" table:style-name="ce2">
            <text:p>2015/11/30</text:p>
          </table:table-cell>
          <table:table-cell office:value-type="string" table:style-name="ce1">
            <text:p>高雄市路竹區</text:p>
          </table:table-cell>
          <table:table-cell office:value-type="float" office:value="91" table:style-name="ce1">
            <text:p>91</text:p>
          </table:table-cell>
          <table:table-cell office:value-type="float" office:value="30" table:style-name="ce1">
            <text:p>30</text:p>
          </table:table-cell>
          <table:table-cell office:value-type="float" office:value="30" table:style-name="ce1">
            <text:p>3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岡山明城長青關懷協會</text:p>
          </table:table-cell>
          <table:table-cell office:value-type="float" office:value="36717491" table:style-name="ce1">
            <text:p>36717491</text:p>
          </table:table-cell>
          <table:table-cell office:value-type="string" table:style-name="ce1">
            <text:p>協助高雄市岡山明城長青關懷協會辦理壽峰歲末聯歡晚會</text:p>
          </table:table-cell>
          <table:table-cell office:value-type="date" office:date-value="2015-12-04T00:00:00" table:style-name="ce2">
            <text:p>2015/12/4</text:p>
          </table:table-cell>
          <table:table-cell office:value-type="date" office:date-value="2015-12-04T00:00:00" table:style-name="ce2">
            <text:p>2015/12/4</text:p>
          </table:table-cell>
          <table:table-cell office:value-type="string" table:style-name="ce1">
            <text:p>高雄市岡山區</text:p>
          </table:table-cell>
          <table:table-cell office:value-type="float" office:value="100" table:style-name="ce1">
            <text:p>100</text:p>
          </table:table-cell>
          <table:table-cell office:value-type="float" office:value="40" table:style-name="ce1">
            <text:p>40</text:p>
          </table:table-cell>
          <table:table-cell office:value-type="float" office:value="40" table:style-name="ce1">
            <text:p>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東興長青會</text:p>
          </table:table-cell>
          <table:table-cell office:value-type="float" office:value="8780486" table:style-name="ce1">
            <text:p>8780486</text:p>
          </table:table-cell>
          <table:table-cell office:value-type="string" table:style-name="ce1">
            <text:p>協助南投縣魚池鄉東興長青會辦理第3屆第3次會員大會與104年度魚池鄉長青健行活動暨銀髮族歌唱比賽</text:p>
          </table:table-cell>
          <table:table-cell office:value-type="date" office:date-value="2015-12-15T00:00:00" table:style-name="ce2">
            <text:p>2015/12/15</text:p>
          </table:table-cell>
          <table:table-cell office:value-type="date" office:date-value="2015-12-15T00:00:00" table:style-name="ce2">
            <text:p>2015/12/15</text:p>
          </table:table-cell>
          <table:table-cell office:value-type="string" table:style-name="ce1">
            <text:p>南投縣魚池鄉</text:p>
          </table:table-cell>
          <table:table-cell office:value-type="float" office:value="129" table:style-name="ce1">
            <text:p>129</text:p>
          </table:table-cell>
          <table:table-cell office:value-type="float" office:value="25" table:style-name="ce1">
            <text:p>25</text:p>
          </table:table-cell>
          <table:table-cell office:value-type="float" office:value="25" table:style-name="ce1">
            <text:p>2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5-11-24T00:00:00" table:style-name="ce2">
            <text:p>2015/11/24</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桃園縣觀音鄉舞蹈運動發展協會</text:p>
          </table:table-cell>
          <table:table-cell office:value-type="float" office:value="15730265" table:style-name="ce1">
            <text:p>15730265</text:p>
          </table:table-cell>
          <table:table-cell office:value-type="string" table:style-name="ce1">
            <text:p>協助桃園縣觀音鄉舞蹈運動發展協會辦理節能減碳用電安全宣導暨自然生態研習公益活動</text:p>
          </table:table-cell>
          <table:table-cell office:value-type="date" office:date-value="2015-12-05T00:00:00" table:style-name="ce2">
            <text:p>2015/12/5</text:p>
          </table:table-cell>
          <table:table-cell office:value-type="date" office:date-value="2015-12-06T00:00:00" table:style-name="ce2">
            <text:p>2015/12/6</text:p>
          </table:table-cell>
          <table:table-cell office:value-type="string" table:style-name="ce1">
            <text:p>台中發電廠</text:p>
          </table:table-cell>
          <table:table-cell office:value-type="float" office:value="291" table:style-name="ce1">
            <text:p>291</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5-11-18T00:00:00" table:style-name="ce2">
            <text:p>2015/11/18</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魚池鄉德化國民小學</text:p>
          </table:table-cell>
          <table:table-cell office:value-type="string" table:style-name="ce1">
            <text:p>aa<text:s text:c="8"/></text:p>
          </table:table-cell>
          <table:table-cell office:value-type="string" table:style-name="ce1">
            <text:p>協助南投縣魚池鄉德化國民小學辦理104年度日月潭區國民中小學聯合運動會暨節能宣導活動</text:p>
          </table:table-cell>
          <table:table-cell office:value-type="date" office:date-value="2015-12-11T00:00:00" table:style-name="ce2">
            <text:p>2015/12/11</text:p>
          </table:table-cell>
          <table:table-cell office:value-type="date" office:date-value="2015-12-11T00:00:00" table:style-name="ce2">
            <text:p>2015/12/11</text:p>
          </table:table-cell>
          <table:table-cell office:value-type="string" table:style-name="ce1">
            <text:p>南投縣魚池鄉</text:p>
          </table:table-cell>
          <table:table-cell office:value-type="float" office:value="100" table:style-name="ce1">
            <text:p>100</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5-11-04T00:00:00" table:style-name="ce2">
            <text:p>2015/11/4</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鎮安神農文化協會</text:p>
          </table:table-cell>
          <table:table-cell office:value-type="float" office:value="10907741" table:style-name="ce1">
            <text:p>10907741</text:p>
          </table:table-cell>
          <table:table-cell office:value-type="string" table:style-name="ce1">
            <text:p>協助苗栗縣鎮安神農文化協會辦理104年度三官大帝聖誕暨慶豐收謝平安活動</text:p>
          </table:table-cell>
          <table:table-cell office:value-type="date" office:date-value="2015-11-25T00:00:00" table:style-name="ce2">
            <text:p>2015/11/25</text:p>
          </table:table-cell>
          <table:table-cell office:value-type="date" office:date-value="2015-11-26T00:00:00" table:style-name="ce2">
            <text:p>2015/11/26</text:p>
          </table:table-cell>
          <table:table-cell office:value-type="string" table:style-name="ce1">
            <text:p>苗栗縣苑裡鎮</text:p>
          </table:table-cell>
          <table:table-cell office:value-type="float" office:value="217" table:style-name="ce1">
            <text:p>217</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5-11-12T00:00:00" table:style-name="ce2">
            <text:p>2015/11/12</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五福國民小學</text:p>
          </table:table-cell>
          <table:table-cell office:value-type="string" table:style-name="ce1">
            <text:p>aa<text:s text:c="8"/></text:p>
          </table:table-cell>
          <table:table-cell office:value-type="string" table:style-name="ce1">
            <text:p>協助苗栗縣通霄鎮五福國民小學辦理苗栗縣五福國民小學暨五南五北社區親子運動會</text:p>
          </table:table-cell>
          <table:table-cell office:value-type="date" office:date-value="2015-11-14T00:00:00" table:style-name="ce2">
            <text:p>2015/11/14</text:p>
          </table:table-cell>
          <table:table-cell office:value-type="date" office:date-value="2015-11-14T00:00:00" table:style-name="ce2">
            <text:p>2015/11/14</text:p>
          </table:table-cell>
          <table:table-cell office:value-type="string" table:style-name="ce1">
            <text:p>苗栗縣通霄鎮</text:p>
          </table:table-cell>
          <table:table-cell office:value-type="float" office:value="71" table:style-name="ce1">
            <text:p>71</text:p>
          </table:table-cell>
          <table:table-cell office:value-type="float" office:value="71" table:style-name="ce1">
            <text:p>71</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5-11-11T00:00:00" table:style-name="ce2">
            <text:p>2015/11/1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立啟新國民中學</text:p>
          </table:table-cell>
          <table:table-cell office:value-type="string" table:style-name="ce1">
            <text:p>aa<text:s text:c="8"/></text:p>
          </table:table-cell>
          <table:table-cell office:value-type="string" table:style-name="ce1">
            <text:p>協助苗栗縣立啟新國民中學辦理新設圖書館揭牌啟用典禮暨35屆校慶親子運動大會</text:p>
          </table:table-cell>
          <table:table-cell office:value-type="date" office:date-value="2015-11-14T00:00:00" table:style-name="ce2">
            <text:p>2015/11/14</text:p>
          </table:table-cell>
          <table:table-cell office:value-type="date" office:date-value="2015-11-14T00:00:00" table:style-name="ce2">
            <text:p>2015/11/14</text:p>
          </table:table-cell>
          <table:table-cell office:value-type="string" table:style-name="ce1">
            <text:p>苗栗縣通霄鎮</text:p>
          </table:table-cell>
          <table:table-cell office:value-type="float" office:value="128" table:style-name="ce1">
            <text:p>128</text:p>
          </table:table-cell>
          <table:table-cell office:value-type="float" office:value="120" table:style-name="ce1">
            <text:p>12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5-11-17T00:00:00" table:style-name="ce2">
            <text:p>2015/11/17</text:p>
          </table:table-cell>
          <table:table-cell office:value-type="string" table:style-name="ce1">
            <text:p><text:s/>aa<text:s/></text:p>
          </table:table-cell>
          <table:table-cell office:value-type="string" table:style-name="ce1">
            <text:p><text:s/>aa<text:s/></text:p>
          </table:table-cell>
          <table:table-cell office:value-type="string" table:style-name="ce1">
            <text:p>宜蘭縣</text:p>
          </table:table-cell>
          <table:table-cell office:value-type="string" table:style-name="ce1">
            <text:p>蘭陽發電廠</text:p>
          </table:table-cell>
          <table:table-cell office:value-type="string" table:style-name="ce1">
            <text:p>aa<text:s text:c="8"/></text:p>
          </table:table-cell>
          <table:table-cell office:value-type="string" table:style-name="ce1">
            <text:p>協助蘭陽發電廠辦理「宜蘭教養院」104年冬令關懷活動</text:p>
          </table:table-cell>
          <table:table-cell office:value-type="date" office:date-value="2015-12-10T00:00:00" table:style-name="ce2">
            <text:p>2015/12/10</text:p>
          </table:table-cell>
          <table:table-cell office:value-type="date" office:date-value="2015-12-10T00:00:00" table:style-name="ce2">
            <text:p>2015/12/10</text:p>
          </table:table-cell>
          <table:table-cell office:value-type="string" table:style-name="ce1">
            <text:p>宜蘭縣三星鄉</text:p>
          </table:table-cell>
          <table:table-cell office:value-type="float" office:value="60" table:style-name="ce1">
            <text:p>60</text:p>
          </table:table-cell>
          <table:table-cell office:value-type="float" office:value="60" table:style-name="ce1">
            <text:p>6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5-11-12T00:00:00" table:style-name="ce2">
            <text:p>2015/11/12</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桂山發電廠</text:p>
          </table:table-cell>
          <table:table-cell office:value-type="string" table:style-name="ce1">
            <text:p>aa<text:s text:c="8"/></text:p>
          </table:table-cell>
          <table:table-cell office:value-type="string" table:style-name="ce1">
            <text:p>協助桂山發電廠辦理「衛生福利部北區老人之家」歲末關懷活動</text:p>
          </table:table-cell>
          <table:table-cell office:value-type="date" office:date-value="2015-11-29T00:00:00" table:style-name="ce2">
            <text:p>2015/11/29</text:p>
          </table:table-cell>
          <table:table-cell office:value-type="date" office:date-value="2015-11-29T00:00:00" table:style-name="ce2">
            <text:p>2015/11/29</text:p>
          </table:table-cell>
          <table:table-cell office:value-type="string" table:style-name="ce1">
            <text:p>新北市新店區</text:p>
          </table:table-cell>
          <table:table-cell office:value-type="float" office:value="50" table:style-name="ce1">
            <text:p>50</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5-11-09T00:00:00" table:style-name="ce2">
            <text:p>2015/11/9</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大潭發電廠</text:p>
          </table:table-cell>
          <table:table-cell office:value-type="string" table:style-name="ce1">
            <text:p>aa<text:s text:c="8"/></text:p>
          </table:table-cell>
          <table:table-cell office:value-type="string" table:style-name="ce1">
            <text:p>協助大潭發電廠辦理104年度歲末睦鄰及業務溝通活動</text:p>
          </table:table-cell>
          <table:table-cell office:value-type="date" office:date-value="2016-01-01T00:00:00" table:style-name="ce2">
            <text:p>2016/1/1</text:p>
          </table:table-cell>
          <table:table-cell office:value-type="date" office:date-value="2016-02-29T00:00:00" table:style-name="ce2">
            <text:p>2016/2/29</text:p>
          </table:table-cell>
          <table:table-cell office:value-type="string" table:style-name="ce1">
            <text:p>桃園市觀音區</text:p>
          </table:table-cell>
          <table:table-cell office:value-type="float" office:value="250" table:style-name="ce1">
            <text:p>250</text:p>
          </table:table-cell>
          <table:table-cell office:value-type="float" office:value="250" table:style-name="ce1">
            <text:p>250</text:p>
          </table:table-cell>
          <table:table-cell office:value-type="float" office:value="195" table:style-name="ce1">
            <text:p>19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5-11-11T00:00:00" table:style-name="ce2">
            <text:p>2015/11/11</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2015南投縣中寮鄉第八屆柳橙節</text:p>
          </table:table-cell>
          <table:table-cell office:value-type="date" office:date-value="2015-11-29T00:00:00" table:style-name="ce2">
            <text:p>2015/11/29</text:p>
          </table:table-cell>
          <table:table-cell office:value-type="date" office:date-value="2015-11-29T00:00:00" table:style-name="ce2">
            <text:p>2015/11/29</text:p>
          </table:table-cell>
          <table:table-cell office:value-type="string" table:style-name="ce1">
            <text:p>南投縣中寮鄉及南投市</text:p>
          </table:table-cell>
          <table:table-cell office:value-type="float" office:value="350" table:style-name="ce1">
            <text:p>350</text:p>
          </table:table-cell>
          <table:table-cell office:value-type="float" office:value="150" table:style-name="ce1">
            <text:p>150</text:p>
          </table:table-cell>
          <table:table-cell office:value-type="float" office:value="80" table:style-name="ce1">
            <text:p>8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5-11-13T00:00:00" table:style-name="ce2">
            <text:p>2015/11/13</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仁愛鄉公所</text:p>
          </table:table-cell>
          <table:table-cell office:value-type="string" table:style-name="ce1">
            <text:p>aa<text:s text:c="8"/></text:p>
          </table:table-cell>
          <table:table-cell office:value-type="string" table:style-name="ce1">
            <text:p>協助南投縣仁愛鄉公所辦理104年度霧社文化季系列活動-布農族卓社群感恩祭</text:p>
          </table:table-cell>
          <table:table-cell office:value-type="date" office:date-value="2015-11-21T00:00:00" table:style-name="ce2">
            <text:p>2015/11/21</text:p>
          </table:table-cell>
          <table:table-cell office:value-type="date" office:date-value="2015-11-21T00:00:00" table:style-name="ce2">
            <text:p>2015/11/21</text:p>
          </table:table-cell>
          <table:table-cell office:value-type="string" table:style-name="ce1">
            <text:p>南投縣仁愛鄉</text:p>
          </table:table-cell>
          <table:table-cell office:value-type="float" office:value="660" table:style-name="ce1">
            <text:p>660</text:p>
          </table:table-cell>
          <table:table-cell office:value-type="float" office:value="200" table:style-name="ce1">
            <text:p>2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5-11-11T00:00:00" table:style-name="ce2">
            <text:p>2015/11/11</text:p>
          </table:table-cell>
          <table:table-cell office:value-type="string" table:style-name="ce1">
            <text:p><text:s/>aa<text:s/></text:p>
          </table:table-cell>
          <table:table-cell office:value-type="string" table:style-name="ce1">
            <text:p><text:s/>aa<text:s/></text:p>
          </table:table-cell>
          <table:table-cell office:value-type="string" table:style-name="ce1">
            <text:p>金門縣</text:p>
          </table:table-cell>
          <table:table-cell office:value-type="string" table:style-name="ce1">
            <text:p>金門縣金城鎮前水頭社區發展協會</text:p>
          </table:table-cell>
          <table:table-cell office:value-type="string" table:style-name="ce1">
            <text:p>aa<text:s text:c="8"/></text:p>
          </table:table-cell>
          <table:table-cell office:value-type="string" table:style-name="ce1">
            <text:p>協助金門縣金城鎮前水頭社區發展協會辦理水頭居民北台灣電廠參訪觀摩</text:p>
          </table:table-cell>
          <table:table-cell office:value-type="date" office:date-value="2015-12-14T00:00:00" table:style-name="ce2">
            <text:p>2015/12/14</text:p>
          </table:table-cell>
          <table:table-cell office:value-type="date" office:date-value="2015-12-16T00:00:00" table:style-name="ce2">
            <text:p>2015/12/16</text:p>
          </table:table-cell>
          <table:table-cell office:value-type="string" table:style-name="ce1">
            <text:p>第二核能發電廠及協和發電廠</text:p>
          </table:table-cell>
          <table:table-cell office:value-type="float" office:value="1020" table:style-name="ce1">
            <text:p>1020</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5-11-11T00:00:00" table:style-name="ce2">
            <text:p>2015/11/11</text:p>
          </table:table-cell>
          <table:table-cell office:value-type="string" table:style-name="ce1">
            <text:p><text:s/>aa<text:s/></text:p>
          </table:table-cell>
          <table:table-cell office:value-type="string" table:style-name="ce1">
            <text:p><text:s/>aa<text:s/></text:p>
          </table:table-cell>
          <table:table-cell office:value-type="string" table:style-name="ce1">
            <text:p>桃園市</text:p>
          </table:table-cell>
          <table:table-cell office:value-type="string" table:style-name="ce1">
            <text:p>桃園市大園區公所</text:p>
          </table:table-cell>
          <table:table-cell office:value-type="string" table:style-name="ce1">
            <text:p>aa<text:s text:c="8"/></text:p>
          </table:table-cell>
          <table:table-cell office:value-type="string" table:style-name="ce1">
            <text:p>協助桃園市大園區公所104年度發電年度促協金(施工中)-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400" table:style-name="ce1">
            <text:p>14400</text:p>
          </table:table-cell>
          <table:table-cell office:value-type="float" office:value="14400" table:style-name="ce1">
            <text:p>144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5-11-11T00:00:00" table:style-name="ce2">
            <text:p>2015/11/11</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仁愛鄉中正國民小學</text:p>
          </table:table-cell>
          <table:table-cell office:value-type="string" table:style-name="ce1">
            <text:p>aa<text:s text:c="8"/></text:p>
          </table:table-cell>
          <table:table-cell office:value-type="string" table:style-name="ce1">
            <text:p>協助南投縣仁愛鄉中正國民小學辦理改善廣播音響系統</text:p>
          </table:table-cell>
          <table:table-cell office:value-type="date" office:date-value="2015-11-01T00:00:00" table:style-name="ce2">
            <text:p>2015/11/1</text:p>
          </table:table-cell>
          <table:table-cell office:value-type="date" office:date-value="2016-06-30T00:00:00" table:style-name="ce2">
            <text:p>2016/6/30</text:p>
          </table:table-cell>
          <table:table-cell office:value-type="string" table:style-name="ce1">
            <text:p>南投縣仁愛鄉</text:p>
          </table:table-cell>
          <table:table-cell office:value-type="float" office:value="88" table:style-name="ce1">
            <text:p>88</text:p>
          </table:table-cell>
          <table:table-cell office:value-type="float" office:value="80" table:style-name="ce1">
            <text:p>8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5-11-06T00:00:00" table:style-name="ce2">
            <text:p>2015/11/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沿海資源關懷協會</text:p>
          </table:table-cell>
          <table:table-cell office:value-type="float" office:value="70998055" table:style-name="ce1">
            <text:p>70998055</text:p>
          </table:table-cell>
          <table:table-cell office:value-type="string" table:style-name="ce1">
            <text:p>協助高雄市沿海資源關懷協會辦理「節能減碳說明會暨宣導支持大林電廠更新改建計畫活動」</text:p>
          </table:table-cell>
          <table:table-cell office:value-type="date" office:date-value="2015-11-30T00:00:00" table:style-name="ce2">
            <text:p>2015/11/30</text:p>
          </table:table-cell>
          <table:table-cell office:value-type="date" office:date-value="2015-11-30T00:00:00" table:style-name="ce2">
            <text:p>2015/11/30</text:p>
          </table:table-cell>
          <table:table-cell office:value-type="string" table:style-name="ce1">
            <text:p>高雄市小港區</text:p>
          </table:table-cell>
          <table:table-cell office:value-type="float" office:value="110" table:style-name="ce1">
            <text:p>110</text:p>
          </table:table-cell>
          <table:table-cell office:value-type="float" office:value="80" table:style-name="ce1">
            <text:p>80</text:p>
          </table:table-cell>
          <table:table-cell office:value-type="float" office:value="60" table:style-name="ce1">
            <text:p>6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5-11-06T00:00:00" table:style-name="ce2">
            <text:p>2015/11/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湖內社區發展協會</text:p>
          </table:table-cell>
          <table:table-cell office:value-type="float" office:value="29412229" table:style-name="ce1">
            <text:p>29412229</text:p>
          </table:table-cell>
          <table:table-cell office:value-type="string" table:style-name="ce1">
            <text:p>協助高雄市湖內區湖內社區發展協會辦理「能源E世代，節約最實在宣導暨志工在職特殊訓練及檢討座談會」活動</text:p>
          </table:table-cell>
          <table:table-cell office:value-type="date" office:date-value="2015-11-19T00:00:00" table:style-name="ce2">
            <text:p>2015/11/19</text:p>
          </table:table-cell>
          <table:table-cell office:value-type="date" office:date-value="2015-11-19T00:00:00" table:style-name="ce2">
            <text:p>2015/11/19</text:p>
          </table:table-cell>
          <table:table-cell office:value-type="string" table:style-name="ce1">
            <text:p>高雄市湖內區</text:p>
          </table:table-cell>
          <table:table-cell office:value-type="float" office:value="133" table:style-name="ce1">
            <text:p>133</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5-11-03T00:00:00" table:style-name="ce2">
            <text:p>2015/11/3</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梧棲區農會</text:p>
          </table:table-cell>
          <table:table-cell office:value-type="float" office:value="56503905" table:style-name="ce1">
            <text:p>56503905</text:p>
          </table:table-cell>
          <table:table-cell office:value-type="string" table:style-name="ce1">
            <text:p>協助臺中市梧棲區農會辦理梧棲區104/105年度水稻田休閒期綠肥作物─油菜花栽培推廣暨支持電源開發節約用電宣導計畫</text:p>
          </table:table-cell>
          <table:table-cell office:value-type="date" office:date-value="2015-11-01T00:00:00" table:style-name="ce2">
            <text:p>2015/11/1</text:p>
          </table:table-cell>
          <table:table-cell office:value-type="date" office:date-value="2016-02-28T00:00:00" table:style-name="ce2">
            <text:p>2016/2/28</text:p>
          </table:table-cell>
          <table:table-cell office:value-type="string" table:style-name="ce1">
            <text:p>臺中市梧棲區</text:p>
          </table:table-cell>
          <table:table-cell office:value-type="float" office:value="700" table:style-name="ce1">
            <text:p>700</text:p>
          </table:table-cell>
          <table:table-cell office:value-type="float" office:value="400" table:style-name="ce1">
            <text:p>400</text:p>
          </table:table-cell>
          <table:table-cell office:value-type="float" office:value="240" table:style-name="ce1">
            <text:p>24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5-10-28T00:00:00" table:style-name="ce2">
            <text:p>2015/10/28</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社交舞健康促進協會</text:p>
          </table:table-cell>
          <table:table-cell office:value-type="float" office:value="13545716" table:style-name="ce1">
            <text:p>13545716</text:p>
          </table:table-cell>
          <table:table-cell office:value-type="string" table:style-name="ce1">
            <text:p>協助苗栗縣社交舞健康促進協會辦理「104年度躍演苗栗舞動通霄成果秀」活動</text:p>
          </table:table-cell>
          <table:table-cell office:value-type="date" office:date-value="2015-11-23T00:00:00" table:style-name="ce2">
            <text:p>2015/11/23</text:p>
          </table:table-cell>
          <table:table-cell office:value-type="date" office:date-value="2015-11-23T00:00:00" table:style-name="ce2">
            <text:p>2015/11/23</text:p>
          </table:table-cell>
          <table:table-cell office:value-type="string" table:style-name="ce1">
            <text:p>苗栗縣通霄鎮</text:p>
          </table:table-cell>
          <table:table-cell office:value-type="float" office:value="138" table:style-name="ce1">
            <text:p>138</text:p>
          </table:table-cell>
          <table:table-cell office:value-type="float" office:value="100" table:style-name="ce1">
            <text:p>10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5-10-26T00:00:00" table:style-name="ce2">
            <text:p>2015/10/26</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蓬山美術會</text:p>
          </table:table-cell>
          <table:table-cell office:value-type="float" office:value="45601513" table:style-name="ce1">
            <text:p>45601513</text:p>
          </table:table-cell>
          <table:table-cell office:value-type="string" table:style-name="ce1">
            <text:p>協助苗栗縣苑裡鎮蓬山美術會辦理第四十一屆蓬山美展</text:p>
          </table:table-cell>
          <table:table-cell office:value-type="date" office:date-value="2015-10-26T00:00:00" table:style-name="ce2">
            <text:p>2015/10/26</text:p>
          </table:table-cell>
          <table:table-cell office:value-type="date" office:date-value="2015-11-06T00:00:00" table:style-name="ce2">
            <text:p>2015/11/6</text:p>
          </table:table-cell>
          <table:table-cell office:value-type="string" table:style-name="ce1">
            <text:p>苗栗縣苑裡鎮</text:p>
          </table:table-cell>
          <table:table-cell office:value-type="float" office:value="136" table:style-name="ce1">
            <text:p>136</text:p>
          </table:table-cell>
          <table:table-cell office:value-type="float" office:value="80" table:style-name="ce1">
            <text:p>8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5-11-03T00:00:00" table:style-name="ce2">
            <text:p>2015/11/3</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客庄國民小學</text:p>
          </table:table-cell>
          <table:table-cell office:value-type="string" table:style-name="ce1">
            <text:p>aa<text:s text:c="8"/></text:p>
          </table:table-cell>
          <table:table-cell office:value-type="string" table:style-name="ce1">
            <text:p>協助苗栗縣苑裡鎮客庄國民小學辦理104年度客庄社區發展協會客庄國民小學聯合運動會</text:p>
          </table:table-cell>
          <table:table-cell office:value-type="date" office:date-value="2015-11-07T00:00:00" table:style-name="ce2">
            <text:p>2015/11/7</text:p>
          </table:table-cell>
          <table:table-cell office:value-type="date" office:date-value="2015-11-07T00:00:00" table:style-name="ce2">
            <text:p>2015/11/7</text:p>
          </table:table-cell>
          <table:table-cell office:value-type="string" table:style-name="ce1">
            <text:p>苗栗縣苑裡鎮</text:p>
          </table:table-cell>
          <table:table-cell office:value-type="float" office:value="182" table:style-name="ce1">
            <text:p>182</text:p>
          </table:table-cell>
          <table:table-cell office:value-type="float" office:value="150" table:style-name="ce1">
            <text:p>15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5-11-06T00:00:00" table:style-name="ce2">
            <text:p>2015/11/6</text:p>
          </table:table-cell>
          <table:table-cell office:value-type="string" table:style-name="ce1">
            <text:p><text:s/>aa<text:s/></text:p>
          </table:table-cell>
          <table:table-cell office:value-type="string" table:style-name="ce1">
            <text:p><text:s/>aa<text:s/></text:p>
          </table:table-cell>
          <table:table-cell office:value-type="string" table:style-name="ce1">
            <text:p>澎湖縣</text:p>
          </table:table-cell>
          <table:table-cell office:value-type="string" table:style-name="ce1">
            <text:p>澎湖縣白沙鄉中屯社區發展協會</text:p>
          </table:table-cell>
          <table:table-cell office:value-type="float" office:value="78943625" table:style-name="ce1">
            <text:p>78943625</text:p>
          </table:table-cell>
          <table:table-cell office:value-type="string" table:style-name="ce1">
            <text:p>協助澎湖縣白沙鄉中屯社區發展協會辦理支持風力發電暨104年度廟會民俗敦親睦鄰活動</text:p>
          </table:table-cell>
          <table:table-cell office:value-type="date" office:date-value="2015-11-09T00:00:00" table:style-name="ce2">
            <text:p>2015/11/9</text:p>
          </table:table-cell>
          <table:table-cell office:value-type="date" office:date-value="2015-11-09T00:00:00" table:style-name="ce2">
            <text:p>2015/11/9</text:p>
          </table:table-cell>
          <table:table-cell office:value-type="string" table:style-name="ce1">
            <text:p>澎湖縣白沙鄉</text:p>
          </table:table-cell>
          <table:table-cell office:value-type="float" office:value="85" table:style-name="ce1">
            <text:p>85</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5-11-03T00:00:00" table:style-name="ce2">
            <text:p>2015/11/3</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通霄國民小學</text:p>
          </table:table-cell>
          <table:table-cell office:value-type="string" table:style-name="ce1">
            <text:p>aa<text:s text:c="8"/></text:p>
          </table:table-cell>
          <table:table-cell office:value-type="string" table:style-name="ce1">
            <text:p>協助苗栗縣通霄鎮通霄國民小學辦理創校114週年校慶運動會</text:p>
          </table:table-cell>
          <table:table-cell office:value-type="date" office:date-value="2015-11-12T00:00:00" table:style-name="ce2">
            <text:p>2015/11/12</text:p>
          </table:table-cell>
          <table:table-cell office:value-type="date" office:date-value="2015-11-12T00:00:00" table:style-name="ce2">
            <text:p>2015/11/12</text:p>
          </table:table-cell>
          <table:table-cell office:value-type="string" table:style-name="ce1">
            <text:p>苗栗縣通霄鎮</text:p>
          </table:table-cell>
          <table:table-cell office:value-type="float" office:value="106" table:style-name="ce1">
            <text:p>106</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5-11-03T00:00:00" table:style-name="ce2">
            <text:p>2015/11/3</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社區理事長協進會</text:p>
          </table:table-cell>
          <table:table-cell office:value-type="float" office:value="36651765" table:style-name="ce1">
            <text:p>36651765</text:p>
          </table:table-cell>
          <table:table-cell office:value-type="string" table:style-name="ce1">
            <text:p>協助高雄市茄萣社區理事長協進會辦理第四屆第二次會員大會暨節約能源、醫學衛生宣導活動</text:p>
          </table:table-cell>
          <table:table-cell office:value-type="date" office:date-value="2015-11-13T00:00:00" table:style-name="ce2">
            <text:p>2015/11/13</text:p>
          </table:table-cell>
          <table:table-cell office:value-type="date" office:date-value="2015-11-13T00:00:00" table:style-name="ce2">
            <text:p>2015/11/13</text:p>
          </table:table-cell>
          <table:table-cell office:value-type="string" table:style-name="ce1">
            <text:p>高雄市茄萣區</text:p>
          </table:table-cell>
          <table:table-cell office:value-type="float" office:value="127" table:style-name="ce1">
            <text:p>127</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5-11-02T00:00:00" table:style-name="ce2">
            <text:p>2015/11/2</text:p>
          </table:table-cell>
          <table:table-cell office:value-type="string" table:style-name="ce1">
            <text:p><text:s/>aa<text:s/></text:p>
          </table:table-cell>
          <table:table-cell office:value-type="string" table:style-name="ce1">
            <text:p><text:s/>aa<text:s/></text:p>
          </table:table-cell>
          <table:table-cell office:value-type="string" table:style-name="ce1">
            <text:p>金門縣</text:p>
          </table:table-cell>
          <table:table-cell office:value-type="string" table:style-name="ce1">
            <text:p>金門縣金湖鎮夏興社區發展協會</text:p>
          </table:table-cell>
          <table:table-cell office:value-type="float" office:value="83338893" table:style-name="ce1">
            <text:p>83338893</text:p>
          </table:table-cell>
          <table:table-cell office:value-type="string" table:style-name="ce1">
            <text:p>協助金門縣金湖鎮夏興社區發展協會辦理104年金門縣金湖鎮夏興社區『歲末祈福進香暨用電節能減碳』活動</text:p>
          </table:table-cell>
          <table:table-cell office:value-type="date" office:date-value="2015-11-07T00:00:00" table:style-name="ce2">
            <text:p>2015/11/7</text:p>
          </table:table-cell>
          <table:table-cell office:value-type="date" office:date-value="2015-11-07T00:00:00" table:style-name="ce2">
            <text:p>2015/11/7</text:p>
          </table:table-cell>
          <table:table-cell office:value-type="string" table:style-name="ce1">
            <text:p>金門縣金湖鎮</text:p>
          </table:table-cell>
          <table:table-cell office:value-type="float" office:value="212" table:style-name="ce1">
            <text:p>212</text:p>
          </table:table-cell>
          <table:table-cell office:value-type="float" office:value="150" table:style-name="ce1">
            <text:p>15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5-11-03T00:00:00" table:style-name="ce2">
            <text:p>2015/11/3</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年度地方基層人士觀摩地方建設活動</text:p>
          </table:table-cell>
          <table:table-cell office:value-type="date" office:date-value="2015-12-08T00:00:00" table:style-name="ce2">
            <text:p>2015/12/8</text:p>
          </table:table-cell>
          <table:table-cell office:value-type="date" office:date-value="2015-12-10T00:00:00" table:style-name="ce2">
            <text:p>2015/12/10</text:p>
          </table:table-cell>
          <table:table-cell office:value-type="string" table:style-name="ce1">
            <text:p>大林發電廠及明潭發電廠</text:p>
          </table:table-cell>
          <table:table-cell office:value-type="float" office:value="350" table:style-name="ce1">
            <text:p>35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5-11-02T00:00:00" table:style-name="ce2">
            <text:p>2015/11/2</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4年度提昇石門區特色茶產業發展計畫</text:p>
          </table:table-cell>
          <table:table-cell office:value-type="date" office:date-value="2015-11-01T00:00:00" table:style-name="ce2">
            <text:p>2015/11/1</text:p>
          </table:table-cell>
          <table:table-cell office:value-type="date" office:date-value="2016-06-30T00:00:00" table:style-name="ce2">
            <text:p>2016/6/30</text:p>
          </table:table-cell>
          <table:table-cell office:value-type="string" table:style-name="ce1">
            <text:p>新北市石門區</text:p>
          </table:table-cell>
          <table:table-cell office:value-type="float" office:value="224" table:style-name="ce1">
            <text:p>224</text:p>
          </table:table-cell>
          <table:table-cell office:value-type="float" office:value="200" table:style-name="ce1">
            <text:p>200</text:p>
          </table:table-cell>
          <table:table-cell office:value-type="float" office:value="200" table:style-name="ce1">
            <text:p>2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5-11-02T00:00:00" table:style-name="ce2">
            <text:p>2015/11/2</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社團法人新北市環境教育推廣協會</text:p>
          </table:table-cell>
          <table:table-cell office:value-type="float" office:value="10582722" table:style-name="ce1">
            <text:p>10582722</text:p>
          </table:table-cell>
          <table:table-cell office:value-type="string" table:style-name="ce1">
            <text:p>協助社團法人新北市環境教育推廣協會辦理蟹逅IN富基童樂會暨節約能源政令宣導活動</text:p>
          </table:table-cell>
          <table:table-cell office:value-type="date" office:date-value="2015-11-08T00:00:00" table:style-name="ce2">
            <text:p>2015/11/8</text:p>
          </table:table-cell>
          <table:table-cell office:value-type="date" office:date-value="2015-11-08T00:00:00" table:style-name="ce2">
            <text:p>2015/11/8</text:p>
          </table:table-cell>
          <table:table-cell office:value-type="string" table:style-name="ce1">
            <text:p>新北市石門區</text:p>
          </table:table-cell>
          <table:table-cell office:value-type="float" office:value="675" table:style-name="ce1">
            <text:p>675</text:p>
          </table:table-cell>
          <table:table-cell office:value-type="float" office:value="300" table:style-name="ce1">
            <text:p>30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5-11-02T00:00:00" table:style-name="ce2">
            <text:p>2015/11/2</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社團法人中華民國新生活社會福利發展促進會</text:p>
          </table:table-cell>
          <table:table-cell office:value-type="float" office:value="99970598" table:style-name="ce1">
            <text:p>99970598</text:p>
          </table:table-cell>
          <table:table-cell office:value-type="string" table:style-name="ce1">
            <text:p>協助社團法人中華民國新生活社會福利發展促進會辦理104學年度第1學期弱勢學子免費課後服務</text:p>
          </table:table-cell>
          <table:table-cell office:value-type="date" office:date-value="2015-09-07T00:00:00" table:style-name="ce2">
            <text:p>2015/9/7</text:p>
          </table:table-cell>
          <table:table-cell office:value-type="date" office:date-value="2016-01-29T00:00:00" table:style-name="ce2">
            <text:p>2016/1/29</text:p>
          </table:table-cell>
          <table:table-cell office:value-type="string" table:style-name="ce1">
            <text:p>新北市三芝區</text:p>
          </table:table-cell>
          <table:table-cell office:value-type="float" office:value="578" table:style-name="ce1">
            <text:p>578</text:p>
          </table:table-cell>
          <table:table-cell office:value-type="float" office:value="200" table:style-name="ce1">
            <text:p>200</text:p>
          </table:table-cell>
          <table:table-cell office:value-type="float" office:value="60" table:style-name="ce1">
            <text:p>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number-rows-repeated="1048537" table:style-name="ro1">
          <table:table-cell table:number-columns-repeated="16384"/>
        </table:table-row>
      </table:table>
      <table:table table:name="12" table:style-name="ta1">
        <table:table-column table:style-name="co1" table:number-columns-repeated="2" table:default-cell-style-name="ce1"/>
        <table:table-column table:style-name="co11" table:default-cell-style-name="ce1"/>
        <table:table-column table:style-name="co1" table:number-columns-repeated="6" table:default-cell-style-name="ce1"/>
        <table:table-column table:style-name="co2" table:default-cell-style-name="ce1"/>
        <table:table-column table:style-name="co12" table:default-cell-style-name="ce1"/>
        <table:table-column table:style-name="co1" table:number-columns-repeated="16373" table:default-cell-style-name="ce1"/>
        <table:table-row table:style-name="ro1">
          <table:table-cell office:value-type="string" table:style-name="ce1">
            <text:p>項次</text:p>
          </table:table-cell>
          <table:table-cell office:value-type="string" table:style-name="ce1">
            <text:p>單位代號</text:p>
          </table:table-cell>
          <table:table-cell office:value-type="string" table:style-name="ce1">
            <text:p>核准日期</text:p>
          </table:table-cell>
          <table:table-cell office:value-type="string" table:style-name="ce1">
            <text:p>預算科目/名稱</text:p>
          </table:table-cell>
          <table:table-cell office:value-type="string" table:style-name="ce1">
            <text:p>關注民代</text:p>
          </table:table-cell>
          <table:table-cell office:value-type="string" table:style-name="ce1">
            <text:p>補助縣市鄉鎮區</text:p>
          </table:table-cell>
          <table:table-cell office:value-type="string" table:style-name="ce1">
            <text:p>申請補(捐)助單位</text:p>
          </table:table-cell>
          <table:table-cell office:value-type="string" table:style-name="ce1">
            <text:p>統一編號</text:p>
          </table:table-cell>
          <table:table-cell office:value-type="string" table:style-name="ce1">
            <text:p>活動名稱</text:p>
          </table:table-cell>
          <table:table-cell office:value-type="string" table:style-name="ce1">
            <text:p>活動時間(起)</text:p>
          </table:table-cell>
          <table:table-cell office:value-type="string" table:style-name="ce1">
            <text:p>活動時間(迄)</text:p>
          </table:table-cell>
          <table:table-cell office:value-type="string" table:style-name="ce1">
            <text:p>活動地點</text:p>
          </table:table-cell>
          <table:table-cell office:value-type="string" table:style-name="ce1">
            <text:p>活動總經額 <text:s text:c="2"/>(千元)</text:p>
          </table:table-cell>
          <table:table-cell office:value-type="string" table:style-name="ce1">
            <text:p>申請補助金額 <text:s text:c="15"/>(千元)</text:p>
          </table:table-cell>
          <table:table-cell office:value-type="string" table:style-name="ce1">
            <text:p>核准補助金額 <text:s text:c="15"/>(千元)</text:p>
          </table:table-cell>
          <table:table-cell office:value-type="string" table:style-name="ce1">
            <text:p>核准理由<text:s/></text:p>
          </table:table-cell>
          <table:table-cell office:value-type="string" table:style-name="ce1">
            <text:p>同意狀態 <text:s text:c="12"/>(已同意/申請中)</text:p>
          </table:table-cell>
          <table:table-cell table:number-columns-repeated="16367"/>
        </table:table-row>
        <table:table-row table:style-name="ro1">
          <table:table-cell office:value-type="float" office:value="1" table:style-name="ce1">
            <text:p>1</text:p>
          </table:table-cell>
          <table:table-cell office:value-type="string" table:style-name="ce1">
            <text:p>促進電力發展營運協助金審議委員會</text:p>
          </table:table-cell>
          <table:table-cell office:value-type="date" office:date-value="2015-12-24T00:00:00" table:style-name="ce2">
            <text:p>2015/12/24</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義消協會</text:p>
          </table:table-cell>
          <table:table-cell office:value-type="float" office:value="45257791" table:style-name="ce1">
            <text:p>45257791</text:p>
          </table:table-cell>
          <table:table-cell office:value-type="string" table:style-name="ce1">
            <text:p>協助苗栗縣通霄義消協會辦理104年度年終擴大防火宣導暨警義消慰勞晚會</text:p>
          </table:table-cell>
          <table:table-cell office:value-type="date" office:date-value="2015-12-30T00:00:00" table:style-name="ce2">
            <text:p>2015/12/30</text:p>
          </table:table-cell>
          <table:table-cell office:value-type="date" office:date-value="2015-12-30T00:00:00" table:style-name="ce2">
            <text:p>2015/12/30</text:p>
          </table:table-cell>
          <table:table-cell office:value-type="string" table:style-name="ce1">
            <text:p>苗栗縣通霄鎮</text:p>
          </table:table-cell>
          <table:table-cell office:value-type="float" office:value="188" table:style-name="ce1">
            <text:p>188</text:p>
          </table:table-cell>
          <table:table-cell office:value-type="float" office:value="118" table:style-name="ce1">
            <text:p>118</text:p>
          </table:table-cell>
          <table:table-cell office:value-type="float" office:value="45" table:style-name="ce1">
            <text:p>45</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2" table:style-name="ce1">
            <text:p>2</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主動關懷扎根睦鄰系列活動計畫</text:p>
          </table:table-cell>
          <table:table-cell office:value-type="date" office:date-value="2015-12-25T00:00:00" table:style-name="ce2">
            <text:p>2015/12/25</text:p>
          </table:table-cell>
          <table:table-cell office:value-type="date" office:date-value="2015-12-25T00:00:00" table:style-name="ce2">
            <text:p>2015/12/25</text:p>
          </table:table-cell>
          <table:table-cell office:value-type="string" table:style-name="ce1">
            <text:p>臺中市龍井區</text:p>
          </table:table-cell>
          <table:table-cell office:value-type="float" office:value="500" table:style-name="ce1">
            <text:p>500</text:p>
          </table:table-cell>
          <table:table-cell office:value-type="float" office:value="500" table:style-name="ce1">
            <text:p>500</text:p>
          </table:table-cell>
          <table:table-cell office:value-type="float" office:value="500" table:style-name="ce1">
            <text:p>5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 table:style-name="ce1">
            <text:p>3</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林口發電廠</text:p>
          </table:table-cell>
          <table:table-cell office:value-type="string" table:style-name="ce1">
            <text:p>aa<text:s text:c="8"/></text:p>
          </table:table-cell>
          <table:table-cell office:value-type="string" table:style-name="ce1">
            <text:p>協助林口發電廠辦理百合生態電廠 林口風華再現</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新北市林口區</text:p>
          </table:table-cell>
          <table:table-cell office:value-type="float" office:value="3170" table:style-name="ce1">
            <text:p>3170</text:p>
          </table:table-cell>
          <table:table-cell office:value-type="float" office:value="3170" table:style-name="ce1">
            <text:p>3170</text:p>
          </table:table-cell>
          <table:table-cell office:value-type="float" office:value="3170" table:style-name="ce1">
            <text:p>31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4" table:style-name="ce1">
            <text:p>4</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通霄發電廠</text:p>
          </table:table-cell>
          <table:table-cell office:value-type="string" table:style-name="ce1">
            <text:p>aa<text:s text:c="8"/></text:p>
          </table:table-cell>
          <table:table-cell office:value-type="string" table:style-name="ce1">
            <text:p>協助通霄發電廠辦理主動關懷結合周邊小學「編撰鄉土教學補充教材」以扎根生態暨能源科普教育</text:p>
          </table:table-cell>
          <table:table-cell office:value-type="date" office:date-value="2015-12-25T00:00:00" table:style-name="ce2">
            <text:p>2015/12/25</text:p>
          </table:table-cell>
          <table:table-cell office:value-type="date" office:date-value="2015-12-25T00:00:00" table:style-name="ce2">
            <text:p>2015/12/25</text:p>
          </table:table-cell>
          <table:table-cell office:value-type="string" table:style-name="ce1">
            <text:p>苗栗縣通霄鎮</text:p>
          </table:table-cell>
          <table:table-cell office:value-type="float" office:value="198" table:style-name="ce1">
            <text:p>198</text:p>
          </table:table-cell>
          <table:table-cell office:value-type="float" office:value="198" table:style-name="ce1">
            <text:p>198</text:p>
          </table:table-cell>
          <table:table-cell office:value-type="float" office:value="198" table:style-name="ce1">
            <text:p>198</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5" table:style-name="ce1">
            <text:p>5</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主動關懷扎根電力環境生態教育活動計畫</text:p>
          </table:table-cell>
          <table:table-cell office:value-type="date" office:date-value="2015-12-25T00:00:00" table:style-name="ce2">
            <text:p>2015/12/25</text:p>
          </table:table-cell>
          <table:table-cell office:value-type="date" office:date-value="2015-12-25T00:00:00" table:style-name="ce2">
            <text:p>2015/12/25</text:p>
          </table:table-cell>
          <table:table-cell office:value-type="string" table:style-name="ce1">
            <text:p>臺中市龍井區</text:p>
          </table:table-cell>
          <table:table-cell office:value-type="float" office:value="2440" table:style-name="ce1">
            <text:p>2440</text:p>
          </table:table-cell>
          <table:table-cell office:value-type="float" office:value="2440" table:style-name="ce1">
            <text:p>2440</text:p>
          </table:table-cell>
          <table:table-cell office:value-type="float" office:value="2440" table:style-name="ce1">
            <text:p>24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6" table:style-name="ce1">
            <text:p>6</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拍攝主動關懷扎根電力環境生態教育宣導短片計畫</text:p>
          </table:table-cell>
          <table:table-cell office:value-type="date" office:date-value="2015-12-25T00:00:00" table:style-name="ce2">
            <text:p>2015/12/25</text:p>
          </table:table-cell>
          <table:table-cell office:value-type="date" office:date-value="2016-08-30T00:00:00" table:style-name="ce2">
            <text:p>2016/8/30</text:p>
          </table:table-cell>
          <table:table-cell office:value-type="string" table:style-name="ce1">
            <text:p>臺中市龍井區</text:p>
          </table:table-cell>
          <table:table-cell office:value-type="float" office:value="2100" table:style-name="ce1">
            <text:p>2100</text:p>
          </table:table-cell>
          <table:table-cell office:value-type="float" office:value="2100" table:style-name="ce1">
            <text:p>2100</text:p>
          </table:table-cell>
          <table:table-cell office:value-type="float" office:value="2100" table:style-name="ce1">
            <text:p>2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7" table:style-name="ce1">
            <text:p>7</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澎湖縣</text:p>
          </table:table-cell>
          <table:table-cell office:value-type="string" table:style-name="ce1">
            <text:p>尖山發電廠</text:p>
          </table:table-cell>
          <table:table-cell office:value-type="string" table:style-name="ce1">
            <text:p>aa<text:s text:c="8"/></text:p>
          </table:table-cell>
          <table:table-cell office:value-type="string" table:style-name="ce1">
            <text:p>協助尖山發電廠辦理推動生態環境教育暨電力生態環境教育平台改善</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澎湖縣湖西鄉</text:p>
          </table:table-cell>
          <table:table-cell office:value-type="float" office:value="1264" table:style-name="ce1">
            <text:p>1264</text:p>
          </table:table-cell>
          <table:table-cell office:value-type="float" office:value="1264" table:style-name="ce1">
            <text:p>1264</text:p>
          </table:table-cell>
          <table:table-cell office:value-type="float" office:value="1264" table:style-name="ce1">
            <text:p>1264</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 table:style-name="ce1">
            <text:p>8</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s text:c="8"/></text:p>
          </table:table-cell>
          <table:table-cell office:value-type="string" table:style-name="ce1">
            <text:p>協助興達發電廠辦理主動關懷扎根教育:環境生態教育活動</text:p>
          </table:table-cell>
          <table:table-cell office:value-type="date" office:date-value="2016-01-05T00:00:00" table:style-name="ce2">
            <text:p>2016/1/5</text:p>
          </table:table-cell>
          <table:table-cell office:value-type="date" office:date-value="2016-11-30T00:00:00" table:style-name="ce2">
            <text:p>2016/11/30</text:p>
          </table:table-cell>
          <table:table-cell office:value-type="string" table:style-name="ce1">
            <text:p>高雄市茄萣區</text:p>
          </table:table-cell>
          <table:table-cell office:value-type="float" office:value="1475" table:style-name="ce1">
            <text:p>1475</text:p>
          </table:table-cell>
          <table:table-cell office:value-type="float" office:value="1475" table:style-name="ce1">
            <text:p>1475</text:p>
          </table:table-cell>
          <table:table-cell office:value-type="float" office:value="1475" table:style-name="ce1">
            <text:p>147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9" table:style-name="ce1">
            <text:p>9</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s text:c="8"/></text:p>
          </table:table-cell>
          <table:table-cell office:value-type="string" table:style-name="ce1">
            <text:p>協助南部發電廠辦理主動關懷扎根教育:2016「綠活低碳，『能』不『能』有關係」前鎮區社區學校國小環境教育活動</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高雄市前鎮區</text:p>
          </table:table-cell>
          <table:table-cell office:value-type="float" office:value="250" table:style-name="ce1">
            <text:p>250</text:p>
          </table:table-cell>
          <table:table-cell office:value-type="float" office:value="250" table:style-name="ce1">
            <text:p>250</text:p>
          </table:table-cell>
          <table:table-cell office:value-type="float" office:value="250" table:style-name="ce1">
            <text:p>2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0" table:style-name="ce1">
            <text:p>10</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s text:c="8"/></text:p>
          </table:table-cell>
          <table:table-cell office:value-type="string" table:style-name="ce1">
            <text:p>協助南部發電廠辦理主動關懷扎根教育:編印「走讀前鎮 南火永續」鄉土教材計畫</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高雄市前鎮區</text:p>
          </table:table-cell>
          <table:table-cell office:value-type="float" office:value="200" table:style-name="ce1">
            <text:p>200</text:p>
          </table:table-cell>
          <table:table-cell office:value-type="float" office:value="200" table:style-name="ce1">
            <text:p>200</text:p>
          </table:table-cell>
          <table:table-cell office:value-type="float" office:value="200" table:style-name="ce1">
            <text:p>2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1" table:style-name="ce1">
            <text:p>11</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第二核能發電廠</text:p>
          </table:table-cell>
          <table:table-cell office:value-type="string" table:style-name="ce1">
            <text:p>aa<text:s text:c="8"/></text:p>
          </table:table-cell>
          <table:table-cell office:value-type="string" table:style-name="ce1">
            <text:p>協助第二核能發電廠辦理主動關懷扎根教育:原生鳥類(藍鵲、領角鴞等)復育區植栽計畫及生態環境教育活動</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新北市萬里區</text:p>
          </table:table-cell>
          <table:table-cell office:value-type="float" office:value="1900" table:style-name="ce1">
            <text:p>1900</text:p>
          </table:table-cell>
          <table:table-cell office:value-type="float" office:value="1900" table:style-name="ce1">
            <text:p>1900</text:p>
          </table:table-cell>
          <table:table-cell office:value-type="float" office:value="1900" table:style-name="ce1">
            <text:p>19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2" table:style-name="ce1">
            <text:p>12</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s text:c="8"/></text:p>
          </table:table-cell>
          <table:table-cell office:value-type="string" table:style-name="ce1">
            <text:p>協助第三核能發電廠辦理探索核三廠生態環境教育及睦鄰系列活動計畫</text:p>
          </table:table-cell>
          <table:table-cell office:value-type="date" office:date-value="2016-03-01T00:00:00" table:style-name="ce2">
            <text:p>2016/3/1</text:p>
          </table:table-cell>
          <table:table-cell office:value-type="date" office:date-value="2016-12-31T00:00:00" table:style-name="ce2">
            <text:p>2016/12/31</text:p>
          </table:table-cell>
          <table:table-cell office:value-type="string" table:style-name="ce1">
            <text:p>屏東縣恆春鎮</text:p>
          </table:table-cell>
          <table:table-cell office:value-type="float" office:value="1850" table:style-name="ce1">
            <text:p>1850</text:p>
          </table:table-cell>
          <table:table-cell office:value-type="float" office:value="1850" table:style-name="ce1">
            <text:p>1850</text:p>
          </table:table-cell>
          <table:table-cell office:value-type="float" office:value="1850" table:style-name="ce1">
            <text:p>18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3" table:style-name="ce1">
            <text:p>13</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大甲溪發電廠</text:p>
          </table:table-cell>
          <table:table-cell office:value-type="string" table:style-name="ce1">
            <text:p>aa<text:s text:c="8"/></text:p>
          </table:table-cell>
          <table:table-cell office:value-type="string" table:style-name="ce1">
            <text:p>協助大甲溪發電廠辦理主動關懷扎根計畫-「臺中市和平區鄉土教材編撰暨教學活動」</text:p>
          </table:table-cell>
          <table:table-cell office:value-type="date" office:date-value="2015-12-31T00:00:00" table:style-name="ce2">
            <text:p>2015/12/31</text:p>
          </table:table-cell>
          <table:table-cell office:value-type="date" office:date-value="2016-12-31T00:00:00" table:style-name="ce2">
            <text:p>2016/12/31</text:p>
          </table:table-cell>
          <table:table-cell office:value-type="string" table:style-name="ce1">
            <text:p>臺中市和平區</text:p>
          </table:table-cell>
          <table:table-cell office:value-type="float" office:value="945" table:style-name="ce1">
            <text:p>945</text:p>
          </table:table-cell>
          <table:table-cell office:value-type="float" office:value="945" table:style-name="ce1">
            <text:p>945</text:p>
          </table:table-cell>
          <table:table-cell office:value-type="float" office:value="945" table:style-name="ce1">
            <text:p>94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4" table:style-name="ce1">
            <text:p>14</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屏發電廠</text:p>
          </table:table-cell>
          <table:table-cell office:value-type="string" table:style-name="ce1">
            <text:p>aa<text:s text:c="8"/></text:p>
          </table:table-cell>
          <table:table-cell office:value-type="string" table:style-name="ce1">
            <text:p>協助高屏發電廠辦理生態環境教育展示計畫</text:p>
          </table:table-cell>
          <table:table-cell office:value-type="date" office:date-value="2016-02-28T00:00:00" table:style-name="ce2">
            <text:p>2016/2/28</text:p>
          </table:table-cell>
          <table:table-cell office:value-type="date" office:date-value="2016-12-31T00:00:00" table:style-name="ce2">
            <text:p>2016/12/31</text:p>
          </table:table-cell>
          <table:table-cell office:value-type="string" table:style-name="ce1">
            <text:p>高雄市美濃區</text:p>
          </table:table-cell>
          <table:table-cell office:value-type="float" office:value="880" table:style-name="ce1">
            <text:p>880</text:p>
          </table:table-cell>
          <table:table-cell office:value-type="float" office:value="880" table:style-name="ce1">
            <text:p>880</text:p>
          </table:table-cell>
          <table:table-cell office:value-type="float" office:value="880" table:style-name="ce1">
            <text:p>8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5" table:style-name="ce1">
            <text:p>15</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s text:c="8"/></text:p>
          </table:table-cell>
          <table:table-cell office:value-type="string" table:style-name="ce1">
            <text:p>協助南部發電廠辦理主動關懷扎根教育:環境教育方案</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高雄市前鎮區</text:p>
          </table:table-cell>
          <table:table-cell office:value-type="float" office:value="394" table:style-name="ce1">
            <text:p>394</text:p>
          </table:table-cell>
          <table:table-cell office:value-type="float" office:value="394" table:style-name="ce1">
            <text:p>394</text:p>
          </table:table-cell>
          <table:table-cell office:value-type="float" office:value="394" table:style-name="ce1">
            <text:p>394</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6" table:style-name="ce1">
            <text:p>16</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萬大發電廠</text:p>
          </table:table-cell>
          <table:table-cell office:value-type="string" table:style-name="ce1">
            <text:p>aa<text:s text:c="8"/></text:p>
          </table:table-cell>
          <table:table-cell office:value-type="string" table:style-name="ce1">
            <text:p>協助萬大發電廠辦理周邊學校鄉土教材編制及推廣活動</text:p>
          </table:table-cell>
          <table:table-cell office:value-type="date" office:date-value="2015-12-25T00:00:00" table:style-name="ce2">
            <text:p>2015/12/25</text:p>
          </table:table-cell>
          <table:table-cell office:value-type="date" office:date-value="2016-12-31T00:00:00" table:style-name="ce2">
            <text:p>2016/12/31</text:p>
          </table:table-cell>
          <table:table-cell office:value-type="string" table:style-name="ce1">
            <text:p>南投縣仁愛鄉</text:p>
          </table:table-cell>
          <table:table-cell office:value-type="float" office:value="540" table:style-name="ce1">
            <text:p>540</text:p>
          </table:table-cell>
          <table:table-cell office:value-type="float" office:value="540" table:style-name="ce1">
            <text:p>540</text:p>
          </table:table-cell>
          <table:table-cell office:value-type="float" office:value="540" table:style-name="ce1">
            <text:p>54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7" table:style-name="ce1">
            <text:p>17</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萬大發電廠</text:p>
          </table:table-cell>
          <table:table-cell office:value-type="string" table:style-name="ce1">
            <text:p>aa<text:s text:c="8"/></text:p>
          </table:table-cell>
          <table:table-cell office:value-type="string" table:style-name="ce1">
            <text:p>協助萬大發電廠辦理萬大生態環境教育設施場所發展計畫</text:p>
          </table:table-cell>
          <table:table-cell office:value-type="date" office:date-value="2015-12-25T00:00:00" table:style-name="ce2">
            <text:p>2015/12/25</text:p>
          </table:table-cell>
          <table:table-cell office:value-type="date" office:date-value="2016-12-31T00:00:00" table:style-name="ce2">
            <text:p>2016/12/31</text:p>
          </table:table-cell>
          <table:table-cell office:value-type="string" table:style-name="ce1">
            <text:p>南投縣仁愛鄉</text:p>
          </table:table-cell>
          <table:table-cell office:value-type="float" office:value="850" table:style-name="ce1">
            <text:p>850</text:p>
          </table:table-cell>
          <table:table-cell office:value-type="float" office:value="850" table:style-name="ce1">
            <text:p>850</text:p>
          </table:table-cell>
          <table:table-cell office:value-type="float" office:value="850" table:style-name="ce1">
            <text:p>85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8" table:style-name="ce1">
            <text:p>18</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第一核能發電廠</text:p>
          </table:table-cell>
          <table:table-cell office:value-type="string" table:style-name="ce1">
            <text:p>aa<text:s text:c="8"/></text:p>
          </table:table-cell>
          <table:table-cell office:value-type="string" table:style-name="ce1">
            <text:p>協助第一核能發電廠辦理主動關懷扎根教育:石門地區生態教育活動</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新北市石門區</text:p>
          </table:table-cell>
          <table:table-cell office:value-type="float" office:value="1800" table:style-name="ce1">
            <text:p>1800</text:p>
          </table:table-cell>
          <table:table-cell office:value-type="float" office:value="1800" table:style-name="ce1">
            <text:p>1800</text:p>
          </table:table-cell>
          <table:table-cell office:value-type="float" office:value="1800" table:style-name="ce1">
            <text:p>18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9" table:style-name="ce1">
            <text:p>19</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s text:c="8"/></text:p>
          </table:table-cell>
          <table:table-cell office:value-type="string" table:style-name="ce1">
            <text:p>協助東部發電廠辦理鄉土教學實施計畫</text:p>
          </table:table-cell>
          <table:table-cell office:value-type="date" office:date-value="2015-12-25T00:00:00" table:style-name="ce2">
            <text:p>2015/12/25</text:p>
          </table:table-cell>
          <table:table-cell office:value-type="date" office:date-value="2016-07-31T00:00:00" table:style-name="ce2">
            <text:p>2016/7/31</text:p>
          </table:table-cell>
          <table:table-cell office:value-type="string" table:style-name="ce1">
            <text:p>花蓮縣秀林鄉</text:p>
          </table:table-cell>
          <table:table-cell office:value-type="float" office:value="380" table:style-name="ce1">
            <text:p>380</text:p>
          </table:table-cell>
          <table:table-cell office:value-type="float" office:value="380" table:style-name="ce1">
            <text:p>380</text:p>
          </table:table-cell>
          <table:table-cell office:value-type="float" office:value="380" table:style-name="ce1">
            <text:p>38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0" table:style-name="ce1">
            <text:p>20</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點亮通霄照明工程</text:p>
          </table:table-cell>
          <table:table-cell office:value-type="date" office:date-value="2015-07-01T00:00:00" table:style-name="ce2">
            <text:p>2015/7/1</text:p>
          </table:table-cell>
          <table:table-cell office:value-type="date" office:date-value="2015-12-01T00:00:00" table:style-name="ce2">
            <text:p>2015/12/1</text:p>
          </table:table-cell>
          <table:table-cell office:value-type="string" table:style-name="ce1">
            <text:p>苗栗縣通霄鎮</text:p>
          </table:table-cell>
          <table:table-cell office:value-type="float" office:value="2549" table:style-name="ce1">
            <text:p>2549</text:p>
          </table:table-cell>
          <table:table-cell office:value-type="float" office:value="2294" table:style-name="ce1">
            <text:p>2294</text:p>
          </table:table-cell>
          <table:table-cell office:value-type="float" office:value="2000" table:style-name="ce1">
            <text:p>2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21" table:style-name="ce1">
            <text:p>21</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濱海遊憩區排水溝延續工程</text:p>
          </table:table-cell>
          <table:table-cell office:value-type="date" office:date-value="2015-12-01T00:00:00" table:style-name="ce2">
            <text:p>2015/12/1</text:p>
          </table:table-cell>
          <table:table-cell office:value-type="date" office:date-value="2016-10-31T00:00:00" table:style-name="ce2">
            <text:p>2016/10/31</text:p>
          </table:table-cell>
          <table:table-cell office:value-type="string" table:style-name="ce1">
            <text:p>苗栗縣通霄鎮</text:p>
          </table:table-cell>
          <table:table-cell office:value-type="float" office:value="1000" table:style-name="ce1">
            <text:p>1000</text:p>
          </table:table-cell>
          <table:table-cell office:value-type="float" office:value="900" table:style-name="ce1">
            <text:p>900</text:p>
          </table:table-cell>
          <table:table-cell office:value-type="float" office:value="900" table:style-name="ce1">
            <text:p>9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22" table:style-name="ce1">
            <text:p>22</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2015通霄歲末感恩聯歡晚會</text:p>
          </table:table-cell>
          <table:table-cell office:value-type="date" office:date-value="2016-01-23T00:00:00" table:style-name="ce2">
            <text:p>2016/1/23</text:p>
          </table:table-cell>
          <table:table-cell office:value-type="date" office:date-value="2016-01-23T00:00:00" table:style-name="ce2">
            <text:p>2016/1/23</text:p>
          </table:table-cell>
          <table:table-cell office:value-type="string" table:style-name="ce1">
            <text:p>苗栗縣通霄鎮</text:p>
          </table:table-cell>
          <table:table-cell office:value-type="float" office:value="980" table:style-name="ce1">
            <text:p>980</text:p>
          </table:table-cell>
          <table:table-cell office:value-type="float" office:value="600" table:style-name="ce1">
            <text:p>600</text:p>
          </table:table-cell>
          <table:table-cell office:value-type="float" office:value="600" table:style-name="ce1">
            <text:p>6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23" table:style-name="ce1">
            <text:p>23</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s text:c="8"/></text:p>
          </table:table-cell>
          <table:table-cell office:value-type="string" table:style-name="ce1">
            <text:p>協助高雄市湖內區公所辦理湖內區8巷道整建計畫</text:p>
          </table:table-cell>
          <table:table-cell office:value-type="date" office:date-value="2015-12-01T00:00:00" table:style-name="ce2">
            <text:p>2015/12/1</text:p>
          </table:table-cell>
          <table:table-cell office:value-type="date" office:date-value="2016-06-30T00:00:00" table:style-name="ce2">
            <text:p>2016/6/30</text:p>
          </table:table-cell>
          <table:table-cell office:value-type="string" table:style-name="ce1">
            <text:p>高雄市湖內區</text:p>
          </table:table-cell>
          <table:table-cell office:value-type="float" office:value="3300" table:style-name="ce1">
            <text:p>3300</text:p>
          </table:table-cell>
          <table:table-cell office:value-type="float" office:value="2970" table:style-name="ce1">
            <text:p>2970</text:p>
          </table:table-cell>
          <table:table-cell office:value-type="float" office:value="2900" table:style-name="ce1">
            <text:p>29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24" table:style-name="ce1">
            <text:p>24</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車城鄉公所</text:p>
          </table:table-cell>
          <table:table-cell office:value-type="string" table:style-name="ce1">
            <text:p>aa<text:s text:c="8"/></text:p>
          </table:table-cell>
          <table:table-cell office:value-type="string" table:style-name="ce1">
            <text:p>協助屏東縣車城鄉公所辦理車城鄉海口村水坑農路修復工程</text:p>
          </table:table-cell>
          <table:table-cell office:value-type="date" office:date-value="2015-12-01T00:00:00" table:style-name="ce2">
            <text:p>2015/12/1</text:p>
          </table:table-cell>
          <table:table-cell office:value-type="date" office:date-value="2016-02-20T00:00:00" table:style-name="ce2">
            <text:p>2016/2/20</text:p>
          </table:table-cell>
          <table:table-cell office:value-type="string" table:style-name="ce1">
            <text:p>屏東縣車城鄉</text:p>
          </table:table-cell>
          <table:table-cell office:value-type="float" office:value="1797" table:style-name="ce1">
            <text:p>1797</text:p>
          </table:table-cell>
          <table:table-cell office:value-type="float" office:value="1617" table:style-name="ce1">
            <text:p>1617</text:p>
          </table:table-cell>
          <table:table-cell office:value-type="float" office:value="1600" table:style-name="ce1">
            <text:p>16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25" table:style-name="ce1">
            <text:p>25</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s text:c="8"/></text:p>
          </table:table-cell>
          <table:table-cell office:value-type="string" table:style-name="ce1">
            <text:p>協助高雄市茄萣區公所辦理茄萣區白砂崙部落裝設廣播器設備</text:p>
          </table:table-cell>
          <table:table-cell office:value-type="date" office:date-value="2015-12-01T00:00:00" table:style-name="ce2">
            <text:p>2015/12/1</text:p>
          </table:table-cell>
          <table:table-cell office:value-type="date" office:date-value="2016-06-30T00:00:00" table:style-name="ce2">
            <text:p>2016/6/30</text:p>
          </table:table-cell>
          <table:table-cell office:value-type="string" table:style-name="ce1">
            <text:p>高雄市茄萣區</text:p>
          </table:table-cell>
          <table:table-cell office:value-type="float" office:value="485" table:style-name="ce1">
            <text:p>485</text:p>
          </table:table-cell>
          <table:table-cell office:value-type="float" office:value="436" table:style-name="ce1">
            <text:p>436</text:p>
          </table:table-cell>
          <table:table-cell office:value-type="float" office:value="436" table:style-name="ce1">
            <text:p>436</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26" table:style-name="ce1">
            <text:p>26</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恆春區漁會</text:p>
          </table:table-cell>
          <table:table-cell office:value-type="float" office:value="91355108" table:style-name="ce1">
            <text:p>91355108</text:p>
          </table:table-cell>
          <table:table-cell office:value-type="string" table:style-name="ce1">
            <text:p>協助屏東縣恆春區漁會辦理104年製冰槽更新工程</text:p>
          </table:table-cell>
          <table:table-cell office:value-type="date" office:date-value="2015-12-18T00:00:00" table:style-name="ce2">
            <text:p>2015/12/18</text:p>
          </table:table-cell>
          <table:table-cell office:value-type="date" office:date-value="2016-06-30T00:00:00" table:style-name="ce2">
            <text:p>2016/6/30</text:p>
          </table:table-cell>
          <table:table-cell office:value-type="string" table:style-name="ce1">
            <text:p>屏東縣恆春鎮</text:p>
          </table:table-cell>
          <table:table-cell office:value-type="float" office:value="4000" table:style-name="ce1">
            <text:p>4000</text:p>
          </table:table-cell>
          <table:table-cell office:value-type="float" office:value="3600" table:style-name="ce1">
            <text:p>3600</text:p>
          </table:table-cell>
          <table:table-cell office:value-type="float" office:value="2000" table:style-name="ce1">
            <text:p>20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27" table:style-name="ce1">
            <text:p>27</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永安區農會</text:p>
          </table:table-cell>
          <table:table-cell office:value-type="float" office:value="88500402" table:style-name="ce1">
            <text:p>88500402</text:p>
          </table:table-cell>
          <table:table-cell office:value-type="string" table:style-name="ce1">
            <text:p>協助高雄市永安區農會辦理農民活動場所空調設備汰換改善計畫</text:p>
          </table:table-cell>
          <table:table-cell office:value-type="date" office:date-value="2016-03-01T00:00:00" table:style-name="ce2">
            <text:p>2016/3/1</text:p>
          </table:table-cell>
          <table:table-cell office:value-type="date" office:date-value="2016-12-31T00:00:00" table:style-name="ce2">
            <text:p>2016/12/31</text:p>
          </table:table-cell>
          <table:table-cell office:value-type="string" table:style-name="ce1">
            <text:p>高雄市永安區</text:p>
          </table:table-cell>
          <table:table-cell office:value-type="float" office:value="3791" table:style-name="ce1">
            <text:p>3791</text:p>
          </table:table-cell>
          <table:table-cell office:value-type="float" office:value="3411" table:style-name="ce1">
            <text:p>3411</text:p>
          </table:table-cell>
          <table:table-cell office:value-type="float" office:value="2800" table:style-name="ce1">
            <text:p>28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28" table:style-name="ce1">
            <text:p>28</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茄萣區公所</text:p>
          </table:table-cell>
          <table:table-cell office:value-type="string" table:style-name="ce1">
            <text:p>aa<text:s text:c="8"/></text:p>
          </table:table-cell>
          <table:table-cell office:value-type="string" table:style-name="ce1">
            <text:p>協助高雄市茄萣區公所辦理社區關懷據點及老人活動中心整修改善計畫</text:p>
          </table:table-cell>
          <table:table-cell office:value-type="date" office:date-value="2015-12-31T00:00:00" table:style-name="ce2">
            <text:p>2015/12/31</text:p>
          </table:table-cell>
          <table:table-cell office:value-type="date" office:date-value="2016-04-15T00:00:00" table:style-name="ce2">
            <text:p>2016/4/15</text:p>
          </table:table-cell>
          <table:table-cell office:value-type="string" table:style-name="ce1">
            <text:p>高雄市茄萣區</text:p>
          </table:table-cell>
          <table:table-cell office:value-type="float" office:value="2500" table:style-name="ce1">
            <text:p>2500</text:p>
          </table:table-cell>
          <table:table-cell office:value-type="float" office:value="2250" table:style-name="ce1">
            <text:p>2250</text:p>
          </table:table-cell>
          <table:table-cell office:value-type="float" office:value="2000" table:style-name="ce1">
            <text:p>2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29" table:style-name="ce1">
            <text:p>29</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滿州鄉公所</text:p>
          </table:table-cell>
          <table:table-cell office:value-type="string" table:style-name="ce1">
            <text:p>aa<text:s text:c="8"/></text:p>
          </table:table-cell>
          <table:table-cell office:value-type="string" table:style-name="ce1">
            <text:p>協助屏東縣滿州鄉公所辦理滿州鄉長樂村和平路大草埔排水溝及路面改善工程</text:p>
          </table:table-cell>
          <table:table-cell office:value-type="date" office:date-value="2016-01-01T00:00:00" table:style-name="ce2">
            <text:p>2016/1/1</text:p>
          </table:table-cell>
          <table:table-cell office:value-type="date" office:date-value="2016-05-31T00:00:00" table:style-name="ce2">
            <text:p>2016/5/31</text:p>
          </table:table-cell>
          <table:table-cell office:value-type="string" table:style-name="ce1">
            <text:p>屏東縣滿州鄉</text:p>
          </table:table-cell>
          <table:table-cell office:value-type="float" office:value="5000" table:style-name="ce1">
            <text:p>5000</text:p>
          </table:table-cell>
          <table:table-cell office:value-type="float" office:value="4500" table:style-name="ce1">
            <text:p>4500</text:p>
          </table:table-cell>
          <table:table-cell office:value-type="float" office:value="3000" table:style-name="ce1">
            <text:p>3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30" table:style-name="ce1">
            <text:p>30</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路竹區農會</text:p>
          </table:table-cell>
          <table:table-cell office:value-type="float" office:value="88323700" table:style-name="ce1">
            <text:p>88323700</text:p>
          </table:table-cell>
          <table:table-cell office:value-type="string" table:style-name="ce1">
            <text:p>協助高雄市路竹區農會辦理農業推廣蔬菜集貨場整修改善計畫</text:p>
          </table:table-cell>
          <table:table-cell office:value-type="date" office:date-value="2016-01-01T00:00:00" table:style-name="ce2">
            <text:p>2016/1/1</text:p>
          </table:table-cell>
          <table:table-cell office:value-type="date" office:date-value="2016-08-30T00:00:00" table:style-name="ce2">
            <text:p>2016/8/30</text:p>
          </table:table-cell>
          <table:table-cell office:value-type="string" table:style-name="ce1">
            <text:p>高雄市路竹區</text:p>
          </table:table-cell>
          <table:table-cell office:value-type="float" office:value="1240" table:style-name="ce1">
            <text:p>1240</text:p>
          </table:table-cell>
          <table:table-cell office:value-type="float" office:value="1110" table:style-name="ce1">
            <text:p>1110</text:p>
          </table:table-cell>
          <table:table-cell office:value-type="float" office:value="1000" table:style-name="ce1">
            <text:p>1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31" table:style-name="ce1">
            <text:p>31</text:p>
          </table:table-cell>
          <table:table-cell office:value-type="string" table:style-name="ce1">
            <text:p>促進電力發展營運協助金審議委員會</text:p>
          </table:table-cell>
          <table:table-cell office:value-type="date" office:date-value="2015-08-20T00:00:00" table:style-name="ce2">
            <text:p>2015/8/20</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公有零售市場新建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8000" table:style-name="ce1">
            <text:p>98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32" table:style-name="ce1">
            <text:p>32</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政府</text:p>
          </table:table-cell>
          <table:table-cell office:value-type="string" table:style-name="ce1">
            <text:p>aa<text:s text:c="8"/></text:p>
          </table:table-cell>
          <table:table-cell office:value-type="string" table:style-name="ce1">
            <text:p>協助苗栗縣政府辦理通霄鎮內鄰里道路駁坎排水溝等設施改善工程</text:p>
          </table:table-cell>
          <table:table-cell office:value-type="string" table:style-name="ce1">
            <text:p>aa</text:p>
          </table:table-cell>
          <table:table-cell office:value-type="string" table:style-name="ce1">
            <text:p>aa</text:p>
          </table:table-cell>
          <table:table-cell office:value-type="string" table:style-name="ce1">
            <text:p>苗栗縣通霄鎮</text:p>
          </table:table-cell>
          <table:table-cell office:value-type="float" office:value="5800" table:style-name="ce1">
            <text:p>5800</text:p>
          </table:table-cell>
          <table:table-cell office:value-type="float" office:value="5800" table:style-name="ce1">
            <text:p>5800</text:p>
          </table:table-cell>
          <table:table-cell office:value-type="float" office:value="2500" table:style-name="ce1">
            <text:p>25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33" table:style-name="ce1">
            <text:p>33</text:p>
          </table:table-cell>
          <table:table-cell office:value-type="string" table:style-name="ce1">
            <text:p>促進電力發展營運協助金審議委員會</text:p>
          </table:table-cell>
          <table:table-cell office:value-type="date" office:date-value="2015-12-16T00:00:00" table:style-name="ce2">
            <text:p>2015/12/16</text:p>
          </table:table-cell>
          <table:table-cell office:value-type="string" table:style-name="ce1">
            <text:p><text:s/>aa<text:s/></text:p>
          </table:table-cell>
          <table:table-cell office:value-type="string" table:style-name="ce1">
            <text:p><text:s/>aa<text:s/></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104年度苑裡鎮立幼兒園歡樂聖誕親子運動會</text:p>
          </table:table-cell>
          <table:table-cell office:value-type="date" office:date-value="2015-12-20T00:00:00" table:style-name="ce2">
            <text:p>2015/12/20</text:p>
          </table:table-cell>
          <table:table-cell office:value-type="date" office:date-value="2015-12-20T00:00:00" table:style-name="ce2">
            <text:p>2015/12/20</text:p>
          </table:table-cell>
          <table:table-cell office:value-type="string" table:style-name="ce1">
            <text:p>苗栗縣苑裡鎮</text:p>
          </table:table-cell>
          <table:table-cell office:value-type="float" office:value="120" table:style-name="ce1">
            <text:p>120</text:p>
          </table:table-cell>
          <table:table-cell office:value-type="float" office:value="60" table:style-name="ce1">
            <text:p>6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4" table:style-name="ce1">
            <text:p>34</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車城鄉公所</text:p>
          </table:table-cell>
          <table:table-cell office:value-type="string" table:style-name="ce1">
            <text:p>aa<text:s text:c="8"/></text:p>
          </table:table-cell>
          <table:table-cell office:value-type="string" table:style-name="ce1">
            <text:p>協助屏東縣車城鄉公所辦理「射寮社區活動中心改善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0" table:style-name="ce1">
            <text:p>7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35" table:style-name="ce1">
            <text:p>35</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屏東縣車城鄉公所</text:p>
          </table:table-cell>
          <table:table-cell office:value-type="string" table:style-name="ce1">
            <text:p>aa<text:s text:c="8"/></text:p>
          </table:table-cell>
          <table:table-cell office:value-type="string" table:style-name="ce1">
            <text:p>協助屏東縣車城鄉公所辦理「車城鄉納骨堂聯外道路新設工程」</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0" table:style-name="ce1">
            <text:p>8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36" table:style-name="ce1">
            <text:p>36</text:p>
          </table:table-cell>
          <table:table-cell office:value-type="string" table:style-name="ce1">
            <text:p>促進電力發展營運協助金審議委員會</text:p>
          </table:table-cell>
          <table:table-cell office:value-type="date" office:date-value="2015-12-16T00:00:00" table:style-name="ce2">
            <text:p>2015/12/1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小港國民小學</text:p>
          </table:table-cell>
          <table:table-cell office:value-type="string" table:style-name="ce1">
            <text:p>aa<text:s text:c="8"/></text:p>
          </table:table-cell>
          <table:table-cell office:value-type="string" table:style-name="ce1">
            <text:p>協助高雄市小港區小港國民小學辦理更換節能電器改善計畫</text:p>
          </table:table-cell>
          <table:table-cell office:value-type="date" office:date-value="2016-01-01T00:00:00" table:style-name="ce2">
            <text:p>2016/1/1</text:p>
          </table:table-cell>
          <table:table-cell office:value-type="date" office:date-value="2016-06-30T00:00:00" table:style-name="ce2">
            <text:p>2016/6/30</text:p>
          </table:table-cell>
          <table:table-cell office:value-type="string" table:style-name="ce1">
            <text:p>高雄市小港區</text:p>
          </table:table-cell>
          <table:table-cell office:value-type="float" office:value="41" table:style-name="ce1">
            <text:p>41</text:p>
          </table:table-cell>
          <table:table-cell office:value-type="float" office:value="41" table:style-name="ce1">
            <text:p>41</text:p>
          </table:table-cell>
          <table:table-cell office:value-type="float" office:value="41" table:style-name="ce1">
            <text:p>41</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37" table:style-name="ce1">
            <text:p>37</text:p>
          </table:table-cell>
          <table:table-cell office:value-type="string" table:style-name="ce1">
            <text:p>促進電力發展營運協助金審議委員會</text:p>
          </table:table-cell>
          <table:table-cell office:value-type="date" office:date-value="2015-12-16T00:00:00" table:style-name="ce2">
            <text:p>2015/12/1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s text:c="8"/></text:p>
          </table:table-cell>
          <table:table-cell office:value-type="string" table:style-name="ce1">
            <text:p>協助南部發電廠辦理關懷弱勢團體獨居老人家庭生活公益活動</text:p>
          </table:table-cell>
          <table:table-cell office:value-type="date" office:date-value="2016-01-01T00:00:00" table:style-name="ce2">
            <text:p>2016/1/1</text:p>
          </table:table-cell>
          <table:table-cell office:value-type="date" office:date-value="2016-12-31T00:00:00" table:style-name="ce2">
            <text:p>2016/12/31</text:p>
          </table:table-cell>
          <table:table-cell office:value-type="string" table:style-name="ce1">
            <text:p>高雄市前鎮區</text:p>
          </table:table-cell>
          <table:table-cell office:value-type="string" table:style-name="ce1">
            <text:p>aa</text:p>
          </table:table-cell>
          <table:table-cell office:value-type="float" office:value="203" table:style-name="ce1">
            <text:p>203</text:p>
          </table:table-cell>
          <table:table-cell office:value-type="float" office:value="203" table:style-name="ce1">
            <text:p>203</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8" table:style-name="ce1">
            <text:p>38</text:p>
          </table:table-cell>
          <table:table-cell office:value-type="string" table:style-name="ce1">
            <text:p>促進電力發展營運協助金審議委員會</text:p>
          </table:table-cell>
          <table:table-cell office:value-type="date" office:date-value="2015-12-16T00:00:00" table:style-name="ce2">
            <text:p>2015/12/1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大林發電廠</text:p>
          </table:table-cell>
          <table:table-cell office:value-type="string" table:style-name="ce1">
            <text:p>aa<text:s text:c="8"/></text:p>
          </table:table-cell>
          <table:table-cell office:value-type="string" table:style-name="ce1">
            <text:p>協助大林發電廠辦理關懷獨居老人歲末送暖公益活動</text:p>
          </table:table-cell>
          <table:table-cell office:value-type="date" office:date-value="2016-01-15T00:00:00" table:style-name="ce2">
            <text:p>2016/1/15</text:p>
          </table:table-cell>
          <table:table-cell office:value-type="date" office:date-value="2016-02-05T00:00:00" table:style-name="ce2">
            <text:p>2016/2/5</text:p>
          </table:table-cell>
          <table:table-cell office:value-type="string" table:style-name="ce1">
            <text:p>大林蒲及鳳鼻地區</text:p>
          </table:table-cell>
          <table:table-cell office:value-type="float" office:value="265" table:style-name="ce1">
            <text:p>265</text:p>
          </table:table-cell>
          <table:table-cell office:value-type="float" office:value="265" table:style-name="ce1">
            <text:p>265</text:p>
          </table:table-cell>
          <table:table-cell office:value-type="float" office:value="265" table:style-name="ce1">
            <text:p>26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39" table:style-name="ce1">
            <text:p>39</text:p>
          </table:table-cell>
          <table:table-cell office:value-type="string" table:style-name="ce1">
            <text:p>促進電力發展營運協助金審議委員會</text:p>
          </table:table-cell>
          <table:table-cell office:value-type="date" office:date-value="2015-12-17T00:00:00" table:style-name="ce2">
            <text:p>2015/12/17</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高雄市小港區青山國民小學</text:p>
          </table:table-cell>
          <table:table-cell office:value-type="string" table:style-name="ce1">
            <text:p>aa<text:s text:c="8"/></text:p>
          </table:table-cell>
          <table:table-cell office:value-type="string" table:style-name="ce1">
            <text:p>協助高雄市小港區青山國民小學辦理103年度高雄市溫室氣體減量及碳資產管理計畫</text:p>
          </table:table-cell>
          <table:table-cell office:value-type="date" office:date-value="2015-11-20T00:00:00" table:style-name="ce2">
            <text:p>2015/11/20</text:p>
          </table:table-cell>
          <table:table-cell office:value-type="date" office:date-value="2015-12-20T00:00:00" table:style-name="ce2">
            <text:p>2015/12/20</text:p>
          </table:table-cell>
          <table:table-cell office:value-type="string" table:style-name="ce1">
            <text:p>高雄市小港區</text:p>
          </table:table-cell>
          <table:table-cell office:value-type="float" office:value="26" table:style-name="ce1">
            <text:p>26</text:p>
          </table:table-cell>
          <table:table-cell office:value-type="float" office:value="26" table:style-name="ce1">
            <text:p>26</text:p>
          </table:table-cell>
          <table:table-cell office:value-type="float" office:value="26" table:style-name="ce1">
            <text:p>26</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0" table:style-name="ce1">
            <text:p>40</text:p>
          </table:table-cell>
          <table:table-cell office:value-type="string" table:style-name="ce1">
            <text:p>促進電力發展營運協助金審議委員會</text:p>
          </table:table-cell>
          <table:table-cell office:value-type="date" office:date-value="2015-12-21T00:00:00" table:style-name="ce2">
            <text:p>2015/12/21</text:p>
          </table:table-cell>
          <table:table-cell office:value-type="string" table:style-name="ce1">
            <text:p><text:s/>aa<text:s/></text:p>
          </table:table-cell>
          <table:table-cell office:value-type="string" table:style-name="ce1">
            <text:p><text:s/>aa<text:s/></text:p>
          </table:table-cell>
          <table:table-cell office:value-type="string" table:style-name="ce1">
            <text:p>彰化縣</text:p>
          </table:table-cell>
          <table:table-cell office:value-type="string" table:style-name="ce1">
            <text:p>彰化縣伸港鄉婦女聯合會</text:p>
          </table:table-cell>
          <table:table-cell office:value-type="float" office:value="47421609" table:style-name="ce1">
            <text:p>47421609</text:p>
          </table:table-cell>
          <table:table-cell office:value-type="string" table:style-name="ce1">
            <text:p>協助彰化縣伸港鄉婦女聯合會辦理迎接2016年元旦興建國105年全民健行暨節能減碳宣導活動</text:p>
          </table:table-cell>
          <table:table-cell office:value-type="date" office:date-value="2016-01-01T00:00:00" table:style-name="ce2">
            <text:p>2016/1/1</text:p>
          </table:table-cell>
          <table:table-cell office:value-type="date" office:date-value="2016-01-01T00:00:00" table:style-name="ce2">
            <text:p>2016/1/1</text:p>
          </table:table-cell>
          <table:table-cell office:value-type="string" table:style-name="ce1">
            <text:p>彰化縣伸港鄉</text:p>
          </table:table-cell>
          <table:table-cell office:value-type="float" office:value="952" table:style-name="ce1">
            <text:p>952</text:p>
          </table:table-cell>
          <table:table-cell office:value-type="float" office:value="300" table:style-name="ce1">
            <text:p>300</text:p>
          </table:table-cell>
          <table:table-cell office:value-type="float" office:value="270" table:style-name="ce1">
            <text:p>2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1" table:style-name="ce1">
            <text:p>41</text:p>
          </table:table-cell>
          <table:table-cell office:value-type="string" table:style-name="ce1">
            <text:p>促進電力發展營運協助金審議委員會</text:p>
          </table:table-cell>
          <table:table-cell office:value-type="date" office:date-value="2015-12-16T00:00:00" table:style-name="ce2">
            <text:p>2015/12/16</text:p>
          </table:table-cell>
          <table:table-cell office:value-type="string" table:style-name="ce1">
            <text:p><text:s/>aa<text:s/></text:p>
          </table:table-cell>
          <table:table-cell office:value-type="string" table:style-name="ce1">
            <text:p><text:s/>aa<text:s/></text:p>
          </table:table-cell>
          <table:table-cell office:value-type="string" table:style-name="ce1">
            <text:p>南投縣</text:p>
          </table:table-cell>
          <table:table-cell office:value-type="string" table:style-name="ce1">
            <text:p>南投縣水里鄉郡坑國民小學</text:p>
          </table:table-cell>
          <table:table-cell office:value-type="string" table:style-name="ce1">
            <text:p>aa<text:s text:c="8"/></text:p>
          </table:table-cell>
          <table:table-cell office:value-type="string" table:style-name="ce1">
            <text:p>協助南投縣水里鄉郡坑國民小學辦理105年度校慶聯合園遊會暨節能減碳救地球行動實施計劃</text:p>
          </table:table-cell>
          <table:table-cell office:value-type="date" office:date-value="2015-12-31T00:00:00" table:style-name="ce2">
            <text:p>2015/12/31</text:p>
          </table:table-cell>
          <table:table-cell office:value-type="date" office:date-value="2016-01-01T00:00:00" table:style-name="ce2">
            <text:p>2016/1/1</text:p>
          </table:table-cell>
          <table:table-cell office:value-type="string" table:style-name="ce1">
            <text:p>南投縣水里鄉</text:p>
          </table:table-cell>
          <table:table-cell office:value-type="float" office:value="330" table:style-name="ce1">
            <text:p>330</text:p>
          </table:table-cell>
          <table:table-cell office:value-type="float" office:value="248" table:style-name="ce1">
            <text:p>248</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2" table:style-name="ce1">
            <text:p>42</text:p>
          </table:table-cell>
          <table:table-cell office:value-type="string" table:style-name="ce1">
            <text:p>促進電力發展營運協助金審議委員會</text:p>
          </table:table-cell>
          <table:table-cell office:value-type="date" office:date-value="2015-12-16T00:00:00" table:style-name="ce2">
            <text:p>2015/12/16</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新北市石門區農會</text:p>
          </table:table-cell>
          <table:table-cell office:value-type="float" office:value="37180341" table:style-name="ce1">
            <text:p>37180341</text:p>
          </table:table-cell>
          <table:table-cell office:value-type="string" table:style-name="ce1">
            <text:p>協助新北市石門區農會辦理105年度農民節慶祝大會暨農特產品促銷推廣活動</text:p>
          </table:table-cell>
          <table:table-cell office:value-type="date" office:date-value="2016-01-15T00:00:00" table:style-name="ce2">
            <text:p>2016/1/15</text:p>
          </table:table-cell>
          <table:table-cell office:value-type="date" office:date-value="2016-04-30T00:00:00" table:style-name="ce2">
            <text:p>2016/4/30</text:p>
          </table:table-cell>
          <table:table-cell office:value-type="string" table:style-name="ce1">
            <text:p>新北市石門區</text:p>
          </table:table-cell>
          <table:table-cell office:value-type="float" office:value="410" table:style-name="ce1">
            <text:p>410</text:p>
          </table:table-cell>
          <table:table-cell office:value-type="float" office:value="200" table:style-name="ce1">
            <text:p>200</text:p>
          </table:table-cell>
          <table:table-cell office:value-type="float" office:value="100" table:style-name="ce1">
            <text:p>1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43" table:style-name="ce1">
            <text:p>43</text:p>
          </table:table-cell>
          <table:table-cell office:value-type="string" table:style-name="ce1">
            <text:p>促進電力發展營運協助金審議委員會</text:p>
          </table:table-cell>
          <table:table-cell office:value-type="date" office:date-value="2015-12-15T00:00:00" table:style-name="ce2">
            <text:p>2015/12/15</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5年度花現龍井~焢窯趣</text:p>
          </table:table-cell>
          <table:table-cell office:value-type="date" office:date-value="2016-01-02T00:00:00" table:style-name="ce2">
            <text:p>2016/1/2</text:p>
          </table:table-cell>
          <table:table-cell office:value-type="date" office:date-value="2016-01-02T00:00:00" table:style-name="ce2">
            <text:p>2016/1/2</text:p>
          </table:table-cell>
          <table:table-cell office:value-type="string" table:style-name="ce1">
            <text:p>臺中市龍井區</text:p>
          </table:table-cell>
          <table:table-cell office:value-type="float" office:value="1400" table:style-name="ce1">
            <text:p>1400</text:p>
          </table:table-cell>
          <table:table-cell office:value-type="float" office:value="500" table:style-name="ce1">
            <text:p>500</text:p>
          </table:table-cell>
          <table:table-cell office:value-type="float" office:value="240" table:style-name="ce1">
            <text:p>24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44" table:style-name="ce1">
            <text:p>44</text:p>
          </table:table-cell>
          <table:table-cell office:value-type="string" table:style-name="ce1">
            <text:p>促進電力發展營運協助金審議委員會</text:p>
          </table:table-cell>
          <table:table-cell office:value-type="date" office:date-value="2015-12-15T00:00:00" table:style-name="ce2">
            <text:p>2015/12/15</text:p>
          </table:table-cell>
          <table:table-cell office:value-type="string" table:style-name="ce1">
            <text:p><text:s/>aa<text:s/></text:p>
          </table:table-cell>
          <table:table-cell office:value-type="string" table:style-name="ce1">
            <text:p><text:s/>aa<text:s/></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台電照亮小尖兵秀秀龍井暨認識電力-學堂巡禮鄉土教材</text:p>
          </table:table-cell>
          <table:table-cell office:value-type="date" office:date-value="2015-11-25T00:00:00" table:style-name="ce2">
            <text:p>2015/11/25</text:p>
          </table:table-cell>
          <table:table-cell office:value-type="date" office:date-value="2016-03-20T00:00:00" table:style-name="ce2">
            <text:p>2016/3/20</text:p>
          </table:table-cell>
          <table:table-cell office:value-type="string" table:style-name="ce1">
            <text:p>台中電廠睦鄰地區(龍井區)</text:p>
          </table:table-cell>
          <table:table-cell office:value-type="float" office:value="258" table:style-name="ce1">
            <text:p>258</text:p>
          </table:table-cell>
          <table:table-cell office:value-type="float" office:value="258" table:style-name="ce1">
            <text:p>258</text:p>
          </table:table-cell>
          <table:table-cell office:value-type="float" office:value="258" table:style-name="ce1">
            <text:p>25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5" table:style-name="ce1">
            <text:p>45</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其它</text:p>
          </table:table-cell>
          <table:table-cell office:value-type="string" table:style-name="ce1">
            <text:p>協和發電廠(珠山分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31" table:style-name="ce1">
            <text:p>331</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46" table:style-name="ce1">
            <text:p>4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屏東縣</text:p>
          </table:table-cell>
          <table:table-cell office:value-type="string" table:style-name="ce1">
            <text:p>第三核能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83" table:style-name="ce1">
            <text:p>68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7" table:style-name="ce1">
            <text:p>47</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新北市</text:p>
          </table:table-cell>
          <table:table-cell office:value-type="string" table:style-name="ce1">
            <text:p>桂山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8" table:style-name="ce1">
            <text:p>48</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興達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265" table:style-name="ce1">
            <text:p>126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49" table:style-name="ce1">
            <text:p>49</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其它</text:p>
          </table:table-cell>
          <table:table-cell office:value-type="string" table:style-name="ce1">
            <text:p>塔山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42" table:style-name="ce1">
            <text:p>442</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0" table:style-name="ce1">
            <text:p>50</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高雄市</text:p>
          </table:table-cell>
          <table:table-cell office:value-type="string" table:style-name="ce1">
            <text:p>南部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04" table:style-name="ce1">
            <text:p>90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1" table:style-name="ce1">
            <text:p>51</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其它</text:p>
          </table:table-cell>
          <table:table-cell office:value-type="string" table:style-name="ce1">
            <text:p>第一核能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312" table:style-name="ce1">
            <text:p>3312</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2" table:style-name="ce1">
            <text:p>52</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其它</text:p>
          </table:table-cell>
          <table:table-cell office:value-type="string" table:style-name="ce1">
            <text:p>南部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987" table:style-name="ce1">
            <text:p>1987</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3" table:style-name="ce1">
            <text:p>53</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其它</text:p>
          </table:table-cell>
          <table:table-cell office:value-type="string" table:style-name="ce1">
            <text:p>興達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60" table:style-name="ce1">
            <text:p>27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4" table:style-name="ce1">
            <text:p>54</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其它</text:p>
          </table:table-cell>
          <table:table-cell office:value-type="string" table:style-name="ce1">
            <text:p>大甲溪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91" table:style-name="ce1">
            <text:p>3091</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5" table:style-name="ce1">
            <text:p>55</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text:s/>aa<text:s/></text:p>
          </table:table-cell>
          <table:table-cell office:value-type="string" table:style-name="ce1">
            <text:p>花蓮縣</text:p>
          </table:table-cell>
          <table:table-cell office:value-type="string" table:style-name="ce1">
            <text:p>東部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954" table:style-name="ce1">
            <text:p>95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6" table:style-name="ce1">
            <text:p>5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核能火力發電工程處中部施工處</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416" table:style-name="ce1">
            <text:p>4416</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7" table:style-name="ce1">
            <text:p>57</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桂山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49" table:style-name="ce1">
            <text:p>1049</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58" table:style-name="ce1">
            <text:p>58</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核能火力發電工程處中部施工處</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08" table:style-name="ce1">
            <text:p>2008</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59" table:style-name="ce1">
            <text:p>59</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萬大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104" table:style-name="ce1">
            <text:p>1104</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0" table:style-name="ce1">
            <text:p>60</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大甲溪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562" table:style-name="ce1">
            <text:p>56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1" table:style-name="ce1">
            <text:p>61</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金門縣</text:p>
          </table:table-cell>
          <table:table-cell office:value-type="string" table:style-name="ce1">
            <text:p>塔山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10" table:style-name="ce1">
            <text:p>11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2" table:style-name="ce1">
            <text:p>62</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第一核能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66" table:style-name="ce1">
            <text:p>1566</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3" table:style-name="ce1">
            <text:p>63</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大林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760" table:style-name="ce1">
            <text:p>276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4" table:style-name="ce1">
            <text:p>64</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大林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63" table:style-name="ce1">
            <text:p>76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5" table:style-name="ce1">
            <text:p>65</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卓蘭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104" table:style-name="ce1">
            <text:p>1104</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66" table:style-name="ce1">
            <text:p>6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協和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03" table:style-name="ce1">
            <text:p>70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7" table:style-name="ce1">
            <text:p>67</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林口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305" table:style-name="ce1">
            <text:p>1305</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8" table:style-name="ce1">
            <text:p>68</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4" table:style-name="ce1">
            <text:p>100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69" table:style-name="ce1">
            <text:p>69</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蘭陽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435" table:style-name="ce1">
            <text:p>1435</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0" table:style-name="ce1">
            <text:p>70</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卓蘭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02" table:style-name="ce1">
            <text:p>60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71" table:style-name="ce1">
            <text:p>71</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台中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91" table:style-name="ce1">
            <text:p>3091</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2" table:style-name="ce1">
            <text:p>72</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連江縣</text:p>
          </table:table-cell>
          <table:table-cell office:value-type="string" table:style-name="ce1">
            <text:p>協和發電廠(珠山分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653" table:style-name="ce1">
            <text:p>65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73" table:style-name="ce1">
            <text:p>73</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明潭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3" table:style-name="ce1">
            <text:p>80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74" table:style-name="ce1">
            <text:p>74</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萬大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803" table:style-name="ce1">
            <text:p>80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75" table:style-name="ce1">
            <text:p>75</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尖山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098" table:style-name="ce1">
            <text:p>209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6" table:style-name="ce1">
            <text:p>7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明潭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429" table:style-name="ce1">
            <text:p>2429</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7" table:style-name="ce1">
            <text:p>77</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第二核能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442" table:style-name="ce1">
            <text:p>442</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78" table:style-name="ce1">
            <text:p>78</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第三核能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643" table:style-name="ce1">
            <text:p>3643</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79" table:style-name="ce1">
            <text:p>79</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大潭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987" table:style-name="ce1">
            <text:p>1987</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0" table:style-name="ce1">
            <text:p>80</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協和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2208" table:style-name="ce1">
            <text:p>2208</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1" table:style-name="ce1">
            <text:p>81</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澎湖縣</text:p>
          </table:table-cell>
          <table:table-cell office:value-type="string" table:style-name="ce1">
            <text:p>尖山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06" table:style-name="ce1">
            <text:p>1606</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82" table:style-name="ce1">
            <text:p>82</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宜蘭縣</text:p>
          </table:table-cell>
          <table:table-cell office:value-type="string" table:style-name="ce1">
            <text:p>蘭陽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0" table:style-name="ce1">
            <text:p>1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83" table:style-name="ce1">
            <text:p>83</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第二核能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091" table:style-name="ce1">
            <text:p>3091</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4" table:style-name="ce1">
            <text:p>84</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林口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146" table:style-name="ce1">
            <text:p>3146</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5" table:style-name="ce1">
            <text:p>85</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其它</text:p>
          </table:table-cell>
          <table:table-cell office:value-type="string" table:style-name="ce1">
            <text:p>東部發電廠</text:p>
          </table:table-cell>
          <table:table-cell office:value-type="string" table:style-name="ce1">
            <text:p>aa<text:s text:c="8"/></text:p>
          </table:table-cell>
          <table:table-cell office:value-type="string" table:style-name="ce1">
            <text:p>協助104學年度促進電力發展營運協助金獎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312" table:style-name="ce1">
            <text:p>3312</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86" table:style-name="ce1">
            <text:p>8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大潭發電廠</text:p>
          </table:table-cell>
          <table:table-cell office:value-type="string" table:style-name="ce1">
            <text:p>aa<text:s text:c="8"/></text:p>
          </table:table-cell>
          <table:table-cell office:value-type="string" table:style-name="ce1">
            <text:p>協助104學年度促進電力發展營運協助金特別助學金</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044" table:style-name="ce1">
            <text:p>1044</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87" table:style-name="ce1">
            <text:p>87</text:p>
          </table:table-cell>
          <table:table-cell office:value-type="string" table:style-name="ce1">
            <text:p>促進電力發展營運協助金審議委員會</text:p>
          </table:table-cell>
          <table:table-cell office:value-type="date" office:date-value="2015-12-09T00:00:00" table:style-name="ce2">
            <text:p>2015/12/9</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和平區環山社區發展協會</text:p>
          </table:table-cell>
          <table:table-cell office:value-type="string" table:style-name="ce1">
            <text:p>aa<text:s text:c="8"/></text:p>
          </table:table-cell>
          <table:table-cell office:value-type="string" table:style-name="ce1">
            <text:p>協助臺中市和平區環山社區發展協會辦理105年度原住民族民俗文化活動</text:p>
          </table:table-cell>
          <table:table-cell office:value-type="date" office:date-value="2015-12-31T00:00:00" table:style-name="ce2">
            <text:p>2015/12/31</text:p>
          </table:table-cell>
          <table:table-cell office:value-type="date" office:date-value="2016-01-01T00:00:00" table:style-name="ce2">
            <text:p>2016/1/1</text:p>
          </table:table-cell>
          <table:table-cell office:value-type="string" table:style-name="ce1">
            <text:p>台中市和平區</text:p>
          </table:table-cell>
          <table:table-cell office:value-type="float" office:value="471" table:style-name="ce1">
            <text:p>471</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88" table:style-name="ce1">
            <text:p>88</text:p>
          </table:table-cell>
          <table:table-cell office:value-type="string" table:style-name="ce1">
            <text:p>促進電力發展營運協助金審議委員會</text:p>
          </table:table-cell>
          <table:table-cell office:value-type="date" office:date-value="2015-12-11T00:00:00" table:style-name="ce2">
            <text:p>2015/12/11</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核能火力發電工程處南部施工處</text:p>
          </table:table-cell>
          <table:table-cell office:value-type="string" table:style-name="ce1">
            <text:p>aa<text:s text:c="8"/></text:p>
          </table:table-cell>
          <table:table-cell office:value-type="string" table:style-name="ce1">
            <text:p>協助核能火力發電工程處南部施工處辦理104年歲末業務溝通及電力宣導活動</text:p>
          </table:table-cell>
          <table:table-cell office:value-type="date" office:date-value="2015-12-21T00:00:00" table:style-name="ce2">
            <text:p>2015/12/21</text:p>
          </table:table-cell>
          <table:table-cell office:value-type="date" office:date-value="2015-12-31T00:00:00" table:style-name="ce2">
            <text:p>2015/12/31</text:p>
          </table:table-cell>
          <table:table-cell office:value-type="string" table:style-name="ce1">
            <text:p>高雄市小港區及林園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89" table:style-name="ce1">
            <text:p>89</text:p>
          </table:table-cell>
          <table:table-cell office:value-type="string" table:style-name="ce1">
            <text:p>促進電力發展營運協助金審議委員會</text:p>
          </table:table-cell>
          <table:table-cell office:value-type="date" office:date-value="2015-12-07T00:00:00" table:style-name="ce2">
            <text:p>2015/12/7</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通霄鎮公所</text:p>
          </table:table-cell>
          <table:table-cell office:value-type="string" table:style-name="ce1">
            <text:p>aa<text:s text:c="8"/></text:p>
          </table:table-cell>
          <table:table-cell office:value-type="string" table:style-name="ce1">
            <text:p>協助苗栗縣通霄鎮公所辦理通霄鎮通西里印製電話聯絡簿</text:p>
          </table:table-cell>
          <table:table-cell office:value-type="date" office:date-value="2015-10-01T00:00:00" table:style-name="ce2">
            <text:p>2015/10/1</text:p>
          </table:table-cell>
          <table:table-cell office:value-type="date" office:date-value="2015-11-30T00:00:00" table:style-name="ce2">
            <text:p>2015/11/30</text:p>
          </table:table-cell>
          <table:table-cell office:value-type="string" table:style-name="ce1">
            <text:p>苗栗縣通霄鎮</text:p>
          </table:table-cell>
          <table:table-cell office:value-type="float" office:value="81" table:style-name="ce1">
            <text:p>81</text:p>
          </table:table-cell>
          <table:table-cell office:value-type="float" office:value="81" table:style-name="ce1">
            <text:p>81</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0" table:style-name="ce1">
            <text:p>90</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德和里坪頂路、山腳里出火道路改善工程(※本項協助計畫補助比例89.12%)</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700" table:style-name="ce1">
            <text:p>7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1" table:style-name="ce1">
            <text:p>91</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恆春鎮茄湖里茄苳路等道路改善工程(※本項協助計畫補助比例89.26%)</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700" table:style-name="ce1">
            <text:p>7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2" table:style-name="ce1">
            <text:p>92</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恆春鎮頭溝里道路改善工程(※本項協助計畫補助比例82.50%)</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800" table:style-name="ce1">
            <text:p>8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3" table:style-name="ce1">
            <text:p>93</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恆春鎮鵝鑾里鵝鑾路、水蛙窟道路及排水溝改善工程(※本項協助計畫補助比例83.08%)</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1700" table:style-name="ce1">
            <text:p>17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4" table:style-name="ce1">
            <text:p>94</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恆春墾丁里墾丁路、和平巷道路及排水溝改善工程(※本項協助計畫補助比例75.50%)</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1200" table:style-name="ce1">
            <text:p>12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5" table:style-name="ce1">
            <text:p>95</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網紗里護岸改善工程(※本項協助計畫補助比例89.98%)</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1500" table:style-name="ce1">
            <text:p>15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6" table:style-name="ce1">
            <text:p>96</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恆春鎮大光里道路改善工程(※本項協助計畫補助比例87.39%)</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700" table:style-name="ce1">
            <text:p>7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7" table:style-name="ce1">
            <text:p>97</text:p>
          </table:table-cell>
          <table:table-cell office:value-type="string" table:style-name="ce1">
            <text:p>促進電力發展營運協助金審議委員會</text:p>
          </table:table-cell>
          <table:table-cell office:value-type="date" office:date-value="2015-09-24T00:00:00" table:style-name="ce2">
            <text:p>2015/9/24</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104南灣里道路及排水溝改善工程(※本項協助計畫補助比例80.15%)</text:p>
          </table:table-cell>
          <table:table-cell office:value-type="date" office:date-value="2015-04-01T00:00:00" table:style-name="ce2">
            <text:p>2015/4/1</text:p>
          </table:table-cell>
          <table:table-cell office:value-type="date" office:date-value="2015-12-31T00:00:00" table:style-name="ce2">
            <text:p>2015/12/31</text:p>
          </table:table-cell>
          <table:table-cell office:value-type="string" table:style-name="ce1">
            <text:p>屏東縣恆春鎮仁壽里</text:p>
          </table:table-cell>
          <table:table-cell office:value-type="float" office:value="25338" table:style-name="ce1">
            <text:p>25338</text:p>
          </table:table-cell>
          <table:table-cell office:value-type="float" office:value="25338" table:style-name="ce1">
            <text:p>25338</text:p>
          </table:table-cell>
          <table:table-cell office:value-type="float" office:value="700" table:style-name="ce1">
            <text:p>7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98" table:style-name="ce1">
            <text:p>98</text:p>
          </table:table-cell>
          <table:table-cell office:value-type="string" table:style-name="ce1">
            <text:p>促進電力發展營運協助金審議委員會</text:p>
          </table:table-cell>
          <table:table-cell office:value-type="date" office:date-value="2015-12-07T00:00:00" table:style-name="ce2">
            <text:p>2015/12/7</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大家藝起來-話我家鄉暨長期深耕電力宣導活動</text:p>
          </table:table-cell>
          <table:table-cell office:value-type="date" office:date-value="2015-12-12T00:00:00" table:style-name="ce2">
            <text:p>2015/12/12</text:p>
          </table:table-cell>
          <table:table-cell office:value-type="date" office:date-value="2015-12-12T00:00:00" table:style-name="ce2">
            <text:p>2015/12/12</text:p>
          </table:table-cell>
          <table:table-cell office:value-type="string" table:style-name="ce1">
            <text:p>臺中市龍井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99" table:style-name="ce1">
            <text:p>99</text:p>
          </table:table-cell>
          <table:table-cell office:value-type="string" table:style-name="ce1">
            <text:p>促進電力發展營運協助金審議委員會</text:p>
          </table:table-cell>
          <table:table-cell office:value-type="date" office:date-value="2015-12-03T00:00:00" table:style-name="ce2">
            <text:p>2015/12/3</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通霄發電廠</text:p>
          </table:table-cell>
          <table:table-cell office:value-type="string" table:style-name="ce1">
            <text:p>aa<text:s text:c="8"/></text:p>
          </table:table-cell>
          <table:table-cell office:value-type="string" table:style-name="ce1">
            <text:p>協助通霄發電廠辦理104年度歲末送暖系列活動計畫</text:p>
          </table:table-cell>
          <table:table-cell office:value-type="date" office:date-value="2015-12-07T00:00:00" table:style-name="ce2">
            <text:p>2015/12/7</text:p>
          </table:table-cell>
          <table:table-cell office:value-type="date" office:date-value="2016-02-28T00:00:00" table:style-name="ce2">
            <text:p>2016/2/28</text:p>
          </table:table-cell>
          <table:table-cell office:value-type="string" table:style-name="ce1">
            <text:p>苗栗縣通霄鎮</text:p>
          </table:table-cell>
          <table:table-cell office:value-type="float" office:value="293" table:style-name="ce1">
            <text:p>293</text:p>
          </table:table-cell>
          <table:table-cell office:value-type="float" office:value="293" table:style-name="ce1">
            <text:p>293</text:p>
          </table:table-cell>
          <table:table-cell office:value-type="float" office:value="293" table:style-name="ce1">
            <text:p>293</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00" table:style-name="ce1">
            <text:p>100</text:p>
          </table:table-cell>
          <table:table-cell office:value-type="string" table:style-name="ce1">
            <text:p>促進電力發展營運協助金審議委員會</text:p>
          </table:table-cell>
          <table:table-cell office:value-type="date" office:date-value="2015-12-07T00:00:00" table:style-name="ce2">
            <text:p>2015/12/7</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小港區公所</text:p>
          </table:table-cell>
          <table:table-cell office:value-type="string" table:style-name="ce1">
            <text:p>aa<text:s text:c="8"/></text:p>
          </table:table-cell>
          <table:table-cell office:value-type="string" table:style-name="ce1">
            <text:p>協助高雄市小港區公所104年度發電年度促協金(施工中)-大林發電廠更新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2000" table:style-name="ce1">
            <text:p>32000</text:p>
          </table:table-cell>
          <table:table-cell office:value-type="float" office:value="32000" table:style-name="ce1">
            <text:p>320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01" table:style-name="ce1">
            <text:p>101</text:p>
          </table:table-cell>
          <table:table-cell office:value-type="string" table:style-name="ce1">
            <text:p>促進電力發展營運協助金審議委員會</text:p>
          </table:table-cell>
          <table:table-cell office:value-type="date" office:date-value="2015-12-11T00:00:00" table:style-name="ce2">
            <text:p>2015/12/11</text:p>
          </table:table-cell>
          <table:table-cell office:value-type="string" table:style-name="ce1">
            <text:p><text:s/>aa<text:s/></text:p>
          </table:table-cell>
          <table:table-cell office:value-type="string" table:style-name="ce1">
            <text:p>aa</text:p>
          </table:table-cell>
          <table:table-cell office:value-type="string" table:style-name="ce1">
            <text:p>金門縣</text:p>
          </table:table-cell>
          <table:table-cell office:value-type="string" table:style-name="ce1">
            <text:p>塔山發電廠</text:p>
          </table:table-cell>
          <table:table-cell office:value-type="string" table:style-name="ce1">
            <text:p>aa<text:s text:c="8"/></text:p>
          </table:table-cell>
          <table:table-cell office:value-type="string" table:style-name="ce1">
            <text:p>協助塔山發電廠辦理台電公司2015年關懷周邊學校校園用電安全健檢(含節約能源宣導)活動</text:p>
          </table:table-cell>
          <table:table-cell office:value-type="date" office:date-value="2015-12-16T00:00:00" table:style-name="ce2">
            <text:p>2015/12/16</text:p>
          </table:table-cell>
          <table:table-cell office:value-type="date" office:date-value="2015-12-18T00:00:00" table:style-name="ce2">
            <text:p>2015/12/18</text:p>
          </table:table-cell>
          <table:table-cell office:value-type="string" table:style-name="ce1">
            <text:p>金門縣金城鎮</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2" table:style-name="ce1">
            <text:p>102</text:p>
          </table:table-cell>
          <table:table-cell office:value-type="string" table:style-name="ce1">
            <text:p>促進電力發展營運協助金審議委員會</text:p>
          </table:table-cell>
          <table:table-cell office:value-type="date" office:date-value="2015-12-11T00:00:00" table:style-name="ce2">
            <text:p>2015/12/11</text:p>
          </table:table-cell>
          <table:table-cell office:value-type="string" table:style-name="ce1">
            <text:p><text:s/>aa<text:s/></text:p>
          </table:table-cell>
          <table:table-cell office:value-type="string" table:style-name="ce1">
            <text:p>aa</text:p>
          </table:table-cell>
          <table:table-cell office:value-type="string" table:style-name="ce1">
            <text:p>金門縣</text:p>
          </table:table-cell>
          <table:table-cell office:value-type="string" table:style-name="ce1">
            <text:p>金門縣金城鎮前水頭社區發展協會</text:p>
          </table:table-cell>
          <table:table-cell office:value-type="float" office:value="14917236" table:style-name="ce1">
            <text:p>14917236</text:p>
          </table:table-cell>
          <table:table-cell office:value-type="string" table:style-name="ce1">
            <text:p>協助金門縣金城鎮前水頭社區發展協會辦理前水頭李氏家廟重修奠安慶典暨節約能源宣導活動</text:p>
          </table:table-cell>
          <table:table-cell office:value-type="date" office:date-value="2015-12-05T00:00:00" table:style-name="ce2">
            <text:p>2015/12/5</text:p>
          </table:table-cell>
          <table:table-cell office:value-type="date" office:date-value="2015-12-07T00:00:00" table:style-name="ce2">
            <text:p>2015/12/7</text:p>
          </table:table-cell>
          <table:table-cell office:value-type="string" table:style-name="ce1">
            <text:p>金門縣金城鎮</text:p>
          </table:table-cell>
          <table:table-cell office:value-type="float" office:value="1317" table:style-name="ce1">
            <text:p>1317</text:p>
          </table:table-cell>
          <table:table-cell office:value-type="float" office:value="300" table:style-name="ce1">
            <text:p>300</text:p>
          </table:table-cell>
          <table:table-cell office:value-type="float" office:value="100" table:style-name="ce1">
            <text:p>10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03" table:style-name="ce1">
            <text:p>103</text:p>
          </table:table-cell>
          <table:table-cell office:value-type="string" table:style-name="ce1">
            <text:p>促進電力發展營運協助金審議委員會</text:p>
          </table:table-cell>
          <table:table-cell office:value-type="date" office:date-value="2015-12-08T00:00:00" table:style-name="ce2">
            <text:p>2015/12/8</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台中發電廠</text:p>
          </table:table-cell>
          <table:table-cell office:value-type="string" table:style-name="ce1">
            <text:p>aa<text:s text:c="8"/></text:p>
          </table:table-cell>
          <table:table-cell office:value-type="string" table:style-name="ce1">
            <text:p>協助台中發電廠辦理104年度台電特別助學金關懷精英學生生活近況暨電力宣導活動</text:p>
          </table:table-cell>
          <table:table-cell office:value-type="date" office:date-value="2015-12-26T00:00:00" table:style-name="ce2">
            <text:p>2015/12/26</text:p>
          </table:table-cell>
          <table:table-cell office:value-type="date" office:date-value="2015-12-26T00:00:00" table:style-name="ce2">
            <text:p>2015/12/26</text:p>
          </table:table-cell>
          <table:table-cell office:value-type="string" table:style-name="ce1">
            <text:p>台中龍井區及南投縣</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04" table:style-name="ce1">
            <text:p>104</text:p>
          </table:table-cell>
          <table:table-cell office:value-type="string" table:style-name="ce1">
            <text:p>促進電力發展營運協助金審議委員會</text:p>
          </table:table-cell>
          <table:table-cell office:value-type="date" office:date-value="2015-12-08T00:00:00" table:style-name="ce2">
            <text:p>2015/12/8</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台灣省松柏盆栽協會</text:p>
          </table:table-cell>
          <table:table-cell office:value-type="float" office:value="14922202" table:style-name="ce1">
            <text:p>14922202</text:p>
          </table:table-cell>
          <table:table-cell office:value-type="string" table:style-name="ce1">
            <text:p>協助台灣省松柏盆栽協會辦理104年度【會員盆栽展暨節能減碳.社區關懷】活動</text:p>
          </table:table-cell>
          <table:table-cell office:value-type="date" office:date-value="2015-12-08T00:00:00" table:style-name="ce2">
            <text:p>2015/12/8</text:p>
          </table:table-cell>
          <table:table-cell office:value-type="date" office:date-value="2015-12-13T00:00:00" table:style-name="ce2">
            <text:p>2015/12/13</text:p>
          </table:table-cell>
          <table:table-cell office:value-type="string" table:style-name="ce1">
            <text:p>台中市北區</text:p>
          </table:table-cell>
          <table:table-cell office:value-type="float" office:value="326" table:style-name="ce1">
            <text:p>326</text:p>
          </table:table-cell>
          <table:table-cell office:value-type="float" office:value="50" table:style-name="ce1">
            <text:p>50</text:p>
          </table:table-cell>
          <table:table-cell office:value-type="float" office:value="30" table:style-name="ce1">
            <text:p>3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05" table:style-name="ce1">
            <text:p>105</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八仙村仙鹿巷AC工程等9件(※本項協助計畫補助比例9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2934" table:style-name="ce1">
            <text:p>2934</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06" table:style-name="ce1">
            <text:p>10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爽文村小龜坑擋土牆工程等9件(※本項協助計畫補助比例9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1899" table:style-name="ce1">
            <text:p>1899</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07" table:style-name="ce1">
            <text:p>107</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永平村產業道路工程等11件(※本項協助計畫補助比例9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2052" table:style-name="ce1">
            <text:p>2052</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08" table:style-name="ce1">
            <text:p>108</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永和村竹欉農路工程等2件(※本項協助計畫補助比例9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720" table:style-name="ce1">
            <text:p>72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09" table:style-name="ce1">
            <text:p>109</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廣福村內城巷AC工程等10件(※本項協助計畫補助比例9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1935" table:style-name="ce1">
            <text:p>1935</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10" table:style-name="ce1">
            <text:p>110</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永芳村大丘園雙坑口道路改善工程等6件(※本項協助計畫補助比例9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1215" table:style-name="ce1">
            <text:p>1215</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11" table:style-name="ce1">
            <text:p>111</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義和村新厝排水改善工程等8件(※本項協助計畫補助比例88.98%)</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1762" table:style-name="ce1">
            <text:p>1762</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12" table:style-name="ce1">
            <text:p>112</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內城村灰石坪農路改善工程等9件(※本項協助計畫補助比例9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2115" table:style-name="ce1">
            <text:p>2115</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13" table:style-name="ce1">
            <text:p>113</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永福村仙峰巷支線改善工程等4件(※本項協助計畫補助比例9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918" table:style-name="ce1">
            <text:p>918</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14" table:style-name="ce1">
            <text:p>114</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中寮鄉公所</text:p>
          </table:table-cell>
          <table:table-cell office:value-type="string" table:style-name="ce1">
            <text:p>aa<text:s text:c="8"/></text:p>
          </table:table-cell>
          <table:table-cell office:value-type="string" table:style-name="ce1">
            <text:p>協助南投縣中寮鄉公所辦理龍安村龍南路支線改善工程等2件(※本項協助計畫補助比例90%)</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6200" table:style-name="ce1">
            <text:p>16200</text:p>
          </table:table-cell>
          <table:table-cell office:value-type="float" office:value="450" table:style-name="ce1">
            <text:p>45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15" table:style-name="ce1">
            <text:p>115</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南投縣</text:p>
          </table:table-cell>
          <table:table-cell office:value-type="string" table:style-name="ce1">
            <text:p>南投縣政府</text:p>
          </table:table-cell>
          <table:table-cell office:value-type="string" table:style-name="ce1">
            <text:p>aa<text:s text:c="8"/></text:p>
          </table:table-cell>
          <table:table-cell office:value-type="string" table:style-name="ce1">
            <text:p>協助南投縣政府辦理2016南投燈會</text:p>
          </table:table-cell>
          <table:table-cell office:value-type="date" office:date-value="2016-01-31T00:00:00" table:style-name="ce2">
            <text:p>2016/1/31</text:p>
          </table:table-cell>
          <table:table-cell office:value-type="date" office:date-value="2016-02-28T00:00:00" table:style-name="ce2">
            <text:p>2016/2/28</text:p>
          </table:table-cell>
          <table:table-cell office:value-type="string" table:style-name="ce1">
            <text:p>南縣縣轄內</text:p>
          </table:table-cell>
          <table:table-cell office:value-type="float" office:value="29590" table:style-name="ce1">
            <text:p>29590</text:p>
          </table:table-cell>
          <table:table-cell office:value-type="float" office:value="3000" table:style-name="ce1">
            <text:p>3000</text:p>
          </table:table-cell>
          <table:table-cell office:value-type="float" office:value="800" table:style-name="ce1">
            <text:p>8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16" table:style-name="ce1">
            <text:p>11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板橋區公所</text:p>
          </table:table-cell>
          <table:table-cell office:value-type="string" table:style-name="ce1">
            <text:p>aa<text:s text:c="8"/></text:p>
          </table:table-cell>
          <table:table-cell office:value-type="string" table:style-name="ce1">
            <text:p>協助新北市板橋區公所辦理104年度輸變電促協金(施工中)--埔墘S/S#3M.TR增設工程(完工)</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750" table:style-name="ce1">
            <text:p>750</text:p>
          </table:table-cell>
          <table:table-cell office:value-type="float" office:value="750" table:style-name="ce1">
            <text:p>75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17" table:style-name="ce1">
            <text:p>117</text:p>
          </table:table-cell>
          <table:table-cell office:value-type="string" table:style-name="ce1">
            <text:p>促進電力發展營運協助金審議委員會</text:p>
          </table:table-cell>
          <table:table-cell office:value-type="date" office:date-value="2015-12-07T00:00:00" table:style-name="ce2">
            <text:p>2015/12/7</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養殖漁業發展協會</text:p>
          </table:table-cell>
          <table:table-cell office:value-type="float" office:value="14687298" table:style-name="ce1">
            <text:p>14687298</text:p>
          </table:table-cell>
          <table:table-cell office:value-type="string" table:style-name="ce1">
            <text:p>協助高雄市養殖漁業發展協會辦理104年養殖產銷效能學習活動</text:p>
          </table:table-cell>
          <table:table-cell office:value-type="date" office:date-value="2015-12-11T00:00:00" table:style-name="ce2">
            <text:p>2015/12/11</text:p>
          </table:table-cell>
          <table:table-cell office:value-type="date" office:date-value="2015-12-12T00:00:00" table:style-name="ce2">
            <text:p>2015/12/12</text:p>
          </table:table-cell>
          <table:table-cell office:value-type="string" table:style-name="ce1">
            <text:p>台中發電廠</text:p>
          </table:table-cell>
          <table:table-cell office:value-type="float" office:value="89" table:style-name="ce1">
            <text:p>89</text:p>
          </table:table-cell>
          <table:table-cell office:value-type="float" office:value="79" table:style-name="ce1">
            <text:p>79</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18" table:style-name="ce1">
            <text:p>118</text:p>
          </table:table-cell>
          <table:table-cell office:value-type="string" table:style-name="ce1">
            <text:p>促進電力發展營運協助金審議委員會</text:p>
          </table:table-cell>
          <table:table-cell office:value-type="date" office:date-value="2015-12-04T00:00:00" table:style-name="ce2">
            <text:p>2015/12/4</text:p>
          </table:table-cell>
          <table:table-cell office:value-type="string" table:style-name="ce1">
            <text:p><text:s/>aa<text:s/></text:p>
          </table:table-cell>
          <table:table-cell office:value-type="string" table:style-name="ce1">
            <text:p>aa</text:p>
          </table:table-cell>
          <table:table-cell office:value-type="string" table:style-name="ce1">
            <text:p>澎湖縣</text:p>
          </table:table-cell>
          <table:table-cell office:value-type="string" table:style-name="ce1">
            <text:p>澎湖縣湖西鄉尖山社區發展協會</text:p>
          </table:table-cell>
          <table:table-cell office:value-type="float" office:value="60356139" table:style-name="ce1">
            <text:p>60356139</text:p>
          </table:table-cell>
          <table:table-cell office:value-type="string" table:style-name="ce1">
            <text:p>協助澎湖縣湖西鄉尖山社區發展協會辦理做菜繭迎冬至活動暨顯濟殿建醮祈福法會</text:p>
          </table:table-cell>
          <table:table-cell office:value-type="date" office:date-value="2015-12-12T00:00:00" table:style-name="ce2">
            <text:p>2015/12/12</text:p>
          </table:table-cell>
          <table:table-cell office:value-type="date" office:date-value="2016-01-08T00:00:00" table:style-name="ce2">
            <text:p>2016/1/8</text:p>
          </table:table-cell>
          <table:table-cell office:value-type="string" table:style-name="ce1">
            <text:p>澎湖縣湖西鄉</text:p>
          </table:table-cell>
          <table:table-cell office:value-type="float" office:value="296" table:style-name="ce1">
            <text:p>296</text:p>
          </table:table-cell>
          <table:table-cell office:value-type="float" office:value="200" table:style-name="ce1">
            <text:p>200</text:p>
          </table:table-cell>
          <table:table-cell office:value-type="float" office:value="150" table:style-name="ce1">
            <text:p>150</text:p>
          </table:table-cell>
          <table:table-cell office:value-type="string" table:style-name="ce1">
            <text:p>配合宣導電力發展營運，維護傳統習俗</text:p>
          </table:table-cell>
          <table:table-cell office:value-type="string" table:style-name="ce1">
            <text:p>已同意</text:p>
          </table:table-cell>
          <table:table-cell table:number-columns-repeated="16367"/>
        </table:table-row>
        <table:table-row table:style-name="ro1">
          <table:table-cell office:value-type="float" office:value="119" table:style-name="ce1">
            <text:p>119</text:p>
          </table:table-cell>
          <table:table-cell office:value-type="string" table:style-name="ce1">
            <text:p>促進電力發展營運協助金審議委員會</text:p>
          </table:table-cell>
          <table:table-cell office:value-type="date" office:date-value="2015-12-07T00:00:00" table:style-name="ce2">
            <text:p>2015/12/7</text:p>
          </table:table-cell>
          <table:table-cell office:value-type="string" table:style-name="ce1">
            <text:p><text:s/>aa<text:s/></text:p>
          </table:table-cell>
          <table:table-cell office:value-type="string" table:style-name="ce1">
            <text:p>aa</text:p>
          </table:table-cell>
          <table:table-cell office:value-type="string" table:style-name="ce1">
            <text:p>花蓮縣</text:p>
          </table:table-cell>
          <table:table-cell office:value-type="string" table:style-name="ce1">
            <text:p>花蓮縣秀林鄉榕樹社區發展協會</text:p>
          </table:table-cell>
          <table:table-cell office:value-type="float" office:value="94983406" table:style-name="ce1">
            <text:p>94983406</text:p>
          </table:table-cell>
          <table:table-cell office:value-type="string" table:style-name="ce1">
            <text:p>協助花蓮縣秀林鄉榕樹社區發展協會辦理104年度銅門村村校聯合運動會活動</text:p>
          </table:table-cell>
          <table:table-cell office:value-type="date" office:date-value="2015-12-20T00:00:00" table:style-name="ce2">
            <text:p>2015/12/20</text:p>
          </table:table-cell>
          <table:table-cell office:value-type="date" office:date-value="2015-12-20T00:00:00" table:style-name="ce2">
            <text:p>2015/12/20</text:p>
          </table:table-cell>
          <table:table-cell office:value-type="string" table:style-name="ce1">
            <text:p>花蓮縣秀林鄉</text:p>
          </table:table-cell>
          <table:table-cell office:value-type="float" office:value="345" table:style-name="ce1">
            <text:p>345</text:p>
          </table:table-cell>
          <table:table-cell office:value-type="float" office:value="40" table:style-name="ce1">
            <text:p>40</text:p>
          </table:table-cell>
          <table:table-cell office:value-type="float" office:value="40" table:style-name="ce1">
            <text:p>4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20" table:style-name="ce1">
            <text:p>120</text:p>
          </table:table-cell>
          <table:table-cell office:value-type="string" table:style-name="ce1">
            <text:p>促進電力發展營運協助金審議委員會</text:p>
          </table:table-cell>
          <table:table-cell office:value-type="date" office:date-value="2015-12-02T00:00:00" table:style-name="ce2">
            <text:p>2015/12/2</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第三核能發電廠</text:p>
          </table:table-cell>
          <table:table-cell office:value-type="string" table:style-name="ce1">
            <text:p>aa<text:s text:c="8"/></text:p>
          </table:table-cell>
          <table:table-cell office:value-type="string" table:style-name="ce1">
            <text:p>協助第三核能發電廠辦理104年度台電特別獎助學金關懷菁英學生生活近況暨電力宣導活動</text:p>
          </table:table-cell>
          <table:table-cell office:value-type="date" office:date-value="2015-12-26T00:00:00" table:style-name="ce2">
            <text:p>2015/12/26</text:p>
          </table:table-cell>
          <table:table-cell office:value-type="date" office:date-value="2015-12-26T00:00:00" table:style-name="ce2">
            <text:p>2015/12/26</text:p>
          </table:table-cell>
          <table:table-cell office:value-type="string" table:style-name="ce1">
            <text:p>屏東縣恆春鎮</text:p>
          </table:table-cell>
          <table:table-cell office:value-type="float" office:value="300" table:style-name="ce1">
            <text:p>300</text:p>
          </table:table-cell>
          <table:table-cell office:value-type="float" office:value="300" table:style-name="ce1">
            <text:p>300</text:p>
          </table:table-cell>
          <table:table-cell office:value-type="float" office:value="300" table:style-name="ce1">
            <text:p>30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21" table:style-name="ce1">
            <text:p>121</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新北市政府</text:p>
          </table:table-cell>
          <table:table-cell office:value-type="string" table:style-name="ce1">
            <text:p>aa<text:s text:c="8"/></text:p>
          </table:table-cell>
          <table:table-cell office:value-type="string" table:style-name="ce1">
            <text:p>協助新北市政府辦理2016新北市平溪天燈節活動</text:p>
          </table:table-cell>
          <table:table-cell office:value-type="date" office:date-value="2016-02-11T00:00:00" table:style-name="ce2">
            <text:p>2016/2/11</text:p>
          </table:table-cell>
          <table:table-cell office:value-type="date" office:date-value="2016-02-22T00:00:00" table:style-name="ce2">
            <text:p>2016/2/22</text:p>
          </table:table-cell>
          <table:table-cell office:value-type="string" table:style-name="ce1">
            <text:p>新北市平溪區</text:p>
          </table:table-cell>
          <table:table-cell office:value-type="float" office:value="17150" table:style-name="ce1">
            <text:p>17150</text:p>
          </table:table-cell>
          <table:table-cell office:value-type="float" office:value="4000" table:style-name="ce1">
            <text:p>4000</text:p>
          </table:table-cell>
          <table:table-cell office:value-type="float" office:value="2000" table:style-name="ce1">
            <text:p>200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22" table:style-name="ce1">
            <text:p>122</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臺中區漁會</text:p>
          </table:table-cell>
          <table:table-cell office:value-type="float" office:value="55709324" table:style-name="ce1">
            <text:p>55709324</text:p>
          </table:table-cell>
          <table:table-cell office:value-type="string" table:style-name="ce1">
            <text:p>協助臺中市臺中區漁會辦理梧棲漁港漁船修造廠環境改善計畫</text:p>
          </table:table-cell>
          <table:table-cell office:value-type="date" office:date-value="2015-10-01T00:00:00" table:style-name="ce2">
            <text:p>2015/10/1</text:p>
          </table:table-cell>
          <table:table-cell office:value-type="date" office:date-value="2015-12-31T00:00:00" table:style-name="ce2">
            <text:p>2015/12/31</text:p>
          </table:table-cell>
          <table:table-cell office:value-type="string" table:style-name="ce1">
            <text:p>台中市清水區</text:p>
          </table:table-cell>
          <table:table-cell office:value-type="float" office:value="5500" table:style-name="ce1">
            <text:p>5500</text:p>
          </table:table-cell>
          <table:table-cell office:value-type="float" office:value="3000" table:style-name="ce1">
            <text:p>3000</text:p>
          </table:table-cell>
          <table:table-cell office:value-type="float" office:value="3000" table:style-name="ce1">
            <text:p>30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23" table:style-name="ce1">
            <text:p>123</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龍井區農會</text:p>
          </table:table-cell>
          <table:table-cell office:value-type="float" office:value="56376204" table:style-name="ce1">
            <text:p>56376204</text:p>
          </table:table-cell>
          <table:table-cell office:value-type="string" table:style-name="ce1">
            <text:p>協助臺中市龍井區農會辦理104年度農特產品展售中心計畫</text:p>
          </table:table-cell>
          <table:table-cell office:value-type="date" office:date-value="2015-11-01T00:00:00" table:style-name="ce2">
            <text:p>2015/11/1</text:p>
          </table:table-cell>
          <table:table-cell office:value-type="date" office:date-value="2016-06-30T00:00:00" table:style-name="ce2">
            <text:p>2016/6/30</text:p>
          </table:table-cell>
          <table:table-cell office:value-type="string" table:style-name="ce1">
            <text:p>臺中市龍井區</text:p>
          </table:table-cell>
          <table:table-cell office:value-type="float" office:value="2217" table:style-name="ce1">
            <text:p>2217</text:p>
          </table:table-cell>
          <table:table-cell office:value-type="float" office:value="2000" table:style-name="ce1">
            <text:p>2000</text:p>
          </table:table-cell>
          <table:table-cell office:value-type="float" office:value="1500" table:style-name="ce1">
            <text:p>15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24" table:style-name="ce1">
            <text:p>124</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苗栗縣苑裡鎮公所</text:p>
          </table:table-cell>
          <table:table-cell office:value-type="string" table:style-name="ce1">
            <text:p>aa<text:s text:c="8"/></text:p>
          </table:table-cell>
          <table:table-cell office:value-type="string" table:style-name="ce1">
            <text:p>協助苗栗縣苑裡鎮公所辦理苗栗縣山線海線自行車道景觀橋新建工程</text:p>
          </table:table-cell>
          <table:table-cell office:value-type="date" office:date-value="2015-10-01T00:00:00" table:style-name="ce2">
            <text:p>2015/10/1</text:p>
          </table:table-cell>
          <table:table-cell office:value-type="date" office:date-value="2016-08-31T00:00:00" table:style-name="ce2">
            <text:p>2016/8/31</text:p>
          </table:table-cell>
          <table:table-cell office:value-type="string" table:style-name="ce1">
            <text:p>苗栗縣苑裡鎮</text:p>
          </table:table-cell>
          <table:table-cell office:value-type="float" office:value="6000" table:style-name="ce1">
            <text:p>6000</text:p>
          </table:table-cell>
          <table:table-cell office:value-type="float" office:value="5400" table:style-name="ce1">
            <text:p>5400</text:p>
          </table:table-cell>
          <table:table-cell office:value-type="float" office:value="4500" table:style-name="ce1">
            <text:p>45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25" table:style-name="ce1">
            <text:p>125</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湖內區公所</text:p>
          </table:table-cell>
          <table:table-cell office:value-type="string" table:style-name="ce1">
            <text:p>aa<text:s text:c="8"/></text:p>
          </table:table-cell>
          <table:table-cell office:value-type="string" table:style-name="ce1">
            <text:p>協助高雄市湖內區公所辦理高雄市湖內區湖東里活動中心興(增)建計畫</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500" table:style-name="ce1">
            <text:p>1500</text:p>
          </table:table-cell>
          <table:table-cell office:value-type="float" office:value="1500" table:style-name="ce1">
            <text:p>15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26" table:style-name="ce1">
            <text:p>12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滿州鄉公所</text:p>
          </table:table-cell>
          <table:table-cell office:value-type="string" table:style-name="ce1">
            <text:p>aa<text:s text:c="8"/></text:p>
          </table:table-cell>
          <table:table-cell office:value-type="string" table:style-name="ce1">
            <text:p>協助屏東縣滿州鄉公所辦理滿州鄉滿州村巷道路面改善工程</text:p>
          </table:table-cell>
          <table:table-cell office:value-type="date" office:date-value="2015-09-01T00:00:00" table:style-name="ce2">
            <text:p>2015/9/1</text:p>
          </table:table-cell>
          <table:table-cell office:value-type="date" office:date-value="2015-12-31T00:00:00" table:style-name="ce2">
            <text:p>2015/12/31</text:p>
          </table:table-cell>
          <table:table-cell office:value-type="string" table:style-name="ce1">
            <text:p>屏東縣滿州鄉</text:p>
          </table:table-cell>
          <table:table-cell office:value-type="float" office:value="2200" table:style-name="ce1">
            <text:p>2200</text:p>
          </table:table-cell>
          <table:table-cell office:value-type="float" office:value="1980" table:style-name="ce1">
            <text:p>1980</text:p>
          </table:table-cell>
          <table:table-cell office:value-type="float" office:value="1200" table:style-name="ce1">
            <text:p>1200</text:p>
          </table:table-cell>
          <table:table-cell office:value-type="string" table:style-name="ce1">
            <text:p>促進電力發展營運，增進地方建設</text:p>
          </table:table-cell>
          <table:table-cell office:value-type="string" table:style-name="ce1">
            <text:p>已同意</text:p>
          </table:table-cell>
          <table:table-cell table:number-columns-repeated="16367"/>
        </table:table-row>
        <table:table-row table:style-name="ro1">
          <table:table-cell office:value-type="float" office:value="127" table:style-name="ce1">
            <text:p>127</text:p>
          </table:table-cell>
          <table:table-cell office:value-type="string" table:style-name="ce1">
            <text:p>促進電力發展營運協助金審議委員會</text:p>
          </table:table-cell>
          <table:table-cell office:value-type="date" office:date-value="2015-12-03T00:00:00" table:style-name="ce2">
            <text:p>2015/12/3</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湖街長壽協進會</text:p>
          </table:table-cell>
          <table:table-cell office:value-type="float" office:value="38749006" table:style-name="ce1">
            <text:p>38749006</text:p>
          </table:table-cell>
          <table:table-cell office:value-type="string" table:style-name="ce1">
            <text:p>協助高雄市湖街長壽協進會辦理104年度節約能源宣導暨環境觀摩研習活動</text:p>
          </table:table-cell>
          <table:table-cell office:value-type="date" office:date-value="2015-12-09T00:00:00" table:style-name="ce2">
            <text:p>2015/12/9</text:p>
          </table:table-cell>
          <table:table-cell office:value-type="date" office:date-value="2015-12-09T00:00:00" table:style-name="ce2">
            <text:p>2015/12/9</text:p>
          </table:table-cell>
          <table:table-cell office:value-type="string" table:style-name="ce1">
            <text:p>通霄發電廠</text:p>
          </table:table-cell>
          <table:table-cell office:value-type="float" office:value="88" table:style-name="ce1">
            <text:p>88</text:p>
          </table:table-cell>
          <table:table-cell office:value-type="float" office:value="65" table:style-name="ce1">
            <text:p>65</text:p>
          </table:table-cell>
          <table:table-cell office:value-type="float" office:value="35" table:style-name="ce1">
            <text:p>35</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28" table:style-name="ce1">
            <text:p>128</text:p>
          </table:table-cell>
          <table:table-cell office:value-type="string" table:style-name="ce1">
            <text:p>促進電力發展營運協助金審議委員會</text:p>
          </table:table-cell>
          <table:table-cell office:value-type="date" office:date-value="2015-12-02T00:00:00" table:style-name="ce2">
            <text:p>2015/12/2</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大園區公所</text:p>
          </table:table-cell>
          <table:table-cell office:value-type="string" table:style-name="ce1">
            <text:p>aa<text:s text:c="8"/></text:p>
          </table:table-cell>
          <table:table-cell office:value-type="string" table:style-name="ce1">
            <text:p>協助桃園市大園區公所104年度發電年度促協金(運轉中)</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3546" table:style-name="ce1">
            <text:p>3546</text:p>
          </table:table-cell>
          <table:table-cell office:value-type="float" office:value="3546" table:style-name="ce1">
            <text:p>3546</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29" table:style-name="ce1">
            <text:p>129</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農會</text:p>
          </table:table-cell>
          <table:table-cell office:value-type="float" office:value="277408" table:style-name="ce1">
            <text:p>277408</text:p>
          </table:table-cell>
          <table:table-cell office:value-type="string" table:style-name="ce1">
            <text:p>協助基隆市農會辦理基隆市颱風災後農民復耕協助計畫</text:p>
          </table:table-cell>
          <table:table-cell office:value-type="date" office:date-value="2015-10-25T00:00:00" table:style-name="ce2">
            <text:p>2015/10/25</text:p>
          </table:table-cell>
          <table:table-cell office:value-type="date" office:date-value="2015-12-15T00:00:00" table:style-name="ce2">
            <text:p>2015/12/15</text:p>
          </table:table-cell>
          <table:table-cell office:value-type="string" table:style-name="ce1">
            <text:p>基隆市</text:p>
          </table:table-cell>
          <table:table-cell office:value-type="float" office:value="120" table:style-name="ce1">
            <text:p>120</text:p>
          </table:table-cell>
          <table:table-cell office:value-type="float" office:value="1080" table:style-name="ce1">
            <text:p>1080</text:p>
          </table:table-cell>
          <table:table-cell office:value-type="float" office:value="700" table:style-name="ce1">
            <text:p>70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30" table:style-name="ce1">
            <text:p>130</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桃園市</text:p>
          </table:table-cell>
          <table:table-cell office:value-type="string" table:style-name="ce1">
            <text:p>桃園市蘆竹區公所</text:p>
          </table:table-cell>
          <table:table-cell office:value-type="string" table:style-name="ce1">
            <text:p>aa<text:s text:c="8"/></text:p>
          </table:table-cell>
          <table:table-cell office:value-type="string" table:style-name="ce1">
            <text:p>協助桃園市蘆竹區公所104年度發電年度促協金(施工中)-林口發電廠新增改建</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string" table:style-name="ce1">
            <text:p>aa</text:p>
          </table:table-cell>
          <table:table-cell office:value-type="float" office:value="19200" table:style-name="ce1">
            <text:p>19200</text:p>
          </table:table-cell>
          <table:table-cell office:value-type="float" office:value="19200" table:style-name="ce1">
            <text:p>19200</text:p>
          </table:table-cell>
          <table:table-cell office:value-type="string" table:style-name="ce1">
            <text:p>促進電力發展營運，協助公共建設及增進地方福祉</text:p>
          </table:table-cell>
          <table:table-cell office:value-type="string" table:style-name="ce1">
            <text:p>已同意</text:p>
          </table:table-cell>
          <table:table-cell table:number-columns-repeated="16367"/>
        </table:table-row>
        <table:table-row table:style-name="ro1">
          <table:table-cell office:value-type="float" office:value="131" table:style-name="ce1">
            <text:p>131</text:p>
          </table:table-cell>
          <table:table-cell office:value-type="string" table:style-name="ce1">
            <text:p>促進電力發展營運協助金審議委員會</text:p>
          </table:table-cell>
          <table:table-cell office:value-type="date" office:date-value="2015-11-30T00:00:00" table:style-name="ce2">
            <text:p>2015/11/30</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改善大平國小教學環境設備-申購電腦主機</text:p>
          </table:table-cell>
          <table:table-cell office:value-type="date" office:date-value="2015-11-01T00:00:00" table:style-name="ce2">
            <text:p>2015/11/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150" table:style-name="ce1">
            <text:p>150</text:p>
          </table:table-cell>
          <table:table-cell office:value-type="float" office:value="135" table:style-name="ce1">
            <text:p>135</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32" table:style-name="ce1">
            <text:p>132</text:p>
          </table:table-cell>
          <table:table-cell office:value-type="string" table:style-name="ce1">
            <text:p>促進電力發展營運協助金審議委員會</text:p>
          </table:table-cell>
          <table:table-cell office:value-type="date" office:date-value="2015-11-30T00:00:00" table:style-name="ce2">
            <text:p>2015/11/30</text:p>
          </table:table-cell>
          <table:table-cell office:value-type="string" table:style-name="ce1">
            <text:p><text:s/>aa<text:s/></text:p>
          </table:table-cell>
          <table:table-cell office:value-type="string" table:style-name="ce1">
            <text:p>立委王進士</text:p>
          </table:table-cell>
          <table:table-cell office:value-type="string" table:style-name="ce1">
            <text:p>臺北市</text:p>
          </table:table-cell>
          <table:table-cell office:value-type="string" table:style-name="ce1">
            <text:p>台灣農業生技學會</text:p>
          </table:table-cell>
          <table:table-cell office:value-type="float" office:value="48727608" table:style-name="ce1">
            <text:p>48727608</text:p>
          </table:table-cell>
          <table:table-cell office:value-type="string" table:style-name="ce1">
            <text:p>協助台灣農業生技學會辦理屏東溫泉季</text:p>
          </table:table-cell>
          <table:table-cell office:value-type="date" office:date-value="2015-12-18T00:00:00" table:style-name="ce2">
            <text:p>2015/12/18</text:p>
          </table:table-cell>
          <table:table-cell office:value-type="date" office:date-value="2015-12-27T00:00:00" table:style-name="ce2">
            <text:p>2015/12/27</text:p>
          </table:table-cell>
          <table:table-cell office:value-type="string" table:style-name="ce1">
            <text:p>屏東縣車城鄉</text:p>
          </table:table-cell>
          <table:table-cell office:value-type="float" office:value="1300" table:style-name="ce1">
            <text:p>1300</text:p>
          </table:table-cell>
          <table:table-cell office:value-type="float" office:value="500" table:style-name="ce1">
            <text:p>500</text:p>
          </table:table-cell>
          <table:table-cell office:value-type="float" office:value="150" table:style-name="ce1">
            <text:p>15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33" table:style-name="ce1">
            <text:p>133</text:p>
          </table:table-cell>
          <table:table-cell office:value-type="string" table:style-name="ce1">
            <text:p>促進電力發展營運協助金審議委員會</text:p>
          </table:table-cell>
          <table:table-cell office:value-type="date" office:date-value="2015-11-30T00:00:00" table:style-name="ce2">
            <text:p>2015/11/30</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滿州鄉公所</text:p>
          </table:table-cell>
          <table:table-cell office:value-type="string" table:style-name="ce1">
            <text:p>aa<text:s text:c="8"/></text:p>
          </table:table-cell>
          <table:table-cell office:value-type="string" table:style-name="ce1">
            <text:p>協助屏東縣滿州鄉公所辦理民國105年農民曆</text:p>
          </table:table-cell>
          <table:table-cell office:value-type="date" office:date-value="2015-12-01T00:00:00" table:style-name="ce2">
            <text:p>2015/12/1</text:p>
          </table:table-cell>
          <table:table-cell office:value-type="date" office:date-value="2015-12-31T00:00:00" table:style-name="ce2">
            <text:p>2015/12/31</text:p>
          </table:table-cell>
          <table:table-cell office:value-type="string" table:style-name="ce1">
            <text:p>屏東縣滿州鄉</text:p>
          </table:table-cell>
          <table:table-cell office:value-type="float" office:value="200" table:style-name="ce1">
            <text:p>200</text:p>
          </table:table-cell>
          <table:table-cell office:value-type="float" office:value="100" table:style-name="ce1">
            <text:p>100</text:p>
          </table:table-cell>
          <table:table-cell office:value-type="float" office:value="80" table:style-name="ce1">
            <text:p>8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34" table:style-name="ce1">
            <text:p>134</text:p>
          </table:table-cell>
          <table:table-cell office:value-type="string" table:style-name="ce1">
            <text:p>促進電力發展營運協助金審議委員會</text:p>
          </table:table-cell>
          <table:table-cell office:value-type="date" office:date-value="2015-11-30T00:00:00" table:style-name="ce2">
            <text:p>2015/11/30</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恆春鎮公所</text:p>
          </table:table-cell>
          <table:table-cell office:value-type="string" table:style-name="ce1">
            <text:p>aa<text:s text:c="8"/></text:p>
          </table:table-cell>
          <table:table-cell office:value-type="string" table:style-name="ce1">
            <text:p>協助屏東縣恆春鎮公所辦理改善墾丁鵝鑾分校體育設備</text:p>
          </table:table-cell>
          <table:table-cell office:value-type="date" office:date-value="2015-12-01T00:00:00" table:style-name="ce2">
            <text:p>2015/12/1</text:p>
          </table:table-cell>
          <table:table-cell office:value-type="date" office:date-value="2015-12-31T00:00:00" table:style-name="ce2">
            <text:p>2015/12/31</text:p>
          </table:table-cell>
          <table:table-cell office:value-type="string" table:style-name="ce1">
            <text:p>屏東縣恆春鎮</text:p>
          </table:table-cell>
          <table:table-cell office:value-type="float" office:value="100" table:style-name="ce1">
            <text:p>100</text:p>
          </table:table-cell>
          <table:table-cell office:value-type="float" office:value="90" table:style-name="ce1">
            <text:p>90</text:p>
          </table:table-cell>
          <table:table-cell office:value-type="float" office:value="70" table:style-name="ce1">
            <text:p>7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35" table:style-name="ce1">
            <text:p>135</text:p>
          </table:table-cell>
          <table:table-cell office:value-type="string" table:style-name="ce1">
            <text:p>促進電力發展營運協助金審議委員會</text:p>
          </table:table-cell>
          <table:table-cell office:value-type="date" office:date-value="2015-11-27T00:00:00" table:style-name="ce2">
            <text:p>2015/11/27</text:p>
          </table:table-cell>
          <table:table-cell office:value-type="string" table:style-name="ce1">
            <text:p><text:s/>aa<text:s/></text:p>
          </table:table-cell>
          <table:table-cell office:value-type="string" table:style-name="ce1">
            <text:p>aa</text:p>
          </table:table-cell>
          <table:table-cell office:value-type="string" table:style-name="ce1">
            <text:p>高雄市</text:p>
          </table:table-cell>
          <table:table-cell office:value-type="string" table:style-name="ce1">
            <text:p>高雄市林園區公所</text:p>
          </table:table-cell>
          <table:table-cell office:value-type="string" table:style-name="ce1">
            <text:p>aa<text:s text:c="8"/></text:p>
          </table:table-cell>
          <table:table-cell office:value-type="string" table:style-name="ce1">
            <text:p>協助高雄市林園區公所辦理2016洋蔥促銷活動</text:p>
          </table:table-cell>
          <table:table-cell office:value-type="date" office:date-value="2016-01-23T00:00:00" table:style-name="ce2">
            <text:p>2016/1/23</text:p>
          </table:table-cell>
          <table:table-cell office:value-type="date" office:date-value="2016-01-23T00:00:00" table:style-name="ce2">
            <text:p>2016/1/23</text:p>
          </table:table-cell>
          <table:table-cell office:value-type="string" table:style-name="ce1">
            <text:p>高雄市林園區</text:p>
          </table:table-cell>
          <table:table-cell office:value-type="float" office:value="380" table:style-name="ce1">
            <text:p>380</text:p>
          </table:table-cell>
          <table:table-cell office:value-type="float" office:value="280" table:style-name="ce1">
            <text:p>280</text:p>
          </table:table-cell>
          <table:table-cell office:value-type="float" office:value="250" table:style-name="ce1">
            <text:p>250</text:p>
          </table:table-cell>
          <table:table-cell office:value-type="string" table:style-name="ce1">
            <text:p>促進電力發展營運，增進產業發展</text:p>
          </table:table-cell>
          <table:table-cell office:value-type="string" table:style-name="ce1">
            <text:p>已同意</text:p>
          </table:table-cell>
          <table:table-cell table:number-columns-repeated="16367"/>
        </table:table-row>
        <table:table-row table:style-name="ro1">
          <table:table-cell office:value-type="float" office:value="136" table:style-name="ce1">
            <text:p>136</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臺中市</text:p>
          </table:table-cell>
          <table:table-cell office:value-type="string" table:style-name="ce1">
            <text:p>臺中市沙鹿區北勢國民小學</text:p>
          </table:table-cell>
          <table:table-cell office:value-type="string" table:style-name="ce1">
            <text:p>aa<text:s text:c="8"/></text:p>
          </table:table-cell>
          <table:table-cell office:value-type="string" table:style-name="ce1">
            <text:p>協助臺中市沙鹿區北勢國民小學辦理九十三週年校慶暨節約用電宣導活動計畫</text:p>
          </table:table-cell>
          <table:table-cell office:value-type="date" office:date-value="2015-12-02T00:00:00" table:style-name="ce2">
            <text:p>2015/12/2</text:p>
          </table:table-cell>
          <table:table-cell office:value-type="date" office:date-value="2015-12-02T00:00:00" table:style-name="ce2">
            <text:p>2015/12/2</text:p>
          </table:table-cell>
          <table:table-cell office:value-type="string" table:style-name="ce1">
            <text:p>臺中市沙鹿區</text:p>
          </table:table-cell>
          <table:table-cell office:value-type="float" office:value="126" table:style-name="ce1">
            <text:p>126</text:p>
          </table:table-cell>
          <table:table-cell office:value-type="float" office:value="50" table:style-name="ce1">
            <text:p>50</text:p>
          </table:table-cell>
          <table:table-cell office:value-type="float" office:value="50" table:style-name="ce1">
            <text:p>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37" table:style-name="ce1">
            <text:p>137</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苗栗縣</text:p>
          </table:table-cell>
          <table:table-cell office:value-type="string" table:style-name="ce1">
            <text:p>社團法人苗栗縣愛加倍社區關懷協會</text:p>
          </table:table-cell>
          <table:table-cell office:value-type="float" office:value="14702559" table:style-name="ce1">
            <text:p>14702559</text:p>
          </table:table-cell>
          <table:table-cell office:value-type="string" table:style-name="ce1">
            <text:p>協助社團法人苗栗縣愛加倍社區關懷協會辦理104年「愛在一起」社區弱勢家庭慈善音樂晚會活動計畫</text:p>
          </table:table-cell>
          <table:table-cell office:value-type="date" office:date-value="2015-12-18T00:00:00" table:style-name="ce2">
            <text:p>2015/12/18</text:p>
          </table:table-cell>
          <table:table-cell office:value-type="date" office:date-value="2015-12-18T00:00:00" table:style-name="ce2">
            <text:p>2015/12/18</text:p>
          </table:table-cell>
          <table:table-cell office:value-type="string" table:style-name="ce1">
            <text:p>苗栗縣通霄鎮</text:p>
          </table:table-cell>
          <table:table-cell office:value-type="float" office:value="76" table:style-name="ce1">
            <text:p>76</text:p>
          </table:table-cell>
          <table:table-cell office:value-type="float" office:value="40" table:style-name="ce1">
            <text:p>40</text:p>
          </table:table-cell>
          <table:table-cell office:value-type="float" office:value="30" table:style-name="ce1">
            <text:p>30</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38" table:style-name="ce1">
            <text:p>138</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核能火力發電工程處北部施工處</text:p>
          </table:table-cell>
          <table:table-cell office:value-type="string" table:style-name="ce1">
            <text:p>aa<text:s text:c="8"/></text:p>
          </table:table-cell>
          <table:table-cell office:value-type="string" table:style-name="ce1">
            <text:p>協助核能火力發電工程處北部施工處辦理新北市林口區崇林國中籃球隊104學年度培育訓練計畫</text:p>
          </table:table-cell>
          <table:table-cell office:value-type="date" office:date-value="2015-11-01T00:00:00" table:style-name="ce2">
            <text:p>2015/11/1</text:p>
          </table:table-cell>
          <table:table-cell office:value-type="date" office:date-value="2016-07-31T00:00:00" table:style-name="ce2">
            <text:p>2016/7/31</text:p>
          </table:table-cell>
          <table:table-cell office:value-type="string" table:style-name="ce1">
            <text:p>新北市林口區</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39" table:style-name="ce1">
            <text:p>139</text:p>
          </table:table-cell>
          <table:table-cell office:value-type="string" table:style-name="ce1">
            <text:p>促進電力發展營運協助金審議委員會</text:p>
          </table:table-cell>
          <table:table-cell office:value-type="date" office:date-value="2015-11-30T00:00:00" table:style-name="ce2">
            <text:p>2015/11/30</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核能火力發電工程處北部施工處</text:p>
          </table:table-cell>
          <table:table-cell office:value-type="string" table:style-name="ce1">
            <text:p>aa<text:s text:c="8"/></text:p>
          </table:table-cell>
          <table:table-cell office:value-type="string" table:style-name="ce1">
            <text:p>協助核能火力發電工程處北部施工處辦理新北市林口區林口國中羽球隊104學年度培育訓練計畫</text:p>
          </table:table-cell>
          <table:table-cell office:value-type="date" office:date-value="2015-11-01T00:00:00" table:style-name="ce2">
            <text:p>2015/11/1</text:p>
          </table:table-cell>
          <table:table-cell office:value-type="date" office:date-value="2016-07-31T00:00:00" table:style-name="ce2">
            <text:p>2016/7/31</text:p>
          </table:table-cell>
          <table:table-cell office:value-type="string" table:style-name="ce1">
            <text:p>新北市林口區</text:p>
          </table:table-cell>
          <table:table-cell office:value-type="float" office:value="250" table:style-name="ce1">
            <text:p>250</text:p>
          </table:table-cell>
          <table:table-cell office:value-type="float" office:value="250" table:style-name="ce1">
            <text:p>250</text:p>
          </table:table-cell>
          <table:table-cell office:value-type="float" office:value="250" table:style-name="ce1">
            <text:p>250</text:p>
          </table:table-cell>
          <table:table-cell office:value-type="string" table:style-name="ce1">
            <text:p>配合宣導電力發展營運，提昇文教品質</text:p>
          </table:table-cell>
          <table:table-cell office:value-type="string" table:style-name="ce1">
            <text:p>已同意</text:p>
          </table:table-cell>
          <table:table-cell table:number-columns-repeated="16367"/>
        </table:table-row>
        <table:table-row table:style-name="ro1">
          <table:table-cell office:value-type="float" office:value="140" table:style-name="ce1">
            <text:p>140</text:p>
          </table:table-cell>
          <table:table-cell office:value-type="string" table:style-name="ce1">
            <text:p>促進電力發展營運協助金審議委員會</text:p>
          </table:table-cell>
          <table:table-cell office:value-type="date" office:date-value="2015-11-30T00:00:00" table:style-name="ce2">
            <text:p>2015/11/30</text:p>
          </table:table-cell>
          <table:table-cell office:value-type="string" table:style-name="ce1">
            <text:p><text:s/>aa<text:s/></text:p>
          </table:table-cell>
          <table:table-cell office:value-type="string" table:style-name="ce1">
            <text:p>aa</text:p>
          </table:table-cell>
          <table:table-cell office:value-type="string" table:style-name="ce1">
            <text:p>新北市</text:p>
          </table:table-cell>
          <table:table-cell office:value-type="string" table:style-name="ce1">
            <text:p>第二核能發電廠</text:p>
          </table:table-cell>
          <table:table-cell office:value-type="string" table:style-name="ce1">
            <text:p>aa<text:s text:c="8"/></text:p>
          </table:table-cell>
          <table:table-cell office:value-type="string" table:style-name="ce1">
            <text:p>協助第二核能發電廠辦理104年度台電特別助學金關懷菁英學生生活近況暨電力宣導活動</text:p>
          </table:table-cell>
          <table:table-cell office:value-type="date" office:date-value="2015-12-01T00:00:00" table:style-name="ce2">
            <text:p>2015/12/1</text:p>
          </table:table-cell>
          <table:table-cell office:value-type="date" office:date-value="2015-12-31T00:00:00" table:style-name="ce2">
            <text:p>2015/12/31</text:p>
          </table:table-cell>
          <table:table-cell office:value-type="string" table:style-name="ce1">
            <text:p>新北市萬里區</text:p>
          </table:table-cell>
          <table:table-cell office:value-type="float" office:value="298" table:style-name="ce1">
            <text:p>298</text:p>
          </table:table-cell>
          <table:table-cell office:value-type="float" office:value="298" table:style-name="ce1">
            <text:p>298</text:p>
          </table:table-cell>
          <table:table-cell office:value-type="float" office:value="298" table:style-name="ce1">
            <text:p>298</text:p>
          </table:table-cell>
          <table:table-cell office:value-type="string" table:style-name="ce1">
            <text:p>關懷弱勢，提升台電企業形象</text:p>
          </table:table-cell>
          <table:table-cell office:value-type="string" table:style-name="ce1">
            <text:p>已同意</text:p>
          </table:table-cell>
          <table:table-cell table:number-columns-repeated="16367"/>
        </table:table-row>
        <table:table-row table:style-name="ro1">
          <table:table-cell office:value-type="float" office:value="141" table:style-name="ce1">
            <text:p>141</text:p>
          </table:table-cell>
          <table:table-cell office:value-type="string" table:style-name="ce1">
            <text:p>促進電力發展營運協助金審議委員會</text:p>
          </table:table-cell>
          <table:table-cell office:value-type="date" office:date-value="2015-11-27T00:00:00" table:style-name="ce2">
            <text:p>2015/11/27</text:p>
          </table:table-cell>
          <table:table-cell office:value-type="string" table:style-name="ce1">
            <text:p><text:s/>aa<text:s/></text:p>
          </table:table-cell>
          <table:table-cell office:value-type="string" table:style-name="ce1">
            <text:p>aa</text:p>
          </table:table-cell>
          <table:table-cell office:value-type="string" table:style-name="ce1">
            <text:p>屏東縣</text:p>
          </table:table-cell>
          <table:table-cell office:value-type="string" table:style-name="ce1">
            <text:p>屏東縣車城地區農會</text:p>
          </table:table-cell>
          <table:table-cell office:value-type="float" office:value="91277700" table:style-name="ce1">
            <text:p>91277700</text:p>
          </table:table-cell>
          <table:table-cell office:value-type="string" table:style-name="ce1">
            <text:p>協助屏東縣車城地區農會辦理信用部延伸櫃檯啟用暨核能知識宣導活動</text:p>
          </table:table-cell>
          <table:table-cell office:value-type="date" office:date-value="2015-12-10T00:00:00" table:style-name="ce2">
            <text:p>2015/12/10</text:p>
          </table:table-cell>
          <table:table-cell office:value-type="date" office:date-value="2015-12-20T00:00:00" table:style-name="ce2">
            <text:p>2015/12/20</text:p>
          </table:table-cell>
          <table:table-cell office:value-type="string" table:style-name="ce1">
            <text:p>屏東縣牡丹鄉</text:p>
          </table:table-cell>
          <table:table-cell office:value-type="float" office:value="142" table:style-name="ce1">
            <text:p>142</text:p>
          </table:table-cell>
          <table:table-cell office:value-type="float" office:value="70" table:style-name="ce1">
            <text:p>70</text:p>
          </table:table-cell>
          <table:table-cell office:value-type="float" office:value="70" table:style-name="ce1">
            <text:p>70</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style-name="ro1">
          <table:table-cell office:value-type="float" office:value="142" table:style-name="ce1">
            <text:p>142</text:p>
          </table:table-cell>
          <table:table-cell office:value-type="string" table:style-name="ce1">
            <text:p>促進電力發展營運協助金審議委員會</text:p>
          </table:table-cell>
          <table:table-cell office:value-type="date" office:date-value="2015-11-26T00:00:00" table:style-name="ce2">
            <text:p>2015/11/26</text:p>
          </table:table-cell>
          <table:table-cell office:value-type="string" table:style-name="ce1">
            <text:p><text:s/>aa<text:s/></text:p>
          </table:table-cell>
          <table:table-cell office:value-type="string" table:style-name="ce1">
            <text:p>aa</text:p>
          </table:table-cell>
          <table:table-cell office:value-type="string" table:style-name="ce1">
            <text:p>基隆市</text:p>
          </table:table-cell>
          <table:table-cell office:value-type="string" table:style-name="ce1">
            <text:p>基隆市七堵區友二社區發展協會</text:p>
          </table:table-cell>
          <table:table-cell office:value-type="float" office:value="13312759" table:style-name="ce1">
            <text:p>13312759</text:p>
          </table:table-cell>
          <table:table-cell office:value-type="string" table:style-name="ce1">
            <text:p>協助基隆市七堵區友二社區發展協會辦理104年敬老尊賢聯誼活動</text:p>
          </table:table-cell>
          <table:table-cell office:value-type="date" office:date-value="2015-11-25T00:00:00" table:style-name="ce2">
            <text:p>2015/11/25</text:p>
          </table:table-cell>
          <table:table-cell office:value-type="date" office:date-value="2015-12-10T00:00:00" table:style-name="ce2">
            <text:p>2015/12/10</text:p>
          </table:table-cell>
          <table:table-cell office:value-type="string" table:style-name="ce1">
            <text:p>基隆市七堵區</text:p>
          </table:table-cell>
          <table:table-cell office:value-type="float" office:value="142" table:style-name="ce1">
            <text:p>142</text:p>
          </table:table-cell>
          <table:table-cell office:value-type="float" office:value="136" table:style-name="ce1">
            <text:p>136</text:p>
          </table:table-cell>
          <table:table-cell office:value-type="float" office:value="136" table:style-name="ce1">
            <text:p>136</text:p>
          </table:table-cell>
          <table:table-cell office:value-type="string" table:style-name="ce1">
            <text:p>配合宣導電力發展營運，提升台電企業形象</text:p>
          </table:table-cell>
          <table:table-cell office:value-type="string" table:style-name="ce1">
            <text:p>已同意</text:p>
          </table:table-cell>
          <table:table-cell table:number-columns-repeated="16367"/>
        </table:table-row>
        <table:table-row table:number-rows-repeated="104843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office:font-face-decls>
  <office:styles>
    <number:number-style style:name="N0">
      <number:number number:min-integer-digits="1"/>
    </number:number-style>
    <number:date-style style:name="N19">
      <number:year number:style="long"/>
      <number:text>/</number:text>
      <number:month/>
      <number:text>/</number:text>
      <number:day/>
    </number:date-style>
    <style:style style:name="_50_0_37__32_-_32__36628__33394_1" style:display-name="20% - 輔色1" style:family="table-cell" style:data-style-name="N0">
      <style:table-cell-properties fo:background-color="#DCE6F1"/>
    </style:style>
    <style:style style:name="_50_0_37__32_-_32__36628__33394_2" style:display-name="20% - 輔色2" style:family="table-cell" style:data-style-name="N0">
      <style:table-cell-properties fo:background-color="#F2DCDB"/>
    </style:style>
    <style:style style:name="_50_0_37__32_-_32__36628__33394_3" style:display-name="20% - 輔色3" style:family="table-cell" style:data-style-name="N0">
      <style:table-cell-properties fo:background-color="#EBF1DE"/>
    </style:style>
    <style:style style:name="_50_0_37__32_-_32__36628__33394_4" style:display-name="20% - 輔色4" style:family="table-cell" style:data-style-name="N0">
      <style:table-cell-properties fo:background-color="#E4DFEC"/>
    </style:style>
    <style:style style:name="_50_0_37__32_-_32__36628__33394_5" style:display-name="20% - 輔色5" style:family="table-cell" style:data-style-name="N0">
      <style:table-cell-properties fo:background-color="#DAEEF3"/>
    </style:style>
    <style:style style:name="_50_0_37__32_-_32__36628__33394_6" style:display-name="20% - 輔色6" style:family="table-cell" style:data-style-name="N0">
      <style:table-cell-properties fo:background-color="#FDE9D9"/>
    </style:style>
    <style:style style:name="_52_0_37__32_-_32__36628__33394_1" style:display-name="40% - 輔色1" style:family="table-cell" style:data-style-name="N0">
      <style:table-cell-properties fo:background-color="#B8CCE4"/>
    </style:style>
    <style:style style:name="_52_0_37__32_-_32__36628__33394_2" style:display-name="40% - 輔色2" style:family="table-cell" style:data-style-name="N0">
      <style:table-cell-properties fo:background-color="#E6B8B7"/>
    </style:style>
    <style:style style:name="_52_0_37__32_-_32__36628__33394_3" style:display-name="40% - 輔色3" style:family="table-cell" style:data-style-name="N0">
      <style:table-cell-properties fo:background-color="#D8E4BC"/>
    </style:style>
    <style:style style:name="_52_0_37__32_-_32__36628__33394_4" style:display-name="40% - 輔色4" style:family="table-cell" style:data-style-name="N0">
      <style:table-cell-properties fo:background-color="#CCC0DA"/>
    </style:style>
    <style:style style:name="_52_0_37__32_-_32__36628__33394_5" style:display-name="40% - 輔色5" style:family="table-cell" style:data-style-name="N0">
      <style:table-cell-properties fo:background-color="#B7DEE8"/>
    </style:style>
    <style:style style:name="_52_0_37__32_-_32__36628__33394_6" style:display-name="40% - 輔色6" style:family="table-cell" style:data-style-name="N0">
      <style:table-cell-properties fo:background-color="#FCD5B4"/>
    </style:style>
    <style:style style:name="_54_0_37__32_-_32__36628__33394_1" style:display-name="60% - 輔色1" style:family="table-cell" style:data-style-name="N0">
      <style:table-cell-properties fo:background-color="#95B3D7"/>
      <style:text-properties fo:color="#FFFFFF"/>
    </style:style>
    <style:style style:name="_54_0_37__32_-_32__36628__33394_2" style:display-name="60% - 輔色2" style:family="table-cell" style:data-style-name="N0">
      <style:table-cell-properties fo:background-color="#DA9694"/>
      <style:text-properties fo:color="#FFFFFF"/>
    </style:style>
    <style:style style:name="_54_0_37__32_-_32__36628__33394_3" style:display-name="60% - 輔色3" style:family="table-cell" style:data-style-name="N0">
      <style:table-cell-properties fo:background-color="#C4D79B"/>
      <style:text-properties fo:color="#FFFFFF"/>
    </style:style>
    <style:style style:name="_54_0_37__32_-_32__36628__33394_4" style:display-name="60% - 輔色4" style:family="table-cell" style:data-style-name="N0">
      <style:table-cell-properties fo:background-color="#B1A0C7"/>
      <style:text-properties fo:color="#FFFFFF"/>
    </style:style>
    <style:style style:name="_54_0_37__32_-_32__36628__33394_5" style:display-name="60% - 輔色5" style:family="table-cell" style:data-style-name="N0">
      <style:table-cell-properties fo:background-color="#92CDDC"/>
      <style:text-properties fo:color="#FFFFFF"/>
    </style:style>
    <style:style style:name="_54_0_37__32_-_32__36628__33394_6" style:display-name="60% - 輔色6" style:family="table-cell" style:data-style-name="N0">
      <style:table-cell-properties fo:background-color="#FABF8F"/>
      <style:text-properties fo:color="#FFFFFF"/>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0013__31561_" style:display-name="中等" style:family="table-cell" style:data-style-name="N0">
      <style:table-cell-properties fo:background-color="#FFEB9C"/>
      <style:text-properties fo:color="#9C6500"/>
    </style:style>
    <style:style style:name="_21512__35336_" style:display-name="合計"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_22909_" style:display-name="好" style:family="table-cell" style:data-style-name="N0">
      <style:table-cell-properties fo:background-color="#C6EFCE"/>
      <style:text-properties fo:color="#006100"/>
    </style:style>
    <style:style style:name="_35336__31639__26041__24335_" style:display-name="計算方式" style:family="table-cell" style:data-style-name="N0">
      <style:table-cell-properties fo:border="thin solid #7F7F7F" fo:background-color="#F2F2F2"/>
      <style:text-properties fo:color="#FA7D00" fo:font-weight="bold" style:font-weight-asian="bold" style:font-weight-complex="bold"/>
    </style:style>
    <style:style style:name="_36899__32080__30340__20786__23384__26684_" style:display-name="連結的儲存格" style:family="table-cell" style:data-style-name="N0">
      <style:table-cell-properties fo:border-top="none" fo:border-bottom="thin double #FF8001" fo:border-left="none" fo:border-right="none"/>
      <style:text-properties fo:color="#FA7D00"/>
    </style:style>
    <style:style style:name="_20633__35387_" style:display-name="備註" style:family="table-cell" style:data-style-name="N0">
      <style:table-cell-properties fo:border="thin solid #B2B2B2" fo:background-color="#FFFFCC"/>
    </style:style>
    <style:style style:name="_35498__26126__25991__23383_" style:display-name="說明文字" style:family="table-cell" style:data-style-name="N0">
      <style:text-properties fo:color="#7F7F7F" fo:font-style="italic" style:font-style-asian="italic" style:font-style-complex="italic"/>
    </style:style>
    <style:style style:name="_36628__33394_1" style:display-name="輔色1" style:family="table-cell" style:data-style-name="N0">
      <style:table-cell-properties fo:background-color="#4F81BD"/>
      <style:text-properties fo:color="#FFFFFF"/>
    </style:style>
    <style:style style:name="_36628__33394_2" style:display-name="輔色2" style:family="table-cell" style:data-style-name="N0">
      <style:table-cell-properties fo:background-color="#C0504D"/>
      <style:text-properties fo:color="#FFFFFF"/>
    </style:style>
    <style:style style:name="_36628__33394_3" style:display-name="輔色3" style:family="table-cell" style:data-style-name="N0">
      <style:table-cell-properties fo:background-color="#9BBB59"/>
      <style:text-properties fo:color="#FFFFFF"/>
    </style:style>
    <style:style style:name="_36628__33394_4" style:display-name="輔色4" style:family="table-cell" style:data-style-name="N0">
      <style:table-cell-properties fo:background-color="#8064A2"/>
      <style:text-properties fo:color="#FFFFFF"/>
    </style:style>
    <style:style style:name="_36628__33394_5" style:display-name="輔色5" style:family="table-cell" style:data-style-name="N0">
      <style:table-cell-properties fo:background-color="#4BACC6"/>
      <style:text-properties fo:color="#FFFFFF"/>
    </style:style>
    <style:style style:name="_36628__33394_6" style:display-name="輔色6" style:family="table-cell" style:data-style-name="N0">
      <style:table-cell-properties fo:background-color="#F79646"/>
      <style:text-properties fo:color="#FFFFFF"/>
    </style:style>
    <style:style style:name="_27161__38988_" style:display-name="標題" style:family="table-cell" style:data-style-name="N0">
      <style:text-properties fo:color="#1F497D" fo:font-size="18pt" style:font-size-asian="18pt" style:font-size-complex="18pt" fo:font-weight="bold" style:font-weight-asian="bold" style:font-weight-complex="bold"/>
    </style:style>
    <style:style style:name="_27161__38988__32_1" style:display-name="標題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_27161__38988__32_2" style:display-name="標題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_27161__38988__32_3" style:display-name="標題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_27161__38988__32_4" style:display-name="標題 4" style:family="table-cell" style:data-style-name="N0">
      <style:text-properties fo:color="#1F497D" fo:font-size="11pt" style:font-size-asian="11pt" style:font-size-complex="11pt" fo:font-weight="bold" style:font-weight-asian="bold" style:font-weight-complex="bold"/>
    </style:style>
    <style:style style:name="_36664__20837_" style:display-name="輸入" style:family="table-cell" style:data-style-name="N0">
      <style:table-cell-properties fo:border="thin solid #7F7F7F" fo:background-color="#FFCC99"/>
      <style:text-properties fo:color="#3F3F76"/>
    </style:style>
    <style:style style:name="_36664__20986_" style:display-name="輸出" style:family="table-cell" style:data-style-name="N0">
      <style:table-cell-properties fo:border="thin solid #3F3F3F" fo:background-color="#F2F2F2"/>
      <style:text-properties fo:color="#3F3F3F" fo:font-weight="bold" style:font-weight-asian="bold" style:font-weight-complex="bold"/>
    </style:style>
    <style:style style:name="_27298__26597__20786__23384__26684_" style:display-name="檢查儲存格" style:family="table-cell" style:data-style-name="N0">
      <style:table-cell-properties fo:border="thin double #3F3F3F" fo:background-color="#A5A5A5"/>
      <style:text-properties fo:color="#FFFFFF" fo:font-weight="bold" style:font-weight-asian="bold" style:font-weight-complex="bold"/>
    </style:style>
    <style:style style:name="_22750_" style:display-name="壞" style:family="table-cell" style:data-style-name="N0">
      <style:table-cell-properties fo:background-color="#FFC7CE"/>
      <style:text-properties fo:color="#9C0006"/>
    </style:style>
    <style:style style:name="_35686__21578__25991__23383_" style:display-name="警告文字" style:family="table-cell" style:data-style-name="N0">
      <style:text-properties fo:color="#FF0000"/>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曾主管銘祺</meta:initial-creator>
    <dc:creator>曾主管銘祺</dc:creator>
    <meta:creation-date>2016-03-31T06:11:02Z</meta:creation-date>
    <dc:date>2016-03-31T07:30:15Z</dc:date>
  </office:meta>
</office:document-meta>
</file>